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6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2007-2018" table:style-name="ta1" table:print="false">
        <table:table-column table:style-name="co1" table:number-columns-repeated="42" table:default-cell-style-name="Default"/>
        <table:table-row table:style-name="ro1">
          <table:table-cell office:value-type="string">
            <text:p>MONTH</text:p>
          </table:table-cell>
          <table:table-cell office:value-type="string">
            <text:p>NATURAL_RUBBER_EXPORT</text:p>
          </table:table-cell>
          <table:table-cell office:value-type="string">
            <text:p>RSS3_PRICE_PREV</text:p>
          </table:table-cell>
          <table:table-cell office:value-type="string">
            <text:p>RSS3_OPEN_PREV</text:p>
          </table:table-cell>
          <table:table-cell office:value-type="string">
            <text:p>RSS3_HIGH_PREV</text:p>
          </table:table-cell>
          <table:table-cell office:value-type="string">
            <text:p>RSS3_LOW_PREV</text:p>
          </table:table-cell>
          <table:table-cell office:value-type="string">
            <text:p>RSS3_VOLUME_PREV</text:p>
          </table:table-cell>
          <table:table-cell office:value-type="string">
            <text:p>RSS3_CHANGE_PREV</text:p>
          </table:table-cell>
          <table:table-cell office:value-type="string">
            <text:p>TSR20_PRICE_PREV</text:p>
          </table:table-cell>
          <table:table-cell office:value-type="string">
            <text:p>TSR20_OPEN_PREV</text:p>
          </table:table-cell>
          <table:table-cell office:value-type="string">
            <text:p>TSR20_HIGH_PREV</text:p>
          </table:table-cell>
          <table:table-cell office:value-type="string">
            <text:p>TSR20_LOW_PREV</text:p>
          </table:table-cell>
          <table:table-cell office:value-type="string">
            <text:p>TSR20_VOLUME_PREV</text:p>
          </table:table-cell>
          <table:table-cell office:value-type="string">
            <text:p>TSR20_CHANGE_PREV</text:p>
          </table:table-cell>
          <table:table-cell office:value-type="string">
            <text:p>CRUDE_OIL_PRICE_BARREL_PREV</text:p>
          </table:table-cell>
          <table:table-cell office:value-type="string">
            <text:p>CRUDE_OIL_PRICE_CHANGE_PREV</text:p>
          </table:table-cell>
          <table:table-cell office:value-type="string">
            <text:p>USD_ISD_EXCHANGE_RATE_PRICE_PREV</text:p>
          </table:table-cell>
          <table:table-cell office:value-type="string">
            <text:p>USD_ISD_EXCHANGE_RATE_OPEN_PREV</text:p>
          </table:table-cell>
          <table:table-cell office:value-type="string">
            <text:p>USD_ISD_EXCHANGE_RATE_HIGH_PREV</text:p>
          </table:table-cell>
          <table:table-cell office:value-type="string">
            <text:p>USD_ISD_EXCHANGE_RATE_LOW_PREV</text:p>
          </table:table-cell>
          <table:table-cell office:value-type="string">
            <text:p>USD_ISD_EXCHANGE_RATE_CHANGE_PREV</text:p>
          </table:table-cell>
          <table:table-cell office:value-type="string">
            <text:p>TEMP_PREV</text:p>
          </table:table-cell>
          <table:table-cell office:value-type="string">
            <text:p>RAINFALL_PREV</text:p>
          </table:table-cell>
          <table:table-cell office:value-type="string">
            <text:p>PLANTED_AREA</text:p>
          </table:table-cell>
          <table:table-cell office:value-type="string">
            <text:p>CHINESE_IMPORTED_DOLLARS_PREV</text:p>
          </table:table-cell>
          <table:table-cell office:value-type="string">
            <text:p>EXPORT_4002</text:p>
          </table:table-cell>
          <table:table-cell office:value-type="string">
            <text:p>EXPORT_4003</text:p>
          </table:table-cell>
          <table:table-cell office:value-type="string">
            <text:p>EXPORT_4004</text:p>
          </table:table-cell>
          <table:table-cell office:value-type="string">
            <text:p>EXPORT_4005</text:p>
          </table:table-cell>
          <table:table-cell office:value-type="string">
            <text:p>EXPORT_4006</text:p>
          </table:table-cell>
          <table:table-cell office:value-type="string">
            <text:p>EXPORT_4007</text:p>
          </table:table-cell>
          <table:table-cell office:value-type="string">
            <text:p>EXPORT_4008</text:p>
          </table:table-cell>
          <table:table-cell office:value-type="string">
            <text:p>EXPORT_4009</text:p>
          </table:table-cell>
          <table:table-cell office:value-type="string">
            <text:p>EXPORT_4010</text:p>
          </table:table-cell>
          <table:table-cell office:value-type="string">
            <text:p>EXPORT_4011</text:p>
          </table:table-cell>
          <table:table-cell office:value-type="string">
            <text:p>EXPORT_4012</text:p>
          </table:table-cell>
          <table:table-cell office:value-type="string">
            <text:p>EXPORT_4013</text:p>
          </table:table-cell>
          <table:table-cell office:value-type="string">
            <text:p>EXPORT_4014</text:p>
          </table:table-cell>
          <table:table-cell office:value-type="string">
            <text:p>EXPORT_4015</text:p>
          </table:table-cell>
          <table:table-cell office:value-type="string">
            <text:p>EXPORT_4016</text:p>
          </table:table-cell>
          <table:table-cell office:value-type="string">
            <text:p>EXPORT_4017</text:p>
          </table:table-cell>
          <table:table-cell office:value-type="string">
            <text:p>RAMADAN_HOLIDAYS</text:p>
          </table:table-cell>
        </table:table-row>
        <table:table-row table:style-name="ro1">
          <table:table-cell office:value-type="string">
            <text:p>Jan <text:s/>2007</text:p>
          </table:table-cell>
          <table:table-cell office:value-type="float" office:value="2.4219243997">
            <text:p>2.4219243997</text:p>
          </table:table-cell>
          <table:table-cell office:value-type="float" office:value="3.114626422">
            <text:p>3.114626422</text:p>
          </table:table-cell>
          <table:table-cell office:value-type="float" office:value="2.9326646959">
            <text:p>2.9326646959</text:p>
          </table:table-cell>
          <table:table-cell office:value-type="float" office:value="2.9897750754">
            <text:p>2.9897750754</text:p>
          </table:table-cell>
          <table:table-cell office:value-type="float" office:value="3.0289204655">
            <text:p>3.0289204655</text:p>
          </table:table-cell>
          <table:table-cell office:value-type="float" office:value="3.2703245996">
            <text:p>3.2703245996</text:p>
          </table:table-cell>
          <table:table-cell office:value-type="float" office:value="3.6961739274">
            <text:p>3.6961739274</text:p>
          </table:table-cell>
          <table:table-cell office:value-type="float" office:value="2.5533381365">
            <text:p>2.5533381365</text:p>
          </table:table-cell>
          <table:table-cell office:value-type="float" office:value="2.5510468467">
            <text:p>2.5510468467</text:p>
          </table:table-cell>
          <table:table-cell office:value-type="float" office:value="2.4532542618">
            <text:p>2.4532542618</text:p>
          </table:table-cell>
          <table:table-cell office:value-type="float" office:value="2.668781461">
            <text:p>2.668781461</text:p>
          </table:table-cell>
          <table:table-cell office:value-type="float" office:value="6.8464290434">
            <text:p>6.8464290434</text:p>
          </table:table-cell>
          <table:table-cell office:value-type="float" office:value="3.1059014957">
            <text:p>3.1059014957</text:p>
          </table:table-cell>
          <table:table-cell office:value-type="float" office:value="3.5617123665">
            <text:p>3.5617123665</text:p>
          </table:table-cell>
          <table:table-cell office:value-type="float" office:value="4.3217051893">
            <text:p>4.3217051893</text:p>
          </table:table-cell>
          <table:table-cell office:value-type="float" office:value="1.9661245306">
            <text:p>1.9661245306</text:p>
          </table:table-cell>
          <table:table-cell office:value-type="float" office:value="2.0570381719">
            <text:p>2.0570381719</text:p>
          </table:table-cell>
          <table:table-cell office:value-type="float" office:value="1.995812255">
            <text:p>1.995812255</text:p>
          </table:table-cell>
          <table:table-cell office:value-type="float" office:value="2.0280176561">
            <text:p>2.0280176561</text:p>
          </table:table-cell>
          <table:table-cell office:value-type="float" office:value="2.2136182952">
            <text:p>2.2136182952</text:p>
          </table:table-cell>
          <table:table-cell office:value-type="float" office:value="3.1398358326">
            <text:p>3.1398358326</text:p>
          </table:table-cell>
          <table:table-cell office:value-type="float" office:value="3.8107614144">
            <text:p>3.8107614144</text:p>
          </table:table-cell>
          <table:table-cell office:value-type="float" office:value="-1.4761841697">
            <text:p>-1.4761841697</text:p>
          </table:table-cell>
          <table:table-cell office:value-type="float" office:value="2.1316116989">
            <text:p>2.1316116989</text:p>
          </table:table-cell>
          <table:table-cell office:value-type="float" office:value="2.6846753441">
            <text:p>2.6846753441</text:p>
          </table:table-cell>
          <table:table-cell office:value-type="float" office:value="1.8886977818">
            <text:p>1.8886977818</text:p>
          </table:table-cell>
          <table:table-cell office:value-type="float" office:value="1.7875255024">
            <text:p>1.7875255024</text:p>
          </table:table-cell>
          <table:table-cell office:value-type="float" office:value="2.4536493645">
            <text:p>2.4536493645</text:p>
          </table:table-cell>
          <table:table-cell office:value-type="float" office:value="3.0011293157">
            <text:p>3.0011293157</text:p>
          </table:table-cell>
          <table:table-cell office:value-type="float" office:value="4.3136160315">
            <text:p>4.3136160315</text:p>
          </table:table-cell>
          <table:table-cell office:value-type="float" office:value="3.2427316634">
            <text:p>3.2427316634</text:p>
          </table:table-cell>
          <table:table-cell office:value-type="float" office:value="2.5911406493">
            <text:p>2.5911406493</text:p>
          </table:table-cell>
          <table:table-cell office:value-type="float" office:value="2.5270719053">
            <text:p>2.5270719053</text:p>
          </table:table-cell>
          <table:table-cell office:value-type="float" office:value="1.7998963694">
            <text:p>1.7998963694</text:p>
          </table:table-cell>
          <table:table-cell office:value-type="float" office:value="2.6121636911">
            <text:p>2.6121636911</text:p>
          </table:table-cell>
          <table:table-cell office:value-type="float" office:value="2.7112510095">
            <text:p>2.7112510095</text:p>
          </table:table-cell>
          <table:table-cell office:value-type="float" office:value="3.1631371426">
            <text:p>3.1631371426</text:p>
          </table:table-cell>
          <table:table-cell office:value-type="float" office:value="3.2191247215">
            <text:p>3.2191247215</text:p>
          </table:table-cell>
          <table:table-cell office:value-type="float" office:value="3.5644840567">
            <text:p>3.5644840567</text:p>
          </table:table-cell>
          <table:table-cell office:value-type="float" office:value="3.8277922751">
            <text:p>3.827792275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eb <text:s/>2007</text:p>
          </table:table-cell>
          <table:table-cell office:value-type="float" office:value="2.0235463212">
            <text:p>2.0235463212</text:p>
          </table:table-cell>
          <table:table-cell office:value-type="float" office:value="3.1771551883">
            <text:p>3.1771551883</text:p>
          </table:table-cell>
          <table:table-cell office:value-type="float" office:value="3.1337547909">
            <text:p>3.1337547909</text:p>
          </table:table-cell>
          <table:table-cell office:value-type="float" office:value="3.0629290078">
            <text:p>3.0629290078</text:p>
          </table:table-cell>
          <table:table-cell office:value-type="float" office:value="3.2591718636">
            <text:p>3.2591718636</text:p>
          </table:table-cell>
          <table:table-cell office:value-type="float" office:value="6.2630494342">
            <text:p>6.2630494342</text:p>
          </table:table-cell>
          <table:table-cell office:value-type="float" office:value="3.2505950452">
            <text:p>3.2505950452</text:p>
          </table:table-cell>
          <table:table-cell office:value-type="float" office:value="2.7478571381">
            <text:p>2.7478571381</text:p>
          </table:table-cell>
          <table:table-cell office:value-type="float" office:value="2.5535205503">
            <text:p>2.5535205503</text:p>
          </table:table-cell>
          <table:table-cell office:value-type="float" office:value="2.6414234182">
            <text:p>2.6414234182</text:p>
          </table:table-cell>
          <table:table-cell office:value-type="float" office:value="2.589231559">
            <text:p>2.589231559</text:p>
          </table:table-cell>
          <table:table-cell office:value-type="float" office:value="7.6714947578">
            <text:p>7.6714947578</text:p>
          </table:table-cell>
          <table:table-cell office:value-type="float" office:value="4.2781327167">
            <text:p>4.2781327167</text:p>
          </table:table-cell>
          <table:table-cell office:value-type="float" office:value="3.488721258">
            <text:p>3.488721258</text:p>
          </table:table-cell>
          <table:table-cell office:value-type="float" office:value="2.7514647234">
            <text:p>2.7514647234</text:p>
          </table:table-cell>
          <table:table-cell office:value-type="float" office:value="2.0190836633">
            <text:p>2.0190836633</text:p>
          </table:table-cell>
          <table:table-cell office:value-type="float" office:value="1.9680435413">
            <text:p>1.9680435413</text:p>
          </table:table-cell>
          <table:table-cell office:value-type="float" office:value="1.9886795628">
            <text:p>1.9886795628</text:p>
          </table:table-cell>
          <table:table-cell office:value-type="float" office:value="2.0038097178">
            <text:p>2.0038097178</text:p>
          </table:table-cell>
          <table:table-cell office:value-type="float" office:value="3.2949208366">
            <text:p>3.2949208366</text:p>
          </table:table-cell>
          <table:table-cell office:value-type="float" office:value="1.9296360466">
            <text:p>1.9296360466</text:p>
          </table:table-cell>
          <table:table-cell office:value-type="float" office:value="3.5245839883">
            <text:p>3.5245839883</text:p>
          </table:table-cell>
          <table:table-cell office:value-type="float" office:value="-1.1451463771">
            <text:p>-1.1451463771</text:p>
          </table:table-cell>
          <table:table-cell office:value-type="float" office:value="2.021957697">
            <text:p>2.021957697</text:p>
          </table:table-cell>
          <table:table-cell office:value-type="float" office:value="2.6455004715">
            <text:p>2.6455004715</text:p>
          </table:table-cell>
          <table:table-cell office:value-type="float" office:value="2.8574912152">
            <text:p>2.8574912152</text:p>
          </table:table-cell>
          <table:table-cell office:value-type="float" office:value="1.502871028">
            <text:p>1.502871028</text:p>
          </table:table-cell>
          <table:table-cell office:value-type="float" office:value="2.3763386027">
            <text:p>2.3763386027</text:p>
          </table:table-cell>
          <table:table-cell office:value-type="float" office:value="2.652800762">
            <text:p>2.652800762</text:p>
          </table:table-cell>
          <table:table-cell office:value-type="float" office:value="4.7417982648">
            <text:p>4.7417982648</text:p>
          </table:table-cell>
          <table:table-cell office:value-type="float" office:value="2.4421432006">
            <text:p>2.4421432006</text:p>
          </table:table-cell>
          <table:table-cell office:value-type="float" office:value="2.2646013446">
            <text:p>2.2646013446</text:p>
          </table:table-cell>
          <table:table-cell office:value-type="float" office:value="2.0448513924">
            <text:p>2.0448513924</text:p>
          </table:table-cell>
          <table:table-cell office:value-type="float" office:value="1.7403443846">
            <text:p>1.7403443846</text:p>
          </table:table-cell>
          <table:table-cell office:value-type="float" office:value="2.5897451998">
            <text:p>2.5897451998</text:p>
          </table:table-cell>
          <table:table-cell office:value-type="float" office:value="2.7661524921">
            <text:p>2.7661524921</text:p>
          </table:table-cell>
          <table:table-cell office:value-type="float" office:value="3.2728519989">
            <text:p>3.2728519989</text:p>
          </table:table-cell>
          <table:table-cell office:value-type="float" office:value="2.5474763236">
            <text:p>2.5474763236</text:p>
          </table:table-cell>
          <table:table-cell office:value-type="float" office:value="3.721922761">
            <text:p>3.721922761</text:p>
          </table:table-cell>
          <table:table-cell office:value-type="float" office:value="4.9318963189">
            <text:p>4.931896318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ar <text:s/>2007</text:p>
          </table:table-cell>
          <table:table-cell office:value-type="float" office:value="2.4647836265">
            <text:p>2.4647836265</text:p>
          </table:table-cell>
          <table:table-cell office:value-type="float" office:value="3.3300032836">
            <text:p>3.3300032836</text:p>
          </table:table-cell>
          <table:table-cell office:value-type="float" office:value="3.2015642415">
            <text:p>3.2015642415</text:p>
          </table:table-cell>
          <table:table-cell office:value-type="float" office:value="3.2336215169">
            <text:p>3.2336215169</text:p>
          </table:table-cell>
          <table:table-cell office:value-type="float" office:value="3.3642866323">
            <text:p>3.3642866323</text:p>
          </table:table-cell>
          <table:table-cell office:value-type="float" office:value="7.8353625707">
            <text:p>7.8353625707</text:p>
          </table:table-cell>
          <table:table-cell office:value-type="float" office:value="3.6227723018">
            <text:p>3.6227723018</text:p>
          </table:table-cell>
          <table:table-cell office:value-type="float" office:value="2.7577062015">
            <text:p>2.7577062015</text:p>
          </table:table-cell>
          <table:table-cell office:value-type="float" office:value="2.7934697994">
            <text:p>2.7934697994</text:p>
          </table:table-cell>
          <table:table-cell office:value-type="float" office:value="2.7731418277">
            <text:p>2.7731418277</text:p>
          </table:table-cell>
          <table:table-cell office:value-type="float" office:value="2.8570495626">
            <text:p>2.8570495626</text:p>
          </table:table-cell>
          <table:table-cell office:value-type="float" office:value="7.5242608087">
            <text:p>7.5242608087</text:p>
          </table:table-cell>
          <table:table-cell office:value-type="float" office:value="3.0494518365">
            <text:p>3.0494518365</text:p>
          </table:table-cell>
          <table:table-cell office:value-type="float" office:value="3.5356441134">
            <text:p>3.5356441134</text:p>
          </table:table-cell>
          <table:table-cell office:value-type="float" office:value="3.1375894281">
            <text:p>3.1375894281</text:p>
          </table:table-cell>
          <table:table-cell office:value-type="float" office:value="2.0347476322">
            <text:p>2.0347476322</text:p>
          </table:table-cell>
          <table:table-cell office:value-type="float" office:value="2.014922403">
            <text:p>2.014922403</text:p>
          </table:table-cell>
          <table:table-cell office:value-type="float" office:value="1.9972879844">
            <text:p>1.9972879844</text:p>
          </table:table-cell>
          <table:table-cell office:value-type="float" office:value="2.0540093372">
            <text:p>2.0540093372</text:p>
          </table:table-cell>
          <table:table-cell office:value-type="float" office:value="3.0006647352">
            <text:p>3.0006647352</text:p>
          </table:table-cell>
          <table:table-cell office:value-type="float" office:value="2.130589992">
            <text:p>2.130589992</text:p>
          </table:table-cell>
          <table:table-cell office:value-type="float" office:value="3.785140321">
            <text:p>3.785140321</text:p>
          </table:table-cell>
          <table:table-cell office:value-type="float" office:value="-0.8141085845">
            <text:p>-0.8141085845</text:p>
          </table:table-cell>
          <table:table-cell office:value-type="float" office:value="2.0047671813">
            <text:p>2.0047671813</text:p>
          </table:table-cell>
          <table:table-cell office:value-type="float" office:value="2.6928657008">
            <text:p>2.6928657008</text:p>
          </table:table-cell>
          <table:table-cell office:value-type="float" office:value="2.2202885922">
            <text:p>2.2202885922</text:p>
          </table:table-cell>
          <table:table-cell office:value-type="float" office:value="2.6348990832">
            <text:p>2.6348990832</text:p>
          </table:table-cell>
          <table:table-cell office:value-type="float" office:value="2.113769384">
            <text:p>2.113769384</text:p>
          </table:table-cell>
          <table:table-cell office:value-type="float" office:value="2.6518388606">
            <text:p>2.6518388606</text:p>
          </table:table-cell>
          <table:table-cell office:value-type="float" office:value="4.3477837498">
            <text:p>4.3477837498</text:p>
          </table:table-cell>
          <table:table-cell office:value-type="float" office:value="3.6046894707">
            <text:p>3.6046894707</text:p>
          </table:table-cell>
          <table:table-cell office:value-type="float" office:value="2.3887720735">
            <text:p>2.3887720735</text:p>
          </table:table-cell>
          <table:table-cell office:value-type="float" office:value="2.5373025266">
            <text:p>2.5373025266</text:p>
          </table:table-cell>
          <table:table-cell office:value-type="float" office:value="1.6858245482">
            <text:p>1.6858245482</text:p>
          </table:table-cell>
          <table:table-cell office:value-type="float" office:value="2.5758587364">
            <text:p>2.5758587364</text:p>
          </table:table-cell>
          <table:table-cell office:value-type="float" office:value="2.3276923566">
            <text:p>2.3276923566</text:p>
          </table:table-cell>
          <table:table-cell office:value-type="float" office:value="0.9727043973">
            <text:p>0.9727043973</text:p>
          </table:table-cell>
          <table:table-cell office:value-type="float" office:value="2.6015435747">
            <text:p>2.6015435747</text:p>
          </table:table-cell>
          <table:table-cell office:value-type="float" office:value="3.4938951592">
            <text:p>3.4938951592</text:p>
          </table:table-cell>
          <table:table-cell office:value-type="float" office:value="3.3957412727">
            <text:p>3.39574127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pr <text:s/>2007</text:p>
          </table:table-cell>
          <table:table-cell office:value-type="float" office:value="2.6547016927">
            <text:p>2.6547016927</text:p>
          </table:table-cell>
          <table:table-cell office:value-type="float" office:value="3.3207397627">
            <text:p>3.3207397627</text:p>
          </table:table-cell>
          <table:table-cell office:value-type="float" office:value="3.3745952535">
            <text:p>3.3745952535</text:p>
          </table:table-cell>
          <table:table-cell office:value-type="float" office:value="3.2513558035">
            <text:p>3.2513558035</text:p>
          </table:table-cell>
          <table:table-cell office:value-type="float" office:value="3.3592811671">
            <text:p>3.3592811671</text:p>
          </table:table-cell>
          <table:table-cell office:value-type="float" office:value="5.3623005525">
            <text:p>5.3623005525</text:p>
          </table:table-cell>
          <table:table-cell office:value-type="float" office:value="2.9445826342">
            <text:p>2.9445826342</text:p>
          </table:table-cell>
          <table:table-cell office:value-type="float" office:value="2.7921779233">
            <text:p>2.7921779233</text:p>
          </table:table-cell>
          <table:table-cell office:value-type="float" office:value="2.7538905418">
            <text:p>2.7538905418</text:p>
          </table:table-cell>
          <table:table-cell office:value-type="float" office:value="2.7049305085">
            <text:p>2.7049305085</text:p>
          </table:table-cell>
          <table:table-cell office:value-type="float" office:value="2.8225779384">
            <text:p>2.8225779384</text:p>
          </table:table-cell>
          <table:table-cell office:value-type="float" office:value="2.4849705533">
            <text:p>2.4849705533</text:p>
          </table:table-cell>
          <table:table-cell office:value-type="float" office:value="3.1959807391">
            <text:p>3.1959807391</text:p>
          </table:table-cell>
          <table:table-cell office:value-type="float" office:value="3.643927626">
            <text:p>3.643927626</text:p>
          </table:table-cell>
          <table:table-cell office:value-type="float" office:value="3.3329919302">
            <text:p>3.3329919302</text:p>
          </table:table-cell>
          <table:table-cell office:value-type="float" office:value="2.0290290404">
            <text:p>2.0290290404</text:p>
          </table:table-cell>
          <table:table-cell office:value-type="float" office:value="2.0507709444">
            <text:p>2.0507709444</text:p>
          </table:table-cell>
          <table:table-cell office:value-type="float" office:value="2.0299999862">
            <text:p>2.0299999862</text:p>
          </table:table-cell>
          <table:table-cell office:value-type="float" office:value="2.0751594306">
            <text:p>2.0751594306</text:p>
          </table:table-cell>
          <table:table-cell office:value-type="float" office:value="2.8304925319">
            <text:p>2.8304925319</text:p>
          </table:table-cell>
          <table:table-cell office:value-type="float" office:value="2.4627647434">
            <text:p>2.4627647434</text:p>
          </table:table-cell>
          <table:table-cell office:value-type="float" office:value="3.7568500952">
            <text:p>3.7568500952</text:p>
          </table:table-cell>
          <table:table-cell office:value-type="float" office:value="-0.4830707919">
            <text:p>-0.4830707919</text:p>
          </table:table-cell>
          <table:table-cell office:value-type="float" office:value="2.5060641069">
            <text:p>2.5060641069</text:p>
          </table:table-cell>
          <table:table-cell office:value-type="float" office:value="2.5878369344">
            <text:p>2.5878369344</text:p>
          </table:table-cell>
          <table:table-cell office:value-type="float" office:value="2.2124356357">
            <text:p>2.2124356357</text:p>
          </table:table-cell>
          <table:table-cell office:value-type="float" office:value="1.2481952477">
            <text:p>1.2481952477</text:p>
          </table:table-cell>
          <table:table-cell office:value-type="float" office:value="2.1912597911">
            <text:p>2.1912597911</text:p>
          </table:table-cell>
          <table:table-cell office:value-type="float" office:value="3.8578227727">
            <text:p>3.8578227727</text:p>
          </table:table-cell>
          <table:table-cell office:value-type="float" office:value="5.6834833222">
            <text:p>5.6834833222</text:p>
          </table:table-cell>
          <table:table-cell office:value-type="float" office:value="2.8794973455">
            <text:p>2.8794973455</text:p>
          </table:table-cell>
          <table:table-cell office:value-type="float" office:value="2.3139658253">
            <text:p>2.3139658253</text:p>
          </table:table-cell>
          <table:table-cell office:value-type="float" office:value="2.3645583078">
            <text:p>2.3645583078</text:p>
          </table:table-cell>
          <table:table-cell office:value-type="float" office:value="2.0473342226">
            <text:p>2.0473342226</text:p>
          </table:table-cell>
          <table:table-cell office:value-type="float" office:value="2.5942785079">
            <text:p>2.5942785079</text:p>
          </table:table-cell>
          <table:table-cell office:value-type="float" office:value="3.2106468814">
            <text:p>3.2106468814</text:p>
          </table:table-cell>
          <table:table-cell office:value-type="float" office:value="2.2319890046">
            <text:p>2.2319890046</text:p>
          </table:table-cell>
          <table:table-cell office:value-type="float" office:value="3.3488451458">
            <text:p>3.3488451458</text:p>
          </table:table-cell>
          <table:table-cell office:value-type="float" office:value="5.0346475591">
            <text:p>5.0346475591</text:p>
          </table:table-cell>
          <table:table-cell office:value-type="float" office:value="5.0141945653">
            <text:p>5.014194565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ay <text:s/>2007</text:p>
          </table:table-cell>
          <table:table-cell office:value-type="float" office:value="2.972959312">
            <text:p>2.972959312</text:p>
          </table:table-cell>
          <table:table-cell office:value-type="float" office:value="3.4017955708">
            <text:p>3.4017955708</text:p>
          </table:table-cell>
          <table:table-cell office:value-type="float" office:value="3.3254918582">
            <text:p>3.3254918582</text:p>
          </table:table-cell>
          <table:table-cell office:value-type="float" office:value="3.2646565185">
            <text:p>3.2646565185</text:p>
          </table:table-cell>
          <table:table-cell office:value-type="float" office:value="3.4618932032">
            <text:p>3.4618932032</text:p>
          </table:table-cell>
          <table:table-cell office:value-type="float" office:value="6.1884311836">
            <text:p>6.1884311836</text:p>
          </table:table-cell>
          <table:table-cell office:value-type="float" office:value="3.3022863308">
            <text:p>3.3022863308</text:p>
          </table:table-cell>
          <table:table-cell office:value-type="float" office:value="2.8709704302">
            <text:p>2.8709704302</text:p>
          </table:table-cell>
          <table:table-cell office:value-type="float" office:value="2.820680539">
            <text:p>2.820680539</text:p>
          </table:table-cell>
          <table:table-cell office:value-type="float" office:value="2.7613812554">
            <text:p>2.7613812554</text:p>
          </table:table-cell>
          <table:table-cell office:value-type="float" office:value="2.9100828306">
            <text:p>2.9100828306</text:p>
          </table:table-cell>
          <table:table-cell office:value-type="float" office:value="5.3990915445">
            <text:p>5.3990915445</text:p>
          </table:table-cell>
          <table:table-cell office:value-type="float" office:value="3.4518057904">
            <text:p>3.4518057904</text:p>
          </table:table-cell>
          <table:table-cell office:value-type="float" office:value="3.9828149155">
            <text:p>3.9828149155</text:p>
          </table:table-cell>
          <table:table-cell office:value-type="float" office:value="4.043227372">
            <text:p>4.043227372</text:p>
          </table:table-cell>
          <table:table-cell office:value-type="float" office:value="2.0131164371">
            <text:p>2.0131164371</text:p>
          </table:table-cell>
          <table:table-cell office:value-type="float" office:value="2.0357295984">
            <text:p>2.0357295984</text:p>
          </table:table-cell>
          <table:table-cell office:value-type="float" office:value="1.9640840727">
            <text:p>1.9640840727</text:p>
          </table:table-cell>
          <table:table-cell office:value-type="float" office:value="2.0695533818">
            <text:p>2.0695533818</text:p>
          </table:table-cell>
          <table:table-cell office:value-type="float" office:value="2.7524969388">
            <text:p>2.7524969388</text:p>
          </table:table-cell>
          <table:table-cell office:value-type="float" office:value="2.9073135066">
            <text:p>2.9073135066</text:p>
          </table:table-cell>
          <table:table-cell office:value-type="float" office:value="3.8473813968">
            <text:p>3.8473813968</text:p>
          </table:table-cell>
          <table:table-cell office:value-type="float" office:value="-0.1520329993">
            <text:p>-0.1520329993</text:p>
          </table:table-cell>
          <table:table-cell office:value-type="float" office:value="2.6483586005">
            <text:p>2.6483586005</text:p>
          </table:table-cell>
          <table:table-cell office:value-type="float" office:value="2.5815781619">
            <text:p>2.5815781619</text:p>
          </table:table-cell>
          <table:table-cell office:value-type="float" office:value="2.5833798373">
            <text:p>2.5833798373</text:p>
          </table:table-cell>
          <table:table-cell office:value-type="float" office:value="1.7194771109">
            <text:p>1.7194771109</text:p>
          </table:table-cell>
          <table:table-cell office:value-type="float" office:value="2.4970323232">
            <text:p>2.4970323232</text:p>
          </table:table-cell>
          <table:table-cell office:value-type="float" office:value="2.6538829011">
            <text:p>2.6538829011</text:p>
          </table:table-cell>
          <table:table-cell office:value-type="float" office:value="4.3185117989">
            <text:p>4.3185117989</text:p>
          </table:table-cell>
          <table:table-cell office:value-type="float" office:value="3.0270100374">
            <text:p>3.0270100374</text:p>
          </table:table-cell>
          <table:table-cell office:value-type="float" office:value="2.8308406958">
            <text:p>2.8308406958</text:p>
          </table:table-cell>
          <table:table-cell office:value-type="float" office:value="2.3257657168">
            <text:p>2.3257657168</text:p>
          </table:table-cell>
          <table:table-cell office:value-type="float" office:value="1.5548911521">
            <text:p>1.5548911521</text:p>
          </table:table-cell>
          <table:table-cell office:value-type="float" office:value="2.6380185155">
            <text:p>2.6380185155</text:p>
          </table:table-cell>
          <table:table-cell office:value-type="float" office:value="2.8030330334">
            <text:p>2.8030330334</text:p>
          </table:table-cell>
          <table:table-cell office:value-type="float" office:value="2.9352225902">
            <text:p>2.9352225902</text:p>
          </table:table-cell>
          <table:table-cell office:value-type="float" office:value="2.9349783772">
            <text:p>2.9349783772</text:p>
          </table:table-cell>
          <table:table-cell office:value-type="float" office:value="3.2102947151">
            <text:p>3.2102947151</text:p>
          </table:table-cell>
          <table:table-cell office:value-type="float" office:value="4.5589509587">
            <text:p>4.558950958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Jun <text:s/>2007</text:p>
          </table:table-cell>
          <table:table-cell office:value-type="float" office:value="2.560154447">
            <text:p>2.560154447</text:p>
          </table:table-cell>
          <table:table-cell office:value-type="float" office:value="3.5592754266">
            <text:p>3.5592754266</text:p>
          </table:table-cell>
          <table:table-cell office:value-type="float" office:value="3.4120073642">
            <text:p>3.4120073642</text:p>
          </table:table-cell>
          <table:table-cell office:value-type="float" office:value="3.5838736783">
            <text:p>3.5838736783</text:p>
          </table:table-cell>
          <table:table-cell office:value-type="float" office:value="3.5895325652">
            <text:p>3.5895325652</text:p>
          </table:table-cell>
          <table:table-cell office:value-type="float" office:value="4.7013960477">
            <text:p>4.7013960477</text:p>
          </table:table-cell>
          <table:table-cell office:value-type="float" office:value="3.5876222275">
            <text:p>3.5876222275</text:p>
          </table:table-cell>
          <table:table-cell office:value-type="float" office:value="2.9473006713">
            <text:p>2.9473006713</text:p>
          </table:table-cell>
          <table:table-cell office:value-type="float" office:value="2.8281016498">
            <text:p>2.8281016498</text:p>
          </table:table-cell>
          <table:table-cell office:value-type="float" office:value="2.8742827492">
            <text:p>2.8742827492</text:p>
          </table:table-cell>
          <table:table-cell office:value-type="float" office:value="2.9551611084">
            <text:p>2.9551611084</text:p>
          </table:table-cell>
          <table:table-cell office:value-type="float" office:value="5.4852095146">
            <text:p>5.4852095146</text:p>
          </table:table-cell>
          <table:table-cell office:value-type="float" office:value="3.4205783194">
            <text:p>3.4205783194</text:p>
          </table:table-cell>
          <table:table-cell office:value-type="float" office:value="4.2603415478">
            <text:p>4.2603415478</text:p>
          </table:table-cell>
          <table:table-cell office:value-type="float" office:value="3.778790453">
            <text:p>3.778790453</text:p>
          </table:table-cell>
          <table:table-cell office:value-type="float" office:value="1.8833292667">
            <text:p>1.8833292667</text:p>
          </table:table-cell>
          <table:table-cell office:value-type="float" office:value="2.0206882523">
            <text:p>2.0206882523</text:p>
          </table:table-cell>
          <table:table-cell office:value-type="float" office:value="1.9498186885">
            <text:p>1.9498186885</text:p>
          </table:table-cell>
          <table:table-cell office:value-type="float" office:value="1.8560138841">
            <text:p>1.8560138841</text:p>
          </table:table-cell>
          <table:table-cell office:value-type="float" office:value="1.8590928718">
            <text:p>1.8590928718</text:p>
          </table:table-cell>
          <table:table-cell office:value-type="float" office:value="3.5393878741">
            <text:p>3.5393878741</text:p>
          </table:table-cell>
          <table:table-cell office:value-type="float" office:value="3.4543999868">
            <text:p>3.4543999868</text:p>
          </table:table-cell>
          <table:table-cell office:value-type="float" office:value="0.1790047933">
            <text:p>0.1790047933</text:p>
          </table:table-cell>
          <table:table-cell office:value-type="float" office:value="2.6874240474">
            <text:p>2.6874240474</text:p>
          </table:table-cell>
          <table:table-cell office:value-type="float" office:value="2.7330700379">
            <text:p>2.7330700379</text:p>
          </table:table-cell>
          <table:table-cell office:value-type="float" office:value="2.5866694397">
            <text:p>2.5866694397</text:p>
          </table:table-cell>
          <table:table-cell office:value-type="float" office:value="1.4033364206">
            <text:p>1.4033364206</text:p>
          </table:table-cell>
          <table:table-cell office:value-type="float" office:value="2.6635795028">
            <text:p>2.6635795028</text:p>
          </table:table-cell>
          <table:table-cell office:value-type="float" office:value="3.0171209269">
            <text:p>3.0171209269</text:p>
          </table:table-cell>
          <table:table-cell office:value-type="float" office:value="4.0835228624">
            <text:p>4.0835228624</text:p>
          </table:table-cell>
          <table:table-cell office:value-type="float" office:value="3.4431351629">
            <text:p>3.4431351629</text:p>
          </table:table-cell>
          <table:table-cell office:value-type="float" office:value="2.1131401881">
            <text:p>2.1131401881</text:p>
          </table:table-cell>
          <table:table-cell office:value-type="float" office:value="2.4744038114">
            <text:p>2.4744038114</text:p>
          </table:table-cell>
          <table:table-cell office:value-type="float" office:value="2.5092424242">
            <text:p>2.5092424242</text:p>
          </table:table-cell>
          <table:table-cell office:value-type="float" office:value="2.6506198288">
            <text:p>2.6506198288</text:p>
          </table:table-cell>
          <table:table-cell office:value-type="float" office:value="3.2338583037">
            <text:p>3.2338583037</text:p>
          </table:table-cell>
          <table:table-cell office:value-type="float" office:value="3.8431844339">
            <text:p>3.8431844339</text:p>
          </table:table-cell>
          <table:table-cell office:value-type="float" office:value="3.3015975677">
            <text:p>3.3015975677</text:p>
          </table:table-cell>
          <table:table-cell office:value-type="float" office:value="4.8769966637">
            <text:p>4.8769966637</text:p>
          </table:table-cell>
          <table:table-cell office:value-type="float" office:value="4.6572828677">
            <text:p>4.657282867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Jul <text:s/>2007</text:p>
          </table:table-cell>
          <table:table-cell office:value-type="float" office:value="3.0191367519">
            <text:p>3.0191367519</text:p>
          </table:table-cell>
          <table:table-cell office:value-type="float" office:value="3.7514934859">
            <text:p>3.7514934859</text:p>
          </table:table-cell>
          <table:table-cell office:value-type="float" office:value="3.5265819532">
            <text:p>3.5265819532</text:p>
          </table:table-cell>
          <table:table-cell office:value-type="float" office:value="3.6370765383">
            <text:p>3.6370765383</text:p>
          </table:table-cell>
          <table:table-cell office:value-type="float" office:value="3.712166462">
            <text:p>3.712166462</text:p>
          </table:table-cell>
          <table:table-cell office:value-type="float" office:value="6.8759850637">
            <text:p>6.8759850637</text:p>
          </table:table-cell>
          <table:table-cell office:value-type="float" office:value="3.679632716">
            <text:p>3.679632716</text:p>
          </table:table-cell>
          <table:table-cell office:value-type="float" office:value="2.7380080747">
            <text:p>2.7380080747</text:p>
          </table:table-cell>
          <table:table-cell office:value-type="float" office:value="2.8998390541">
            <text:p>2.8998390541</text:p>
          </table:table-cell>
          <table:table-cell office:value-type="float" office:value="2.7990150867">
            <text:p>2.7990150867</text:p>
          </table:table-cell>
          <table:table-cell office:value-type="float" office:value="2.859701226">
            <text:p>2.859701226</text:p>
          </table:table-cell>
          <table:table-cell office:value-type="float" office:value="2.3349586052">
            <text:p>2.3349586052</text:p>
          </table:table-cell>
          <table:table-cell office:value-type="float" office:value="1.8519984274">
            <text:p>1.8519984274</text:p>
          </table:table-cell>
          <table:table-cell office:value-type="float" office:value="4.8165979626">
            <text:p>4.8165979626</text:p>
          </table:table-cell>
          <table:table-cell office:value-type="float" office:value="4.4761550712">
            <text:p>4.4761550712</text:p>
          </table:table-cell>
          <table:table-cell office:value-type="float" office:value="1.9867611879">
            <text:p>1.9867611879</text:p>
          </table:table-cell>
          <table:table-cell office:value-type="float" office:value="1.8953437022">
            <text:p>1.8953437022</text:p>
          </table:table-cell>
          <table:table-cell office:value-type="float" office:value="1.973430359">
            <text:p>1.973430359</text:p>
          </table:table-cell>
          <table:table-cell office:value-type="float" office:value="1.9146225768">
            <text:p>1.9146225768</text:p>
          </table:table-cell>
          <table:table-cell office:value-type="float" office:value="3.7132608362">
            <text:p>3.7132608362</text:p>
          </table:table-cell>
          <table:table-cell office:value-type="float" office:value="2.2366032105">
            <text:p>2.2366032105</text:p>
          </table:table-cell>
          <table:table-cell office:value-type="float" office:value="3.1718716646">
            <text:p>3.1718716646</text:p>
          </table:table-cell>
          <table:table-cell office:value-type="float" office:value="0.5100425858">
            <text:p>0.5100425858</text:p>
          </table:table-cell>
          <table:table-cell office:value-type="float" office:value="2.6604779141">
            <text:p>2.6604779141</text:p>
          </table:table-cell>
          <table:table-cell office:value-type="float" office:value="2.6716406721">
            <text:p>2.6716406721</text:p>
          </table:table-cell>
          <table:table-cell office:value-type="float" office:value="2.5442645823">
            <text:p>2.5442645823</text:p>
          </table:table-cell>
          <table:table-cell office:value-type="float" office:value="1.3385447852">
            <text:p>1.3385447852</text:p>
          </table:table-cell>
          <table:table-cell office:value-type="float" office:value="2.9006703026">
            <text:p>2.9006703026</text:p>
          </table:table-cell>
          <table:table-cell office:value-type="float" office:value="2.6740828311">
            <text:p>2.6740828311</text:p>
          </table:table-cell>
          <table:table-cell office:value-type="float" office:value="3.6122341871">
            <text:p>3.6122341871</text:p>
          </table:table-cell>
          <table:table-cell office:value-type="float" office:value="3.1008356178">
            <text:p>3.1008356178</text:p>
          </table:table-cell>
          <table:table-cell office:value-type="float" office:value="2.2519855527">
            <text:p>2.2519855527</text:p>
          </table:table-cell>
          <table:table-cell office:value-type="float" office:value="2.7914996014">
            <text:p>2.7914996014</text:p>
          </table:table-cell>
          <table:table-cell office:value-type="float" office:value="1.8224769891">
            <text:p>1.8224769891</text:p>
          </table:table-cell>
          <table:table-cell office:value-type="float" office:value="2.6349243189">
            <text:p>2.6349243189</text:p>
          </table:table-cell>
          <table:table-cell office:value-type="float" office:value="3.0915317331">
            <text:p>3.0915317331</text:p>
          </table:table-cell>
          <table:table-cell office:value-type="float" office:value="1.8147197155">
            <text:p>1.8147197155</text:p>
          </table:table-cell>
          <table:table-cell office:value-type="float" office:value="2.9158832929">
            <text:p>2.9158832929</text:p>
          </table:table-cell>
          <table:table-cell office:value-type="float" office:value="4.2911677567">
            <text:p>4.2911677567</text:p>
          </table:table-cell>
          <table:table-cell office:value-type="float" office:value="3.3715132843">
            <text:p>3.37151328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ug <text:s/>2007</text:p>
          </table:table-cell>
          <table:table-cell office:value-type="float" office:value="2.8603474603">
            <text:p>2.8603474603</text:p>
          </table:table-cell>
          <table:table-cell office:value-type="float" office:value="3.6449629952">
            <text:p>3.6449629952</text:p>
          </table:table-cell>
          <table:table-cell office:value-type="float" office:value="3.7674224158">
            <text:p>3.7674224158</text:p>
          </table:table-cell>
          <table:table-cell office:value-type="float" office:value="3.6193422516">
            <text:p>3.6193422516</text:p>
          </table:table-cell>
          <table:table-cell office:value-type="float" office:value="3.8197839633">
            <text:p>3.8197839633</text:p>
          </table:table-cell>
          <table:table-cell office:value-type="float" office:value="8.7254517023">
            <text:p>8.7254517023</text:p>
          </table:table-cell>
          <table:table-cell office:value-type="float" office:value="2.617893709">
            <text:p>2.617893709</text:p>
          </table:table-cell>
          <table:table-cell office:value-type="float" office:value="2.8537345693">
            <text:p>2.8537345693</text:p>
          </table:table-cell>
          <table:table-cell office:value-type="float" office:value="2.7019427662">
            <text:p>2.7019427662</text:p>
          </table:table-cell>
          <table:table-cell office:value-type="float" office:value="2.7472685687">
            <text:p>2.7472685687</text:p>
          </table:table-cell>
          <table:table-cell office:value-type="float" office:value="2.7721963337">
            <text:p>2.7721963337</text:p>
          </table:table-cell>
          <table:table-cell office:value-type="float" office:value="4.7684857628">
            <text:p>4.7684857628</text:p>
          </table:table-cell>
          <table:table-cell office:value-type="float" office:value="3.6860118233">
            <text:p>3.6860118233</text:p>
          </table:table-cell>
          <table:table-cell office:value-type="float" office:value="5.1731314541">
            <text:p>5.1731314541</text:p>
          </table:table-cell>
          <table:table-cell office:value-type="float" office:value="3.8326138967">
            <text:p>3.8326138967</text:p>
          </table:table-cell>
          <table:table-cell office:value-type="float" office:value="2.0812422699">
            <text:p>2.0812422699</text:p>
          </table:table-cell>
          <table:table-cell office:value-type="float" office:value="1.9855917783">
            <text:p>1.9855917783</text:p>
          </table:table-cell>
          <table:table-cell office:value-type="float" office:value="2.0270485274">
            <text:p>2.0270485274</text:p>
          </table:table-cell>
          <table:table-cell office:value-type="float" office:value="2.0313303213">
            <text:p>2.0313303213</text:p>
          </table:table-cell>
          <table:table-cell office:value-type="float" office:value="3.6210842261">
            <text:p>3.6210842261</text:p>
          </table:table-cell>
          <table:table-cell office:value-type="float" office:value="1.4231284468">
            <text:p>1.4231284468</text:p>
          </table:table-cell>
          <table:table-cell office:value-type="float" office:value="2.7016143551">
            <text:p>2.7016143551</text:p>
          </table:table-cell>
          <table:table-cell office:value-type="float" office:value="0.8410803784">
            <text:p>0.8410803784</text:p>
          </table:table-cell>
          <table:table-cell office:value-type="float" office:value="2.9214084541">
            <text:p>2.9214084541</text:p>
          </table:table-cell>
          <table:table-cell office:value-type="float" office:value="2.5891791263">
            <text:p>2.5891791263</text:p>
          </table:table-cell>
          <table:table-cell office:value-type="float" office:value="2.1553217146">
            <text:p>2.1553217146</text:p>
          </table:table-cell>
          <table:table-cell office:value-type="float" office:value="1.3315096832">
            <text:p>1.3315096832</text:p>
          </table:table-cell>
          <table:table-cell office:value-type="float" office:value="2.6206597441">
            <text:p>2.6206597441</text:p>
          </table:table-cell>
          <table:table-cell office:value-type="float" office:value="2.6557465851">
            <text:p>2.6557465851</text:p>
          </table:table-cell>
          <table:table-cell office:value-type="float" office:value="3.8764476962">
            <text:p>3.8764476962</text:p>
          </table:table-cell>
          <table:table-cell office:value-type="float" office:value="3.2515157867">
            <text:p>3.2515157867</text:p>
          </table:table-cell>
          <table:table-cell office:value-type="float" office:value="2.4762896516">
            <text:p>2.4762896516</text:p>
          </table:table-cell>
          <table:table-cell office:value-type="float" office:value="2.8675519725">
            <text:p>2.8675519725</text:p>
          </table:table-cell>
          <table:table-cell office:value-type="float" office:value="2.1086607389">
            <text:p>2.1086607389</text:p>
          </table:table-cell>
          <table:table-cell office:value-type="float" office:value="2.6218247693">
            <text:p>2.6218247693</text:p>
          </table:table-cell>
          <table:table-cell office:value-type="float" office:value="3.0580365104">
            <text:p>3.0580365104</text:p>
          </table:table-cell>
          <table:table-cell office:value-type="float" office:value="4.1811498758">
            <text:p>4.1811498758</text:p>
          </table:table-cell>
          <table:table-cell office:value-type="float" office:value="2.9671302728">
            <text:p>2.9671302728</text:p>
          </table:table-cell>
          <table:table-cell office:value-type="float" office:value="4.9077690849">
            <text:p>4.9077690849</text:p>
          </table:table-cell>
          <table:table-cell office:value-type="float" office:value="4.4376631045">
            <text:p>4.437663104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ep <text:s/>2007</text:p>
          </table:table-cell>
          <table:table-cell office:value-type="float" office:value="2.0209792608">
            <text:p>2.0209792608</text:p>
          </table:table-cell>
          <table:table-cell office:value-type="float" office:value="3.4874831394">
            <text:p>3.4874831394</text:p>
          </table:table-cell>
          <table:table-cell office:value-type="float" office:value="3.5943914039">
            <text:p>3.5943914039</text:p>
          </table:table-cell>
          <table:table-cell office:value-type="float" office:value="3.4375658134">
            <text:p>3.4375658134</text:p>
          </table:table-cell>
          <table:table-cell office:value-type="float" office:value="3.469401401">
            <text:p>3.469401401</text:p>
          </table:table-cell>
          <table:table-cell office:value-type="float" office:value="8.283072074">
            <text:p>8.283072074</text:p>
          </table:table-cell>
          <table:table-cell office:value-type="float" office:value="2.4245683007">
            <text:p>2.4245683007</text:p>
          </table:table-cell>
          <table:table-cell office:value-type="float" office:value="2.7971024549">
            <text:p>2.7971024549</text:p>
          </table:table-cell>
          <table:table-cell office:value-type="float" office:value="2.8182068354">
            <text:p>2.8182068354</text:p>
          </table:table-cell>
          <table:table-cell office:value-type="float" office:value="2.7402122253">
            <text:p>2.7402122253</text:p>
          </table:table-cell>
          <table:table-cell office:value-type="float" office:value="2.8490945724">
            <text:p>2.8490945724</text:p>
          </table:table-cell>
          <table:table-cell office:value-type="float" office:value="5.5518814916">
            <text:p>5.5518814916</text:p>
          </table:table-cell>
          <table:table-cell office:value-type="float" office:value="2.668716901">
            <text:p>2.668716901</text:p>
          </table:table-cell>
          <table:table-cell office:value-type="float" office:value="5.2256690103">
            <text:p>5.2256690103</text:p>
          </table:table-cell>
          <table:table-cell office:value-type="float" office:value="3.1013171074">
            <text:p>3.1013171074</text:p>
          </table:table-cell>
          <table:table-cell office:value-type="float" office:value="2.1632916305">
            <text:p>2.1632916305</text:p>
          </table:table-cell>
          <table:table-cell office:value-type="float" office:value="2.0958949824">
            <text:p>2.0958949824</text:p>
          </table:table-cell>
          <table:table-cell office:value-type="float" office:value="2.1392039624">
            <text:p>2.1392039624</text:p>
          </table:table-cell>
          <table:table-cell office:value-type="float" office:value="2.1541537555">
            <text:p>2.1541537555</text:p>
          </table:table-cell>
          <table:table-cell office:value-type="float" office:value="3.5111813449">
            <text:p>3.5111813449</text:p>
          </table:table-cell>
          <table:table-cell office:value-type="float" office:value="1.5416276666">
            <text:p>1.5416276666</text:p>
          </table:table-cell>
          <table:table-cell office:value-type="float" office:value="2.003939218">
            <text:p>2.003939218</text:p>
          </table:table-cell>
          <table:table-cell office:value-type="float" office:value="1.172118171">
            <text:p>1.172118171</text:p>
          </table:table-cell>
          <table:table-cell office:value-type="float" office:value="2.8507984109">
            <text:p>2.8507984109</text:p>
          </table:table-cell>
          <table:table-cell office:value-type="float" office:value="2.8622668506">
            <text:p>2.8622668506</text:p>
          </table:table-cell>
          <table:table-cell office:value-type="float" office:value="1.9745154218">
            <text:p>1.9745154218</text:p>
          </table:table-cell>
          <table:table-cell office:value-type="float" office:value="1.7009352282">
            <text:p>1.7009352282</text:p>
          </table:table-cell>
          <table:table-cell office:value-type="float" office:value="2.3612980864">
            <text:p>2.3612980864</text:p>
          </table:table-cell>
          <table:table-cell office:value-type="float" office:value="3.0223512659">
            <text:p>3.0223512659</text:p>
          </table:table-cell>
          <table:table-cell office:value-type="float" office:value="4.3721441406">
            <text:p>4.3721441406</text:p>
          </table:table-cell>
          <table:table-cell office:value-type="float" office:value="3.8796108954">
            <text:p>3.8796108954</text:p>
          </table:table-cell>
          <table:table-cell office:value-type="float" office:value="2.815884223">
            <text:p>2.815884223</text:p>
          </table:table-cell>
          <table:table-cell office:value-type="float" office:value="3.5425680091">
            <text:p>3.5425680091</text:p>
          </table:table-cell>
          <table:table-cell office:value-type="float" office:value="1.985466533">
            <text:p>1.985466533</text:p>
          </table:table-cell>
          <table:table-cell office:value-type="float" office:value="2.6207256559">
            <text:p>2.6207256559</text:p>
          </table:table-cell>
          <table:table-cell office:value-type="float" office:value="3.6932542318">
            <text:p>3.6932542318</text:p>
          </table:table-cell>
          <table:table-cell office:value-type="float" office:value="3.3138480555">
            <text:p>3.3138480555</text:p>
          </table:table-cell>
          <table:table-cell office:value-type="float" office:value="3.7609442231">
            <text:p>3.7609442231</text:p>
          </table:table-cell>
          <table:table-cell office:value-type="float" office:value="4.4795698541">
            <text:p>4.4795698541</text:p>
          </table:table-cell>
          <table:table-cell office:value-type="float" office:value="5.0163836632">
            <text:p>5.0163836632</text:p>
          </table:table-cell>
          <table:table-cell office:value-type="float" office:value="5.0936891644">
            <text:p>5.0936891644</text:p>
          </table:table-cell>
        </table:table-row>
        <table:table-row table:style-name="ro1">
          <table:table-cell office:value-type="string">
            <text:p>Oct <text:s/>2007</text:p>
          </table:table-cell>
          <table:table-cell office:value-type="float" office:value="2.4561760349">
            <text:p>2.4561760349</text:p>
          </table:table-cell>
          <table:table-cell office:value-type="float" office:value="3.0196753325">
            <text:p>3.0196753325</text:p>
          </table:table-cell>
          <table:table-cell office:value-type="float" office:value="3.4587725026">
            <text:p>3.4587725026</text:p>
          </table:table-cell>
          <table:table-cell office:value-type="float" office:value="3.3089922351">
            <text:p>3.3089922351</text:p>
          </table:table-cell>
          <table:table-cell office:value-type="float" office:value="3.1740789556">
            <text:p>3.1740789556</text:p>
          </table:table-cell>
          <table:table-cell office:value-type="float" office:value="4.9678897996">
            <text:p>4.9678897996</text:p>
          </table:table-cell>
          <table:table-cell office:value-type="float" office:value="1.2346349053">
            <text:p>1.2346349053</text:p>
          </table:table-cell>
          <table:table-cell office:value-type="float" office:value="2.8709704302">
            <text:p>2.8709704302</text:p>
          </table:table-cell>
          <table:table-cell office:value-type="float" office:value="2.7984172066">
            <text:p>2.7984172066</text:p>
          </table:table-cell>
          <table:table-cell office:value-type="float" office:value="2.7660854843">
            <text:p>2.7660854843</text:p>
          </table:table-cell>
          <table:table-cell office:value-type="float" office:value="2.8941728502">
            <text:p>2.8941728502</text:p>
          </table:table-cell>
          <table:table-cell office:value-type="float" office:value="2.5071945456">
            <text:p>2.5071945456</text:p>
          </table:table-cell>
          <table:table-cell office:value-type="float" office:value="3.4217793759">
            <text:p>3.4217793759</text:p>
          </table:table-cell>
          <table:table-cell office:value-type="float" office:value="4.493351625">
            <text:p>4.493351625</text:p>
          </table:table-cell>
          <table:table-cell office:value-type="float" office:value="1.3754566847">
            <text:p>1.3754566847</text:p>
          </table:table-cell>
          <table:table-cell office:value-type="float" office:value="2.0414607617">
            <text:p>2.0414607617</text:p>
          </table:table-cell>
          <table:table-cell office:value-type="float" office:value="2.1746113599">
            <text:p>2.1746113599</text:p>
          </table:table-cell>
          <table:table-cell office:value-type="float" office:value="2.1219871193">
            <text:p>2.1219871193</text:p>
          </table:table-cell>
          <table:table-cell office:value-type="float" office:value="2.0955450629">
            <text:p>2.0955450629</text:p>
          </table:table-cell>
          <table:table-cell office:value-type="float" office:value="1.9512694819">
            <text:p>1.9512694819</text:p>
          </table:table-cell>
          <table:table-cell office:value-type="float" office:value="1.7668468598">
            <text:p>1.7668468598</text:p>
          </table:table-cell>
          <table:table-cell office:value-type="float" office:value="1.8154494634">
            <text:p>1.8154494634</text:p>
          </table:table-cell>
          <table:table-cell office:value-type="float" office:value="1.5031559636">
            <text:p>1.5031559636</text:p>
          </table:table-cell>
          <table:table-cell office:value-type="float" office:value="2.715745422">
            <text:p>2.715745422</text:p>
          </table:table-cell>
          <table:table-cell office:value-type="float" office:value="2.7807105235">
            <text:p>2.7807105235</text:p>
          </table:table-cell>
          <table:table-cell office:value-type="float" office:value="1.7927676604">
            <text:p>1.7927676604</text:p>
          </table:table-cell>
          <table:table-cell office:value-type="float" office:value="1.9756095263">
            <text:p>1.9756095263</text:p>
          </table:table-cell>
          <table:table-cell office:value-type="float" office:value="2.1962532013">
            <text:p>2.1962532013</text:p>
          </table:table-cell>
          <table:table-cell office:value-type="float" office:value="2.6649447675">
            <text:p>2.6649447675</text:p>
          </table:table-cell>
          <table:table-cell office:value-type="float" office:value="4.3745762314">
            <text:p>4.3745762314</text:p>
          </table:table-cell>
          <table:table-cell office:value-type="float" office:value="3.3782494834">
            <text:p>3.3782494834</text:p>
          </table:table-cell>
          <table:table-cell office:value-type="float" office:value="2.4499784884">
            <text:p>2.4499784884</text:p>
          </table:table-cell>
          <table:table-cell office:value-type="float" office:value="2.9231965713">
            <text:p>2.9231965713</text:p>
          </table:table-cell>
          <table:table-cell office:value-type="float" office:value="1.6760922418">
            <text:p>1.6760922418</text:p>
          </table:table-cell>
          <table:table-cell office:value-type="float" office:value="2.6231975918">
            <text:p>2.6231975918</text:p>
          </table:table-cell>
          <table:table-cell office:value-type="float" office:value="2.9664334686">
            <text:p>2.9664334686</text:p>
          </table:table-cell>
          <table:table-cell office:value-type="float" office:value="4.0692508033">
            <text:p>4.0692508033</text:p>
          </table:table-cell>
          <table:table-cell office:value-type="float" office:value="2.6095001946">
            <text:p>2.6095001946</text:p>
          </table:table-cell>
          <table:table-cell office:value-type="float" office:value="4.2799617103">
            <text:p>4.2799617103</text:p>
          </table:table-cell>
          <table:table-cell office:value-type="float" office:value="4.4433725084">
            <text:p>4.4433725084</text:p>
          </table:table-cell>
          <table:table-cell office:value-type="float" office:value="4.6312792876">
            <text:p>4.6312792876</text:p>
          </table:table-cell>
        </table:table-row>
        <table:table-row table:style-name="ro1">
          <table:table-cell office:value-type="string">
            <text:p>Nov <text:s/>2007</text:p>
          </table:table-cell>
          <table:table-cell office:value-type="float" office:value="2.8898359038">
            <text:p>2.8898359038</text:p>
          </table:table-cell>
          <table:table-cell office:value-type="float" office:value="2.4129147116">
            <text:p>2.4129147116</text:p>
          </table:table-cell>
          <table:table-cell office:value-type="float" office:value="2.9537090082">
            <text:p>2.9537090082</text:p>
          </table:table-cell>
          <table:table-cell office:value-type="float" office:value="2.8301664955">
            <text:p>2.8301664955</text:p>
          </table:table-cell>
          <table:table-cell office:value-type="float" office:value="2.2580788284">
            <text:p>2.2580788284</text:p>
          </table:table-cell>
          <table:table-cell office:value-type="float" office:value="2.8732489092">
            <text:p>2.8732489092</text:p>
          </table:table-cell>
          <table:table-cell office:value-type="float" office:value="0.2556019553">
            <text:p>0.2556019553</text:p>
          </table:table-cell>
          <table:table-cell office:value-type="float" office:value="3.0384045075">
            <text:p>3.0384045075</text:p>
          </table:table-cell>
          <table:table-cell office:value-type="float" office:value="2.8553123893">
            <text:p>2.8553123893</text:p>
          </table:table-cell>
          <table:table-cell office:value-type="float" office:value="2.940141954">
            <text:p>2.940141954</text:p>
          </table:table-cell>
          <table:table-cell office:value-type="float" office:value="2.9949360595">
            <text:p>2.9949360595</text:p>
          </table:table-cell>
          <table:table-cell office:value-type="float" office:value="4.1851059647">
            <text:p>4.1851059647</text:p>
          </table:table-cell>
          <table:table-cell office:value-type="float" office:value="3.9334294785">
            <text:p>3.9334294785</text:p>
          </table:table-cell>
          <table:table-cell office:value-type="float" office:value="3.8953860053">
            <text:p>3.8953860053</text:p>
          </table:table-cell>
          <table:table-cell office:value-type="float" office:value="1.4620422246">
            <text:p>1.4620422246</text:p>
          </table:table-cell>
          <table:table-cell office:value-type="float" office:value="2.0178404912">
            <text:p>2.0178404912</text:p>
          </table:table-cell>
          <table:table-cell office:value-type="float" office:value="2.0344761529">
            <text:p>2.0344761529</text:p>
          </table:table-cell>
          <table:table-cell office:value-type="float" office:value="1.9967960746">
            <text:p>1.9967960746</text:p>
          </table:table-cell>
          <table:table-cell office:value-type="float" office:value="2.0560479004">
            <text:p>2.0560479004</text:p>
          </table:table-cell>
          <table:table-cell office:value-type="float" office:value="2.6922276168">
            <text:p>2.6922276168</text:p>
          </table:table-cell>
          <table:table-cell office:value-type="float" office:value="3.0990796397">
            <text:p>3.0990796397</text:p>
          </table:table-cell>
          <table:table-cell office:value-type="float" office:value="2.257377864">
            <text:p>2.257377864</text:p>
          </table:table-cell>
          <table:table-cell office:value-type="float" office:value="1.8341937562">
            <text:p>1.8341937562</text:p>
          </table:table-cell>
          <table:table-cell office:value-type="float" office:value="2.6788717659">
            <text:p>2.6788717659</text:p>
          </table:table-cell>
          <table:table-cell office:value-type="float" office:value="2.6565687648">
            <text:p>2.6565687648</text:p>
          </table:table-cell>
          <table:table-cell office:value-type="float" office:value="1.5586354735">
            <text:p>1.5586354735</text:p>
          </table:table-cell>
          <table:table-cell office:value-type="float" office:value="1.8956472596">
            <text:p>1.8956472596</text:p>
          </table:table-cell>
          <table:table-cell office:value-type="float" office:value="2.1015438145">
            <text:p>2.1015438145</text:p>
          </table:table-cell>
          <table:table-cell office:value-type="float" office:value="2.6751048513">
            <text:p>2.6751048513</text:p>
          </table:table-cell>
          <table:table-cell office:value-type="float" office:value="3.4705885827">
            <text:p>3.4705885827</text:p>
          </table:table-cell>
          <table:table-cell office:value-type="float" office:value="1.5255740198">
            <text:p>1.5255740198</text:p>
          </table:table-cell>
          <table:table-cell office:value-type="float" office:value="2.6231172155">
            <text:p>2.6231172155</text:p>
          </table:table-cell>
          <table:table-cell office:value-type="float" office:value="0.6876988782">
            <text:p>0.6876988782</text:p>
          </table:table-cell>
          <table:table-cell office:value-type="float" office:value="2.2873349086">
            <text:p>2.2873349086</text:p>
          </table:table-cell>
          <table:table-cell office:value-type="float" office:value="2.7073075629">
            <text:p>2.7073075629</text:p>
          </table:table-cell>
          <table:table-cell office:value-type="float" office:value="2.6953216021">
            <text:p>2.6953216021</text:p>
          </table:table-cell>
          <table:table-cell office:value-type="float" office:value="3.9680207865">
            <text:p>3.9680207865</text:p>
          </table:table-cell>
          <table:table-cell office:value-type="float" office:value="2.8911034738">
            <text:p>2.8911034738</text:p>
          </table:table-cell>
          <table:table-cell office:value-type="float" office:value="3.1215988459">
            <text:p>3.1215988459</text:p>
          </table:table-cell>
          <table:table-cell office:value-type="float" office:value="3.3934634277">
            <text:p>3.393463427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Dec <text:s/>2007</text:p>
          </table:table-cell>
          <table:table-cell office:value-type="float" office:value="3.358369592">
            <text:p>3.358369592</text:p>
          </table:table-cell>
          <table:table-cell office:value-type="float" office:value="1.959002186">
            <text:p>1.959002186</text:p>
          </table:table-cell>
          <table:table-cell office:value-type="float" office:value="2.4907341383">
            <text:p>2.4907341383</text:p>
          </table:table-cell>
          <table:table-cell office:value-type="float" office:value="2.3956764724">
            <text:p>2.3956764724</text:p>
          </table:table-cell>
          <table:table-cell office:value-type="float" office:value="2.0078055696">
            <text:p>2.0078055696</text:p>
          </table:table-cell>
          <table:table-cell office:value-type="float" office:value="2.8172852213">
            <text:p>2.8172852213</text:p>
          </table:table-cell>
          <table:table-cell office:value-type="float" office:value="0.2121812754">
            <text:p>0.2121812754</text:p>
          </table:table-cell>
          <table:table-cell office:value-type="float" office:value="3.0605649001">
            <text:p>3.0605649001</text:p>
          </table:table-cell>
          <table:table-cell office:value-type="float" office:value="3.0581560845">
            <text:p>3.0581560845</text:p>
          </table:table-cell>
          <table:table-cell office:value-type="float" office:value="3.0530434478">
            <text:p>3.0530434478</text:p>
          </table:table-cell>
          <table:table-cell office:value-type="float" office:value="3.1540358636">
            <text:p>3.1540358636</text:p>
          </table:table-cell>
          <table:table-cell office:value-type="float" office:value="4.1517699763">
            <text:p>4.1517699763</text:p>
          </table:table-cell>
          <table:table-cell office:value-type="float" office:value="3.1059014957">
            <text:p>3.1059014957</text:p>
          </table:table-cell>
          <table:table-cell office:value-type="float" office:value="2.8137540293">
            <text:p>2.8137540293</text:p>
          </table:table-cell>
          <table:table-cell office:value-type="float" office:value="-0.1819129577">
            <text:p>-0.1819129577</text:p>
          </table:table-cell>
          <table:table-cell office:value-type="float" office:value="2.1533462535">
            <text:p>2.1533462535</text:p>
          </table:table-cell>
          <table:table-cell office:value-type="float" office:value="2.0231951433">
            <text:p>2.0231951433</text:p>
          </table:table-cell>
          <table:table-cell office:value-type="float" office:value="2.1096893742">
            <text:p>2.1096893742</text:p>
          </table:table-cell>
          <table:table-cell office:value-type="float" office:value="2.0726112266">
            <text:p>2.0726112266</text:p>
          </table:table-cell>
          <table:table-cell office:value-type="float" office:value="3.9401571072">
            <text:p>3.9401571072</text:p>
          </table:table-cell>
          <table:table-cell office:value-type="float" office:value="2.2036213203">
            <text:p>2.2036213203</text:p>
          </table:table-cell>
          <table:table-cell office:value-type="float" office:value="2.834851777">
            <text:p>2.834851777</text:p>
          </table:table-cell>
          <table:table-cell office:value-type="float" office:value="2.1652315488">
            <text:p>2.1652315488</text:p>
          </table:table-cell>
          <table:table-cell office:value-type="float" office:value="2.4011160086">
            <text:p>2.4011160086</text:p>
          </table:table-cell>
          <table:table-cell office:value-type="float" office:value="2.7869685916">
            <text:p>2.7869685916</text:p>
          </table:table-cell>
          <table:table-cell office:value-type="float" office:value="2.2286012069">
            <text:p>2.2286012069</text:p>
          </table:table-cell>
          <table:table-cell office:value-type="float" office:value="2.0300011692">
            <text:p>2.0300011692</text:p>
          </table:table-cell>
          <table:table-cell office:value-type="float" office:value="2.0364301455">
            <text:p>2.0364301455</text:p>
          </table:table-cell>
          <table:table-cell office:value-type="float" office:value="2.7142422156">
            <text:p>2.7142422156</text:p>
          </table:table-cell>
          <table:table-cell office:value-type="float" office:value="6.2404874081">
            <text:p>6.2404874081</text:p>
          </table:table-cell>
          <table:table-cell office:value-type="float" office:value="3.61787431">
            <text:p>3.61787431</text:p>
          </table:table-cell>
          <table:table-cell office:value-type="float" office:value="3.1224322028">
            <text:p>3.1224322028</text:p>
          </table:table-cell>
          <table:table-cell office:value-type="float" office:value="2.6360975333">
            <text:p>2.6360975333</text:p>
          </table:table-cell>
          <table:table-cell office:value-type="float" office:value="2.0228659598">
            <text:p>2.0228659598</text:p>
          </table:table-cell>
          <table:table-cell office:value-type="float" office:value="2.5819509037">
            <text:p>2.5819509037</text:p>
          </table:table-cell>
          <table:table-cell office:value-type="float" office:value="3.8782092262">
            <text:p>3.8782092262</text:p>
          </table:table-cell>
          <table:table-cell office:value-type="float" office:value="4.0458124841">
            <text:p>4.0458124841</text:p>
          </table:table-cell>
          <table:table-cell office:value-type="float" office:value="3.6922633871">
            <text:p>3.6922633871</text:p>
          </table:table-cell>
          <table:table-cell office:value-type="float" office:value="3.7121690446">
            <text:p>3.7121690446</text:p>
          </table:table-cell>
          <table:table-cell office:value-type="float" office:value="4.4718011981">
            <text:p>4.471801198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Jan <text:s/>2008</text:p>
          </table:table-cell>
          <table:table-cell office:value-type="float" office:value="2.0041786635">
            <text:p>2.0041786635</text:p>
          </table:table-cell>
          <table:table-cell office:value-type="float" office:value="1.9914245093">
            <text:p>1.9914245093</text:p>
          </table:table-cell>
          <table:table-cell office:value-type="float" office:value="1.9314230834">
            <text:p>1.9314230834</text:p>
          </table:table-cell>
          <table:table-cell office:value-type="float" office:value="1.9168507327">
            <text:p>1.9168507327</text:p>
          </table:table-cell>
          <table:table-cell office:value-type="float" office:value="1.6874557983">
            <text:p>1.6874557983</text:p>
          </table:table-cell>
          <table:table-cell office:value-type="float" office:value="2.9292125971">
            <text:p>2.9292125971</text:p>
          </table:table-cell>
          <table:table-cell office:value-type="float" office:value="3.2505950452">
            <text:p>3.2505950452</text:p>
          </table:table-cell>
          <table:table-cell office:value-type="float" office:value="3.203376319">
            <text:p>3.203376319</text:p>
          </table:table-cell>
          <table:table-cell office:value-type="float" office:value="3.0507349737">
            <text:p>3.0507349737</text:p>
          </table:table-cell>
          <table:table-cell office:value-type="float" office:value="3.0765645923">
            <text:p>3.0765645923</text:p>
          </table:table-cell>
          <table:table-cell office:value-type="float" office:value="3.1063059224">
            <text:p>3.1063059224</text:p>
          </table:table-cell>
          <table:table-cell office:value-type="float" office:value="2.3919075855">
            <text:p>2.3919075855</text:p>
          </table:table-cell>
          <table:table-cell office:value-type="float" office:value="3.7292498601">
            <text:p>3.7292498601</text:p>
          </table:table-cell>
          <table:table-cell office:value-type="float" office:value="2.0629883419">
            <text:p>2.0629883419</text:p>
          </table:table-cell>
          <table:table-cell office:value-type="float" office:value="-0.0286331507">
            <text:p>-0.0286331507</text:p>
          </table:table-cell>
          <table:table-cell office:value-type="float" office:value="2.1645348026">
            <text:p>2.1645348026</text:p>
          </table:table-cell>
          <table:table-cell office:value-type="float" office:value="2.1663386196">
            <text:p>2.1663386196</text:p>
          </table:table-cell>
          <table:table-cell office:value-type="float" office:value="2.122724984">
            <text:p>2.122724984</text:p>
          </table:table-cell>
          <table:table-cell office:value-type="float" office:value="2.1554278575">
            <text:p>2.1554278575</text:p>
          </table:table-cell>
          <table:table-cell office:value-type="float" office:value="2.9616669386">
            <text:p>2.9616669386</text:p>
          </table:table-cell>
          <table:table-cell office:value-type="float" office:value="2.0603856828">
            <text:p>2.0603856828</text:p>
          </table:table-cell>
          <table:table-cell office:value-type="float" office:value="3.7428210315">
            <text:p>3.7428210315</text:p>
          </table:table-cell>
          <table:table-cell office:value-type="float" office:value="2.4963367064">
            <text:p>2.4963367064</text:p>
          </table:table-cell>
          <table:table-cell office:value-type="float" office:value="2.503399577">
            <text:p>2.503399577</text:p>
          </table:table-cell>
          <table:table-cell office:value-type="float" office:value="2.5735464228">
            <text:p>2.5735464228</text:p>
          </table:table-cell>
          <table:table-cell office:value-type="float" office:value="2.9580289951">
            <text:p>2.9580289951</text:p>
          </table:table-cell>
          <table:table-cell office:value-type="float" office:value="3.247270998">
            <text:p>3.247270998</text:p>
          </table:table-cell>
          <table:table-cell office:value-type="float" office:value="2.0005095829">
            <text:p>2.0005095829</text:p>
          </table:table-cell>
          <table:table-cell office:value-type="float" office:value="2.6635019154">
            <text:p>2.6635019154</text:p>
          </table:table-cell>
          <table:table-cell office:value-type="float" office:value="3.9726100426">
            <text:p>3.9726100426</text:p>
          </table:table-cell>
          <table:table-cell office:value-type="float" office:value="4.6274859638">
            <text:p>4.6274859638</text:p>
          </table:table-cell>
          <table:table-cell office:value-type="float" office:value="3.887844384">
            <text:p>3.887844384</text:p>
          </table:table-cell>
          <table:table-cell office:value-type="float" office:value="3.8214593796">
            <text:p>3.8214593796</text:p>
          </table:table-cell>
          <table:table-cell office:value-type="float" office:value="1.7480303977">
            <text:p>1.7480303977</text:p>
          </table:table-cell>
          <table:table-cell office:value-type="float" office:value="2.5721358641">
            <text:p>2.5721358641</text:p>
          </table:table-cell>
          <table:table-cell office:value-type="float" office:value="3.8464526869">
            <text:p>3.8464526869</text:p>
          </table:table-cell>
          <table:table-cell office:value-type="float" office:value="2.8310522825">
            <text:p>2.8310522825</text:p>
          </table:table-cell>
          <table:table-cell office:value-type="float" office:value="3.4821049704">
            <text:p>3.4821049704</text:p>
          </table:table-cell>
          <table:table-cell office:value-type="float" office:value="3.5895956916">
            <text:p>3.5895956916</text:p>
          </table:table-cell>
          <table:table-cell office:value-type="float" office:value="5.3219994732">
            <text:p>5.32199947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eb <text:s/>2008</text:p>
          </table:table-cell>
          <table:table-cell office:value-type="float" office:value="3.546896411">
            <text:p>3.546896411</text:p>
          </table:table-cell>
          <table:table-cell office:value-type="float" office:value="2.1072185209">
            <text:p>2.1072185209</text:p>
          </table:table-cell>
          <table:table-cell office:value-type="float" office:value="2.0417888099">
            <text:p>2.0417888099</text:p>
          </table:table-cell>
          <table:table-cell office:value-type="float" office:value="2.0542914543">
            <text:p>2.0542914543</text:p>
          </table:table-cell>
          <table:table-cell office:value-type="float" office:value="2.1139214313">
            <text:p>2.1139214313</text:p>
          </table:table-cell>
          <table:table-cell office:value-type="float" office:value="2.9105580345">
            <text:p>2.9105580345</text:p>
          </table:table-cell>
          <table:table-cell office:value-type="float" office:value="3.920514107">
            <text:p>3.920514107</text:p>
          </table:table-cell>
          <table:table-cell office:value-type="float" office:value="3.2994046868">
            <text:p>3.2994046868</text:p>
          </table:table-cell>
          <table:table-cell office:value-type="float" office:value="3.1892623752">
            <text:p>3.1892623752</text:p>
          </table:table-cell>
          <table:table-cell office:value-type="float" office:value="3.1659449416">
            <text:p>3.1659449416</text:p>
          </table:table-cell>
          <table:table-cell office:value-type="float" office:value="3.3290456481">
            <text:p>3.3290456481</text:p>
          </table:table-cell>
          <table:table-cell office:value-type="float" office:value="2.5321965369">
            <text:p>2.5321965369</text:p>
          </table:table-cell>
          <table:table-cell office:value-type="float" office:value="3.4590121299">
            <text:p>3.4590121299</text:p>
          </table:table-cell>
          <table:table-cell office:value-type="float" office:value="1.5564621329">
            <text:p>1.5564621329</text:p>
          </table:table-cell>
          <table:table-cell office:value-type="float" office:value="0.2463344421">
            <text:p>0.2463344421</text:p>
          </table:table-cell>
          <table:table-cell office:value-type="float" office:value="2.0919335502">
            <text:p>2.0919335502</text:p>
          </table:table-cell>
          <table:table-cell office:value-type="float" office:value="2.172355158">
            <text:p>2.172355158</text:p>
          </table:table-cell>
          <table:table-cell office:value-type="float" office:value="2.1463366545">
            <text:p>2.1463366545</text:p>
          </table:table-cell>
          <table:table-cell office:value-type="float" office:value="2.1600146248">
            <text:p>2.1600146248</text:p>
          </table:table-cell>
          <table:table-cell office:value-type="float" office:value="2.3270664307">
            <text:p>2.3270664307</text:p>
          </table:table-cell>
          <table:table-cell office:value-type="float" office:value="2.0290528871">
            <text:p>2.0290528871</text:p>
          </table:table-cell>
          <table:table-cell office:value-type="float" office:value="2.8058007839">
            <text:p>2.8058007839</text:p>
          </table:table-cell>
          <table:table-cell office:value-type="float" office:value="2.5019769951">
            <text:p>2.5019769951</text:p>
          </table:table-cell>
          <table:table-cell office:value-type="float" office:value="3.1385246672">
            <text:p>3.1385246672</text:p>
          </table:table-cell>
          <table:table-cell office:value-type="float" office:value="2.6080315124">
            <text:p>2.6080315124</text:p>
          </table:table-cell>
          <table:table-cell office:value-type="float" office:value="2.860935883">
            <text:p>2.860935883</text:p>
          </table:table-cell>
          <table:table-cell office:value-type="float" office:value="1.3270443653">
            <text:p>1.3270443653</text:p>
          </table:table-cell>
          <table:table-cell office:value-type="float" office:value="2.0512516339">
            <text:p>2.0512516339</text:p>
          </table:table-cell>
          <table:table-cell office:value-type="float" office:value="2.6743834253">
            <text:p>2.6743834253</text:p>
          </table:table-cell>
          <table:table-cell office:value-type="float" office:value="3.5040535215">
            <text:p>3.5040535215</text:p>
          </table:table-cell>
          <table:table-cell office:value-type="float" office:value="2.6868134893">
            <text:p>2.6868134893</text:p>
          </table:table-cell>
          <table:table-cell office:value-type="float" office:value="2.4200846506">
            <text:p>2.4200846506</text:p>
          </table:table-cell>
          <table:table-cell office:value-type="float" office:value="4.8617299844">
            <text:p>4.8617299844</text:p>
          </table:table-cell>
          <table:table-cell office:value-type="float" office:value="1.8080809553">
            <text:p>1.8080809553</text:p>
          </table:table-cell>
          <table:table-cell office:value-type="float" office:value="2.5935450528">
            <text:p>2.5935450528</text:p>
          </table:table-cell>
          <table:table-cell office:value-type="float" office:value="5.0068959549">
            <text:p>5.0068959549</text:p>
          </table:table-cell>
          <table:table-cell office:value-type="float" office:value="3.5662930352">
            <text:p>3.5662930352</text:p>
          </table:table-cell>
          <table:table-cell office:value-type="float" office:value="2.433020316">
            <text:p>2.433020316</text:p>
          </table:table-cell>
          <table:table-cell office:value-type="float" office:value="3.7680342392">
            <text:p>3.7680342392</text:p>
          </table:table-cell>
          <table:table-cell office:value-type="float" office:value="5.440329087">
            <text:p>5.44032908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ar <text:s/>2008</text:p>
          </table:table-cell>
          <table:table-cell office:value-type="float" office:value="2.8548686315">
            <text:p>2.8548686315</text:p>
          </table:table-cell>
          <table:table-cell office:value-type="float" office:value="2.0331103535">
            <text:p>2.0331103535</text:p>
          </table:table-cell>
          <table:table-cell office:value-type="float" office:value="2.0792009206">
            <text:p>2.0792009206</text:p>
          </table:table-cell>
          <table:table-cell office:value-type="float" office:value="2.0330103103">
            <text:p>2.0330103103</text:p>
          </table:table-cell>
          <table:table-cell office:value-type="float" office:value="2.077882082">
            <text:p>2.077882082</text:p>
          </table:table-cell>
          <table:table-cell office:value-type="float" office:value="2.9531970348">
            <text:p>2.9531970348</text:p>
          </table:table-cell>
          <table:table-cell office:value-type="float" office:value="2.4297374292">
            <text:p>2.4297374292</text:p>
          </table:table-cell>
          <table:table-cell office:value-type="float" office:value="3.4126689156">
            <text:p>3.4126689156</text:p>
          </table:table-cell>
          <table:table-cell office:value-type="float" office:value="3.3500531092">
            <text:p>3.3500531092</text:p>
          </table:table-cell>
          <table:table-cell office:value-type="float" office:value="3.3729310136">
            <text:p>3.3729310136</text:p>
          </table:table-cell>
          <table:table-cell office:value-type="float" office:value="3.4510221646">
            <text:p>3.4510221646</text:p>
          </table:table-cell>
          <table:table-cell office:value-type="float" office:value="5.3490875618">
            <text:p>5.3490875618</text:p>
          </table:table-cell>
          <table:table-cell office:value-type="float" office:value="3.521467072">
            <text:p>3.521467072</text:p>
          </table:table-cell>
          <table:table-cell office:value-type="float" office:value="1.6575267447">
            <text:p>1.6575267447</text:p>
          </table:table-cell>
          <table:table-cell office:value-type="float" office:value="3.6980552874">
            <text:p>3.6980552874</text:p>
          </table:table-cell>
          <table:table-cell office:value-type="float" office:value="2.0016792535">
            <text:p>2.0016792535</text:p>
          </table:table-cell>
          <table:table-cell office:value-type="float" office:value="2.0958949824">
            <text:p>2.0958949824</text:p>
          </table:table-cell>
          <table:table-cell office:value-type="float" office:value="2.0422977313">
            <text:p>2.0422977313</text:p>
          </table:table-cell>
          <table:table-cell office:value-type="float" office:value="2.058341284">
            <text:p>2.058341284</text:p>
          </table:table-cell>
          <table:table-cell office:value-type="float" office:value="2.1817110071">
            <text:p>2.1817110071</text:p>
          </table:table-cell>
          <table:table-cell office:value-type="float" office:value="1.3873195374">
            <text:p>1.3873195374</text:p>
          </table:table-cell>
          <table:table-cell office:value-type="float" office:value="3.3208015227">
            <text:p>3.3208015227</text:p>
          </table:table-cell>
          <table:table-cell office:value-type="float" office:value="2.5076172838">
            <text:p>2.5076172838</text:p>
          </table:table-cell>
          <table:table-cell office:value-type="float" office:value="2.5457097337">
            <text:p>2.5457097337</text:p>
          </table:table-cell>
          <table:table-cell office:value-type="float" office:value="2.4909859875">
            <text:p>2.4909859875</text:p>
          </table:table-cell>
          <table:table-cell office:value-type="float" office:value="3.4343844616">
            <text:p>3.4343844616</text:p>
          </table:table-cell>
          <table:table-cell office:value-type="float" office:value="1.8371274239">
            <text:p>1.8371274239</text:p>
          </table:table-cell>
          <table:table-cell office:value-type="float" office:value="1.9959127251">
            <text:p>1.9959127251</text:p>
          </table:table-cell>
          <table:table-cell office:value-type="float" office:value="2.655806704">
            <text:p>2.655806704</text:p>
          </table:table-cell>
          <table:table-cell office:value-type="float" office:value="4.5629132429">
            <text:p>4.5629132429</text:p>
          </table:table-cell>
          <table:table-cell office:value-type="float" office:value="4.0958474528">
            <text:p>4.0958474528</text:p>
          </table:table-cell>
          <table:table-cell office:value-type="float" office:value="2.2226267276">
            <text:p>2.2226267276</text:p>
          </table:table-cell>
          <table:table-cell office:value-type="float" office:value="3.7048053442">
            <text:p>3.7048053442</text:p>
          </table:table-cell>
          <table:table-cell office:value-type="float" office:value="1.8980655678">
            <text:p>1.8980655678</text:p>
          </table:table-cell>
          <table:table-cell office:value-type="float" office:value="2.575123143">
            <text:p>2.575123143</text:p>
          </table:table-cell>
          <table:table-cell office:value-type="float" office:value="3.4086113181">
            <text:p>3.4086113181</text:p>
          </table:table-cell>
          <table:table-cell office:value-type="float" office:value="3.8488129908">
            <text:p>3.8488129908</text:p>
          </table:table-cell>
          <table:table-cell office:value-type="float" office:value="3.4269449646">
            <text:p>3.4269449646</text:p>
          </table:table-cell>
          <table:table-cell office:value-type="float" office:value="3.8655077458">
            <text:p>3.8655077458</text:p>
          </table:table-cell>
          <table:table-cell office:value-type="float" office:value="3.3695608457">
            <text:p>3.369560845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pr <text:s/>2008</text:p>
          </table:table-cell>
          <table:table-cell office:value-type="float" office:value="2.5880521523">
            <text:p>2.5880521523</text:p>
          </table:table-cell>
          <table:table-cell office:value-type="float" office:value="2.1211138023">
            <text:p>2.1211138023</text:p>
          </table:table-cell>
          <table:table-cell office:value-type="float" office:value="1.9903471577">
            <text:p>1.9903471577</text:p>
          </table:table-cell>
          <table:table-cell office:value-type="float" office:value="2.0498578826">
            <text:p>2.0498578826</text:p>
          </table:table-cell>
          <table:table-cell office:value-type="float" office:value="2.0528547561">
            <text:p>2.0528547561</text:p>
          </table:table-cell>
          <table:table-cell office:value-type="float" office:value="2.9665217224">
            <text:p>2.9665217224</text:p>
          </table:table-cell>
          <table:table-cell office:value-type="float" office:value="3.672395936">
            <text:p>3.672395936</text:p>
          </table:table-cell>
          <table:table-cell office:value-type="float" office:value="3.3978953205">
            <text:p>3.3978953205</text:p>
          </table:table-cell>
          <table:table-cell office:value-type="float" office:value="3.4514749567">
            <text:p>3.4514749567</text:p>
          </table:table-cell>
          <table:table-cell office:value-type="float" office:value="3.3211844956">
            <text:p>3.3211844956</text:p>
          </table:table-cell>
          <table:table-cell office:value-type="float" office:value="3.493448779">
            <text:p>3.493448779</text:p>
          </table:table-cell>
          <table:table-cell office:value-type="float" office:value="2.7252674701">
            <text:p>2.7252674701</text:p>
          </table:table-cell>
          <table:table-cell office:value-type="float" office:value="2.9245419523">
            <text:p>2.9245419523</text:p>
          </table:table-cell>
          <table:table-cell office:value-type="float" office:value="1.5765146353">
            <text:p>1.5765146353</text:p>
          </table:table-cell>
          <table:table-cell office:value-type="float" office:value="2.4449051093">
            <text:p>2.4449051093</text:p>
          </table:table-cell>
          <table:table-cell office:value-type="float" office:value="2.0762695814">
            <text:p>2.0762695814</text:p>
          </table:table-cell>
          <table:table-cell office:value-type="float" office:value="2.0181813613">
            <text:p>2.0181813613</text:p>
          </table:table-cell>
          <table:table-cell office:value-type="float" office:value="2.0693527704">
            <text:p>2.0693527704</text:p>
          </table:table-cell>
          <table:table-cell office:value-type="float" office:value="2.0675148185">
            <text:p>2.0675148185</text:p>
          </table:table-cell>
          <table:table-cell office:value-type="float" office:value="3.4615477856">
            <text:p>3.4615477856</text:p>
          </table:table-cell>
          <table:table-cell office:value-type="float" office:value="1.1566818908">
            <text:p>1.1566818908</text:p>
          </table:table-cell>
          <table:table-cell office:value-type="float" office:value="4.3013015522">
            <text:p>4.3013015522</text:p>
          </table:table-cell>
          <table:table-cell office:value-type="float" office:value="2.5132575726">
            <text:p>2.5132575726</text:p>
          </table:table-cell>
          <table:table-cell office:value-type="float" office:value="3.4269815205">
            <text:p>3.4269815205</text:p>
          </table:table-cell>
          <table:table-cell office:value-type="float" office:value="2.386146407">
            <text:p>2.386146407</text:p>
          </table:table-cell>
          <table:table-cell office:value-type="float" office:value="2.5209881535">
            <text:p>2.5209881535</text:p>
          </table:table-cell>
          <table:table-cell office:value-type="float" office:value="1.7253036511">
            <text:p>1.7253036511</text:p>
          </table:table-cell>
          <table:table-cell office:value-type="float" office:value="2.0618682729">
            <text:p>2.0618682729</text:p>
          </table:table-cell>
          <table:table-cell office:value-type="float" office:value="2.6647042922">
            <text:p>2.6647042922</text:p>
          </table:table-cell>
          <table:table-cell office:value-type="float" office:value="3.492366851">
            <text:p>3.492366851</text:p>
          </table:table-cell>
          <table:table-cell office:value-type="float" office:value="3.4303094774">
            <text:p>3.4303094774</text:p>
          </table:table-cell>
          <table:table-cell office:value-type="float" office:value="2.4342672656">
            <text:p>2.4342672656</text:p>
          </table:table-cell>
          <table:table-cell office:value-type="float" office:value="2.9504663458">
            <text:p>2.9504663458</text:p>
          </table:table-cell>
          <table:table-cell office:value-type="float" office:value="1.8547058893">
            <text:p>1.8547058893</text:p>
          </table:table-cell>
          <table:table-cell office:value-type="float" office:value="2.5649274766">
            <text:p>2.5649274766</text:p>
          </table:table-cell>
          <table:table-cell office:value-type="float" office:value="3.0338636985">
            <text:p>3.0338636985</text:p>
          </table:table-cell>
          <table:table-cell office:value-type="float" office:value="3.4221347706">
            <text:p>3.4221347706</text:p>
          </table:table-cell>
          <table:table-cell office:value-type="float" office:value="3.820750445">
            <text:p>3.820750445</text:p>
          </table:table-cell>
          <table:table-cell office:value-type="float" office:value="3.9414297123">
            <text:p>3.9414297123</text:p>
          </table:table-cell>
          <table:table-cell office:value-type="float" office:value="3.9046177768">
            <text:p>3.904617776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ay <text:s/>2008</text:p>
          </table:table-cell>
          <table:table-cell office:value-type="float" office:value="2.9578674989">
            <text:p>2.9578674989</text:p>
          </table:table-cell>
          <table:table-cell office:value-type="float" office:value="2.1961483218">
            <text:p>2.1961483218</text:p>
          </table:table-cell>
          <table:table-cell office:value-type="float" office:value="2.1072600037">
            <text:p>2.1072600037</text:p>
          </table:table-cell>
          <table:table-cell office:value-type="float" office:value="2.2139000342">
            <text:p>2.2139000342</text:p>
          </table:table-cell>
          <table:table-cell office:value-type="float" office:value="2.1930077811">
            <text:p>2.1930077811</text:p>
          </table:table-cell>
          <table:table-cell office:value-type="float" office:value="2.8572592841">
            <text:p>2.8572592841</text:p>
          </table:table-cell>
          <table:table-cell office:value-type="float" office:value="3.5338632905">
            <text:p>3.5338632905</text:p>
          </table:table-cell>
          <table:table-cell office:value-type="float" office:value="3.4668387641">
            <text:p>3.4668387641</text:p>
          </table:table-cell>
          <table:table-cell office:value-type="float" office:value="3.3871586632">
            <text:p>3.3871586632</text:p>
          </table:table-cell>
          <table:table-cell office:value-type="float" office:value="3.3258887245">
            <text:p>3.3258887245</text:p>
          </table:table-cell>
          <table:table-cell office:value-type="float" office:value="3.519965413">
            <text:p>3.519965413</text:p>
          </table:table-cell>
          <table:table-cell office:value-type="float" office:value="2.7336014672">
            <text:p>2.7336014672</text:p>
          </table:table-cell>
          <table:table-cell office:value-type="float" office:value="3.3016737181">
            <text:p>3.3016737181</text:p>
          </table:table-cell>
          <table:table-cell office:value-type="float" office:value="1.7694197077">
            <text:p>1.7694197077</text:p>
          </table:table-cell>
          <table:table-cell office:value-type="float" office:value="4.3298957134">
            <text:p>4.3298957134</text:p>
          </table:table-cell>
          <table:table-cell office:value-type="float" office:value="2.0797504633">
            <text:p>2.0797504633</text:p>
          </table:table-cell>
          <table:table-cell office:value-type="float" office:value="2.0808536364">
            <text:p>2.0808536364</text:p>
          </table:table-cell>
          <table:table-cell office:value-type="float" office:value="2.0226213392">
            <text:p>2.0226213392</text:p>
          </table:table-cell>
          <table:table-cell office:value-type="float" office:value="2.1133824911">
            <text:p>2.1133824911</text:p>
          </table:table-cell>
          <table:table-cell office:value-type="float" office:value="2.9049428709">
            <text:p>2.9049428709</text:p>
          </table:table-cell>
          <table:table-cell office:value-type="float" office:value="1.924688763">
            <text:p>1.924688763</text:p>
          </table:table-cell>
          <table:table-cell office:value-type="float" office:value="3.4999815494">
            <text:p>3.4999815494</text:p>
          </table:table-cell>
          <table:table-cell office:value-type="float" office:value="2.5188978613">
            <text:p>2.5188978613</text:p>
          </table:table-cell>
          <table:table-cell office:value-type="float" office:value="3.0883928259">
            <text:p>3.0883928259</text:p>
          </table:table-cell>
          <table:table-cell office:value-type="float" office:value="2.4840107595">
            <text:p>2.4840107595</text:p>
          </table:table-cell>
          <table:table-cell office:value-type="float" office:value="2.8013686052">
            <text:p>2.8013686052</text:p>
          </table:table-cell>
          <table:table-cell office:value-type="float" office:value="1.6973667904">
            <text:p>1.6973667904</text:p>
          </table:table-cell>
          <table:table-cell office:value-type="float" office:value="2.0590951323">
            <text:p>2.0590951323</text:p>
          </table:table-cell>
          <table:table-cell office:value-type="float" office:value="2.6947637117">
            <text:p>2.6947637117</text:p>
          </table:table-cell>
          <table:table-cell office:value-type="float" office:value="2.2429196444">
            <text:p>2.2429196444</text:p>
          </table:table-cell>
          <table:table-cell office:value-type="float" office:value="4.1473405896">
            <text:p>4.1473405896</text:p>
          </table:table-cell>
          <table:table-cell office:value-type="float" office:value="4.0513098893">
            <text:p>4.0513098893</text:p>
          </table:table-cell>
          <table:table-cell office:value-type="float" office:value="3.8919419439">
            <text:p>3.8919419439</text:p>
          </table:table-cell>
          <table:table-cell office:value-type="float" office:value="1.9049069156">
            <text:p>1.9049069156</text:p>
          </table:table-cell>
          <table:table-cell office:value-type="float" office:value="2.7504060647">
            <text:p>2.7504060647</text:p>
          </table:table-cell>
          <table:table-cell office:value-type="float" office:value="4.1510802311">
            <text:p>4.1510802311</text:p>
          </table:table-cell>
          <table:table-cell office:value-type="float" office:value="3.5035388256">
            <text:p>3.5035388256</text:p>
          </table:table-cell>
          <table:table-cell office:value-type="float" office:value="4.3130806144">
            <text:p>4.3130806144</text:p>
          </table:table-cell>
          <table:table-cell office:value-type="float" office:value="5.7590207341">
            <text:p>5.7590207341</text:p>
          </table:table-cell>
          <table:table-cell office:value-type="float" office:value="4.4402071912">
            <text:p>4.44020719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Jun <text:s/>2008</text:p>
          </table:table-cell>
          <table:table-cell office:value-type="float" office:value="2.613355728">
            <text:p>2.613355728</text:p>
          </table:table-cell>
          <table:table-cell office:value-type="float" office:value="2.3110159814">
            <text:p>2.3110159814</text:p>
          </table:table-cell>
          <table:table-cell office:value-type="float" office:value="2.2522319326">
            <text:p>2.2522319326</text:p>
          </table:table-cell>
          <table:table-cell office:value-type="float" office:value="2.2360678925">
            <text:p>2.2360678925</text:p>
          </table:table-cell>
          <table:table-cell office:value-type="float" office:value="2.3181444105">
            <text:p>2.3181444105</text:p>
          </table:table-cell>
          <table:table-cell office:value-type="float" office:value="2.7986306587">
            <text:p>2.7986306587</text:p>
          </table:table-cell>
          <table:table-cell office:value-type="float" office:value="3.784049113">
            <text:p>3.784049113</text:p>
          </table:table-cell>
          <table:table-cell office:value-type="float" office:value="3.6736690949">
            <text:p>3.6736690949</text:p>
          </table:table-cell>
          <table:table-cell office:value-type="float" office:value="3.4712645855">
            <text:p>3.4712645855</text:p>
          </table:table-cell>
          <table:table-cell office:value-type="float" office:value="3.7281002963">
            <text:p>3.7281002963</text:p>
          </table:table-cell>
          <table:table-cell office:value-type="float" office:value="3.6127736321">
            <text:p>3.6127736321</text:p>
          </table:table-cell>
          <table:table-cell office:value-type="float" office:value="2.6627624917">
            <text:p>2.6627624917</text:p>
          </table:table-cell>
          <table:table-cell office:value-type="float" office:value="3.9010009509">
            <text:p>3.9010009509</text:p>
          </table:table-cell>
          <table:table-cell office:value-type="float" office:value="1.9150008747">
            <text:p>1.9150008747</text:p>
          </table:table-cell>
          <table:table-cell office:value-type="float" office:value="3.8946278644">
            <text:p>3.8946278644</text:p>
          </table:table-cell>
          <table:table-cell office:value-type="float" office:value="2.1259964666">
            <text:p>2.1259964666</text:p>
          </table:table-cell>
          <table:table-cell office:value-type="float" office:value="2.0933880914">
            <text:p>2.0933880914</text:p>
          </table:table-cell>
          <table:table-cell office:value-type="float" office:value="2.0890291625">
            <text:p>2.0890291625</text:p>
          </table:table-cell>
          <table:table-cell office:value-type="float" office:value="2.1434512986">
            <text:p>2.1434512986</text:p>
          </table:table-cell>
          <table:table-cell office:value-type="float" office:value="3.2346515146">
            <text:p>3.2346515146</text:p>
          </table:table-cell>
          <table:table-cell office:value-type="float" office:value="2.6255539302">
            <text:p>2.6255539302</text:p>
          </table:table-cell>
          <table:table-cell office:value-type="float" office:value="2.285564935">
            <text:p>2.285564935</text:p>
          </table:table-cell>
          <table:table-cell office:value-type="float" office:value="2.52453815">
            <text:p>2.52453815</text:p>
          </table:table-cell>
          <table:table-cell office:value-type="float" office:value="2.7046145631">
            <text:p>2.7046145631</text:p>
          </table:table-cell>
          <table:table-cell office:value-type="float" office:value="2.6094420254">
            <text:p>2.6094420254</text:p>
          </table:table-cell>
          <table:table-cell office:value-type="float" office:value="2.9138408853">
            <text:p>2.9138408853</text:p>
          </table:table-cell>
          <table:table-cell office:value-type="float" office:value="1.337393471">
            <text:p>1.337393471</text:p>
          </table:table-cell>
          <table:table-cell office:value-type="float" office:value="2.1425317054">
            <text:p>2.1425317054</text:p>
          </table:table-cell>
          <table:table-cell office:value-type="float" office:value="2.7788098488">
            <text:p>2.7788098488</text:p>
          </table:table-cell>
          <table:table-cell office:value-type="float" office:value="2.8986760956">
            <text:p>2.8986760956</text:p>
          </table:table-cell>
          <table:table-cell office:value-type="float" office:value="4.0182615752">
            <text:p>4.0182615752</text:p>
          </table:table-cell>
          <table:table-cell office:value-type="float" office:value="2.7838264496">
            <text:p>2.7838264496</text:p>
          </table:table-cell>
          <table:table-cell office:value-type="float" office:value="3.1771619421">
            <text:p>3.1771619421</text:p>
          </table:table-cell>
          <table:table-cell office:value-type="float" office:value="2.0077504181">
            <text:p>2.0077504181</text:p>
          </table:table-cell>
          <table:table-cell office:value-type="float" office:value="2.6198254094">
            <text:p>2.6198254094</text:p>
          </table:table-cell>
          <table:table-cell office:value-type="float" office:value="4.4168072931">
            <text:p>4.4168072931</text:p>
          </table:table-cell>
          <table:table-cell office:value-type="float" office:value="5.3371882669">
            <text:p>5.3371882669</text:p>
          </table:table-cell>
          <table:table-cell office:value-type="float" office:value="2.9496944079">
            <text:p>2.9496944079</text:p>
          </table:table-cell>
          <table:table-cell office:value-type="float" office:value="4.5740608973">
            <text:p>4.5740608973</text:p>
          </table:table-cell>
          <table:table-cell office:value-type="float" office:value="3.4001194685">
            <text:p>3.400119468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Jul <text:s/>2008</text:p>
          </table:table-cell>
          <table:table-cell office:value-type="float" office:value="3.0605156881">
            <text:p>3.0605156881</text:p>
          </table:table-cell>
          <table:table-cell office:value-type="float" office:value="2.227644293">
            <text:p>2.227644293</text:p>
          </table:table-cell>
          <table:table-cell office:value-type="float" office:value="2.3373444844">
            <text:p>2.3373444844</text:p>
          </table:table-cell>
          <table:table-cell office:value-type="float" office:value="2.2538021792">
            <text:p>2.2538021792</text:p>
          </table:table-cell>
          <table:table-cell office:value-type="float" office:value="2.2781006891">
            <text:p>2.2781006891</text:p>
          </table:table-cell>
          <table:table-cell office:value-type="float" office:value="2.9665217224">
            <text:p>2.9665217224</text:p>
          </table:table-cell>
          <table:table-cell office:value-type="float" office:value="2.4400756864">
            <text:p>2.4400756864</text:p>
          </table:table-cell>
          <table:table-cell office:value-type="float" office:value="3.9666787302">
            <text:p>3.9666787302</text:p>
          </table:table-cell>
          <table:table-cell office:value-type="float" office:value="3.6666871699">
            <text:p>3.6666871699</text:p>
          </table:table-cell>
          <table:table-cell office:value-type="float" office:value="3.8221848745">
            <text:p>3.8221848745</text:p>
          </table:table-cell>
          <table:table-cell office:value-type="float" office:value="3.8646816553">
            <text:p>3.8646816553</text:p>
          </table:table-cell>
          <table:table-cell office:value-type="float" office:value="3.1058533384">
            <text:p>3.1058533384</text:p>
          </table:table-cell>
          <table:table-cell office:value-type="float" office:value="4.1892545298">
            <text:p>4.1892545298</text:p>
          </table:table-cell>
          <table:table-cell office:value-type="float" office:value="2.2306272614">
            <text:p>2.2306272614</text:p>
          </table:table-cell>
          <table:table-cell office:value-type="float" office:value="4.8154767814">
            <text:p>4.8154767814</text:p>
          </table:table-cell>
          <table:table-cell office:value-type="float" office:value="2.0787559256">
            <text:p>2.0787559256</text:p>
          </table:table-cell>
          <table:table-cell office:value-type="float" office:value="2.1334983475">
            <text:p>2.1334983475</text:p>
          </table:table-cell>
          <table:table-cell office:value-type="float" office:value="2.0767314175">
            <text:p>2.0767314175</text:p>
          </table:table-cell>
          <table:table-cell office:value-type="float" office:value="2.1363163273">
            <text:p>2.1363163273</text:p>
          </table:table-cell>
          <table:table-cell office:value-type="float" office:value="2.5149649051">
            <text:p>2.5149649051</text:p>
          </table:table-cell>
          <table:table-cell office:value-type="float" office:value="1.5793212555">
            <text:p>1.5793212555</text:p>
          </table:table-cell>
          <table:table-cell office:value-type="float" office:value="3.012536058">
            <text:p>3.012536058</text:p>
          </table:table-cell>
          <table:table-cell office:value-type="float" office:value="2.5301784387">
            <text:p>2.5301784387</text:p>
          </table:table-cell>
          <table:table-cell office:value-type="float" office:value="2.5603001839">
            <text:p>2.5603001839</text:p>
          </table:table-cell>
          <table:table-cell office:value-type="float" office:value="2.6932199842">
            <text:p>2.6932199842</text:p>
          </table:table-cell>
          <table:table-cell office:value-type="float" office:value="2.6671151701">
            <text:p>2.6671151701</text:p>
          </table:table-cell>
          <table:table-cell office:value-type="float" office:value="1.1479482249">
            <text:p>1.1479482249</text:p>
          </table:table-cell>
          <table:table-cell office:value-type="float" office:value="2.2465756762">
            <text:p>2.2465756762</text:p>
          </table:table-cell>
          <table:table-cell office:value-type="float" office:value="2.7002946449">
            <text:p>2.7002946449</text:p>
          </table:table-cell>
          <table:table-cell office:value-type="float" office:value="3.8338387274">
            <text:p>3.8338387274</text:p>
          </table:table-cell>
          <table:table-cell office:value-type="float" office:value="3.8425444912">
            <text:p>3.8425444912</text:p>
          </table:table-cell>
          <table:table-cell office:value-type="float" office:value="2.4026250824">
            <text:p>2.4026250824</text:p>
          </table:table-cell>
          <table:table-cell office:value-type="float" office:value="3.4548858811">
            <text:p>3.4548858811</text:p>
          </table:table-cell>
          <table:table-cell office:value-type="float" office:value="1.7888231753">
            <text:p>1.7888231753</text:p>
          </table:table-cell>
          <table:table-cell office:value-type="float" office:value="2.6665612493">
            <text:p>2.6665612493</text:p>
          </table:table-cell>
          <table:table-cell office:value-type="float" office:value="4.4286047707">
            <text:p>4.4286047707</text:p>
          </table:table-cell>
          <table:table-cell office:value-type="float" office:value="3.9949034466">
            <text:p>3.9949034466</text:p>
          </table:table-cell>
          <table:table-cell office:value-type="float" office:value="3.1073785044">
            <text:p>3.1073785044</text:p>
          </table:table-cell>
          <table:table-cell office:value-type="float" office:value="4.1517511477">
            <text:p>4.1517511477</text:p>
          </table:table-cell>
          <table:table-cell office:value-type="float" office:value="4.3789420337">
            <text:p>4.378942033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ug <text:s/>2008</text:p>
          </table:table-cell>
          <table:table-cell office:value-type="float" office:value="2.5637593288">
            <text:p>2.5637593288</text:p>
          </table:table-cell>
          <table:table-cell office:value-type="float" office:value="2.4962863999">
            <text:p>2.4962863999</text:p>
          </table:table-cell>
          <table:table-cell office:value-type="float" office:value="2.2241728496">
            <text:p>2.2241728496</text:p>
          </table:table-cell>
          <table:table-cell office:value-type="float" office:value="2.4488793324">
            <text:p>2.4488793324</text:p>
          </table:table-cell>
          <table:table-cell office:value-type="float" office:value="2.3081334801">
            <text:p>2.3081334801</text:p>
          </table:table-cell>
          <table:table-cell office:value-type="float" office:value="2.9611918474">
            <text:p>2.9611918474</text:p>
          </table:table-cell>
          <table:table-cell office:value-type="float" office:value="4.8199424771">
            <text:p>4.8199424771</text:p>
          </table:table-cell>
          <table:table-cell office:value-type="float" office:value="3.860801299">
            <text:p>3.860801299</text:p>
          </table:table-cell>
          <table:table-cell office:value-type="float" office:value="3.9536367873">
            <text:p>3.9536367873</text:p>
          </table:table-cell>
          <table:table-cell office:value-type="float" office:value="3.8057200733">
            <text:p>3.8057200733</text:p>
          </table:table-cell>
          <table:table-cell office:value-type="float" office:value="4.0449947666">
            <text:p>4.0449947666</text:p>
          </table:table-cell>
          <table:table-cell office:value-type="float" office:value="2.9752873836">
            <text:p>2.9752873836</text:p>
          </table:table-cell>
          <table:table-cell office:value-type="float" office:value="2.5966535063">
            <text:p>2.5966535063</text:p>
          </table:table-cell>
          <table:table-cell office:value-type="float" office:value="2.6717823128">
            <text:p>2.6717823128</text:p>
          </table:table-cell>
          <table:table-cell office:value-type="float" office:value="5.1980912616">
            <text:p>5.1980912616</text:p>
          </table:table-cell>
          <table:table-cell office:value-type="float" office:value="2.0165973191">
            <text:p>2.0165973191</text:p>
          </table:table-cell>
          <table:table-cell office:value-type="float" office:value="2.0908812004">
            <text:p>2.0908812004</text:p>
          </table:table-cell>
          <table:table-cell office:value-type="float" office:value="2.0152426922">
            <text:p>2.0152426922</text:p>
          </table:table-cell>
          <table:table-cell office:value-type="float" office:value="2.0802558387">
            <text:p>2.0802558387</text:p>
          </table:table-cell>
          <table:table-cell office:value-type="float" office:value="2.3944262612">
            <text:p>2.3944262612</text:p>
          </table:table-cell>
          <table:table-cell office:value-type="float" office:value="0.6440490828">
            <text:p>0.6440490828</text:p>
          </table:table-cell>
          <table:table-cell office:value-type="float" office:value="2.3721763512">
            <text:p>2.3721763512</text:p>
          </table:table-cell>
          <table:table-cell office:value-type="float" office:value="2.5358187275">
            <text:p>2.5358187275</text:p>
          </table:table-cell>
          <table:table-cell office:value-type="float" office:value="3.2624467972">
            <text:p>3.2624467972</text:p>
          </table:table-cell>
          <table:table-cell office:value-type="float" office:value="2.454414922">
            <text:p>2.454414922</text:p>
          </table:table-cell>
          <table:table-cell office:value-type="float" office:value="2.8247391809">
            <text:p>2.8247391809</text:p>
          </table:table-cell>
          <table:table-cell office:value-type="float" office:value="3.1671878751">
            <text:p>3.1671878751</text:p>
          </table:table-cell>
          <table:table-cell office:value-type="float" office:value="2.1478683501">
            <text:p>2.1478683501</text:p>
          </table:table-cell>
          <table:table-cell office:value-type="float" office:value="2.6773893672">
            <text:p>2.6773893672</text:p>
          </table:table-cell>
          <table:table-cell office:value-type="float" office:value="4.2725152749">
            <text:p>4.2725152749</text:p>
          </table:table-cell>
          <table:table-cell office:value-type="float" office:value="4.0123593367">
            <text:p>4.0123593367</text:p>
          </table:table-cell>
          <table:table-cell office:value-type="float" office:value="2.3677298307">
            <text:p>2.3677298307</text:p>
          </table:table-cell>
          <table:table-cell office:value-type="float" office:value="2.7649605855">
            <text:p>2.7649605855</text:p>
          </table:table-cell>
          <table:table-cell office:value-type="float" office:value="1.679053124">
            <text:p>1.679053124</text:p>
          </table:table-cell>
          <table:table-cell office:value-type="float" office:value="2.9740970182">
            <text:p>2.9740970182</text:p>
          </table:table-cell>
          <table:table-cell office:value-type="float" office:value="4.287505506">
            <text:p>4.287505506</text:p>
          </table:table-cell>
          <table:table-cell office:value-type="float" office:value="4.2495326424">
            <text:p>4.2495326424</text:p>
          </table:table-cell>
          <table:table-cell office:value-type="float" office:value="3.8327205278">
            <text:p>3.8327205278</text:p>
          </table:table-cell>
          <table:table-cell office:value-type="float" office:value="4.2995681656">
            <text:p>4.2995681656</text:p>
          </table:table-cell>
          <table:table-cell office:value-type="float" office:value="3.3898543745">
            <text:p>3.389854374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ep <text:s/>2008</text:p>
          </table:table-cell>
          <table:table-cell office:value-type="float" office:value="3.212704035">
            <text:p>3.212704035</text:p>
          </table:table-cell>
          <table:table-cell office:value-type="float" office:value="2.6769250581">
            <text:p>2.6769250581</text:p>
          </table:table-cell>
          <table:table-cell office:value-type="float" office:value="2.5702348735">
            <text:p>2.5702348735</text:p>
          </table:table-cell>
          <table:table-cell office:value-type="float" office:value="2.5996207689">
            <text:p>2.5996207689</text:p>
          </table:table-cell>
          <table:table-cell office:value-type="float" office:value="2.6585160424">
            <text:p>2.6585160424</text:p>
          </table:table-cell>
          <table:table-cell office:value-type="float" office:value="2.9025632219">
            <text:p>2.9025632219</text:p>
          </table:table-cell>
          <table:table-cell office:value-type="float" office:value="4.0311334583">
            <text:p>4.0311334583</text:p>
          </table:table-cell>
          <table:table-cell office:value-type="float" office:value="3.6638200315">
            <text:p>3.6638200315</text:p>
          </table:table-cell>
          <table:table-cell office:value-type="float" office:value="3.8101619786">
            <text:p>3.8101619786</text:p>
          </table:table-cell>
          <table:table-cell office:value-type="float" office:value="3.6692974349">
            <text:p>3.6692974349</text:p>
          </table:table-cell>
          <table:table-cell office:value-type="float" office:value="3.6525485831">
            <text:p>3.6525485831</text:p>
          </table:table-cell>
          <table:table-cell office:value-type="float" office:value="3.225307297">
            <text:p>3.225307297</text:p>
          </table:table-cell>
          <table:table-cell office:value-type="float" office:value="2.2327333629">
            <text:p>2.2327333629</text:p>
          </table:table-cell>
          <table:table-cell office:value-type="float" office:value="2.4921118919">
            <text:p>2.4921118919</text:p>
          </table:table-cell>
          <table:table-cell office:value-type="float" office:value="2.22610111">
            <text:p>2.22610111</text:p>
          </table:table-cell>
          <table:table-cell office:value-type="float" office:value="2.043947106">
            <text:p>2.043947106</text:p>
          </table:table-cell>
          <table:table-cell office:value-type="float" office:value="2.0231951433">
            <text:p>2.0231951433</text:p>
          </table:table-cell>
          <table:table-cell office:value-type="float" office:value="2.0103235941">
            <text:p>2.0103235941</text:p>
          </table:table-cell>
          <table:table-cell office:value-type="float" office:value="2.0685341001">
            <text:p>2.0685341001</text:p>
          </table:table-cell>
          <table:table-cell office:value-type="float" office:value="3.089296091">
            <text:p>3.089296091</text:p>
          </table:table-cell>
          <table:table-cell office:value-type="float" office:value="1.5079390216">
            <text:p>1.5079390216</text:p>
          </table:table-cell>
          <table:table-cell office:value-type="float" office:value="2.4605929778">
            <text:p>2.4605929778</text:p>
          </table:table-cell>
          <table:table-cell office:value-type="float" office:value="2.5414590162">
            <text:p>2.5414590162</text:p>
          </table:table-cell>
          <table:table-cell office:value-type="float" office:value="4.0129202477">
            <text:p>4.0129202477</text:p>
          </table:table-cell>
          <table:table-cell office:value-type="float" office:value="2.2683221628">
            <text:p>2.2683221628</text:p>
          </table:table-cell>
          <table:table-cell office:value-type="float" office:value="3.3561871799">
            <text:p>3.3561871799</text:p>
          </table:table-cell>
          <table:table-cell office:value-type="float" office:value="3.2688152027">
            <text:p>3.2688152027</text:p>
          </table:table-cell>
          <table:table-cell office:value-type="float" office:value="1.9889807824">
            <text:p>1.9889807824</text:p>
          </table:table-cell>
          <table:table-cell office:value-type="float" office:value="2.6688524921">
            <text:p>2.6688524921</text:p>
          </table:table-cell>
          <table:table-cell office:value-type="float" office:value="2.6648637225">
            <text:p>2.6648637225</text:p>
          </table:table-cell>
          <table:table-cell office:value-type="float" office:value="3.7704367911">
            <text:p>3.7704367911</text:p>
          </table:table-cell>
          <table:table-cell office:value-type="float" office:value="2.3289318519">
            <text:p>2.3289318519</text:p>
          </table:table-cell>
          <table:table-cell office:value-type="float" office:value="2.8016500174">
            <text:p>2.8016500174</text:p>
          </table:table-cell>
          <table:table-cell office:value-type="float" office:value="1.9580958535">
            <text:p>1.9580958535</text:p>
          </table:table-cell>
          <table:table-cell office:value-type="float" office:value="3.3623042867">
            <text:p>3.3623042867</text:p>
          </table:table-cell>
          <table:table-cell office:value-type="float" office:value="4.3769863314">
            <text:p>4.3769863314</text:p>
          </table:table-cell>
          <table:table-cell office:value-type="float" office:value="4.0939492473">
            <text:p>4.0939492473</text:p>
          </table:table-cell>
          <table:table-cell office:value-type="float" office:value="3.1590191974">
            <text:p>3.1590191974</text:p>
          </table:table-cell>
          <table:table-cell office:value-type="float" office:value="4.0562887409">
            <text:p>4.0562887409</text:p>
          </table:table-cell>
          <table:table-cell office:value-type="float" office:value="3.887252906">
            <text:p>3.887252906</text:p>
          </table:table-cell>
          <table:table-cell office:value-type="float" office:value="6.7891920461">
            <text:p>6.7891920461</text:p>
          </table:table-cell>
        </table:table-row>
        <table:table-row table:style-name="ro1">
          <table:table-cell office:value-type="string">
            <text:p>Oct <text:s/>2008</text:p>
          </table:table-cell>
          <table:table-cell office:value-type="float" office:value="1.52880302">
            <text:p>1.52880302</text:p>
          </table:table-cell>
          <table:table-cell office:value-type="float" office:value="2.7000838604">
            <text:p>2.7000838604</text:p>
          </table:table-cell>
          <table:table-cell office:value-type="float" office:value="2.78535451">
            <text:p>2.78535451</text:p>
          </table:table-cell>
          <table:table-cell office:value-type="float" office:value="2.6794250589">
            <text:p>2.6794250589</text:p>
          </table:table-cell>
          <table:table-cell office:value-type="float" office:value="2.788658137">
            <text:p>2.788658137</text:p>
          </table:table-cell>
          <table:table-cell office:value-type="float" office:value="2.6733785953">
            <text:p>2.6733785953</text:p>
          </table:table-cell>
          <table:table-cell office:value-type="float" office:value="3.1027579682">
            <text:p>3.1027579682</text:p>
          </table:table-cell>
          <table:table-cell office:value-type="float" office:value="3.2698574967">
            <text:p>3.2698574967</text:p>
          </table:table-cell>
          <table:table-cell office:value-type="float" office:value="3.6419501339">
            <text:p>3.6419501339</text:p>
          </table:table-cell>
          <table:table-cell office:value-type="float" office:value="3.4928888508">
            <text:p>3.4928888508</text:p>
          </table:table-cell>
          <table:table-cell office:value-type="float" office:value="3.3714722625">
            <text:p>3.3714722625</text:p>
          </table:table-cell>
          <table:table-cell office:value-type="float" office:value="3.0766843485">
            <text:p>3.0766843485</text:p>
          </table:table-cell>
          <table:table-cell office:value-type="float" office:value="1.3727768524">
            <text:p>1.3727768524</text:p>
          </table:table-cell>
          <table:table-cell office:value-type="float" office:value="2.7712427244">
            <text:p>2.7712427244</text:p>
          </table:table-cell>
          <table:table-cell office:value-type="float" office:value="4.2433101735">
            <text:p>4.2433101735</text:p>
          </table:table-cell>
          <table:table-cell office:value-type="float" office:value="2.1757233518">
            <text:p>2.1757233518</text:p>
          </table:table-cell>
          <table:table-cell office:value-type="float" office:value="2.0557847264">
            <text:p>2.0557847264</text:p>
          </table:table-cell>
          <table:table-cell office:value-type="float" office:value="2.1333010447">
            <text:p>2.1333010447</text:p>
          </table:table-cell>
          <table:table-cell office:value-type="float" office:value="2.1159306951">
            <text:p>2.1159306951</text:p>
          </table:table-cell>
          <table:table-cell office:value-type="float" office:value="3.9047045648">
            <text:p>3.9047045648</text:p>
          </table:table-cell>
          <table:table-cell office:value-type="float" office:value="2.1400133892">
            <text:p>2.1400133892</text:p>
          </table:table-cell>
          <table:table-cell office:value-type="float" office:value="2.4462286607">
            <text:p>2.4462286607</text:p>
          </table:table-cell>
          <table:table-cell office:value-type="float" office:value="2.5470993049">
            <text:p>2.5470993049</text:p>
          </table:table-cell>
          <table:table-cell office:value-type="float" office:value="3.9305347013">
            <text:p>3.9305347013</text:p>
          </table:table-cell>
          <table:table-cell office:value-type="float" office:value="2.2938662093">
            <text:p>2.2938662093</text:p>
          </table:table-cell>
          <table:table-cell office:value-type="float" office:value="2.31756446">
            <text:p>2.31756446</text:p>
          </table:table-cell>
          <table:table-cell office:value-type="float" office:value="2.7226979192">
            <text:p>2.7226979192</text:p>
          </table:table-cell>
          <table:table-cell office:value-type="float" office:value="2.1305381903">
            <text:p>2.1305381903</text:p>
          </table:table-cell>
          <table:table-cell office:value-type="float" office:value="2.6642834603">
            <text:p>2.6642834603</text:p>
          </table:table-cell>
          <table:table-cell office:value-type="float" office:value="3.579693127">
            <text:p>3.579693127</text:p>
          </table:table-cell>
          <table:table-cell office:value-type="float" office:value="3.0304717609">
            <text:p>3.0304717609</text:p>
          </table:table-cell>
          <table:table-cell office:value-type="float" office:value="2.9643120483">
            <text:p>2.9643120483</text:p>
          </table:table-cell>
          <table:table-cell office:value-type="float" office:value="2.5183028014">
            <text:p>2.5183028014</text:p>
          </table:table-cell>
          <table:table-cell office:value-type="float" office:value="1.558570367">
            <text:p>1.558570367</text:p>
          </table:table-cell>
          <table:table-cell office:value-type="float" office:value="2.7668991802">
            <text:p>2.7668991802</text:p>
          </table:table-cell>
          <table:table-cell office:value-type="float" office:value="4.1124814615">
            <text:p>4.1124814615</text:p>
          </table:table-cell>
          <table:table-cell office:value-type="float" office:value="4.081263992">
            <text:p>4.081263992</text:p>
          </table:table-cell>
          <table:table-cell office:value-type="float" office:value="1.9458927837">
            <text:p>1.9458927837</text:p>
          </table:table-cell>
          <table:table-cell office:value-type="float" office:value="6.3211691172">
            <text:p>6.3211691172</text:p>
          </table:table-cell>
          <table:table-cell office:value-type="float" office:value="4.8356351781">
            <text:p>4.8356351781</text:p>
          </table:table-cell>
          <table:table-cell office:value-type="float" office:value="2.935776406">
            <text:p>2.935776406</text:p>
          </table:table-cell>
        </table:table-row>
        <table:table-row table:style-name="ro1">
          <table:table-cell office:value-type="string">
            <text:p>Nov <text:s/>2008</text:p>
          </table:table-cell>
          <table:table-cell office:value-type="float" office:value="0.7210687509">
            <text:p>0.7210687509</text:p>
          </table:table-cell>
          <table:table-cell office:value-type="float" office:value="2.9779894883">
            <text:p>2.9779894883</text:p>
          </table:table-cell>
          <table:table-cell office:value-type="float" office:value="2.7385893717">
            <text:p>2.7385893717</text:p>
          </table:table-cell>
          <table:table-cell office:value-type="float" office:value="2.8922364987">
            <text:p>2.8922364987</text:p>
          </table:table-cell>
          <table:table-cell office:value-type="float" office:value="2.8687455798">
            <text:p>2.8687455798</text:p>
          </table:table-cell>
          <table:table-cell office:value-type="float" office:value="2.8759138467">
            <text:p>2.8759138467</text:p>
          </table:table-cell>
          <table:table-cell office:value-type="float" office:value="4.4301901834">
            <text:p>4.4301901834</text:p>
          </table:table-cell>
          <table:table-cell office:value-type="float" office:value="2.4868569588">
            <text:p>2.4868569588</text:p>
          </table:table-cell>
          <table:table-cell office:value-type="float" office:value="3.1026827493">
            <text:p>3.1026827493</text:p>
          </table:table-cell>
          <table:table-cell office:value-type="float" office:value="2.9777757852">
            <text:p>2.9777757852</text:p>
          </table:table-cell>
          <table:table-cell office:value-type="float" office:value="2.3161102286">
            <text:p>2.3161102286</text:p>
          </table:table-cell>
          <table:table-cell office:value-type="float" office:value="2.3321806062">
            <text:p>2.3321806062</text:p>
          </table:table-cell>
          <table:table-cell office:value-type="float" office:value="-0.7242679343">
            <text:p>-0.7242679343</text:p>
          </table:table-cell>
          <table:table-cell office:value-type="float" office:value="2.6396983091">
            <text:p>2.6396983091</text:p>
          </table:table-cell>
          <table:table-cell office:value-type="float" office:value="2.4484153339">
            <text:p>2.4484153339</text:p>
          </table:table-cell>
          <table:table-cell office:value-type="float" office:value="2.9141675975">
            <text:p>2.9141675975</text:p>
          </table:table-cell>
          <table:table-cell office:value-type="float" office:value="2.2438015516">
            <text:p>2.2438015516</text:p>
          </table:table-cell>
          <table:table-cell office:value-type="float" office:value="3.3507778056">
            <text:p>3.3507778056</text:p>
          </table:table-cell>
          <table:table-cell office:value-type="float" office:value="2.3070459973">
            <text:p>2.3070459973</text:p>
          </table:table-cell>
          <table:table-cell office:value-type="float" office:value="8.467446764">
            <text:p>8.467446764</text:p>
          </table:table-cell>
          <table:table-cell office:value-type="float" office:value="3.08141077">
            <text:p>3.08141077</text:p>
          </table:table-cell>
          <table:table-cell office:value-type="float" office:value="3.5180981252">
            <text:p>3.5180981252</text:p>
          </table:table-cell>
          <table:table-cell office:value-type="float" office:value="2.5527395936">
            <text:p>2.5527395936</text:p>
          </table:table-cell>
          <table:table-cell office:value-type="float" office:value="3.2276789792">
            <text:p>3.2276789792</text:p>
          </table:table-cell>
          <table:table-cell office:value-type="float" office:value="2.2952723553">
            <text:p>2.2952723553</text:p>
          </table:table-cell>
          <table:table-cell office:value-type="float" office:value="2.3283691977">
            <text:p>2.3283691977</text:p>
          </table:table-cell>
          <table:table-cell office:value-type="float" office:value="2.491264691">
            <text:p>2.491264691</text:p>
          </table:table-cell>
          <table:table-cell office:value-type="float" office:value="2.0077032684">
            <text:p>2.0077032684</text:p>
          </table:table-cell>
          <table:table-cell office:value-type="float" office:value="2.7787497299">
            <text:p>2.7787497299</text:p>
          </table:table-cell>
          <table:table-cell office:value-type="float" office:value="3.5785718384">
            <text:p>3.5785718384</text:p>
          </table:table-cell>
          <table:table-cell office:value-type="float" office:value="2.9074637441">
            <text:p>2.9074637441</text:p>
          </table:table-cell>
          <table:table-cell office:value-type="float" office:value="2.3235912781">
            <text:p>2.3235912781</text:p>
          </table:table-cell>
          <table:table-cell office:value-type="float" office:value="2.443524802">
            <text:p>2.443524802</text:p>
          </table:table-cell>
          <table:table-cell office:value-type="float" office:value="1.4478146281">
            <text:p>1.4478146281</text:p>
          </table:table-cell>
          <table:table-cell office:value-type="float" office:value="2.6179244137">
            <text:p>2.6179244137</text:p>
          </table:table-cell>
          <table:table-cell office:value-type="float" office:value="3.4660236639">
            <text:p>3.4660236639</text:p>
          </table:table-cell>
          <table:table-cell office:value-type="float" office:value="2.5257660741">
            <text:p>2.5257660741</text:p>
          </table:table-cell>
          <table:table-cell office:value-type="float" office:value="2.9704908951">
            <text:p>2.9704908951</text:p>
          </table:table-cell>
          <table:table-cell office:value-type="float" office:value="3.2513088921">
            <text:p>3.2513088921</text:p>
          </table:table-cell>
          <table:table-cell office:value-type="float" office:value="2.8666599871">
            <text:p>2.86665998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Dec <text:s/>2008</text:p>
          </table:table-cell>
          <table:table-cell office:value-type="float" office:value="0.2856759796">
            <text:p>0.2856759796</text:p>
          </table:table-cell>
          <table:table-cell office:value-type="float" office:value="3.2327363139">
            <text:p>3.2327363139</text:p>
          </table:table-cell>
          <table:table-cell office:value-type="float" office:value="2.9611914303">
            <text:p>2.9611914303</text:p>
          </table:table-cell>
          <table:table-cell office:value-type="float" office:value="3.1183486536">
            <text:p>3.1183486536</text:p>
          </table:table-cell>
          <table:table-cell office:value-type="float" office:value="3.1070057222">
            <text:p>3.1070057222</text:p>
          </table:table-cell>
          <table:table-cell office:value-type="float" office:value="2.8705839717">
            <text:p>2.8705839717</text:p>
          </table:table-cell>
          <table:table-cell office:value-type="float" office:value="4.1458881124">
            <text:p>4.1458881124</text:p>
          </table:table-cell>
          <table:table-cell office:value-type="float" office:value="2.0584227022">
            <text:p>2.0584227022</text:p>
          </table:table-cell>
          <table:table-cell office:value-type="float" office:value="2.5238361071">
            <text:p>2.5238361071</text:p>
          </table:table-cell>
          <table:table-cell office:value-type="float" office:value="2.4979444365">
            <text:p>2.4979444365</text:p>
          </table:table-cell>
          <table:table-cell office:value-type="float" office:value="2.1145838101">
            <text:p>2.1145838101</text:p>
          </table:table-cell>
          <table:table-cell office:value-type="float" office:value="2.2682866283">
            <text:p>2.2682866283</text:p>
          </table:table-cell>
          <table:table-cell office:value-type="float" office:value="0.0468103893">
            <text:p>0.0468103893</text:p>
          </table:table-cell>
          <table:table-cell office:value-type="float" office:value="2.8694999858">
            <text:p>2.8694999858</text:p>
          </table:table-cell>
          <table:table-cell office:value-type="float" office:value="3.9648323562">
            <text:p>3.9648323562</text:p>
          </table:table-cell>
          <table:table-cell office:value-type="float" office:value="3.4735950564">
            <text:p>3.4735950564</text:p>
          </table:table-cell>
          <table:table-cell office:value-type="float" office:value="2.8680174114">
            <text:p>2.8680174114</text:p>
          </table:table-cell>
          <table:table-cell office:value-type="float" office:value="3.7074124124">
            <text:p>3.7074124124</text:p>
          </table:table-cell>
          <table:table-cell office:value-type="float" office:value="2.9160667602">
            <text:p>2.9160667602</text:p>
          </table:table-cell>
          <table:table-cell office:value-type="float" office:value="6.5352832065">
            <text:p>6.5352832065</text:p>
          </table:table-cell>
          <table:table-cell office:value-type="float" office:value="2.9212130175">
            <text:p>2.9212130175</text:p>
          </table:table-cell>
          <table:table-cell office:value-type="float" office:value="4.0068201583">
            <text:p>4.0068201583</text:p>
          </table:table-cell>
          <table:table-cell office:value-type="float" office:value="2.5583798823">
            <text:p>2.5583798823</text:p>
          </table:table-cell>
          <table:table-cell office:value-type="float" office:value="2.6569323702">
            <text:p>2.6569323702</text:p>
          </table:table-cell>
          <table:table-cell office:value-type="float" office:value="2.2412616705">
            <text:p>2.2412616705</text:p>
          </table:table-cell>
          <table:table-cell office:value-type="float" office:value="0.8091211739">
            <text:p>0.8091211739</text:p>
          </table:table-cell>
          <table:table-cell office:value-type="float" office:value="2.6439378535">
            <text:p>2.6439378535</text:p>
          </table:table-cell>
          <table:table-cell office:value-type="float" office:value="1.9774147199">
            <text:p>1.9774147199</text:p>
          </table:table-cell>
          <table:table-cell office:value-type="float" office:value="3.0376815699">
            <text:p>3.0376815699</text:p>
          </table:table-cell>
          <table:table-cell office:value-type="float" office:value="3.418322318">
            <text:p>3.418322318</text:p>
          </table:table-cell>
          <table:table-cell office:value-type="float" office:value="2.3792523393">
            <text:p>2.3792523393</text:p>
          </table:table-cell>
          <table:table-cell office:value-type="float" office:value="2.4088828209">
            <text:p>2.4088828209</text:p>
          </table:table-cell>
          <table:table-cell office:value-type="float" office:value="1.6661490824">
            <text:p>1.6661490824</text:p>
          </table:table-cell>
          <table:table-cell office:value-type="float" office:value="1.4880497797">
            <text:p>1.4880497797</text:p>
          </table:table-cell>
          <table:table-cell office:value-type="float" office:value="2.5597825997">
            <text:p>2.5597825997</text:p>
          </table:table-cell>
          <table:table-cell office:value-type="float" office:value="3.1124317293">
            <text:p>3.1124317293</text:p>
          </table:table-cell>
          <table:table-cell office:value-type="float" office:value="2.0626282462">
            <text:p>2.0626282462</text:p>
          </table:table-cell>
          <table:table-cell office:value-type="float" office:value="2.209240632">
            <text:p>2.209240632</text:p>
          </table:table-cell>
          <table:table-cell office:value-type="float" office:value="3.9618236322">
            <text:p>3.9618236322</text:p>
          </table:table-cell>
          <table:table-cell office:value-type="float" office:value="4.478900975">
            <text:p>4.4789009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Jan <text:s/>2009</text:p>
          </table:table-cell>
          <table:table-cell office:value-type="float" office:value="-0.1663621991">
            <text:p>-0.1663621991</text:p>
          </table:table-cell>
          <table:table-cell office:value-type="float" office:value="3.3902161697">
            <text:p>3.3902161697</text:p>
          </table:table-cell>
          <table:table-cell office:value-type="float" office:value="3.2530058937">
            <text:p>3.2530058937</text:p>
          </table:table-cell>
          <table:table-cell office:value-type="float" office:value="3.2513558035">
            <text:p>3.2513558035</text:p>
          </table:table-cell>
          <table:table-cell office:value-type="float" office:value="3.3742975626">
            <text:p>3.3742975626</text:p>
          </table:table-cell>
          <table:table-cell office:value-type="float" office:value="2.7826410336">
            <text:p>2.7826410336</text:p>
          </table:table-cell>
          <table:table-cell office:value-type="float" office:value="3.6279414303">
            <text:p>3.6279414303</text:p>
          </table:table-cell>
          <table:table-cell office:value-type="float" office:value="2.0830453606">
            <text:p>2.0830453606</text:p>
          </table:table-cell>
          <table:table-cell office:value-type="float" office:value="1.9944635369">
            <text:p>1.9944635369</text:p>
          </table:table-cell>
          <table:table-cell office:value-type="float" office:value="2.0058820925">
            <text:p>2.0058820925</text:p>
          </table:table-cell>
          <table:table-cell office:value-type="float" office:value="1.764564241">
            <text:p>1.764564241</text:p>
          </table:table-cell>
          <table:table-cell office:value-type="float" office:value="2.5599765273">
            <text:p>2.5599765273</text:p>
          </table:table-cell>
          <table:table-cell office:value-type="float" office:value="3.2151976444">
            <text:p>3.2151976444</text:p>
          </table:table-cell>
          <table:table-cell office:value-type="float" office:value="3.0086643521">
            <text:p>3.0086643521</text:p>
          </table:table-cell>
          <table:table-cell office:value-type="float" office:value="3.5319046569">
            <text:p>3.5319046569</text:p>
          </table:table-cell>
          <table:table-cell office:value-type="float" office:value="2.9141675975">
            <text:p>2.9141675975</text:p>
          </table:table-cell>
          <table:table-cell office:value-type="float" office:value="3.5574124372">
            <text:p>3.5574124372</text:p>
          </table:table-cell>
          <table:table-cell office:value-type="float" office:value="3.5475417266">
            <text:p>3.5475417266</text:p>
          </table:table-cell>
          <table:table-cell office:value-type="float" office:value="2.9542898206">
            <text:p>2.9542898206</text:p>
          </table:table-cell>
          <table:table-cell office:value-type="float" office:value="-0.4417771261">
            <text:p>-0.4417771261</text:p>
          </table:table-cell>
          <table:table-cell office:value-type="float" office:value="2.5680712072">
            <text:p>2.5680712072</text:p>
          </table:table-cell>
          <table:table-cell office:value-type="float" office:value="4.2405046448">
            <text:p>4.2405046448</text:p>
          </table:table-cell>
          <table:table-cell office:value-type="float" office:value="2.5640262952">
            <text:p>2.5640262952</text:p>
          </table:table-cell>
          <table:table-cell office:value-type="float" office:value="2.237870574">
            <text:p>2.237870574</text:p>
          </table:table-cell>
          <table:table-cell office:value-type="float" office:value="2.3134409675">
            <text:p>2.3134409675</text:p>
          </table:table-cell>
          <table:table-cell office:value-type="float" office:value="0.9180380252">
            <text:p>0.9180380252</text:p>
          </table:table-cell>
          <table:table-cell office:value-type="float" office:value="1.3532956003">
            <text:p>1.3532956003</text:p>
          </table:table-cell>
          <table:table-cell office:value-type="float" office:value="1.9716639521">
            <text:p>1.9716639521</text:p>
          </table:table-cell>
          <table:table-cell office:value-type="float" office:value="2.749592093">
            <text:p>2.749592093</text:p>
          </table:table-cell>
          <table:table-cell office:value-type="float" office:value="2.8705175369">
            <text:p>2.8705175369</text:p>
          </table:table-cell>
          <table:table-cell office:value-type="float" office:value="2.8542483998">
            <text:p>2.8542483998</text:p>
          </table:table-cell>
          <table:table-cell office:value-type="float" office:value="3.1968658528">
            <text:p>3.1968658528</text:p>
          </table:table-cell>
          <table:table-cell office:value-type="float" office:value="0.7273737266">
            <text:p>0.7273737266</text:p>
          </table:table-cell>
          <table:table-cell office:value-type="float" office:value="1.2059891714">
            <text:p>1.2059891714</text:p>
          </table:table-cell>
          <table:table-cell office:value-type="float" office:value="2.6253530515">
            <text:p>2.6253530515</text:p>
          </table:table-cell>
          <table:table-cell office:value-type="float" office:value="3.6034563523">
            <text:p>3.6034563523</text:p>
          </table:table-cell>
          <table:table-cell office:value-type="float" office:value="3.0481297625">
            <text:p>3.0481297625</text:p>
          </table:table-cell>
          <table:table-cell office:value-type="float" office:value="2.4744244689">
            <text:p>2.4744244689</text:p>
          </table:table-cell>
          <table:table-cell office:value-type="float" office:value="3.2464261397">
            <text:p>3.2464261397</text:p>
          </table:table-cell>
          <table:table-cell office:value-type="float" office:value="6.135959304">
            <text:p>6.1359593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eb <text:s/>2009</text:p>
          </table:table-cell>
          <table:table-cell office:value-type="float" office:value="0.4925660813">
            <text:p>0.4925660813</text:p>
          </table:table-cell>
          <table:table-cell office:value-type="float" office:value="3.5245372231">
            <text:p>3.5245372231</text:p>
          </table:table-cell>
          <table:table-cell office:value-type="float" office:value="3.3933013089">
            <text:p>3.3933013089</text:p>
          </table:table-cell>
          <table:table-cell office:value-type="float" office:value="3.548405105">
            <text:p>3.548405105</text:p>
          </table:table-cell>
          <table:table-cell office:value-type="float" office:value="3.5695107045">
            <text:p>3.5695107045</text:p>
          </table:table-cell>
          <table:table-cell office:value-type="float" office:value="2.7533267208">
            <text:p>2.7533267208</text:p>
          </table:table-cell>
          <table:table-cell office:value-type="float" office:value="3.5007808677">
            <text:p>3.5007808677</text:p>
          </table:table-cell>
          <table:table-cell office:value-type="float" office:value="2.0485736388">
            <text:p>2.0485736388</text:p>
          </table:table-cell>
          <table:table-cell office:value-type="float" office:value="2.0934116808">
            <text:p>2.0934116808</text:p>
          </table:table-cell>
          <table:table-cell office:value-type="float" office:value="2.1310145815">
            <text:p>2.1310145815</text:p>
          </table:table-cell>
          <table:table-cell office:value-type="float" office:value="2.1103411486">
            <text:p>2.1103411486</text:p>
          </table:table-cell>
          <table:table-cell office:value-type="float" office:value="2.644705498">
            <text:p>2.644705498</text:p>
          </table:table-cell>
          <table:table-cell office:value-type="float" office:value="2.6831295799">
            <text:p>2.6831295799</text:p>
          </table:table-cell>
          <table:table-cell office:value-type="float" office:value="2.9015839896">
            <text:p>2.9015839896</text:p>
          </table:table-cell>
          <table:table-cell office:value-type="float" office:value="2.5818038683">
            <text:p>2.5818038683</text:p>
          </table:table-cell>
          <table:table-cell office:value-type="float" office:value="3.1528566466">
            <text:p>3.1528566466</text:p>
          </table:table-cell>
          <table:table-cell office:value-type="float" office:value="2.9607723785">
            <text:p>2.9607723785</text:p>
          </table:table-cell>
          <table:table-cell office:value-type="float" office:value="3.0728487673">
            <text:p>3.0728487673</text:p>
          </table:table-cell>
          <table:table-cell office:value-type="float" office:value="2.9084221481">
            <text:p>2.9084221481</text:p>
          </table:table-cell>
          <table:table-cell office:value-type="float" office:value="4.4364926999">
            <text:p>4.4364926999</text:p>
          </table:table-cell>
          <table:table-cell office:value-type="float" office:value="1.4264266358">
            <text:p>1.4264266358</text:p>
          </table:table-cell>
          <table:table-cell office:value-type="float" office:value="3.9546753664">
            <text:p>3.9546753664</text:p>
          </table:table-cell>
          <table:table-cell office:value-type="float" office:value="2.5690480506">
            <text:p>2.5690480506</text:p>
          </table:table-cell>
          <table:table-cell office:value-type="float" office:value="1.6436589111">
            <text:p>1.6436589111</text:p>
          </table:table-cell>
          <table:table-cell office:value-type="float" office:value="2.2984737252">
            <text:p>2.2984737252</text:p>
          </table:table-cell>
          <table:table-cell office:value-type="float" office:value="0.8340811703">
            <text:p>0.8340811703</text:p>
          </table:table-cell>
          <table:table-cell office:value-type="float" office:value="2.0810406432">
            <text:p>2.0810406432</text:p>
          </table:table-cell>
          <table:table-cell office:value-type="float" office:value="1.9779357819">
            <text:p>1.9779357819</text:p>
          </table:table-cell>
          <table:table-cell office:value-type="float" office:value="2.6621793009">
            <text:p>2.6621793009</text:p>
          </table:table-cell>
          <table:table-cell office:value-type="float" office:value="2.5192146438">
            <text:p>2.5192146438</text:p>
          </table:table-cell>
          <table:table-cell office:value-type="float" office:value="3.6148842464">
            <text:p>3.6148842464</text:p>
          </table:table-cell>
          <table:table-cell office:value-type="float" office:value="2.5837555625">
            <text:p>2.5837555625</text:p>
          </table:table-cell>
          <table:table-cell office:value-type="float" office:value="0.9481074016">
            <text:p>0.9481074016</text:p>
          </table:table-cell>
          <table:table-cell office:value-type="float" office:value="0.8718534082">
            <text:p>0.8718534082</text:p>
          </table:table-cell>
          <table:table-cell office:value-type="float" office:value="2.535240724">
            <text:p>2.535240724</text:p>
          </table:table-cell>
          <table:table-cell office:value-type="float" office:value="3.5050877869">
            <text:p>3.5050877869</text:p>
          </table:table-cell>
          <table:table-cell office:value-type="float" office:value="1.6764420328">
            <text:p>1.6764420328</text:p>
          </table:table-cell>
          <table:table-cell office:value-type="float" office:value="1.5169082364">
            <text:p>1.5169082364</text:p>
          </table:table-cell>
          <table:table-cell office:value-type="float" office:value="4.0357297835">
            <text:p>4.0357297835</text:p>
          </table:table-cell>
          <table:table-cell office:value-type="float" office:value="2.3271952778">
            <text:p>2.327195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ar <text:s/>2009</text:p>
          </table:table-cell>
          <table:table-cell office:value-type="float" office:value="2.0906924692">
            <text:p>2.0906924692</text:p>
          </table:table-cell>
          <table:table-cell office:value-type="float" office:value="3.802442851">
            <text:p>3.802442851</text:p>
          </table:table-cell>
          <table:table-cell office:value-type="float" office:value="3.5055376409">
            <text:p>3.5055376409</text:p>
          </table:table-cell>
          <table:table-cell office:value-type="float" office:value="3.6459436816">
            <text:p>3.6459436816</text:p>
          </table:table-cell>
          <table:table-cell office:value-type="float" office:value="3.6495981473">
            <text:p>3.6495981473</text:p>
          </table:table-cell>
          <table:table-cell office:value-type="float" office:value="2.7933007836">
            <text:p>2.7933007836</text:p>
          </table:table-cell>
          <table:table-cell office:value-type="float" office:value="4.0042539898">
            <text:p>4.0042539898</text:p>
          </table:table-cell>
          <table:table-cell office:value-type="float" office:value="1.9894792586">
            <text:p>1.9894792586</text:p>
          </table:table-cell>
          <table:table-cell office:value-type="float" office:value="2.0162321285">
            <text:p>2.0162321285</text:p>
          </table:table-cell>
          <table:table-cell office:value-type="float" office:value="1.9917694058">
            <text:p>1.9917694058</text:p>
          </table:table-cell>
          <table:table-cell office:value-type="float" office:value="2.0191239276">
            <text:p>2.0191239276</text:p>
          </table:table-cell>
          <table:table-cell office:value-type="float" office:value="2.6183145071">
            <text:p>2.6183145071</text:p>
          </table:table-cell>
          <table:table-cell office:value-type="float" office:value="2.4489235471">
            <text:p>2.4489235471</text:p>
          </table:table-cell>
          <table:table-cell office:value-type="float" office:value="2.9914192">
            <text:p>2.9914192</text:p>
          </table:table-cell>
          <table:table-cell office:value-type="float" office:value="3.3341620051">
            <text:p>3.3341620051</text:p>
          </table:table-cell>
          <table:table-cell office:value-type="float" office:value="3.451217958">
            <text:p>3.451217958</text:p>
          </table:table-cell>
          <table:table-cell office:value-type="float" office:value="3.3092302279">
            <text:p>3.3092302279</text:p>
          </table:table-cell>
          <table:table-cell office:value-type="float" office:value="3.3901305898">
            <text:p>3.3901305898</text:p>
          </table:table-cell>
          <table:table-cell office:value-type="float" office:value="3.339068629">
            <text:p>3.339068629</text:p>
          </table:table-cell>
          <table:table-cell office:value-type="float" office:value="4.7449298183">
            <text:p>4.7449298183</text:p>
          </table:table-cell>
          <table:table-cell office:value-type="float" office:value="1.4370279577">
            <text:p>1.4370279577</text:p>
          </table:table-cell>
          <table:table-cell office:value-type="float" office:value="3.4047438064">
            <text:p>3.4047438064</text:p>
          </table:table-cell>
          <table:table-cell office:value-type="float" office:value="2.5640324193">
            <text:p>2.5640324193</text:p>
          </table:table-cell>
          <table:table-cell office:value-type="float" office:value="1.9483178254">
            <text:p>1.9483178254</text:p>
          </table:table-cell>
          <table:table-cell office:value-type="float" office:value="2.4187189296">
            <text:p>2.4187189296</text:p>
          </table:table-cell>
          <table:table-cell office:value-type="float" office:value="1.5891002927">
            <text:p>1.5891002927</text:p>
          </table:table-cell>
          <table:table-cell office:value-type="float" office:value="2.5313571393">
            <text:p>2.5313571393</text:p>
          </table:table-cell>
          <table:table-cell office:value-type="float" office:value="1.9776646479">
            <text:p>1.9776646479</text:p>
          </table:table-cell>
          <table:table-cell office:value-type="float" office:value="2.6606763299">
            <text:p>2.6606763299</text:p>
          </table:table-cell>
          <table:table-cell office:value-type="float" office:value="3.1923510691">
            <text:p>3.1923510691</text:p>
          </table:table-cell>
          <table:table-cell office:value-type="float" office:value="3.4510235653">
            <text:p>3.4510235653</text:p>
          </table:table-cell>
          <table:table-cell office:value-type="float" office:value="2.1538966957">
            <text:p>2.1538966957</text:p>
          </table:table-cell>
          <table:table-cell office:value-type="float" office:value="1.6973310893">
            <text:p>1.6973310893</text:p>
          </table:table-cell>
          <table:table-cell office:value-type="float" office:value="0.8756457349">
            <text:p>0.8756457349</text:p>
          </table:table-cell>
          <table:table-cell office:value-type="float" office:value="2.6022994694">
            <text:p>2.6022994694</text:p>
          </table:table-cell>
          <table:table-cell office:value-type="float" office:value="3.0211968792">
            <text:p>3.0211968792</text:p>
          </table:table-cell>
          <table:table-cell office:value-type="float" office:value="1.1466016046">
            <text:p>1.1466016046</text:p>
          </table:table-cell>
          <table:table-cell office:value-type="float" office:value="2.5151335977">
            <text:p>2.5151335977</text:p>
          </table:table-cell>
          <table:table-cell office:value-type="float" office:value="2.5709229269">
            <text:p>2.5709229269</text:p>
          </table:table-cell>
          <table:table-cell office:value-type="float" office:value="4.5380657818">
            <text:p>4.53806578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pr <text:s/>2009</text:p>
          </table:table-cell>
          <table:table-cell office:value-type="float" office:value="1.7027717433">
            <text:p>1.7027717433</text:p>
          </table:table-cell>
          <table:table-cell office:value-type="float" office:value="4.0849802394">
            <text:p>4.0849802394</text:p>
          </table:table-cell>
          <table:table-cell office:value-type="float" office:value="3.7393633328">
            <text:p>3.7393633328</text:p>
          </table:table-cell>
          <table:table-cell office:value-type="float" office:value="3.9296922681">
            <text:p>3.9296922681</text:p>
          </table:table-cell>
          <table:table-cell office:value-type="float" office:value="3.9098823364">
            <text:p>3.9098823364</text:p>
          </table:table-cell>
          <table:table-cell office:value-type="float" office:value="2.713352658">
            <text:p>2.713352658</text:p>
          </table:table-cell>
          <table:table-cell office:value-type="float" office:value="3.927750887">
            <text:p>3.927750887</text:p>
          </table:table-cell>
          <table:table-cell office:value-type="float" office:value="2.0682717655">
            <text:p>2.0682717655</text:p>
          </table:table-cell>
          <table:table-cell office:value-type="float" office:value="1.9697265009">
            <text:p>1.9697265009</text:p>
          </table:table-cell>
          <table:table-cell office:value-type="float" office:value="2.0265806997">
            <text:p>2.0265806997</text:p>
          </table:table-cell>
          <table:table-cell office:value-type="float" office:value="1.9713939864">
            <text:p>1.9713939864</text:p>
          </table:table-cell>
          <table:table-cell office:value-type="float" office:value="2.5794225206">
            <text:p>2.5794225206</text:p>
          </table:table-cell>
          <table:table-cell office:value-type="float" office:value="3.7472657088">
            <text:p>3.7472657088</text:p>
          </table:table-cell>
          <table:table-cell office:value-type="float" office:value="2.896771389">
            <text:p>2.896771389</text:p>
          </table:table-cell>
          <table:table-cell office:value-type="float" office:value="2.6262667131">
            <text:p>2.6262667131</text:p>
          </table:table-cell>
          <table:table-cell office:value-type="float" office:value="3.2398786958">
            <text:p>3.2398786958</text:p>
          </table:table-cell>
          <table:table-cell office:value-type="float" office:value="3.4897263801">
            <text:p>3.4897263801</text:p>
          </table:table-cell>
          <table:table-cell office:value-type="float" office:value="3.4589979622">
            <text:p>3.4589979622</text:p>
          </table:table-cell>
          <table:table-cell office:value-type="float" office:value="3.2396886719">
            <text:p>3.2396886719</text:p>
          </table:table-cell>
          <table:table-cell office:value-type="float" office:value="1.6180155839">
            <text:p>1.6180155839</text:p>
          </table:table-cell>
          <table:table-cell office:value-type="float" office:value="1.8523641895">
            <text:p>1.8523641895</text:p>
          </table:table-cell>
          <table:table-cell office:value-type="float" office:value="4.5119567117">
            <text:p>4.5119567117</text:p>
          </table:table-cell>
          <table:table-cell office:value-type="float" office:value="2.5690541747">
            <text:p>2.5690541747</text:p>
          </table:table-cell>
          <table:table-cell office:value-type="float" office:value="2.8220902497">
            <text:p>2.8220902497</text:p>
          </table:table-cell>
          <table:table-cell office:value-type="float" office:value="2.4103192428">
            <text:p>2.4103192428</text:p>
          </table:table-cell>
          <table:table-cell office:value-type="float" office:value="1.7866259617">
            <text:p>1.7866259617</text:p>
          </table:table-cell>
          <table:table-cell office:value-type="float" office:value="2.8400619939">
            <text:p>2.8400619939</text:p>
          </table:table-cell>
          <table:table-cell office:value-type="float" office:value="2.1003087157">
            <text:p>2.1003087157</text:p>
          </table:table-cell>
          <table:table-cell office:value-type="float" office:value="2.673000692">
            <text:p>2.673000692</text:p>
          </table:table-cell>
          <table:table-cell office:value-type="float" office:value="4.1029085218">
            <text:p>4.1029085218</text:p>
          </table:table-cell>
          <table:table-cell office:value-type="float" office:value="3.5228889448">
            <text:p>3.5228889448</text:p>
          </table:table-cell>
          <table:table-cell office:value-type="float" office:value="2.9170016344">
            <text:p>2.9170016344</text:p>
          </table:table-cell>
          <table:table-cell office:value-type="float" office:value="0.8803250797">
            <text:p>0.8803250797</text:p>
          </table:table-cell>
          <table:table-cell office:value-type="float" office:value="1.0293736346">
            <text:p>1.0293736346</text:p>
          </table:table-cell>
          <table:table-cell office:value-type="float" office:value="2.536780338">
            <text:p>2.536780338</text:p>
          </table:table-cell>
          <table:table-cell office:value-type="float" office:value="3.2768702606">
            <text:p>3.2768702606</text:p>
          </table:table-cell>
          <table:table-cell office:value-type="float" office:value="1.3011768999">
            <text:p>1.3011768999</text:p>
          </table:table-cell>
          <table:table-cell office:value-type="float" office:value="2.9154634662">
            <text:p>2.9154634662</text:p>
          </table:table-cell>
          <table:table-cell office:value-type="float" office:value="3.0127684014">
            <text:p>3.0127684014</text:p>
          </table:table-cell>
          <table:table-cell office:value-type="float" office:value="3.9282541172">
            <text:p>3.92825411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ay <text:s/>2009</text:p>
          </table:table-cell>
          <table:table-cell office:value-type="float" office:value="2.1207412583">
            <text:p>2.1207412583</text:p>
          </table:table-cell>
          <table:table-cell office:value-type="float" office:value="4.4555210766">
            <text:p>4.4555210766</text:p>
          </table:table-cell>
          <table:table-cell office:value-type="float" office:value="4.019954163">
            <text:p>4.019954163</text:p>
          </table:table-cell>
          <table:table-cell office:value-type="float" office:value="4.3420144328">
            <text:p>4.3420144328</text:p>
          </table:table-cell>
          <table:table-cell office:value-type="float" office:value="4.2402430381">
            <text:p>4.2402430381</text:p>
          </table:table-cell>
          <table:table-cell office:value-type="float" office:value="2.6520590951">
            <text:p>2.6520590951</text:p>
          </table:table-cell>
          <table:table-cell office:value-type="float" office:value="4.1179748182">
            <text:p>4.1179748182</text:p>
          </table:table-cell>
          <table:table-cell office:value-type="float" office:value="2.1736567436">
            <text:p>2.1736567436</text:p>
          </table:table-cell>
          <table:table-cell office:value-type="float" office:value="2.098359088">
            <text:p>2.098359088</text:p>
          </table:table-cell>
          <table:table-cell office:value-type="float" office:value="2.2156907019">
            <text:p>2.2156907019</text:p>
          </table:table-cell>
          <table:table-cell office:value-type="float" office:value="2.176102401">
            <text:p>2.176102401</text:p>
          </table:table-cell>
          <table:table-cell office:value-type="float" office:value="2.5446975326">
            <text:p>2.5446975326</text:p>
          </table:table-cell>
          <table:table-cell office:value-type="float" office:value="3.9430379312">
            <text:p>3.9430379312</text:p>
          </table:table-cell>
          <table:table-cell office:value-type="float" office:value="3.0788481102">
            <text:p>3.0788481102</text:p>
          </table:table-cell>
          <table:table-cell office:value-type="float" office:value="3.6945450628">
            <text:p>3.6945450628</text:p>
          </table:table-cell>
          <table:table-cell office:value-type="float" office:value="2.757527909">
            <text:p>2.757527909</text:p>
          </table:table-cell>
          <table:table-cell office:value-type="float" office:value="3.2615992989">
            <text:p>3.2615992989</text:p>
          </table:table-cell>
          <table:table-cell office:value-type="float" office:value="3.1859880218">
            <text:p>3.1859880218</text:p>
          </table:table-cell>
          <table:table-cell office:value-type="float" office:value="2.8345242313">
            <text:p>2.8345242313</text:p>
          </table:table-cell>
          <table:table-cell office:value-type="float" office:value="-0.0978874654">
            <text:p>-0.0978874654</text:p>
          </table:table-cell>
          <table:table-cell office:value-type="float" office:value="3.6515263009">
            <text:p>3.6515263009</text:p>
          </table:table-cell>
          <table:table-cell office:value-type="float" office:value="3.7319124029">
            <text:p>3.7319124029</text:p>
          </table:table-cell>
          <table:table-cell office:value-type="float" office:value="2.5640385433">
            <text:p>2.5640385433</text:p>
          </table:table-cell>
          <table:table-cell office:value-type="float" office:value="3.1450355751">
            <text:p>3.1450355751</text:p>
          </table:table-cell>
          <table:table-cell office:value-type="float" office:value="2.5131014438">
            <text:p>2.5131014438</text:p>
          </table:table-cell>
          <table:table-cell office:value-type="float" office:value="2.1672451386">
            <text:p>2.1672451386</text:p>
          </table:table-cell>
          <table:table-cell office:value-type="float" office:value="2.5145072431">
            <text:p>2.5145072431</text:p>
          </table:table-cell>
          <table:table-cell office:value-type="float" office:value="2.3396125145">
            <text:p>2.3396125145</text:p>
          </table:table-cell>
          <table:table-cell office:value-type="float" office:value="2.6674096399">
            <text:p>2.6674096399</text:p>
          </table:table-cell>
          <table:table-cell office:value-type="float" office:value="4.9886712818">
            <text:p>4.9886712818</text:p>
          </table:table-cell>
          <table:table-cell office:value-type="float" office:value="3.1385813852">
            <text:p>3.1385813852</text:p>
          </table:table-cell>
          <table:table-cell office:value-type="float" office:value="2.1334085732">
            <text:p>2.1334085732</text:p>
          </table:table-cell>
          <table:table-cell office:value-type="float" office:value="1.2377997417">
            <text:p>1.2377997417</text:p>
          </table:table-cell>
          <table:table-cell office:value-type="float" office:value="1.2162506055">
            <text:p>1.2162506055</text:p>
          </table:table-cell>
          <table:table-cell office:value-type="float" office:value="2.619786919">
            <text:p>2.619786919</text:p>
          </table:table-cell>
          <table:table-cell office:value-type="float" office:value="3.0162160629">
            <text:p>3.0162160629</text:p>
          </table:table-cell>
          <table:table-cell office:value-type="float" office:value="2.2179596164">
            <text:p>2.2179596164</text:p>
          </table:table-cell>
          <table:table-cell office:value-type="float" office:value="3.8902207159">
            <text:p>3.8902207159</text:p>
          </table:table-cell>
          <table:table-cell office:value-type="float" office:value="4.645359456">
            <text:p>4.645359456</text:p>
          </table:table-cell>
          <table:table-cell office:value-type="float" office:value="3.9908209005">
            <text:p>3.9908209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Jun <text:s/>2009</text:p>
          </table:table-cell>
          <table:table-cell office:value-type="float" office:value="1.4615198301">
            <text:p>1.4615198301</text:p>
          </table:table-cell>
          <table:table-cell office:value-type="float" office:value="4.3489905859">
            <text:p>4.3489905859</text:p>
          </table:table-cell>
          <table:table-cell office:value-type="float" office:value="3.8796587479">
            <text:p>3.8796587479</text:p>
          </table:table-cell>
          <table:table-cell office:value-type="float" office:value="4.1691051379">
            <text:p>4.1691051379</text:p>
          </table:table-cell>
          <table:table-cell office:value-type="float" office:value="3.9899697793">
            <text:p>3.9899697793</text:p>
          </table:table-cell>
          <table:table-cell office:value-type="float" office:value="2.6867032829">
            <text:p>2.6867032829</text:p>
          </table:table-cell>
          <table:table-cell office:value-type="float" office:value="2.686126206">
            <text:p>2.686126206</text:p>
          </table:table-cell>
          <table:table-cell office:value-type="float" office:value="2.2642681266">
            <text:p>2.2642681266</text:p>
          </table:table-cell>
          <table:table-cell office:value-type="float" office:value="2.2121494536">
            <text:p>2.2121494536</text:p>
          </table:table-cell>
          <table:table-cell office:value-type="float" office:value="2.2486203043">
            <text:p>2.2486203043</text:p>
          </table:table-cell>
          <table:table-cell office:value-type="float" office:value="2.2917149253">
            <text:p>2.2917149253</text:p>
          </table:table-cell>
          <table:table-cell office:value-type="float" office:value="2.4710805581">
            <text:p>2.4710805581</text:p>
          </table:table-cell>
          <table:table-cell office:value-type="float" office:value="3.7484667654">
            <text:p>3.7484667654</text:p>
          </table:table-cell>
          <table:table-cell office:value-type="float" office:value="3.274560533">
            <text:p>3.274560533</text:p>
          </table:table-cell>
          <table:table-cell office:value-type="float" office:value="3.7039056617">
            <text:p>3.7039056617</text:p>
          </table:table-cell>
          <table:table-cell office:value-type="float" office:value="2.6108335976">
            <text:p>2.6108335976</text:p>
          </table:table-cell>
          <table:table-cell office:value-type="float" office:value="2.7752624443">
            <text:p>2.7752624443</text:p>
          </table:table-cell>
          <table:table-cell office:value-type="float" office:value="2.7186737096">
            <text:p>2.7186737096</text:p>
          </table:table-cell>
          <table:table-cell office:value-type="float" office:value="2.6637945613">
            <text:p>2.6637945613</text:p>
          </table:table-cell>
          <table:table-cell office:value-type="float" office:value="1.8874549057">
            <text:p>1.8874549057</text:p>
          </table:table-cell>
          <table:table-cell office:value-type="float" office:value="3.2474981457">
            <text:p>3.2474981457</text:p>
          </table:table-cell>
          <table:table-cell office:value-type="float" office:value="2.3039136093">
            <text:p>2.3039136093</text:p>
          </table:table-cell>
          <table:table-cell office:value-type="float" office:value="2.5690602988">
            <text:p>2.5690602988</text:p>
          </table:table-cell>
          <table:table-cell office:value-type="float" office:value="3.0327170432">
            <text:p>3.0327170432</text:p>
          </table:table-cell>
          <table:table-cell office:value-type="float" office:value="2.4343933301">
            <text:p>2.4343933301</text:p>
          </table:table-cell>
          <table:table-cell office:value-type="float" office:value="2.3293494327">
            <text:p>2.3293494327</text:p>
          </table:table-cell>
          <table:table-cell office:value-type="float" office:value="0.9945308427">
            <text:p>0.9945308427</text:p>
          </table:table-cell>
          <table:table-cell office:value-type="float" office:value="4.0462224616">
            <text:p>4.0462224616</text:p>
          </table:table-cell>
          <table:table-cell office:value-type="float" office:value="2.6928399089">
            <text:p>2.6928399089</text:p>
          </table:table-cell>
          <table:table-cell office:value-type="float" office:value="4.0322673367">
            <text:p>4.0322673367</text:p>
          </table:table-cell>
          <table:table-cell office:value-type="float" office:value="4.2732218369">
            <text:p>4.2732218369</text:p>
          </table:table-cell>
          <table:table-cell office:value-type="float" office:value="2.9202164878">
            <text:p>2.9202164878</text:p>
          </table:table-cell>
          <table:table-cell office:value-type="float" office:value="1.546491807">
            <text:p>1.546491807</text:p>
          </table:table-cell>
          <table:table-cell office:value-type="float" office:value="1.6307470857">
            <text:p>1.6307470857</text:p>
          </table:table-cell>
          <table:table-cell office:value-type="float" office:value="2.6175972457">
            <text:p>2.6175972457</text:p>
          </table:table-cell>
          <table:table-cell office:value-type="float" office:value="4.0444120098">
            <text:p>4.0444120098</text:p>
          </table:table-cell>
          <table:table-cell office:value-type="float" office:value="3.930805104">
            <text:p>3.930805104</text:p>
          </table:table-cell>
          <table:table-cell office:value-type="float" office:value="2.0152887312">
            <text:p>2.0152887312</text:p>
          </table:table-cell>
          <table:table-cell office:value-type="float" office:value="2.4393196648">
            <text:p>2.4393196648</text:p>
          </table:table-cell>
          <table:table-cell office:value-type="float" office:value="4.4641097732">
            <text:p>4.46410977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Jul <text:s/>2009</text:p>
          </table:table-cell>
          <table:table-cell office:value-type="float" office:value="2.4797826649">
            <text:p>2.4797826649</text:p>
          </table:table-cell>
          <table:table-cell office:value-type="float" office:value="3.9923450301">
            <text:p>3.9923450301</text:p>
          </table:table-cell>
          <table:table-cell office:value-type="float" office:value="4.2070147165">
            <text:p>4.2070147165</text:p>
          </table:table-cell>
          <table:table-cell office:value-type="float" office:value="4.0183637013">
            <text:p>4.0183637013</text:p>
          </table:table-cell>
          <table:table-cell office:value-type="float" office:value="4.040024431">
            <text:p>4.040024431</text:p>
          </table:table-cell>
          <table:table-cell office:value-type="float" office:value="2.6946980954">
            <text:p>2.6946980954</text:p>
          </table:table-cell>
          <table:table-cell office:value-type="float" office:value="1.9655496842">
            <text:p>1.9655496842</text:p>
          </table:table-cell>
          <table:table-cell office:value-type="float" office:value="2.2357058428">
            <text:p>2.2357058428</text:p>
          </table:table-cell>
          <table:table-cell office:value-type="float" office:value="2.27151834">
            <text:p>2.27151834</text:p>
          </table:table-cell>
          <table:table-cell office:value-type="float" office:value="2.2250991597">
            <text:p>2.2250991597</text:p>
          </table:table-cell>
          <table:table-cell office:value-type="float" office:value="2.252470307">
            <text:p>2.252470307</text:p>
          </table:table-cell>
          <table:table-cell office:value-type="float" office:value="2.7058214768">
            <text:p>2.7058214768</text:p>
          </table:table-cell>
          <table:table-cell office:value-type="float" office:value="2.7660024839">
            <text:p>2.7660024839</text:p>
          </table:table-cell>
          <table:table-cell office:value-type="float" office:value="2.931261693">
            <text:p>2.931261693</text:p>
          </table:table-cell>
          <table:table-cell office:value-type="float" office:value="1.7943434856">
            <text:p>1.7943434856</text:p>
          </table:table-cell>
          <table:table-cell office:value-type="float" office:value="2.5698089173">
            <text:p>2.5698089173</text:p>
          </table:table-cell>
          <table:table-cell office:value-type="float" office:value="2.6010335196">
            <text:p>2.6010335196</text:p>
          </table:table-cell>
          <table:table-cell office:value-type="float" office:value="2.6264406216">
            <text:p>2.6264406216</text:p>
          </table:table-cell>
          <table:table-cell office:value-type="float" office:value="2.4994354015">
            <text:p>2.4994354015</text:p>
          </table:table-cell>
          <table:table-cell office:value-type="float" office:value="2.5929604983">
            <text:p>2.5929604983</text:p>
          </table:table-cell>
          <table:table-cell office:value-type="float" office:value="2.8896446368">
            <text:p>2.8896446368</text:p>
          </table:table-cell>
          <table:table-cell office:value-type="float" office:value="1.8521081289">
            <text:p>1.8521081289</text:p>
          </table:table-cell>
          <table:table-cell office:value-type="float" office:value="2.5640446674">
            <text:p>2.5640446674</text:p>
          </table:table-cell>
          <table:table-cell office:value-type="float" office:value="2.9932862978">
            <text:p>2.9932862978</text:p>
          </table:table-cell>
          <table:table-cell office:value-type="float" office:value="2.3947266868">
            <text:p>2.3947266868</text:p>
          </table:table-cell>
          <table:table-cell office:value-type="float" office:value="2.7448860219">
            <text:p>2.7448860219</text:p>
          </table:table-cell>
          <table:table-cell office:value-type="float" office:value="2.1110829458">
            <text:p>2.1110829458</text:p>
          </table:table-cell>
          <table:table-cell office:value-type="float" office:value="5.231419262">
            <text:p>5.231419262</text:p>
          </table:table-cell>
          <table:table-cell office:value-type="float" office:value="3.0110489241">
            <text:p>3.0110489241</text:p>
          </table:table-cell>
          <table:table-cell office:value-type="float" office:value="5.0914981889">
            <text:p>5.0914981889</text:p>
          </table:table-cell>
          <table:table-cell office:value-type="float" office:value="4.7909225837">
            <text:p>4.7909225837</text:p>
          </table:table-cell>
          <table:table-cell office:value-type="float" office:value="2.9470769944">
            <text:p>2.9470769944</text:p>
          </table:table-cell>
          <table:table-cell office:value-type="float" office:value="1.055475455">
            <text:p>1.055475455</text:p>
          </table:table-cell>
          <table:table-cell office:value-type="float" office:value="1.9573548984">
            <text:p>1.9573548984</text:p>
          </table:table-cell>
          <table:table-cell office:value-type="float" office:value="2.6330682286">
            <text:p>2.6330682286</text:p>
          </table:table-cell>
          <table:table-cell office:value-type="float" office:value="3.8953403707">
            <text:p>3.8953403707</text:p>
          </table:table-cell>
          <table:table-cell office:value-type="float" office:value="4.2895205992">
            <text:p>4.2895205992</text:p>
          </table:table-cell>
          <table:table-cell office:value-type="float" office:value="4.8509388803">
            <text:p>4.8509388803</text:p>
          </table:table-cell>
          <table:table-cell office:value-type="float" office:value="2.4681470011">
            <text:p>2.4681470011</text:p>
          </table:table-cell>
          <table:table-cell office:value-type="float" office:value="4.5091933561">
            <text:p>4.50919335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ug <text:s/>2009</text:p>
          </table:table-cell>
          <table:table-cell office:value-type="float" office:value="1.5956450977">
            <text:p>1.5956450977</text:p>
          </table:table-cell>
          <table:table-cell office:value-type="float" office:value="3.7635360631">
            <text:p>3.7635360631</text:p>
          </table:table-cell>
          <table:table-cell office:value-type="float" office:value="3.8749822341">
            <text:p>3.8749822341</text:p>
          </table:table-cell>
          <table:table-cell office:value-type="float" office:value="3.7479158299">
            <text:p>3.7479158299</text:p>
          </table:table-cell>
          <table:table-cell office:value-type="float" office:value="3.7897511722">
            <text:p>3.7897511722</text:p>
          </table:table-cell>
          <table:table-cell office:value-type="float" office:value="2.7400020332">
            <text:p>2.7400020332</text:p>
          </table:table-cell>
          <table:table-cell office:value-type="float" office:value="2.2581223609">
            <text:p>2.2581223609</text:p>
          </table:table-cell>
          <table:table-cell office:value-type="float" office:value="2.3992002948">
            <text:p>2.3992002948</text:p>
          </table:table-cell>
          <table:table-cell office:value-type="float" office:value="2.2121494536">
            <text:p>2.2121494536</text:p>
          </table:table-cell>
          <table:table-cell office:value-type="float" office:value="2.4132683161">
            <text:p>2.4132683161</text:p>
          </table:table-cell>
          <table:table-cell office:value-type="float" office:value="2.2948969214">
            <text:p>2.2948969214</text:p>
          </table:table-cell>
          <table:table-cell office:value-type="float" office:value="2.5196955413">
            <text:p>2.5196955413</text:p>
          </table:table-cell>
          <table:table-cell office:value-type="float" office:value="4.3021538483">
            <text:p>4.3021538483</text:p>
          </table:table-cell>
          <table:table-cell office:value-type="float" office:value="2.8955682389">
            <text:p>2.8955682389</text:p>
          </table:table-cell>
          <table:table-cell office:value-type="float" office:value="2.8462407873">
            <text:p>2.8462407873</text:p>
          </table:table-cell>
          <table:table-cell office:value-type="float" office:value="2.4293304665">
            <text:p>2.4293304665</text:p>
          </table:table-cell>
          <table:table-cell office:value-type="float" office:value="2.592259401">
            <text:p>2.592259401</text:p>
          </table:table-cell>
          <table:table-cell office:value-type="float" office:value="2.5194502396">
            <text:p>2.5194502396</text:p>
          </table:table-cell>
          <table:table-cell office:value-type="float" office:value="2.4956130954">
            <text:p>2.4956130954</text:p>
          </table:table-cell>
          <table:table-cell office:value-type="float" office:value="1.8945454142">
            <text:p>1.8945454142</text:p>
          </table:table-cell>
          <table:table-cell office:value-type="float" office:value="2.1949046779">
            <text:p>2.1949046779</text:p>
          </table:table-cell>
          <table:table-cell office:value-type="float" office:value="1.903079534">
            <text:p>1.903079534</text:p>
          </table:table-cell>
          <table:table-cell office:value-type="float" office:value="2.5690664229">
            <text:p>2.5690664229</text:p>
          </table:table-cell>
          <table:table-cell office:value-type="float" office:value="2.9758164362">
            <text:p>2.9758164362</text:p>
          </table:table-cell>
          <table:table-cell office:value-type="float" office:value="2.4233158804">
            <text:p>2.4233158804</text:p>
          </table:table-cell>
          <table:table-cell office:value-type="float" office:value="2.4654802671">
            <text:p>2.4654802671</text:p>
          </table:table-cell>
          <table:table-cell office:value-type="float" office:value="1.930841852">
            <text:p>1.930841852</text:p>
          </table:table-cell>
          <table:table-cell office:value-type="float" office:value="5.7153092774">
            <text:p>5.7153092774</text:p>
          </table:table-cell>
          <table:table-cell office:value-type="float" office:value="2.6598346662">
            <text:p>2.6598346662</text:p>
          </table:table-cell>
          <table:table-cell office:value-type="float" office:value="4.2815961337">
            <text:p>4.2815961337</text:p>
          </table:table-cell>
          <table:table-cell office:value-type="float" office:value="3.2582272031">
            <text:p>3.2582272031</text:p>
          </table:table-cell>
          <table:table-cell office:value-type="float" office:value="2.5353082465">
            <text:p>2.5353082465</text:p>
          </table:table-cell>
          <table:table-cell office:value-type="float" office:value="1.3047265412">
            <text:p>1.3047265412</text:p>
          </table:table-cell>
          <table:table-cell office:value-type="float" office:value="2.5930120633">
            <text:p>2.5930120633</text:p>
          </table:table-cell>
          <table:table-cell office:value-type="float" office:value="2.673540833">
            <text:p>2.673540833</text:p>
          </table:table-cell>
          <table:table-cell office:value-type="float" office:value="3.7520524104">
            <text:p>3.7520524104</text:p>
          </table:table-cell>
          <table:table-cell office:value-type="float" office:value="4.107054544">
            <text:p>4.107054544</text:p>
          </table:table-cell>
          <table:table-cell office:value-type="float" office:value="4.5111423976">
            <text:p>4.5111423976</text:p>
          </table:table-cell>
          <table:table-cell office:value-type="float" office:value="3.038674574">
            <text:p>3.038674574</text:p>
          </table:table-cell>
          <table:table-cell office:value-type="float" office:value="4.3988805736">
            <text:p>4.3988805736</text:p>
          </table:table-cell>
          <table:table-cell office:value-type="float" office:value="3.706459534">
            <text:p>3.706459534</text:p>
          </table:table-cell>
        </table:table-row>
        <table:table-row table:style-name="ro1">
          <table:table-cell office:value-type="string">
            <text:p>Sep <text:s/>2009</text:p>
          </table:table-cell>
          <table:table-cell office:value-type="float" office:value="1.2363400888">
            <text:p>1.2363400888</text:p>
          </table:table-cell>
          <table:table-cell office:value-type="float" office:value="3.8580239766">
            <text:p>3.8580239766</text:p>
          </table:table-cell>
          <table:table-cell office:value-type="float" office:value="3.6925981944">
            <text:p>3.6925981944</text:p>
          </table:table-cell>
          <table:table-cell office:value-type="float" office:value="3.7603298305">
            <text:p>3.7603298305</text:p>
          </table:table-cell>
          <table:table-cell office:value-type="float" office:value="3.8898604757">
            <text:p>3.8898604757</text:p>
          </table:table-cell>
          <table:table-cell office:value-type="float" office:value="2.9025632219">
            <text:p>2.9025632219</text:p>
          </table:table-cell>
          <table:table-cell office:value-type="float" office:value="3.3012525051">
            <text:p>3.3012525051</text:p>
          </table:table-cell>
          <table:table-cell office:value-type="float" office:value="2.6641400994">
            <text:p>2.6641400994</text:p>
          </table:table-cell>
          <table:table-cell office:value-type="float" office:value="2.5188886999">
            <text:p>2.5188886999</text:p>
          </table:table-cell>
          <table:table-cell office:value-type="float" office:value="2.5826205568">
            <text:p>2.5826205568</text:p>
          </table:table-cell>
          <table:table-cell office:value-type="float" office:value="2.5600632616">
            <text:p>2.5600632616</text:p>
          </table:table-cell>
          <table:table-cell office:value-type="float" office:value="2.4391335692">
            <text:p>2.4391335692</text:p>
          </table:table-cell>
          <table:table-cell office:value-type="float" office:value="4.9062853074">
            <text:p>4.9062853074</text:p>
          </table:table-cell>
          <table:table-cell office:value-type="float" office:value="2.8895524882">
            <text:p>2.8895524882</text:p>
          </table:table-cell>
          <table:table-cell office:value-type="float" office:value="2.9609081239">
            <text:p>2.9609081239</text:p>
          </table:table-cell>
          <table:table-cell office:value-type="float" office:value="2.5064071386">
            <text:p>2.5064071386</text:p>
          </table:table-cell>
          <table:table-cell office:value-type="float" office:value="2.4318183768">
            <text:p>2.4318183768</text:p>
          </table:table-cell>
          <table:table-cell office:value-type="float" office:value="2.4432042202">
            <text:p>2.4432042202</text:p>
          </table:table-cell>
          <table:table-cell office:value-type="float" office:value="2.4650346471">
            <text:p>2.4650346471</text:p>
          </table:table-cell>
          <table:table-cell office:value-type="float" office:value="3.4296404975">
            <text:p>3.4296404975</text:p>
          </table:table-cell>
          <table:table-cell office:value-type="float" office:value="2.2952638581">
            <text:p>2.2952638581</text:p>
          </table:table-cell>
          <table:table-cell office:value-type="float" office:value="2.0668765892">
            <text:p>2.0668765892</text:p>
          </table:table-cell>
          <table:table-cell office:value-type="float" office:value="2.5640507915">
            <text:p>2.5640507915</text:p>
          </table:table-cell>
          <table:table-cell office:value-type="float" office:value="2.7826595043">
            <text:p>2.7826595043</text:p>
          </table:table-cell>
          <table:table-cell office:value-type="float" office:value="2.5629572221">
            <text:p>2.5629572221</text:p>
          </table:table-cell>
          <table:table-cell office:value-type="float" office:value="2.7194552912">
            <text:p>2.7194552912</text:p>
          </table:table-cell>
          <table:table-cell office:value-type="float" office:value="2.6161918184">
            <text:p>2.6161918184</text:p>
          </table:table-cell>
          <table:table-cell office:value-type="float" office:value="5.6835293403">
            <text:p>5.6835293403</text:p>
          </table:table-cell>
          <table:table-cell office:value-type="float" office:value="2.7945008658">
            <text:p>2.7945008658</text:p>
          </table:table-cell>
          <table:table-cell office:value-type="float" office:value="4.0278453533">
            <text:p>4.0278453533</text:p>
          </table:table-cell>
          <table:table-cell office:value-type="float" office:value="4.3725603194">
            <text:p>4.3725603194</text:p>
          </table:table-cell>
          <table:table-cell office:value-type="float" office:value="2.5655794594">
            <text:p>2.5655794594</text:p>
          </table:table-cell>
          <table:table-cell office:value-type="float" office:value="2.559991692">
            <text:p>2.559991692</text:p>
          </table:table-cell>
          <table:table-cell office:value-type="float" office:value="2.0541802712">
            <text:p>2.0541802712</text:p>
          </table:table-cell>
          <table:table-cell office:value-type="float" office:value="2.6442731976">
            <text:p>2.6442731976</text:p>
          </table:table-cell>
          <table:table-cell office:value-type="float" office:value="4.977011057">
            <text:p>4.977011057</text:p>
          </table:table-cell>
          <table:table-cell office:value-type="float" office:value="2.9993209328">
            <text:p>2.9993209328</text:p>
          </table:table-cell>
          <table:table-cell office:value-type="float" office:value="3.4635642984">
            <text:p>3.4635642984</text:p>
          </table:table-cell>
          <table:table-cell office:value-type="float" office:value="3.4928059117">
            <text:p>3.4928059117</text:p>
          </table:table-cell>
          <table:table-cell office:value-type="float" office:value="4.4650268277">
            <text:p>4.4650268277</text:p>
          </table:table-cell>
          <table:table-cell office:value-type="float" office:value="6.018508918">
            <text:p>6.018508918</text:p>
          </table:table-cell>
        </table:table-row>
        <table:table-row table:style-name="ro1">
          <table:table-cell office:value-type="string">
            <text:p>Oct <text:s/>2009</text:p>
          </table:table-cell>
          <table:table-cell office:value-type="float" office:value="2.0372995329">
            <text:p>2.0372995329</text:p>
          </table:table-cell>
          <table:table-cell office:value-type="float" office:value="4.0803484789">
            <text:p>4.0803484789</text:p>
          </table:table-cell>
          <table:table-cell office:value-type="float" office:value="3.8796587479">
            <text:p>3.8796587479</text:p>
          </table:table-cell>
          <table:table-cell office:value-type="float" office:value="3.9119579814">
            <text:p>3.9119579814</text:p>
          </table:table-cell>
          <table:table-cell office:value-type="float" office:value="4.0900790828">
            <text:p>4.0900790828</text:p>
          </table:table-cell>
          <table:table-cell office:value-type="float" office:value="2.6840383453">
            <text:p>2.6840383453</text:p>
          </table:table-cell>
          <table:table-cell office:value-type="float" office:value="3.7127151388">
            <text:p>3.7127151388</text:p>
          </table:table-cell>
          <table:table-cell office:value-type="float" office:value="2.8168005817">
            <text:p>2.8168005817</text:p>
          </table:table-cell>
          <table:table-cell office:value-type="float" office:value="2.6574161014">
            <text:p>2.6574161014</text:p>
          </table:table-cell>
          <table:table-cell office:value-type="float" office:value="2.7519727976">
            <text:p>2.7519727976</text:p>
          </table:table-cell>
          <table:table-cell office:value-type="float" office:value="2.7478010304">
            <text:p>2.7478010304</text:p>
          </table:table-cell>
          <table:table-cell office:value-type="float" office:value="2.3252356086">
            <text:p>2.3252356086</text:p>
          </table:table-cell>
          <table:table-cell office:value-type="float" office:value="3.9430379312">
            <text:p>3.9430379312</text:p>
          </table:table-cell>
          <table:table-cell office:value-type="float" office:value="2.939683744">
            <text:p>2.939683744</text:p>
          </table:table-cell>
          <table:table-cell office:value-type="float" office:value="3.1808821981">
            <text:p>3.1808821981</text:p>
          </table:table-cell>
          <table:table-cell office:value-type="float" office:value="2.2900951879">
            <text:p>2.2900951879</text:p>
          </table:table-cell>
          <table:table-cell office:value-type="float" office:value="2.532094017">
            <text:p>2.532094017</text:p>
          </table:table-cell>
          <table:table-cell office:value-type="float" office:value="2.4776379064">
            <text:p>2.4776379064</text:p>
          </table:table-cell>
          <table:table-cell office:value-type="float" office:value="2.3248834255">
            <text:p>2.3248834255</text:p>
          </table:table-cell>
          <table:table-cell office:value-type="float" office:value="1.3450310079">
            <text:p>1.3450310079</text:p>
          </table:table-cell>
          <table:table-cell office:value-type="float" office:value="3.3553960437">
            <text:p>3.3553960437</text:p>
          </table:table-cell>
          <table:table-cell office:value-type="float" office:value="1.7279870195">
            <text:p>1.7279870195</text:p>
          </table:table-cell>
          <table:table-cell office:value-type="float" office:value="2.569072547">
            <text:p>2.569072547</text:p>
          </table:table-cell>
          <table:table-cell office:value-type="float" office:value="2.5651779927">
            <text:p>2.5651779927</text:p>
          </table:table-cell>
          <table:table-cell office:value-type="float" office:value="2.5023726428">
            <text:p>2.5023726428</text:p>
          </table:table-cell>
          <table:table-cell office:value-type="float" office:value="2.7466581983">
            <text:p>2.7466581983</text:p>
          </table:table-cell>
          <table:table-cell office:value-type="float" office:value="1.7638440515">
            <text:p>1.7638440515</text:p>
          </table:table-cell>
          <table:table-cell office:value-type="float" office:value="4.9284889416">
            <text:p>4.9284889416</text:p>
          </table:table-cell>
          <table:table-cell office:value-type="float" office:value="2.6639828661">
            <text:p>2.6639828661</text:p>
          </table:table-cell>
          <table:table-cell office:value-type="float" office:value="4.1048036575">
            <text:p>4.1048036575</text:p>
          </table:table-cell>
          <table:table-cell office:value-type="float" office:value="2.5075870831">
            <text:p>2.5075870831</text:p>
          </table:table-cell>
          <table:table-cell office:value-type="float" office:value="2.9631560386">
            <text:p>2.9631560386</text:p>
          </table:table-cell>
          <table:table-cell office:value-type="float" office:value="0.6385063437">
            <text:p>0.6385063437</text:p>
          </table:table-cell>
          <table:table-cell office:value-type="float" office:value="1.1715993971">
            <text:p>1.1715993971</text:p>
          </table:table-cell>
          <table:table-cell office:value-type="float" office:value="2.5362799635">
            <text:p>2.5362799635</text:p>
          </table:table-cell>
          <table:table-cell office:value-type="float" office:value="2.6529642083">
            <text:p>2.6529642083</text:p>
          </table:table-cell>
          <table:table-cell office:value-type="float" office:value="2.4115147689">
            <text:p>2.4115147689</text:p>
          </table:table-cell>
          <table:table-cell office:value-type="float" office:value="4.0355811914">
            <text:p>4.0355811914</text:p>
          </table:table-cell>
          <table:table-cell office:value-type="float" office:value="2.8198654956">
            <text:p>2.8198654956</text:p>
          </table:table-cell>
          <table:table-cell office:value-type="float" office:value="3.9020441077">
            <text:p>3.902044107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Nov <text:s/>2009</text:p>
          </table:table-cell>
          <table:table-cell office:value-type="float" office:value="0.8860122777">
            <text:p>0.8860122777</text:p>
          </table:table-cell>
          <table:table-cell office:value-type="float" office:value="4.3953081905">
            <text:p>4.3953081905</text:p>
          </table:table-cell>
          <table:table-cell office:value-type="float" office:value="4.1415435228">
            <text:p>4.1415435228</text:p>
          </table:table-cell>
          <table:table-cell office:value-type="float" office:value="4.2799444295">
            <text:p>4.2799444295</text:p>
          </table:table-cell>
          <table:table-cell office:value-type="float" office:value="4.3603742023">
            <text:p>4.3603742023</text:p>
          </table:table-cell>
          <table:table-cell office:value-type="float" office:value="2.7053578455">
            <text:p>2.7053578455</text:p>
          </table:table-cell>
          <table:table-cell office:value-type="float" office:value="3.949461227">
            <text:p>3.949461227</text:p>
          </table:table-cell>
          <table:table-cell office:value-type="float" office:value="3.0679516976">
            <text:p>3.0679516976</text:p>
          </table:table-cell>
          <table:table-cell office:value-type="float" office:value="2.8404701678">
            <text:p>2.8404701678</text:p>
          </table:table-cell>
          <table:table-cell office:value-type="float" office:value="2.9448461829">
            <text:p>2.9448461829</text:p>
          </table:table-cell>
          <table:table-cell office:value-type="float" office:value="2.9737227523">
            <text:p>2.9737227523</text:p>
          </table:table-cell>
          <table:table-cell office:value-type="float" office:value="2.1627226649">
            <text:p>2.1627226649</text:p>
          </table:table-cell>
          <table:table-cell office:value-type="float" office:value="4.442677468">
            <text:p>4.442677468</text:p>
          </table:table-cell>
          <table:table-cell office:value-type="float" office:value="2.9513141954">
            <text:p>2.9513141954</text:p>
          </table:table-cell>
          <table:table-cell office:value-type="float" office:value="3.0287724659">
            <text:p>3.0287724659</text:p>
          </table:table-cell>
          <table:table-cell office:value-type="float" office:value="2.2428546469">
            <text:p>2.2428546469</text:p>
          </table:table-cell>
          <table:table-cell office:value-type="float" office:value="2.2839118077">
            <text:p>2.2839118077</text:p>
          </table:table-cell>
          <table:table-cell office:value-type="float" office:value="2.2488998483">
            <text:p>2.2488998483</text:p>
          </table:table-cell>
          <table:table-cell office:value-type="float" office:value="2.1694429797">
            <text:p>2.1694429797</text:p>
          </table:table-cell>
          <table:table-cell office:value-type="float" office:value="2.529145922">
            <text:p>2.529145922</text:p>
          </table:table-cell>
          <table:table-cell office:value-type="float" office:value="3.4291341268">
            <text:p>3.4291341268</text:p>
          </table:table-cell>
          <table:table-cell office:value-type="float" office:value="2.555766249">
            <text:p>2.555766249</text:p>
          </table:table-cell>
          <table:table-cell office:value-type="float" office:value="2.5640569156">
            <text:p>2.5640569156</text:p>
          </table:table-cell>
          <table:table-cell office:value-type="float" office:value="2.1656704081">
            <text:p>2.1656704081</text:p>
          </table:table-cell>
          <table:table-cell office:value-type="float" office:value="2.340506531">
            <text:p>2.340506531</text:p>
          </table:table-cell>
          <table:table-cell office:value-type="float" office:value="3.0477454231">
            <text:p>3.0477454231</text:p>
          </table:table-cell>
          <table:table-cell office:value-type="float" office:value="3.557464292">
            <text:p>3.557464292</text:p>
          </table:table-cell>
          <table:table-cell office:value-type="float" office:value="5.4239268429">
            <text:p>5.4239268429</text:p>
          </table:table-cell>
          <table:table-cell office:value-type="float" office:value="2.9719716787">
            <text:p>2.9719716787</text:p>
          </table:table-cell>
          <table:table-cell office:value-type="float" office:value="4.1955727635">
            <text:p>4.1955727635</text:p>
          </table:table-cell>
          <table:table-cell office:value-type="float" office:value="4.4511457696">
            <text:p>4.4511457696</text:p>
          </table:table-cell>
          <table:table-cell office:value-type="float" office:value="3.3513794482">
            <text:p>3.3513794482</text:p>
          </table:table-cell>
          <table:table-cell office:value-type="float" office:value="1.7999848581">
            <text:p>1.7999848581</text:p>
          </table:table-cell>
          <table:table-cell office:value-type="float" office:value="2.3770098595">
            <text:p>2.3770098595</text:p>
          </table:table-cell>
          <table:table-cell office:value-type="float" office:value="2.7400585752">
            <text:p>2.7400585752</text:p>
          </table:table-cell>
          <table:table-cell office:value-type="float" office:value="3.7244175733">
            <text:p>3.7244175733</text:p>
          </table:table-cell>
          <table:table-cell office:value-type="float" office:value="3.3019188751">
            <text:p>3.3019188751</text:p>
          </table:table-cell>
          <table:table-cell office:value-type="float" office:value="4.9799662893">
            <text:p>4.9799662893</text:p>
          </table:table-cell>
          <table:table-cell office:value-type="float" office:value="3.9386523669">
            <text:p>3.9386523669</text:p>
          </table:table-cell>
          <table:table-cell office:value-type="float" office:value="6.6844762287">
            <text:p>6.684476228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Dec <text:s/>2009</text:p>
          </table:table-cell>
          <table:table-cell office:value-type="float" office:value="1.659883887">
            <text:p>1.659883887</text:p>
          </table:table-cell>
          <table:table-cell office:value-type="float" office:value="4.7195314231">
            <text:p>4.7195314231</text:p>
          </table:table-cell>
          <table:table-cell office:value-type="float" office:value="4.4595464637">
            <text:p>4.4595464637</text:p>
          </table:table-cell>
          <table:table-cell office:value-type="float" office:value="4.6736455932">
            <text:p>4.6736455932</text:p>
          </table:table-cell>
          <table:table-cell office:value-type="float" office:value="4.7107567646">
            <text:p>4.7107567646</text:p>
          </table:table-cell>
          <table:table-cell office:value-type="float" office:value="2.7160175956">
            <text:p>2.7160175956</text:p>
          </table:table-cell>
          <table:table-cell office:value-type="float" office:value="3.8926008128">
            <text:p>3.8926008128</text:p>
          </table:table-cell>
          <table:table-cell office:value-type="float" office:value="3.3604688797">
            <text:p>3.3604688797</text:p>
          </table:table-cell>
          <table:table-cell office:value-type="float" office:value="2.9839449765">
            <text:p>2.9839449765</text:p>
          </table:table-cell>
          <table:table-cell office:value-type="float" office:value="3.2553252909">
            <text:p>3.2553252909</text:p>
          </table:table-cell>
          <table:table-cell office:value-type="float" office:value="3.1328225564">
            <text:p>3.1328225564</text:p>
          </table:table-cell>
          <table:table-cell office:value-type="float" office:value="2.1891136557">
            <text:p>2.1891136557</text:p>
          </table:table-cell>
          <table:table-cell office:value-type="float" office:value="4.4991271272">
            <text:p>4.4991271272</text:p>
          </table:table-cell>
          <table:table-cell office:value-type="float" office:value="3.1759022215">
            <text:p>3.1759022215</text:p>
          </table:table-cell>
          <table:table-cell office:value-type="float" office:value="3.8454847202">
            <text:p>3.8454847202</text:p>
          </table:table-cell>
          <table:table-cell office:value-type="float" office:value="2.1956141059">
            <text:p>2.1956141059</text:p>
          </table:table-cell>
          <table:table-cell office:value-type="float" office:value="2.3139944997">
            <text:p>2.3139944997</text:p>
          </table:table-cell>
          <table:table-cell office:value-type="float" office:value="2.2292234562">
            <text:p>2.2292234562</text:p>
          </table:table-cell>
          <table:table-cell office:value-type="float" office:value="2.19492502">
            <text:p>2.19492502</text:p>
          </table:table-cell>
          <table:table-cell office:value-type="float" office:value="2.5256006678">
            <text:p>2.5256006678</text:p>
          </table:table-cell>
          <table:table-cell office:value-type="float" office:value="3.5714274246">
            <text:p>3.5714274246</text:p>
          </table:table-cell>
          <table:table-cell office:value-type="float" office:value="3.4376631075">
            <text:p>3.4376631075</text:p>
          </table:table-cell>
          <table:table-cell office:value-type="float" office:value="2.5690786711">
            <text:p>2.5690786711</text:p>
          </table:table-cell>
          <table:table-cell office:value-type="float" office:value="2.1714292309">
            <text:p>2.1714292309</text:p>
          </table:table-cell>
          <table:table-cell office:value-type="float" office:value="2.3176715201">
            <text:p>2.3176715201</text:p>
          </table:table-cell>
          <table:table-cell office:value-type="float" office:value="2.6257514664">
            <text:p>2.6257514664</text:p>
          </table:table-cell>
          <table:table-cell office:value-type="float" office:value="2.8797791519">
            <text:p>2.8797791519</text:p>
          </table:table-cell>
          <table:table-cell office:value-type="float" office:value="3.5024209151">
            <text:p>3.5024209151</text:p>
          </table:table-cell>
          <table:table-cell office:value-type="float" office:value="2.7041422506">
            <text:p>2.7041422506</text:p>
          </table:table-cell>
          <table:table-cell office:value-type="float" office:value="3.584304624">
            <text:p>3.584304624</text:p>
          </table:table-cell>
          <table:table-cell office:value-type="float" office:value="3.5674629618">
            <text:p>3.5674629618</text:p>
          </table:table-cell>
          <table:table-cell office:value-type="float" office:value="3.2138429541">
            <text:p>3.2138429541</text:p>
          </table:table-cell>
          <table:table-cell office:value-type="float" office:value="1.1024400667">
            <text:p>1.1024400667</text:p>
          </table:table-cell>
          <table:table-cell office:value-type="float" office:value="2.2451695133">
            <text:p>2.2451695133</text:p>
          </table:table-cell>
          <table:table-cell office:value-type="float" office:value="2.7142572097">
            <text:p>2.7142572097</text:p>
          </table:table-cell>
          <table:table-cell office:value-type="float" office:value="3.8034560713">
            <text:p>3.8034560713</text:p>
          </table:table-cell>
          <table:table-cell office:value-type="float" office:value="2.9575688014">
            <text:p>2.9575688014</text:p>
          </table:table-cell>
          <table:table-cell office:value-type="float" office:value="3.7124030163">
            <text:p>3.7124030163</text:p>
          </table:table-cell>
          <table:table-cell office:value-type="float" office:value="3.3128466614">
            <text:p>3.3128466614</text:p>
          </table:table-cell>
          <table:table-cell office:value-type="float" office:value="2.3045943216">
            <text:p>2.30459432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Jan <text:s/>2010</text:p>
          </table:table-cell>
          <table:table-cell office:value-type="float" office:value="0.5099265494">
            <text:p>0.5099265494</text:p>
          </table:table-cell>
          <table:table-cell office:value-type="float" office:value="5.3494508463">
            <text:p>5.3494508463</text:p>
          </table:table-cell>
          <table:table-cell office:value-type="float" office:value="4.9084917921">
            <text:p>4.9084917921</text:p>
          </table:table-cell>
          <table:table-cell office:value-type="float" office:value="5.1356237606">
            <text:p>5.1356237606</text:p>
          </table:table-cell>
          <table:table-cell office:value-type="float" office:value="5.1682562817">
            <text:p>5.1682562817</text:p>
          </table:table-cell>
          <table:table-cell office:value-type="float" office:value="2.702692908">
            <text:p>2.702692908</text:p>
          </table:table-cell>
          <table:table-cell office:value-type="float" office:value="4.608008206">
            <text:p>4.608008206</text:p>
          </table:table-cell>
          <table:table-cell office:value-type="float" office:value="3.5899520563">
            <text:p>3.5899520563</text:p>
          </table:table-cell>
          <table:table-cell office:value-type="float" office:value="3.3886428853">
            <text:p>3.3886428853</text:p>
          </table:table-cell>
          <table:table-cell office:value-type="float" office:value="3.4434944473">
            <text:p>3.4434944473</text:p>
          </table:table-cell>
          <table:table-cell office:value-type="float" office:value="3.519965413">
            <text:p>3.519965413</text:p>
          </table:table-cell>
          <table:table-cell office:value-type="float" office:value="2.1696676625">
            <text:p>2.1696676625</text:p>
          </table:table-cell>
          <table:table-cell office:value-type="float" office:value="4.0415245706">
            <text:p>4.0415245706</text:p>
          </table:table-cell>
          <table:table-cell office:value-type="float" office:value="3.2885972847">
            <text:p>3.2885972847</text:p>
          </table:table-cell>
          <table:table-cell office:value-type="float" office:value="3.3868153739">
            <text:p>3.3868153739</text:p>
          </table:table-cell>
          <table:table-cell office:value-type="float" office:value="2.1806960403">
            <text:p>2.1806960403</text:p>
          </table:table-cell>
          <table:table-cell office:value-type="float" office:value="2.2187326416">
            <text:p>2.2187326416</text:p>
          </table:table-cell>
          <table:table-cell office:value-type="float" office:value="2.1554369859">
            <text:p>2.1554369859</text:p>
          </table:table-cell>
          <table:table-cell office:value-type="float" office:value="2.2331480804">
            <text:p>2.2331480804</text:p>
          </table:table-cell>
          <table:table-cell office:value-type="float" office:value="2.7631327015">
            <text:p>2.7631327015</text:p>
          </table:table-cell>
          <table:table-cell office:value-type="float" office:value="3.0592657865">
            <text:p>3.0592657865</text:p>
          </table:table-cell>
          <table:table-cell office:value-type="float" office:value="3.8715712162">
            <text:p>3.8715712162</text:p>
          </table:table-cell>
          <table:table-cell office:value-type="float" office:value="2.6243547254">
            <text:p>2.6243547254</text:p>
          </table:table-cell>
          <table:table-cell office:value-type="float" office:value="2.3905438415">
            <text:p>2.3905438415</text:p>
          </table:table-cell>
          <table:table-cell office:value-type="float" office:value="2.477336426">
            <text:p>2.477336426</text:p>
          </table:table-cell>
          <table:table-cell office:value-type="float" office:value="2.6230544355">
            <text:p>2.6230544355</text:p>
          </table:table-cell>
          <table:table-cell office:value-type="float" office:value="1.1291073821">
            <text:p>1.1291073821</text:p>
          </table:table-cell>
          <table:table-cell office:value-type="float" office:value="2.8018184726">
            <text:p>2.8018184726</text:p>
          </table:table-cell>
          <table:table-cell office:value-type="float" office:value="2.6573697938">
            <text:p>2.6573697938</text:p>
          </table:table-cell>
          <table:table-cell office:value-type="float" office:value="4.2112392191">
            <text:p>4.2112392191</text:p>
          </table:table-cell>
          <table:table-cell office:value-type="float" office:value="4.4990906398">
            <text:p>4.4990906398</text:p>
          </table:table-cell>
          <table:table-cell office:value-type="float" office:value="3.0334003476">
            <text:p>3.0334003476</text:p>
          </table:table-cell>
          <table:table-cell office:value-type="float" office:value="1.234012273">
            <text:p>1.234012273</text:p>
          </table:table-cell>
          <table:table-cell office:value-type="float" office:value="2.6913983775">
            <text:p>2.6913983775</text:p>
          </table:table-cell>
          <table:table-cell office:value-type="float" office:value="5.8173771332">
            <text:p>5.8173771332</text:p>
          </table:table-cell>
          <table:table-cell office:value-type="float" office:value="4.032798628">
            <text:p>4.032798628</text:p>
          </table:table-cell>
          <table:table-cell office:value-type="float" office:value="2.7150368026">
            <text:p>2.7150368026</text:p>
          </table:table-cell>
          <table:table-cell office:value-type="float" office:value="4.9248946681">
            <text:p>4.9248946681</text:p>
          </table:table-cell>
          <table:table-cell office:value-type="float" office:value="3.5116225447">
            <text:p>3.5116225447</text:p>
          </table:table-cell>
          <table:table-cell office:value-type="float" office:value="5.5734499025">
            <text:p>5.57344990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eb <text:s/>2010</text:p>
          </table:table-cell>
          <table:table-cell office:value-type="float" office:value="1.7505316786">
            <text:p>1.7505316786</text:p>
          </table:table-cell>
          <table:table-cell office:value-type="float" office:value="6.0534784369">
            <text:p>6.0534784369</text:p>
          </table:table-cell>
          <table:table-cell office:value-type="float" office:value="5.3948492311">
            <text:p>5.3948492311</text:p>
          </table:table-cell>
          <table:table-cell office:value-type="float" office:value="5.9070652301">
            <text:p>5.9070652301</text:p>
          </table:table-cell>
          <table:table-cell office:value-type="float" office:value="5.7118497998">
            <text:p>5.7118497998</text:p>
          </table:table-cell>
          <table:table-cell office:value-type="float" office:value="2.6440642825">
            <text:p>2.6440642825</text:p>
          </table:table-cell>
          <table:table-cell office:value-type="float" office:value="4.5521816175">
            <text:p>4.5521816175</text:p>
          </table:table-cell>
          <table:table-cell office:value-type="float" office:value="3.6933672217">
            <text:p>3.6933672217</text:p>
          </table:table-cell>
          <table:table-cell office:value-type="float" office:value="3.5924760619">
            <text:p>3.5924760619</text:p>
          </table:table-cell>
          <table:table-cell office:value-type="float" office:value="3.6740016638">
            <text:p>3.6740016638</text:p>
          </table:table-cell>
          <table:table-cell office:value-type="float" office:value="3.7745250996">
            <text:p>3.7745250996</text:p>
          </table:table-cell>
          <table:table-cell office:value-type="float" office:value="2.2766206254">
            <text:p>2.2766206254</text:p>
          </table:table-cell>
          <table:table-cell office:value-type="float" office:value="3.4265836023">
            <text:p>3.4265836023</text:p>
          </table:table-cell>
          <table:table-cell office:value-type="float" office:value="3.5083727103">
            <text:p>3.5083727103</text:p>
          </table:table-cell>
          <table:table-cell office:value-type="float" office:value="3.7425181322">
            <text:p>3.7425181322</text:p>
          </table:table-cell>
          <table:table-cell office:value-type="float" office:value="2.1434008764">
            <text:p>2.1434008764</text:p>
          </table:table-cell>
          <table:table-cell office:value-type="float" office:value="2.1766168727">
            <text:p>2.1766168727</text:p>
          </table:table-cell>
          <table:table-cell office:value-type="float" office:value="2.1234628487">
            <text:p>2.1234628487</text:p>
          </table:table-cell>
          <table:table-cell office:value-type="float" office:value="2.0955450629">
            <text:p>2.0955450629</text:p>
          </table:table-cell>
          <table:table-cell office:value-type="float" office:value="2.5929604983">
            <text:p>2.5929604983</text:p>
          </table:table-cell>
          <table:table-cell office:value-type="float" office:value="2.1692259205">
            <text:p>2.1692259205</text:p>
          </table:table-cell>
          <table:table-cell office:value-type="float" office:value="3.6502653153">
            <text:p>3.6502653153</text:p>
          </table:table-cell>
          <table:table-cell office:value-type="float" office:value="2.6299521454">
            <text:p>2.6299521454</text:p>
          </table:table-cell>
          <table:table-cell office:value-type="float" office:value="2.5174743117">
            <text:p>2.5174743117</text:p>
          </table:table-cell>
          <table:table-cell office:value-type="float" office:value="2.4776645079">
            <text:p>2.4776645079</text:p>
          </table:table-cell>
          <table:table-cell office:value-type="float" office:value="2.2504488185">
            <text:p>2.2504488185</text:p>
          </table:table-cell>
          <table:table-cell office:value-type="float" office:value="2.4833390698">
            <text:p>2.4833390698</text:p>
          </table:table-cell>
          <table:table-cell office:value-type="float" office:value="2.312047424">
            <text:p>2.312047424</text:p>
          </table:table-cell>
          <table:table-cell office:value-type="float" office:value="2.6716179587">
            <text:p>2.6716179587</text:p>
          </table:table-cell>
          <table:table-cell office:value-type="float" office:value="4.0434881197">
            <text:p>4.0434881197</text:p>
          </table:table-cell>
          <table:table-cell office:value-type="float" office:value="2.9931154373">
            <text:p>2.9931154373</text:p>
          </table:table-cell>
          <table:table-cell office:value-type="float" office:value="2.6154932836">
            <text:p>2.6154932836</text:p>
          </table:table-cell>
          <table:table-cell office:value-type="float" office:value="1.6477999105">
            <text:p>1.6477999105</text:p>
          </table:table-cell>
          <table:table-cell office:value-type="float" office:value="2.7116224546">
            <text:p>2.7116224546</text:p>
          </table:table-cell>
          <table:table-cell office:value-type="float" office:value="2.6632232805">
            <text:p>2.6632232805</text:p>
          </table:table-cell>
          <table:table-cell office:value-type="float" office:value="4.406697361">
            <text:p>4.406697361</text:p>
          </table:table-cell>
          <table:table-cell office:value-type="float" office:value="3.7947116374">
            <text:p>3.7947116374</text:p>
          </table:table-cell>
          <table:table-cell office:value-type="float" office:value="4.0379836446">
            <text:p>4.0379836446</text:p>
          </table:table-cell>
          <table:table-cell office:value-type="float" office:value="2.8970511778">
            <text:p>2.8970511778</text:p>
          </table:table-cell>
          <table:table-cell office:value-type="float" office:value="3.8576705026">
            <text:p>3.8576705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ar <text:s/>2010</text:p>
          </table:table-cell>
          <table:table-cell office:value-type="float" office:value="2.8842087373">
            <text:p>2.8842087373</text:p>
          </table:table-cell>
          <table:table-cell office:value-type="float" office:value="6.2619076579">
            <text:p>6.2619076579</text:p>
          </table:table-cell>
          <table:table-cell office:value-type="float" office:value="6.0963263067">
            <text:p>6.0963263067</text:p>
          </table:table-cell>
          <table:table-cell office:value-type="float" office:value="6.4461875444">
            <text:p>6.4461875444</text:p>
          </table:table-cell>
          <table:table-cell office:value-type="float" office:value="6.4626695762">
            <text:p>6.4626695762</text:p>
          </table:table-cell>
          <table:table-cell office:value-type="float" office:value="2.6520590951">
            <text:p>2.6520590951</text:p>
          </table:table-cell>
          <table:table-cell office:value-type="float" office:value="3.3849923878">
            <text:p>3.3849923878</text:p>
          </table:table-cell>
          <table:table-cell office:value-type="float" office:value="3.8903484891">
            <text:p>3.8903484891</text:p>
          </table:table-cell>
          <table:table-cell office:value-type="float" office:value="3.5974234691">
            <text:p>3.5974234691</text:p>
          </table:table-cell>
          <table:table-cell office:value-type="float" office:value="3.7774946998">
            <text:p>3.7774946998</text:p>
          </table:table-cell>
          <table:table-cell office:value-type="float" office:value="3.79043508">
            <text:p>3.79043508</text:p>
          </table:table-cell>
          <table:table-cell office:value-type="float" office:value="2.243284637">
            <text:p>2.243284637</text:p>
          </table:table-cell>
          <table:table-cell office:value-type="float" office:value="3.7917048022">
            <text:p>3.7917048022</text:p>
          </table:table-cell>
          <table:table-cell office:value-type="float" office:value="3.6158541228">
            <text:p>3.6158541228</text:p>
          </table:table-cell>
          <table:table-cell office:value-type="float" office:value="3.3329919302">
            <text:p>3.3329919302</text:p>
          </table:table-cell>
          <table:table-cell office:value-type="float" office:value="2.1369363813">
            <text:p>2.1369363813</text:p>
          </table:table-cell>
          <table:table-cell office:value-type="float" office:value="2.1585672575">
            <text:p>2.1585672575</text:p>
          </table:table-cell>
          <table:table-cell office:value-type="float" office:value="2.1441230604">
            <text:p>2.1441230604</text:p>
          </table:table-cell>
          <table:table-cell office:value-type="float" office:value="2.1388645313">
            <text:p>2.1388645313</text:p>
          </table:table-cell>
          <table:table-cell office:value-type="float" office:value="2.8269472777">
            <text:p>2.8269472777</text:p>
          </table:table-cell>
          <table:table-cell office:value-type="float" office:value="3.3890846887">
            <text:p>3.3890846887</text:p>
          </table:table-cell>
          <table:table-cell office:value-type="float" office:value="2.7715920468">
            <text:p>2.7715920468</text:p>
          </table:table-cell>
          <table:table-cell office:value-type="float" office:value="2.6355495655">
            <text:p>2.6355495655</text:p>
          </table:table-cell>
          <table:table-cell office:value-type="float" office:value="2.6357020834">
            <text:p>2.6357020834</text:p>
          </table:table-cell>
          <table:table-cell office:value-type="float" office:value="2.4879205554">
            <text:p>2.4879205554</text:p>
          </table:table-cell>
          <table:table-cell office:value-type="float" office:value="1.9764482017">
            <text:p>1.9764482017</text:p>
          </table:table-cell>
          <table:table-cell office:value-type="float" office:value="2.4410775711">
            <text:p>2.4410775711</text:p>
          </table:table-cell>
          <table:table-cell office:value-type="float" office:value="2.8063398976">
            <text:p>2.8063398976</text:p>
          </table:table-cell>
          <table:table-cell office:value-type="float" office:value="2.6566483677">
            <text:p>2.6566483677</text:p>
          </table:table-cell>
          <table:table-cell office:value-type="float" office:value="4.6618709146">
            <text:p>4.6618709146</text:p>
          </table:table-cell>
          <table:table-cell office:value-type="float" office:value="3.103587688">
            <text:p>3.103587688</text:p>
          </table:table-cell>
          <table:table-cell office:value-type="float" office:value="2.5543871836">
            <text:p>2.5543871836</text:p>
          </table:table-cell>
          <table:table-cell office:value-type="float" office:value="2.7454350705">
            <text:p>2.7454350705</text:p>
          </table:table-cell>
          <table:table-cell office:value-type="float" office:value="2.3220211237">
            <text:p>2.3220211237</text:p>
          </table:table-cell>
          <table:table-cell office:value-type="float" office:value="2.6118279697">
            <text:p>2.6118279697</text:p>
          </table:table-cell>
          <table:table-cell office:value-type="float" office:value="3.814276818">
            <text:p>3.814276818</text:p>
          </table:table-cell>
          <table:table-cell office:value-type="float" office:value="3.2022850163">
            <text:p>3.2022850163</text:p>
          </table:table-cell>
          <table:table-cell office:value-type="float" office:value="3.762963007">
            <text:p>3.762963007</text:p>
          </table:table-cell>
          <table:table-cell office:value-type="float" office:value="2.3774541781">
            <text:p>2.3774541781</text:p>
          </table:table-cell>
          <table:table-cell office:value-type="float" office:value="4.4936921767">
            <text:p>4.49369217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pr <text:s/>2010</text:p>
          </table:table-cell>
          <table:table-cell office:value-type="float" office:value="2.5625758155">
            <text:p>2.5625758155</text:p>
          </table:table-cell>
          <table:table-cell office:value-type="float" office:value="6.0534784369">
            <text:p>6.0534784369</text:p>
          </table:table-cell>
          <table:table-cell office:value-type="float" office:value="6.3535345677">
            <text:p>6.3535345677</text:p>
          </table:table-cell>
          <table:table-cell office:value-type="float" office:value="6.053373095">
            <text:p>6.053373095</text:p>
          </table:table-cell>
          <table:table-cell office:value-type="float" office:value="4.9910628145">
            <text:p>4.9910628145</text:p>
          </table:table-cell>
          <table:table-cell office:value-type="float" office:value="2.708022783">
            <text:p>2.708022783</text:p>
          </table:table-cell>
          <table:table-cell office:value-type="float" office:value="2.5920480661">
            <text:p>2.5920480661</text:p>
          </table:table-cell>
          <table:table-cell office:value-type="float" office:value="3.969140996">
            <text:p>3.969140996</text:p>
          </table:table-cell>
          <table:table-cell office:value-type="float" office:value="3.894267901">
            <text:p>3.894267901</text:p>
          </table:table-cell>
          <table:table-cell office:value-type="float" office:value="3.8057200733">
            <text:p>3.8057200733</text:p>
          </table:table-cell>
          <table:table-cell office:value-type="float" office:value="3.9919614986">
            <text:p>3.9919614986</text:p>
          </table:table-cell>
          <table:table-cell office:value-type="float" office:value="2.064103699">
            <text:p>2.064103699</text:p>
          </table:table-cell>
          <table:table-cell office:value-type="float" office:value="3.2908642089">
            <text:p>3.2908642089</text:p>
          </table:table-cell>
          <table:table-cell office:value-type="float" office:value="3.8252022472">
            <text:p>3.8252022472</text:p>
          </table:table-cell>
          <table:table-cell office:value-type="float" office:value="3.6430617689">
            <text:p>3.6430617689</text:p>
          </table:table-cell>
          <table:table-cell office:value-type="float" office:value="2.0141109748">
            <text:p>2.0141109748</text:p>
          </table:table-cell>
          <table:table-cell office:value-type="float" office:value="2.1309914565">
            <text:p>2.1309914565</text:p>
          </table:table-cell>
          <table:table-cell office:value-type="float" office:value="2.0841100645">
            <text:p>2.0841100645</text:p>
          </table:table-cell>
          <table:table-cell office:value-type="float" office:value="2.039994215">
            <text:p>2.039994215</text:p>
          </table:table-cell>
          <table:table-cell office:value-type="float" office:value="1.937088465">
            <text:p>1.937088465</text:p>
          </table:table-cell>
          <table:table-cell office:value-type="float" office:value="3.5007519456">
            <text:p>3.5007519456</text:p>
          </table:table-cell>
          <table:table-cell office:value-type="float" office:value="4.1713006146">
            <text:p>4.1713006146</text:p>
          </table:table-cell>
          <table:table-cell office:value-type="float" office:value="2.6411469856">
            <text:p>2.6411469856</text:p>
          </table:table-cell>
          <table:table-cell office:value-type="float" office:value="3.929009043">
            <text:p>3.929009043</text:p>
          </table:table-cell>
          <table:table-cell office:value-type="float" office:value="2.3624109668">
            <text:p>2.3624109668</text:p>
          </table:table-cell>
          <table:table-cell office:value-type="float" office:value="2.4498518869">
            <text:p>2.4498518869</text:p>
          </table:table-cell>
          <table:table-cell office:value-type="float" office:value="2.6012247343">
            <text:p>2.6012247343</text:p>
          </table:table-cell>
          <table:table-cell office:value-type="float" office:value="2.6057107167">
            <text:p>2.6057107167</text:p>
          </table:table-cell>
          <table:table-cell office:value-type="float" office:value="2.6607364488">
            <text:p>2.6607364488</text:p>
          </table:table-cell>
          <table:table-cell office:value-type="float" office:value="4.1488892529">
            <text:p>4.1488892529</text:p>
          </table:table-cell>
          <table:table-cell office:value-type="float" office:value="5.009370317">
            <text:p>5.009370317</text:p>
          </table:table-cell>
          <table:table-cell office:value-type="float" office:value="3.2200290391">
            <text:p>3.2200290391</text:p>
          </table:table-cell>
          <table:table-cell office:value-type="float" office:value="2.4053292943">
            <text:p>2.4053292943</text:p>
          </table:table-cell>
          <table:table-cell office:value-type="float" office:value="2.9120217082">
            <text:p>2.9120217082</text:p>
          </table:table-cell>
          <table:table-cell office:value-type="float" office:value="2.7363570864">
            <text:p>2.7363570864</text:p>
          </table:table-cell>
          <table:table-cell office:value-type="float" office:value="4.1360713031">
            <text:p>4.1360713031</text:p>
          </table:table-cell>
          <table:table-cell office:value-type="float" office:value="2.8945625669">
            <text:p>2.8945625669</text:p>
          </table:table-cell>
          <table:table-cell office:value-type="float" office:value="5.4989162838">
            <text:p>5.4989162838</text:p>
          </table:table-cell>
          <table:table-cell office:value-type="float" office:value="2.923758961">
            <text:p>2.923758961</text:p>
          </table:table-cell>
          <table:table-cell office:value-type="float" office:value="2.8530520815">
            <text:p>2.85305208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ay <text:s/>2010</text:p>
          </table:table-cell>
          <table:table-cell office:value-type="float" office:value="2.6549625474">
            <text:p>2.6549625474</text:p>
          </table:table-cell>
          <table:table-cell office:value-type="float" office:value="5.7663092881">
            <text:p>5.7663092881</text:p>
          </table:table-cell>
          <table:table-cell office:value-type="float" office:value="6.115032362">
            <text:p>6.115032362</text:p>
          </table:table-cell>
          <table:table-cell office:value-type="float" office:value="6.1464781">
            <text:p>6.1464781</text:p>
          </table:table-cell>
          <table:table-cell office:value-type="float" office:value="6.142319805">
            <text:p>6.142319805</text:p>
          </table:table-cell>
          <table:table-cell office:value-type="float" office:value="2.5667810945">
            <text:p>2.5667810945</text:p>
          </table:table-cell>
          <table:table-cell office:value-type="float" office:value="2.4245683007">
            <text:p>2.4245683007</text:p>
          </table:table-cell>
          <table:table-cell office:value-type="float" office:value="3.7918578554">
            <text:p>3.7918578554</text:p>
          </table:table-cell>
          <table:table-cell office:value-type="float" office:value="3.9635316017">
            <text:p>3.9635316017</text:p>
          </table:table-cell>
          <table:table-cell office:value-type="float" office:value="3.923325796">
            <text:p>3.923325796</text:p>
          </table:table-cell>
          <table:table-cell office:value-type="float" office:value="4.0004468215">
            <text:p>4.0004468215</text:p>
          </table:table-cell>
          <table:table-cell office:value-type="float" office:value="2.1932806543">
            <text:p>2.1932806543</text:p>
          </table:table-cell>
          <table:table-cell office:value-type="float" office:value="2.3312200023">
            <text:p>2.3312200023</text:p>
          </table:table-cell>
          <table:table-cell office:value-type="float" office:value="4.2559299973">
            <text:p>4.2559299973</text:p>
          </table:table-cell>
          <table:table-cell office:value-type="float" office:value="4.2678817456">
            <text:p>4.2678817456</text:p>
          </table:table-cell>
          <table:table-cell office:value-type="float" office:value="1.9755726388">
            <text:p>1.9755726388</text:p>
          </table:table-cell>
          <table:table-cell office:value-type="float" office:value="2.0209389414">
            <text:p>2.0209389414</text:p>
          </table:table-cell>
          <table:table-cell office:value-type="float" office:value="1.9707248551">
            <text:p>1.9707248551</text:p>
          </table:table-cell>
          <table:table-cell office:value-type="float" office:value="1.9867367508">
            <text:p>1.9867367508</text:p>
          </table:table-cell>
          <table:table-cell office:value-type="float" office:value="2.5752342271">
            <text:p>2.5752342271</text:p>
          </table:table-cell>
          <table:table-cell office:value-type="float" office:value="3.8550716805">
            <text:p>3.8550716805</text:p>
          </table:table-cell>
          <table:table-cell office:value-type="float" office:value="4.2025565433">
            <text:p>4.2025565433</text:p>
          </table:table-cell>
          <table:table-cell office:value-type="float" office:value="2.6467444057">
            <text:p>2.6467444057</text:p>
          </table:table-cell>
          <table:table-cell office:value-type="float" office:value="3.7724034451">
            <text:p>3.7724034451</text:p>
          </table:table-cell>
          <table:table-cell office:value-type="float" office:value="2.2672464935">
            <text:p>2.2672464935</text:p>
          </table:table-cell>
          <table:table-cell office:value-type="float" office:value="2.8526564966">
            <text:p>2.8526564966</text:p>
          </table:table-cell>
          <table:table-cell office:value-type="float" office:value="1.6239816444">
            <text:p>1.6239816444</text:p>
          </table:table-cell>
          <table:table-cell office:value-type="float" office:value="2.4104833132">
            <text:p>2.4104833132</text:p>
          </table:table-cell>
          <table:table-cell office:value-type="float" office:value="2.7170076822">
            <text:p>2.7170076822</text:p>
          </table:table-cell>
          <table:table-cell office:value-type="float" office:value="4.7495051502">
            <text:p>4.7495051502</text:p>
          </table:table-cell>
          <table:table-cell office:value-type="float" office:value="4.6377889183">
            <text:p>4.6377889183</text:p>
          </table:table-cell>
          <table:table-cell office:value-type="float" office:value="2.6469682753">
            <text:p>2.6469682753</text:p>
          </table:table-cell>
          <table:table-cell office:value-type="float" office:value="2.382551012">
            <text:p>2.382551012</text:p>
          </table:table-cell>
          <table:table-cell office:value-type="float" office:value="2.95817598">
            <text:p>2.95817598</text:p>
          </table:table-cell>
          <table:table-cell office:value-type="float" office:value="2.7287531037">
            <text:p>2.7287531037</text:p>
          </table:table-cell>
          <table:table-cell office:value-type="float" office:value="4.0980759589">
            <text:p>4.0980759589</text:p>
          </table:table-cell>
          <table:table-cell office:value-type="float" office:value="2.9778148048">
            <text:p>2.9778148048</text:p>
          </table:table-cell>
          <table:table-cell office:value-type="float" office:value="4.0730341523">
            <text:p>4.0730341523</text:p>
          </table:table-cell>
          <table:table-cell office:value-type="float" office:value="3.0788046215">
            <text:p>3.0788046215</text:p>
          </table:table-cell>
          <table:table-cell office:value-type="float" office:value="2.3045943216">
            <text:p>2.30459432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Jun <text:s/>2010</text:p>
          </table:table-cell>
          <table:table-cell office:value-type="float" office:value="2.8071563896">
            <text:p>2.8071563896</text:p>
          </table:table-cell>
          <table:table-cell office:value-type="float" office:value="5.5671435881">
            <text:p>5.5671435881</text:p>
          </table:table-cell>
          <table:table-cell office:value-type="float" office:value="5.6099688676">
            <text:p>5.6099688676</text:p>
          </table:table-cell>
          <table:table-cell office:value-type="float" office:value="5.3484352005">
            <text:p>5.3484352005</text:p>
          </table:table-cell>
          <table:table-cell office:value-type="float" office:value="5.6417732874">
            <text:p>5.6417732874</text:p>
          </table:table-cell>
          <table:table-cell office:value-type="float" office:value="2.6787084703">
            <text:p>2.6787084703</text:p>
          </table:table-cell>
          <table:table-cell office:value-type="float" office:value="2.5734392033">
            <text:p>2.5734392033</text:p>
          </table:table-cell>
          <table:table-cell office:value-type="float" office:value="3.7721597286">
            <text:p>3.7721597286</text:p>
          </table:table-cell>
          <table:table-cell office:value-type="float" office:value="3.7013190202">
            <text:p>3.7013190202</text:p>
          </table:table-cell>
          <table:table-cell office:value-type="float" office:value="3.6175509169">
            <text:p>3.6175509169</text:p>
          </table:table-cell>
          <table:table-cell office:value-type="float" office:value="3.5942119883">
            <text:p>3.5942119883</text:p>
          </table:table-cell>
          <table:table-cell office:value-type="float" office:value="2.1877246562">
            <text:p>2.1877246562</text:p>
          </table:table-cell>
          <table:table-cell office:value-type="float" office:value="2.9125313865">
            <text:p>2.9125313865</text:p>
          </table:table-cell>
          <table:table-cell office:value-type="float" office:value="4.5603269828">
            <text:p>4.5603269828</text:p>
          </table:table-cell>
          <table:table-cell office:value-type="float" office:value="3.8021919502">
            <text:p>3.8021919502</text:p>
          </table:table-cell>
          <table:table-cell office:value-type="float" office:value="2.0563788273">
            <text:p>2.0563788273</text:p>
          </table:table-cell>
          <table:table-cell office:value-type="float" office:value="1.9931124513">
            <text:p>1.9931124513</text:p>
          </table:table-cell>
          <table:table-cell office:value-type="float" office:value="2.0890291625">
            <text:p>2.0890291625</text:p>
          </table:table-cell>
          <table:table-cell office:value-type="float" office:value="2.0445809823">
            <text:p>2.0445809823</text:p>
          </table:table-cell>
          <table:table-cell office:value-type="float" office:value="3.5147265991">
            <text:p>3.5147265991</text:p>
          </table:table-cell>
          <table:table-cell office:value-type="float" office:value="4.2468494193">
            <text:p>4.2468494193</text:p>
          </table:table-cell>
          <table:table-cell office:value-type="float" office:value="4.1216186455">
            <text:p>4.1216186455</text:p>
          </table:table-cell>
          <table:table-cell office:value-type="float" office:value="2.6523418258">
            <text:p>2.6523418258</text:p>
          </table:table-cell>
          <table:table-cell office:value-type="float" office:value="3.2216837869">
            <text:p>3.2216837869</text:p>
          </table:table-cell>
          <table:table-cell office:value-type="float" office:value="2.2991332699">
            <text:p>2.2991332699</text:p>
          </table:table-cell>
          <table:table-cell office:value-type="float" office:value="2.2215568059">
            <text:p>2.2215568059</text:p>
          </table:table-cell>
          <table:table-cell office:value-type="float" office:value="3.0383679065">
            <text:p>3.0383679065</text:p>
          </table:table-cell>
          <table:table-cell office:value-type="float" office:value="2.1596331432">
            <text:p>2.1596331432</text:p>
          </table:table-cell>
          <table:table-cell office:value-type="float" office:value="2.6781709121">
            <text:p>2.6781709121</text:p>
          </table:table-cell>
          <table:table-cell office:value-type="float" office:value="4.261570866">
            <text:p>4.261570866</text:p>
          </table:table-cell>
          <table:table-cell office:value-type="float" office:value="3.9520128421">
            <text:p>3.9520128421</text:p>
          </table:table-cell>
          <table:table-cell office:value-type="float" office:value="6.469796848">
            <text:p>6.469796848</text:p>
          </table:table-cell>
          <table:table-cell office:value-type="float" office:value="1.6751677137">
            <text:p>1.6751677137</text:p>
          </table:table-cell>
          <table:table-cell office:value-type="float" office:value="2.8126614583">
            <text:p>2.8126614583</text:p>
          </table:table-cell>
          <table:table-cell office:value-type="float" office:value="2.5652161543">
            <text:p>2.5652161543</text:p>
          </table:table-cell>
          <table:table-cell office:value-type="float" office:value="3.6499559035">
            <text:p>3.6499559035</text:p>
          </table:table-cell>
          <table:table-cell office:value-type="float" office:value="2.9579048346">
            <text:p>2.9579048346</text:p>
          </table:table-cell>
          <table:table-cell office:value-type="float" office:value="3.318442863">
            <text:p>3.318442863</text:p>
          </table:table-cell>
          <table:table-cell office:value-type="float" office:value="3.458494615">
            <text:p>3.458494615</text:p>
          </table:table-cell>
          <table:table-cell office:value-type="float" office:value="2.3045943216">
            <text:p>2.30459432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Jul <text:s/>2010</text:p>
          </table:table-cell>
          <table:table-cell office:value-type="float" office:value="3.3134894035">
            <text:p>3.3134894035</text:p>
          </table:table-cell>
          <table:table-cell office:value-type="float" office:value="4.9372241649">
            <text:p>4.9372241649</text:p>
          </table:table-cell>
          <table:table-cell office:value-type="float" office:value="5.5351446462">
            <text:p>5.5351446462</text:p>
          </table:table-cell>
          <table:table-cell office:value-type="float" office:value="5.3218337705">
            <text:p>5.3218337705</text:p>
          </table:table-cell>
          <table:table-cell office:value-type="float" office:value="5.0811611876">
            <text:p>5.0811611876</text:p>
          </table:table-cell>
          <table:table-cell office:value-type="float" office:value="2.5587862819">
            <text:p>2.5587862819</text:p>
          </table:table-cell>
          <table:table-cell office:value-type="float" office:value="1.6378269333">
            <text:p>1.6378269333</text:p>
          </table:table-cell>
          <table:table-cell office:value-type="float" office:value="3.6244237781">
            <text:p>3.6244237781</text:p>
          </table:table-cell>
          <table:table-cell office:value-type="float" office:value="3.7112138346">
            <text:p>3.7112138346</text:p>
          </table:table-cell>
          <table:table-cell office:value-type="float" office:value="3.5563959411">
            <text:p>3.5563959411</text:p>
          </table:table-cell>
          <table:table-cell office:value-type="float" office:value="3.6780045518">
            <text:p>3.6780045518</text:p>
          </table:table-cell>
          <table:table-cell office:value-type="float" office:value="2.2016146514">
            <text:p>2.2016146514</text:p>
          </table:table-cell>
          <table:table-cell office:value-type="float" office:value="2.4056855102">
            <text:p>2.4056855102</text:p>
          </table:table-cell>
          <table:table-cell office:value-type="float" office:value="4.2326690946">
            <text:p>4.2326690946</text:p>
          </table:table-cell>
          <table:table-cell office:value-type="float" office:value="2.1617469925">
            <text:p>2.1617469925</text:p>
          </table:table-cell>
          <table:table-cell office:value-type="float" office:value="1.9991929092">
            <text:p>1.9991929092</text:p>
          </table:table-cell>
          <table:table-cell office:value-type="float" office:value="2.0808536364">
            <text:p>2.0808536364</text:p>
          </table:table-cell>
          <table:table-cell office:value-type="float" office:value="2.0472168293">
            <text:p>2.0472168293</text:p>
          </table:table-cell>
          <table:table-cell office:value-type="float" office:value="2.0369363702">
            <text:p>2.0369363702</text:p>
          </table:table-cell>
          <table:table-cell office:value-type="float" office:value="2.4334240577">
            <text:p>2.4334240577</text:p>
          </table:table-cell>
          <table:table-cell office:value-type="float" office:value="3.0736364673">
            <text:p>3.0736364673</text:p>
          </table:table-cell>
          <table:table-cell office:value-type="float" office:value="3.3564673225">
            <text:p>3.3564673225</text:p>
          </table:table-cell>
          <table:table-cell office:value-type="float" office:value="2.6579392458">
            <text:p>2.6579392458</text:p>
          </table:table-cell>
          <table:table-cell office:value-type="float" office:value="3.4302047422">
            <text:p>3.4302047422</text:p>
          </table:table-cell>
          <table:table-cell office:value-type="float" office:value="2.336686609">
            <text:p>2.336686609</text:p>
          </table:table-cell>
          <table:table-cell office:value-type="float" office:value="3.0785259112">
            <text:p>3.0785259112</text:p>
          </table:table-cell>
          <table:table-cell office:value-type="float" office:value="4.1879201082">
            <text:p>4.1879201082</text:p>
          </table:table-cell>
          <table:table-cell office:value-type="float" office:value="2.3680243308">
            <text:p>2.3680243308</text:p>
          </table:table-cell>
          <table:table-cell office:value-type="float" office:value="3.0925099511">
            <text:p>3.0925099511</text:p>
          </table:table-cell>
          <table:table-cell office:value-type="float" office:value="3.8092414447">
            <text:p>3.8092414447</text:p>
          </table:table-cell>
          <table:table-cell office:value-type="float" office:value="4.2174188543">
            <text:p>4.2174188543</text:p>
          </table:table-cell>
          <table:table-cell office:value-type="float" office:value="2.8932508894">
            <text:p>2.8932508894</text:p>
          </table:table-cell>
          <table:table-cell office:value-type="float" office:value="2.165337455">
            <text:p>2.165337455</text:p>
          </table:table-cell>
          <table:table-cell office:value-type="float" office:value="3.2757330944">
            <text:p>3.2757330944</text:p>
          </table:table-cell>
          <table:table-cell office:value-type="float" office:value="2.5450835622">
            <text:p>2.5450835622</text:p>
          </table:table-cell>
          <table:table-cell office:value-type="float" office:value="4.594112081">
            <text:p>4.594112081</text:p>
          </table:table-cell>
          <table:table-cell office:value-type="float" office:value="2.639093288">
            <text:p>2.639093288</text:p>
          </table:table-cell>
          <table:table-cell office:value-type="float" office:value="3.3254593925">
            <text:p>3.3254593925</text:p>
          </table:table-cell>
          <table:table-cell office:value-type="float" office:value="3.4712119334">
            <text:p>3.4712119334</text:p>
          </table:table-cell>
          <table:table-cell office:value-type="float" office:value="2.3045943216">
            <text:p>2.30459432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ug <text:s/>2010</text:p>
          </table:table-cell>
          <table:table-cell office:value-type="float" office:value="2.5046277607">
            <text:p>2.5046277607</text:p>
          </table:table-cell>
          <table:table-cell office:value-type="float" office:value="5.2132770886">
            <text:p>5.2132770886</text:p>
          </table:table-cell>
          <table:table-cell office:value-type="float" office:value="4.9879925273">
            <text:p>4.9879925273</text:p>
          </table:table-cell>
          <table:table-cell office:value-type="float" office:value="5.0026166107">
            <text:p>5.0026166107</text:p>
          </table:table-cell>
          <table:table-cell office:value-type="float" office:value="5.2563524688">
            <text:p>5.2563524688</text:p>
          </table:table-cell>
          <table:table-cell office:value-type="float" office:value="2.6254097199">
            <text:p>2.6254097199</text:p>
          </table:table-cell>
          <table:table-cell office:value-type="float" office:value="3.6568885503">
            <text:p>3.6568885503</text:p>
          </table:table-cell>
          <table:table-cell office:value-type="float" office:value="3.7229144118">
            <text:p>3.7229144118</text:p>
          </table:table-cell>
          <table:table-cell office:value-type="float" office:value="3.5776338403">
            <text:p>3.5776338403</text:p>
          </table:table-cell>
          <table:table-cell office:value-type="float" office:value="3.5705086278">
            <text:p>3.5705086278</text:p>
          </table:table-cell>
          <table:table-cell office:value-type="float" office:value="3.7342198159">
            <text:p>3.7342198159</text:p>
          </table:table-cell>
          <table:table-cell office:value-type="float" office:value="2.4085755797">
            <text:p>2.4085755797</text:p>
          </table:table-cell>
          <table:table-cell office:value-type="float" office:value="3.4001603575">
            <text:p>3.4001603575</text:p>
          </table:table-cell>
          <table:table-cell office:value-type="float" office:value="4.1436359842">
            <text:p>4.1436359842</text:p>
          </table:table-cell>
          <table:table-cell office:value-type="float" office:value="2.7444442742">
            <text:p>2.7444442742</text:p>
          </table:table-cell>
          <table:table-cell office:value-type="float" office:value="1.939520647">
            <text:p>1.939520647</text:p>
          </table:table-cell>
          <table:table-cell office:value-type="float" office:value="2.0181813613">
            <text:p>2.0181813613</text:p>
          </table:table-cell>
          <table:table-cell office:value-type="float" office:value="1.9508025081">
            <text:p>1.9508025081</text:p>
          </table:table-cell>
          <table:table-cell office:value-type="float" office:value="2.0053386402">
            <text:p>2.0053386402</text:p>
          </table:table-cell>
          <table:table-cell office:value-type="float" office:value="2.4086072781">
            <text:p>2.4086072781</text:p>
          </table:table-cell>
          <table:table-cell office:value-type="float" office:value="1.8160841102">
            <text:p>1.8160841102</text:p>
          </table:table-cell>
          <table:table-cell office:value-type="float" office:value="3.0613669993">
            <text:p>3.0613669993</text:p>
          </table:table-cell>
          <table:table-cell office:value-type="float" office:value="2.6635366659">
            <text:p>2.6635366659</text:p>
          </table:table-cell>
          <table:table-cell office:value-type="float" office:value="3.989476682">
            <text:p>3.989476682</text:p>
          </table:table-cell>
          <table:table-cell office:value-type="float" office:value="2.3679786401">
            <text:p>2.3679786401</text:p>
          </table:table-cell>
          <table:table-cell office:value-type="float" office:value="2.3711894089">
            <text:p>2.3711894089</text:p>
          </table:table-cell>
          <table:table-cell office:value-type="float" office:value="2.5378070429">
            <text:p>2.5378070429</text:p>
          </table:table-cell>
          <table:table-cell office:value-type="float" office:value="2.2804386497">
            <text:p>2.2804386497</text:p>
          </table:table-cell>
          <table:table-cell office:value-type="float" office:value="2.6606763299">
            <text:p>2.6606763299</text:p>
          </table:table-cell>
          <table:table-cell office:value-type="float" office:value="3.5613892743">
            <text:p>3.5613892743</text:p>
          </table:table-cell>
          <table:table-cell office:value-type="float" office:value="4.1651208668">
            <text:p>4.1651208668</text:p>
          </table:table-cell>
          <table:table-cell office:value-type="float" office:value="3.2064626442">
            <text:p>3.2064626442</text:p>
          </table:table-cell>
          <table:table-cell office:value-type="float" office:value="3.1430212538">
            <text:p>3.1430212538</text:p>
          </table:table-cell>
          <table:table-cell office:value-type="float" office:value="3.095560562">
            <text:p>3.095560562</text:p>
          </table:table-cell>
          <table:table-cell office:value-type="float" office:value="2.9124632739">
            <text:p>2.9124632739</text:p>
          </table:table-cell>
          <table:table-cell office:value-type="float" office:value="4.1124303238">
            <text:p>4.1124303238</text:p>
          </table:table-cell>
          <table:table-cell office:value-type="float" office:value="3.9379458106">
            <text:p>3.9379458106</text:p>
          </table:table-cell>
          <table:table-cell office:value-type="float" office:value="4.0261381037">
            <text:p>4.0261381037</text:p>
          </table:table-cell>
          <table:table-cell office:value-type="float" office:value="3.7994738834">
            <text:p>3.7994738834</text:p>
          </table:table-cell>
          <table:table-cell office:value-type="float" office:value="2.3045943216">
            <text:p>2.3045943216</text:p>
          </table:table-cell>
          <table:table-cell office:value-type="float" office:value="5.4019624156">
            <text:p>5.4019624156</text:p>
          </table:table-cell>
        </table:table-row>
        <table:table-row table:style-name="ro1">
          <table:table-cell office:value-type="string">
            <text:p>Sep <text:s/>2010</text:p>
          </table:table-cell>
          <table:table-cell office:value-type="float" office:value="2.3304468598">
            <text:p>2.3304468598</text:p>
          </table:table-cell>
          <table:table-cell office:value-type="float" office:value="5.0344911347">
            <text:p>5.0344911347</text:p>
          </table:table-cell>
          <table:table-cell office:value-type="float" office:value="5.2582950271">
            <text:p>5.2582950271</text:p>
          </table:table-cell>
          <table:table-cell office:value-type="float" office:value="5.0150306114">
            <text:p>5.0150306114</text:p>
          </table:table-cell>
          <table:table-cell office:value-type="float" office:value="5.261357934">
            <text:p>5.261357934</text:p>
          </table:table-cell>
          <table:table-cell office:value-type="float" office:value="2.6440642825">
            <text:p>2.6440642825</text:p>
          </table:table-cell>
          <table:table-cell office:value-type="float" office:value="2.5693039005">
            <text:p>2.5693039005</text:p>
          </table:table-cell>
          <table:table-cell office:value-type="float" office:value="3.9297447425">
            <text:p>3.9297447425</text:p>
          </table:table-cell>
          <table:table-cell office:value-type="float" office:value="3.745845685">
            <text:p>3.745845685</text:p>
          </table:table-cell>
          <table:table-cell office:value-type="float" office:value="3.8527623624">
            <text:p>3.8527623624</text:p>
          </table:table-cell>
          <table:table-cell office:value-type="float" office:value="3.9442315573">
            <text:p>3.9442315573</text:p>
          </table:table-cell>
          <table:table-cell office:value-type="float" office:value="2.4419115682">
            <text:p>2.4419115682</text:p>
          </table:table-cell>
          <table:table-cell office:value-type="float" office:value="3.8229322733">
            <text:p>3.8229322733</text:p>
          </table:table-cell>
          <table:table-cell office:value-type="float" office:value="4.2266533439">
            <text:p>4.2266533439</text:p>
          </table:table-cell>
          <table:table-cell office:value-type="float" office:value="3.2136442942">
            <text:p>3.2136442942</text:p>
          </table:table-cell>
          <table:table-cell office:value-type="float" office:value="1.9867611879">
            <text:p>1.9867611879</text:p>
          </table:table-cell>
          <table:table-cell office:value-type="float" office:value="1.9504953043">
            <text:p>1.9504953043</text:p>
          </table:table-cell>
          <table:table-cell office:value-type="float" office:value="1.9242393787">
            <text:p>1.9242393787</text:p>
          </table:table-cell>
          <table:table-cell office:value-type="float" office:value="1.9997325914">
            <text:p>1.9997325914</text:p>
          </table:table-cell>
          <table:table-cell office:value-type="float" office:value="3.2523777858">
            <text:p>3.2523777858</text:p>
          </table:table-cell>
          <table:table-cell office:value-type="float" office:value="2.3734780549">
            <text:p>2.3734780549</text:p>
          </table:table-cell>
          <table:table-cell office:value-type="float" office:value="3.1703372358">
            <text:p>3.1703372358</text:p>
          </table:table-cell>
          <table:table-cell office:value-type="float" office:value="2.669134086">
            <text:p>2.669134086</text:p>
          </table:table-cell>
          <table:table-cell office:value-type="float" office:value="3.6396711759">
            <text:p>3.6396711759</text:p>
          </table:table-cell>
          <table:table-cell office:value-type="float" office:value="2.4200325252">
            <text:p>2.4200325252</text:p>
          </table:table-cell>
          <table:table-cell office:value-type="float" office:value="2.1400311554">
            <text:p>2.1400311554</text:p>
          </table:table-cell>
          <table:table-cell office:value-type="float" office:value="4.0115018863">
            <text:p>4.0115018863</text:p>
          </table:table-cell>
          <table:table-cell office:value-type="float" office:value="2.534834465">
            <text:p>2.534834465</text:p>
          </table:table-cell>
          <table:table-cell office:value-type="float" office:value="2.6786518628">
            <text:p>2.6786518628</text:p>
          </table:table-cell>
          <table:table-cell office:value-type="float" office:value="4.9781690711">
            <text:p>4.9781690711</text:p>
          </table:table-cell>
          <table:table-cell office:value-type="float" office:value="5.1312013478">
            <text:p>5.1312013478</text:p>
          </table:table-cell>
          <table:table-cell office:value-type="float" office:value="2.95033484">
            <text:p>2.95033484</text:p>
          </table:table-cell>
          <table:table-cell office:value-type="float" office:value="2.175318549">
            <text:p>2.175318549</text:p>
          </table:table-cell>
          <table:table-cell office:value-type="float" office:value="3.4275777579">
            <text:p>3.4275777579</text:p>
          </table:table-cell>
          <table:table-cell office:value-type="float" office:value="2.6257422317">
            <text:p>2.6257422317</text:p>
          </table:table-cell>
          <table:table-cell office:value-type="float" office:value="4.2165672268">
            <text:p>4.2165672268</text:p>
          </table:table-cell>
          <table:table-cell office:value-type="float" office:value="4.2612097978">
            <text:p>4.2612097978</text:p>
          </table:table-cell>
          <table:table-cell office:value-type="float" office:value="3.3149275676">
            <text:p>3.3149275676</text:p>
          </table:table-cell>
          <table:table-cell office:value-type="float" office:value="3.7139396612">
            <text:p>3.7139396612</text:p>
          </table:table-cell>
          <table:table-cell office:value-type="float" office:value="2.3059551122">
            <text:p>2.3059551122</text:p>
          </table:table-cell>
          <table:table-cell office:value-type="float" office:value="4.3230060364">
            <text:p>4.3230060364</text:p>
          </table:table-cell>
        </table:table-row>
        <table:table-row table:style-name="ro1">
          <table:table-cell office:value-type="string">
            <text:p>Oct <text:s/>2010</text:p>
          </table:table-cell>
          <table:table-cell office:value-type="float" office:value="3.4181055016">
            <text:p>3.4181055016</text:p>
          </table:table-cell>
          <table:table-cell office:value-type="float" office:value="4.6454232556">
            <text:p>4.6454232556</text:p>
          </table:table-cell>
          <table:table-cell office:value-type="float" office:value="5.0964876483">
            <text:p>5.0964876483</text:p>
          </table:table-cell>
          <table:table-cell office:value-type="float" office:value="4.8873437474">
            <text:p>4.8873437474</text:p>
          </table:table-cell>
          <table:table-cell office:value-type="float" office:value="4.7407895557">
            <text:p>4.7407895557</text:p>
          </table:table-cell>
          <table:table-cell office:value-type="float" office:value="2.641399345">
            <text:p>2.641399345</text:p>
          </table:table-cell>
          <table:table-cell office:value-type="float" office:value="2.0492895669">
            <text:p>2.0492895669</text:p>
          </table:table-cell>
          <table:table-cell office:value-type="float" office:value="4.2005939852">
            <text:p>4.2005939852</text:p>
          </table:table-cell>
          <table:table-cell office:value-type="float" office:value="3.9387945658">
            <text:p>3.9387945658</text:p>
          </table:table-cell>
          <table:table-cell office:value-type="float" office:value="4.0268188321">
            <text:p>4.0268188321</text:p>
          </table:table-cell>
          <table:table-cell office:value-type="float" office:value="4.1563646295">
            <text:p>4.1563646295</text:p>
          </table:table-cell>
          <table:table-cell office:value-type="float" office:value="2.3613495961">
            <text:p>2.3613495961</text:p>
          </table:table-cell>
          <table:table-cell office:value-type="float" office:value="4.0102970996">
            <text:p>4.0102970996</text:p>
          </table:table-cell>
          <table:table-cell office:value-type="float" office:value="3.9286731592">
            <text:p>3.9286731592</text:p>
          </table:table-cell>
          <table:table-cell office:value-type="float" office:value="2.1792981155">
            <text:p>2.1792981155</text:p>
          </table:table-cell>
          <table:table-cell office:value-type="float" office:value="1.9320616142">
            <text:p>1.9320616142</text:p>
          </table:table-cell>
          <table:table-cell office:value-type="float" office:value="1.9981262333">
            <text:p>1.9981262333</text:p>
          </table:table-cell>
          <table:table-cell office:value-type="float" office:value="1.9198121905">
            <text:p>1.9198121905</text:p>
          </table:table-cell>
          <table:table-cell office:value-type="float" office:value="1.9936169017">
            <text:p>1.9936169017</text:p>
          </table:table-cell>
          <table:table-cell office:value-type="float" office:value="2.4440598204">
            <text:p>2.4440598204</text:p>
          </table:table-cell>
          <table:table-cell office:value-type="float" office:value="2.747351339">
            <text:p>2.747351339</text:p>
          </table:table-cell>
          <table:table-cell office:value-type="float" office:value="4.6397398194">
            <text:p>4.6397398194</text:p>
          </table:table-cell>
          <table:table-cell office:value-type="float" office:value="2.6747315061">
            <text:p>2.6747315061</text:p>
          </table:table-cell>
          <table:table-cell office:value-type="float" office:value="4.0205700272">
            <text:p>4.0205700272</text:p>
          </table:table-cell>
          <table:table-cell office:value-type="float" office:value="2.2573179645">
            <text:p>2.2573179645</text:p>
          </table:table-cell>
          <table:table-cell office:value-type="float" office:value="1.7893562209">
            <text:p>1.7893562209</text:p>
          </table:table-cell>
          <table:table-cell office:value-type="float" office:value="1.9798331318">
            <text:p>1.9798331318</text:p>
          </table:table-cell>
          <table:table-cell office:value-type="float" office:value="2.8694701985">
            <text:p>2.8694701985</text:p>
          </table:table-cell>
          <table:table-cell office:value-type="float" office:value="2.6901946799">
            <text:p>2.6901946799</text:p>
          </table:table-cell>
          <table:table-cell office:value-type="float" office:value="3.2163640183">
            <text:p>3.2163640183</text:p>
          </table:table-cell>
          <table:table-cell office:value-type="float" office:value="2.8660096053">
            <text:p>2.8660096053</text:p>
          </table:table-cell>
          <table:table-cell office:value-type="float" office:value="3.3017092459">
            <text:p>3.3017092459</text:p>
          </table:table-cell>
          <table:table-cell office:value-type="float" office:value="1.0069245623">
            <text:p>1.0069245623</text:p>
          </table:table-cell>
          <table:table-cell office:value-type="float" office:value="1.6016136266">
            <text:p>1.6016136266</text:p>
          </table:table-cell>
          <table:table-cell office:value-type="float" office:value="2.5811682665">
            <text:p>2.5811682665</text:p>
          </table:table-cell>
          <table:table-cell office:value-type="float" office:value="2.8126162468">
            <text:p>2.8126162468</text:p>
          </table:table-cell>
          <table:table-cell office:value-type="float" office:value="2.5637378315">
            <text:p>2.5637378315</text:p>
          </table:table-cell>
          <table:table-cell office:value-type="float" office:value="2.2498935161">
            <text:p>2.2498935161</text:p>
          </table:table-cell>
          <table:table-cell office:value-type="float" office:value="2.8677098675">
            <text:p>2.8677098675</text:p>
          </table:table-cell>
          <table:table-cell office:value-type="float" office:value="2.3045943216">
            <text:p>2.30459432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Nov <text:s/>2010</text:p>
          </table:table-cell>
          <table:table-cell office:value-type="float" office:value="2.600320494">
            <text:p>2.600320494</text:p>
          </table:table-cell>
          <table:table-cell office:value-type="float" office:value="4.2739560664">
            <text:p>4.2739560664</text:p>
          </table:table-cell>
          <table:table-cell office:value-type="float" office:value="4.54278841">
            <text:p>4.54278841</text:p>
          </table:table-cell>
          <table:table-cell office:value-type="float" office:value="4.47856844">
            <text:p>4.47856844</text:p>
          </table:table-cell>
          <table:table-cell office:value-type="float" office:value="4.4905162969">
            <text:p>4.4905162969</text:p>
          </table:table-cell>
          <table:table-cell office:value-type="float" office:value="2.6387344075">
            <text:p>2.6387344075</text:p>
          </table:table-cell>
          <table:table-cell office:value-type="float" office:value="2.0027674099">
            <text:p>2.0027674099</text:p>
          </table:table-cell>
          <table:table-cell office:value-type="float" office:value="4.6093301151">
            <text:p>4.6093301151</text:p>
          </table:table-cell>
          <table:table-cell office:value-type="float" office:value="4.2109019617">
            <text:p>4.2109019617</text:p>
          </table:table-cell>
          <table:table-cell office:value-type="float" office:value="4.497241723">
            <text:p>4.497241723</text:p>
          </table:table-cell>
          <table:table-cell office:value-type="float" office:value="4.4480476037">
            <text:p>4.4480476037</text:p>
          </table:table-cell>
          <table:table-cell office:value-type="float" office:value="2.5238625398">
            <text:p>2.5238625398</text:p>
          </table:table-cell>
          <table:table-cell office:value-type="float" office:value="4.4090478838">
            <text:p>4.4090478838</text:p>
          </table:table-cell>
          <table:table-cell office:value-type="float" office:value="3.9419078107">
            <text:p>3.9419078107</text:p>
          </table:table-cell>
          <table:table-cell office:value-type="float" office:value="3.0229220916">
            <text:p>3.0229220916</text:p>
          </table:table-cell>
          <table:table-cell office:value-type="float" office:value="1.9382774748">
            <text:p>1.9382774748</text:p>
          </table:table-cell>
          <table:table-cell office:value-type="float" office:value="1.9382115383">
            <text:p>1.9382115383</text:p>
          </table:table-cell>
          <table:table-cell office:value-type="float" office:value="1.876278173">
            <text:p>1.876278173</text:p>
          </table:table-cell>
          <table:table-cell office:value-type="float" office:value="1.9872463916">
            <text:p>1.9872463916</text:p>
          </table:table-cell>
          <table:table-cell office:value-type="float" office:value="2.9262143963">
            <text:p>2.9262143963</text:p>
          </table:table-cell>
          <table:table-cell office:value-type="float" office:value="3.0792905056">
            <text:p>3.0792905056</text:p>
          </table:table-cell>
          <table:table-cell office:value-type="float" office:value="3.5455115346">
            <text:p>3.5455115346</text:p>
          </table:table-cell>
          <table:table-cell office:value-type="float" office:value="2.6803289262">
            <text:p>2.6803289262</text:p>
          </table:table-cell>
          <table:table-cell office:value-type="float" office:value="3.8288313129">
            <text:p>3.8288313129</text:p>
          </table:table-cell>
          <table:table-cell office:value-type="float" office:value="2.3922922032">
            <text:p>2.3922922032</text:p>
          </table:table-cell>
          <table:table-cell office:value-type="float" office:value="2.4755096777">
            <text:p>2.4755096777</text:p>
          </table:table-cell>
          <table:table-cell office:value-type="float" office:value="2.9518030757">
            <text:p>2.9518030757</text:p>
          </table:table-cell>
          <table:table-cell office:value-type="float" office:value="2.6088186093">
            <text:p>2.6088186093</text:p>
          </table:table-cell>
          <table:table-cell office:value-type="float" office:value="3.5607755887">
            <text:p>3.5607755887</text:p>
          </table:table-cell>
          <table:table-cell office:value-type="float" office:value="3.6831833317">
            <text:p>3.6831833317</text:p>
          </table:table-cell>
          <table:table-cell office:value-type="float" office:value="4.2079683492">
            <text:p>4.2079683492</text:p>
          </table:table-cell>
          <table:table-cell office:value-type="float" office:value="2.8940534085">
            <text:p>2.8940534085</text:p>
          </table:table-cell>
          <table:table-cell office:value-type="float" office:value="1.94518304">
            <text:p>1.94518304</text:p>
          </table:table-cell>
          <table:table-cell office:value-type="float" office:value="3.021987428">
            <text:p>3.021987428</text:p>
          </table:table-cell>
          <table:table-cell office:value-type="float" office:value="2.6742764264">
            <text:p>2.6742764264</text:p>
          </table:table-cell>
          <table:table-cell office:value-type="float" office:value="3.8905999017">
            <text:p>3.8905999017</text:p>
          </table:table-cell>
          <table:table-cell office:value-type="float" office:value="2.5733147791">
            <text:p>2.5733147791</text:p>
          </table:table-cell>
          <table:table-cell office:value-type="float" office:value="3.7952514969">
            <text:p>3.7952514969</text:p>
          </table:table-cell>
          <table:table-cell office:value-type="float" office:value="4.5823363492">
            <text:p>4.5823363492</text:p>
          </table:table-cell>
          <table:table-cell office:value-type="float" office:value="2.3518374199">
            <text:p>2.35183741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Dec <text:s/>2010</text:p>
          </table:table-cell>
          <table:table-cell office:value-type="float" office:value="2.4984536814">
            <text:p>2.4984536814</text:p>
          </table:table-cell>
          <table:table-cell office:value-type="float" office:value="3.7144394022">
            <text:p>3.7144394022</text:p>
          </table:table-cell>
          <table:table-cell office:value-type="float" office:value="4.2537798549">
            <text:p>4.2537798549</text:p>
          </table:table-cell>
          <table:table-cell office:value-type="float" office:value="4.062699418">
            <text:p>4.062699418</text:p>
          </table:table-cell>
          <table:table-cell office:value-type="float" office:value="3.754712916">
            <text:p>3.754712916</text:p>
          </table:table-cell>
          <table:table-cell office:value-type="float" office:value="2.7000279704">
            <text:p>2.7000279704</text:p>
          </table:table-cell>
          <table:table-cell office:value-type="float" office:value="1.354558688">
            <text:p>1.354558688</text:p>
          </table:table-cell>
          <table:table-cell office:value-type="float" office:value="4.9944284929">
            <text:p>4.9944284929</text:p>
          </table:table-cell>
          <table:table-cell office:value-type="float" office:value="4.5869049087">
            <text:p>4.5869049087</text:p>
          </table:table-cell>
          <table:table-cell office:value-type="float" office:value="4.9065096381">
            <text:p>4.9065096381</text:p>
          </table:table-cell>
          <table:table-cell office:value-type="float" office:value="4.8511004408">
            <text:p>4.8511004408</text:p>
          </table:table-cell>
          <table:table-cell office:value-type="float" office:value="2.4030195817">
            <text:p>2.4030195817</text:p>
          </table:table-cell>
          <table:table-cell office:value-type="float" office:value="4.1856513601">
            <text:p>4.1856513601</text:p>
          </table:table-cell>
          <table:table-cell office:value-type="float" office:value="3.9030059562">
            <text:p>3.9030059562</text:p>
          </table:table-cell>
          <table:table-cell office:value-type="float" office:value="2.8719824343">
            <text:p>2.8719824343</text:p>
          </table:table-cell>
          <table:table-cell office:value-type="float" office:value="1.9862639191">
            <text:p>1.9862639191</text:p>
          </table:table-cell>
          <table:table-cell office:value-type="float" office:value="1.9429746313">
            <text:p>1.9429746313</text:p>
          </table:table-cell>
          <table:table-cell office:value-type="float" office:value="1.9207960101">
            <text:p>1.9207960101</text:p>
          </table:table-cell>
          <table:table-cell office:value-type="float" office:value="1.9783276775">
            <text:p>1.9783276775</text:p>
          </table:table-cell>
          <table:table-cell office:value-type="float" office:value="3.2594682943">
            <text:p>3.2594682943</text:p>
          </table:table-cell>
          <table:table-cell office:value-type="float" office:value="2.9501899639">
            <text:p>2.9501899639</text:p>
          </table:table-cell>
          <table:table-cell office:value-type="float" office:value="3.7060076337">
            <text:p>3.7060076337</text:p>
          </table:table-cell>
          <table:table-cell office:value-type="float" office:value="2.6859263462">
            <text:p>2.6859263462</text:p>
          </table:table-cell>
          <table:table-cell office:value-type="float" office:value="5.1502662538">
            <text:p>5.1502662538</text:p>
          </table:table-cell>
          <table:table-cell office:value-type="float" office:value="2.3819485358">
            <text:p>2.3819485358</text:p>
          </table:table-cell>
          <table:table-cell office:value-type="float" office:value="1.8675590407">
            <text:p>1.8675590407</text:p>
          </table:table-cell>
          <table:table-cell office:value-type="float" office:value="3.63960197">
            <text:p>3.63960197</text:p>
          </table:table-cell>
          <table:table-cell office:value-type="float" office:value="2.6591080635">
            <text:p>2.6591080635</text:p>
          </table:table-cell>
          <table:table-cell office:value-type="float" office:value="3.0628713634">
            <text:p>3.0628713634</text:p>
          </table:table-cell>
          <table:table-cell office:value-type="float" office:value="3.4653137882">
            <text:p>3.4653137882</text:p>
          </table:table-cell>
          <table:table-cell office:value-type="float" office:value="5.1020709447">
            <text:p>5.1020709447</text:p>
          </table:table-cell>
          <table:table-cell office:value-type="float" office:value="2.6337171557">
            <text:p>2.6337171557</text:p>
          </table:table-cell>
          <table:table-cell office:value-type="float" office:value="2.7841028978">
            <text:p>2.7841028978</text:p>
          </table:table-cell>
          <table:table-cell office:value-type="float" office:value="2.8123523842">
            <text:p>2.8123523842</text:p>
          </table:table-cell>
          <table:table-cell office:value-type="float" office:value="2.6688385951">
            <text:p>2.6688385951</text:p>
          </table:table-cell>
          <table:table-cell office:value-type="float" office:value="4.3533606934">
            <text:p>4.3533606934</text:p>
          </table:table-cell>
          <table:table-cell office:value-type="float" office:value="2.1395798607">
            <text:p>2.1395798607</text:p>
          </table:table-cell>
          <table:table-cell office:value-type="float" office:value="3.0822290772">
            <text:p>3.0822290772</text:p>
          </table:table-cell>
          <table:table-cell office:value-type="float" office:value="3.7482038044">
            <text:p>3.7482038044</text:p>
          </table:table-cell>
          <table:table-cell office:value-type="float" office:value="2.3045943216">
            <text:p>2.30459432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Jan <text:s/>2011</text:p>
          </table:table-cell>
          <table:table-cell office:value-type="float" office:value="2.8784248206">
            <text:p>2.8784248206</text:p>
          </table:table-cell>
          <table:table-cell office:value-type="float" office:value="3.7514934859">
            <text:p>3.7514934859</text:p>
          </table:table-cell>
          <table:table-cell office:value-type="float" office:value="3.9077178309">
            <text:p>3.9077178309</text:p>
          </table:table-cell>
          <table:table-cell office:value-type="float" office:value="3.8498879781">
            <text:p>3.8498879781</text:p>
          </table:table-cell>
          <table:table-cell office:value-type="float" office:value="3.9299041971">
            <text:p>3.9299041971</text:p>
          </table:table-cell>
          <table:table-cell office:value-type="float" office:value="2.5854356571">
            <text:p>2.5854356571</text:p>
          </table:table-cell>
          <table:table-cell office:value-type="float" office:value="3.1089609225">
            <text:p>3.1089609225</text:p>
          </table:table-cell>
          <table:table-cell office:value-type="float" office:value="5.6631798958">
            <text:p>5.6631798958</text:p>
          </table:table-cell>
          <table:table-cell office:value-type="float" office:value="4.884738822">
            <text:p>4.884738822</text:p>
          </table:table-cell>
          <table:table-cell office:value-type="float" office:value="5.4239748182">
            <text:p>5.4239748182</text:p>
          </table:table-cell>
          <table:table-cell office:value-type="float" office:value="5.1703607144">
            <text:p>5.1703607144</text:p>
          </table:table-cell>
          <table:table-cell office:value-type="float" office:value="2.2918996201">
            <text:p>2.2918996201</text:p>
          </table:table-cell>
          <table:table-cell office:value-type="float" office:value="4.8774599495">
            <text:p>4.8774599495</text:p>
          </table:table-cell>
          <table:table-cell office:value-type="float" office:value="4.1259897822">
            <text:p>4.1259897822</text:p>
          </table:table-cell>
          <table:table-cell office:value-type="float" office:value="3.6360413197">
            <text:p>3.6360413197</text:p>
          </table:table-cell>
          <table:table-cell office:value-type="float" office:value="1.9743294666">
            <text:p>1.9743294666</text:p>
          </table:table-cell>
          <table:table-cell office:value-type="float" office:value="1.9981262333">
            <text:p>1.9981262333</text:p>
          </table:table-cell>
          <table:table-cell office:value-type="float" office:value="1.9266989277">
            <text:p>1.9266989277</text:p>
          </table:table-cell>
          <table:table-cell office:value-type="float" office:value="2.02419535">
            <text:p>2.02419535</text:p>
          </table:table-cell>
          <table:table-cell office:value-type="float" office:value="2.7808589727">
            <text:p>2.7808589727</text:p>
          </table:table-cell>
          <table:table-cell office:value-type="float" office:value="2.2599261186">
            <text:p>2.2599261186</text:p>
          </table:table-cell>
          <table:table-cell office:value-type="float" office:value="3.4359481576">
            <text:p>3.4359481576</text:p>
          </table:table-cell>
          <table:table-cell office:value-type="float" office:value="2.6915911313">
            <text:p>2.6915911313</text:p>
          </table:table-cell>
          <table:table-cell office:value-type="float" office:value="4.4528040561">
            <text:p>4.4528040561</text:p>
          </table:table-cell>
          <table:table-cell office:value-type="float" office:value="2.42903386">
            <text:p>2.42903386</text:p>
          </table:table-cell>
          <table:table-cell office:value-type="float" office:value="2.2050921799">
            <text:p>2.2050921799</text:p>
          </table:table-cell>
          <table:table-cell office:value-type="float" office:value="2.6103589174">
            <text:p>2.6103589174</text:p>
          </table:table-cell>
          <table:table-cell office:value-type="float" office:value="2.6706623112">
            <text:p>2.6706623112</text:p>
          </table:table-cell>
          <table:table-cell office:value-type="float" office:value="3.8086455623">
            <text:p>3.8086455623</text:p>
          </table:table-cell>
          <table:table-cell office:value-type="float" office:value="2.7837913872">
            <text:p>2.7837913872</text:p>
          </table:table-cell>
          <table:table-cell office:value-type="float" office:value="4.9929228033">
            <text:p>4.9929228033</text:p>
          </table:table-cell>
          <table:table-cell office:value-type="float" office:value="3.1451893527">
            <text:p>3.1451893527</text:p>
          </table:table-cell>
          <table:table-cell office:value-type="float" office:value="2.819776397">
            <text:p>2.819776397</text:p>
          </table:table-cell>
          <table:table-cell office:value-type="float" office:value="3.1127664666">
            <text:p>3.1127664666</text:p>
          </table:table-cell>
          <table:table-cell office:value-type="float" office:value="2.7544368598">
            <text:p>2.7544368598</text:p>
          </table:table-cell>
          <table:table-cell office:value-type="float" office:value="4.6556052188">
            <text:p>4.6556052188</text:p>
          </table:table-cell>
          <table:table-cell office:value-type="float" office:value="2.7940046166">
            <text:p>2.7940046166</text:p>
          </table:table-cell>
          <table:table-cell office:value-type="float" office:value="4.1415402279">
            <text:p>4.1415402279</text:p>
          </table:table-cell>
          <table:table-cell office:value-type="float" office:value="3.3918477561">
            <text:p>3.3918477561</text:p>
          </table:table-cell>
          <table:table-cell office:value-type="float" office:value="2.8883438888">
            <text:p>2.88834388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eb <text:s/>2011</text:p>
          </table:table-cell>
          <table:table-cell office:value-type="float" office:value="2.5478717565">
            <text:p>2.5478717565</text:p>
          </table:table-cell>
          <table:table-cell office:value-type="float" office:value="4.4508893161">
            <text:p>4.4508893161</text:p>
          </table:table-cell>
          <table:table-cell office:value-type="float" office:value="3.7861284712">
            <text:p>3.7861284712</text:p>
          </table:table-cell>
          <table:table-cell office:value-type="float" office:value="4.3287137178">
            <text:p>4.3287137178</text:p>
          </table:table-cell>
          <table:table-cell office:value-type="float" office:value="3.954931523">
            <text:p>3.954931523</text:p>
          </table:table-cell>
          <table:table-cell office:value-type="float" office:value="2.5801057821">
            <text:p>2.5801057821</text:p>
          </table:table-cell>
          <table:table-cell office:value-type="float" office:value="5.3637348021">
            <text:p>5.3637348021</text:p>
          </table:table-cell>
          <table:table-cell office:value-type="float" office:value="6.0571424306">
            <text:p>6.0571424306</text:p>
          </table:table-cell>
          <table:table-cell office:value-type="float" office:value="5.6951241211">
            <text:p>5.6951241211</text:p>
          </table:table-cell>
          <table:table-cell office:value-type="float" office:value="5.9687245259">
            <text:p>5.9687245259</text:p>
          </table:table-cell>
          <table:table-cell office:value-type="float" office:value="6.0178323376">
            <text:p>6.0178323376</text:p>
          </table:table-cell>
          <table:table-cell office:value-type="float" office:value="2.208559649">
            <text:p>2.208559649</text:p>
          </table:table-cell>
          <table:table-cell office:value-type="float" office:value="3.9514453272">
            <text:p>3.9514453272</text:p>
          </table:table-cell>
          <table:table-cell office:value-type="float" office:value="4.0786658767">
            <text:p>4.0786658767</text:p>
          </table:table-cell>
          <table:table-cell office:value-type="float" office:value="2.8532612365">
            <text:p>2.8532612365</text:p>
          </table:table-cell>
          <table:table-cell office:value-type="float" office:value="1.993225683">
            <text:p>1.993225683</text:p>
          </table:table-cell>
          <table:table-cell office:value-type="float" office:value="1.9705504323">
            <text:p>1.9705504323</text:p>
          </table:table-cell>
          <table:table-cell office:value-type="float" office:value="1.9453915002">
            <text:p>1.9453915002</text:p>
          </table:table-cell>
          <table:table-cell office:value-type="float" office:value="2.016550738">
            <text:p>2.016550738</text:p>
          </table:table-cell>
          <table:table-cell office:value-type="float" office:value="3.0254815148">
            <text:p>3.0254815148</text:p>
          </table:table-cell>
          <table:table-cell office:value-type="float" office:value="1.5635370651">
            <text:p>1.5635370651</text:p>
          </table:table-cell>
          <table:table-cell office:value-type="float" office:value="3.6433797271">
            <text:p>3.6433797271</text:p>
          </table:table-cell>
          <table:table-cell office:value-type="float" office:value="2.705878638">
            <text:p>2.705878638</text:p>
          </table:table-cell>
          <table:table-cell office:value-type="float" office:value="4.493803436">
            <text:p>4.493803436</text:p>
          </table:table-cell>
          <table:table-cell office:value-type="float" office:value="2.4822058157">
            <text:p>2.4822058157</text:p>
          </table:table-cell>
          <table:table-cell office:value-type="float" office:value="3.8502367197">
            <text:p>3.8502367197</text:p>
          </table:table-cell>
          <table:table-cell office:value-type="float" office:value="2.9972386394">
            <text:p>2.9972386394</text:p>
          </table:table-cell>
          <table:table-cell office:value-type="float" office:value="2.4069337295">
            <text:p>2.4069337295</text:p>
          </table:table-cell>
          <table:table-cell office:value-type="float" office:value="5.5502282118">
            <text:p>5.5502282118</text:p>
          </table:table-cell>
          <table:table-cell office:value-type="float" office:value="2.4423274072">
            <text:p>2.4423274072</text:p>
          </table:table-cell>
          <table:table-cell office:value-type="float" office:value="2.41983672">
            <text:p>2.41983672</text:p>
          </table:table-cell>
          <table:table-cell office:value-type="float" office:value="9.7528166552">
            <text:p>9.7528166552</text:p>
          </table:table-cell>
          <table:table-cell office:value-type="float" office:value="2.7168909241">
            <text:p>2.7168909241</text:p>
          </table:table-cell>
          <table:table-cell office:value-type="float" office:value="3.1997208609">
            <text:p>3.1997208609</text:p>
          </table:table-cell>
          <table:table-cell office:value-type="float" office:value="2.6158566265">
            <text:p>2.6158566265</text:p>
          </table:table-cell>
          <table:table-cell office:value-type="float" office:value="4.0677257075">
            <text:p>4.0677257075</text:p>
          </table:table-cell>
          <table:table-cell office:value-type="float" office:value="3.3245171113">
            <text:p>3.3245171113</text:p>
          </table:table-cell>
          <table:table-cell office:value-type="float" office:value="2.7756471136">
            <text:p>2.7756471136</text:p>
          </table:table-cell>
          <table:table-cell office:value-type="float" office:value="3.0033471177">
            <text:p>3.0033471177</text:p>
          </table:table-cell>
          <table:table-cell office:value-type="float" office:value="2.3098895718">
            <text:p>2.30988957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ar <text:s/>2011</text:p>
          </table:table-cell>
          <table:table-cell office:value-type="float" office:value="3.2855503142">
            <text:p>3.2855503142</text:p>
          </table:table-cell>
          <table:table-cell office:value-type="float" office:value="4.4323622742">
            <text:p>4.4323622742</text:p>
          </table:table-cell>
          <table:table-cell office:value-type="float" office:value="4.4408404084">
            <text:p>4.4408404084</text:p>
          </table:table-cell>
          <table:table-cell office:value-type="float" office:value="4.3287137178">
            <text:p>4.3287137178</text:p>
          </table:table-cell>
          <table:table-cell office:value-type="float" office:value="4.6106474611">
            <text:p>4.6106474611</text:p>
          </table:table-cell>
          <table:table-cell office:value-type="float" office:value="2.6307395949">
            <text:p>2.6307395949</text:p>
          </table:table-cell>
          <table:table-cell office:value-type="float" office:value="2.9290752485">
            <text:p>2.9290752485</text:p>
          </table:table-cell>
          <table:table-cell office:value-type="float" office:value="5.830613973">
            <text:p>5.830613973</text:p>
          </table:table-cell>
          <table:table-cell office:value-type="float" office:value="6.1206011402">
            <text:p>6.1206011402</text:p>
          </table:table-cell>
          <table:table-cell office:value-type="float" office:value="6.1296091546">
            <text:p>6.1296091546</text:p>
          </table:table-cell>
          <table:table-cell office:value-type="float" office:value="6.1981454489">
            <text:p>6.1981454489</text:p>
          </table:table-cell>
          <table:table-cell office:value-type="float" office:value="2.2155046466">
            <text:p>2.2155046466</text:p>
          </table:table-cell>
          <table:table-cell office:value-type="float" office:value="2.4789499615">
            <text:p>2.4789499615</text:p>
          </table:table-cell>
          <table:table-cell office:value-type="float" office:value="4.1925640899">
            <text:p>4.1925640899</text:p>
          </table:table-cell>
          <table:table-cell office:value-type="float" office:value="3.3025699838">
            <text:p>3.3025699838</text:p>
          </table:table-cell>
          <table:table-cell office:value-type="float" office:value="1.880594288">
            <text:p>1.880594288</text:p>
          </table:table-cell>
          <table:table-cell office:value-type="float" office:value="1.994867275">
            <text:p>1.994867275</text:p>
          </table:table-cell>
          <table:table-cell office:value-type="float" office:value="1.9220257846">
            <text:p>1.9220257846</text:p>
          </table:table-cell>
          <table:table-cell office:value-type="float" office:value="1.9367919518">
            <text:p>1.9367919518</text:p>
          </table:table-cell>
          <table:table-cell office:value-type="float" office:value="1.9902672785">
            <text:p>1.9902672785</text:p>
          </table:table-cell>
          <table:table-cell office:value-type="float" office:value="1.756245538">
            <text:p>1.756245538</text:p>
          </table:table-cell>
          <table:table-cell office:value-type="float" office:value="3.1706209117">
            <text:p>3.1706209117</text:p>
          </table:table-cell>
          <table:table-cell office:value-type="float" office:value="2.7201661446">
            <text:p>2.7201661446</text:p>
          </table:table-cell>
          <table:table-cell office:value-type="float" office:value="3.5735951312">
            <text:p>3.5735951312</text:p>
          </table:table-cell>
          <table:table-cell office:value-type="float" office:value="2.5993879829">
            <text:p>2.5993879829</text:p>
          </table:table-cell>
          <table:table-cell office:value-type="float" office:value="3.4384272389">
            <text:p>3.4384272389</text:p>
          </table:table-cell>
          <table:table-cell office:value-type="float" office:value="3.3853523667">
            <text:p>3.3853523667</text:p>
          </table:table-cell>
          <table:table-cell office:value-type="float" office:value="2.1743407251">
            <text:p>2.1743407251</text:p>
          </table:table-cell>
          <table:table-cell office:value-type="float" office:value="5.2872684096">
            <text:p>5.2872684096</text:p>
          </table:table-cell>
          <table:table-cell office:value-type="float" office:value="2.453129681">
            <text:p>2.453129681</text:p>
          </table:table-cell>
          <table:table-cell office:value-type="float" office:value="4.9492488344">
            <text:p>4.9492488344</text:p>
          </table:table-cell>
          <table:table-cell office:value-type="float" office:value="3.2899294114">
            <text:p>3.2899294114</text:p>
          </table:table-cell>
          <table:table-cell office:value-type="float" office:value="2.7587491368">
            <text:p>2.7587491368</text:p>
          </table:table-cell>
          <table:table-cell office:value-type="float" office:value="2.7603262934">
            <text:p>2.7603262934</text:p>
          </table:table-cell>
          <table:table-cell office:value-type="float" office:value="2.6628896975">
            <text:p>2.6628896975</text:p>
          </table:table-cell>
          <table:table-cell office:value-type="float" office:value="3.6853739053">
            <text:p>3.6853739053</text:p>
          </table:table-cell>
          <table:table-cell office:value-type="float" office:value="2.836848856">
            <text:p>2.836848856</text:p>
          </table:table-cell>
          <table:table-cell office:value-type="float" office:value="2.7098227062">
            <text:p>2.7098227062</text:p>
          </table:table-cell>
          <table:table-cell office:value-type="float" office:value="3.437044455">
            <text:p>3.437044455</text:p>
          </table:table-cell>
          <table:table-cell office:value-type="float" office:value="2.3072863203">
            <text:p>2.30728632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pr <text:s/>2011</text:p>
          </table:table-cell>
          <table:table-cell office:value-type="float" office:value="3.9598351633">
            <text:p>3.9598351633</text:p>
          </table:table-cell>
          <table:table-cell office:value-type="float" office:value="4.3582541068">
            <text:p>4.3582541068</text:p>
          </table:table-cell>
          <table:table-cell office:value-type="float" office:value="4.4735760052">
            <text:p>4.4735760052</text:p>
          </table:table-cell>
          <table:table-cell office:value-type="float" office:value="4.2755108578">
            <text:p>4.2755108578</text:p>
          </table:table-cell>
          <table:table-cell office:value-type="float" office:value="4.5305600183">
            <text:p>4.5305600183</text:p>
          </table:table-cell>
          <table:table-cell office:value-type="float" office:value="2.5960954072">
            <text:p>2.5960954072</text:p>
          </table:table-cell>
          <table:table-cell office:value-type="float" office:value="2.7740013916">
            <text:p>2.7740013916</text:p>
          </table:table-cell>
          <table:table-cell office:value-type="float" office:value="5.7321233393">
            <text:p>5.7321233393</text:p>
          </table:table-cell>
          <table:table-cell office:value-type="float" office:value="5.8732307802">
            <text:p>5.8732307802</text:p>
          </table:table-cell>
          <table:table-cell office:value-type="float" office:value="5.6554228805">
            <text:p>5.6554228805</text:p>
          </table:table-cell>
          <table:table-cell office:value-type="float" office:value="4.7450339047">
            <text:p>4.7450339047</text:p>
          </table:table-cell>
          <table:table-cell office:value-type="float" office:value="2.2946776192">
            <text:p>2.2946776192</text:p>
          </table:table-cell>
          <table:table-cell office:value-type="float" office:value="2.7587961444">
            <text:p>2.7587961444</text:p>
          </table:table-cell>
          <table:table-cell office:value-type="float" office:value="4.4179542162">
            <text:p>4.4179542162</text:p>
          </table:table-cell>
          <table:table-cell office:value-type="float" office:value="3.5985989241">
            <text:p>3.5985989241</text:p>
          </table:table-cell>
          <table:table-cell office:value-type="float" office:value="1.8239056388">
            <text:p>1.8239056388</text:p>
          </table:table-cell>
          <table:table-cell office:value-type="float" office:value="1.8815558017">
            <text:p>1.8815558017</text:p>
          </table:table-cell>
          <table:table-cell office:value-type="float" office:value="1.8147894477">
            <text:p>1.8147894477</text:p>
          </table:table-cell>
          <table:table-cell office:value-type="float" office:value="1.8853182305">
            <text:p>1.8853182305</text:p>
          </table:table-cell>
          <table:table-cell office:value-type="float" office:value="2.4192430408">
            <text:p>2.4192430408</text:p>
          </table:table-cell>
          <table:table-cell office:value-type="float" office:value="2.3913825096">
            <text:p>2.3913825096</text:p>
          </table:table-cell>
          <table:table-cell office:value-type="float" office:value="3.7384498434">
            <text:p>3.7384498434</text:p>
          </table:table-cell>
          <table:table-cell office:value-type="float" office:value="2.7344536512">
            <text:p>2.7344536512</text:p>
          </table:table-cell>
          <table:table-cell office:value-type="float" office:value="5.5090323163">
            <text:p>5.5090323163</text:p>
          </table:table-cell>
          <table:table-cell office:value-type="float" office:value="2.4748843339">
            <text:p>2.4748843339</text:p>
          </table:table-cell>
          <table:table-cell office:value-type="float" office:value="3.2404585258">
            <text:p>3.2404585258</text:p>
          </table:table-cell>
          <table:table-cell office:value-type="float" office:value="3.5188857264">
            <text:p>3.5188857264</text:p>
          </table:table-cell>
          <table:table-cell office:value-type="float" office:value="2.5620429916">
            <text:p>2.5620429916</text:p>
          </table:table-cell>
          <table:table-cell office:value-type="float" office:value="8.5039268949">
            <text:p>8.5039268949</text:p>
          </table:table-cell>
          <table:table-cell office:value-type="float" office:value="3.8239129539">
            <text:p>3.8239129539</text:p>
          </table:table-cell>
          <table:table-cell office:value-type="float" office:value="4.7540552286">
            <text:p>4.7540552286</text:p>
          </table:table-cell>
          <table:table-cell office:value-type="float" office:value="2.5496867144">
            <text:p>2.5496867144</text:p>
          </table:table-cell>
          <table:table-cell office:value-type="float" office:value="3.1024730596">
            <text:p>3.1024730596</text:p>
          </table:table-cell>
          <table:table-cell office:value-type="float" office:value="2.9942207106">
            <text:p>2.9942207106</text:p>
          </table:table-cell>
          <table:table-cell office:value-type="float" office:value="3.2055544692">
            <text:p>3.2055544692</text:p>
          </table:table-cell>
          <table:table-cell office:value-type="float" office:value="5.2275348675">
            <text:p>5.2275348675</text:p>
          </table:table-cell>
          <table:table-cell office:value-type="float" office:value="3.116764554">
            <text:p>3.116764554</text:p>
          </table:table-cell>
          <table:table-cell office:value-type="float" office:value="4.0588122717">
            <text:p>4.0588122717</text:p>
          </table:table-cell>
          <table:table-cell office:value-type="float" office:value="3.5751124719">
            <text:p>3.5751124719</text:p>
          </table:table-cell>
          <table:table-cell office:value-type="float" office:value="2.4021275058">
            <text:p>2.40212750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ay <text:s/>2011</text:p>
          </table:table-cell>
          <table:table-cell office:value-type="float" office:value="3.5326056489">
            <text:p>3.5326056489</text:p>
          </table:table-cell>
          <table:table-cell office:value-type="float" office:value="4.339727065">
            <text:p>4.339727065</text:p>
          </table:table-cell>
          <table:table-cell office:value-type="float" office:value="4.3379571039">
            <text:p>4.3379571039</text:p>
          </table:table-cell>
          <table:table-cell office:value-type="float" office:value="4.1513708513">
            <text:p>4.1513708513</text:p>
          </table:table-cell>
          <table:table-cell office:value-type="float" office:value="4.4504725755">
            <text:p>4.4504725755</text:p>
          </table:table-cell>
          <table:table-cell office:value-type="float" office:value="2.5960954072">
            <text:p>2.5960954072</text:p>
          </table:table-cell>
          <table:table-cell office:value-type="float" office:value="2.9280414228">
            <text:p>2.9280414228</text:p>
          </table:table-cell>
          <table:table-cell office:value-type="float" office:value="5.2396701708">
            <text:p>5.2396701708</text:p>
          </table:table-cell>
          <table:table-cell office:value-type="float" office:value="5.7445981931">
            <text:p>5.7445981931</text:p>
          </table:table-cell>
          <table:table-cell office:value-type="float" office:value="5.7335130804">
            <text:p>5.7335130804</text:p>
          </table:table-cell>
          <table:table-cell office:value-type="float" office:value="5.4874996572">
            <text:p>5.4874996572</text:p>
          </table:table-cell>
          <table:table-cell office:value-type="float" office:value="2.246062636">
            <text:p>2.246062636</text:p>
          </table:table-cell>
          <table:table-cell office:value-type="float" office:value="1.8063582774">
            <text:p>1.8063582774</text:p>
          </table:table-cell>
          <table:table-cell office:value-type="float" office:value="4.62248974">
            <text:p>4.62248974</text:p>
          </table:table-cell>
          <table:table-cell office:value-type="float" office:value="3.514353534">
            <text:p>3.514353534</text:p>
          </table:table-cell>
          <table:table-cell office:value-type="float" office:value="1.7525475585">
            <text:p>1.7525475585</text:p>
          </table:table-cell>
          <table:table-cell office:value-type="float" office:value="1.8271562669">
            <text:p>1.8271562669</text:p>
          </table:table-cell>
          <table:table-cell office:value-type="float" office:value="1.7530547675">
            <text:p>1.7530547675</text:p>
          </table:table-cell>
          <table:table-cell office:value-type="float" office:value="1.8132040564">
            <text:p>1.8132040564</text:p>
          </table:table-cell>
          <table:table-cell office:value-type="float" office:value="2.2916138884">
            <text:p>2.2916138884</text:p>
          </table:table-cell>
          <table:table-cell office:value-type="float" office:value="2.9282805654">
            <text:p>2.9282805654</text:p>
          </table:table-cell>
          <table:table-cell office:value-type="float" office:value="3.697316835">
            <text:p>3.697316835</text:p>
          </table:table-cell>
          <table:table-cell office:value-type="float" office:value="2.7487411578">
            <text:p>2.7487411578</text:p>
          </table:table-cell>
          <table:table-cell office:value-type="float" office:value="5.8074381805">
            <text:p>5.8074381805</text:p>
          </table:table-cell>
          <table:table-cell office:value-type="float" office:value="2.5108884049">
            <text:p>2.5108884049</text:p>
          </table:table-cell>
          <table:table-cell office:value-type="float" office:value="3.2200618835">
            <text:p>3.2200618835</text:p>
          </table:table-cell>
          <table:table-cell office:value-type="float" office:value="3.8296896622">
            <text:p>3.8296896622</text:p>
          </table:table-cell>
          <table:table-cell office:value-type="float" office:value="2.6164661035">
            <text:p>2.6164661035</text:p>
          </table:table-cell>
          <table:table-cell office:value-type="float" office:value="10.1955507891">
            <text:p>10.1955507891</text:p>
          </table:table-cell>
          <table:table-cell office:value-type="float" office:value="2.5040535578">
            <text:p>2.5040535578</text:p>
          </table:table-cell>
          <table:table-cell office:value-type="float" office:value="3.8531330379">
            <text:p>3.8531330379</text:p>
          </table:table-cell>
          <table:table-cell office:value-type="float" office:value="4.2025083163">
            <text:p>4.2025083163</text:p>
          </table:table-cell>
          <table:table-cell office:value-type="float" office:value="1.8663502212">
            <text:p>1.8663502212</text:p>
          </table:table-cell>
          <table:table-cell office:value-type="float" office:value="3.1460536222">
            <text:p>3.1460536222</text:p>
          </table:table-cell>
          <table:table-cell office:value-type="float" office:value="2.8057722967">
            <text:p>2.8057722967</text:p>
          </table:table-cell>
          <table:table-cell office:value-type="float" office:value="5.3873812294">
            <text:p>5.3873812294</text:p>
          </table:table-cell>
          <table:table-cell office:value-type="float" office:value="2.7623334827">
            <text:p>2.7623334827</text:p>
          </table:table-cell>
          <table:table-cell office:value-type="float" office:value="1.6692129267">
            <text:p>1.6692129267</text:p>
          </table:table-cell>
          <table:table-cell office:value-type="float" office:value="3.4341822332">
            <text:p>3.4341822332</text:p>
          </table:table-cell>
          <table:table-cell office:value-type="float" office:value="2.3058959474">
            <text:p>2.305895947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Jun <text:s/>2011</text:p>
          </table:table-cell>
          <table:table-cell office:value-type="float" office:value="3.0022812699">
            <text:p>3.0022812699</text:p>
          </table:table-cell>
          <table:table-cell office:value-type="float" office:value="4.0062403115">
            <text:p>4.0062403115</text:p>
          </table:table-cell>
          <table:table-cell office:value-type="float" office:value="4.366016187">
            <text:p>4.366016187</text:p>
          </table:table-cell>
          <table:table-cell office:value-type="float" office:value="4.1912729962">
            <text:p>4.1912729962</text:p>
          </table:table-cell>
          <table:table-cell office:value-type="float" office:value="4.1901883863">
            <text:p>4.1901883863</text:p>
          </table:table-cell>
          <table:table-cell office:value-type="float" office:value="2.5827707196">
            <text:p>2.5827707196</text:p>
          </table:table-cell>
          <table:table-cell office:value-type="float" office:value="2.0286130527">
            <text:p>2.0286130527</text:p>
          </table:table-cell>
          <table:table-cell office:value-type="float" office:value="5.362783463">
            <text:p>5.362783463</text:p>
          </table:table-cell>
          <table:table-cell office:value-type="float" office:value="5.2597522877">
            <text:p>5.2597522877</text:p>
          </table:table-cell>
          <table:table-cell office:value-type="float" office:value="5.1370168547">
            <text:p>5.1370168547</text:p>
          </table:table-cell>
          <table:table-cell office:value-type="float" office:value="5.2965798923">
            <text:p>5.2965798923</text:p>
          </table:table-cell>
          <table:table-cell office:value-type="float" office:value="2.3807955894">
            <text:p>2.3807955894</text:p>
          </table:table-cell>
          <table:table-cell office:value-type="float" office:value="3.3196895667">
            <text:p>3.3196895667</text:p>
          </table:table-cell>
          <table:table-cell office:value-type="float" office:value="4.4572571208">
            <text:p>4.4572571208</text:p>
          </table:table-cell>
          <table:table-cell office:value-type="float" office:value="2.5747834191">
            <text:p>2.5747834191</text:p>
          </table:table-cell>
          <table:table-cell office:value-type="float" office:value="1.7383753962">
            <text:p>1.7383753962</text:p>
          </table:table-cell>
          <table:table-cell office:value-type="float" office:value="1.7491919567">
            <text:p>1.7491919567</text:p>
          </table:table-cell>
          <table:table-cell office:value-type="float" office:value="1.707061201">
            <text:p>1.707061201</text:p>
          </table:table-cell>
          <table:table-cell office:value-type="float" office:value="1.7961310894">
            <text:p>1.7961310894</text:p>
          </table:table-cell>
          <table:table-cell office:value-type="float" office:value="2.7595874473">
            <text:p>2.7595874473</text:p>
          </table:table-cell>
          <table:table-cell office:value-type="float" office:value="2.4559327805">
            <text:p>2.4559327805</text:p>
          </table:table-cell>
          <table:table-cell office:value-type="float" office:value="3.2305796857">
            <text:p>3.2305796857</text:p>
          </table:table-cell>
          <table:table-cell office:value-type="float" office:value="2.7630286644">
            <text:p>2.7630286644</text:p>
          </table:table-cell>
          <table:table-cell office:value-type="float" office:value="5.4234450363">
            <text:p>5.4234450363</text:p>
          </table:table-cell>
          <table:table-cell office:value-type="float" office:value="2.4713016339">
            <text:p>2.4713016339</text:p>
          </table:table-cell>
          <table:table-cell office:value-type="float" office:value="2.7834862382">
            <text:p>2.7834862382</text:p>
          </table:table-cell>
          <table:table-cell office:value-type="float" office:value="2.6157401979">
            <text:p>2.6157401979</text:p>
          </table:table-cell>
          <table:table-cell office:value-type="float" office:value="2.7893190427">
            <text:p>2.7893190427</text:p>
          </table:table-cell>
          <table:table-cell office:value-type="float" office:value="6.9995130656">
            <text:p>6.9995130656</text:p>
          </table:table-cell>
          <table:table-cell office:value-type="float" office:value="4.0201147788">
            <text:p>4.0201147788</text:p>
          </table:table-cell>
          <table:table-cell office:value-type="float" office:value="4.9484915824">
            <text:p>4.9484915824</text:p>
          </table:table-cell>
          <table:table-cell office:value-type="float" office:value="3.662971834">
            <text:p>3.662971834</text:p>
          </table:table-cell>
          <table:table-cell office:value-type="float" office:value="4.3903817345">
            <text:p>4.3903817345</text:p>
          </table:table-cell>
          <table:table-cell office:value-type="float" office:value="3.4489291325">
            <text:p>3.4489291325</text:p>
          </table:table-cell>
          <table:table-cell office:value-type="float" office:value="2.6803450718">
            <text:p>2.6803450718</text:p>
          </table:table-cell>
          <table:table-cell office:value-type="float" office:value="5.124338899">
            <text:p>5.124338899</text:p>
          </table:table-cell>
          <table:table-cell office:value-type="float" office:value="3.3104037147">
            <text:p>3.3104037147</text:p>
          </table:table-cell>
          <table:table-cell office:value-type="float" office:value="3.1402093542">
            <text:p>3.1402093542</text:p>
          </table:table-cell>
          <table:table-cell office:value-type="float" office:value="2.4307895836">
            <text:p>2.4307895836</text:p>
          </table:table-cell>
          <table:table-cell office:value-type="float" office:value="2.3100079014">
            <text:p>2.31000790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Jul <text:s/>2011</text:p>
          </table:table-cell>
          <table:table-cell office:value-type="float" office:value="3.9558963265">
            <text:p>3.9558963265</text:p>
          </table:table-cell>
          <table:table-cell office:value-type="float" office:value="3.6264359534">
            <text:p>3.6264359534</text:p>
          </table:table-cell>
          <table:table-cell office:value-type="float" office:value="3.9816067496">
            <text:p>3.9816067496</text:p>
          </table:table-cell>
          <table:table-cell office:value-type="float" office:value="3.8046655472">
            <text:p>3.8046655472</text:p>
          </table:table-cell>
          <table:table-cell office:value-type="float" office:value="3.6896418687">
            <text:p>3.6896418687</text:p>
          </table:table-cell>
          <table:table-cell office:value-type="float" office:value="2.6307395949">
            <text:p>2.6307395949</text:p>
          </table:table-cell>
          <table:table-cell office:value-type="float" office:value="1.7866978359">
            <text:p>1.7866978359</text:p>
          </table:table-cell>
          <table:table-cell office:value-type="float" office:value="5.03283984">
            <text:p>5.03283984</text:p>
          </table:table-cell>
          <table:table-cell office:value-type="float" office:value="5.3784900604">
            <text:p>5.3784900604</text:p>
          </table:table-cell>
          <table:table-cell office:value-type="float" office:value="5.1417210836">
            <text:p>5.1417210836</text:p>
          </table:table-cell>
          <table:table-cell office:value-type="float" office:value="5.1799067026">
            <text:p>5.1799067026</text:p>
          </table:table-cell>
          <table:table-cell office:value-type="float" office:value="2.0891056903">
            <text:p>2.0891056903</text:p>
          </table:table-cell>
          <table:table-cell office:value-type="float" office:value="2.1330456668">
            <text:p>2.1330456668</text:p>
          </table:table-cell>
          <table:table-cell office:value-type="float" office:value="4.073051176">
            <text:p>4.073051176</text:p>
          </table:table-cell>
          <table:table-cell office:value-type="float" office:value="1.9979365117">
            <text:p>1.9979365117</text:p>
          </table:table-cell>
          <table:table-cell office:value-type="float" office:value="1.7587634192">
            <text:p>1.7587634192</text:p>
          </table:table-cell>
          <table:table-cell office:value-type="float" office:value="1.7466850657">
            <text:p>1.7466850657</text:p>
          </table:table-cell>
          <table:table-cell office:value-type="float" office:value="1.7173913068">
            <text:p>1.7173913068</text:p>
          </table:table-cell>
          <table:table-cell office:value-type="float" office:value="1.7838997101">
            <text:p>1.7838997101</text:p>
          </table:table-cell>
          <table:table-cell office:value-type="float" office:value="3.0467530402">
            <text:p>3.0467530402</text:p>
          </table:table-cell>
          <table:table-cell office:value-type="float" office:value="2.0281105474">
            <text:p>2.0281105474</text:p>
          </table:table-cell>
          <table:table-cell office:value-type="float" office:value="2.9085430445">
            <text:p>2.9085430445</text:p>
          </table:table-cell>
          <table:table-cell office:value-type="float" office:value="2.777316171">
            <text:p>2.777316171</text:p>
          </table:table-cell>
          <table:table-cell office:value-type="float" office:value="4.2247933536">
            <text:p>4.2247933536</text:p>
          </table:table-cell>
          <table:table-cell office:value-type="float" office:value="2.5279442995">
            <text:p>2.5279442995</text:p>
          </table:table-cell>
          <table:table-cell office:value-type="float" office:value="3.9210960836">
            <text:p>3.9210960836</text:p>
          </table:table-cell>
          <table:table-cell office:value-type="float" office:value="3.3744498669">
            <text:p>3.3744498669</text:p>
          </table:table-cell>
          <table:table-cell office:value-type="float" office:value="2.2324879159">
            <text:p>2.2324879159</text:p>
          </table:table-cell>
          <table:table-cell office:value-type="float" office:value="5.6015095815">
            <text:p>5.6015095815</text:p>
          </table:table-cell>
          <table:table-cell office:value-type="float" office:value="3.867398423">
            <text:p>3.867398423</text:p>
          </table:table-cell>
          <table:table-cell office:value-type="float" office:value="3.9420257698">
            <text:p>3.9420257698</text:p>
          </table:table-cell>
          <table:table-cell office:value-type="float" office:value="4.8980631173">
            <text:p>4.8980631173</text:p>
          </table:table-cell>
          <table:table-cell office:value-type="float" office:value="2.9248541458">
            <text:p>2.9248541458</text:p>
          </table:table-cell>
          <table:table-cell office:value-type="float" office:value="3.6963229163">
            <text:p>3.6963229163</text:p>
          </table:table-cell>
          <table:table-cell office:value-type="float" office:value="3.0655522313">
            <text:p>3.0655522313</text:p>
          </table:table-cell>
          <table:table-cell office:value-type="float" office:value="4.1039977097">
            <text:p>4.1039977097</text:p>
          </table:table-cell>
          <table:table-cell office:value-type="float" office:value="3.6834846314">
            <text:p>3.6834846314</text:p>
          </table:table-cell>
          <table:table-cell office:value-type="float" office:value="1.7473850601">
            <text:p>1.7473850601</text:p>
          </table:table-cell>
          <table:table-cell office:value-type="float" office:value="3.4515488938">
            <text:p>3.4515488938</text:p>
          </table:table-cell>
          <table:table-cell office:value-type="float" office:value="2.3098008246">
            <text:p>2.30980082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ug <text:s/>2011</text:p>
          </table:table-cell>
          <table:table-cell office:value-type="float" office:value="3.3745270759">
            <text:p>3.3745270759</text:p>
          </table:table-cell>
          <table:table-cell office:value-type="float" office:value="3.4550608162">
            <text:p>3.4550608162</text:p>
          </table:table-cell>
          <table:table-cell office:value-type="float" office:value="3.58971489">
            <text:p>3.58971489</text:p>
          </table:table-cell>
          <table:table-cell office:value-type="float" office:value="3.5439715333">
            <text:p>3.5439715333</text:p>
          </table:table-cell>
          <table:table-cell office:value-type="float" office:value="3.6295762866">
            <text:p>3.6295762866</text:p>
          </table:table-cell>
          <table:table-cell office:value-type="float" office:value="2.6707136577">
            <text:p>2.6707136577</text:p>
          </table:table-cell>
          <table:table-cell office:value-type="float" office:value="2.3718431893">
            <text:p>2.3718431893</text:p>
          </table:table-cell>
          <table:table-cell office:value-type="float" office:value="5.3824815897">
            <text:p>5.3824815897</text:p>
          </table:table-cell>
          <table:table-cell office:value-type="float" office:value="5.0430558524">
            <text:p>5.0430558524</text:p>
          </table:table-cell>
          <table:table-cell office:value-type="float" office:value="5.1981718305">
            <text:p>5.1981718305</text:p>
          </table:table-cell>
          <table:table-cell office:value-type="float" office:value="5.3400671721">
            <text:p>5.3400671721</text:p>
          </table:table-cell>
          <table:table-cell office:value-type="float" office:value="2.2335616403">
            <text:p>2.2335616403</text:p>
          </table:table-cell>
          <table:table-cell office:value-type="float" office:value="3.9682601193">
            <text:p>3.9682601193</text:p>
          </table:table-cell>
          <table:table-cell office:value-type="float" office:value="3.5372483136">
            <text:p>3.5372483136</text:p>
          </table:table-cell>
          <table:table-cell office:value-type="float" office:value="1.4819334972">
            <text:p>1.4819334972</text:p>
          </table:table-cell>
          <table:table-cell office:value-type="float" office:value="1.720722352">
            <text:p>1.720722352</text:p>
          </table:table-cell>
          <table:table-cell office:value-type="float" office:value="1.7664895046">
            <text:p>1.7664895046</text:p>
          </table:table-cell>
          <table:table-cell office:value-type="float" office:value="1.6930417716">
            <text:p>1.6930417716</text:p>
          </table:table-cell>
          <table:table-cell office:value-type="float" office:value="1.7744713552">
            <text:p>1.7744713552</text:p>
          </table:table-cell>
          <table:table-cell office:value-type="float" office:value="2.5610532102">
            <text:p>2.5610532102</text:p>
          </table:table-cell>
          <table:table-cell office:value-type="float" office:value="1.9232752535">
            <text:p>1.9232752535</text:p>
          </table:table-cell>
          <table:table-cell office:value-type="float" office:value="1.9302866336">
            <text:p>1.9302866336</text:p>
          </table:table-cell>
          <table:table-cell office:value-type="float" office:value="2.7916036776">
            <text:p>2.7916036776</text:p>
          </table:table-cell>
          <table:table-cell office:value-type="float" office:value="4.4573380546">
            <text:p>4.4573380546</text:p>
          </table:table-cell>
          <table:table-cell office:value-type="float" office:value="2.6549716016">
            <text:p>2.6549716016</text:p>
          </table:table-cell>
          <table:table-cell office:value-type="float" office:value="3.8505745408">
            <text:p>3.8505745408</text:p>
          </table:table-cell>
          <table:table-cell office:value-type="float" office:value="3.1930701807">
            <text:p>3.1930701807</text:p>
          </table:table-cell>
          <table:table-cell office:value-type="float" office:value="2.2966482232">
            <text:p>2.2966482232</text:p>
          </table:table-cell>
          <table:table-cell office:value-type="float" office:value="5.7382799404">
            <text:p>5.7382799404</text:p>
          </table:table-cell>
          <table:table-cell office:value-type="float" office:value="2.6817383271">
            <text:p>2.6817383271</text:p>
          </table:table-cell>
          <table:table-cell office:value-type="float" office:value="2.6833517658">
            <text:p>2.6833517658</text:p>
          </table:table-cell>
          <table:table-cell office:value-type="float" office:value="2.3583288922">
            <text:p>2.3583288922</text:p>
          </table:table-cell>
          <table:table-cell office:value-type="float" office:value="2.8692095471">
            <text:p>2.8692095471</text:p>
          </table:table-cell>
          <table:table-cell office:value-type="float" office:value="3.6676889113">
            <text:p>3.6676889113</text:p>
          </table:table-cell>
          <table:table-cell office:value-type="float" office:value="2.5593763126">
            <text:p>2.5593763126</text:p>
          </table:table-cell>
          <table:table-cell office:value-type="float" office:value="4.3441763545">
            <text:p>4.3441763545</text:p>
          </table:table-cell>
          <table:table-cell office:value-type="float" office:value="3.3802986309">
            <text:p>3.3802986309</text:p>
          </table:table-cell>
          <table:table-cell office:value-type="float" office:value="2.0361253933">
            <text:p>2.0361253933</text:p>
          </table:table-cell>
          <table:table-cell office:value-type="float" office:value="3.1707729486">
            <text:p>3.1707729486</text:p>
          </table:table-cell>
          <table:table-cell office:value-type="float" office:value="2.307700474">
            <text:p>2.307700474</text:p>
          </table:table-cell>
          <table:table-cell office:value-type="float" office:value="6.9433286717">
            <text:p>6.9433286717</text:p>
          </table:table-cell>
        </table:table-row>
        <table:table-row table:style-name="ro1">
          <table:table-cell office:value-type="string">
            <text:p>Sep <text:s/>2011</text:p>
          </table:table-cell>
          <table:table-cell office:value-type="float" office:value="2.6658017858">
            <text:p>2.6658017858</text:p>
          </table:table-cell>
          <table:table-cell office:value-type="float" office:value="3.2373680743">
            <text:p>3.2373680743</text:p>
          </table:table-cell>
          <table:table-cell office:value-type="float" office:value="3.533596724">
            <text:p>3.533596724</text:p>
          </table:table-cell>
          <table:table-cell office:value-type="float" office:value="3.3799293818">
            <text:p>3.3799293818</text:p>
          </table:table-cell>
          <table:table-cell office:value-type="float" office:value="3.2892046546">
            <text:p>3.2892046546</text:p>
          </table:table-cell>
          <table:table-cell office:value-type="float" office:value="2.708022783">
            <text:p>2.708022783</text:p>
          </table:table-cell>
          <table:table-cell office:value-type="float" office:value="2.1588750925">
            <text:p>2.1588750925</text:p>
          </table:table-cell>
          <table:table-cell office:value-type="float" office:value="5.4386212509">
            <text:p>5.4386212509</text:p>
          </table:table-cell>
          <table:table-cell office:value-type="float" office:value="5.4081745036">
            <text:p>5.4081745036</text:p>
          </table:table-cell>
          <table:table-cell office:value-type="float" office:value="5.226397204">
            <text:p>5.226397204</text:p>
          </table:table-cell>
          <table:table-cell office:value-type="float" office:value="5.4344663892">
            <text:p>5.4344663892</text:p>
          </table:table-cell>
          <table:table-cell office:value-type="float" office:value="2.4155205773">
            <text:p>2.4155205773</text:p>
          </table:table-cell>
          <table:table-cell office:value-type="float" office:value="3.1359279102">
            <text:p>3.1359279102</text:p>
          </table:table-cell>
          <table:table-cell office:value-type="float" office:value="3.7786804417">
            <text:p>3.7786804417</text:p>
          </table:table-cell>
          <table:table-cell office:value-type="float" office:value="3.76123933">
            <text:p>3.76123933</text:p>
          </table:table-cell>
          <table:table-cell office:value-type="float" office:value="1.7371322241">
            <text:p>1.7371322241</text:p>
          </table:table-cell>
          <table:table-cell office:value-type="float" office:value="1.7238723576">
            <text:p>1.7238723576</text:p>
          </table:table-cell>
          <table:table-cell office:value-type="float" office:value="1.6979608696">
            <text:p>1.6979608696</text:p>
          </table:table-cell>
          <table:table-cell office:value-type="float" office:value="1.761730335">
            <text:p>1.761730335</text:p>
          </table:table-cell>
          <table:table-cell office:value-type="float" office:value="3.0148457521">
            <text:p>3.0148457521</text:p>
          </table:table-cell>
          <table:table-cell office:value-type="float" office:value="1.6287940908">
            <text:p>1.6287940908</text:p>
          </table:table-cell>
          <table:table-cell office:value-type="float" office:value="1.8206329961">
            <text:p>1.8206329961</text:p>
          </table:table-cell>
          <table:table-cell office:value-type="float" office:value="2.8058911843">
            <text:p>2.8058911843</text:p>
          </table:table-cell>
          <table:table-cell office:value-type="float" office:value="5.318647355">
            <text:p>5.318647355</text:p>
          </table:table-cell>
          <table:table-cell office:value-type="float" office:value="2.5920741079">
            <text:p>2.5920741079</text:p>
          </table:table-cell>
          <table:table-cell office:value-type="float" office:value="3.2389355617">
            <text:p>3.2389355617</text:p>
          </table:table-cell>
          <table:table-cell office:value-type="float" office:value="2.2261698356">
            <text:p>2.2261698356</text:p>
          </table:table-cell>
          <table:table-cell office:value-type="float" office:value="2.1998127821">
            <text:p>2.1998127821</text:p>
          </table:table-cell>
          <table:table-cell office:value-type="float" office:value="2.6909762248">
            <text:p>2.6909762248</text:p>
          </table:table-cell>
          <table:table-cell office:value-type="float" office:value="3.1312645268">
            <text:p>3.1312645268</text:p>
          </table:table-cell>
          <table:table-cell office:value-type="float" office:value="2.8253992617">
            <text:p>2.8253992617</text:p>
          </table:table-cell>
          <table:table-cell office:value-type="float" office:value="2.4383132996">
            <text:p>2.4383132996</text:p>
          </table:table-cell>
          <table:table-cell office:value-type="float" office:value="3.2651470675">
            <text:p>3.2651470675</text:p>
          </table:table-cell>
          <table:table-cell office:value-type="float" office:value="2.1679121697">
            <text:p>2.1679121697</text:p>
          </table:table-cell>
          <table:table-cell office:value-type="float" office:value="2.8103740321">
            <text:p>2.8103740321</text:p>
          </table:table-cell>
          <table:table-cell office:value-type="float" office:value="3.5190381637">
            <text:p>3.5190381637</text:p>
          </table:table-cell>
          <table:table-cell office:value-type="float" office:value="3.3397226159">
            <text:p>3.3397226159</text:p>
          </table:table-cell>
          <table:table-cell office:value-type="float" office:value="2.2794340494">
            <text:p>2.2794340494</text:p>
          </table:table-cell>
          <table:table-cell office:value-type="float" office:value="6.503002722">
            <text:p>6.503002722</text:p>
          </table:table-cell>
          <table:table-cell office:value-type="float" office:value="2.326692377">
            <text:p>2.326692377</text:p>
          </table:table-cell>
          <table:table-cell office:value-type="float" office:value="2.7816397804">
            <text:p>2.7816397804</text:p>
          </table:table-cell>
        </table:table-row>
        <table:table-row table:style-name="ro1">
          <table:table-cell office:value-type="string">
            <text:p>Oct <text:s/>2011</text:p>
          </table:table-cell>
          <table:table-cell office:value-type="float" office:value="3.8994663845">
            <text:p>3.8994663845</text:p>
          </table:table-cell>
          <table:table-cell office:value-type="float" office:value="3.7561252464">
            <text:p>3.7561252464</text:p>
          </table:table-cell>
          <table:table-cell office:value-type="float" office:value="3.3091240598">
            <text:p>3.3091240598</text:p>
          </table:table-cell>
          <table:table-cell office:value-type="float" office:value="3.601607965">
            <text:p>3.601607965</text:p>
          </table:table-cell>
          <table:table-cell office:value-type="float" office:value="3.4593904706">
            <text:p>3.4593904706</text:p>
          </table:table-cell>
          <table:table-cell office:value-type="float" office:value="2.6627188452">
            <text:p>2.6627188452</text:p>
          </table:table-cell>
          <table:table-cell office:value-type="float" office:value="5.1094136767">
            <text:p>5.1094136767</text:p>
          </table:table-cell>
          <table:table-cell office:value-type="float" office:value="4.924500143">
            <text:p>4.924500143</text:p>
          </table:table-cell>
          <table:table-cell office:value-type="float" office:value="5.3982796892">
            <text:p>5.3982796892</text:p>
          </table:table-cell>
          <table:table-cell office:value-type="float" office:value="5.1699464571">
            <text:p>5.1699464571</text:p>
          </table:table-cell>
          <table:table-cell office:value-type="float" office:value="4.9147403624">
            <text:p>4.9147403624</text:p>
          </table:table-cell>
          <table:table-cell office:value-type="float" office:value="2.315512612">
            <text:p>2.315512612</text:p>
          </table:table-cell>
          <table:table-cell office:value-type="float" office:value="1.6766441669">
            <text:p>1.6766441669</text:p>
          </table:table-cell>
          <table:table-cell office:value-type="float" office:value="4.1203750815">
            <text:p>4.1203750815</text:p>
          </table:table-cell>
          <table:table-cell office:value-type="float" office:value="4.0151455753">
            <text:p>4.0151455753</text:p>
          </table:table-cell>
          <table:table-cell office:value-type="float" office:value="1.8649303191">
            <text:p>1.8649303191</text:p>
          </table:table-cell>
          <table:table-cell office:value-type="float" office:value="1.747437133">
            <text:p>1.747437133</text:p>
          </table:table-cell>
          <table:table-cell office:value-type="float" office:value="1.9537539669">
            <text:p>1.9537539669</text:p>
          </table:table-cell>
          <table:table-cell office:value-type="float" office:value="1.8025015995">
            <text:p>1.8025015995</text:p>
          </table:table-cell>
          <table:table-cell office:value-type="float" office:value="3.9437023614">
            <text:p>3.9437023614</text:p>
          </table:table-cell>
          <table:table-cell office:value-type="float" office:value="2.1963181875">
            <text:p>2.1963181875</text:p>
          </table:table-cell>
          <table:table-cell office:value-type="float" office:value="1.9371851163">
            <text:p>1.9371851163</text:p>
          </table:table-cell>
          <table:table-cell office:value-type="float" office:value="2.8201786909">
            <text:p>2.8201786909</text:p>
          </table:table-cell>
          <table:table-cell office:value-type="float" office:value="5.8328371674">
            <text:p>5.8328371674</text:p>
          </table:table-cell>
          <table:table-cell office:value-type="float" office:value="2.686133893">
            <text:p>2.686133893</text:p>
          </table:table-cell>
          <table:table-cell office:value-type="float" office:value="3.4892222437">
            <text:p>3.4892222437</text:p>
          </table:table-cell>
          <table:table-cell office:value-type="float" office:value="4.0493743973">
            <text:p>4.0493743973</text:p>
          </table:table-cell>
          <table:table-cell office:value-type="float" office:value="2.4687271428">
            <text:p>2.4687271428</text:p>
          </table:table-cell>
          <table:table-cell office:value-type="float" office:value="2.6622394198">
            <text:p>2.6622394198</text:p>
          </table:table-cell>
          <table:table-cell office:value-type="float" office:value="3.0567620027">
            <text:p>3.0567620027</text:p>
          </table:table-cell>
          <table:table-cell office:value-type="float" office:value="2.8486490621">
            <text:p>2.8486490621</text:p>
          </table:table-cell>
          <table:table-cell office:value-type="float" office:value="4.0096123324">
            <text:p>4.0096123324</text:p>
          </table:table-cell>
          <table:table-cell office:value-type="float" office:value="2.4784140723">
            <text:p>2.4784140723</text:p>
          </table:table-cell>
          <table:table-cell office:value-type="float" office:value="3.1781356242">
            <text:p>3.1781356242</text:p>
          </table:table-cell>
          <table:table-cell office:value-type="float" office:value="2.5390747906">
            <text:p>2.5390747906</text:p>
          </table:table-cell>
          <table:table-cell office:value-type="float" office:value="2.9849504459">
            <text:p>2.9849504459</text:p>
          </table:table-cell>
          <table:table-cell office:value-type="float" office:value="3.3398906325">
            <text:p>3.3398906325</text:p>
          </table:table-cell>
          <table:table-cell office:value-type="float" office:value="2.1624932302">
            <text:p>2.1624932302</text:p>
          </table:table-cell>
          <table:table-cell office:value-type="float" office:value="2.4888497769">
            <text:p>2.4888497769</text:p>
          </table:table-cell>
          <table:table-cell office:value-type="float" office:value="2.3396198873">
            <text:p>2.339619887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Nov <text:s/>2011</text:p>
          </table:table-cell>
          <table:table-cell office:value-type="float" office:value="1.9482068622">
            <text:p>1.9482068622</text:p>
          </table:table-cell>
          <table:table-cell office:value-type="float" office:value="3.5106419417">
            <text:p>3.5106419417</text:p>
          </table:table-cell>
          <table:table-cell office:value-type="float" office:value="3.7580693881">
            <text:p>3.7580693881</text:p>
          </table:table-cell>
          <table:table-cell office:value-type="float" office:value="3.7080136849">
            <text:p>3.7080136849</text:p>
          </table:table-cell>
          <table:table-cell office:value-type="float" office:value="3.6996527991">
            <text:p>3.6996527991</text:p>
          </table:table-cell>
          <table:table-cell office:value-type="float" office:value="2.6200798449">
            <text:p>2.6200798449</text:p>
          </table:table-cell>
          <table:table-cell office:value-type="float" office:value="2.1454353582">
            <text:p>2.1454353582</text:p>
          </table:table-cell>
          <table:table-cell office:value-type="float" office:value="4.5502357349">
            <text:p>4.5502357349</text:p>
          </table:table-cell>
          <table:table-cell office:value-type="float" office:value="4.7996434182">
            <text:p>4.7996434182</text:p>
          </table:table-cell>
          <table:table-cell office:value-type="float" office:value="4.7841996865">
            <text:p>4.7841996865</text:p>
          </table:table-cell>
          <table:table-cell office:value-type="float" office:value="4.7026072903">
            <text:p>4.7026072903</text:p>
          </table:table-cell>
          <table:table-cell office:value-type="float" office:value="2.5530315297">
            <text:p>2.5530315297</text:p>
          </table:table-cell>
          <table:table-cell office:value-type="float" office:value="1.9168554826">
            <text:p>1.9168554826</text:p>
          </table:table-cell>
          <table:table-cell office:value-type="float" office:value="4.1608811362">
            <text:p>4.1608811362</text:p>
          </table:table-cell>
          <table:table-cell office:value-type="float" office:value="3.0966368079">
            <text:p>3.0966368079</text:p>
          </table:table-cell>
          <table:table-cell office:value-type="float" office:value="1.8960096224">
            <text:p>1.8960096224</text:p>
          </table:table-cell>
          <table:table-cell office:value-type="float" office:value="1.8790489107">
            <text:p>1.8790489107</text:p>
          </table:table-cell>
          <table:table-cell office:value-type="float" office:value="1.886116369">
            <text:p>1.886116369</text:p>
          </table:table-cell>
          <table:table-cell office:value-type="float" office:value="1.9286376989">
            <text:p>1.9286376989</text:p>
          </table:table-cell>
          <table:table-cell office:value-type="float" office:value="3.1282938876">
            <text:p>3.1282938876</text:p>
          </table:table-cell>
          <table:table-cell office:value-type="float" office:value="2.8870532026">
            <text:p>2.8870532026</text:p>
          </table:table-cell>
          <table:table-cell office:value-type="float" office:value="3.3671051695">
            <text:p>3.3671051695</text:p>
          </table:table-cell>
          <table:table-cell office:value-type="float" office:value="2.8344661975">
            <text:p>2.8344661975</text:p>
          </table:table-cell>
          <table:table-cell office:value-type="float" office:value="5.8469548784">
            <text:p>5.8469548784</text:p>
          </table:table-cell>
          <table:table-cell office:value-type="float" office:value="2.587531814">
            <text:p>2.587531814</text:p>
          </table:table-cell>
          <table:table-cell office:value-type="float" office:value="2.4782676272">
            <text:p>2.4782676272</text:p>
          </table:table-cell>
          <table:table-cell office:value-type="float" office:value="4.0660779939">
            <text:p>4.0660779939</text:p>
          </table:table-cell>
          <table:table-cell office:value-type="float" office:value="2.2430039778">
            <text:p>2.2430039778</text:p>
          </table:table-cell>
          <table:table-cell office:value-type="float" office:value="2.6790726947">
            <text:p>2.6790726947</text:p>
          </table:table-cell>
          <table:table-cell office:value-type="float" office:value="3.3279164464">
            <text:p>3.3279164464</text:p>
          </table:table-cell>
          <table:table-cell office:value-type="float" office:value="3.0844573386">
            <text:p>3.0844573386</text:p>
          </table:table-cell>
          <table:table-cell office:value-type="float" office:value="4.7183036074">
            <text:p>4.7183036074</text:p>
          </table:table-cell>
          <table:table-cell office:value-type="float" office:value="3.3935645352">
            <text:p>3.3935645352</text:p>
          </table:table-cell>
          <table:table-cell office:value-type="float" office:value="3.1375822908">
            <text:p>3.1375822908</text:p>
          </table:table-cell>
          <table:table-cell office:value-type="float" office:value="2.5673245702">
            <text:p>2.5673245702</text:p>
          </table:table-cell>
          <table:table-cell office:value-type="float" office:value="3.5395137166">
            <text:p>3.5395137166</text:p>
          </table:table-cell>
          <table:table-cell office:value-type="float" office:value="2.8018173897">
            <text:p>2.8018173897</text:p>
          </table:table-cell>
          <table:table-cell office:value-type="float" office:value="2.1770103956">
            <text:p>2.1770103956</text:p>
          </table:table-cell>
          <table:table-cell office:value-type="float" office:value="2.6730528488">
            <text:p>2.6730528488</text:p>
          </table:table-cell>
          <table:table-cell office:value-type="float" office:value="2.3705334989">
            <text:p>2.370533498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Dec <text:s/>2011</text:p>
          </table:table-cell>
          <table:table-cell office:value-type="float" office:value="1.7778109651">
            <text:p>1.7778109651</text:p>
          </table:table-cell>
          <table:table-cell office:value-type="float" office:value="3.4689560976">
            <text:p>3.4689560976</text:p>
          </table:table-cell>
          <table:table-cell office:value-type="float" office:value="3.533596724">
            <text:p>3.533596724</text:p>
          </table:table-cell>
          <table:table-cell office:value-type="float" office:value="3.3799293818">
            <text:p>3.3799293818</text:p>
          </table:table-cell>
          <table:table-cell office:value-type="float" office:value="3.5895325652">
            <text:p>3.5895325652</text:p>
          </table:table-cell>
          <table:table-cell office:value-type="float" office:value="2.6307395949">
            <text:p>2.6307395949</text:p>
          </table:table-cell>
          <table:table-cell office:value-type="float" office:value="2.8267265029">
            <text:p>2.8267265029</text:p>
          </table:table-cell>
          <table:table-cell office:value-type="float" office:value="3.8804994257">
            <text:p>3.8804994257</text:p>
          </table:table-cell>
          <table:table-cell office:value-type="float" office:value="4.4879567648">
            <text:p>4.4879567648</text:p>
          </table:table-cell>
          <table:table-cell office:value-type="float" office:value="4.3608190846">
            <text:p>4.3608190846</text:p>
          </table:table-cell>
          <table:table-cell office:value-type="float" office:value="3.981354845">
            <text:p>3.981354845</text:p>
          </table:table-cell>
          <table:table-cell office:value-type="float" office:value="2.5808115201">
            <text:p>2.5808115201</text:p>
          </table:table-cell>
          <table:table-cell office:value-type="float" office:value="0.8803436551">
            <text:p>0.8803436551</text:p>
          </table:table-cell>
          <table:table-cell office:value-type="float" office:value="4.0457797728">
            <text:p>4.0457797728</text:p>
          </table:table-cell>
          <table:table-cell office:value-type="float" office:value="2.6683894081">
            <text:p>2.6683894081</text:p>
          </table:table-cell>
          <table:table-cell office:value-type="float" office:value="2.0240563519">
            <text:p>2.0240563519</text:p>
          </table:table-cell>
          <table:table-cell office:value-type="float" office:value="1.9103850482">
            <text:p>1.9103850482</text:p>
          </table:table-cell>
          <table:table-cell office:value-type="float" office:value="2.0078640451">
            <text:p>2.0078640451</text:p>
          </table:table-cell>
          <table:table-cell office:value-type="float" office:value="1.9681348614">
            <text:p>1.9681348614</text:p>
          </table:table-cell>
          <table:table-cell office:value-type="float" office:value="3.9082498191">
            <text:p>3.9082498191</text:p>
          </table:table-cell>
          <table:table-cell office:value-type="float" office:value="3.2076842925">
            <text:p>3.2076842925</text:p>
          </table:table-cell>
          <table:table-cell office:value-type="float" office:value="3.5326171746">
            <text:p>3.5326171746</text:p>
          </table:table-cell>
          <table:table-cell office:value-type="float" office:value="2.8487537041">
            <text:p>2.8487537041</text:p>
          </table:table-cell>
          <table:table-cell office:value-type="float" office:value="5.9926874752">
            <text:p>5.9926874752</text:p>
          </table:table-cell>
          <table:table-cell office:value-type="float" office:value="2.5133772636">
            <text:p>2.5133772636</text:p>
          </table:table-cell>
          <table:table-cell office:value-type="float" office:value="1.4379558017">
            <text:p>1.4379558017</text:p>
          </table:table-cell>
          <table:table-cell office:value-type="float" office:value="3.9249943032">
            <text:p>3.9249943032</text:p>
          </table:table-cell>
          <table:table-cell office:value-type="float" office:value="2.131672712">
            <text:p>2.131672712</text:p>
          </table:table-cell>
          <table:table-cell office:value-type="float" office:value="4.2345274184">
            <text:p>4.2345274184</text:p>
          </table:table-cell>
          <table:table-cell office:value-type="float" office:value="2.1756739109">
            <text:p>2.1756739109</text:p>
          </table:table-cell>
          <table:table-cell office:value-type="float" office:value="2.9062651223">
            <text:p>2.9062651223</text:p>
          </table:table-cell>
          <table:table-cell office:value-type="float" office:value="2.9081500393">
            <text:p>2.9081500393</text:p>
          </table:table-cell>
          <table:table-cell office:value-type="float" office:value="3.9426316425">
            <text:p>3.9426316425</text:p>
          </table:table-cell>
          <table:table-cell office:value-type="float" office:value="2.9670086812">
            <text:p>2.9670086812</text:p>
          </table:table-cell>
          <table:table-cell office:value-type="float" office:value="2.5497580015">
            <text:p>2.5497580015</text:p>
          </table:table-cell>
          <table:table-cell office:value-type="float" office:value="2.8150401759">
            <text:p>2.8150401759</text:p>
          </table:table-cell>
          <table:table-cell office:value-type="float" office:value="2.3234740572">
            <text:p>2.3234740572</text:p>
          </table:table-cell>
          <table:table-cell office:value-type="float" office:value="1.7152632957">
            <text:p>1.7152632957</text:p>
          </table:table-cell>
          <table:table-cell office:value-type="float" office:value="3.0551877549">
            <text:p>3.0551877549</text:p>
          </table:table-cell>
          <table:table-cell office:value-type="float" office:value="2.326840289">
            <text:p>2.32684028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Jan <text:s/>2012</text:p>
          </table:table-cell>
          <table:table-cell office:value-type="float" office:value="1.7761349827">
            <text:p>1.7761349827</text:p>
          </table:table-cell>
          <table:table-cell office:value-type="float" office:value="3.7190711627">
            <text:p>3.7190711627</text:p>
          </table:table-cell>
          <table:table-cell office:value-type="float" office:value="3.4980552188">
            <text:p>3.4980552188</text:p>
          </table:table-cell>
          <table:table-cell office:value-type="float" office:value="3.5838736783">
            <text:p>3.5838736783</text:p>
          </table:table-cell>
          <table:table-cell office:value-type="float" office:value="3.6816331244">
            <text:p>3.6816331244</text:p>
          </table:table-cell>
          <table:table-cell office:value-type="float" office:value="2.6120850323">
            <text:p>2.6120850323</text:p>
          </table:table-cell>
          <table:table-cell office:value-type="float" office:value="3.920514107">
            <text:p>3.920514107</text:p>
          </table:table-cell>
          <table:table-cell office:value-type="float" office:value="3.9592919327">
            <text:p>3.9592919327</text:p>
          </table:table-cell>
          <table:table-cell office:value-type="float" office:value="4.0525849313">
            <text:p>4.0525849313</text:p>
          </table:table-cell>
          <table:table-cell office:value-type="float" office:value="3.9844807719">
            <text:p>3.9844807719</text:p>
          </table:table-cell>
          <table:table-cell office:value-type="float" office:value="4.1298479955">
            <text:p>4.1298479955</text:p>
          </table:table-cell>
          <table:table-cell office:value-type="float" office:value="2.4044085812">
            <text:p>2.4044085812</text:p>
          </table:table-cell>
          <table:table-cell office:value-type="float" office:value="3.2920652654">
            <text:p>3.2920652654</text:p>
          </table:table-cell>
          <table:table-cell office:value-type="float" office:value="3.9559445624">
            <text:p>3.9559445624</text:p>
          </table:table-cell>
          <table:table-cell office:value-type="float" office:value="2.7304033759">
            <text:p>2.7304033759</text:p>
          </table:table-cell>
          <table:table-cell office:value-type="float" office:value="2.0029224256">
            <text:p>2.0029224256</text:p>
          </table:table-cell>
          <table:table-cell office:value-type="float" office:value="2.0169279158">
            <text:p>2.0169279158</text:p>
          </table:table-cell>
          <table:table-cell office:value-type="float" office:value="1.9918769766">
            <text:p>1.9918769766</text:p>
          </table:table-cell>
          <table:table-cell office:value-type="float" office:value="2.0356622682">
            <text:p>2.0356622682</text:p>
          </table:table-cell>
          <table:table-cell office:value-type="float" office:value="2.709953888">
            <text:p>2.709953888</text:p>
          </table:table-cell>
          <table:table-cell office:value-type="float" office:value="3.1539709285">
            <text:p>3.1539709285</text:p>
          </table:table-cell>
          <table:table-cell office:value-type="float" office:value="4.2883556148">
            <text:p>4.2883556148</text:p>
          </table:table-cell>
          <table:table-cell office:value-type="float" office:value="2.8630657071">
            <text:p>2.8630657071</text:p>
          </table:table-cell>
          <table:table-cell office:value-type="float" office:value="4.4609050866">
            <text:p>4.4609050866</text:p>
          </table:table-cell>
          <table:table-cell office:value-type="float" office:value="2.8431204725">
            <text:p>2.8431204725</text:p>
          </table:table-cell>
          <table:table-cell office:value-type="float" office:value="2.9762325691">
            <text:p>2.9762325691</text:p>
          </table:table-cell>
          <table:table-cell office:value-type="float" office:value="3.6149981956">
            <text:p>3.6149981956</text:p>
          </table:table-cell>
          <table:table-cell office:value-type="float" office:value="2.233492778">
            <text:p>2.233492778</text:p>
          </table:table-cell>
          <table:table-cell office:value-type="float" office:value="2.9137165237">
            <text:p>2.9137165237</text:p>
          </table:table-cell>
          <table:table-cell office:value-type="float" office:value="3.3281375455">
            <text:p>3.3281375455</text:p>
          </table:table-cell>
          <table:table-cell office:value-type="float" office:value="3.3301574899">
            <text:p>3.3301574899</text:p>
          </table:table-cell>
          <table:table-cell office:value-type="float" office:value="3.3762432108">
            <text:p>3.3762432108</text:p>
          </table:table-cell>
          <table:table-cell office:value-type="float" office:value="2.7015717272">
            <text:p>2.7015717272</text:p>
          </table:table-cell>
          <table:table-cell office:value-type="float" office:value="3.1482224288">
            <text:p>3.1482224288</text:p>
          </table:table-cell>
          <table:table-cell office:value-type="float" office:value="2.6319284865">
            <text:p>2.6319284865</text:p>
          </table:table-cell>
          <table:table-cell office:value-type="float" office:value="3.6906001828">
            <text:p>3.6906001828</text:p>
          </table:table-cell>
          <table:table-cell office:value-type="float" office:value="2.3313708385">
            <text:p>2.3313708385</text:p>
          </table:table-cell>
          <table:table-cell office:value-type="float" office:value="2.6408425679">
            <text:p>2.6408425679</text:p>
          </table:table-cell>
          <table:table-cell office:value-type="float" office:value="3.0633217461">
            <text:p>3.0633217461</text:p>
          </table:table-cell>
          <table:table-cell office:value-type="float" office:value="2.3355966804">
            <text:p>2.33559668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eb <text:s/>2012</text:p>
          </table:table-cell>
          <table:table-cell office:value-type="float" office:value="2.0822563157">
            <text:p>2.0822563157</text:p>
          </table:table-cell>
          <table:table-cell office:value-type="float" office:value="3.7394509087">
            <text:p>3.7394509087</text:p>
          </table:table-cell>
          <table:table-cell office:value-type="float" office:value="3.8235405819">
            <text:p>3.8235405819</text:p>
          </table:table-cell>
          <table:table-cell office:value-type="float" office:value="3.6681115399">
            <text:p>3.6681115399</text:p>
          </table:table-cell>
          <table:table-cell office:value-type="float" office:value="3.9399151275">
            <text:p>3.9399151275</text:p>
          </table:table-cell>
          <table:table-cell office:value-type="float" office:value="2.574775907">
            <text:p>2.574775907</text:p>
          </table:table-cell>
          <table:table-cell office:value-type="float" office:value="3.0510666826">
            <text:p>3.0510666826</text:p>
          </table:table-cell>
          <table:table-cell office:value-type="float" office:value="4.4418960378">
            <text:p>4.4418960378</text:p>
          </table:table-cell>
          <table:table-cell office:value-type="float" office:value="3.9378050843">
            <text:p>3.9378050843</text:p>
          </table:table-cell>
          <table:table-cell office:value-type="float" office:value="4.342002169">
            <text:p>4.342002169</text:p>
          </table:table-cell>
          <table:table-cell office:value-type="float" office:value="4.1298479955">
            <text:p>4.1298479955</text:p>
          </table:table-cell>
          <table:table-cell office:value-type="float" office:value="2.5974795143">
            <text:p>2.5974795143</text:p>
          </table:table-cell>
          <table:table-cell office:value-type="float" office:value="4.7897828193">
            <text:p>4.7897828193</text:p>
          </table:table-cell>
          <table:table-cell office:value-type="float" office:value="3.9567466625">
            <text:p>3.9567466625</text:p>
          </table:table-cell>
          <table:table-cell office:value-type="float" office:value="2.9866497708">
            <text:p>2.9866497708</text:p>
          </table:table-cell>
          <table:table-cell office:value-type="float" office:value="1.9643840896">
            <text:p>1.9643840896</text:p>
          </table:table-cell>
          <table:table-cell office:value-type="float" office:value="2.0332227074">
            <text:p>2.0332227074</text:p>
          </table:table-cell>
          <table:table-cell office:value-type="float" office:value="2.0034368569">
            <text:p>2.0034368569</text:p>
          </table:table-cell>
          <table:table-cell office:value-type="float" office:value="1.9757794735">
            <text:p>1.9757794735</text:p>
          </table:table-cell>
          <table:table-cell office:value-type="float" office:value="2.5752342271">
            <text:p>2.5752342271</text:p>
          </table:table-cell>
          <table:table-cell office:value-type="float" office:value="2.4295472683">
            <text:p>2.4295472683</text:p>
          </table:table-cell>
          <table:table-cell office:value-type="float" office:value="3.2714161239">
            <text:p>3.2714161239</text:p>
          </table:table-cell>
          <table:table-cell office:value-type="float" office:value="2.8996571567">
            <text:p>2.8996571567</text:p>
          </table:table-cell>
          <table:table-cell office:value-type="float" office:value="2.6801610546">
            <text:p>2.6801610546</text:p>
          </table:table-cell>
          <table:table-cell office:value-type="float" office:value="2.63071833">
            <text:p>2.63071833</text:p>
          </table:table-cell>
          <table:table-cell office:value-type="float" office:value="3.2421476313">
            <text:p>3.2421476313</text:p>
          </table:table-cell>
          <table:table-cell office:value-type="float" office:value="3.3485930047">
            <text:p>3.3485930047</text:p>
          </table:table-cell>
          <table:table-cell office:value-type="float" office:value="2.2033408568">
            <text:p>2.2033408568</text:p>
          </table:table-cell>
          <table:table-cell office:value-type="float" office:value="2.6613376372">
            <text:p>2.6613376372</text:p>
          </table:table-cell>
          <table:table-cell office:value-type="float" office:value="3.0159455165">
            <text:p>3.0159455165</text:p>
          </table:table-cell>
          <table:table-cell office:value-type="float" office:value="3.2566953905">
            <text:p>3.2566953905</text:p>
          </table:table-cell>
          <table:table-cell office:value-type="float" office:value="3.1745720623">
            <text:p>3.1745720623</text:p>
          </table:table-cell>
          <table:table-cell office:value-type="float" office:value="2.8360045863">
            <text:p>2.8360045863</text:p>
          </table:table-cell>
          <table:table-cell office:value-type="float" office:value="2.6612912763">
            <text:p>2.6612912763</text:p>
          </table:table-cell>
          <table:table-cell office:value-type="float" office:value="2.6314238353">
            <text:p>2.6314238353</text:p>
          </table:table-cell>
          <table:table-cell office:value-type="float" office:value="2.7045621926">
            <text:p>2.7045621926</text:p>
          </table:table-cell>
          <table:table-cell office:value-type="float" office:value="1.7978340446">
            <text:p>1.7978340446</text:p>
          </table:table-cell>
          <table:table-cell office:value-type="float" office:value="1.3871858033">
            <text:p>1.3871858033</text:p>
          </table:table-cell>
          <table:table-cell office:value-type="float" office:value="2.4691112916">
            <text:p>2.4691112916</text:p>
          </table:table-cell>
          <table:table-cell office:value-type="float" office:value="2.3166935246">
            <text:p>2.31669352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ar <text:s/>2012</text:p>
          </table:table-cell>
          <table:table-cell office:value-type="float" office:value="2.8144948166">
            <text:p>2.8144948166</text:p>
          </table:table-cell>
          <table:table-cell office:value-type="float" office:value="3.5245372231">
            <text:p>3.5245372231</text:p>
          </table:table-cell>
          <table:table-cell office:value-type="float" office:value="3.7954814988">
            <text:p>3.7954814988</text:p>
          </table:table-cell>
          <table:table-cell office:value-type="float" office:value="3.6769786832">
            <text:p>3.6769786832</text:p>
          </table:table-cell>
          <table:table-cell office:value-type="float" office:value="3.669620008">
            <text:p>3.669620008</text:p>
          </table:table-cell>
          <table:table-cell office:value-type="float" office:value="2.6014252822">
            <text:p>2.6014252822</text:p>
          </table:table-cell>
          <table:table-cell office:value-type="float" office:value="2.2457164524">
            <text:p>2.2457164524</text:p>
          </table:table-cell>
          <table:table-cell office:value-type="float" office:value="4.4812922913">
            <text:p>4.4812922913</text:p>
          </table:table-cell>
          <table:table-cell office:value-type="float" office:value="4.4582723216">
            <text:p>4.4582723216</text:p>
          </table:table-cell>
          <table:table-cell office:value-type="float" office:value="4.3514106268">
            <text:p>4.3514106268</text:p>
          </table:table-cell>
          <table:table-cell office:value-type="float" office:value="4.5965407542">
            <text:p>4.5965407542</text:p>
          </table:table-cell>
          <table:table-cell office:value-type="float" office:value="2.4933045504">
            <text:p>2.4933045504</text:p>
          </table:table-cell>
          <table:table-cell office:value-type="float" office:value="3.1179120615">
            <text:p>3.1179120615</text:p>
          </table:table-cell>
          <table:table-cell office:value-type="float" office:value="4.1135572307">
            <text:p>4.1135572307</text:p>
          </table:table-cell>
          <table:table-cell office:value-type="float" office:value="3.4359585182">
            <text:p>3.4359585182</text:p>
          </table:table-cell>
          <table:table-cell office:value-type="float" office:value="1.9793021552">
            <text:p>1.9793021552</text:p>
          </table:table-cell>
          <table:table-cell office:value-type="float" office:value="1.9855917783">
            <text:p>1.9855917783</text:p>
          </table:table-cell>
          <table:table-cell office:value-type="float" office:value="1.988187653">
            <text:p>1.988187653</text:p>
          </table:table-cell>
          <table:table-cell office:value-type="float" office:value="1.9732312695">
            <text:p>1.9732312695</text:p>
          </table:table-cell>
          <table:table-cell office:value-type="float" office:value="2.9935742267">
            <text:p>2.9935742267</text:p>
          </table:table-cell>
          <table:table-cell office:value-type="float" office:value="2.7916413059">
            <text:p>2.7916413059</text:p>
          </table:table-cell>
          <table:table-cell office:value-type="float" office:value="3.5670709046">
            <text:p>3.5670709046</text:p>
          </table:table-cell>
          <table:table-cell office:value-type="float" office:value="2.9362486064">
            <text:p>2.9362486064</text:p>
          </table:table-cell>
          <table:table-cell office:value-type="float" office:value="2.8235514435">
            <text:p>2.8235514435</text:p>
          </table:table-cell>
          <table:table-cell office:value-type="float" office:value="2.6617824364">
            <text:p>2.6617824364</text:p>
          </table:table-cell>
          <table:table-cell office:value-type="float" office:value="3.7350784848">
            <text:p>3.7350784848</text:p>
          </table:table-cell>
          <table:table-cell office:value-type="float" office:value="3.4484965415">
            <text:p>3.4484965415</text:p>
          </table:table-cell>
          <table:table-cell office:value-type="float" office:value="2.4774149434">
            <text:p>2.4774149434</text:p>
          </table:table-cell>
          <table:table-cell office:value-type="float" office:value="2.7311957282">
            <text:p>2.7311957282</text:p>
          </table:table-cell>
          <table:table-cell office:value-type="float" office:value="3.2118946565">
            <text:p>3.2118946565</text:p>
          </table:table-cell>
          <table:table-cell office:value-type="float" office:value="4.522167354">
            <text:p>4.522167354</text:p>
          </table:table-cell>
          <table:table-cell office:value-type="float" office:value="2.5159235878">
            <text:p>2.5159235878</text:p>
          </table:table-cell>
          <table:table-cell office:value-type="float" office:value="4.8727359229">
            <text:p>4.8727359229</text:p>
          </table:table-cell>
          <table:table-cell office:value-type="float" office:value="3.0274197273">
            <text:p>3.0274197273</text:p>
          </table:table-cell>
          <table:table-cell office:value-type="float" office:value="2.5582750609">
            <text:p>2.5582750609</text:p>
          </table:table-cell>
          <table:table-cell office:value-type="float" office:value="3.3536791529">
            <text:p>3.3536791529</text:p>
          </table:table-cell>
          <table:table-cell office:value-type="float" office:value="1.4896075453">
            <text:p>1.4896075453</text:p>
          </table:table-cell>
          <table:table-cell office:value-type="float" office:value="1.5834055718">
            <text:p>1.5834055718</text:p>
          </table:table-cell>
          <table:table-cell office:value-type="float" office:value="2.678692416">
            <text:p>2.678692416</text:p>
          </table:table-cell>
          <table:table-cell office:value-type="float" office:value="2.3247695208">
            <text:p>2.32476952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pr <text:s/>2012</text:p>
          </table:table-cell>
          <table:table-cell office:value-type="float" office:value="2.731494882">
            <text:p>2.731494882</text:p>
          </table:table-cell>
          <table:table-cell office:value-type="float" office:value="3.4439445911">
            <text:p>3.4439445911</text:p>
          </table:table-cell>
          <table:table-cell office:value-type="float" office:value="3.5195671825">
            <text:p>3.5195671825</text:p>
          </table:table-cell>
          <table:table-cell office:value-type="float" office:value="3.4375658134">
            <text:p>3.4375658134</text:p>
          </table:table-cell>
          <table:table-cell office:value-type="float" office:value="3.5494888438">
            <text:p>3.5494888438</text:p>
          </table:table-cell>
          <table:table-cell office:value-type="float" office:value="2.6147499698">
            <text:p>2.6147499698</text:p>
          </table:table-cell>
          <table:table-cell office:value-type="float" office:value="2.6840585546">
            <text:p>2.6840585546</text:p>
          </table:table-cell>
          <table:table-cell office:value-type="float" office:value="4.4418960378">
            <text:p>4.4418960378</text:p>
          </table:table-cell>
          <table:table-cell office:value-type="float" office:value="4.4978515791">
            <text:p>4.4978515791</text:p>
          </table:table-cell>
          <table:table-cell office:value-type="float" office:value="4.4172698315">
            <text:p>4.4172698315</text:p>
          </table:table-cell>
          <table:table-cell office:value-type="float" office:value="4.6601806758">
            <text:p>4.6601806758</text:p>
          </table:table-cell>
          <table:table-cell office:value-type="float" office:value="2.4196875759">
            <text:p>2.4196875759</text:p>
          </table:table-cell>
          <table:table-cell office:value-type="float" office:value="2.8644891234">
            <text:p>2.8644891234</text:p>
          </table:table-cell>
          <table:table-cell office:value-type="float" office:value="4.2154239426">
            <text:p>4.2154239426</text:p>
          </table:table-cell>
          <table:table-cell office:value-type="float" office:value="3.2674677379">
            <text:p>3.2674677379</text:p>
          </table:table-cell>
          <table:table-cell office:value-type="float" office:value="2.0409634928">
            <text:p>2.0409634928</text:p>
          </table:table-cell>
          <table:table-cell office:value-type="float" office:value="2.0056469063">
            <text:p>2.0056469063</text:p>
          </table:table-cell>
          <table:table-cell office:value-type="float" office:value="1.9965501197">
            <text:p>1.9965501197</text:p>
          </table:table-cell>
          <table:table-cell office:value-type="float" office:value="2.0649666145">
            <text:p>2.0649666145</text:p>
          </table:table-cell>
          <table:table-cell office:value-type="float" office:value="3.362280667">
            <text:p>3.362280667</text:p>
          </table:table-cell>
          <table:table-cell office:value-type="float" office:value="2.4592309695">
            <text:p>2.4592309695</text:p>
          </table:table-cell>
          <table:table-cell office:value-type="float" office:value="4.3923228395">
            <text:p>4.3923228395</text:p>
          </table:table-cell>
          <table:table-cell office:value-type="float" office:value="2.972840056">
            <text:p>2.972840056</text:p>
          </table:table-cell>
          <table:table-cell office:value-type="float" office:value="3.7768729792">
            <text:p>3.7768729792</text:p>
          </table:table-cell>
          <table:table-cell office:value-type="float" office:value="2.8138193312">
            <text:p>2.8138193312</text:p>
          </table:table-cell>
          <table:table-cell office:value-type="float" office:value="3.7419456682">
            <text:p>3.7419456682</text:p>
          </table:table-cell>
          <table:table-cell office:value-type="float" office:value="3.7882487134">
            <text:p>3.7882487134</text:p>
          </table:table-cell>
          <table:table-cell office:value-type="float" office:value="2.8096222855">
            <text:p>2.8096222855</text:p>
          </table:table-cell>
          <table:table-cell office:value-type="float" office:value="2.6594739532">
            <text:p>2.6594739532</text:p>
          </table:table-cell>
          <table:table-cell office:value-type="float" office:value="4.5108285954">
            <text:p>4.5108285954</text:p>
          </table:table-cell>
          <table:table-cell office:value-type="float" office:value="3.9276423087">
            <text:p>3.9276423087</text:p>
          </table:table-cell>
          <table:table-cell office:value-type="float" office:value="5.5912342454">
            <text:p>5.5912342454</text:p>
          </table:table-cell>
          <table:table-cell office:value-type="float" office:value="3.7841372176">
            <text:p>3.7841372176</text:p>
          </table:table-cell>
          <table:table-cell office:value-type="float" office:value="2.8317265077">
            <text:p>2.8317265077</text:p>
          </table:table-cell>
          <table:table-cell office:value-type="float" office:value="2.6154417861">
            <text:p>2.6154417861</text:p>
          </table:table-cell>
          <table:table-cell office:value-type="float" office:value="3.1574278307">
            <text:p>3.1574278307</text:p>
          </table:table-cell>
          <table:table-cell office:value-type="float" office:value="2.2808818426">
            <text:p>2.2808818426</text:p>
          </table:table-cell>
          <table:table-cell office:value-type="float" office:value="3.4684194234">
            <text:p>3.4684194234</text:p>
          </table:table-cell>
          <table:table-cell office:value-type="float" office:value="2.8081077523">
            <text:p>2.8081077523</text:p>
          </table:table-cell>
          <table:table-cell office:value-type="float" office:value="2.3469563233">
            <text:p>2.34695632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ay <text:s/>2012</text:p>
          </table:table-cell>
          <table:table-cell office:value-type="float" office:value="3.817239414">
            <text:p>3.817239414</text:p>
          </table:table-cell>
          <table:table-cell office:value-type="float" office:value="3.4689560976">
            <text:p>3.4689560976</text:p>
          </table:table-cell>
          <table:table-cell office:value-type="float" office:value="3.4026543365">
            <text:p>3.4026543365</text:p>
          </table:table-cell>
          <table:table-cell office:value-type="float" office:value="3.3267265218">
            <text:p>3.3267265218</text:p>
          </table:table-cell>
          <table:table-cell office:value-type="float" office:value="3.3993248885">
            <text:p>3.3993248885</text:p>
          </table:table-cell>
          <table:table-cell office:value-type="float" office:value="2.641399345">
            <text:p>2.641399345</text:p>
          </table:table-cell>
          <table:table-cell office:value-type="float" office:value="3.0758784997">
            <text:p>3.0758784997</text:p>
          </table:table-cell>
          <table:table-cell office:value-type="float" office:value="4.3483299358">
            <text:p>4.3483299358</text:p>
          </table:table-cell>
          <table:table-cell office:value-type="float" office:value="4.4483775072">
            <text:p>4.4483775072</text:p>
          </table:table-cell>
          <table:table-cell office:value-type="float" office:value="4.2714387353">
            <text:p>4.2714387353</text:p>
          </table:table-cell>
          <table:table-cell office:value-type="float" office:value="4.5063841985">
            <text:p>4.5063841985</text:p>
          </table:table-cell>
          <table:table-cell office:value-type="float" office:value="2.280787624">
            <text:p>2.280787624</text:p>
          </table:table-cell>
          <table:table-cell office:value-type="float" office:value="2.6867327497">
            <text:p>2.6867327497</text:p>
          </table:table-cell>
          <table:table-cell office:value-type="float" office:value="4.0100863187">
            <text:p>4.0100863187</text:p>
          </table:table-cell>
          <table:table-cell office:value-type="float" office:value="2.4273539864">
            <text:p>2.4273539864</text:p>
          </table:table-cell>
          <table:table-cell office:value-type="float" office:value="2.0640864945">
            <text:p>2.0640864945</text:p>
          </table:table-cell>
          <table:table-cell office:value-type="float" office:value="2.0545312809">
            <text:p>2.0545312809</text:p>
          </table:table-cell>
          <table:table-cell office:value-type="float" office:value="1.998271804">
            <text:p>1.998271804</text:p>
          </table:table-cell>
          <table:table-cell office:value-type="float" office:value="2.0789817367">
            <text:p>2.0789817367</text:p>
          </table:table-cell>
          <table:table-cell office:value-type="float" office:value="3.0573888029">
            <text:p>3.0573888029</text:p>
          </table:table-cell>
          <table:table-cell office:value-type="float" office:value="3.091305337">
            <text:p>3.091305337</text:p>
          </table:table-cell>
          <table:table-cell office:value-type="float" office:value="3.7430144469">
            <text:p>3.7430144469</text:p>
          </table:table-cell>
          <table:table-cell office:value-type="float" office:value="3.0094315057">
            <text:p>3.0094315057</text:p>
          </table:table-cell>
          <table:table-cell office:value-type="float" office:value="4.3004745989">
            <text:p>4.3004745989</text:p>
          </table:table-cell>
          <table:table-cell office:value-type="float" office:value="2.6240387844">
            <text:p>2.6240387844</text:p>
          </table:table-cell>
          <table:table-cell office:value-type="float" office:value="3.9247013549">
            <text:p>3.9247013549</text:p>
          </table:table-cell>
          <table:table-cell office:value-type="float" office:value="3.8284047701">
            <text:p>3.8284047701</text:p>
          </table:table-cell>
          <table:table-cell office:value-type="float" office:value="2.7473550693">
            <text:p>2.7473550693</text:p>
          </table:table-cell>
          <table:table-cell office:value-type="float" office:value="2.6585120517">
            <text:p>2.6585120517</text:p>
          </table:table-cell>
          <table:table-cell office:value-type="float" office:value="2.3921221026">
            <text:p>2.3921221026</text:p>
          </table:table-cell>
          <table:table-cell office:value-type="float" office:value="3.3522562672">
            <text:p>3.3522562672</text:p>
          </table:table-cell>
          <table:table-cell office:value-type="float" office:value="3.0625872043">
            <text:p>3.0625872043</text:p>
          </table:table-cell>
          <table:table-cell office:value-type="float" office:value="3.1175427291">
            <text:p>3.1175427291</text:p>
          </table:table-cell>
          <table:table-cell office:value-type="float" office:value="2.9109064562">
            <text:p>2.9109064562</text:p>
          </table:table-cell>
          <table:table-cell office:value-type="float" office:value="2.6661506856">
            <text:p>2.6661506856</text:p>
          </table:table-cell>
          <table:table-cell office:value-type="float" office:value="3.3470977252">
            <text:p>3.3470977252</text:p>
          </table:table-cell>
          <table:table-cell office:value-type="float" office:value="3.2568064112">
            <text:p>3.2568064112</text:p>
          </table:table-cell>
          <table:table-cell office:value-type="float" office:value="2.142361636">
            <text:p>2.142361636</text:p>
          </table:table-cell>
          <table:table-cell office:value-type="float" office:value="2.7097383279">
            <text:p>2.7097383279</text:p>
          </table:table-cell>
          <table:table-cell office:value-type="float" office:value="2.3448855551">
            <text:p>2.344885555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Jun <text:s/>2012</text:p>
          </table:table-cell>
          <table:table-cell office:value-type="float" office:value="3.7968890568">
            <text:p>3.7968890568</text:p>
          </table:table-cell>
          <table:table-cell office:value-type="float" office:value="3.4763669143">
            <text:p>3.4763669143</text:p>
          </table:table-cell>
          <table:table-cell office:value-type="float" office:value="3.3933013089">
            <text:p>3.3933013089</text:p>
          </table:table-cell>
          <table:table-cell office:value-type="float" office:value="3.56170582">
            <text:p>3.56170582</text:p>
          </table:table-cell>
          <table:table-cell office:value-type="float" office:value="3.5695107045">
            <text:p>3.5695107045</text:p>
          </table:table-cell>
          <table:table-cell office:value-type="float" office:value="2.5881005946">
            <text:p>2.5881005946</text:p>
          </table:table-cell>
          <table:table-cell office:value-type="float" office:value="3.0086798284">
            <text:p>3.0086798284</text:p>
          </table:table-cell>
          <table:table-cell office:value-type="float" office:value="3.8371635469">
            <text:p>3.8371635469</text:p>
          </table:table-cell>
          <table:table-cell office:value-type="float" office:value="4.3890086208">
            <text:p>4.3890086208</text:p>
          </table:table-cell>
          <table:table-cell office:value-type="float" office:value="4.2102837595">
            <text:p>4.2102837595</text:p>
          </table:table-cell>
          <table:table-cell office:value-type="float" office:value="4.0290847862">
            <text:p>4.0290847862</text:p>
          </table:table-cell>
          <table:table-cell office:value-type="float" office:value="2.3821845889">
            <text:p>2.3821845889</text:p>
          </table:table-cell>
          <table:table-cell office:value-type="float" office:value="1.2899039485">
            <text:p>1.2899039485</text:p>
          </table:table-cell>
          <table:table-cell office:value-type="float" office:value="3.8629009515">
            <text:p>3.8629009515</text:p>
          </table:table-cell>
          <table:table-cell office:value-type="float" office:value="2.5654228202">
            <text:p>2.5654228202</text:p>
          </table:table-cell>
          <table:table-cell office:value-type="float" office:value="2.168264319">
            <text:p>2.168264319</text:p>
          </table:table-cell>
          <table:table-cell office:value-type="float" office:value="2.0783467454">
            <text:p>2.0783467454</text:p>
          </table:table-cell>
          <table:table-cell office:value-type="float" office:value="2.187411123">
            <text:p>2.187411123</text:p>
          </table:table-cell>
          <table:table-cell office:value-type="float" office:value="2.110834287">
            <text:p>2.110834287</text:p>
          </table:table-cell>
          <table:table-cell office:value-type="float" office:value="3.6848988023">
            <text:p>3.6848988023</text:p>
          </table:table-cell>
          <table:table-cell office:value-type="float" office:value="3.3999215955">
            <text:p>3.3999215955</text:p>
          </table:table-cell>
          <table:table-cell office:value-type="float" office:value="3.6322905775">
            <text:p>3.6322905775</text:p>
          </table:table-cell>
          <table:table-cell office:value-type="float" office:value="3.0460229553">
            <text:p>3.0460229553</text:p>
          </table:table-cell>
          <table:table-cell office:value-type="float" office:value="5.0332418183">
            <text:p>5.0332418183</text:p>
          </table:table-cell>
          <table:table-cell office:value-type="float" office:value="2.6150339279">
            <text:p>2.6150339279</text:p>
          </table:table-cell>
          <table:table-cell office:value-type="float" office:value="2.8368398226">
            <text:p>2.8368398226</text:p>
          </table:table-cell>
          <table:table-cell office:value-type="float" office:value="3.3311133843">
            <text:p>3.3311133843</text:p>
          </table:table-cell>
          <table:table-cell office:value-type="float" office:value="4.5864944186">
            <text:p>4.5864944186</text:p>
          </table:table-cell>
          <table:table-cell office:value-type="float" office:value="2.6655459559">
            <text:p>2.6655459559</text:p>
          </table:table-cell>
          <table:table-cell office:value-type="float" office:value="1.36043389">
            <text:p>1.36043389</text:p>
          </table:table-cell>
          <table:table-cell office:value-type="float" office:value="5.2138413416">
            <text:p>5.2138413416</text:p>
          </table:table-cell>
          <table:table-cell office:value-type="float" office:value="3.1429776481">
            <text:p>3.1429776481</text:p>
          </table:table-cell>
          <table:table-cell office:value-type="float" office:value="2.7404177884">
            <text:p>2.7404177884</text:p>
          </table:table-cell>
          <table:table-cell office:value-type="float" office:value="3.2804162123">
            <text:p>3.2804162123</text:p>
          </table:table-cell>
          <table:table-cell office:value-type="float" office:value="2.621647286">
            <text:p>2.621647286</text:p>
          </table:table-cell>
          <table:table-cell office:value-type="float" office:value="3.0854310001">
            <text:p>3.0854310001</text:p>
          </table:table-cell>
          <table:table-cell office:value-type="float" office:value="2.4228558911">
            <text:p>2.4228558911</text:p>
          </table:table-cell>
          <table:table-cell office:value-type="float" office:value="2.4767686687">
            <text:p>2.4767686687</text:p>
          </table:table-cell>
          <table:table-cell office:value-type="float" office:value="2.909080054">
            <text:p>2.909080054</text:p>
          </table:table-cell>
          <table:table-cell office:value-type="float" office:value="2.4102035019">
            <text:p>2.41020350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Jul <text:s/>2012</text:p>
          </table:table-cell>
          <table:table-cell office:value-type="float" office:value="2.8720546085">
            <text:p>2.8720546085</text:p>
          </table:table-cell>
          <table:table-cell office:value-type="float" office:value="3.2095775115">
            <text:p>3.2095775115</text:p>
          </table:table-cell>
          <table:table-cell office:value-type="float" office:value="3.2810649768">
            <text:p>3.2810649768</text:p>
          </table:table-cell>
          <table:table-cell office:value-type="float" office:value="3.2912579485">
            <text:p>3.2912579485</text:p>
          </table:table-cell>
          <table:table-cell office:value-type="float" office:value="3.3592811671">
            <text:p>3.3592811671</text:p>
          </table:table-cell>
          <table:table-cell office:value-type="float" office:value="2.5960954072">
            <text:p>2.5960954072</text:p>
          </table:table-cell>
          <table:table-cell office:value-type="float" office:value="1.9810570699">
            <text:p>1.9810570699</text:p>
          </table:table-cell>
          <table:table-cell office:value-type="float" office:value="3.4865368909">
            <text:p>3.4865368909</text:p>
          </table:table-cell>
          <table:table-cell office:value-type="float" office:value="3.8002671642">
            <text:p>3.8002671642</text:p>
          </table:table-cell>
          <table:table-cell office:value-type="float" office:value="3.6834101217">
            <text:p>3.6834101217</text:p>
          </table:table-cell>
          <table:table-cell office:value-type="float" office:value="3.6101219687">
            <text:p>3.6101219687</text:p>
          </table:table-cell>
          <table:table-cell office:value-type="float" office:value="2.4474675663">
            <text:p>2.4474675663</text:p>
          </table:table-cell>
          <table:table-cell office:value-type="float" office:value="1.6310040169">
            <text:p>1.6310040169</text:p>
          </table:table-cell>
          <table:table-cell office:value-type="float" office:value="3.883755554">
            <text:p>3.883755554</text:p>
          </table:table-cell>
          <table:table-cell office:value-type="float" office:value="3.0463235888">
            <text:p>3.0463235888</text:p>
          </table:table-cell>
          <table:table-cell office:value-type="float" office:value="2.1645348026">
            <text:p>2.1645348026</text:p>
          </table:table-cell>
          <table:table-cell office:value-type="float" office:value="2.15230003">
            <text:p>2.15230003</text:p>
          </table:table-cell>
          <table:table-cell office:value-type="float" office:value="2.1419094663">
            <text:p>2.1419094663</text:p>
          </table:table-cell>
          <table:table-cell office:value-type="float" office:value="2.1834581019">
            <text:p>2.1834581019</text:p>
          </table:table-cell>
          <table:table-cell office:value-type="float" office:value="2.8482188031">
            <text:p>2.8482188031</text:p>
          </table:table-cell>
          <table:table-cell office:value-type="float" office:value="2.7596017554">
            <text:p>2.7596017554</text:p>
          </table:table-cell>
          <table:table-cell office:value-type="float" office:value="2.1343140921">
            <text:p>2.1343140921</text:p>
          </table:table-cell>
          <table:table-cell office:value-type="float" office:value="3.082614405">
            <text:p>3.082614405</text:p>
          </table:table-cell>
          <table:table-cell office:value-type="float" office:value="4.955927474">
            <text:p>4.955927474</text:p>
          </table:table-cell>
          <table:table-cell office:value-type="float" office:value="2.525719146">
            <text:p>2.525719146</text:p>
          </table:table-cell>
          <table:table-cell office:value-type="float" office:value="3.8866272535">
            <text:p>3.8866272535</text:p>
          </table:table-cell>
          <table:table-cell office:value-type="float" office:value="3.6939999737">
            <text:p>3.6939999737</text:p>
          </table:table-cell>
          <table:table-cell office:value-type="float" office:value="5.5516900422">
            <text:p>5.5516900422</text:p>
          </table:table-cell>
          <table:table-cell office:value-type="float" office:value="2.7590307507">
            <text:p>2.7590307507</text:p>
          </table:table-cell>
          <table:table-cell office:value-type="float" office:value="1.8394294506">
            <text:p>1.8394294506</text:p>
          </table:table-cell>
          <table:table-cell office:value-type="float" office:value="4.4466801463">
            <text:p>4.4466801463</text:p>
          </table:table-cell>
          <table:table-cell office:value-type="float" office:value="3.1754032428">
            <text:p>3.1754032428</text:p>
          </table:table-cell>
          <table:table-cell office:value-type="float" office:value="4.3610890062">
            <text:p>4.3610890062</text:p>
          </table:table-cell>
          <table:table-cell office:value-type="float" office:value="2.9191227722">
            <text:p>2.9191227722</text:p>
          </table:table-cell>
          <table:table-cell office:value-type="float" office:value="2.6487936755">
            <text:p>2.6487936755</text:p>
          </table:table-cell>
          <table:table-cell office:value-type="float" office:value="2.8313991403">
            <text:p>2.8313991403</text:p>
          </table:table-cell>
          <table:table-cell office:value-type="float" office:value="2.4220998163">
            <text:p>2.4220998163</text:p>
          </table:table-cell>
          <table:table-cell office:value-type="float" office:value="1.970578192">
            <text:p>1.970578192</text:p>
          </table:table-cell>
          <table:table-cell office:value-type="float" office:value="2.9360000283">
            <text:p>2.9360000283</text:p>
          </table:table-cell>
          <table:table-cell office:value-type="float" office:value="2.3370462182">
            <text:p>2.3370462182</text:p>
          </table:table-cell>
          <table:table-cell office:value-type="float" office:value="4.0147327852">
            <text:p>4.0147327852</text:p>
          </table:table-cell>
        </table:table-row>
        <table:table-row table:style-name="ro1">
          <table:table-cell office:value-type="string">
            <text:p>Aug <text:s/>2012</text:p>
          </table:table-cell>
          <table:table-cell office:value-type="float" office:value="2.8284580349">
            <text:p>2.8284580349</text:p>
          </table:table-cell>
          <table:table-cell office:value-type="float" office:value="2.9613151506">
            <text:p>2.9613151506</text:p>
          </table:table-cell>
          <table:table-cell office:value-type="float" office:value="3.1968877277">
            <text:p>3.1968877277</text:p>
          </table:table-cell>
          <table:table-cell office:value-type="float" office:value="3.060712222">
            <text:p>3.060712222</text:p>
          </table:table-cell>
          <table:table-cell office:value-type="float" office:value="3.1110100943">
            <text:p>3.1110100943</text:p>
          </table:table-cell>
          <table:table-cell office:value-type="float" office:value="2.6014252822">
            <text:p>2.6014252822</text:p>
          </table:table-cell>
          <table:table-cell office:value-type="float" office:value="1.9510761242">
            <text:p>1.9510761242</text:p>
          </table:table-cell>
          <table:table-cell office:value-type="float" office:value="3.4550198881">
            <text:p>3.4550198881</text:p>
          </table:table-cell>
          <table:table-cell office:value-type="float" office:value="3.5974234691">
            <text:p>3.5974234691</text:p>
          </table:table-cell>
          <table:table-cell office:value-type="float" office:value="3.5328747966">
            <text:p>3.5328747966</text:p>
          </table:table-cell>
          <table:table-cell office:value-type="float" office:value="3.6313352759">
            <text:p>3.6313352759</text:p>
          </table:table-cell>
          <table:table-cell office:value-type="float" office:value="2.3460706014">
            <text:p>2.3460706014</text:p>
          </table:table-cell>
          <table:table-cell office:value-type="float" office:value="2.8524785576">
            <text:p>2.8524785576</text:p>
          </table:table-cell>
          <table:table-cell office:value-type="float" office:value="3.8985944057">
            <text:p>3.8985944057</text:p>
          </table:table-cell>
          <table:table-cell office:value-type="float" office:value="3.027602391">
            <text:p>3.027602391</text:p>
          </table:table-cell>
          <table:table-cell office:value-type="float" office:value="2.1906414174">
            <text:p>2.1906414174</text:p>
          </table:table-cell>
          <table:table-cell office:value-type="float" office:value="2.1685948215">
            <text:p>2.1685948215</text:p>
          </table:table-cell>
          <table:table-cell office:value-type="float" office:value="2.1480583388">
            <text:p>2.1480583388</text:p>
          </table:table-cell>
          <table:table-cell office:value-type="float" office:value="2.192376816">
            <text:p>2.192376816</text:p>
          </table:table-cell>
          <table:table-cell office:value-type="float" office:value="3.0751150741">
            <text:p>3.0751150741</text:p>
          </table:table-cell>
          <table:table-cell office:value-type="float" office:value="1.1887214413">
            <text:p>1.1887214413</text:p>
          </table:table-cell>
          <table:table-cell office:value-type="float" office:value="2.008129885">
            <text:p>2.008129885</text:p>
          </table:table-cell>
          <table:table-cell office:value-type="float" office:value="3.1192058546">
            <text:p>3.1192058546</text:p>
          </table:table-cell>
          <table:table-cell office:value-type="float" office:value="4.9918126755">
            <text:p>4.9918126755</text:p>
          </table:table-cell>
          <table:table-cell office:value-type="float" office:value="2.7795341335">
            <text:p>2.7795341335</text:p>
          </table:table-cell>
          <table:table-cell office:value-type="float" office:value="4.1853441925">
            <text:p>4.1853441925</text:p>
          </table:table-cell>
          <table:table-cell office:value-type="float" office:value="3.4287524579">
            <text:p>3.4287524579</text:p>
          </table:table-cell>
          <table:table-cell office:value-type="float" office:value="6.3548899025">
            <text:p>6.3548899025</text:p>
          </table:table-cell>
          <table:table-cell office:value-type="float" office:value="2.6619388256">
            <text:p>2.6619388256</text:p>
          </table:table-cell>
          <table:table-cell office:value-type="float" office:value="3.779479917">
            <text:p>3.779479917</text:p>
          </table:table-cell>
          <table:table-cell office:value-type="float" office:value="2.9292985649">
            <text:p>2.9292985649</text:p>
          </table:table-cell>
          <table:table-cell office:value-type="float" office:value="3.7557487786">
            <text:p>3.7557487786</text:p>
          </table:table-cell>
          <table:table-cell office:value-type="float" office:value="2.6143440955">
            <text:p>2.6143440955</text:p>
          </table:table-cell>
          <table:table-cell office:value-type="float" office:value="2.806816081">
            <text:p>2.806816081</text:p>
          </table:table-cell>
          <table:table-cell office:value-type="float" office:value="2.6282847333">
            <text:p>2.6282847333</text:p>
          </table:table-cell>
          <table:table-cell office:value-type="float" office:value="4.679588821">
            <text:p>4.679588821</text:p>
          </table:table-cell>
          <table:table-cell office:value-type="float" office:value="3.7906792384">
            <text:p>3.7906792384</text:p>
          </table:table-cell>
          <table:table-cell office:value-type="float" office:value="2.8421323966">
            <text:p>2.8421323966</text:p>
          </table:table-cell>
          <table:table-cell office:value-type="float" office:value="3.1968936699">
            <text:p>3.1968936699</text:p>
          </table:table-cell>
          <table:table-cell office:value-type="float" office:value="2.3331117585">
            <text:p>2.3331117585</text:p>
          </table:table-cell>
          <table:table-cell office:value-type="float" office:value="5.7102356668">
            <text:p>5.7102356668</text:p>
          </table:table-cell>
        </table:table-row>
        <table:table-row table:style-name="ro1">
          <table:table-cell office:value-type="string">
            <text:p>Sep <text:s/>2012</text:p>
          </table:table-cell>
          <table:table-cell office:value-type="float" office:value="2.6277744751">
            <text:p>2.6277744751</text:p>
          </table:table-cell>
          <table:table-cell office:value-type="float" office:value="3.1169423022">
            <text:p>3.1169423022</text:p>
          </table:table-cell>
          <table:table-cell office:value-type="float" office:value="2.9911211189">
            <text:p>2.9911211189</text:p>
          </table:table-cell>
          <table:table-cell office:value-type="float" office:value="3.060712222">
            <text:p>3.060712222</text:p>
          </table:table-cell>
          <table:table-cell office:value-type="float" office:value="3.1040024431">
            <text:p>3.1040024431</text:p>
          </table:table-cell>
          <table:table-cell office:value-type="float" office:value="2.5987603447">
            <text:p>2.5987603447</text:p>
          </table:table-cell>
          <table:table-cell office:value-type="float" office:value="3.6982415788">
            <text:p>3.6982415788</text:p>
          </table:table-cell>
          <table:table-cell office:value-type="float" office:value="3.2353857749">
            <text:p>3.2353857749</text:p>
          </table:table-cell>
          <table:table-cell office:value-type="float" office:value="3.4588960675">
            <text:p>3.4588960675</text:p>
          </table:table-cell>
          <table:table-cell office:value-type="float" office:value="3.3672859389">
            <text:p>3.3672859389</text:p>
          </table:table-cell>
          <table:table-cell office:value-type="float" office:value="3.2547990729">
            <text:p>3.2547990729</text:p>
          </table:table-cell>
          <table:table-cell office:value-type="float" office:value="2.641927499">
            <text:p>2.641927499</text:p>
          </table:table-cell>
          <table:table-cell office:value-type="float" office:value="2.0189452918">
            <text:p>2.0189452918</text:p>
          </table:table-cell>
          <table:table-cell office:value-type="float" office:value="4.1199740315">
            <text:p>4.1199740315</text:p>
          </table:table-cell>
          <table:table-cell office:value-type="float" office:value="3.6313610203">
            <text:p>3.6313610203</text:p>
          </table:table-cell>
          <table:table-cell office:value-type="float" office:value="2.2353956141">
            <text:p>2.2353956141</text:p>
          </table:table-cell>
          <table:table-cell office:value-type="float" office:value="2.2112119686">
            <text:p>2.2112119686</text:p>
          </table:table-cell>
          <table:table-cell office:value-type="float" office:value="2.187411123">
            <text:p>2.187411123</text:p>
          </table:table-cell>
          <table:table-cell office:value-type="float" office:value="2.2611783247">
            <text:p>2.2611783247</text:p>
          </table:table-cell>
          <table:table-cell office:value-type="float" office:value="3.2133799892">
            <text:p>3.2133799892</text:p>
          </table:table-cell>
          <table:table-cell office:value-type="float" office:value="1.8094877322">
            <text:p>1.8094877322</text:p>
          </table:table-cell>
          <table:table-cell office:value-type="float" office:value="1.852327333">
            <text:p>1.852327333</text:p>
          </table:table-cell>
          <table:table-cell office:value-type="float" office:value="3.1557973043">
            <text:p>3.1557973043</text:p>
          </table:table-cell>
          <table:table-cell office:value-type="float" office:value="4.1903908341">
            <text:p>4.1903908341</text:p>
          </table:table-cell>
          <table:table-cell office:value-type="float" office:value="2.5704067532">
            <text:p>2.5704067532</text:p>
          </table:table-cell>
          <table:table-cell office:value-type="float" office:value="2.788891376">
            <text:p>2.788891376</text:p>
          </table:table-cell>
          <table:table-cell office:value-type="float" office:value="2.8973796286">
            <text:p>2.8973796286</text:p>
          </table:table-cell>
          <table:table-cell office:value-type="float" office:value="5.097994966">
            <text:p>5.097994966</text:p>
          </table:table-cell>
          <table:table-cell office:value-type="float" office:value="2.7153243547">
            <text:p>2.7153243547</text:p>
          </table:table-cell>
          <table:table-cell office:value-type="float" office:value="2.3948463603">
            <text:p>2.3948463603</text:p>
          </table:table-cell>
          <table:table-cell office:value-type="float" office:value="2.6341260578">
            <text:p>2.6341260578</text:p>
          </table:table-cell>
          <table:table-cell office:value-type="float" office:value="2.2788699438">
            <text:p>2.2788699438</text:p>
          </table:table-cell>
          <table:table-cell office:value-type="float" office:value="2.28119835">
            <text:p>2.28119835</text:p>
          </table:table-cell>
          <table:table-cell office:value-type="float" office:value="1.7786378345">
            <text:p>1.7786378345</text:p>
          </table:table-cell>
          <table:table-cell office:value-type="float" office:value="2.6733612114">
            <text:p>2.6733612114</text:p>
          </table:table-cell>
          <table:table-cell office:value-type="float" office:value="3.9789454692">
            <text:p>3.9789454692</text:p>
          </table:table-cell>
          <table:table-cell office:value-type="float" office:value="2.6367410552">
            <text:p>2.6367410552</text:p>
          </table:table-cell>
          <table:table-cell office:value-type="float" office:value="1.2922105581">
            <text:p>1.2922105581</text:p>
          </table:table-cell>
          <table:table-cell office:value-type="float" office:value="2.3138652285">
            <text:p>2.3138652285</text:p>
          </table:table-cell>
          <table:table-cell office:value-type="float" office:value="2.4229239354">
            <text:p>2.42292393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Oct <text:s/>2012</text:p>
          </table:table-cell>
          <table:table-cell office:value-type="float" office:value="2.6797369512">
            <text:p>2.6797369512</text:p>
          </table:table-cell>
          <table:table-cell office:value-type="float" office:value="3.0613611767">
            <text:p>3.0613611767</text:p>
          </table:table-cell>
          <table:table-cell office:value-type="float" office:value="3.1781816724">
            <text:p>3.1781816724</text:p>
          </table:table-cell>
          <table:table-cell office:value-type="float" office:value="3.087313652">
            <text:p>3.087313652</text:p>
          </table:table-cell>
          <table:table-cell office:value-type="float" office:value="3.2091172118">
            <text:p>3.2091172118</text:p>
          </table:table-cell>
          <table:table-cell office:value-type="float" office:value="2.6733785953">
            <text:p>2.6733785953</text:p>
          </table:table-cell>
          <table:table-cell office:value-type="float" office:value="2.7409189688">
            <text:p>2.7409189688</text:p>
          </table:table-cell>
          <table:table-cell office:value-type="float" office:value="3.6145747147">
            <text:p>3.6145747147</text:p>
          </table:table-cell>
          <table:table-cell office:value-type="float" office:value="3.2609997796">
            <text:p>3.2609997796</text:p>
          </table:table-cell>
          <table:table-cell office:value-type="float" office:value="3.4764240496">
            <text:p>3.4764240496</text:p>
          </table:table-cell>
          <table:table-cell office:value-type="float" office:value="3.3852609122">
            <text:p>3.3852609122</text:p>
          </table:table-cell>
          <table:table-cell office:value-type="float" office:value="2.6266485043">
            <text:p>2.6266485043</text:p>
          </table:table-cell>
          <table:table-cell office:value-type="float" office:value="4.8150050074">
            <text:p>4.8150050074</text:p>
          </table:table-cell>
          <table:table-cell office:value-type="float" office:value="4.236278545">
            <text:p>4.236278545</text:p>
          </table:table-cell>
          <table:table-cell office:value-type="float" office:value="3.3072502833">
            <text:p>3.3072502833</text:p>
          </table:table-cell>
          <table:table-cell office:value-type="float" office:value="2.2528000239">
            <text:p>2.2528000239</text:p>
          </table:table-cell>
          <table:table-cell office:value-type="float" office:value="2.2588428976">
            <text:p>2.2588428976</text:p>
          </table:table-cell>
          <table:table-cell office:value-type="float" office:value="2.192330221">
            <text:p>2.192330221</text:p>
          </table:table-cell>
          <table:table-cell office:value-type="float" office:value="2.2652554512">
            <text:p>2.2652554512</text:p>
          </table:table-cell>
          <table:table-cell office:value-type="float" office:value="3.0077552436">
            <text:p>3.0077552436</text:p>
          </table:table-cell>
          <table:table-cell office:value-type="float" office:value="2.7930548155">
            <text:p>2.7930548155</text:p>
          </table:table-cell>
          <table:table-cell office:value-type="float" office:value="2.0798483154">
            <text:p>2.0798483154</text:p>
          </table:table-cell>
          <table:table-cell office:value-type="float" office:value="3.1923887539">
            <text:p>3.1923887539</text:p>
          </table:table-cell>
          <table:table-cell office:value-type="float" office:value="3.1873027555">
            <text:p>3.1873027555</text:p>
          </table:table-cell>
          <table:table-cell office:value-type="float" office:value="2.6023231119">
            <text:p>2.6023231119</text:p>
          </table:table-cell>
          <table:table-cell office:value-type="float" office:value="3.7143440214">
            <text:p>3.7143440214</text:p>
          </table:table-cell>
          <table:table-cell office:value-type="float" office:value="3.6855527627">
            <text:p>3.6855527627</text:p>
          </table:table-cell>
          <table:table-cell office:value-type="float" office:value="5.2738185646">
            <text:p>5.2738185646</text:p>
          </table:table-cell>
          <table:table-cell office:value-type="float" office:value="2.6742631876">
            <text:p>2.6742631876</text:p>
          </table:table-cell>
          <table:table-cell office:value-type="float" office:value="3.1082544202">
            <text:p>3.1082544202</text:p>
          </table:table-cell>
          <table:table-cell office:value-type="float" office:value="3.320460337">
            <text:p>3.320460337</text:p>
          </table:table-cell>
          <table:table-cell office:value-type="float" office:value="2.6397599338">
            <text:p>2.6397599338</text:p>
          </table:table-cell>
          <table:table-cell office:value-type="float" office:value="4.2615365057">
            <text:p>4.2615365057</text:p>
          </table:table-cell>
          <table:table-cell office:value-type="float" office:value="2.6315396691">
            <text:p>2.6315396691</text:p>
          </table:table-cell>
          <table:table-cell office:value-type="float" office:value="2.5924010341">
            <text:p>2.5924010341</text:p>
          </table:table-cell>
          <table:table-cell office:value-type="float" office:value="3.1049195946">
            <text:p>3.1049195946</text:p>
          </table:table-cell>
          <table:table-cell office:value-type="float" office:value="3.340562699">
            <text:p>3.340562699</text:p>
          </table:table-cell>
          <table:table-cell office:value-type="float" office:value="1.9977263157">
            <text:p>1.9977263157</text:p>
          </table:table-cell>
          <table:table-cell office:value-type="float" office:value="3.1328237537">
            <text:p>3.1328237537</text:p>
          </table:table-cell>
          <table:table-cell office:value-type="float" office:value="2.3333484178">
            <text:p>2.33334841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Nov <text:s/>2012</text:p>
          </table:table-cell>
          <table:table-cell office:value-type="float" office:value="2.7247567258">
            <text:p>2.7247567258</text:p>
          </table:table-cell>
          <table:table-cell office:value-type="float" office:value="3.0474658953">
            <text:p>3.0474658953</text:p>
          </table:table-cell>
          <table:table-cell office:value-type="float" office:value="3.0378862572">
            <text:p>3.0378862572</text:p>
          </table:table-cell>
          <table:table-cell office:value-type="float" office:value="3.007509362">
            <text:p>3.007509362</text:p>
          </table:table-cell>
          <table:table-cell office:value-type="float" office:value="3.15906256">
            <text:p>3.15906256</text:p>
          </table:table-cell>
          <table:table-cell office:value-type="float" office:value="2.774646221">
            <text:p>2.774646221</text:p>
          </table:table-cell>
          <table:table-cell office:value-type="float" office:value="2.9197708171">
            <text:p>2.9197708171</text:p>
          </table:table-cell>
          <table:table-cell office:value-type="float" office:value="3.507219924">
            <text:p>3.507219924</text:p>
          </table:table-cell>
          <table:table-cell office:value-type="float" office:value="3.6172130979">
            <text:p>3.6172130979</text:p>
          </table:table-cell>
          <table:table-cell office:value-type="float" office:value="3.6598889771">
            <text:p>3.6598889771</text:p>
          </table:table-cell>
          <table:table-cell office:value-type="float" office:value="3.6419419295">
            <text:p>3.6419419295</text:p>
          </table:table-cell>
          <table:table-cell office:value-type="float" office:value="2.8391654307">
            <text:p>2.8391654307</text:p>
          </table:table-cell>
          <table:table-cell office:value-type="float" office:value="2.5426059602">
            <text:p>2.5426059602</text:p>
          </table:table-cell>
          <table:table-cell office:value-type="float" office:value="4.2603415478">
            <text:p>4.2603415478</text:p>
          </table:table-cell>
          <table:table-cell office:value-type="float" office:value="3.0486637386">
            <text:p>3.0486637386</text:p>
          </table:table-cell>
          <table:table-cell office:value-type="float" office:value="2.2702044338">
            <text:p>2.2702044338</text:p>
          </table:table-cell>
          <table:table-cell office:value-type="float" office:value="2.2738842437">
            <text:p>2.2738842437</text:p>
          </table:table-cell>
          <table:table-cell office:value-type="float" office:value="2.2120066131">
            <text:p>2.2120066131</text:p>
          </table:table-cell>
          <table:table-cell office:value-type="float" office:value="2.3294701927">
            <text:p>2.3294701927</text:p>
          </table:table-cell>
          <table:table-cell office:value-type="float" office:value="3.0077552436">
            <text:p>3.0077552436</text:p>
          </table:table-cell>
          <table:table-cell office:value-type="float" office:value="3.506170399">
            <text:p>3.506170399</text:p>
          </table:table-cell>
          <table:table-cell office:value-type="float" office:value="2.7370996338">
            <text:p>2.7370996338</text:p>
          </table:table-cell>
          <table:table-cell office:value-type="float" office:value="3.2289802036">
            <text:p>3.2289802036</text:p>
          </table:table-cell>
          <table:table-cell office:value-type="float" office:value="2.735944278">
            <text:p>2.735944278</text:p>
          </table:table-cell>
          <table:table-cell office:value-type="float" office:value="2.2589385119">
            <text:p>2.2589385119</text:p>
          </table:table-cell>
          <table:table-cell office:value-type="float" office:value="2.2468878517">
            <text:p>2.2468878517</text:p>
          </table:table-cell>
          <table:table-cell office:value-type="float" office:value="4.048617456">
            <text:p>4.048617456</text:p>
          </table:table-cell>
          <table:table-cell office:value-type="float" office:value="4.6018702928">
            <text:p>4.6018702928</text:p>
          </table:table-cell>
          <table:table-cell office:value-type="float" office:value="2.6862268366">
            <text:p>2.6862268366</text:p>
          </table:table-cell>
          <table:table-cell office:value-type="float" office:value="2.1901874922">
            <text:p>2.1901874922</text:p>
          </table:table-cell>
          <table:table-cell office:value-type="float" office:value="3.2385602866">
            <text:p>3.2385602866</text:p>
          </table:table-cell>
          <table:table-cell office:value-type="float" office:value="2.7305019191">
            <text:p>2.7305019191</text:p>
          </table:table-cell>
          <table:table-cell office:value-type="float" office:value="3.5088550819">
            <text:p>3.5088550819</text:p>
          </table:table-cell>
          <table:table-cell office:value-type="float" office:value="2.823322162">
            <text:p>2.823322162</text:p>
          </table:table-cell>
          <table:table-cell office:value-type="float" office:value="2.7668093694">
            <text:p>2.7668093694</text:p>
          </table:table-cell>
          <table:table-cell office:value-type="float" office:value="3.1659831753">
            <text:p>3.1659831753</text:p>
          </table:table-cell>
          <table:table-cell office:value-type="float" office:value="3.674243717">
            <text:p>3.674243717</text:p>
          </table:table-cell>
          <table:table-cell office:value-type="float" office:value="2.9243662027">
            <text:p>2.9243662027</text:p>
          </table:table-cell>
          <table:table-cell office:value-type="float" office:value="2.6045599276">
            <text:p>2.6045599276</text:p>
          </table:table-cell>
          <table:table-cell office:value-type="float" office:value="2.3718351246">
            <text:p>2.37183512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Dec <text:s/>2012</text:p>
          </table:table-cell>
          <table:table-cell office:value-type="float" office:value="2.3096990132">
            <text:p>2.3096990132</text:p>
          </table:table-cell>
          <table:table-cell office:value-type="float" office:value="3.0520976557">
            <text:p>3.0520976557</text:p>
          </table:table-cell>
          <table:table-cell office:value-type="float" office:value="3.0565923126">
            <text:p>3.0565923126</text:p>
          </table:table-cell>
          <table:table-cell office:value-type="float" office:value="2.9321386437">
            <text:p>2.9321386437</text:p>
          </table:table-cell>
          <table:table-cell office:value-type="float" office:value="3.1390406993">
            <text:p>3.1390406993</text:p>
          </table:table-cell>
          <table:table-cell office:value-type="float" office:value="2.7106877205">
            <text:p>2.7106877205</text:p>
          </table:table-cell>
          <table:table-cell office:value-type="float" office:value="3.0014430484">
            <text:p>3.0014430484</text:p>
          </table:table-cell>
          <table:table-cell office:value-type="float" office:value="3.524948238">
            <text:p>3.524948238</text:p>
          </table:table-cell>
          <table:table-cell office:value-type="float" office:value="3.5697179888">
            <text:p>3.5697179888</text:p>
          </table:table-cell>
          <table:table-cell office:value-type="float" office:value="3.427500069">
            <text:p>3.427500069</text:p>
          </table:table-cell>
          <table:table-cell office:value-type="float" office:value="3.608000638">
            <text:p>3.608000638</text:p>
          </table:table-cell>
          <table:table-cell office:value-type="float" office:value="2.4641355605">
            <text:p>2.4641355605</text:p>
          </table:table-cell>
          <table:table-cell office:value-type="float" office:value="3.0674676852">
            <text:p>3.0674676852</text:p>
          </table:table-cell>
          <table:table-cell office:value-type="float" office:value="4.1267918823">
            <text:p>4.1267918823</text:p>
          </table:table-cell>
          <table:table-cell office:value-type="float" office:value="2.6262667131">
            <text:p>2.6262667131</text:p>
          </table:table-cell>
          <table:table-cell office:value-type="float" office:value="2.264485842">
            <text:p>2.264485842</text:p>
          </table:table-cell>
          <table:table-cell office:value-type="float" office:value="2.2916831698">
            <text:p>2.2916831698</text:p>
          </table:table-cell>
          <table:table-cell office:value-type="float" office:value="2.2171716661">
            <text:p>2.2171716661</text:p>
          </table:table-cell>
          <table:table-cell office:value-type="float" office:value="2.335331062">
            <text:p>2.335331062</text:p>
          </table:table-cell>
          <table:table-cell office:value-type="float" office:value="2.8340377862">
            <text:p>2.8340377862</text:p>
          </table:table-cell>
          <table:table-cell office:value-type="float" office:value="3.3735360833">
            <text:p>3.3735360833</text:p>
          </table:table-cell>
          <table:table-cell office:value-type="float" office:value="3.9545077398">
            <text:p>3.9545077398</text:p>
          </table:table-cell>
          <table:table-cell office:value-type="float" office:value="3.2655716532">
            <text:p>3.2655716532</text:p>
          </table:table-cell>
          <table:table-cell office:value-type="float" office:value="3.5065736081">
            <text:p>3.5065736081</text:p>
          </table:table-cell>
          <table:table-cell office:value-type="float" office:value="2.2595324121">
            <text:p>2.2595324121</text:p>
          </table:table-cell>
          <table:table-cell office:value-type="float" office:value="2.1140632338">
            <text:p>2.1140632338</text:p>
          </table:table-cell>
          <table:table-cell office:value-type="float" office:value="4.7437758556">
            <text:p>4.7437758556</text:p>
          </table:table-cell>
          <table:table-cell office:value-type="float" office:value="4.2443929568">
            <text:p>4.2443929568</text:p>
          </table:table-cell>
          <table:table-cell office:value-type="float" office:value="2.6574299126">
            <text:p>2.6574299126</text:p>
          </table:table-cell>
          <table:table-cell office:value-type="float" office:value="2.7777269528">
            <text:p>2.7777269528</text:p>
          </table:table-cell>
          <table:table-cell office:value-type="float" office:value="2.5464579106">
            <text:p>2.5464579106</text:p>
          </table:table-cell>
          <table:table-cell office:value-type="float" office:value="3.1045474906">
            <text:p>3.1045474906</text:p>
          </table:table-cell>
          <table:table-cell office:value-type="float" office:value="4.0758614233">
            <text:p>4.0758614233</text:p>
          </table:table-cell>
          <table:table-cell office:value-type="float" office:value="2.5238035717">
            <text:p>2.5238035717</text:p>
          </table:table-cell>
          <table:table-cell office:value-type="float" office:value="2.6397142293">
            <text:p>2.6397142293</text:p>
          </table:table-cell>
          <table:table-cell office:value-type="float" office:value="3.8726965774">
            <text:p>3.8726965774</text:p>
          </table:table-cell>
          <table:table-cell office:value-type="float" office:value="1.7939696622">
            <text:p>1.7939696622</text:p>
          </table:table-cell>
          <table:table-cell office:value-type="float" office:value="1.6485932086">
            <text:p>1.6485932086</text:p>
          </table:table-cell>
          <table:table-cell office:value-type="float" office:value="2.3660713058">
            <text:p>2.3660713058</text:p>
          </table:table-cell>
          <table:table-cell office:value-type="float" office:value="2.5612808363">
            <text:p>2.561280836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Jan <text:s/>2013</text:p>
          </table:table-cell>
          <table:table-cell office:value-type="float" office:value="2.6123811358">
            <text:p>2.6123811358</text:p>
          </table:table-cell>
          <table:table-cell office:value-type="float" office:value="3.0196753325">
            <text:p>3.0196753325</text:p>
          </table:table-cell>
          <table:table-cell office:value-type="float" office:value="3.0940044233">
            <text:p>3.0940044233</text:p>
          </table:table-cell>
          <table:table-cell office:value-type="float" office:value="3.0163765053">
            <text:p>3.0163765053</text:p>
          </table:table-cell>
          <table:table-cell office:value-type="float" office:value="3.1790844207">
            <text:p>3.1790844207</text:p>
          </table:table-cell>
          <table:table-cell office:value-type="float" office:value="2.6467292201">
            <text:p>2.6467292201</text:p>
          </table:table-cell>
          <table:table-cell office:value-type="float" office:value="2.8370647601">
            <text:p>2.8370647601</text:p>
          </table:table-cell>
          <table:table-cell office:value-type="float" office:value="3.6815483456">
            <text:p>3.6815483456</text:p>
          </table:table-cell>
          <table:table-cell office:value-type="float" office:value="3.5430019899">
            <text:p>3.5430019899</text:p>
          </table:table-cell>
          <table:table-cell office:value-type="float" office:value="3.5705086278">
            <text:p>3.5705086278</text:p>
          </table:table-cell>
          <table:table-cell office:value-type="float" office:value="3.7055818512">
            <text:p>3.7055818512</text:p>
          </table:table-cell>
          <table:table-cell office:value-type="float" office:value="2.4446895672">
            <text:p>2.4446895672</text:p>
          </table:table-cell>
          <table:table-cell office:value-type="float" office:value="3.6655938615">
            <text:p>3.6655938615</text:p>
          </table:table-cell>
          <table:table-cell office:value-type="float" office:value="4.0144978692">
            <text:p>4.0144978692</text:p>
          </table:table-cell>
          <table:table-cell office:value-type="float" office:value="2.6730697076">
            <text:p>2.6730697076</text:p>
          </table:table-cell>
          <table:table-cell office:value-type="float" office:value="2.2863656715">
            <text:p>2.2863656715</text:p>
          </table:table-cell>
          <table:table-cell office:value-type="float" office:value="2.2766418238">
            <text:p>2.2766418238</text:p>
          </table:table-cell>
          <table:table-cell office:value-type="float" office:value="2.2476700738">
            <text:p>2.2476700738</text:p>
          </table:table-cell>
          <table:table-cell office:value-type="float" office:value="2.34042747">
            <text:p>2.34042747</text:p>
          </table:table-cell>
          <table:table-cell office:value-type="float" office:value="3.0396625317">
            <text:p>3.0396625317</text:p>
          </table:table-cell>
          <table:table-cell office:value-type="float" office:value="3.2376035786">
            <text:p>3.2376035786</text:p>
          </table:table-cell>
          <table:table-cell office:value-type="float" office:value="3.5010388869">
            <text:p>3.5010388869</text:p>
          </table:table-cell>
          <table:table-cell office:value-type="float" office:value="3.3021631029">
            <text:p>3.3021631029</text:p>
          </table:table-cell>
          <table:table-cell office:value-type="float" office:value="3.5619485568">
            <text:p>3.5619485568</text:p>
          </table:table-cell>
          <table:table-cell office:value-type="float" office:value="2.3729069127">
            <text:p>2.3729069127</text:p>
          </table:table-cell>
          <table:table-cell office:value-type="float" office:value="3.5381453872">
            <text:p>3.5381453872</text:p>
          </table:table-cell>
          <table:table-cell office:value-type="float" office:value="3.543438614">
            <text:p>3.543438614</text:p>
          </table:table-cell>
          <table:table-cell office:value-type="float" office:value="4.0403044692">
            <text:p>4.0403044692</text:p>
          </table:table-cell>
          <table:table-cell office:value-type="float" office:value="2.661037043">
            <text:p>2.661037043</text:p>
          </table:table-cell>
          <table:table-cell office:value-type="float" office:value="2.1098179436">
            <text:p>2.1098179436</text:p>
          </table:table-cell>
          <table:table-cell office:value-type="float" office:value="3.7335521274">
            <text:p>3.7335521274</text:p>
          </table:table-cell>
          <table:table-cell office:value-type="float" office:value="2.3542350892">
            <text:p>2.3542350892</text:p>
          </table:table-cell>
          <table:table-cell office:value-type="float" office:value="2.8979764857">
            <text:p>2.8979764857</text:p>
          </table:table-cell>
          <table:table-cell office:value-type="float" office:value="2.4071225428">
            <text:p>2.4071225428</text:p>
          </table:table-cell>
          <table:table-cell office:value-type="float" office:value="2.6507887587">
            <text:p>2.6507887587</text:p>
          </table:table-cell>
          <table:table-cell office:value-type="float" office:value="3.2240500843">
            <text:p>3.2240500843</text:p>
          </table:table-cell>
          <table:table-cell office:value-type="float" office:value="4.1259564144">
            <text:p>4.1259564144</text:p>
          </table:table-cell>
          <table:table-cell office:value-type="float" office:value="1.3704208576">
            <text:p>1.3704208576</text:p>
          </table:table-cell>
          <table:table-cell office:value-type="float" office:value="2.4941026849">
            <text:p>2.4941026849</text:p>
          </table:table-cell>
          <table:table-cell office:value-type="float" office:value="2.3314551439">
            <text:p>2.331455143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eb <text:s/>2013</text:p>
          </table:table-cell>
          <table:table-cell office:value-type="float" office:value="2.68589312">
            <text:p>2.68589312</text:p>
          </table:table-cell>
          <table:table-cell office:value-type="float" office:value="2.7278744232">
            <text:p>2.7278744232</text:p>
          </table:table-cell>
          <table:table-cell office:value-type="float" office:value="3.0238567157">
            <text:p>3.0238567157</text:p>
          </table:table-cell>
          <table:table-cell office:value-type="float" office:value="2.8966700704">
            <text:p>2.8966700704</text:p>
          </table:table-cell>
          <table:table-cell office:value-type="float" office:value="2.8287018584">
            <text:p>2.8287018584</text:p>
          </table:table-cell>
          <table:table-cell office:value-type="float" office:value="2.7666514084">
            <text:p>2.7666514084</text:p>
          </table:table-cell>
          <table:table-cell office:value-type="float" office:value="1.6698755304">
            <text:p>1.6698755304</text:p>
          </table:table-cell>
          <table:table-cell office:value-type="float" office:value="3.7406427258">
            <text:p>3.7406427258</text:p>
          </table:table-cell>
          <table:table-cell office:value-type="float" office:value="3.7260560562">
            <text:p>3.7260560562</text:p>
          </table:table-cell>
          <table:table-cell office:value-type="float" office:value="3.6410720615">
            <text:p>3.6410720615</text:p>
          </table:table-cell>
          <table:table-cell office:value-type="float" office:value="3.8699849821">
            <text:p>3.8699849821</text:p>
          </table:table-cell>
          <table:table-cell office:value-type="float" office:value="2.428021573">
            <text:p>2.428021573</text:p>
          </table:table-cell>
          <table:table-cell office:value-type="float" office:value="3.2320124365">
            <text:p>3.2320124365</text:p>
          </table:table-cell>
          <table:table-cell office:value-type="float" office:value="4.1287971325">
            <text:p>4.1287971325</text:p>
          </table:table-cell>
          <table:table-cell office:value-type="float" office:value="3.309590433">
            <text:p>3.309590433</text:p>
          </table:table-cell>
          <table:table-cell office:value-type="float" office:value="2.3162018026">
            <text:p>2.3162018026</text:p>
          </table:table-cell>
          <table:table-cell office:value-type="float" office:value="2.3077272722">
            <text:p>2.3077272722</text:p>
          </table:table-cell>
          <table:table-cell office:value-type="float" office:value="2.28210376">
            <text:p>2.28210376</text:p>
          </table:table-cell>
          <table:table-cell office:value-type="float" office:value="2.3516395678">
            <text:p>2.3516395678</text:p>
          </table:table-cell>
          <table:table-cell office:value-type="float" office:value="3.0963865995">
            <text:p>3.0963865995</text:p>
          </table:table-cell>
          <table:table-cell office:value-type="float" office:value="2.8307484043">
            <text:p>2.8307484043</text:p>
          </table:table-cell>
          <table:table-cell office:value-type="float" office:value="3.1039441761">
            <text:p>3.1039441761</text:p>
          </table:table-cell>
          <table:table-cell office:value-type="float" office:value="3.3279026615">
            <text:p>3.3279026615</text:p>
          </table:table-cell>
          <table:table-cell office:value-type="float" office:value="3.369844544">
            <text:p>3.369844544</text:p>
          </table:table-cell>
          <table:table-cell office:value-type="float" office:value="2.4478306032">
            <text:p>2.4478306032</text:p>
          </table:table-cell>
          <table:table-cell office:value-type="float" office:value="3.284480494">
            <text:p>3.284480494</text:p>
          </table:table-cell>
          <table:table-cell office:value-type="float" office:value="6.1514323367">
            <text:p>6.1514323367</text:p>
          </table:table-cell>
          <table:table-cell office:value-type="float" office:value="3.3729430581">
            <text:p>3.3729430581</text:p>
          </table:table-cell>
          <table:table-cell office:value-type="float" office:value="2.6601352604">
            <text:p>2.6601352604</text:p>
          </table:table-cell>
          <table:table-cell office:value-type="float" office:value="2.2815172425">
            <text:p>2.2815172425</text:p>
          </table:table-cell>
          <table:table-cell office:value-type="float" office:value="2.997144018">
            <text:p>2.997144018</text:p>
          </table:table-cell>
          <table:table-cell office:value-type="float" office:value="2.9702640652">
            <text:p>2.9702640652</text:p>
          </table:table-cell>
          <table:table-cell office:value-type="float" office:value="3.0266256573">
            <text:p>3.0266256573</text:p>
          </table:table-cell>
          <table:table-cell office:value-type="float" office:value="2.3860311781">
            <text:p>2.3860311781</text:p>
          </table:table-cell>
          <table:table-cell office:value-type="float" office:value="2.7118023806">
            <text:p>2.7118023806</text:p>
          </table:table-cell>
          <table:table-cell office:value-type="float" office:value="2.8165845357">
            <text:p>2.8165845357</text:p>
          </table:table-cell>
          <table:table-cell office:value-type="float" office:value="2.9369027565">
            <text:p>2.9369027565</text:p>
          </table:table-cell>
          <table:table-cell office:value-type="float" office:value="1.5915791356">
            <text:p>1.5915791356</text:p>
          </table:table-cell>
          <table:table-cell office:value-type="float" office:value="2.1671916847">
            <text:p>2.1671916847</text:p>
          </table:table-cell>
          <table:table-cell office:value-type="float" office:value="2.3146819212">
            <text:p>2.3146819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ar <text:s/>2013</text:p>
          </table:table-cell>
          <table:table-cell office:value-type="float" office:value="3.6393331429">
            <text:p>3.6393331429</text:p>
          </table:table-cell>
          <table:table-cell office:value-type="float" office:value="2.7371379441">
            <text:p>2.7371379441</text:p>
          </table:table-cell>
          <table:table-cell office:value-type="float" office:value="2.7105302886">
            <text:p>2.7105302886</text:p>
          </table:table-cell>
          <table:table-cell office:value-type="float" office:value="2.6749914872">
            <text:p>2.6749914872</text:p>
          </table:table-cell>
          <table:table-cell office:value-type="float" office:value="2.6785379031">
            <text:p>2.6785379031</text:p>
          </table:table-cell>
          <table:table-cell office:value-type="float" office:value="2.6227447824">
            <text:p>2.6227447824</text:p>
          </table:table-cell>
          <table:table-cell office:value-type="float" office:value="3.0283225169">
            <text:p>3.0283225169</text:p>
          </table:table-cell>
          <table:table-cell office:value-type="float" office:value="3.5948765879">
            <text:p>3.5948765879</text:p>
          </table:table-cell>
          <table:table-cell office:value-type="float" office:value="3.7478246479">
            <text:p>3.7478246479</text:p>
          </table:table-cell>
          <table:table-cell office:value-type="float" office:value="3.6740016638">
            <text:p>3.6740016638</text:p>
          </table:table-cell>
          <table:table-cell office:value-type="float" office:value="3.7692217728">
            <text:p>3.7692217728</text:p>
          </table:table-cell>
          <table:table-cell office:value-type="float" office:value="2.3349586052">
            <text:p>2.3349586052</text:p>
          </table:table-cell>
          <table:table-cell office:value-type="float" office:value="2.4068865668">
            <text:p>2.4068865668</text:p>
          </table:table-cell>
          <table:table-cell office:value-type="float" office:value="3.9932422167">
            <text:p>3.9932422167</text:p>
          </table:table-cell>
          <table:table-cell office:value-type="float" office:value="2.609885665">
            <text:p>2.609885665</text:p>
          </table:table-cell>
          <table:table-cell office:value-type="float" office:value="2.2992946616">
            <text:p>2.2992946616</text:p>
          </table:table-cell>
          <table:table-cell office:value-type="float" office:value="2.3257768874">
            <text:p>2.3257768874</text:p>
          </table:table-cell>
          <table:table-cell office:value-type="float" office:value="2.2801361208">
            <text:p>2.2801361208</text:p>
          </table:table-cell>
          <table:table-cell office:value-type="float" office:value="2.3445045965">
            <text:p>2.3445045965</text:p>
          </table:table-cell>
          <table:table-cell office:value-type="float" office:value="2.7524969388">
            <text:p>2.7524969388</text:p>
          </table:table-cell>
          <table:table-cell office:value-type="float" office:value="2.5478109032">
            <text:p>2.5478109032</text:p>
          </table:table-cell>
          <table:table-cell office:value-type="float" office:value="4.0831934527">
            <text:p>4.0831934527</text:p>
          </table:table-cell>
          <table:table-cell office:value-type="float" office:value="3.3536422201">
            <text:p>3.3536422201</text:p>
          </table:table-cell>
          <table:table-cell office:value-type="float" office:value="2.4696846781">
            <text:p>2.4696846781</text:p>
          </table:table-cell>
          <table:table-cell office:value-type="float" office:value="2.7042543283">
            <text:p>2.7042543283</text:p>
          </table:table-cell>
          <table:table-cell office:value-type="float" office:value="3.752329514">
            <text:p>3.752329514</text:p>
          </table:table-cell>
          <table:table-cell office:value-type="float" office:value="4.6449981896">
            <text:p>4.6449981896</text:p>
          </table:table-cell>
          <table:table-cell office:value-type="float" office:value="4.8303950751">
            <text:p>4.8303950751</text:p>
          </table:table-cell>
          <table:table-cell office:value-type="float" office:value="2.7146029286">
            <text:p>2.7146029286</text:p>
          </table:table-cell>
          <table:table-cell office:value-type="float" office:value="2.6512345379">
            <text:p>2.6512345379</text:p>
          </table:table-cell>
          <table:table-cell office:value-type="float" office:value="3.3876653713">
            <text:p>3.3876653713</text:p>
          </table:table-cell>
          <table:table-cell office:value-type="float" office:value="2.6417375702">
            <text:p>2.6417375702</text:p>
          </table:table-cell>
          <table:table-cell office:value-type="float" office:value="3.4464643331">
            <text:p>3.4464643331</text:p>
          </table:table-cell>
          <table:table-cell office:value-type="float" office:value="2.7647162023">
            <text:p>2.7647162023</text:p>
          </table:table-cell>
          <table:table-cell office:value-type="float" office:value="2.6683874027">
            <text:p>2.6683874027</text:p>
          </table:table-cell>
          <table:table-cell office:value-type="float" office:value="2.6508215368">
            <text:p>2.6508215368</text:p>
          </table:table-cell>
          <table:table-cell office:value-type="float" office:value="1.927962921">
            <text:p>1.927962921</text:p>
          </table:table-cell>
          <table:table-cell office:value-type="float" office:value="1.8640948742">
            <text:p>1.8640948742</text:p>
          </table:table-cell>
          <table:table-cell office:value-type="float" office:value="2.1487004114">
            <text:p>2.1487004114</text:p>
          </table:table-cell>
          <table:table-cell office:value-type="float" office:value="2.322077522">
            <text:p>2.3220775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pr <text:s/>2013</text:p>
          </table:table-cell>
          <table:table-cell office:value-type="float" office:value="3.4309614616">
            <text:p>3.4309614616</text:p>
          </table:table-cell>
          <table:table-cell office:value-type="float" office:value="2.9020286167">
            <text:p>2.9020286167</text:p>
          </table:table-cell>
          <table:table-cell office:value-type="float" office:value="2.7619719409">
            <text:p>2.7619719409</text:p>
          </table:table-cell>
          <table:table-cell office:value-type="float" office:value="2.7946979221">
            <text:p>2.7946979221</text:p>
          </table:table-cell>
          <table:table-cell office:value-type="float" office:value="2.8937729057">
            <text:p>2.8937729057</text:p>
          </table:table-cell>
          <table:table-cell office:value-type="float" office:value="2.6653837827">
            <text:p>2.6653837827</text:p>
          </table:table-cell>
          <table:table-cell office:value-type="float" office:value="3.8254021415">
            <text:p>3.8254021415</text:p>
          </table:table-cell>
          <table:table-cell office:value-type="float" office:value="3.3683481304">
            <text:p>3.3683481304</text:p>
          </table:table-cell>
          <table:table-cell office:value-type="float" office:value="3.5974234691">
            <text:p>3.5974234691</text:p>
          </table:table-cell>
          <table:table-cell office:value-type="float" office:value="3.4670155918">
            <text:p>3.4670155918</text:p>
          </table:table-cell>
          <table:table-cell office:value-type="float" office:value="3.5252687398">
            <text:p>3.5252687398</text:p>
          </table:table-cell>
          <table:table-cell office:value-type="float" office:value="2.4821925543">
            <text:p>2.4821925543</text:p>
          </table:table-cell>
          <table:table-cell office:value-type="float" office:value="2.0381621971">
            <text:p>2.0381621971</text:p>
          </table:table-cell>
          <table:table-cell office:value-type="float" office:value="4.1027288795">
            <text:p>4.1027288795</text:p>
          </table:table-cell>
          <table:table-cell office:value-type="float" office:value="3.2967196095">
            <text:p>3.2967196095</text:p>
          </table:table-cell>
          <table:table-cell office:value-type="float" office:value="2.3261471796">
            <text:p>2.3261471796</text:p>
          </table:table-cell>
          <table:table-cell office:value-type="float" office:value="2.3142451888">
            <text:p>2.3142451888</text:p>
          </table:table-cell>
          <table:table-cell office:value-type="float" office:value="2.2683302855">
            <text:p>2.2683302855</text:p>
          </table:table-cell>
          <table:table-cell office:value-type="float" office:value="2.3786505305">
            <text:p>2.3786505305</text:p>
          </table:table-cell>
          <table:table-cell office:value-type="float" office:value="3.0751150741">
            <text:p>3.0751150741</text:p>
          </table:table-cell>
          <table:table-cell office:value-type="float" office:value="3.6161885614">
            <text:p>3.6161885614</text:p>
          </table:table-cell>
          <table:table-cell office:value-type="float" office:value="3.2993066246">
            <text:p>3.2993066246</text:p>
          </table:table-cell>
          <table:table-cell office:value-type="float" office:value="3.3793817788">
            <text:p>3.3793817788</text:p>
          </table:table-cell>
          <table:table-cell office:value-type="float" office:value="3.9532906464">
            <text:p>3.9532906464</text:p>
          </table:table-cell>
          <table:table-cell office:value-type="float" office:value="2.5937390287">
            <text:p>2.5937390287</text:p>
          </table:table-cell>
          <table:table-cell office:value-type="float" office:value="3.696738557">
            <text:p>3.696738557</text:p>
          </table:table-cell>
          <table:table-cell office:value-type="float" office:value="3.8156258191">
            <text:p>3.8156258191</text:p>
          </table:table-cell>
          <table:table-cell office:value-type="float" office:value="4.5319531589">
            <text:p>4.5319531589</text:p>
          </table:table-cell>
          <table:table-cell office:value-type="float" office:value="2.6715578398">
            <text:p>2.6715578398</text:p>
          </table:table-cell>
          <table:table-cell office:value-type="float" office:value="4.0059249498">
            <text:p>4.0059249498</text:p>
          </table:table-cell>
          <table:table-cell office:value-type="float" office:value="6.1786799293">
            <text:p>6.1786799293</text:p>
          </table:table-cell>
          <table:table-cell office:value-type="float" office:value="3.0801184259">
            <text:p>3.0801184259</text:p>
          </table:table-cell>
          <table:table-cell office:value-type="float" office:value="2.8656003122">
            <text:p>2.8656003122</text:p>
          </table:table-cell>
          <table:table-cell office:value-type="float" office:value="2.5823299125">
            <text:p>2.5823299125</text:p>
          </table:table-cell>
          <table:table-cell office:value-type="float" office:value="2.7292000194">
            <text:p>2.7292000194</text:p>
          </table:table-cell>
          <table:table-cell office:value-type="float" office:value="2.7536288584">
            <text:p>2.7536288584</text:p>
          </table:table-cell>
          <table:table-cell office:value-type="float" office:value="4.4352750217">
            <text:p>4.4352750217</text:p>
          </table:table-cell>
          <table:table-cell office:value-type="float" office:value="1.358557238">
            <text:p>1.358557238</text:p>
          </table:table-cell>
          <table:table-cell office:value-type="float" office:value="2.0303732375">
            <text:p>2.0303732375</text:p>
          </table:table-cell>
          <table:table-cell office:value-type="float" office:value="2.3119899225">
            <text:p>2.31198992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ay <text:s/>2013</text:p>
          </table:table-cell>
          <table:table-cell office:value-type="float" office:value="3.9110930375">
            <text:p>3.9110930375</text:p>
          </table:table-cell>
          <table:table-cell office:value-type="float" office:value="2.7232426627">
            <text:p>2.7232426627</text:p>
          </table:table-cell>
          <table:table-cell office:value-type="float" office:value="2.8788847868">
            <text:p>2.8788847868</text:p>
          </table:table-cell>
          <table:table-cell office:value-type="float" office:value="2.7592293488">
            <text:p>2.7592293488</text:p>
          </table:table-cell>
          <table:table-cell office:value-type="float" office:value="2.7185816245">
            <text:p>2.7185816245</text:p>
          </table:table-cell>
          <table:table-cell office:value-type="float" office:value="2.6733785953">
            <text:p>2.6733785953</text:p>
          </table:table-cell>
          <table:table-cell office:value-type="float" office:value="2.1350971011">
            <text:p>2.1350971011</text:p>
          </table:table-cell>
          <table:table-cell office:value-type="float" office:value="3.1615177996">
            <text:p>3.1615177996</text:p>
          </table:table-cell>
          <table:table-cell office:value-type="float" office:value="3.4094219955">
            <text:p>3.4094219955</text:p>
          </table:table-cell>
          <table:table-cell office:value-type="float" office:value="3.2694379776">
            <text:p>3.2694379776</text:p>
          </table:table-cell>
          <table:table-cell office:value-type="float" office:value="3.14342921">
            <text:p>3.14342921</text:p>
          </table:table-cell>
          <table:table-cell office:value-type="float" office:value="2.644705498">
            <text:p>2.644705498</text:p>
          </table:table-cell>
          <table:table-cell office:value-type="float" office:value="2.0453685366">
            <text:p>2.0453685366</text:p>
          </table:table-cell>
          <table:table-cell office:value-type="float" office:value="4.0710459258">
            <text:p>4.0710459258</text:p>
          </table:table-cell>
          <table:table-cell office:value-type="float" office:value="2.8965540064">
            <text:p>2.8965540064</text:p>
          </table:table-cell>
          <table:table-cell office:value-type="float" office:value="2.3286335239">
            <text:p>2.3286335239</text:p>
          </table:table-cell>
          <table:table-cell office:value-type="float" office:value="2.3378099642">
            <text:p>2.3378099642</text:p>
          </table:table-cell>
          <table:table-cell office:value-type="float" office:value="2.2732493835">
            <text:p>2.2732493835</text:p>
          </table:table-cell>
          <table:table-cell office:value-type="float" office:value="2.374573404">
            <text:p>2.374573404</text:p>
          </table:table-cell>
          <table:table-cell office:value-type="float" office:value="2.8943071081">
            <text:p>2.8943071081</text:p>
          </table:table-cell>
          <table:table-cell office:value-type="float" office:value="3.482611906">
            <text:p>3.482611906</text:p>
          </table:table-cell>
          <table:table-cell office:value-type="float" office:value="3.5581866905">
            <text:p>3.5581866905</text:p>
          </table:table-cell>
          <table:table-cell office:value-type="float" office:value="3.4051213374">
            <text:p>3.4051213374</text:p>
          </table:table-cell>
          <table:table-cell office:value-type="float" office:value="4.3361664071">
            <text:p>4.3361664071</text:p>
          </table:table-cell>
          <table:table-cell office:value-type="float" office:value="2.4103430496">
            <text:p>2.4103430496</text:p>
          </table:table-cell>
          <table:table-cell office:value-type="float" office:value="3.9189583959">
            <text:p>3.9189583959</text:p>
          </table:table-cell>
          <table:table-cell office:value-type="float" office:value="3.9730950637">
            <text:p>3.9730950637</text:p>
          </table:table-cell>
          <table:table-cell office:value-type="float" office:value="4.5743948735">
            <text:p>4.5743948735</text:p>
          </table:table-cell>
          <table:table-cell office:value-type="float" office:value="2.6775697237">
            <text:p>2.6775697237</text:p>
          </table:table-cell>
          <table:table-cell office:value-type="float" office:value="1.5492841674">
            <text:p>1.5492841674</text:p>
          </table:table-cell>
          <table:table-cell office:value-type="float" office:value="3.4207118491">
            <text:p>3.4207118491</text:p>
          </table:table-cell>
          <table:table-cell office:value-type="float" office:value="2.9961453074">
            <text:p>2.9961453074</text:p>
          </table:table-cell>
          <table:table-cell office:value-type="float" office:value="3.2946536765">
            <text:p>3.2946536765</text:p>
          </table:table-cell>
          <table:table-cell office:value-type="float" office:value="3.0721514359">
            <text:p>3.0721514359</text:p>
          </table:table-cell>
          <table:table-cell office:value-type="float" office:value="2.9658023475">
            <text:p>2.9658023475</text:p>
          </table:table-cell>
          <table:table-cell office:value-type="float" office:value="2.8317110806">
            <text:p>2.8317110806</text:p>
          </table:table-cell>
          <table:table-cell office:value-type="float" office:value="2.1129492255">
            <text:p>2.1129492255</text:p>
          </table:table-cell>
          <table:table-cell office:value-type="float" office:value="1.9597792047">
            <text:p>1.9597792047</text:p>
          </table:table-cell>
          <table:table-cell office:value-type="float" office:value="2.6055572256">
            <text:p>2.6055572256</text:p>
          </table:table-cell>
          <table:table-cell office:value-type="float" office:value="2.328230662">
            <text:p>2.32823066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Jun <text:s/>2013</text:p>
          </table:table-cell>
          <table:table-cell office:value-type="float" office:value="3.173360104">
            <text:p>3.173360104</text:p>
          </table:table-cell>
          <table:table-cell office:value-type="float" office:value="2.616712172">
            <text:p>2.616712172</text:p>
          </table:table-cell>
          <table:table-cell office:value-type="float" office:value="2.6806006001">
            <text:p>2.6806006001</text:p>
          </table:table-cell>
          <table:table-cell office:value-type="float" office:value="2.5818864823">
            <text:p>2.5818864823</text:p>
          </table:table-cell>
          <table:table-cell office:value-type="float" office:value="2.673532438">
            <text:p>2.673532438</text:p>
          </table:table-cell>
          <table:table-cell office:value-type="float" office:value="2.6760435328">
            <text:p>2.6760435328</text:p>
          </table:table-cell>
          <table:table-cell office:value-type="float" office:value="2.4318050807">
            <text:p>2.4318050807</text:p>
          </table:table-cell>
          <table:table-cell office:value-type="float" office:value="3.0886347307">
            <text:p>3.0886347307</text:p>
          </table:table-cell>
          <table:table-cell office:value-type="float" office:value="3.0977353421">
            <text:p>3.0977353421</text:p>
          </table:table-cell>
          <table:table-cell office:value-type="float" office:value="3.2412126042">
            <text:p>3.2412126042</text:p>
          </table:table-cell>
          <table:table-cell office:value-type="float" office:value="3.1858558244">
            <text:p>3.1858558244</text:p>
          </table:table-cell>
          <table:table-cell office:value-type="float" office:value="2.6835974845">
            <text:p>2.6835974845</text:p>
          </table:table-cell>
          <table:table-cell office:value-type="float" office:value="2.6290820339">
            <text:p>2.6290820339</text:p>
          </table:table-cell>
          <table:table-cell office:value-type="float" office:value="4.1043330797">
            <text:p>4.1043330797</text:p>
          </table:table-cell>
          <table:table-cell office:value-type="float" office:value="3.0779156101">
            <text:p>3.0779156101</text:p>
          </table:table-cell>
          <table:table-cell office:value-type="float" office:value="2.3646855157">
            <text:p>2.3646855157</text:p>
          </table:table-cell>
          <table:table-cell office:value-type="float" office:value="2.3415703007">
            <text:p>2.3415703007</text:p>
          </table:table-cell>
          <table:table-cell office:value-type="float" office:value="2.3010422874">
            <text:p>2.3010422874</text:p>
          </table:table-cell>
          <table:table-cell office:value-type="float" office:value="2.4064259544">
            <text:p>2.4064259544</text:p>
          </table:table-cell>
          <table:table-cell office:value-type="float" office:value="3.1424749045">
            <text:p>3.1424749045</text:p>
          </table:table-cell>
          <table:table-cell office:value-type="float" office:value="3.813137563">
            <text:p>3.813137563</text:p>
          </table:table-cell>
          <table:table-cell office:value-type="float" office:value="3.4653215097">
            <text:p>3.4653215097</text:p>
          </table:table-cell>
          <table:table-cell office:value-type="float" office:value="3.4308608961">
            <text:p>3.4308608961</text:p>
          </table:table-cell>
          <table:table-cell office:value-type="float" office:value="3.6385967686">
            <text:p>3.6385967686</text:p>
          </table:table-cell>
          <table:table-cell office:value-type="float" office:value="2.6065518333">
            <text:p>2.6065518333</text:p>
          </table:table-cell>
          <table:table-cell office:value-type="float" office:value="3.8277023897">
            <text:p>3.8277023897</text:p>
          </table:table-cell>
          <table:table-cell office:value-type="float" office:value="3.3159363921">
            <text:p>3.3159363921</text:p>
          </table:table-cell>
          <table:table-cell office:value-type="float" office:value="4.7648966684">
            <text:p>4.7648966684</text:p>
          </table:table-cell>
          <table:table-cell office:value-type="float" office:value="2.6556263475">
            <text:p>2.6556263475</text:p>
          </table:table-cell>
          <table:table-cell office:value-type="float" office:value="1.6281376073">
            <text:p>1.6281376073</text:p>
          </table:table-cell>
          <table:table-cell office:value-type="float" office:value="2.8144472341">
            <text:p>2.8144472341</text:p>
          </table:table-cell>
          <table:table-cell office:value-type="float" office:value="2.8889994487">
            <text:p>2.8889994487</text:p>
          </table:table-cell>
          <table:table-cell office:value-type="float" office:value="3.3680860105">
            <text:p>3.3680860105</text:p>
          </table:table-cell>
          <table:table-cell office:value-type="float" office:value="3.2094055723">
            <text:p>3.2094055723</text:p>
          </table:table-cell>
          <table:table-cell office:value-type="float" office:value="3.0278552089">
            <text:p>3.0278552089</text:p>
          </table:table-cell>
          <table:table-cell office:value-type="float" office:value="3.3418458788">
            <text:p>3.3418458788</text:p>
          </table:table-cell>
          <table:table-cell office:value-type="float" office:value="1.9872727897">
            <text:p>1.9872727897</text:p>
          </table:table-cell>
          <table:table-cell office:value-type="float" office:value="1.4809156295">
            <text:p>1.4809156295</text:p>
          </table:table-cell>
          <table:table-cell office:value-type="float" office:value="2.8277330691">
            <text:p>2.8277330691</text:p>
          </table:table-cell>
          <table:table-cell office:value-type="float" office:value="2.3111616152">
            <text:p>2.31116161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Jul <text:s/>2013</text:p>
          </table:table-cell>
          <table:table-cell office:value-type="float" office:value="4.6119427572">
            <text:p>4.6119427572</text:p>
          </table:table-cell>
          <table:table-cell office:value-type="float" office:value="2.6537662558">
            <text:p>2.6537662558</text:p>
          </table:table-cell>
          <table:table-cell office:value-type="float" office:value="2.5515288182">
            <text:p>2.5515288182</text:p>
          </table:table-cell>
          <table:table-cell office:value-type="float" office:value="2.6262221989">
            <text:p>2.6262221989</text:p>
          </table:table-cell>
          <table:table-cell office:value-type="float" office:value="2.6605182285">
            <text:p>2.6605182285</text:p>
          </table:table-cell>
          <table:table-cell office:value-type="float" office:value="2.6787084703">
            <text:p>2.6787084703</text:p>
          </table:table-cell>
          <table:table-cell office:value-type="float" office:value="3.1823625481">
            <text:p>3.1823625481</text:p>
          </table:table-cell>
          <table:table-cell office:value-type="float" office:value="2.9349893421">
            <text:p>2.9349893421</text:p>
          </table:table-cell>
          <table:table-cell office:value-type="float" office:value="3.0690403803">
            <text:p>3.0690403803</text:p>
          </table:table-cell>
          <table:table-cell office:value-type="float" office:value="3.0285814575">
            <text:p>3.0285814575</text:p>
          </table:table-cell>
          <table:table-cell office:value-type="float" office:value="3.0161493667">
            <text:p>3.0161493667</text:p>
          </table:table-cell>
          <table:table-cell office:value-type="float" office:value="2.7294344687">
            <text:p>2.7294344687</text:p>
          </table:table-cell>
          <table:table-cell office:value-type="float" office:value="2.2051090616">
            <text:p>2.2051090616</text:p>
          </table:table-cell>
          <table:table-cell office:value-type="float" office:value="4.1380212836">
            <text:p>4.1380212836</text:p>
          </table:table-cell>
          <table:table-cell office:value-type="float" office:value="3.0779156101">
            <text:p>3.0779156101</text:p>
          </table:table-cell>
          <table:table-cell office:value-type="float" office:value="2.4293304665">
            <text:p>2.4293304665</text:p>
          </table:table-cell>
          <table:table-cell office:value-type="float" office:value="2.3841874478">
            <text:p>2.3841874478</text:p>
          </table:table-cell>
          <table:table-cell office:value-type="float" office:value="2.3718772989">
            <text:p>2.3718772989</text:p>
          </table:table-cell>
          <table:table-cell office:value-type="float" office:value="2.4344561987">
            <text:p>2.4344561987</text:p>
          </table:table-cell>
          <table:table-cell office:value-type="float" office:value="3.3480996501">
            <text:p>3.3480996501</text:p>
          </table:table-cell>
          <table:table-cell office:value-type="float" office:value="3.7938195987">
            <text:p>3.7938195987</text:p>
          </table:table-cell>
          <table:table-cell office:value-type="float" office:value="2.2500925506">
            <text:p>2.2500925506</text:p>
          </table:table-cell>
          <table:table-cell office:value-type="float" office:value="3.4566004547">
            <text:p>3.4566004547</text:p>
          </table:table-cell>
          <table:table-cell office:value-type="float" office:value="3.1963277762">
            <text:p>3.1963277762</text:p>
          </table:table-cell>
          <table:table-cell office:value-type="float" office:value="2.5119649194">
            <text:p>2.5119649194</text:p>
          </table:table-cell>
          <table:table-cell office:value-type="float" office:value="7.250483804">
            <text:p>7.250483804</text:p>
          </table:table-cell>
          <table:table-cell office:value-type="float" office:value="3.4437386245">
            <text:p>3.4437386245</text:p>
          </table:table-cell>
          <table:table-cell office:value-type="float" office:value="3.9365413266">
            <text:p>3.9365413266</text:p>
          </table:table-cell>
          <table:table-cell office:value-type="float" office:value="2.6635620342">
            <text:p>2.6635620342</text:p>
          </table:table-cell>
          <table:table-cell office:value-type="float" office:value="1.5724443055">
            <text:p>1.5724443055</text:p>
          </table:table-cell>
          <table:table-cell office:value-type="float" office:value="2.9599045277">
            <text:p>2.9599045277</text:p>
          </table:table-cell>
          <table:table-cell office:value-type="float" office:value="2.2767012313">
            <text:p>2.2767012313</text:p>
          </table:table-cell>
          <table:table-cell office:value-type="float" office:value="2.6355539201">
            <text:p>2.6355539201</text:p>
          </table:table-cell>
          <table:table-cell office:value-type="float" office:value="3.2628166204">
            <text:p>3.2628166204</text:p>
          </table:table-cell>
          <table:table-cell office:value-type="float" office:value="2.9266683519">
            <text:p>2.9266683519</text:p>
          </table:table-cell>
          <table:table-cell office:value-type="float" office:value="2.9282284596">
            <text:p>2.9282284596</text:p>
          </table:table-cell>
          <table:table-cell office:value-type="float" office:value="1.9673628196">
            <text:p>1.9673628196</text:p>
          </table:table-cell>
          <table:table-cell office:value-type="float" office:value="1.2648274118">
            <text:p>1.2648274118</text:p>
          </table:table-cell>
          <table:table-cell office:value-type="float" office:value="2.6430089503">
            <text:p>2.6430089503</text:p>
          </table:table-cell>
          <table:table-cell office:value-type="float" office:value="2.3104516375">
            <text:p>2.3104516375</text:p>
          </table:table-cell>
          <table:table-cell office:value-type="float" office:value="5.7102356668">
            <text:p>5.7102356668</text:p>
          </table:table-cell>
        </table:table-row>
        <table:table-row table:style-name="ro1">
          <table:table-cell office:value-type="string">
            <text:p>Aug <text:s/>2013</text:p>
          </table:table-cell>
          <table:table-cell office:value-type="float" office:value="2.8699207906">
            <text:p>2.8699207906</text:p>
          </table:table-cell>
          <table:table-cell office:value-type="float" office:value="2.5750263279">
            <text:p>2.5750263279</text:p>
          </table:table-cell>
          <table:table-cell office:value-type="float" office:value="2.6198059202">
            <text:p>2.6198059202</text:p>
          </table:table-cell>
          <table:table-cell office:value-type="float" office:value="2.546417909">
            <text:p>2.546417909</text:p>
          </table:table-cell>
          <table:table-cell office:value-type="float" office:value="2.6384941817">
            <text:p>2.6384941817</text:p>
          </table:table-cell>
          <table:table-cell office:value-type="float" office:value="2.641399345">
            <text:p>2.641399345</text:p>
          </table:table-cell>
          <table:table-cell office:value-type="float" office:value="2.559999469">
            <text:p>2.559999469</text:p>
          </table:table-cell>
          <table:table-cell office:value-type="float" office:value="2.9596120006">
            <text:p>2.9596120006</text:p>
          </table:table-cell>
          <table:table-cell office:value-type="float" office:value="2.9146812757">
            <text:p>2.9146812757</text:p>
          </table:table-cell>
          <table:table-cell office:value-type="float" office:value="2.9392011082">
            <text:p>2.9392011082</text:p>
          </table:table-cell>
          <table:table-cell office:value-type="float" office:value="2.9705407562">
            <text:p>2.9705407562</text:p>
          </table:table-cell>
          <table:table-cell office:value-type="float" office:value="2.6127585091">
            <text:p>2.6127585091</text:p>
          </table:table-cell>
          <table:table-cell office:value-type="float" office:value="3.125118401">
            <text:p>3.125118401</text:p>
          </table:table-cell>
          <table:table-cell office:value-type="float" office:value="4.244700596">
            <text:p>4.244700596</text:p>
          </table:table-cell>
          <table:table-cell office:value-type="float" office:value="3.2791684865">
            <text:p>3.2791684865</text:p>
          </table:table-cell>
          <table:table-cell office:value-type="float" office:value="2.6046177369">
            <text:p>2.6046177369</text:p>
          </table:table-cell>
          <table:table-cell office:value-type="float" office:value="2.4456062774">
            <text:p>2.4456062774</text:p>
          </table:table-cell>
          <table:table-cell office:value-type="float" office:value="2.5329777592">
            <text:p>2.5329777592</text:p>
          </table:table-cell>
          <table:table-cell office:value-type="float" office:value="2.5091185768">
            <text:p>2.5091185768</text:p>
          </table:table-cell>
          <table:table-cell office:value-type="float" office:value="4.1351460901">
            <text:p>4.1351460901</text:p>
          </table:table-cell>
          <table:table-cell office:value-type="float" office:value="2.1334170111">
            <text:p>2.1334170111</text:p>
          </table:table-cell>
          <table:table-cell office:value-type="float" office:value="2.2050912342">
            <text:p>2.2050912342</text:p>
          </table:table-cell>
          <table:table-cell office:value-type="float" office:value="3.4823400133">
            <text:p>3.4823400133</text:p>
          </table:table-cell>
          <table:table-cell office:value-type="float" office:value="3.5079703375">
            <text:p>3.5079703375</text:p>
          </table:table-cell>
          <table:table-cell office:value-type="float" office:value="2.6094748476">
            <text:p>2.6094748476</text:p>
          </table:table-cell>
          <table:table-cell office:value-type="float" office:value="5.5451738769">
            <text:p>5.5451738769</text:p>
          </table:table-cell>
          <table:table-cell office:value-type="float" office:value="4.8805532497">
            <text:p>4.8805532497</text:p>
          </table:table-cell>
          <table:table-cell office:value-type="float" office:value="4.4481039773">
            <text:p>4.4481039773</text:p>
          </table:table-cell>
          <table:table-cell office:value-type="float" office:value="2.6600751416">
            <text:p>2.6600751416</text:p>
          </table:table-cell>
          <table:table-cell office:value-type="float" office:value="3.9285797221">
            <text:p>3.9285797221</text:p>
          </table:table-cell>
          <table:table-cell office:value-type="float" office:value="3.9758165182">
            <text:p>3.9758165182</text:p>
          </table:table-cell>
          <table:table-cell office:value-type="float" office:value="3.2378134365">
            <text:p>3.2378134365</text:p>
          </table:table-cell>
          <table:table-cell office:value-type="float" office:value="3.9434871648">
            <text:p>3.9434871648</text:p>
          </table:table-cell>
          <table:table-cell office:value-type="float" office:value="4.0359799991">
            <text:p>4.0359799991</text:p>
          </table:table-cell>
          <table:table-cell office:value-type="float" office:value="3.2352989574">
            <text:p>3.2352989574</text:p>
          </table:table-cell>
          <table:table-cell office:value-type="float" office:value="3.2179237825">
            <text:p>3.2179237825</text:p>
          </table:table-cell>
          <table:table-cell office:value-type="float" office:value="4.3266522734">
            <text:p>4.3266522734</text:p>
          </table:table-cell>
          <table:table-cell office:value-type="float" office:value="1.7540761737">
            <text:p>1.7540761737</text:p>
          </table:table-cell>
          <table:table-cell office:value-type="float" office:value="3.5036818831">
            <text:p>3.5036818831</text:p>
          </table:table-cell>
          <table:table-cell office:value-type="float" office:value="2.312906977">
            <text:p>2.312906977</text:p>
          </table:table-cell>
          <table:table-cell office:value-type="float" office:value="4.0147327852">
            <text:p>4.0147327852</text:p>
          </table:table-cell>
        </table:table-row>
        <table:table-row table:style-name="ro1">
          <table:table-cell office:value-type="string">
            <text:p>Sep <text:s/>2013</text:p>
          </table:table-cell>
          <table:table-cell office:value-type="float" office:value="3.5459710725">
            <text:p>3.5459710725</text:p>
          </table:table-cell>
          <table:table-cell office:value-type="float" office:value="2.3758606279">
            <text:p>2.3758606279</text:p>
          </table:table-cell>
          <table:table-cell office:value-type="float" office:value="2.5421757905">
            <text:p>2.5421757905</text:p>
          </table:table-cell>
          <table:table-cell office:value-type="float" office:value="2.4577464757">
            <text:p>2.4577464757</text:p>
          </table:table-cell>
          <table:table-cell office:value-type="float" office:value="2.448286505">
            <text:p>2.448286505</text:p>
          </table:table-cell>
          <table:table-cell office:value-type="float" office:value="2.8332748464">
            <text:p>2.8332748464</text:p>
          </table:table-cell>
          <table:table-cell office:value-type="float" office:value="1.8725053701">
            <text:p>1.8725053701</text:p>
          </table:table-cell>
          <table:table-cell office:value-type="float" office:value="3.1290158905">
            <text:p>3.1290158905</text:p>
          </table:table-cell>
          <table:table-cell office:value-type="float" office:value="2.9443657189">
            <text:p>2.9443657189</text:p>
          </table:table-cell>
          <table:table-cell office:value-type="float" office:value="3.0530434478">
            <text:p>3.0530434478</text:p>
          </table:table-cell>
          <table:table-cell office:value-type="float" office:value="3.067061304">
            <text:p>3.067061304</text:p>
          </table:table-cell>
          <table:table-cell office:value-type="float" office:value="2.5919235163">
            <text:p>2.5919235163</text:p>
          </table:table-cell>
          <table:table-cell office:value-type="float" office:value="3.9070062338">
            <text:p>3.9070062338</text:p>
          </table:table-cell>
          <table:table-cell office:value-type="float" office:value="4.1187708813">
            <text:p>4.1187708813</text:p>
          </table:table-cell>
          <table:table-cell office:value-type="float" office:value="2.6449879109">
            <text:p>2.6449879109</text:p>
          </table:table-cell>
          <table:table-cell office:value-type="float" office:value="2.9241129746">
            <text:p>2.9241129746</text:p>
          </table:table-cell>
          <table:table-cell office:value-type="float" office:value="2.6223420931">
            <text:p>2.6223420931</text:p>
          </table:table-cell>
          <table:table-cell office:value-type="float" office:value="2.8637871013">
            <text:p>2.8637871013</text:p>
          </table:table-cell>
          <table:table-cell office:value-type="float" office:value="2.6892766016">
            <text:p>2.6892766016</text:p>
          </table:table-cell>
          <table:table-cell office:value-type="float" office:value="5.0923647332">
            <text:p>5.0923647332</text:p>
          </table:table-cell>
          <table:table-cell office:value-type="float" office:value="2.1256427084">
            <text:p>2.1256427084</text:p>
          </table:table-cell>
          <table:table-cell office:value-type="float" office:value="2.1512830699">
            <text:p>2.1512830699</text:p>
          </table:table-cell>
          <table:table-cell office:value-type="float" office:value="3.508079572">
            <text:p>3.508079572</text:p>
          </table:table-cell>
          <table:table-cell office:value-type="float" office:value="3.2222854549">
            <text:p>3.2222854549</text:p>
          </table:table-cell>
          <table:table-cell office:value-type="float" office:value="2.6184932274">
            <text:p>2.6184932274</text:p>
          </table:table-cell>
          <table:table-cell office:value-type="float" office:value="2.6754000946">
            <text:p>2.6754000946</text:p>
          </table:table-cell>
          <table:table-cell office:value-type="float" office:value="2.2071190847">
            <text:p>2.2071190847</text:p>
          </table:table-cell>
          <table:table-cell office:value-type="float" office:value="3.7466445089">
            <text:p>3.7466445089</text:p>
          </table:table-cell>
          <table:table-cell office:value-type="float" office:value="2.7033607057">
            <text:p>2.7033607057</text:p>
          </table:table-cell>
          <table:table-cell office:value-type="float" office:value="2.5387029564">
            <text:p>2.5387029564</text:p>
          </table:table-cell>
          <table:table-cell office:value-type="float" office:value="2.0916263894">
            <text:p>2.0916263894</text:p>
          </table:table-cell>
          <table:table-cell office:value-type="float" office:value="2.5938969204">
            <text:p>2.5938969204</text:p>
          </table:table-cell>
          <table:table-cell office:value-type="float" office:value="1.5175644579">
            <text:p>1.5175644579</text:p>
          </table:table-cell>
          <table:table-cell office:value-type="float" office:value="1.8731601356">
            <text:p>1.8731601356</text:p>
          </table:table-cell>
          <table:table-cell office:value-type="float" office:value="2.7632105215">
            <text:p>2.7632105215</text:p>
          </table:table-cell>
          <table:table-cell office:value-type="float" office:value="2.248577152">
            <text:p>2.248577152</text:p>
          </table:table-cell>
          <table:table-cell office:value-type="float" office:value="1.6216686129">
            <text:p>1.6216686129</text:p>
          </table:table-cell>
          <table:table-cell office:value-type="float" office:value="0.4166569517">
            <text:p>0.4166569517</text:p>
          </table:table-cell>
          <table:table-cell office:value-type="float" office:value="3.6783787948">
            <text:p>3.6783787948</text:p>
          </table:table-cell>
          <table:table-cell office:value-type="float" office:value="2.3159835469">
            <text:p>2.31598354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Oct <text:s/>2013</text:p>
          </table:table-cell>
          <table:table-cell office:value-type="float" office:value="4.3202806055">
            <text:p>4.3202806055</text:p>
          </table:table-cell>
          <table:table-cell office:value-type="float" office:value="2.1627996465">
            <text:p>2.1627996465</text:p>
          </table:table-cell>
          <table:table-cell office:value-type="float" office:value="2.3644682647">
            <text:p>2.3644682647</text:p>
          </table:table-cell>
          <table:table-cell office:value-type="float" office:value="2.2874973238">
            <text:p>2.2874973238</text:p>
          </table:table-cell>
          <table:table-cell office:value-type="float" office:value="2.1980132462">
            <text:p>2.1980132462</text:p>
          </table:table-cell>
          <table:table-cell office:value-type="float" office:value="3.0064957852">
            <text:p>3.0064957852</text:p>
          </table:table-cell>
          <table:table-cell office:value-type="float" office:value="1.6523004932">
            <text:p>1.6523004932</text:p>
          </table:table-cell>
          <table:table-cell office:value-type="float" office:value="3.0098422237">
            <text:p>3.0098422237</text:p>
          </table:table-cell>
          <table:table-cell office:value-type="float" office:value="3.1175249709">
            <text:p>3.1175249709</text:p>
          </table:table-cell>
          <table:table-cell office:value-type="float" office:value="3.0944406622">
            <text:p>3.0944406622</text:p>
          </table:table-cell>
          <table:table-cell office:value-type="float" office:value="3.1010025955">
            <text:p>3.1010025955</text:p>
          </table:table-cell>
          <table:table-cell office:value-type="float" office:value="2.9266724004">
            <text:p>2.9266724004</text:p>
          </table:table-cell>
          <table:table-cell office:value-type="float" office:value="2.3912728313">
            <text:p>2.3912728313</text:p>
          </table:table-cell>
          <table:table-cell office:value-type="float" office:value="3.9110269571">
            <text:p>3.9110269571</text:p>
          </table:table-cell>
          <table:table-cell office:value-type="float" office:value="2.4086327886">
            <text:p>2.4086327886</text:p>
          </table:table-cell>
          <table:table-cell office:value-type="float" office:value="3.2523104171">
            <text:p>3.2523104171</text:p>
          </table:table-cell>
          <table:table-cell office:value-type="float" office:value="2.9457310325">
            <text:p>2.9457310325</text:p>
          </table:table-cell>
          <table:table-cell office:value-type="float" office:value="3.213043061">
            <text:p>3.213043061</text:p>
          </table:table-cell>
          <table:table-cell office:value-type="float" office:value="3.0154467173">
            <text:p>3.0154467173</text:p>
          </table:table-cell>
          <table:table-cell office:value-type="float" office:value="5.0179143943">
            <text:p>5.0179143943</text:p>
          </table:table-cell>
          <table:table-cell office:value-type="float" office:value="2.2431995886">
            <text:p>2.2431995886</text:p>
          </table:table-cell>
          <table:table-cell office:value-type="float" office:value="2.2601501514">
            <text:p>2.2601501514</text:p>
          </table:table-cell>
          <table:table-cell office:value-type="float" office:value="3.5338191306">
            <text:p>3.5338191306</text:p>
          </table:table-cell>
          <table:table-cell office:value-type="float" office:value="2.8623805209">
            <text:p>2.8623805209</text:p>
          </table:table-cell>
          <table:table-cell office:value-type="float" office:value="2.7503404746">
            <text:p>2.7503404746</text:p>
          </table:table-cell>
          <table:table-cell office:value-type="float" office:value="2.8057104373">
            <text:p>2.8057104373</text:p>
          </table:table-cell>
          <table:table-cell office:value-type="float" office:value="4.3346713177">
            <text:p>4.3346713177</text:p>
          </table:table-cell>
          <table:table-cell office:value-type="float" office:value="4.1980790242">
            <text:p>4.1980790242</text:p>
          </table:table-cell>
          <table:table-cell office:value-type="float" office:value="2.7453236554">
            <text:p>2.7453236554</text:p>
          </table:table-cell>
          <table:table-cell office:value-type="float" office:value="3.8741814297">
            <text:p>3.8741814297</text:p>
          </table:table-cell>
          <table:table-cell office:value-type="float" office:value="3.6206047444">
            <text:p>3.6206047444</text:p>
          </table:table-cell>
          <table:table-cell office:value-type="float" office:value="2.7186313235">
            <text:p>2.7186313235</text:p>
          </table:table-cell>
          <table:table-cell office:value-type="float" office:value="3.6528145387">
            <text:p>3.6528145387</text:p>
          </table:table-cell>
          <table:table-cell office:value-type="float" office:value="3.132575409">
            <text:p>3.132575409</text:p>
          </table:table-cell>
          <table:table-cell office:value-type="float" office:value="3.3831853023">
            <text:p>3.3831853023</text:p>
          </table:table-cell>
          <table:table-cell office:value-type="float" office:value="2.9656101509">
            <text:p>2.9656101509</text:p>
          </table:table-cell>
          <table:table-cell office:value-type="float" office:value="2.7031076222">
            <text:p>2.7031076222</text:p>
          </table:table-cell>
          <table:table-cell office:value-type="float" office:value="1.9996426539">
            <text:p>1.9996426539</text:p>
          </table:table-cell>
          <table:table-cell office:value-type="float" office:value="3.5514791015">
            <text:p>3.5514791015</text:p>
          </table:table-cell>
          <table:table-cell office:value-type="float" office:value="2.4271246367">
            <text:p>2.42712463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Nov <text:s/>2013</text:p>
          </table:table-cell>
          <table:table-cell office:value-type="float" office:value="3.5537062428">
            <text:p>3.5537062428</text:p>
          </table:table-cell>
          <table:table-cell office:value-type="float" office:value="2.2924889395">
            <text:p>2.2924889395</text:p>
          </table:table-cell>
          <table:table-cell office:value-type="float" office:value="2.1306425728">
            <text:p>2.1306425728</text:p>
          </table:table-cell>
          <table:table-cell office:value-type="float" office:value="2.2360678925">
            <text:p>2.2360678925</text:p>
          </table:table-cell>
          <table:table-cell office:value-type="float" office:value="2.1709837343">
            <text:p>2.1709837343</text:p>
          </table:table-cell>
          <table:table-cell office:value-type="float" office:value="2.9718515974">
            <text:p>2.9718515974</text:p>
          </table:table-cell>
          <table:table-cell office:value-type="float" office:value="3.9081081985">
            <text:p>3.9081081985</text:p>
          </table:table-cell>
          <table:table-cell office:value-type="float" office:value="2.9753705019">
            <text:p>2.9753705019</text:p>
          </table:table-cell>
          <table:table-cell office:value-type="float" office:value="3.0235242341">
            <text:p>3.0235242341</text:p>
          </table:table-cell>
          <table:table-cell office:value-type="float" office:value="2.9890659346">
            <text:p>2.9890659346</text:p>
          </table:table-cell>
          <table:table-cell office:value-type="float" office:value="3.0988812648">
            <text:p>3.0988812648</text:p>
          </table:table-cell>
          <table:table-cell office:value-type="float" office:value="2.7391574653">
            <text:p>2.7391574653</text:p>
          </table:table-cell>
          <table:table-cell office:value-type="float" office:value="2.8080394641">
            <text:p>2.8080394641</text:p>
          </table:table-cell>
          <table:table-cell office:value-type="float" office:value="3.7425859375">
            <text:p>3.7425859375</text:p>
          </table:table-cell>
          <table:table-cell office:value-type="float" office:value="2.4928781787">
            <text:p>2.4928781787</text:p>
          </table:table-cell>
          <table:table-cell office:value-type="float" office:value="3.099400245">
            <text:p>3.099400245</text:p>
          </table:table-cell>
          <table:table-cell office:value-type="float" office:value="3.2854147634">
            <text:p>3.2854147634</text:p>
          </table:table-cell>
          <table:table-cell office:value-type="float" office:value="3.1822986983">
            <text:p>3.1822986983</text:p>
          </table:table-cell>
          <table:table-cell office:value-type="float" office:value="3.0141726153">
            <text:p>3.0141726153</text:p>
          </table:table-cell>
          <table:table-cell office:value-type="float" office:value="1.9335432107">
            <text:p>1.9335432107</text:p>
          </table:table-cell>
          <table:table-cell office:value-type="float" office:value="3.3089858125">
            <text:p>3.3089858125</text:p>
          </table:table-cell>
          <table:table-cell office:value-type="float" office:value="2.4955109047">
            <text:p>2.4955109047</text:p>
          </table:table-cell>
          <table:table-cell office:value-type="float" office:value="3.5595586893">
            <text:p>3.5595586893</text:p>
          </table:table-cell>
          <table:table-cell office:value-type="float" office:value="2.8813115763">
            <text:p>2.8813115763</text:p>
          </table:table-cell>
          <table:table-cell office:value-type="float" office:value="2.7356707459">
            <text:p>2.7356707459</text:p>
          </table:table-cell>
          <table:table-cell office:value-type="float" office:value="2.6765575473">
            <text:p>2.6765575473</text:p>
          </table:table-cell>
          <table:table-cell office:value-type="float" office:value="3.2250843473">
            <text:p>3.2250843473</text:p>
          </table:table-cell>
          <table:table-cell office:value-type="float" office:value="3.471870018">
            <text:p>3.471870018</text:p>
          </table:table-cell>
          <table:table-cell office:value-type="float" office:value="2.7162862561">
            <text:p>2.7162862561</text:p>
          </table:table-cell>
          <table:table-cell office:value-type="float" office:value="1.8537377255">
            <text:p>1.8537377255</text:p>
          </table:table-cell>
          <table:table-cell office:value-type="float" office:value="2.7748970433">
            <text:p>2.7748970433</text:p>
          </table:table-cell>
          <table:table-cell office:value-type="float" office:value="3.2940518758">
            <text:p>3.2940518758</text:p>
          </table:table-cell>
          <table:table-cell office:value-type="float" office:value="5.2849729262">
            <text:p>5.2849729262</text:p>
          </table:table-cell>
          <table:table-cell office:value-type="float" office:value="3.4649134308">
            <text:p>3.4649134308</text:p>
          </table:table-cell>
          <table:table-cell office:value-type="float" office:value="3.2421630701">
            <text:p>3.2421630701</text:p>
          </table:table-cell>
          <table:table-cell office:value-type="float" office:value="3.1441678135">
            <text:p>3.1441678135</text:p>
          </table:table-cell>
          <table:table-cell office:value-type="float" office:value="2.3380915036">
            <text:p>2.3380915036</text:p>
          </table:table-cell>
          <table:table-cell office:value-type="float" office:value="2.0234462252">
            <text:p>2.0234462252</text:p>
          </table:table-cell>
          <table:table-cell office:value-type="float" office:value="5.8476034347">
            <text:p>5.8476034347</text:p>
          </table:table-cell>
          <table:table-cell office:value-type="float" office:value="2.3266627946">
            <text:p>2.32666279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Dec <text:s/>2013</text:p>
          </table:table-cell>
          <table:table-cell office:value-type="float" office:value="3.4879799717">
            <text:p>3.4879799717</text:p>
          </table:table-cell>
          <table:table-cell office:value-type="float" office:value="2.1720631674">
            <text:p>2.1720631674</text:p>
          </table:table-cell>
          <table:table-cell office:value-type="float" office:value="2.2615849603">
            <text:p>2.2615849603</text:p>
          </table:table-cell>
          <table:table-cell office:value-type="float" office:value="2.1872986042">
            <text:p>2.1872986042</text:p>
          </table:table-cell>
          <table:table-cell office:value-type="float" office:value="2.2580788284">
            <text:p>2.2580788284</text:p>
          </table:table-cell>
          <table:table-cell office:value-type="float" office:value="2.8226150964">
            <text:p>2.8226150964</text:p>
          </table:table-cell>
          <table:table-cell office:value-type="float" office:value="2.1898898639">
            <text:p>2.1898898639</text:p>
          </table:table-cell>
          <table:table-cell office:value-type="float" office:value="3.0384045075">
            <text:p>3.0384045075</text:p>
          </table:table-cell>
          <table:table-cell office:value-type="float" office:value="2.9443657189">
            <text:p>2.9443657189</text:p>
          </table:table-cell>
          <table:table-cell office:value-type="float" office:value="2.9260292672">
            <text:p>2.9260292672</text:p>
          </table:table-cell>
          <table:table-cell office:value-type="float" office:value="3.0903959419">
            <text:p>3.0903959419</text:p>
          </table:table-cell>
          <table:table-cell office:value-type="float" office:value="2.5321965369">
            <text:p>2.5321965369</text:p>
          </table:table-cell>
          <table:table-cell office:value-type="float" office:value="3.3292980194">
            <text:p>3.3292980194</text:p>
          </table:table-cell>
          <table:table-cell office:value-type="float" office:value="3.3507600419">
            <text:p>3.3507600419</text:p>
          </table:table-cell>
          <table:table-cell office:value-type="float" office:value="1.7920033359">
            <text:p>1.7920033359</text:p>
          </table:table-cell>
          <table:table-cell office:value-type="float" office:value="3.4425157531">
            <text:p>3.4425157531</text:p>
          </table:table-cell>
          <table:table-cell office:value-type="float" office:value="3.1299875212">
            <text:p>3.1299875212</text:p>
          </table:table-cell>
          <table:table-cell office:value-type="float" office:value="3.3790626193">
            <text:p>3.3790626193</text:p>
          </table:table-cell>
          <table:table-cell office:value-type="float" office:value="3.2078361215">
            <text:p>3.2078361215</text:p>
          </table:table-cell>
          <table:table-cell office:value-type="float" office:value="5.0462764282">
            <text:p>5.0462764282</text:p>
          </table:table-cell>
          <table:table-cell office:value-type="float" office:value="2.77797738">
            <text:p>2.77797738</text:p>
          </table:table-cell>
          <table:table-cell office:value-type="float" office:value="3.9706256898">
            <text:p>3.9706256898</text:p>
          </table:table-cell>
          <table:table-cell office:value-type="float" office:value="3.5852982479">
            <text:p>3.5852982479</text:p>
          </table:table-cell>
          <table:table-cell office:value-type="float" office:value="3.7314685296">
            <text:p>3.7314685296</text:p>
          </table:table-cell>
          <table:table-cell office:value-type="float" office:value="2.6906836529">
            <text:p>2.6906836529</text:p>
          </table:table-cell>
          <table:table-cell office:value-type="float" office:value="3.0224531437">
            <text:p>3.0224531437</text:p>
          </table:table-cell>
          <table:table-cell office:value-type="float" office:value="3.500159379">
            <text:p>3.500159379</text:p>
          </table:table-cell>
          <table:table-cell office:value-type="float" office:value="4.4829181919">
            <text:p>4.4829181919</text:p>
          </table:table-cell>
          <table:table-cell office:value-type="float" office:value="2.7120178185">
            <text:p>2.7120178185</text:p>
          </table:table-cell>
          <table:table-cell office:value-type="float" office:value="3.0559012952">
            <text:p>3.0559012952</text:p>
          </table:table-cell>
          <table:table-cell office:value-type="float" office:value="2.8702978153">
            <text:p>2.8702978153</text:p>
          </table:table-cell>
          <table:table-cell office:value-type="float" office:value="2.7120057637">
            <text:p>2.7120057637</text:p>
          </table:table-cell>
          <table:table-cell office:value-type="float" office:value="3.6672336548">
            <text:p>3.6672336548</text:p>
          </table:table-cell>
          <table:table-cell office:value-type="float" office:value="3.0217970478">
            <text:p>3.0217970478</text:p>
          </table:table-cell>
          <table:table-cell office:value-type="float" office:value="3.0744435025">
            <text:p>3.0744435025</text:p>
          </table:table-cell>
          <table:table-cell office:value-type="float" office:value="3.3703909678">
            <text:p>3.3703909678</text:p>
          </table:table-cell>
          <table:table-cell office:value-type="float" office:value="2.7578810421">
            <text:p>2.7578810421</text:p>
          </table:table-cell>
          <table:table-cell office:value-type="float" office:value="2.0668229609">
            <text:p>2.0668229609</text:p>
          </table:table-cell>
          <table:table-cell office:value-type="float" office:value="3.87457302">
            <text:p>3.87457302</text:p>
          </table:table-cell>
          <table:table-cell office:value-type="float" office:value="2.4900759912">
            <text:p>2.49007599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Jan <text:s/>2014</text:p>
          </table:table-cell>
          <table:table-cell office:value-type="float" office:value="3.3490256034">
            <text:p>3.3490256034</text:p>
          </table:table-cell>
          <table:table-cell office:value-type="float" office:value="2.2924889395">
            <text:p>2.2924889395</text:p>
          </table:table-cell>
          <table:table-cell office:value-type="float" office:value="2.1119365175">
            <text:p>2.1119365175</text:p>
          </table:table-cell>
          <table:table-cell office:value-type="float" office:value="2.2005993192">
            <text:p>2.2005993192</text:p>
          </table:table-cell>
          <table:table-cell office:value-type="float" office:value="2.1679804552">
            <text:p>2.1679804552</text:p>
          </table:table-cell>
          <table:table-cell office:value-type="float" office:value="2.8652540967">
            <text:p>2.8652540967</text:p>
          </table:table-cell>
          <table:table-cell office:value-type="float" office:value="3.8367742243">
            <text:p>3.8367742243</text:p>
          </table:table-cell>
          <table:table-cell office:value-type="float" office:value="2.9694610639">
            <text:p>2.9694610639</text:p>
          </table:table-cell>
          <table:table-cell office:value-type="float" office:value="3.0304506042">
            <text:p>3.0304506042</text:p>
          </table:table-cell>
          <table:table-cell office:value-type="float" office:value="2.9448461829">
            <text:p>2.9448461829</text:p>
          </table:table-cell>
          <table:table-cell office:value-type="float" office:value="3.1116092492">
            <text:p>3.1116092492</text:p>
          </table:table-cell>
          <table:table-cell office:value-type="float" office:value="2.4835815538">
            <text:p>2.4835815538</text:p>
          </table:table-cell>
          <table:table-cell office:value-type="float" office:value="2.6302830905">
            <text:p>2.6302830905</text:p>
          </table:table-cell>
          <table:table-cell office:value-type="float" office:value="2.9862055494">
            <text:p>2.9862055494</text:p>
          </table:table-cell>
          <table:table-cell office:value-type="float" office:value="1.748710566">
            <text:p>1.748710566</text:p>
          </table:table-cell>
          <table:table-cell office:value-type="float" office:value="3.54569904">
            <text:p>3.54569904</text:p>
          </table:table-cell>
          <table:table-cell office:value-type="float" office:value="3.4596436881">
            <text:p>3.4596436881</text:p>
          </table:table-cell>
          <table:table-cell office:value-type="float" office:value="3.5170433188">
            <text:p>3.5170433188</text:p>
          </table:table-cell>
          <table:table-cell office:value-type="float" office:value="3.4078701378">
            <text:p>3.4078701378</text:p>
          </table:table-cell>
          <table:table-cell office:value-type="float" office:value="3.4899098195">
            <text:p>3.4899098195</text:p>
          </table:table-cell>
          <table:table-cell office:value-type="float" office:value="2.8196759126">
            <text:p>2.8196759126</text:p>
          </table:table-cell>
          <table:table-cell office:value-type="float" office:value="4.3315388265">
            <text:p>4.3315388265</text:p>
          </table:table-cell>
          <table:table-cell office:value-type="float" office:value="3.6110929234">
            <text:p>3.6110929234</text:p>
          </table:table-cell>
          <table:table-cell office:value-type="float" office:value="3.5222599537">
            <text:p>3.5222599537</text:p>
          </table:table-cell>
          <table:table-cell office:value-type="float" office:value="2.7961527732">
            <text:p>2.7961527732</text:p>
          </table:table-cell>
          <table:table-cell office:value-type="float" office:value="4.5226225814">
            <text:p>4.5226225814</text:p>
          </table:table-cell>
          <table:table-cell office:value-type="float" office:value="3.4213166222">
            <text:p>3.4213166222</text:p>
          </table:table-cell>
          <table:table-cell office:value-type="float" office:value="5.2275158409">
            <text:p>5.2275158409</text:p>
          </table:table-cell>
          <table:table-cell office:value-type="float" office:value="2.7973264512">
            <text:p>2.7973264512</text:p>
          </table:table-cell>
          <table:table-cell office:value-type="float" office:value="1.3122026852">
            <text:p>1.3122026852</text:p>
          </table:table-cell>
          <table:table-cell office:value-type="float" office:value="2.7410413876">
            <text:p>2.7410413876</text:p>
          </table:table-cell>
          <table:table-cell office:value-type="float" office:value="2.794708227">
            <text:p>2.794708227</text:p>
          </table:table-cell>
          <table:table-cell office:value-type="float" office:value="4.4961278602">
            <text:p>4.4961278602</text:p>
          </table:table-cell>
          <table:table-cell office:value-type="float" office:value="3.2452887147">
            <text:p>3.2452887147</text:p>
          </table:table-cell>
          <table:table-cell office:value-type="float" office:value="2.9623531843">
            <text:p>2.9623531843</text:p>
          </table:table-cell>
          <table:table-cell office:value-type="float" office:value="2.7915116996">
            <text:p>2.7915116996</text:p>
          </table:table-cell>
          <table:table-cell office:value-type="float" office:value="1.9445965669">
            <text:p>1.9445965669</text:p>
          </table:table-cell>
          <table:table-cell office:value-type="float" office:value="1.7876060651">
            <text:p>1.7876060651</text:p>
          </table:table-cell>
          <table:table-cell office:value-type="float" office:value="6.4361719642">
            <text:p>6.4361719642</text:p>
          </table:table-cell>
          <table:table-cell office:value-type="float" office:value="2.5062575659">
            <text:p>2.506257565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eb <text:s/>2014</text:p>
          </table:table-cell>
          <table:table-cell office:value-type="float" office:value="3.7157503826">
            <text:p>3.7157503826</text:p>
          </table:table-cell>
          <table:table-cell office:value-type="float" office:value="2.2693301372">
            <text:p>2.2693301372</text:p>
          </table:table-cell>
          <table:table-cell office:value-type="float" office:value="2.2896440433">
            <text:p>2.2896440433</text:p>
          </table:table-cell>
          <table:table-cell office:value-type="float" office:value="2.2050328909">
            <text:p>2.2050328909</text:p>
          </table:table-cell>
          <table:table-cell office:value-type="float" office:value="2.2730952239">
            <text:p>2.2730952239</text:p>
          </table:table-cell>
          <table:table-cell office:value-type="float" office:value="3.1663920364">
            <text:p>3.1663920364</text:p>
          </table:table-cell>
          <table:table-cell office:value-type="float" office:value="2.8287941544">
            <text:p>2.8287941544</text:p>
          </table:table-cell>
          <table:table-cell office:value-type="float" office:value="2.5961815622">
            <text:p>2.5961815622</text:p>
          </table:table-cell>
          <table:table-cell office:value-type="float" office:value="2.9691027549">
            <text:p>2.9691027549</text:p>
          </table:table-cell>
          <table:table-cell office:value-type="float" office:value="2.8601700625">
            <text:p>2.8601700625</text:p>
          </table:table-cell>
          <table:table-cell office:value-type="float" office:value="2.7085564121">
            <text:p>2.7085564121</text:p>
          </table:table-cell>
          <table:table-cell office:value-type="float" office:value="2.6085915105">
            <text:p>2.6085915105</text:p>
          </table:table-cell>
          <table:table-cell office:value-type="float" office:value="0.9812324077">
            <text:p>0.9812324077</text:p>
          </table:table-cell>
          <table:table-cell office:value-type="float" office:value="2.3328950233">
            <text:p>2.3328950233</text:p>
          </table:table-cell>
          <table:table-cell office:value-type="float" office:value="0.5084312114">
            <text:p>0.5084312114</text:p>
          </table:table-cell>
          <table:table-cell office:value-type="float" office:value="3.565589794">
            <text:p>3.565589794</text:p>
          </table:table-cell>
          <table:table-cell office:value-type="float" office:value="3.5774675652">
            <text:p>3.5774675652</text:p>
          </table:table-cell>
          <table:table-cell office:value-type="float" office:value="3.5106484914">
            <text:p>3.5106484914</text:p>
          </table:table-cell>
          <table:table-cell office:value-type="float" office:value="3.5684069916">
            <text:p>3.5684069916</text:p>
          </table:table-cell>
          <table:table-cell office:value-type="float" office:value="2.9935742267">
            <text:p>2.9935742267</text:p>
          </table:table-cell>
          <table:table-cell office:value-type="float" office:value="1.011090404">
            <text:p>1.011090404</text:p>
          </table:table-cell>
          <table:table-cell office:value-type="float" office:value="3.2712356029">
            <text:p>3.2712356029</text:p>
          </table:table-cell>
          <table:table-cell office:value-type="float" office:value="3.6186745493">
            <text:p>3.6186745493</text:p>
          </table:table-cell>
          <table:table-cell office:value-type="float" office:value="3.9209724769">
            <text:p>3.9209724769</text:p>
          </table:table-cell>
          <table:table-cell office:value-type="float" office:value="2.7515302471">
            <text:p>2.7515302471</text:p>
          </table:table-cell>
          <table:table-cell office:value-type="float" office:value="3.3350318246">
            <text:p>3.3350318246</text:p>
          </table:table-cell>
          <table:table-cell office:value-type="float" office:value="2.2418556959">
            <text:p>2.2418556959</text:p>
          </table:table-cell>
          <table:table-cell office:value-type="float" office:value="4.0685726905">
            <text:p>4.0685726905</text:p>
          </table:table-cell>
          <table:table-cell office:value-type="float" office:value="2.8968832487">
            <text:p>2.8968832487</text:p>
          </table:table-cell>
          <table:table-cell office:value-type="float" office:value="1.5986366608">
            <text:p>1.5986366608</text:p>
          </table:table-cell>
          <table:table-cell office:value-type="float" office:value="2.1230155671">
            <text:p>2.1230155671</text:p>
          </table:table-cell>
          <table:table-cell office:value-type="float" office:value="2.4254013399">
            <text:p>2.4254013399</text:p>
          </table:table-cell>
          <table:table-cell office:value-type="float" office:value="4.6044227295">
            <text:p>4.6044227295</text:p>
          </table:table-cell>
          <table:table-cell office:value-type="float" office:value="2.9618631274">
            <text:p>2.9618631274</text:p>
          </table:table-cell>
          <table:table-cell office:value-type="float" office:value="3.174263952">
            <text:p>3.174263952</text:p>
          </table:table-cell>
          <table:table-cell office:value-type="float" office:value="2.5220976062">
            <text:p>2.5220976062</text:p>
          </table:table-cell>
          <table:table-cell office:value-type="float" office:value="1.5742879245">
            <text:p>1.5742879245</text:p>
          </table:table-cell>
          <table:table-cell office:value-type="float" office:value="1.9148416778">
            <text:p>1.9148416778</text:p>
          </table:table-cell>
          <table:table-cell office:value-type="float" office:value="3.6840513696">
            <text:p>3.6840513696</text:p>
          </table:table-cell>
          <table:table-cell office:value-type="float" office:value="2.469309144">
            <text:p>2.4693091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ar <text:s/>2014</text:p>
          </table:table-cell>
          <table:table-cell office:value-type="float" office:value="3.7729913145">
            <text:p>3.7729913145</text:p>
          </table:table-cell>
          <table:table-cell office:value-type="float" office:value="2.4036511907">
            <text:p>2.4036511907</text:p>
          </table:table-cell>
          <table:table-cell office:value-type="float" office:value="2.3036735848">
            <text:p>2.3036735848</text:p>
          </table:table-cell>
          <table:table-cell office:value-type="float" office:value="2.3548876131">
            <text:p>2.3548876131</text:p>
          </table:table-cell>
          <table:table-cell office:value-type="float" office:value="2.3982318533">
            <text:p>2.3982318533</text:p>
          </table:table-cell>
          <table:table-cell office:value-type="float" office:value="3.1983712866">
            <text:p>3.1983712866</text:p>
          </table:table-cell>
          <table:table-cell office:value-type="float" office:value="3.8760596014">
            <text:p>3.8760596014</text:p>
          </table:table-cell>
          <table:table-cell office:value-type="float" office:value="2.5410268073">
            <text:p>2.5410268073</text:p>
          </table:table-cell>
          <table:table-cell office:value-type="float" office:value="2.606952548">
            <text:p>2.606952548</text:p>
          </table:table-cell>
          <table:table-cell office:value-type="float" office:value="2.6014374725">
            <text:p>2.6014374725</text:p>
          </table:table-cell>
          <table:table-cell office:value-type="float" office:value="2.575973242">
            <text:p>2.575973242</text:p>
          </table:table-cell>
          <table:table-cell office:value-type="float" office:value="2.5016385475">
            <text:p>2.5016385475</text:p>
          </table:table-cell>
          <table:table-cell office:value-type="float" office:value="2.6338862602">
            <text:p>2.6338862602</text:p>
          </table:table-cell>
          <table:table-cell office:value-type="float" office:value="1.7878680099">
            <text:p>1.7878680099</text:p>
          </table:table-cell>
          <table:table-cell office:value-type="float" office:value="0.3645120032">
            <text:p>0.3645120032</text:p>
          </table:table-cell>
          <table:table-cell office:value-type="float" office:value="3.2667312138">
            <text:p>3.2667312138</text:p>
          </table:table-cell>
          <table:table-cell office:value-type="float" office:value="3.5925089113">
            <text:p>3.5925089113</text:p>
          </table:table-cell>
          <table:table-cell office:value-type="float" office:value="3.5008102954">
            <text:p>3.5008102954</text:p>
          </table:table-cell>
          <table:table-cell office:value-type="float" office:value="3.3492614451">
            <text:p>3.3492614451</text:p>
          </table:table-cell>
          <table:table-cell office:value-type="float" office:value="1.1323157538">
            <text:p>1.1323157538</text:p>
          </table:table-cell>
          <table:table-cell office:value-type="float" office:value="1.9802868065">
            <text:p>1.9802868065</text:p>
          </table:table-cell>
          <table:table-cell office:value-type="float" office:value="1.6207962047">
            <text:p>1.6207962047</text:p>
          </table:table-cell>
          <table:table-cell office:value-type="float" office:value="3.6262561751">
            <text:p>3.6262561751</text:p>
          </table:table-cell>
          <table:table-cell office:value-type="float" office:value="2.852452998">
            <text:p>2.852452998</text:p>
          </table:table-cell>
          <table:table-cell office:value-type="float" office:value="2.6533804957">
            <text:p>2.6533804957</text:p>
          </table:table-cell>
          <table:table-cell office:value-type="float" office:value="3.5033830404">
            <text:p>3.5033830404</text:p>
          </table:table-cell>
          <table:table-cell office:value-type="float" office:value="4.3302568867">
            <text:p>4.3302568867</text:p>
          </table:table-cell>
          <table:table-cell office:value-type="float" office:value="4.1406207259">
            <text:p>4.1406207259</text:p>
          </table:table-cell>
          <table:table-cell office:value-type="float" office:value="2.6792530512">
            <text:p>2.6792530512</text:p>
          </table:table-cell>
          <table:table-cell office:value-type="float" office:value="2.0742920447">
            <text:p>2.0742920447</text:p>
          </table:table-cell>
          <table:table-cell office:value-type="float" office:value="2.1320463382">
            <text:p>2.1320463382</text:p>
          </table:table-cell>
          <table:table-cell office:value-type="float" office:value="2.5108935125">
            <text:p>2.5108935125</text:p>
          </table:table-cell>
          <table:table-cell office:value-type="float" office:value="4.5787837945">
            <text:p>4.5787837945</text:p>
          </table:table-cell>
          <table:table-cell office:value-type="float" office:value="2.8624306036">
            <text:p>2.8624306036</text:p>
          </table:table-cell>
          <table:table-cell office:value-type="float" office:value="3.2363360586">
            <text:p>3.2363360586</text:p>
          </table:table-cell>
          <table:table-cell office:value-type="float" office:value="2.9749530168">
            <text:p>2.9749530168</text:p>
          </table:table-cell>
          <table:table-cell office:value-type="float" office:value="2.6043138465">
            <text:p>2.6043138465</text:p>
          </table:table-cell>
          <table:table-cell office:value-type="float" office:value="1.4215915053">
            <text:p>1.4215915053</text:p>
          </table:table-cell>
          <table:table-cell office:value-type="float" office:value="3.0842744359">
            <text:p>3.0842744359</text:p>
          </table:table-cell>
          <table:table-cell office:value-type="float" office:value="2.3241778727">
            <text:p>2.32417787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pr <text:s/>2014</text:p>
          </table:table-cell>
          <table:table-cell office:value-type="float" office:value="4.1037557081">
            <text:p>4.1037557081</text:p>
          </table:table-cell>
          <table:table-cell office:value-type="float" office:value="2.2869308269">
            <text:p>2.2869308269</text:p>
          </table:table-cell>
          <table:table-cell office:value-type="float" office:value="2.4159099169">
            <text:p>2.4159099169</text:p>
          </table:table-cell>
          <table:table-cell office:value-type="float" office:value="2.3203057541">
            <text:p>2.3203057541</text:p>
          </table:table-cell>
          <table:table-cell office:value-type="float" office:value="2.3732045274">
            <text:p>2.3732045274</text:p>
          </table:table-cell>
          <table:table-cell office:value-type="float" office:value="2.7160175956">
            <text:p>2.7160175956</text:p>
          </table:table-cell>
          <table:table-cell office:value-type="float" office:value="2.2653591409">
            <text:p>2.2653591409</text:p>
          </table:table-cell>
          <table:table-cell office:value-type="float" office:value="2.6099702509">
            <text:p>2.6099702509</text:p>
          </table:table-cell>
          <table:table-cell office:value-type="float" office:value="2.5584679575">
            <text:p>2.5584679575</text:p>
          </table:table-cell>
          <table:table-cell office:value-type="float" office:value="2.624958617">
            <text:p>2.624958617</text:p>
          </table:table-cell>
          <table:table-cell office:value-type="float" office:value="2.6343098368">
            <text:p>2.6343098368</text:p>
          </table:table-cell>
          <table:table-cell office:value-type="float" office:value="2.6002575134">
            <text:p>2.6002575134</text:p>
          </table:table-cell>
          <table:table-cell office:value-type="float" office:value="3.4506047338">
            <text:p>3.4506047338</text:p>
          </table:table-cell>
          <table:table-cell office:value-type="float" office:value="2.0958744457">
            <text:p>2.0958744457</text:p>
          </table:table-cell>
          <table:table-cell office:value-type="float" office:value="4.8915316475">
            <text:p>4.8915316475</text:p>
          </table:table-cell>
          <table:table-cell office:value-type="float" office:value="3.1429112696">
            <text:p>3.1429112696</text:p>
          </table:table-cell>
          <table:table-cell office:value-type="float" office:value="3.2866682089">
            <text:p>3.2866682089</text:p>
          </table:table-cell>
          <table:table-cell office:value-type="float" office:value="3.213043061">
            <text:p>3.213043061</text:p>
          </table:table-cell>
          <table:table-cell office:value-type="float" office:value="3.1836281833">
            <text:p>3.1836281833</text:p>
          </table:table-cell>
          <table:table-cell office:value-type="float" office:value="2.1178964309">
            <text:p>2.1178964309</text:p>
          </table:table-cell>
          <table:table-cell office:value-type="float" office:value="2.9365260379">
            <text:p>2.9365260379</text:p>
          </table:table-cell>
          <table:table-cell office:value-type="float" office:value="2.1477113321">
            <text:p>2.1477113321</text:p>
          </table:table-cell>
          <table:table-cell office:value-type="float" office:value="3.633837801">
            <text:p>3.633837801</text:p>
          </table:table-cell>
          <table:table-cell office:value-type="float" office:value="3.6476647656">
            <text:p>3.6476647656</text:p>
          </table:table-cell>
          <table:table-cell office:value-type="float" office:value="2.6792509337">
            <text:p>2.6792509337</text:p>
          </table:table-cell>
          <table:table-cell office:value-type="float" office:value="4.2282474745">
            <text:p>4.2282474745</text:p>
          </table:table-cell>
          <table:table-cell office:value-type="float" office:value="3.4498450421">
            <text:p>3.4498450421</text:p>
          </table:table-cell>
          <table:table-cell office:value-type="float" office:value="4.3074781192">
            <text:p>4.3074781192</text:p>
          </table:table-cell>
          <table:table-cell office:value-type="float" office:value="2.7430391395">
            <text:p>2.7430391395</text:p>
          </table:table-cell>
          <table:table-cell office:value-type="float" office:value="1.7866025416">
            <text:p>1.7866025416</text:p>
          </table:table-cell>
          <table:table-cell office:value-type="float" office:value="2.8804060479">
            <text:p>2.8804060479</text:p>
          </table:table-cell>
          <table:table-cell office:value-type="float" office:value="3.3283786765">
            <text:p>3.3283786765</text:p>
          </table:table-cell>
          <table:table-cell office:value-type="float" office:value="3.3225561811">
            <text:p>3.3225561811</text:p>
          </table:table-cell>
          <table:table-cell office:value-type="float" office:value="3.4128879275">
            <text:p>3.4128879275</text:p>
          </table:table-cell>
          <table:table-cell office:value-type="float" office:value="3.0446284487">
            <text:p>3.0446284487</text:p>
          </table:table-cell>
          <table:table-cell office:value-type="float" office:value="2.9718489557">
            <text:p>2.9718489557</text:p>
          </table:table-cell>
          <table:table-cell office:value-type="float" office:value="4.3071623449">
            <text:p>4.3071623449</text:p>
          </table:table-cell>
          <table:table-cell office:value-type="float" office:value="2.0595352515">
            <text:p>2.0595352515</text:p>
          </table:table-cell>
          <table:table-cell office:value-type="float" office:value="2.3687260519">
            <text:p>2.3687260519</text:p>
          </table:table-cell>
          <table:table-cell office:value-type="float" office:value="2.5122332114">
            <text:p>2.51223321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ay <text:s/>2014</text:p>
          </table:table-cell>
          <table:table-cell office:value-type="float" office:value="3.404911075">
            <text:p>3.404911075</text:p>
          </table:table-cell>
          <table:table-cell office:value-type="float" office:value="2.3758606279">
            <text:p>2.3758606279</text:p>
          </table:table-cell>
          <table:table-cell office:value-type="float" office:value="2.298997071">
            <text:p>2.298997071</text:p>
          </table:table-cell>
          <table:table-cell office:value-type="float" office:value="2.2804036091">
            <text:p>2.2804036091</text:p>
          </table:table-cell>
          <table:table-cell office:value-type="float" office:value="2.3231498756">
            <text:p>2.3231498756</text:p>
          </table:table-cell>
          <table:table-cell office:value-type="float" office:value="2.8519294091">
            <text:p>2.8519294091</text:p>
          </table:table-cell>
          <table:table-cell office:value-type="float" office:value="3.5669457133">
            <text:p>3.5669457133</text:p>
          </table:table-cell>
          <table:table-cell office:value-type="float" office:value="2.4720833637">
            <text:p>2.4720833637</text:p>
          </table:table-cell>
          <table:table-cell office:value-type="float" office:value="2.6079420294">
            <text:p>2.6079420294</text:p>
          </table:table-cell>
          <table:table-cell office:value-type="float" office:value="2.5148796605">
            <text:p>2.5148796605</text:p>
          </table:table-cell>
          <table:table-cell office:value-type="float" office:value="2.4136914418">
            <text:p>2.4136914418</text:p>
          </table:table-cell>
          <table:table-cell office:value-type="float" office:value="2.4738585571">
            <text:p>2.4738585571</text:p>
          </table:table-cell>
          <table:table-cell office:value-type="float" office:value="2.1054213655">
            <text:p>2.1054213655</text:p>
          </table:table-cell>
          <table:table-cell office:value-type="float" office:value="2.0172686366">
            <text:p>2.0172686366</text:p>
          </table:table-cell>
          <table:table-cell office:value-type="float" office:value="2.5654228202">
            <text:p>2.5654228202</text:p>
          </table:table-cell>
          <table:table-cell office:value-type="float" office:value="3.2431109433">
            <text:p>3.2431109433</text:p>
          </table:table-cell>
          <table:table-cell office:value-type="float" office:value="3.1179544444">
            <text:p>3.1179544444</text:p>
          </table:table-cell>
          <table:table-cell office:value-type="float" office:value="3.2073860982">
            <text:p>3.2073860982</text:p>
          </table:table-cell>
          <table:table-cell office:value-type="float" office:value="3.1854119261">
            <text:p>3.1854119261</text:p>
          </table:table-cell>
          <table:table-cell office:value-type="float" office:value="3.5040908364">
            <text:p>3.5040908364</text:p>
          </table:table-cell>
          <table:table-cell office:value-type="float" office:value="3.9429448595">
            <text:p>3.9429448595</text:p>
          </table:table-cell>
          <table:table-cell office:value-type="float" office:value="3.9724824776">
            <text:p>3.9724824776</text:p>
          </table:table-cell>
          <table:table-cell office:value-type="float" office:value="3.6414194269">
            <text:p>3.6414194269</text:p>
          </table:table-cell>
          <table:table-cell office:value-type="float" office:value="3.0132702723">
            <text:p>3.0132702723</text:p>
          </table:table-cell>
          <table:table-cell office:value-type="float" office:value="2.5693313656">
            <text:p>2.5693313656</text:p>
          </table:table-cell>
          <table:table-cell office:value-type="float" office:value="3.8027368553">
            <text:p>3.8027368553</text:p>
          </table:table-cell>
          <table:table-cell office:value-type="float" office:value="3.0609425692">
            <text:p>3.0609425692</text:p>
          </table:table-cell>
          <table:table-cell office:value-type="float" office:value="4.2494136318">
            <text:p>4.2494136318</text:p>
          </table:table-cell>
          <table:table-cell office:value-type="float" office:value="2.8786672405">
            <text:p>2.8786672405</text:p>
          </table:table-cell>
          <table:table-cell office:value-type="float" office:value="1.7623132184">
            <text:p>1.7623132184</text:p>
          </table:table-cell>
          <table:table-cell office:value-type="float" office:value="3.3203218681">
            <text:p>3.3203218681</text:p>
          </table:table-cell>
          <table:table-cell office:value-type="float" office:value="2.323739362">
            <text:p>2.323739362</text:p>
          </table:table-cell>
          <table:table-cell office:value-type="float" office:value="4.3403782362">
            <text:p>4.3403782362</text:p>
          </table:table-cell>
          <table:table-cell office:value-type="float" office:value="3.5903022973">
            <text:p>3.5903022973</text:p>
          </table:table-cell>
          <table:table-cell office:value-type="float" office:value="2.9921618231">
            <text:p>2.9921618231</text:p>
          </table:table-cell>
          <table:table-cell office:value-type="float" office:value="3.4751926615">
            <text:p>3.4751926615</text:p>
          </table:table-cell>
          <table:table-cell office:value-type="float" office:value="3.2114419224">
            <text:p>3.2114419224</text:p>
          </table:table-cell>
          <table:table-cell office:value-type="float" office:value="1.9523207523">
            <text:p>1.9523207523</text:p>
          </table:table-cell>
          <table:table-cell office:value-type="float" office:value="2.5335207135">
            <text:p>2.5335207135</text:p>
          </table:table-cell>
          <table:table-cell office:value-type="float" office:value="2.322077522">
            <text:p>2.3220775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Jun <text:s/>2014</text:p>
          </table:table-cell>
          <table:table-cell office:value-type="float" office:value="2.9448453924">
            <text:p>2.9448453924</text:p>
          </table:table-cell>
          <table:table-cell office:value-type="float" office:value="2.4712748934">
            <text:p>2.4712748934</text:p>
          </table:table-cell>
          <table:table-cell office:value-type="float" office:value="2.4018803754">
            <text:p>2.4018803754</text:p>
          </table:table-cell>
          <table:table-cell office:value-type="float" office:value="2.3779421858">
            <text:p>2.3779421858</text:p>
          </table:table-cell>
          <table:table-cell office:value-type="float" office:value="2.4783192961">
            <text:p>2.4783192961</text:p>
          </table:table-cell>
          <table:table-cell office:value-type="float" office:value="2.7826410336">
            <text:p>2.7826410336</text:p>
          </table:table-cell>
          <table:table-cell office:value-type="float" office:value="3.575216319">
            <text:p>3.575216319</text:p>
          </table:table-cell>
          <table:table-cell office:value-type="float" office:value="2.4080644518">
            <text:p>2.4080644518</text:p>
          </table:table-cell>
          <table:table-cell office:value-type="float" office:value="2.4436881105">
            <text:p>2.4436881105</text:p>
          </table:table-cell>
          <table:table-cell office:value-type="float" office:value="2.3511724945">
            <text:p>2.3511724945</text:p>
          </table:table-cell>
          <table:table-cell office:value-type="float" office:value="2.4539967255">
            <text:p>2.4539967255</text:p>
          </table:table-cell>
          <table:table-cell office:value-type="float" office:value="2.4808035547">
            <text:p>2.4808035547</text:p>
          </table:table-cell>
          <table:table-cell office:value-type="float" office:value="2.5474101865">
            <text:p>2.5474101865</text:p>
          </table:table-cell>
          <table:table-cell office:value-type="float" office:value="2.2061632086">
            <text:p>2.2061632086</text:p>
          </table:table-cell>
          <table:table-cell office:value-type="float" office:value="4.0280163988">
            <text:p>4.0280163988</text:p>
          </table:table-cell>
          <table:table-cell office:value-type="float" office:value="3.2995509581">
            <text:p>3.2995509581</text:p>
          </table:table-cell>
          <table:table-cell office:value-type="float" office:value="3.2515717348">
            <text:p>3.2515717348</text:p>
          </table:table-cell>
          <table:table-cell office:value-type="float" office:value="3.21550261">
            <text:p>3.21550261</text:p>
          </table:table-cell>
          <table:table-cell office:value-type="float" office:value="3.2310247782">
            <text:p>3.2310247782</text:p>
          </table:table-cell>
          <table:table-cell office:value-type="float" office:value="3.2240157519">
            <text:p>3.2240157519</text:p>
          </table:table-cell>
          <table:table-cell office:value-type="float" office:value="3.5702495">
            <text:p>3.5702495</text:p>
          </table:table-cell>
          <table:table-cell office:value-type="float" office:value="2.7981802172">
            <text:p>2.7981802172</text:p>
          </table:table-cell>
          <table:table-cell office:value-type="float" office:value="3.6490010528">
            <text:p>3.6490010528</text:p>
          </table:table-cell>
          <table:table-cell office:value-type="float" office:value="2.6975019873">
            <text:p>2.6975019873</text:p>
          </table:table-cell>
          <table:table-cell office:value-type="float" office:value="2.7597420158">
            <text:p>2.7597420158</text:p>
          </table:table-cell>
          <table:table-cell office:value-type="float" office:value="4.7908802392">
            <text:p>4.7908802392</text:p>
          </table:table-cell>
          <table:table-cell office:value-type="float" office:value="3.4234475075">
            <text:p>3.4234475075</text:p>
          </table:table-cell>
          <table:table-cell office:value-type="float" office:value="3.5524858885">
            <text:p>3.5524858885</text:p>
          </table:table-cell>
          <table:table-cell office:value-type="float" office:value="2.9143177121">
            <text:p>2.9143177121</text:p>
          </table:table-cell>
          <table:table-cell office:value-type="float" office:value="3.0854101381">
            <text:p>3.0854101381</text:p>
          </table:table-cell>
          <table:table-cell office:value-type="float" office:value="2.8701982908">
            <text:p>2.8701982908</text:p>
          </table:table-cell>
          <table:table-cell office:value-type="float" office:value="2.9510418211">
            <text:p>2.9510418211</text:p>
          </table:table-cell>
          <table:table-cell office:value-type="float" office:value="4.1324150145">
            <text:p>4.1324150145</text:p>
          </table:table-cell>
          <table:table-cell office:value-type="float" office:value="3.7751738126">
            <text:p>3.7751738126</text:p>
          </table:table-cell>
          <table:table-cell office:value-type="float" office:value="3.1094675838">
            <text:p>3.1094675838</text:p>
          </table:table-cell>
          <table:table-cell office:value-type="float" office:value="3.1064792958">
            <text:p>3.1064792958</text:p>
          </table:table-cell>
          <table:table-cell office:value-type="float" office:value="2.2747492358">
            <text:p>2.2747492358</text:p>
          </table:table-cell>
          <table:table-cell office:value-type="float" office:value="2.3059333501">
            <text:p>2.3059333501</text:p>
          </table:table-cell>
          <table:table-cell office:value-type="float" office:value="2.6681606656">
            <text:p>2.6681606656</text:p>
          </table:table-cell>
          <table:table-cell office:value-type="float" office:value="2.4248467916">
            <text:p>2.42484679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Jul <text:s/>2014</text:p>
          </table:table-cell>
          <table:table-cell office:value-type="float" office:value="2.8849263758">
            <text:p>2.8849263758</text:p>
          </table:table-cell>
          <table:table-cell office:value-type="float" office:value="2.2554348558">
            <text:p>2.2554348558</text:p>
          </table:table-cell>
          <table:table-cell office:value-type="float" office:value="2.4673515691">
            <text:p>2.4673515691</text:p>
          </table:table-cell>
          <table:table-cell office:value-type="float" office:value="2.3823757574">
            <text:p>2.3823757574</text:p>
          </table:table-cell>
          <table:table-cell office:value-type="float" office:value="2.3481772015">
            <text:p>2.3481772015</text:p>
          </table:table-cell>
          <table:table-cell office:value-type="float" office:value="2.7959657212">
            <text:p>2.7959657212</text:p>
          </table:table-cell>
          <table:table-cell office:value-type="float" office:value="1.7081270817">
            <text:p>1.7081270817</text:p>
          </table:table-cell>
          <table:table-cell office:value-type="float" office:value="2.4839022398">
            <text:p>2.4839022398</text:p>
          </table:table-cell>
          <table:table-cell office:value-type="float" office:value="2.3625506324">
            <text:p>2.3625506324</text:p>
          </table:table-cell>
          <table:table-cell office:value-type="float" office:value="2.4123274703">
            <text:p>2.4123274703</text:p>
          </table:table-cell>
          <table:table-cell office:value-type="float" office:value="2.4550573909">
            <text:p>2.4550573909</text:p>
          </table:table-cell>
          <table:table-cell office:value-type="float" office:value="2.4960825495">
            <text:p>2.4960825495</text:p>
          </table:table-cell>
          <table:table-cell office:value-type="float" office:value="3.5358797509">
            <text:p>3.5358797509</text:p>
          </table:table-cell>
          <table:table-cell office:value-type="float" office:value="2.4054850818">
            <text:p>2.4054850818</text:p>
          </table:table-cell>
          <table:table-cell office:value-type="float" office:value="3.9940842277">
            <text:p>3.9940842277</text:p>
          </table:table-cell>
          <table:table-cell office:value-type="float" office:value="3.3890593515">
            <text:p>3.3890593515</text:p>
          </table:table-cell>
          <table:table-cell office:value-type="float" office:value="3.336806029">
            <text:p>3.336806029</text:p>
          </table:table-cell>
          <table:table-cell office:value-type="float" office:value="3.431942923">
            <text:p>3.431942923</text:p>
          </table:table-cell>
          <table:table-cell office:value-type="float" office:value="3.4180629539">
            <text:p>3.4180629539</text:p>
          </table:table-cell>
          <table:table-cell office:value-type="float" office:value="3.422549989">
            <text:p>3.422549989</text:p>
          </table:table-cell>
          <table:table-cell office:value-type="float" office:value="3.6805032473">
            <text:p>3.6805032473</text:p>
          </table:table-cell>
          <table:table-cell office:value-type="float" office:value="2.5017517749">
            <text:p>2.5017517749</text:p>
          </table:table-cell>
          <table:table-cell office:value-type="float" office:value="3.6565826787">
            <text:p>3.6565826787</text:p>
          </table:table-cell>
          <table:table-cell office:value-type="float" office:value="2.3494370208">
            <text:p>2.3494370208</text:p>
          </table:table-cell>
          <table:table-cell office:value-type="float" office:value="2.7828367875">
            <text:p>2.7828367875</text:p>
          </table:table-cell>
          <table:table-cell office:value-type="float" office:value="4.2767109598">
            <text:p>4.2767109598</text:p>
          </table:table-cell>
          <table:table-cell office:value-type="float" office:value="3.4780426977">
            <text:p>3.4780426977</text:p>
          </table:table-cell>
          <table:table-cell office:value-type="float" office:value="3.5675824492">
            <text:p>3.5675824492</text:p>
          </table:table-cell>
          <table:table-cell office:value-type="float" office:value="2.7164666126">
            <text:p>2.7164666126</text:p>
          </table:table-cell>
          <table:table-cell office:value-type="float" office:value="2.0370842128">
            <text:p>2.0370842128</text:p>
          </table:table-cell>
          <table:table-cell office:value-type="float" office:value="3.3762460109">
            <text:p>3.3762460109</text:p>
          </table:table-cell>
          <table:table-cell office:value-type="float" office:value="3.2019675816">
            <text:p>3.2019675816</text:p>
          </table:table-cell>
          <table:table-cell office:value-type="float" office:value="4.3054354957">
            <text:p>4.3054354957</text:p>
          </table:table-cell>
          <table:table-cell office:value-type="float" office:value="3.9531934034">
            <text:p>3.9531934034</text:p>
          </table:table-cell>
          <table:table-cell office:value-type="float" office:value="2.9692258504">
            <text:p>2.9692258504</text:p>
          </table:table-cell>
          <table:table-cell office:value-type="float" office:value="2.7136238009">
            <text:p>2.7136238009</text:p>
          </table:table-cell>
          <table:table-cell office:value-type="float" office:value="4.1109189264">
            <text:p>4.1109189264</text:p>
          </table:table-cell>
          <table:table-cell office:value-type="float" office:value="2.3010963037">
            <text:p>2.3010963037</text:p>
          </table:table-cell>
          <table:table-cell office:value-type="float" office:value="3.0288760617">
            <text:p>3.0288760617</text:p>
          </table:table-cell>
          <table:table-cell office:value-type="float" office:value="2.3279052555">
            <text:p>2.3279052555</text:p>
          </table:table-cell>
          <table:table-cell office:value-type="float" office:value="7.0974652973">
            <text:p>7.0974652973</text:p>
          </table:table-cell>
        </table:table-row>
        <table:table-row table:style-name="ro1">
          <table:table-cell office:value-type="string">
            <text:p>Aug <text:s/>2014</text:p>
          </table:table-cell>
          <table:table-cell office:value-type="float" office:value="3.125194572">
            <text:p>3.125194572</text:p>
          </table:table-cell>
          <table:table-cell office:value-type="float" office:value="2.1813266883">
            <text:p>2.1813266883</text:p>
          </table:table-cell>
          <table:table-cell office:value-type="float" office:value="2.2802910156">
            <text:p>2.2802910156</text:p>
          </table:table-cell>
          <table:table-cell office:value-type="float" office:value="2.2005993192">
            <text:p>2.2005993192</text:p>
          </table:table-cell>
          <table:table-cell office:value-type="float" office:value="2.2530733632">
            <text:p>2.2530733632</text:p>
          </table:table-cell>
          <table:table-cell office:value-type="float" office:value="2.6493941576">
            <text:p>2.6493941576</text:p>
          </table:table-cell>
          <table:table-cell office:value-type="float" office:value="2.4824625406">
            <text:p>2.4824625406</text:p>
          </table:table-cell>
          <table:table-cell office:value-type="float" office:value="2.4267776722">
            <text:p>2.4267776722</text:p>
          </table:table-cell>
          <table:table-cell office:value-type="float" office:value="2.4496249991">
            <text:p>2.4496249991</text:p>
          </table:table-cell>
          <table:table-cell office:value-type="float" office:value="2.366226027">
            <text:p>2.366226027</text:p>
          </table:table-cell>
          <table:table-cell office:value-type="float" office:value="2.4646033791">
            <text:p>2.4646033791</text:p>
          </table:table-cell>
          <table:table-cell office:value-type="float" office:value="2.5252515394">
            <text:p>2.5252515394</text:p>
          </table:table-cell>
          <table:table-cell office:value-type="float" office:value="2.5978545628">
            <text:p>2.5978545628</text:p>
          </table:table-cell>
          <table:table-cell office:value-type="float" office:value="2.3573590762">
            <text:p>2.3573590762</text:p>
          </table:table-cell>
          <table:table-cell office:value-type="float" office:value="2.7596552474">
            <text:p>2.7596552474</text:p>
          </table:table-cell>
          <table:table-cell office:value-type="float" office:value="3.251067245">
            <text:p>3.251067245</text:p>
          </table:table-cell>
          <table:table-cell office:value-type="float" office:value="3.3957179675">
            <text:p>3.3957179675</text:p>
          </table:table-cell>
          <table:table-cell office:value-type="float" office:value="3.3593862272">
            <text:p>3.3593862272</text:p>
          </table:table-cell>
          <table:table-cell office:value-type="float" office:value="3.2995714666">
            <text:p>3.2995714666</text:p>
          </table:table-cell>
          <table:table-cell office:value-type="float" office:value="2.0469913462">
            <text:p>2.0469913462</text:p>
          </table:table-cell>
          <table:table-cell office:value-type="float" office:value="2.1711105999">
            <text:p>2.1711105999</text:p>
          </table:table-cell>
          <table:table-cell office:value-type="float" office:value="1.7667990431">
            <text:p>1.7667990431</text:p>
          </table:table-cell>
          <table:table-cell office:value-type="float" office:value="3.6641643046">
            <text:p>3.6641643046</text:p>
          </table:table-cell>
          <table:table-cell office:value-type="float" office:value="2.3768773815">
            <text:p>2.3768773815</text:p>
          </table:table-cell>
          <table:table-cell office:value-type="float" office:value="2.6177694468">
            <text:p>2.6177694468</text:p>
          </table:table-cell>
          <table:table-cell office:value-type="float" office:value="1.281212341">
            <text:p>1.281212341</text:p>
          </table:table-cell>
          <table:table-cell office:value-type="float" office:value="2.5631423152">
            <text:p>2.5631423152</text:p>
          </table:table-cell>
          <table:table-cell office:value-type="float" office:value="2.9252720043">
            <text:p>2.9252720043</text:p>
          </table:table-cell>
          <table:table-cell office:value-type="float" office:value="2.7877675558">
            <text:p>2.7877675558</text:p>
          </table:table-cell>
          <table:table-cell office:value-type="float" office:value="2.4708413038">
            <text:p>2.4708413038</text:p>
          </table:table-cell>
          <table:table-cell office:value-type="float" office:value="2.9259536746">
            <text:p>2.9259536746</text:p>
          </table:table-cell>
          <table:table-cell office:value-type="float" office:value="2.9733117272">
            <text:p>2.9733117272</text:p>
          </table:table-cell>
          <table:table-cell office:value-type="float" office:value="2.5172423101">
            <text:p>2.5172423101</text:p>
          </table:table-cell>
          <table:table-cell office:value-type="float" office:value="2.1803732591">
            <text:p>2.1803732591</text:p>
          </table:table-cell>
          <table:table-cell office:value-type="float" office:value="3.022389579">
            <text:p>3.022389579</text:p>
          </table:table-cell>
          <table:table-cell office:value-type="float" office:value="2.4382879567">
            <text:p>2.4382879567</text:p>
          </table:table-cell>
          <table:table-cell office:value-type="float" office:value="1.827488979">
            <text:p>1.827488979</text:p>
          </table:table-cell>
          <table:table-cell office:value-type="float" office:value="1.1669394933">
            <text:p>1.1669394933</text:p>
          </table:table-cell>
          <table:table-cell office:value-type="float" office:value="2.4519756835">
            <text:p>2.4519756835</text:p>
          </table:table-cell>
          <table:table-cell office:value-type="float" office:value="2.4402888062">
            <text:p>2.440288806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ep <text:s/>2014</text:p>
          </table:table-cell>
          <table:table-cell office:value-type="float" office:value="3.7324859529">
            <text:p>3.7324859529</text:p>
          </table:table-cell>
          <table:table-cell office:value-type="float" office:value="1.9136109335">
            <text:p>1.9136109335</text:p>
          </table:table-cell>
          <table:table-cell office:value-type="float" office:value="2.1587016559">
            <text:p>2.1587016559</text:p>
          </table:table-cell>
          <table:table-cell office:value-type="float" office:value="2.0764593126">
            <text:p>2.0764593126</text:p>
          </table:table-cell>
          <table:table-cell office:value-type="float" office:value="1.9787738715">
            <text:p>1.9787738715</text:p>
          </table:table-cell>
          <table:table-cell office:value-type="float" office:value="3.0064957852">
            <text:p>3.0064957852</text:p>
          </table:table-cell>
          <table:table-cell office:value-type="float" office:value="1.0898993055">
            <text:p>1.0898993055</text:p>
          </table:table-cell>
          <table:table-cell office:value-type="float" office:value="2.3144983498">
            <text:p>2.3144983498</text:p>
          </table:table-cell>
          <table:table-cell office:value-type="float" office:value="2.4100457415">
            <text:p>2.4100457415</text:p>
          </table:table-cell>
          <table:table-cell office:value-type="float" office:value="2.3850429426">
            <text:p>2.3850429426</text:p>
          </table:table-cell>
          <table:table-cell office:value-type="float" office:value="2.4009634575">
            <text:p>2.4009634575</text:p>
          </table:table-cell>
          <table:table-cell office:value-type="float" office:value="2.5627545264">
            <text:p>2.5627545264</text:p>
          </table:table-cell>
          <table:table-cell office:value-type="float" office:value="2.1918974392">
            <text:p>2.1918974392</text:p>
          </table:table-cell>
          <table:table-cell office:value-type="float" office:value="2.0778271936">
            <text:p>2.0778271936</text:p>
          </table:table-cell>
          <table:table-cell office:value-type="float" office:value="1.6539345021">
            <text:p>1.6539345021</text:p>
          </table:table-cell>
          <table:table-cell office:value-type="float" office:value="3.3070099908">
            <text:p>3.3070099908</text:p>
          </table:table-cell>
          <table:table-cell office:value-type="float" office:value="3.2741337539">
            <text:p>3.2741337539</text:p>
          </table:table-cell>
          <table:table-cell office:value-type="float" office:value="3.2966677274">
            <text:p>3.2966677274</text:p>
          </table:table-cell>
          <table:table-cell office:value-type="float" office:value="3.3543578532">
            <text:p>3.3543578532</text:p>
          </table:table-cell>
          <table:table-cell office:value-type="float" office:value="3.2204704977">
            <text:p>3.2204704977</text:p>
          </table:table-cell>
          <table:table-cell office:value-type="float" office:value="1.5091169463">
            <text:p>1.5091169463</text:p>
          </table:table-cell>
          <table:table-cell office:value-type="float" office:value="2.4293886265">
            <text:p>2.4293886265</text:p>
          </table:table-cell>
          <table:table-cell office:value-type="float" office:value="3.6717459304">
            <text:p>3.6717459304</text:p>
          </table:table-cell>
          <table:table-cell office:value-type="float" office:value="2.0516543128">
            <text:p>2.0516543128</text:p>
          </table:table-cell>
          <table:table-cell office:value-type="float" office:value="2.9187438552">
            <text:p>2.9187438552</text:p>
          </table:table-cell>
          <table:table-cell office:value-type="float" office:value="2.1235720675">
            <text:p>2.1235720675</text:p>
          </table:table-cell>
          <table:table-cell office:value-type="float" office:value="3.8607560619">
            <text:p>3.8607560619</text:p>
          </table:table-cell>
          <table:table-cell office:value-type="float" office:value="3.0342121406">
            <text:p>3.0342121406</text:p>
          </table:table-cell>
          <table:table-cell office:value-type="float" office:value="2.8503512673">
            <text:p>2.8503512673</text:p>
          </table:table-cell>
          <table:table-cell office:value-type="float" office:value="2.5696489439">
            <text:p>2.5696489439</text:p>
          </table:table-cell>
          <table:table-cell office:value-type="float" office:value="2.213422803">
            <text:p>2.213422803</text:p>
          </table:table-cell>
          <table:table-cell office:value-type="float" office:value="4.794232427">
            <text:p>4.794232427</text:p>
          </table:table-cell>
          <table:table-cell office:value-type="float" office:value="3.7853937661">
            <text:p>3.7853937661</text:p>
          </table:table-cell>
          <table:table-cell office:value-type="float" office:value="3.3832779302">
            <text:p>3.3832779302</text:p>
          </table:table-cell>
          <table:table-cell office:value-type="float" office:value="3.4073101992">
            <text:p>3.4073101992</text:p>
          </table:table-cell>
          <table:table-cell office:value-type="float" office:value="2.7253138893">
            <text:p>2.7253138893</text:p>
          </table:table-cell>
          <table:table-cell office:value-type="float" office:value="1.7828805649">
            <text:p>1.7828805649</text:p>
          </table:table-cell>
          <table:table-cell office:value-type="float" office:value="2.6034418342">
            <text:p>2.6034418342</text:p>
          </table:table-cell>
          <table:table-cell office:value-type="float" office:value="2.7668082962">
            <text:p>2.7668082962</text:p>
          </table:table-cell>
          <table:table-cell office:value-type="float" office:value="2.3520740791">
            <text:p>2.352074079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Oct <text:s/>2014</text:p>
          </table:table-cell>
          <table:table-cell office:value-type="float" office:value="3.1245888398">
            <text:p>3.1245888398</text:p>
          </table:table-cell>
          <table:table-cell office:value-type="float" office:value="1.9256535107">
            <text:p>1.9256535107</text:p>
          </table:table-cell>
          <table:table-cell office:value-type="float" office:value="1.9604174692">
            <text:p>1.9604174692</text:p>
          </table:table-cell>
          <table:table-cell office:value-type="float" office:value="1.8991164461">
            <text:p>1.8991164461</text:p>
          </table:table-cell>
          <table:table-cell office:value-type="float" office:value="1.9487410805">
            <text:p>1.9487410805</text:p>
          </table:table-cell>
          <table:table-cell office:value-type="float" office:value="2.9905061601">
            <text:p>2.9905061601</text:p>
          </table:table-cell>
          <table:table-cell office:value-type="float" office:value="3.0851829311">
            <text:p>3.0851829311</text:p>
          </table:table-cell>
          <table:table-cell office:value-type="float" office:value="2.1963095893">
            <text:p>2.1963095893</text:p>
          </table:table-cell>
          <table:table-cell office:value-type="float" office:value="2.3407820407">
            <text:p>2.3407820407</text:p>
          </table:table-cell>
          <table:table-cell office:value-type="float" office:value="2.2599104536">
            <text:p>2.2599104536</text:p>
          </table:table-cell>
          <table:table-cell office:value-type="float" office:value="2.2301963344">
            <text:p>2.2301963344</text:p>
          </table:table-cell>
          <table:table-cell office:value-type="float" office:value="2.9544523908">
            <text:p>2.9544523908</text:p>
          </table:table-cell>
          <table:table-cell office:value-type="float" office:value="2.08980763">
            <text:p>2.08980763</text:p>
          </table:table-cell>
          <table:table-cell office:value-type="float" office:value="1.7309189032">
            <text:p>1.7309189032</text:p>
          </table:table-cell>
          <table:table-cell office:value-type="float" office:value="1.1215504395">
            <text:p>1.1215504395</text:p>
          </table:table-cell>
          <table:table-cell office:value-type="float" office:value="3.5531580727">
            <text:p>3.5531580727</text:p>
          </table:table-cell>
          <table:table-cell office:value-type="float" office:value="3.3317922469">
            <text:p>3.3317922469</text:p>
          </table:table-cell>
          <table:table-cell office:value-type="float" office:value="3.4909720993">
            <text:p>3.4909720993</text:p>
          </table:table-cell>
          <table:table-cell office:value-type="float" office:value="3.4104183418">
            <text:p>3.4104183418</text:p>
          </table:table-cell>
          <table:table-cell office:value-type="float" office:value="4.376223378">
            <text:p>4.376223378</text:p>
          </table:table-cell>
          <table:table-cell office:value-type="float" office:value="2.7687895677">
            <text:p>2.7687895677</text:p>
          </table:table-cell>
          <table:table-cell office:value-type="float" office:value="1.8774068632">
            <text:p>1.8774068632</text:p>
          </table:table-cell>
          <table:table-cell office:value-type="float" office:value="3.6793275563">
            <text:p>3.6793275563</text:p>
          </table:table-cell>
          <table:table-cell office:value-type="float" office:value="2.1317406278">
            <text:p>2.1317406278</text:p>
          </table:table-cell>
          <table:table-cell office:value-type="float" office:value="2.6520578845">
            <text:p>2.6520578845</text:p>
          </table:table-cell>
          <table:table-cell office:value-type="float" office:value="3.8216049954">
            <text:p>3.8216049954</text:p>
          </table:table-cell>
          <table:table-cell office:value-type="float" office:value="2.863692558">
            <text:p>2.863692558</text:p>
          </table:table-cell>
          <table:table-cell office:value-type="float" office:value="3.5333126232">
            <text:p>3.5333126232</text:p>
          </table:table-cell>
          <table:table-cell office:value-type="float" office:value="2.81085319">
            <text:p>2.81085319</text:p>
          </table:table-cell>
          <table:table-cell office:value-type="float" office:value="2.556825192">
            <text:p>2.556825192</text:p>
          </table:table-cell>
          <table:table-cell office:value-type="float" office:value="3.4744983777">
            <text:p>3.4744983777</text:p>
          </table:table-cell>
          <table:table-cell office:value-type="float" office:value="2.615096801">
            <text:p>2.615096801</text:p>
          </table:table-cell>
          <table:table-cell office:value-type="float" office:value="4.9537431943">
            <text:p>4.9537431943</text:p>
          </table:table-cell>
          <table:table-cell office:value-type="float" office:value="3.8053625892">
            <text:p>3.8053625892</text:p>
          </table:table-cell>
          <table:table-cell office:value-type="float" office:value="3.4132975872">
            <text:p>3.4132975872</text:p>
          </table:table-cell>
          <table:table-cell office:value-type="float" office:value="3.3974377209">
            <text:p>3.3974377209</text:p>
          </table:table-cell>
          <table:table-cell office:value-type="float" office:value="1.8627724703">
            <text:p>1.8627724703</text:p>
          </table:table-cell>
          <table:table-cell office:value-type="float" office:value="3.242331697">
            <text:p>3.242331697</text:p>
          </table:table-cell>
          <table:table-cell office:value-type="float" office:value="3.1607952527">
            <text:p>3.1607952527</text:p>
          </table:table-cell>
          <table:table-cell office:value-type="float" office:value="2.3215746212">
            <text:p>2.3215746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Nov <text:s/>2014</text:p>
          </table:table-cell>
          <table:table-cell office:value-type="float" office:value="1.9984078742">
            <text:p>1.9984078742</text:p>
          </table:table-cell>
          <table:table-cell office:value-type="float" office:value="1.8663669767">
            <text:p>1.8663669767</text:p>
          </table:table-cell>
          <table:table-cell office:value-type="float" office:value="1.9435820194">
            <text:p>1.9435820194</text:p>
          </table:table-cell>
          <table:table-cell office:value-type="float" office:value="1.8911360171">
            <text:p>1.8911360171</text:p>
          </table:table-cell>
          <table:table-cell office:value-type="float" office:value="1.9096984521">
            <text:p>1.9096984521</text:p>
          </table:table-cell>
          <table:table-cell office:value-type="float" office:value="2.9531970348">
            <text:p>2.9531970348</text:p>
          </table:table-cell>
          <table:table-cell office:value-type="float" office:value="2.4731581092">
            <text:p>2.4731581092</text:p>
          </table:table-cell>
          <table:table-cell office:value-type="float" office:value="2.294800223">
            <text:p>2.294800223</text:p>
          </table:table-cell>
          <table:table-cell office:value-type="float" office:value="2.1488226414">
            <text:p>2.1488226414</text:p>
          </table:table-cell>
          <table:table-cell office:value-type="float" office:value="2.2533245332">
            <text:p>2.2533245332</text:p>
          </table:table-cell>
          <table:table-cell office:value-type="float" office:value="2.1718597395">
            <text:p>2.1718597395</text:p>
          </table:table-cell>
          <table:table-cell office:value-type="float" office:value="2.8127744398">
            <text:p>2.8127744398</text:p>
          </table:table-cell>
          <table:table-cell office:value-type="float" office:value="3.8025143114">
            <text:p>3.8025143114</text:p>
          </table:table-cell>
          <table:table-cell office:value-type="float" office:value="1.754580856">
            <text:p>1.754580856</text:p>
          </table:table-cell>
          <table:table-cell office:value-type="float" office:value="3.1352492784">
            <text:p>3.1352492784</text:p>
          </table:table-cell>
          <table:table-cell office:value-type="float" office:value="3.5034311875">
            <text:p>3.5034311875</text:p>
          </table:table-cell>
          <table:table-cell office:value-type="float" office:value="3.5674400012">
            <text:p>3.5674400012</text:p>
          </table:table-cell>
          <table:table-cell office:value-type="float" office:value="3.5008102954">
            <text:p>3.5008102954</text:p>
          </table:table-cell>
          <table:table-cell office:value-type="float" office:value="3.5429249514">
            <text:p>3.5429249514</text:p>
          </table:table-cell>
          <table:table-cell office:value-type="float" office:value="2.5858699898">
            <text:p>2.5858699898</text:p>
          </table:table-cell>
          <table:table-cell office:value-type="float" office:value="3.5827355013">
            <text:p>3.5827355013</text:p>
          </table:table-cell>
          <table:table-cell office:value-type="float" office:value="1.7783008122">
            <text:p>1.7783008122</text:p>
          </table:table-cell>
          <table:table-cell office:value-type="float" office:value="3.6869091822">
            <text:p>3.6869091822</text:p>
          </table:table-cell>
          <table:table-cell office:value-type="float" office:value="2.3615133581">
            <text:p>2.3615133581</text:p>
          </table:table-cell>
          <table:table-cell office:value-type="float" office:value="2.7443052599">
            <text:p>2.7443052599</text:p>
          </table:table-cell>
          <table:table-cell office:value-type="float" office:value="3.146112287">
            <text:p>3.146112287</text:p>
          </table:table-cell>
          <table:table-cell office:value-type="float" office:value="3.4127612767">
            <text:p>3.4127612767</text:p>
          </table:table-cell>
          <table:table-cell office:value-type="float" office:value="3.9794598735">
            <text:p>3.9794598735</text:p>
          </table:table-cell>
          <table:table-cell office:value-type="float" office:value="2.6805756657">
            <text:p>2.6805756657</text:p>
          </table:table-cell>
          <table:table-cell office:value-type="float" office:value="2.0831597007">
            <text:p>2.0831597007</text:p>
          </table:table-cell>
          <table:table-cell office:value-type="float" office:value="1.3693118218">
            <text:p>1.3693118218</text:p>
          </table:table-cell>
          <table:table-cell office:value-type="float" office:value="2.5831441194">
            <text:p>2.5831441194</text:p>
          </table:table-cell>
          <table:table-cell office:value-type="float" office:value="4.1400968922">
            <text:p>4.1400968922</text:p>
          </table:table-cell>
          <table:table-cell office:value-type="float" office:value="3.6078090495">
            <text:p>3.6078090495</text:p>
          </table:table-cell>
          <table:table-cell office:value-type="float" office:value="3.2855609412">
            <text:p>3.2855609412</text:p>
          </table:table-cell>
          <table:table-cell office:value-type="float" office:value="3.1420762798">
            <text:p>3.1420762798</text:p>
          </table:table-cell>
          <table:table-cell office:value-type="float" office:value="1.8334535692">
            <text:p>1.8334535692</text:p>
          </table:table-cell>
          <table:table-cell office:value-type="float" office:value="3.6013357534">
            <text:p>3.6013357534</text:p>
          </table:table-cell>
          <table:table-cell office:value-type="float" office:value="3.4894415044">
            <text:p>3.4894415044</text:p>
          </table:table-cell>
          <table:table-cell office:value-type="float" office:value="2.4374193131">
            <text:p>2.437419313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Dec <text:s/>2014</text:p>
          </table:table-cell>
          <table:table-cell office:value-type="float" office:value="2.9617231607">
            <text:p>2.9617231607</text:p>
          </table:table-cell>
          <table:table-cell office:value-type="float" office:value="1.8450608786">
            <text:p>1.8450608786</text:p>
          </table:table-cell>
          <table:table-cell office:value-type="float" office:value="1.8594047703">
            <text:p>1.8594047703</text:p>
          </table:table-cell>
          <table:table-cell office:value-type="float" office:value="1.8459135861">
            <text:p>1.8459135861</text:p>
          </table:table-cell>
          <table:table-cell office:value-type="float" office:value="1.877663475">
            <text:p>1.877663475</text:p>
          </table:table-cell>
          <table:table-cell office:value-type="float" office:value="2.8066254712">
            <text:p>2.8066254712</text:p>
          </table:table-cell>
          <table:table-cell office:value-type="float" office:value="2.7895087773">
            <text:p>2.7895087773</text:p>
          </table:table-cell>
          <table:table-cell office:value-type="float" office:value="2.2327511238">
            <text:p>2.2327511238</text:p>
          </table:table-cell>
          <table:table-cell office:value-type="float" office:value="2.2507392297">
            <text:p>2.2507392297</text:p>
          </table:table-cell>
          <table:table-cell office:value-type="float" office:value="2.1949920947">
            <text:p>2.1949920947</text:p>
          </table:table-cell>
          <table:table-cell office:value-type="float" office:value="2.252470307">
            <text:p>2.252470307</text:p>
          </table:table-cell>
          <table:table-cell office:value-type="float" office:value="2.5863675182">
            <text:p>2.5863675182</text:p>
          </table:table-cell>
          <table:table-cell office:value-type="float" office:value="2.5113784892">
            <text:p>2.5113784892</text:p>
          </table:table-cell>
          <table:table-cell office:value-type="float" office:value="1.7818522592">
            <text:p>1.7818522592</text:p>
          </table:table-cell>
          <table:table-cell office:value-type="float" office:value="3.1563106259">
            <text:p>3.1563106259</text:p>
          </table:table-cell>
          <table:table-cell office:value-type="float" office:value="3.5626061809">
            <text:p>3.5626061809</text:p>
          </table:table-cell>
          <table:table-cell office:value-type="float" office:value="3.5348504182">
            <text:p>3.5348504182</text:p>
          </table:table-cell>
          <table:table-cell office:value-type="float" office:value="3.4840853621">
            <text:p>3.4840853621</text:p>
          </table:table-cell>
          <table:table-cell office:value-type="float" office:value="3.6066300521">
            <text:p>3.6066300521</text:p>
          </table:table-cell>
          <table:table-cell office:value-type="float" office:value="3.2240157519">
            <text:p>3.2240157519</text:p>
          </table:table-cell>
          <table:table-cell office:value-type="float" office:value="3.8593122093">
            <text:p>3.8593122093</text:p>
          </table:table-cell>
          <table:table-cell office:value-type="float" office:value="3.1543224406">
            <text:p>3.1543224406</text:p>
          </table:table-cell>
          <table:table-cell office:value-type="float" office:value="3.6944908081">
            <text:p>3.6944908081</text:p>
          </table:table-cell>
          <table:table-cell office:value-type="float" office:value="2.354809057">
            <text:p>2.354809057</text:p>
          </table:table-cell>
          <table:table-cell office:value-type="float" office:value="2.6334866712">
            <text:p>2.6334866712</text:p>
          </table:table-cell>
          <table:table-cell office:value-type="float" office:value="1.7516697831">
            <text:p>1.7516697831</text:p>
          </table:table-cell>
          <table:table-cell office:value-type="float" office:value="3.7335390279">
            <text:p>3.7335390279</text:p>
          </table:table-cell>
          <table:table-cell office:value-type="float" office:value="3.6725894759">
            <text:p>3.6725894759</text:p>
          </table:table-cell>
          <table:table-cell office:value-type="float" office:value="2.6488329186">
            <text:p>2.6488329186</text:p>
          </table:table-cell>
          <table:table-cell office:value-type="float" office:value="2.5895004909">
            <text:p>2.5895004909</text:p>
          </table:table-cell>
          <table:table-cell office:value-type="float" office:value="2.5398849632">
            <text:p>2.5398849632</text:p>
          </table:table-cell>
          <table:table-cell office:value-type="float" office:value="3.0457964021">
            <text:p>3.0457964021</text:p>
          </table:table-cell>
          <table:table-cell office:value-type="float" office:value="4.880230655">
            <text:p>4.880230655</text:p>
          </table:table-cell>
          <table:table-cell office:value-type="float" office:value="2.9782469891">
            <text:p>2.9782469891</text:p>
          </table:table-cell>
          <table:table-cell office:value-type="float" office:value="3.2716595093">
            <text:p>3.2716595093</text:p>
          </table:table-cell>
          <table:table-cell office:value-type="float" office:value="2.3829927135">
            <text:p>2.3829927135</text:p>
          </table:table-cell>
          <table:table-cell office:value-type="float" office:value="2.0421302179">
            <text:p>2.0421302179</text:p>
          </table:table-cell>
          <table:table-cell office:value-type="float" office:value="2.3313800709">
            <text:p>2.3313800709</text:p>
          </table:table-cell>
          <table:table-cell office:value-type="float" office:value="2.2932661905">
            <text:p>2.2932661905</text:p>
          </table:table-cell>
          <table:table-cell office:value-type="float" office:value="2.5871062745">
            <text:p>2.587106274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Jan <text:s/>2015</text:p>
          </table:table-cell>
          <table:table-cell office:value-type="float" office:value="2.261393115">
            <text:p>2.261393115</text:p>
          </table:table-cell>
          <table:table-cell office:value-type="float" office:value="1.8061540907">
            <text:p>1.8061540907</text:p>
          </table:table-cell>
          <table:table-cell office:value-type="float" office:value="1.868757798">
            <text:p>1.868757798</text:p>
          </table:table-cell>
          <table:table-cell office:value-type="float" office:value="1.8459135861">
            <text:p>1.8459135861</text:p>
          </table:table-cell>
          <table:table-cell office:value-type="float" office:value="1.8576416143">
            <text:p>1.8576416143</text:p>
          </table:table-cell>
          <table:table-cell office:value-type="float" office:value="2.841269659">
            <text:p>2.841269659</text:p>
          </table:table-cell>
          <table:table-cell office:value-type="float" office:value="2.6240966632">
            <text:p>2.6240966632</text:p>
          </table:table-cell>
          <table:table-cell office:value-type="float" office:value="2.2376756555">
            <text:p>2.2376756555</text:p>
          </table:table-cell>
          <table:table-cell office:value-type="float" office:value="2.2032441206">
            <text:p>2.2032441206</text:p>
          </table:table-cell>
          <table:table-cell office:value-type="float" office:value="2.1827610995">
            <text:p>2.1827610995</text:p>
          </table:table-cell>
          <table:table-cell office:value-type="float" office:value="2.1782237317">
            <text:p>2.1782237317</text:p>
          </table:table-cell>
          <table:table-cell office:value-type="float" office:value="2.6738744879">
            <text:p>2.6738744879</text:p>
          </table:table-cell>
          <table:table-cell office:value-type="float" office:value="3.0302349312">
            <text:p>3.0302349312</text:p>
          </table:table-cell>
          <table:table-cell office:value-type="float" office:value="1.6274479912">
            <text:p>1.6274479912</text:p>
          </table:table-cell>
          <table:table-cell office:value-type="float" office:value="2.0248482336">
            <text:p>2.0248482336</text:p>
          </table:table-cell>
          <table:table-cell office:value-type="float" office:value="3.6526118432">
            <text:p>3.6526118432</text:p>
          </table:table-cell>
          <table:table-cell office:value-type="float" office:value="3.5950158023">
            <text:p>3.5950158023</text:p>
          </table:table-cell>
          <table:table-cell office:value-type="float" office:value="3.835308961">
            <text:p>3.835308961</text:p>
          </table:table-cell>
          <table:table-cell office:value-type="float" office:value="3.6805279689">
            <text:p>3.6805279689</text:p>
          </table:table-cell>
          <table:table-cell office:value-type="float" office:value="3.4012784636">
            <text:p>3.4012784636</text:p>
          </table:table-cell>
          <table:table-cell office:value-type="float" office:value="3.1179264341">
            <text:p>3.1179264341</text:p>
          </table:table-cell>
          <table:table-cell office:value-type="float" office:value="4.36340079">
            <text:p>4.36340079</text:p>
          </table:table-cell>
          <table:table-cell office:value-type="float" office:value="3.7020785581">
            <text:p>3.7020785581</text:p>
          </table:table-cell>
          <table:table-cell office:value-type="float" office:value="2.2380424792">
            <text:p>2.2380424792</text:p>
          </table:table-cell>
          <table:table-cell office:value-type="float" office:value="2.6123884238">
            <text:p>2.6123884238</text:p>
          </table:table-cell>
          <table:table-cell office:value-type="float" office:value="2.948049427">
            <text:p>2.948049427</text:p>
          </table:table-cell>
          <table:table-cell office:value-type="float" office:value="2.5809018132">
            <text:p>2.5809018132</text:p>
          </table:table-cell>
          <table:table-cell office:value-type="float" office:value="2.735181606">
            <text:p>2.735181606</text:p>
          </table:table-cell>
          <table:table-cell office:value-type="float" office:value="2.9443170128">
            <text:p>2.9443170128</text:p>
          </table:table-cell>
          <table:table-cell office:value-type="float" office:value="2.7622658036">
            <text:p>2.7622658036</text:p>
          </table:table-cell>
          <table:table-cell office:value-type="float" office:value="2.9475115576">
            <text:p>2.9475115576</text:p>
          </table:table-cell>
          <table:table-cell office:value-type="float" office:value="2.9126355481">
            <text:p>2.9126355481</text:p>
          </table:table-cell>
          <table:table-cell office:value-type="float" office:value="3.143244046">
            <text:p>3.143244046</text:p>
          </table:table-cell>
          <table:table-cell office:value-type="float" office:value="3.0896658269">
            <text:p>3.0896658269</text:p>
          </table:table-cell>
          <table:table-cell office:value-type="float" office:value="3.3431339534">
            <text:p>3.3431339534</text:p>
          </table:table-cell>
          <table:table-cell office:value-type="float" office:value="3.0349887289">
            <text:p>3.0349887289</text:p>
          </table:table-cell>
          <table:table-cell office:value-type="float" office:value="1.1282037841">
            <text:p>1.1282037841</text:p>
          </table:table-cell>
          <table:table-cell office:value-type="float" office:value="3.9557699259">
            <text:p>3.9557699259</text:p>
          </table:table-cell>
          <table:table-cell office:value-type="float" office:value="2.1873309753">
            <text:p>2.1873309753</text:p>
          </table:table-cell>
          <table:table-cell office:value-type="float" office:value="2.3713618062">
            <text:p>2.371361806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eb <text:s/>2015</text:p>
          </table:table-cell>
          <table:table-cell office:value-type="float" office:value="2.4990175887">
            <text:p>2.4990175887</text:p>
          </table:table-cell>
          <table:table-cell office:value-type="float" office:value="1.8524716953">
            <text:p>1.8524716953</text:p>
          </table:table-cell>
          <table:table-cell office:value-type="float" office:value="1.7845805489">
            <text:p>1.7845805489</text:p>
          </table:table-cell>
          <table:table-cell office:value-type="float" office:value="1.8902493027">
            <text:p>1.8902493027</text:p>
          </table:table-cell>
          <table:table-cell office:value-type="float" office:value="1.7875651018">
            <text:p>1.7875651018</text:p>
          </table:table-cell>
          <table:table-cell office:value-type="float" office:value="2.8679190342">
            <text:p>2.8679190342</text:p>
          </table:table-cell>
          <table:table-cell office:value-type="float" office:value="3.4211762878">
            <text:p>3.4211762878</text:p>
          </table:table-cell>
          <table:table-cell office:value-type="float" office:value="2.1047133">
            <text:p>2.1047133</text:p>
          </table:table-cell>
          <table:table-cell office:value-type="float" office:value="2.246781304">
            <text:p>2.246781304</text:p>
          </table:table-cell>
          <table:table-cell office:value-type="float" office:value="2.1667667212">
            <text:p>2.1667667212</text:p>
          </table:table-cell>
          <table:table-cell office:value-type="float" office:value="2.1464037709">
            <text:p>2.1464037709</text:p>
          </table:table-cell>
          <table:table-cell office:value-type="float" office:value="2.8252754355">
            <text:p>2.8252754355</text:p>
          </table:table-cell>
          <table:table-cell office:value-type="float" office:value="1.9252628787">
            <text:p>1.9252628787</text:p>
          </table:table-cell>
          <table:table-cell office:value-type="float" office:value="1.3651612606">
            <text:p>1.3651612606</text:p>
          </table:table-cell>
          <table:table-cell office:value-type="float" office:value="1.2093060542">
            <text:p>1.2093060542</text:p>
          </table:table-cell>
          <table:table-cell office:value-type="float" office:value="3.793090294">
            <text:p>3.793090294</text:p>
          </table:table-cell>
          <table:table-cell office:value-type="float" office:value="3.6840104329">
            <text:p>3.6840104329</text:p>
          </table:table-cell>
          <table:table-cell office:value-type="float" office:value="3.7455354221">
            <text:p>3.7455354221</text:p>
          </table:table-cell>
          <table:table-cell office:value-type="float" office:value="3.770989212">
            <text:p>3.770989212</text:p>
          </table:table-cell>
          <table:table-cell office:value-type="float" office:value="3.6848988023">
            <text:p>3.6848988023</text:p>
          </table:table-cell>
          <table:table-cell office:value-type="float" office:value="1.675439907">
            <text:p>1.675439907</text:p>
          </table:table-cell>
          <table:table-cell office:value-type="float" office:value="3.648318267">
            <text:p>3.648318267</text:p>
          </table:table-cell>
          <table:table-cell office:value-type="float" office:value="3.7103215859">
            <text:p>3.7103215859</text:p>
          </table:table-cell>
          <table:table-cell office:value-type="float" office:value="1.9271949793">
            <text:p>1.9271949793</text:p>
          </table:table-cell>
          <table:table-cell office:value-type="float" office:value="2.5642563083">
            <text:p>2.5642563083</text:p>
          </table:table-cell>
          <table:table-cell office:value-type="float" office:value="1.4275110373">
            <text:p>1.4275110373</text:p>
          </table:table-cell>
          <table:table-cell office:value-type="float" office:value="2.8811849002">
            <text:p>2.8811849002</text:p>
          </table:table-cell>
          <table:table-cell office:value-type="float" office:value="2.5022929291">
            <text:p>2.5022929291</text:p>
          </table:table-cell>
          <table:table-cell office:value-type="float" office:value="2.6678304718">
            <text:p>2.6678304718</text:p>
          </table:table-cell>
          <table:table-cell office:value-type="float" office:value="2.8078280256">
            <text:p>2.8078280256</text:p>
          </table:table-cell>
          <table:table-cell office:value-type="float" office:value="2.1675506397">
            <text:p>2.1675506397</text:p>
          </table:table-cell>
          <table:table-cell office:value-type="float" office:value="2.149979638">
            <text:p>2.149979638</text:p>
          </table:table-cell>
          <table:table-cell office:value-type="float" office:value="3.7699141588">
            <text:p>3.7699141588</text:p>
          </table:table-cell>
          <table:table-cell office:value-type="float" office:value="3.2329997902">
            <text:p>3.2329997902</text:p>
          </table:table-cell>
          <table:table-cell office:value-type="float" office:value="3.2170481158">
            <text:p>3.2170481158</text:p>
          </table:table-cell>
          <table:table-cell office:value-type="float" office:value="1.2818896843">
            <text:p>1.2818896843</text:p>
          </table:table-cell>
          <table:table-cell office:value-type="float" office:value="1.9188900232">
            <text:p>1.9188900232</text:p>
          </table:table-cell>
          <table:table-cell office:value-type="float" office:value="3.4748614532">
            <text:p>3.4748614532</text:p>
          </table:table-cell>
          <table:table-cell office:value-type="float" office:value="2.4968187306">
            <text:p>2.4968187306</text:p>
          </table:table-cell>
          <table:table-cell office:value-type="float" office:value="2.9041704747">
            <text:p>2.904170474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ar <text:s/>2015</text:p>
          </table:table-cell>
          <table:table-cell office:value-type="float" office:value="3.1898847857">
            <text:p>3.1898847857</text:p>
          </table:table-cell>
          <table:table-cell office:value-type="float" office:value="1.8839676665">
            <text:p>1.8839676665</text:p>
          </table:table-cell>
          <table:table-cell office:value-type="float" office:value="1.8603400731">
            <text:p>1.8603400731</text:p>
          </table:table-cell>
          <table:table-cell office:value-type="float" office:value="1.8370464428">
            <text:p>1.8370464428</text:p>
          </table:table-cell>
          <table:table-cell office:value-type="float" office:value="1.8976853357">
            <text:p>1.8976853357</text:p>
          </table:table-cell>
          <table:table-cell office:value-type="float" office:value="2.9398723472">
            <text:p>2.9398723472</text:p>
          </table:table-cell>
          <table:table-cell office:value-type="float" office:value="3.2681700823">
            <text:p>3.2681700823</text:p>
          </table:table-cell>
          <table:table-cell office:value-type="float" office:value="2.1746416499">
            <text:p>2.1746416499</text:p>
          </table:table-cell>
          <table:table-cell office:value-type="float" office:value="2.0953906437">
            <text:p>2.0953906437</text:p>
          </table:table-cell>
          <table:table-cell office:value-type="float" office:value="2.0933807502">
            <text:p>2.0933807502</text:p>
          </table:table-cell>
          <table:table-cell office:value-type="float" office:value="2.1464037709">
            <text:p>2.1464037709</text:p>
          </table:table-cell>
          <table:table-cell office:value-type="float" office:value="2.8044404427">
            <text:p>2.8044404427</text:p>
          </table:table-cell>
          <table:table-cell office:value-type="float" office:value="3.6055410325">
            <text:p>3.6055410325</text:p>
          </table:table-cell>
          <table:table-cell office:value-type="float" office:value="1.0928482789">
            <text:p>1.0928482789</text:p>
          </table:table-cell>
          <table:table-cell office:value-type="float" office:value="0.8114806008">
            <text:p>0.8114806008</text:p>
          </table:table-cell>
          <table:table-cell office:value-type="float" office:value="3.9211370234">
            <text:p>3.9211370234</text:p>
          </table:table-cell>
          <table:table-cell office:value-type="float" office:value="3.8256497745">
            <text:p>3.8256497745</text:p>
          </table:table-cell>
          <table:table-cell office:value-type="float" office:value="3.840228059">
            <text:p>3.840228059</text:p>
          </table:table-cell>
          <table:table-cell office:value-type="float" office:value="3.863998659">
            <text:p>3.863998659</text:p>
          </table:table-cell>
          <table:table-cell office:value-type="float" office:value="3.5962674465">
            <text:p>3.5962674465</text:p>
          </table:table-cell>
          <table:table-cell office:value-type="float" office:value="2.1631007123">
            <text:p>2.1631007123</text:p>
          </table:table-cell>
          <table:table-cell office:value-type="float" office:value="3.2456402982">
            <text:p>3.2456402982</text:p>
          </table:table-cell>
          <table:table-cell office:value-type="float" office:value="3.7185646137">
            <text:p>3.7185646137</text:p>
          </table:table-cell>
          <table:table-cell office:value-type="float" office:value="1.8673075202">
            <text:p>1.8673075202</text:p>
          </table:table-cell>
          <table:table-cell office:value-type="float" office:value="2.5402936478">
            <text:p>2.5402936478</text:p>
          </table:table-cell>
          <table:table-cell office:value-type="float" office:value="2.5662617213">
            <text:p>2.5662617213</text:p>
          </table:table-cell>
          <table:table-cell office:value-type="float" office:value="2.0749469473">
            <text:p>2.0749469473</text:p>
          </table:table-cell>
          <table:table-cell office:value-type="float" office:value="2.7770792348">
            <text:p>2.7770792348</text:p>
          </table:table-cell>
          <table:table-cell office:value-type="float" office:value="2.6494942259">
            <text:p>2.6494942259</text:p>
          </table:table-cell>
          <table:table-cell office:value-type="float" office:value="2.117051045">
            <text:p>2.117051045</text:p>
          </table:table-cell>
          <table:table-cell office:value-type="float" office:value="2.5613865932">
            <text:p>2.5613865932</text:p>
          </table:table-cell>
          <table:table-cell office:value-type="float" office:value="2.8531297094">
            <text:p>2.8531297094</text:p>
          </table:table-cell>
          <table:table-cell office:value-type="float" office:value="3.001254073">
            <text:p>3.001254073</text:p>
          </table:table-cell>
          <table:table-cell office:value-type="float" office:value="2.8516435673">
            <text:p>2.8516435673</text:p>
          </table:table-cell>
          <table:table-cell office:value-type="float" office:value="2.9902629657">
            <text:p>2.9902629657</text:p>
          </table:table-cell>
          <table:table-cell office:value-type="float" office:value="2.6355006685">
            <text:p>2.6355006685</text:p>
          </table:table-cell>
          <table:table-cell office:value-type="float" office:value="2.1968735299">
            <text:p>2.1968735299</text:p>
          </table:table-cell>
          <table:table-cell office:value-type="float" office:value="3.1358905628">
            <text:p>3.1358905628</text:p>
          </table:table-cell>
          <table:table-cell office:value-type="float" office:value="2.287181022">
            <text:p>2.287181022</text:p>
          </table:table-cell>
          <table:table-cell office:value-type="float" office:value="2.6026962011">
            <text:p>2.6026962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pr <text:s/>2015</text:p>
          </table:table-cell>
          <table:table-cell office:value-type="float" office:value="4.4125074325">
            <text:p>4.4125074325</text:p>
          </table:table-cell>
          <table:table-cell office:value-type="float" office:value="2.1118502814">
            <text:p>2.1118502814</text:p>
          </table:table-cell>
          <table:table-cell office:value-type="float" office:value="1.9201994502">
            <text:p>1.9201994502</text:p>
          </table:table-cell>
          <table:table-cell office:value-type="float" office:value="2.0498578826">
            <text:p>2.0498578826</text:p>
          </table:table-cell>
          <table:table-cell office:value-type="float" office:value="1.9897858949">
            <text:p>1.9897858949</text:p>
          </table:table-cell>
          <table:table-cell office:value-type="float" office:value="3.1210880985">
            <text:p>3.1210880985</text:p>
          </table:table-cell>
          <table:table-cell office:value-type="float" office:value="5.0008619769">
            <text:p>5.0008619769</text:p>
          </table:table-cell>
          <table:table-cell office:value-type="float" office:value="2.1667623992">
            <text:p>2.1667623992</text:p>
          </table:table-cell>
          <table:table-cell office:value-type="float" office:value="2.1577279744">
            <text:p>2.1577279744</text:p>
          </table:table-cell>
          <table:table-cell office:value-type="float" office:value="2.0839722924">
            <text:p>2.0839722924</text:p>
          </table:table-cell>
          <table:table-cell office:value-type="float" office:value="2.1888303853">
            <text:p>2.1888303853</text:p>
          </table:table-cell>
          <table:table-cell office:value-type="float" office:value="2.8044404427">
            <text:p>2.8044404427</text:p>
          </table:table-cell>
          <table:table-cell office:value-type="float" office:value="2.9245419523">
            <text:p>2.9245419523</text:p>
          </table:table-cell>
          <table:table-cell office:value-type="float" office:value="1.1429795348">
            <text:p>1.1429795348</text:p>
          </table:table-cell>
          <table:table-cell office:value-type="float" office:value="3.4757410635">
            <text:p>3.4757410635</text:p>
          </table:table-cell>
          <table:table-cell office:value-type="float" office:value="3.9957273513">
            <text:p>3.9957273513</text:p>
          </table:table-cell>
          <table:table-cell office:value-type="float" office:value="3.9610218887">
            <text:p>3.9610218887</text:p>
          </table:table-cell>
          <table:table-cell office:value-type="float" office:value="3.9902605487">
            <text:p>3.9902605487</text:p>
          </table:table-cell>
          <table:table-cell office:value-type="float" office:value="4.0245355128">
            <text:p>4.0245355128</text:p>
          </table:table-cell>
          <table:table-cell office:value-type="float" office:value="3.2878303281">
            <text:p>3.2878303281</text:p>
          </table:table-cell>
          <table:table-cell office:value-type="float" office:value="2.8745672013">
            <text:p>2.8745672013</text:p>
          </table:table-cell>
          <table:table-cell office:value-type="float" office:value="2.9593726117">
            <text:p>2.9593726117</text:p>
          </table:table-cell>
          <table:table-cell office:value-type="float" office:value="3.7268076415">
            <text:p>3.7268076415</text:p>
          </table:table-cell>
          <table:table-cell office:value-type="float" office:value="2.0064002803">
            <text:p>2.0064002803</text:p>
          </table:table-cell>
          <table:table-cell office:value-type="float" office:value="2.414940282">
            <text:p>2.414940282</text:p>
          </table:table-cell>
          <table:table-cell office:value-type="float" office:value="3.0758344184">
            <text:p>3.0758344184</text:p>
          </table:table-cell>
          <table:table-cell office:value-type="float" office:value="3.1865057817">
            <text:p>3.1865057817</text:p>
          </table:table-cell>
          <table:table-cell office:value-type="float" office:value="2.8085528965">
            <text:p>2.8085528965</text:p>
          </table:table-cell>
          <table:table-cell office:value-type="float" office:value="2.666628095">
            <text:p>2.666628095</text:p>
          </table:table-cell>
          <table:table-cell office:value-type="float" office:value="2.96835392">
            <text:p>2.96835392</text:p>
          </table:table-cell>
          <table:table-cell office:value-type="float" office:value="2.1074724286">
            <text:p>2.1074724286</text:p>
          </table:table-cell>
          <table:table-cell office:value-type="float" office:value="2.4953876963">
            <text:p>2.4953876963</text:p>
          </table:table-cell>
          <table:table-cell office:value-type="float" office:value="3.9703291782">
            <text:p>3.9703291782</text:p>
          </table:table-cell>
          <table:table-cell office:value-type="float" office:value="3.5340425973">
            <text:p>3.5340425973</text:p>
          </table:table-cell>
          <table:table-cell office:value-type="float" office:value="3.0125339107">
            <text:p>3.0125339107</text:p>
          </table:table-cell>
          <table:table-cell office:value-type="float" office:value="3.5153204496">
            <text:p>3.5153204496</text:p>
          </table:table-cell>
          <table:table-cell office:value-type="float" office:value="1.8830184737">
            <text:p>1.8830184737</text:p>
          </table:table-cell>
          <table:table-cell office:value-type="float" office:value="3.9760602106">
            <text:p>3.9760602106</text:p>
          </table:table-cell>
          <table:table-cell office:value-type="float" office:value="2.3588520939">
            <text:p>2.3588520939</text:p>
          </table:table-cell>
          <table:table-cell office:value-type="float" office:value="2.3183205568">
            <text:p>2.318320556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ay <text:s/>2015</text:p>
          </table:table-cell>
          <table:table-cell office:value-type="float" office:value="2.9676790244">
            <text:p>2.9676790244</text:p>
          </table:table-cell>
          <table:table-cell office:value-type="float" office:value="2.4129147116">
            <text:p>2.4129147116</text:p>
          </table:table-cell>
          <table:table-cell office:value-type="float" office:value="2.1399956005">
            <text:p>2.1399956005</text:p>
          </table:table-cell>
          <table:table-cell office:value-type="float" office:value="2.3336064691">
            <text:p>2.3336064691</text:p>
          </table:table-cell>
          <table:table-cell office:value-type="float" office:value="2.2230405721">
            <text:p>2.2230405721</text:p>
          </table:table-cell>
          <table:table-cell office:value-type="float" office:value="3.0331451604">
            <text:p>3.0331451604</text:p>
          </table:table-cell>
          <table:table-cell office:value-type="float" office:value="5.212796248">
            <text:p>5.212796248</text:p>
          </table:table-cell>
          <table:table-cell office:value-type="float" office:value="2.1943397767">
            <text:p>2.1943397767</text:p>
          </table:table-cell>
          <table:table-cell office:value-type="float" office:value="2.0934116808">
            <text:p>2.0934116808</text:p>
          </table:table-cell>
          <table:table-cell office:value-type="float" office:value="2.1310145815">
            <text:p>2.1310145815</text:p>
          </table:table-cell>
          <table:table-cell office:value-type="float" office:value="2.1464037709">
            <text:p>2.1464037709</text:p>
          </table:table-cell>
          <table:table-cell office:value-type="float" office:value="3.0169573691">
            <text:p>3.0169573691</text:p>
          </table:table-cell>
          <table:table-cell office:value-type="float" office:value="3.2224039839">
            <text:p>3.2224039839</text:p>
          </table:table-cell>
          <table:table-cell office:value-type="float" office:value="1.3960421142">
            <text:p>1.3960421142</text:p>
          </table:table-cell>
          <table:table-cell office:value-type="float" office:value="5.3642418921">
            <text:p>5.3642418921</text:p>
          </table:table-cell>
          <table:table-cell office:value-type="float" office:value="3.9397846054">
            <text:p>3.9397846054</text:p>
          </table:table-cell>
          <table:table-cell office:value-type="float" office:value="4.0124131543">
            <text:p>4.0124131543</text:p>
          </table:table-cell>
          <table:table-cell office:value-type="float" office:value="3.8980274608">
            <text:p>3.8980274608</text:p>
          </table:table-cell>
          <table:table-cell office:value-type="float" office:value="3.9748455343">
            <text:p>3.9748455343</text:p>
          </table:table-cell>
          <table:table-cell office:value-type="float" office:value="2.5716889729">
            <text:p>2.5716889729</text:p>
          </table:table-cell>
          <table:table-cell office:value-type="float" office:value="3.9302232732">
            <text:p>3.9302232732</text:p>
          </table:table-cell>
          <table:table-cell office:value-type="float" office:value="3.3778203827">
            <text:p>3.3778203827</text:p>
          </table:table-cell>
          <table:table-cell office:value-type="float" office:value="3.7350506694">
            <text:p>3.7350506694</text:p>
          </table:table-cell>
          <table:table-cell office:value-type="float" office:value="2.065342261">
            <text:p>2.065342261</text:p>
          </table:table-cell>
          <table:table-cell office:value-type="float" office:value="2.3871968609">
            <text:p>2.3871968609</text:p>
          </table:table-cell>
          <table:table-cell office:value-type="float" office:value="3.232140373">
            <text:p>3.232140373</text:p>
          </table:table-cell>
          <table:table-cell office:value-type="float" office:value="3.6302387963">
            <text:p>3.6302387963</text:p>
          </table:table-cell>
          <table:table-cell office:value-type="float" office:value="4.180416233">
            <text:p>4.180416233</text:p>
          </table:table-cell>
          <table:table-cell office:value-type="float" office:value="2.6604358546">
            <text:p>2.6604358546</text:p>
          </table:table-cell>
          <table:table-cell office:value-type="float" office:value="3.2672405168">
            <text:p>3.2672405168</text:p>
          </table:table-cell>
          <table:table-cell office:value-type="float" office:value="2.2338945702">
            <text:p>2.2338945702</text:p>
          </table:table-cell>
          <table:table-cell office:value-type="float" office:value="2.6358428761">
            <text:p>2.6358428761</text:p>
          </table:table-cell>
          <table:table-cell office:value-type="float" office:value="3.1905116552">
            <text:p>3.1905116552</text:p>
          </table:table-cell>
          <table:table-cell office:value-type="float" office:value="3.6503437472">
            <text:p>3.6503437472</text:p>
          </table:table-cell>
          <table:table-cell office:value-type="float" office:value="3.2670321137">
            <text:p>3.2670321137</text:p>
          </table:table-cell>
          <table:table-cell office:value-type="float" office:value="2.6454725287">
            <text:p>2.6454725287</text:p>
          </table:table-cell>
          <table:table-cell office:value-type="float" office:value="1.482802872">
            <text:p>1.482802872</text:p>
          </table:table-cell>
          <table:table-cell office:value-type="float" office:value="3.4579378171">
            <text:p>3.4579378171</text:p>
          </table:table-cell>
          <table:table-cell office:value-type="float" office:value="2.6369780084">
            <text:p>2.6369780084</text:p>
          </table:table-cell>
          <table:table-cell office:value-type="float" office:value="2.3150073276">
            <text:p>2.31500732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Jun <text:s/>2015</text:p>
          </table:table-cell>
          <table:table-cell office:value-type="float" office:value="4.2641231531">
            <text:p>4.2641231531</text:p>
          </table:table-cell>
          <table:table-cell office:value-type="float" office:value="2.1238928586">
            <text:p>2.1238928586</text:p>
          </table:table-cell>
          <table:table-cell office:value-type="float" office:value="2.3869155311">
            <text:p>2.3869155311</text:p>
          </table:table-cell>
          <table:table-cell office:value-type="float" office:value="2.3158721825">
            <text:p>2.3158721825</text:p>
          </table:table-cell>
          <table:table-cell office:value-type="float" office:value="2.1649771761">
            <text:p>2.1649771761</text:p>
          </table:table-cell>
          <table:table-cell office:value-type="float" office:value="2.774646221">
            <text:p>2.774646221</text:p>
          </table:table-cell>
          <table:table-cell office:value-type="float" office:value="1.2180936939">
            <text:p>1.2180936939</text:p>
          </table:table-cell>
          <table:table-cell office:value-type="float" office:value="2.3696531047">
            <text:p>2.3696531047</text:p>
          </table:table-cell>
          <table:table-cell office:value-type="float" office:value="2.1864229362">
            <text:p>2.1864229362</text:p>
          </table:table-cell>
          <table:table-cell office:value-type="float" office:value="2.2815499066">
            <text:p>2.2815499066</text:p>
          </table:table-cell>
          <table:table-cell office:value-type="float" office:value="2.2779262756">
            <text:p>2.2779262756</text:p>
          </table:table-cell>
          <table:table-cell office:value-type="float" office:value="3.3586512508">
            <text:p>3.3586512508</text:p>
          </table:table-cell>
          <table:table-cell office:value-type="float" office:value="4.4366721851">
            <text:p>4.4366721851</text:p>
          </table:table-cell>
          <table:table-cell office:value-type="float" office:value="1.5328001802">
            <text:p>1.5328001802</text:p>
          </table:table-cell>
          <table:table-cell office:value-type="float" office:value="4.0525879709">
            <text:p>4.0525879709</text:p>
          </table:table-cell>
          <table:table-cell office:value-type="float" office:value="4.0698204103">
            <text:p>4.0698204103</text:p>
          </table:table-cell>
          <table:table-cell office:value-type="float" office:value="3.9690439399">
            <text:p>3.9690439399</text:p>
          </table:table-cell>
          <table:table-cell office:value-type="float" office:value="3.9838657213">
            <text:p>3.9838657213</text:p>
          </table:table-cell>
          <table:table-cell office:value-type="float" office:value="4.0602103693">
            <text:p>4.0602103693</text:p>
          </table:table-cell>
          <table:table-cell office:value-type="float" office:value="3.5927221922">
            <text:p>3.5927221922</text:p>
          </table:table-cell>
          <table:table-cell office:value-type="float" office:value="3.860254549">
            <text:p>3.860254549</text:p>
          </table:table-cell>
          <table:table-cell office:value-type="float" office:value="2.3841036342">
            <text:p>2.3841036342</text:p>
          </table:table-cell>
          <table:table-cell office:value-type="float" office:value="3.7432936972">
            <text:p>3.7432936972</text:p>
          </table:table-cell>
          <table:table-cell office:value-type="float" office:value="1.9699348989">
            <text:p>1.9699348989</text:p>
          </table:table-cell>
          <table:table-cell office:value-type="float" office:value="2.5854666867">
            <text:p>2.5854666867</text:p>
          </table:table-cell>
          <table:table-cell office:value-type="float" office:value="3.8080423082">
            <text:p>3.8080423082</text:p>
          </table:table-cell>
          <table:table-cell office:value-type="float" office:value="3.1272862524">
            <text:p>3.1272862524</text:p>
          </table:table-cell>
          <table:table-cell office:value-type="float" office:value="5.1110387846">
            <text:p>5.1110387846</text:p>
          </table:table-cell>
          <table:table-cell office:value-type="float" office:value="2.6498549389">
            <text:p>2.6498549389</text:p>
          </table:table-cell>
          <table:table-cell office:value-type="float" office:value="3.217011523">
            <text:p>3.217011523</text:p>
          </table:table-cell>
          <table:table-cell office:value-type="float" office:value="1.9802713993">
            <text:p>1.9802713993</text:p>
          </table:table-cell>
          <table:table-cell office:value-type="float" office:value="3.330351536">
            <text:p>3.330351536</text:p>
          </table:table-cell>
          <table:table-cell office:value-type="float" office:value="3.5517203158">
            <text:p>3.5517203158</text:p>
          </table:table-cell>
          <table:table-cell office:value-type="float" office:value="3.8915960067">
            <text:p>3.8915960067</text:p>
          </table:table-cell>
          <table:table-cell office:value-type="float" office:value="3.187160358">
            <text:p>3.187160358</text:p>
          </table:table-cell>
          <table:table-cell office:value-type="float" office:value="2.7934958441">
            <text:p>2.7934958441</text:p>
          </table:table-cell>
          <table:table-cell office:value-type="float" office:value="2.0346534781">
            <text:p>2.0346534781</text:p>
          </table:table-cell>
          <table:table-cell office:value-type="float" office:value="3.0800596378">
            <text:p>3.0800596378</text:p>
          </table:table-cell>
          <table:table-cell office:value-type="float" office:value="1.9593576002">
            <text:p>1.9593576002</text:p>
          </table:table-cell>
          <table:table-cell office:value-type="float" office:value="2.5502465998">
            <text:p>2.5502465998</text:p>
          </table:table-cell>
          <table:table-cell office:value-type="float" office:value="4.3230060364">
            <text:p>4.3230060364</text:p>
          </table:table-cell>
        </table:table-row>
        <table:table-row table:style-name="ro1">
          <table:table-cell office:value-type="string">
            <text:p>Jul <text:s/>2015</text:p>
          </table:table-cell>
          <table:table-cell office:value-type="float" office:value="3.1431247818">
            <text:p>3.1431247818</text:p>
          </table:table-cell>
          <table:table-cell office:value-type="float" office:value="2.3758606279">
            <text:p>2.3758606279</text:p>
          </table:table-cell>
          <table:table-cell office:value-type="float" office:value="2.1119365175">
            <text:p>2.1119365175</text:p>
          </table:table-cell>
          <table:table-cell office:value-type="float" office:value="2.3070050391">
            <text:p>2.3070050391</text:p>
          </table:table-cell>
          <table:table-cell office:value-type="float" office:value="2.1179258034">
            <text:p>2.1179258034</text:p>
          </table:table-cell>
          <table:table-cell office:value-type="float" office:value="2.7853059711">
            <text:p>2.7853059711</text:p>
          </table:table-cell>
          <table:table-cell office:value-type="float" office:value="4.8333822114">
            <text:p>4.8333822114</text:p>
          </table:table-cell>
          <table:table-cell office:value-type="float" office:value="2.2229020604">
            <text:p>2.2229020604</text:p>
          </table:table-cell>
          <table:table-cell office:value-type="float" office:value="2.3645295953">
            <text:p>2.3645295953</text:p>
          </table:table-cell>
          <table:table-cell office:value-type="float" office:value="2.2759048319">
            <text:p>2.2759048319</text:p>
          </table:table-cell>
          <table:table-cell office:value-type="float" office:value="2.252470307">
            <text:p>2.252470307</text:p>
          </table:table-cell>
          <table:table-cell office:value-type="float" office:value="2.6863754836">
            <text:p>2.6863754836</text:p>
          </table:table-cell>
          <table:table-cell office:value-type="float" office:value="1.9096491432">
            <text:p>1.9096491432</text:p>
          </table:table-cell>
          <table:table-cell office:value-type="float" office:value="1.7409451544">
            <text:p>1.7409451544</text:p>
          </table:table-cell>
          <table:table-cell office:value-type="float" office:value="4.4749849964">
            <text:p>4.4749849964</text:p>
          </table:table-cell>
          <table:table-cell office:value-type="float" office:value="4.1237740808">
            <text:p>4.1237740808</text:p>
          </table:table-cell>
          <table:table-cell office:value-type="float" office:value="4.0851129934">
            <text:p>4.0851129934</text:p>
          </table:table-cell>
          <table:table-cell office:value-type="float" office:value="4.0574062368">
            <text:p>4.0574062368</text:p>
          </table:table-cell>
          <table:table-cell office:value-type="float" office:value="4.1730958077">
            <text:p>4.1730958077</text:p>
          </table:table-cell>
          <table:table-cell office:value-type="float" office:value="3.1672916842">
            <text:p>3.1672916842</text:p>
          </table:table-cell>
          <table:table-cell office:value-type="float" office:value="3.4548128842">
            <text:p>3.4548128842</text:p>
          </table:table-cell>
          <table:table-cell office:value-type="float" office:value="2.4326895827">
            <text:p>2.4326895827</text:p>
          </table:table-cell>
          <table:table-cell office:value-type="float" office:value="3.751536725">
            <text:p>3.751536725</text:p>
          </table:table-cell>
          <table:table-cell office:value-type="float" office:value="1.9932280476">
            <text:p>1.9932280476</text:p>
          </table:table-cell>
          <table:table-cell office:value-type="float" office:value="2.6416878747">
            <text:p>2.6416878747</text:p>
          </table:table-cell>
          <table:table-cell office:value-type="float" office:value="2.8115641573">
            <text:p>2.8115641573</text:p>
          </table:table-cell>
          <table:table-cell office:value-type="float" office:value="2.1115218446">
            <text:p>2.1115218446</text:p>
          </table:table-cell>
          <table:table-cell office:value-type="float" office:value="2.8999280922">
            <text:p>2.8999280922</text:p>
          </table:table-cell>
          <table:table-cell office:value-type="float" office:value="2.6643435791">
            <text:p>2.6643435791</text:p>
          </table:table-cell>
          <table:table-cell office:value-type="float" office:value="4.24945779">
            <text:p>4.24945779</text:p>
          </table:table-cell>
          <table:table-cell office:value-type="float" office:value="1.6244408425">
            <text:p>1.6244408425</text:p>
          </table:table-cell>
          <table:table-cell office:value-type="float" office:value="3.5061939882">
            <text:p>3.5061939882</text:p>
          </table:table-cell>
          <table:table-cell office:value-type="float" office:value="3.5914842811">
            <text:p>3.5914842811</text:p>
          </table:table-cell>
          <table:table-cell office:value-type="float" office:value="4.2138960266">
            <text:p>4.2138960266</text:p>
          </table:table-cell>
          <table:table-cell office:value-type="float" office:value="3.7143862222">
            <text:p>3.7143862222</text:p>
          </table:table-cell>
          <table:table-cell office:value-type="float" office:value="3.1302685745">
            <text:p>3.1302685745</text:p>
          </table:table-cell>
          <table:table-cell office:value-type="float" office:value="2.9478238371">
            <text:p>2.9478238371</text:p>
          </table:table-cell>
          <table:table-cell office:value-type="float" office:value="3.3408824997">
            <text:p>3.3408824997</text:p>
          </table:table-cell>
          <table:table-cell office:value-type="float" office:value="2.9335173928">
            <text:p>2.9335173928</text:p>
          </table:table-cell>
          <table:table-cell office:value-type="float" office:value="2.3306860014">
            <text:p>2.3306860014</text:p>
          </table:table-cell>
          <table:table-cell office:value-type="float" office:value="5.4019624156">
            <text:p>5.4019624156</text:p>
          </table:table-cell>
        </table:table-row>
        <table:table-row table:style-name="ro1">
          <table:table-cell office:value-type="string">
            <text:p>Aug <text:s/>2015</text:p>
          </table:table-cell>
          <table:table-cell office:value-type="float" office:value="4.4351511053">
            <text:p>4.4351511053</text:p>
          </table:table-cell>
          <table:table-cell office:value-type="float" office:value="2.4592323162">
            <text:p>2.4592323162</text:p>
          </table:table-cell>
          <table:table-cell office:value-type="float" office:value="2.2054667942">
            <text:p>2.2054667942</text:p>
          </table:table-cell>
          <table:table-cell office:value-type="float" office:value="2.4577464757">
            <text:p>2.4577464757</text:p>
          </table:table-cell>
          <table:table-cell office:value-type="float" office:value="2.1679804552">
            <text:p>2.1679804552</text:p>
          </table:table-cell>
          <table:table-cell office:value-type="float" office:value="2.8172852213">
            <text:p>2.8172852213</text:p>
          </table:table-cell>
          <table:table-cell office:value-type="float" office:value="3.5007808677">
            <text:p>3.5007808677</text:p>
          </table:table-cell>
          <table:table-cell office:value-type="float" office:value="2.1175170824">
            <text:p>2.1175170824</text:p>
          </table:table-cell>
          <table:table-cell office:value-type="float" office:value="2.2170968608">
            <text:p>2.2170968608</text:p>
          </table:table-cell>
          <table:table-cell office:value-type="float" office:value="2.1545357261">
            <text:p>2.1545357261</text:p>
          </table:table-cell>
          <table:table-cell office:value-type="float" office:value="2.1729204049">
            <text:p>2.1729204049</text:p>
          </table:table-cell>
          <table:table-cell office:value-type="float" office:value="2.7738824533">
            <text:p>2.7738824533</text:p>
          </table:table-cell>
          <table:table-cell office:value-type="float" office:value="2.1378498931">
            <text:p>2.1378498931</text:p>
          </table:table-cell>
          <table:table-cell office:value-type="float" office:value="1.8111289126">
            <text:p>1.8111289126</text:p>
          </table:table-cell>
          <table:table-cell office:value-type="float" office:value="3.4301081438">
            <text:p>3.4301081438</text:p>
          </table:table-cell>
          <table:table-cell office:value-type="float" office:value="4.220741507">
            <text:p>4.220741507</text:p>
          </table:table-cell>
          <table:table-cell office:value-type="float" office:value="4.1553059414">
            <text:p>4.1553059414</text:p>
          </table:table-cell>
          <table:table-cell office:value-type="float" office:value="4.1267655189">
            <text:p>4.1267655189</text:p>
          </table:table-cell>
          <table:table-cell office:value-type="float" office:value="4.216924917">
            <text:p>4.216924917</text:p>
          </table:table-cell>
          <table:table-cell office:value-type="float" office:value="3.3941879551">
            <text:p>3.3941879551</text:p>
          </table:table-cell>
          <table:table-cell office:value-type="float" office:value="2.6241404206">
            <text:p>2.6241404206</text:p>
          </table:table-cell>
          <table:table-cell office:value-type="float" office:value="1.2286013506">
            <text:p>1.2286013506</text:p>
          </table:table-cell>
          <table:table-cell office:value-type="float" office:value="3.7597797528">
            <text:p>3.7597797528</text:p>
          </table:table-cell>
          <table:table-cell office:value-type="float" office:value="2.4500230258">
            <text:p>2.4500230258</text:p>
          </table:table-cell>
          <table:table-cell office:value-type="float" office:value="2.6532393458">
            <text:p>2.6532393458</text:p>
          </table:table-cell>
          <table:table-cell office:value-type="float" office:value="3.895244461">
            <text:p>3.895244461</text:p>
          </table:table-cell>
          <table:table-cell office:value-type="float" office:value="1.7963416428">
            <text:p>1.7963416428</text:p>
          </table:table-cell>
          <table:table-cell office:value-type="float" office:value="2.2446295701">
            <text:p>2.2446295701</text:p>
          </table:table-cell>
          <table:table-cell office:value-type="float" office:value="2.6530412374">
            <text:p>2.6530412374</text:p>
          </table:table-cell>
          <table:table-cell office:value-type="float" office:value="2.5725232331">
            <text:p>2.5725232331</text:p>
          </table:table-cell>
          <table:table-cell office:value-type="float" office:value="1.9278435971">
            <text:p>1.9278435971</text:p>
          </table:table-cell>
          <table:table-cell office:value-type="float" office:value="2.5075592366">
            <text:p>2.5075592366</text:p>
          </table:table-cell>
          <table:table-cell office:value-type="float" office:value="3.2213371945">
            <text:p>3.2213371945</text:p>
          </table:table-cell>
          <table:table-cell office:value-type="float" office:value="2.8188592446">
            <text:p>2.8188592446</text:p>
          </table:table-cell>
          <table:table-cell office:value-type="float" office:value="3.1501925139">
            <text:p>3.1501925139</text:p>
          </table:table-cell>
          <table:table-cell office:value-type="float" office:value="2.0677898837">
            <text:p>2.0677898837</text:p>
          </table:table-cell>
          <table:table-cell office:value-type="float" office:value="2.0688448614">
            <text:p>2.0688448614</text:p>
          </table:table-cell>
          <table:table-cell office:value-type="float" office:value="3.4040955449">
            <text:p>3.4040955449</text:p>
          </table:table-cell>
          <table:table-cell office:value-type="float" office:value="1.7876455096">
            <text:p>1.7876455096</text:p>
          </table:table-cell>
          <table:table-cell office:value-type="float" office:value="2.5307222136">
            <text:p>2.53072221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ep <text:s/>2015</text:p>
          </table:table-cell>
          <table:table-cell office:value-type="float" office:value="3.5764130432">
            <text:p>3.5764130432</text:p>
          </table:table-cell>
          <table:table-cell office:value-type="float" office:value="2.1720631674">
            <text:p>2.1720631674</text:p>
          </table:table-cell>
          <table:table-cell office:value-type="float" office:value="2.3083500987">
            <text:p>2.3083500987</text:p>
          </table:table-cell>
          <table:table-cell office:value-type="float" office:value="2.2538021792">
            <text:p>2.2538021792</text:p>
          </table:table-cell>
          <table:table-cell office:value-type="float" office:value="2.248067898">
            <text:p>2.248067898</text:p>
          </table:table-cell>
          <table:table-cell office:value-type="float" office:value="3.0997685984">
            <text:p>3.0997685984</text:p>
          </table:table-cell>
          <table:table-cell office:value-type="float" office:value="1.2759879338">
            <text:p>1.2759879338</text:p>
          </table:table-cell>
          <table:table-cell office:value-type="float" office:value="1.9875094459">
            <text:p>1.9875094459</text:p>
          </table:table-cell>
          <table:table-cell office:value-type="float" office:value="2.098359088">
            <text:p>2.098359088</text:p>
          </table:table-cell>
          <table:table-cell office:value-type="float" office:value="2.0275215455">
            <text:p>2.0275215455</text:p>
          </table:table-cell>
          <table:table-cell office:value-type="float" office:value="2.0244272544">
            <text:p>2.0244272544</text:p>
          </table:table-cell>
          <table:table-cell office:value-type="float" office:value="2.8224974364">
            <text:p>2.8224974364</text:p>
          </table:table-cell>
          <table:table-cell office:value-type="float" office:value="1.8580037103">
            <text:p>1.8580037103</text:p>
          </table:table-cell>
          <table:table-cell office:value-type="float" office:value="1.6683550959">
            <text:p>1.6683550959</text:p>
          </table:table-cell>
          <table:table-cell office:value-type="float" office:value="2.1114337734">
            <text:p>2.1114337734</text:p>
          </table:table-cell>
          <table:table-cell office:value-type="float" office:value="4.4805644823">
            <text:p>4.4805644823</text:p>
          </table:table-cell>
          <table:table-cell office:value-type="float" office:value="4.231766117">
            <text:p>4.231766117</text:p>
          </table:table-cell>
          <table:table-cell office:value-type="float" office:value="4.4280602729">
            <text:p>4.4280602729</text:p>
          </table:table-cell>
          <table:table-cell office:value-type="float" office:value="4.3170693354">
            <text:p>4.3170693354</text:p>
          </table:table-cell>
          <table:table-cell office:value-type="float" office:value="4.2450489713">
            <text:p>4.2450489713</text:p>
          </table:table-cell>
          <table:table-cell office:value-type="float" office:value="2.1673412411">
            <text:p>2.1673412411</text:p>
          </table:table-cell>
          <table:table-cell office:value-type="float" office:value="1.2780899044">
            <text:p>1.2780899044</text:p>
          </table:table-cell>
          <table:table-cell office:value-type="float" office:value="3.7680227806">
            <text:p>3.7680227806</text:p>
          </table:table-cell>
          <table:table-cell office:value-type="float" office:value="2.2185957083">
            <text:p>2.2185957083</text:p>
          </table:table-cell>
          <table:table-cell office:value-type="float" office:value="2.9313611348">
            <text:p>2.9313611348</text:p>
          </table:table-cell>
          <table:table-cell office:value-type="float" office:value="3.5331832934">
            <text:p>3.5331832934</text:p>
          </table:table-cell>
          <table:table-cell office:value-type="float" office:value="3.2882794089">
            <text:p>3.2882794089</text:p>
          </table:table-cell>
          <table:table-cell office:value-type="float" office:value="2.4983580019">
            <text:p>2.4983580019</text:p>
          </table:table-cell>
          <table:table-cell office:value-type="float" office:value="2.650576365">
            <text:p>2.650576365</text:p>
          </table:table-cell>
          <table:table-cell office:value-type="float" office:value="2.5918852034">
            <text:p>2.5918852034</text:p>
          </table:table-cell>
          <table:table-cell office:value-type="float" office:value="1.985113485">
            <text:p>1.985113485</text:p>
          </table:table-cell>
          <table:table-cell office:value-type="float" office:value="2.6014109835">
            <text:p>2.6014109835</text:p>
          </table:table-cell>
          <table:table-cell office:value-type="float" office:value="2.6653367915">
            <text:p>2.6653367915</text:p>
          </table:table-cell>
          <table:table-cell office:value-type="float" office:value="4.2452977425">
            <text:p>4.2452977425</text:p>
          </table:table-cell>
          <table:table-cell office:value-type="float" office:value="3.4316275478">
            <text:p>3.4316275478</text:p>
          </table:table-cell>
          <table:table-cell office:value-type="float" office:value="2.3287969319">
            <text:p>2.3287969319</text:p>
          </table:table-cell>
          <table:table-cell office:value-type="float" office:value="3.2962903182">
            <text:p>3.2962903182</text:p>
          </table:table-cell>
          <table:table-cell office:value-type="float" office:value="2.9930892223">
            <text:p>2.9930892223</text:p>
          </table:table-cell>
          <table:table-cell office:value-type="float" office:value="2.0934104904">
            <text:p>2.0934104904</text:p>
          </table:table-cell>
          <table:table-cell office:value-type="float" office:value="2.3215746212">
            <text:p>2.3215746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Oct <text:s/>2015</text:p>
          </table:table-cell>
          <table:table-cell office:value-type="float" office:value="3.1752732979">
            <text:p>3.1752732979</text:p>
          </table:table-cell>
          <table:table-cell office:value-type="float" office:value="2.1998537302">
            <text:p>2.1998537302</text:p>
          </table:table-cell>
          <table:table-cell office:value-type="float" office:value="2.1399956005">
            <text:p>2.1399956005</text:p>
          </table:table-cell>
          <table:table-cell office:value-type="float" office:value="2.1722244606">
            <text:p>2.1722244606</text:p>
          </table:table-cell>
          <table:table-cell office:value-type="float" office:value="2.2280460373">
            <text:p>2.2280460373</text:p>
          </table:table-cell>
          <table:table-cell office:value-type="float" office:value="2.8359397839">
            <text:p>2.8359397839</text:p>
          </table:table-cell>
          <table:table-cell office:value-type="float" office:value="3.1782272453">
            <text:p>3.1782272453</text:p>
          </table:table-cell>
          <table:table-cell office:value-type="float" office:value="1.9599320684">
            <text:p>1.9599320684</text:p>
          </table:table-cell>
          <table:table-cell office:value-type="float" office:value="1.9717054638">
            <text:p>1.9717054638</text:p>
          </table:table-cell>
          <table:table-cell office:value-type="float" office:value="1.9240285095">
            <text:p>1.9240285095</text:p>
          </table:table-cell>
          <table:table-cell office:value-type="float" office:value="1.9873039668">
            <text:p>1.9873039668</text:p>
          </table:table-cell>
          <table:table-cell office:value-type="float" office:value="2.569699524">
            <text:p>2.569699524</text:p>
          </table:table-cell>
          <table:table-cell office:value-type="float" office:value="2.7251665602">
            <text:p>2.7251665602</text:p>
          </table:table-cell>
          <table:table-cell office:value-type="float" office:value="1.6984338495">
            <text:p>1.6984338495</text:p>
          </table:table-cell>
          <table:table-cell office:value-type="float" office:value="3.1832223478">
            <text:p>3.1832223478</text:p>
          </table:table-cell>
          <table:table-cell office:value-type="float" office:value="4.7789257937">
            <text:p>4.7789257937</text:p>
          </table:table-cell>
          <table:table-cell office:value-type="float" office:value="4.5100310184">
            <text:p>4.5100310184</text:p>
          </table:table-cell>
          <table:table-cell office:value-type="float" office:value="4.7207466053">
            <text:p>4.7207466053</text:p>
          </table:table-cell>
          <table:table-cell office:value-type="float" office:value="4.6080742355">
            <text:p>4.6080742355</text:p>
          </table:table-cell>
          <table:table-cell office:value-type="float" office:value="4.3904043949">
            <text:p>4.3904043949</text:p>
          </table:table-cell>
          <table:table-cell office:value-type="float" office:value="2.9113184504">
            <text:p>2.9113184504</text:p>
          </table:table-cell>
          <table:table-cell office:value-type="float" office:value="0.8064322673">
            <text:p>0.8064322673</text:p>
          </table:table-cell>
          <table:table-cell office:value-type="float" office:value="3.7762658085">
            <text:p>3.7762658085</text:p>
          </table:table-cell>
          <table:table-cell office:value-type="float" office:value="2.4420939004">
            <text:p>2.4420939004</text:p>
          </table:table-cell>
          <table:table-cell office:value-type="float" office:value="3.1470760738">
            <text:p>3.1470760738</text:p>
          </table:table-cell>
          <table:table-cell office:value-type="float" office:value="2.1521041069">
            <text:p>2.1521041069</text:p>
          </table:table-cell>
          <table:table-cell office:value-type="float" office:value="2.3961699581">
            <text:p>2.3961699581</text:p>
          </table:table-cell>
          <table:table-cell office:value-type="float" office:value="2.2878395483">
            <text:p>2.2878395483</text:p>
          </table:table-cell>
          <table:table-cell office:value-type="float" office:value="2.6481716114">
            <text:p>2.6481716114</text:p>
          </table:table-cell>
          <table:table-cell office:value-type="float" office:value="2.865195364">
            <text:p>2.865195364</text:p>
          </table:table-cell>
          <table:table-cell office:value-type="float" office:value="1.7149259672">
            <text:p>1.7149259672</text:p>
          </table:table-cell>
          <table:table-cell office:value-type="float" office:value="2.1266444833">
            <text:p>2.1266444833</text:p>
          </table:table-cell>
          <table:table-cell office:value-type="float" office:value="3.7988058611">
            <text:p>3.7988058611</text:p>
          </table:table-cell>
          <table:table-cell office:value-type="float" office:value="4.1292320706">
            <text:p>4.1292320706</text:p>
          </table:table-cell>
          <table:table-cell office:value-type="float" office:value="3.4301307008">
            <text:p>3.4301307008</text:p>
          </table:table-cell>
          <table:table-cell office:value-type="float" office:value="2.4549179512">
            <text:p>2.4549179512</text:p>
          </table:table-cell>
          <table:table-cell office:value-type="float" office:value="5.1995826507">
            <text:p>5.1995826507</text:p>
          </table:table-cell>
          <table:table-cell office:value-type="float" office:value="2.9838329475">
            <text:p>2.9838329475</text:p>
          </table:table-cell>
          <table:table-cell office:value-type="float" office:value="3.0387877425">
            <text:p>3.0387877425</text:p>
          </table:table-cell>
          <table:table-cell office:value-type="float" office:value="2.3346500435">
            <text:p>2.334650043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Nov <text:s/>2015</text:p>
          </table:table-cell>
          <table:table-cell office:value-type="float" office:value="2.2245436867">
            <text:p>2.2245436867</text:p>
          </table:table-cell>
          <table:table-cell office:value-type="float" office:value="2.3249112627">
            <text:p>2.3249112627</text:p>
          </table:table-cell>
          <table:table-cell office:value-type="float" office:value="2.1961137666">
            <text:p>2.1961137666</text:p>
          </table:table-cell>
          <table:table-cell office:value-type="float" office:value="2.2405014642">
            <text:p>2.2405014642</text:p>
          </table:table-cell>
          <table:table-cell office:value-type="float" office:value="2.2881116194">
            <text:p>2.2881116194</text:p>
          </table:table-cell>
          <table:table-cell office:value-type="float" office:value="2.6867032829">
            <text:p>2.6867032829</text:p>
          </table:table-cell>
          <table:table-cell office:value-type="float" office:value="3.8533154357">
            <text:p>3.8533154357</text:p>
          </table:table-cell>
          <table:table-cell office:value-type="float" office:value="1.9274301593">
            <text:p>1.9274301593</text:p>
          </table:table-cell>
          <table:table-cell office:value-type="float" office:value="1.9301472433">
            <text:p>1.9301472433</text:p>
          </table:table-cell>
          <table:table-cell office:value-type="float" office:value="1.9287327384">
            <text:p>1.9287327384</text:p>
          </table:table-cell>
          <table:table-cell office:value-type="float" office:value="1.9660906596">
            <text:p>1.9660906596</text:p>
          </table:table-cell>
          <table:table-cell office:value-type="float" office:value="3.0766843485">
            <text:p>3.0766843485</text:p>
          </table:table-cell>
          <table:table-cell office:value-type="float" office:value="2.6711190142">
            <text:p>2.6711190142</text:p>
          </table:table-cell>
          <table:table-cell office:value-type="float" office:value="1.7048506502">
            <text:p>1.7048506502</text:p>
          </table:table-cell>
          <table:table-cell office:value-type="float" office:value="3.0264323162">
            <text:p>3.0264323162</text:p>
          </table:table-cell>
          <table:table-cell office:value-type="float" office:value="4.3003045233">
            <text:p>4.3003045233</text:p>
          </table:table-cell>
          <table:table-cell office:value-type="float" office:value="4.8020838202">
            <text:p>4.8020838202</text:p>
          </table:table-cell>
          <table:table-cell office:value-type="float" office:value="4.7121381837">
            <text:p>4.7121381837</text:p>
          </table:table-cell>
          <table:table-cell office:value-type="float" office:value="4.1837982647">
            <text:p>4.1837982647</text:p>
          </table:table-cell>
          <table:table-cell office:value-type="float" office:value="0.5473488052">
            <text:p>0.5473488052</text:p>
          </table:table-cell>
          <table:table-cell office:value-type="float" office:value="4.028697774">
            <text:p>4.028697774</text:p>
          </table:table-cell>
          <table:table-cell office:value-type="float" office:value="1.3659907565">
            <text:p>1.3659907565</text:p>
          </table:table-cell>
          <table:table-cell office:value-type="float" office:value="3.7845088363">
            <text:p>3.7845088363</text:p>
          </table:table-cell>
          <table:table-cell office:value-type="float" office:value="2.0896453525">
            <text:p>2.0896453525</text:p>
          </table:table-cell>
          <table:table-cell office:value-type="float" office:value="3.449337172">
            <text:p>3.449337172</text:p>
          </table:table-cell>
          <table:table-cell office:value-type="float" office:value="3.0468482588">
            <text:p>3.0468482588</text:p>
          </table:table-cell>
          <table:table-cell office:value-type="float" office:value="3.9068722367">
            <text:p>3.9068722367</text:p>
          </table:table-cell>
          <table:table-cell office:value-type="float" office:value="3.1031962099">
            <text:p>3.1031962099</text:p>
          </table:table-cell>
          <table:table-cell office:value-type="float" office:value="2.6493739882">
            <text:p>2.6493739882</text:p>
          </table:table-cell>
          <table:table-cell office:value-type="float" office:value="3.0308618141">
            <text:p>3.0308618141</text:p>
          </table:table-cell>
          <table:table-cell office:value-type="float" office:value="2.1626998997">
            <text:p>2.1626998997</text:p>
          </table:table-cell>
          <table:table-cell office:value-type="float" office:value="2.3864505003">
            <text:p>2.3864505003</text:p>
          </table:table-cell>
          <table:table-cell office:value-type="float" office:value="3.082359373">
            <text:p>3.082359373</text:p>
          </table:table-cell>
          <table:table-cell office:value-type="float" office:value="3.6609847665">
            <text:p>3.6609847665</text:p>
          </table:table-cell>
          <table:table-cell office:value-type="float" office:value="3.5388466982">
            <text:p>3.5388466982</text:p>
          </table:table-cell>
          <table:table-cell office:value-type="float" office:value="2.373460638">
            <text:p>2.373460638</text:p>
          </table:table-cell>
          <table:table-cell office:value-type="float" office:value="3.6224105881">
            <text:p>3.6224105881</text:p>
          </table:table-cell>
          <table:table-cell office:value-type="float" office:value="3.8434070256">
            <text:p>3.8434070256</text:p>
          </table:table-cell>
          <table:table-cell office:value-type="float" office:value="2.4940178084">
            <text:p>2.4940178084</text:p>
          </table:table-cell>
          <table:table-cell office:value-type="float" office:value="2.3784024182">
            <text:p>2.378402418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Dec <text:s/>2015</text:p>
          </table:table-cell>
          <table:table-cell office:value-type="float" office:value="3.1745623079">
            <text:p>3.1745623079</text:p>
          </table:table-cell>
          <table:table-cell office:value-type="float" office:value="2.5703945674">
            <text:p>2.5703945674</text:p>
          </table:table-cell>
          <table:table-cell office:value-type="float" office:value="2.327056154">
            <text:p>2.327056154</text:p>
          </table:table-cell>
          <table:table-cell office:value-type="float" office:value="2.519816479">
            <text:p>2.519816479</text:p>
          </table:table-cell>
          <table:table-cell office:value-type="float" office:value="2.3732045274">
            <text:p>2.3732045274</text:p>
          </table:table-cell>
          <table:table-cell office:value-type="float" office:value="2.8785787843">
            <text:p>2.8785787843</text:p>
          </table:table-cell>
          <table:table-cell office:value-type="float" office:value="4.5594183975">
            <text:p>4.5594183975</text:p>
          </table:table-cell>
          <table:table-cell office:value-type="float" office:value="1.8771999361">
            <text:p>1.8771999361</text:p>
          </table:table-cell>
          <table:table-cell office:value-type="float" office:value="1.8974943558">
            <text:p>1.8974943558</text:p>
          </table:table-cell>
          <table:table-cell office:value-type="float" office:value="1.8816904493">
            <text:p>1.8816904493</text:p>
          </table:table-cell>
          <table:table-cell office:value-type="float" office:value="1.9077540647">
            <text:p>1.9077540647</text:p>
          </table:table-cell>
          <table:table-cell office:value-type="float" office:value="2.8850024148">
            <text:p>2.8850024148</text:p>
          </table:table-cell>
          <table:table-cell office:value-type="float" office:value="2.4825531313">
            <text:p>2.4825531313</text:p>
          </table:table-cell>
          <table:table-cell office:value-type="float" office:value="1.87529692">
            <text:p>1.87529692</text:p>
          </table:table-cell>
          <table:table-cell office:value-type="float" office:value="4.0888602916">
            <text:p>4.0888602916</text:p>
          </table:table-cell>
          <table:table-cell office:value-type="float" office:value="4.3736516791">
            <text:p>4.3736516791</text:p>
          </table:table-cell>
          <table:table-cell office:value-type="float" office:value="4.3119866291">
            <text:p>4.3119866291</text:p>
          </table:table-cell>
          <table:table-cell office:value-type="float" office:value="4.2854064302">
            <text:p>4.2854064302</text:p>
          </table:table-cell>
          <table:table-cell office:value-type="float" office:value="4.2920969359">
            <text:p>4.2920969359</text:p>
          </table:table-cell>
          <table:table-cell office:value-type="float" office:value="3.2594682943">
            <text:p>3.2594682943</text:p>
          </table:table-cell>
          <table:table-cell office:value-type="float" office:value="3.9422381047">
            <text:p>3.9422381047</text:p>
          </table:table-cell>
          <table:table-cell office:value-type="float" office:value="2.9182138145">
            <text:p>2.9182138145</text:p>
          </table:table-cell>
          <table:table-cell office:value-type="float" office:value="3.7927518641">
            <text:p>3.7927518641</text:p>
          </table:table-cell>
          <table:table-cell office:value-type="float" office:value="2.4186933109">
            <text:p>2.4186933109</text:p>
          </table:table-cell>
          <table:table-cell office:value-type="float" office:value="3.2301218">
            <text:p>3.2301218</text:p>
          </table:table-cell>
          <table:table-cell office:value-type="float" office:value="3.5455829899">
            <text:p>3.5455829899</text:p>
          </table:table-cell>
          <table:table-cell office:value-type="float" office:value="1.9032039514">
            <text:p>1.9032039514</text:p>
          </table:table-cell>
          <table:table-cell office:value-type="float" office:value="3.8086587677">
            <text:p>3.8086587677</text:p>
          </table:table-cell>
          <table:table-cell office:value-type="float" office:value="3.9083827163">
            <text:p>3.9083827163</text:p>
          </table:table-cell>
          <table:table-cell office:value-type="float" office:value="2.6624316316">
            <text:p>2.6624316316</text:p>
          </table:table-cell>
          <table:table-cell office:value-type="float" office:value="1.6962066974">
            <text:p>1.6962066974</text:p>
          </table:table-cell>
          <table:table-cell office:value-type="float" office:value="2.5345391657">
            <text:p>2.5345391657</text:p>
          </table:table-cell>
          <table:table-cell office:value-type="float" office:value="2.5297899711">
            <text:p>2.5297899711</text:p>
          </table:table-cell>
          <table:table-cell office:value-type="float" office:value="3.4277718105">
            <text:p>3.4277718105</text:p>
          </table:table-cell>
          <table:table-cell office:value-type="float" office:value="3.6031854588">
            <text:p>3.6031854588</text:p>
          </table:table-cell>
          <table:table-cell office:value-type="float" office:value="1.8934050611">
            <text:p>1.8934050611</text:p>
          </table:table-cell>
          <table:table-cell office:value-type="float" office:value="3.4322157681">
            <text:p>3.4322157681</text:p>
          </table:table-cell>
          <table:table-cell office:value-type="float" office:value="1.8432762908">
            <text:p>1.8432762908</text:p>
          </table:table-cell>
          <table:table-cell office:value-type="float" office:value="2.1433225465">
            <text:p>2.1433225465</text:p>
          </table:table-cell>
          <table:table-cell office:value-type="float" office:value="2.4487197912">
            <text:p>2.44871979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Jan <text:s/>2016</text:p>
          </table:table-cell>
          <table:table-cell office:value-type="float" office:value="2.0952110545">
            <text:p>2.0952110545</text:p>
          </table:table-cell>
          <table:table-cell office:value-type="float" office:value="2.7973508302">
            <text:p>2.7973508302</text:p>
          </table:table-cell>
          <table:table-cell office:value-type="float" office:value="2.5702348735">
            <text:p>2.5702348735</text:p>
          </table:table-cell>
          <table:table-cell office:value-type="float" office:value="2.8346000671">
            <text:p>2.8346000671</text:p>
          </table:table-cell>
          <table:table-cell office:value-type="float" office:value="2.6785379031">
            <text:p>2.6785379031</text:p>
          </table:table-cell>
          <table:table-cell office:value-type="float" office:value="2.7506617833">
            <text:p>2.7506617833</text:p>
          </table:table-cell>
          <table:table-cell office:value-type="float" office:value="4.2472030323">
            <text:p>4.2472030323</text:p>
          </table:table-cell>
          <table:table-cell office:value-type="float" office:value="1.8988678756">
            <text:p>1.8988678756</text:p>
          </table:table-cell>
          <table:table-cell office:value-type="float" office:value="1.861873024">
            <text:p>1.861873024</text:p>
          </table:table-cell>
          <table:table-cell office:value-type="float" office:value="1.8487608469">
            <text:p>1.8487608469</text:p>
          </table:table-cell>
          <table:table-cell office:value-type="float" office:value="1.9151787222">
            <text:p>1.9151787222</text:p>
          </table:table-cell>
          <table:table-cell office:value-type="float" office:value="2.8224974364">
            <text:p>2.8224974364</text:p>
          </table:table-cell>
          <table:table-cell office:value-type="float" office:value="3.2188008141">
            <text:p>3.2188008141</text:p>
          </table:table-cell>
          <table:table-cell office:value-type="float" office:value="1.7136737512">
            <text:p>1.7136737512</text:p>
          </table:table-cell>
          <table:table-cell office:value-type="float" office:value="2.0271883833">
            <text:p>2.0271883833</text:p>
          </table:table-cell>
          <table:table-cell office:value-type="float" office:value="4.3500314086">
            <text:p>4.3500314086</text:p>
          </table:table-cell>
          <table:table-cell office:value-type="float" office:value="4.3984743687">
            <text:p>4.3984743687</text:p>
          </table:table-cell>
          <table:table-cell office:value-type="float" office:value="4.4046945573">
            <text:p>4.4046945573</text:p>
          </table:table-cell>
          <table:table-cell office:value-type="float" office:value="4.3468833225">
            <text:p>4.3468833225</text:p>
          </table:table-cell>
          <table:table-cell office:value-type="float" office:value="2.756042193">
            <text:p>2.756042193</text:p>
          </table:table-cell>
          <table:table-cell office:value-type="float" office:value="3.7721457851">
            <text:p>3.7721457851</text:p>
          </table:table-cell>
          <table:table-cell office:value-type="float" office:value="3.6678919055">
            <text:p>3.6678919055</text:p>
          </table:table-cell>
          <table:table-cell office:value-type="float" office:value="3.8010561328">
            <text:p>3.8010561328</text:p>
          </table:table-cell>
          <table:table-cell office:value-type="float" office:value="2.0812219998">
            <text:p>2.0812219998</text:p>
          </table:table-cell>
          <table:table-cell office:value-type="float" office:value="2.6394593404">
            <text:p>2.6394593404</text:p>
          </table:table-cell>
          <table:table-cell office:value-type="float" office:value="2.1616849353">
            <text:p>2.1616849353</text:p>
          </table:table-cell>
          <table:table-cell office:value-type="float" office:value="2.7301146723">
            <text:p>2.7301146723</text:p>
          </table:table-cell>
          <table:table-cell office:value-type="float" office:value="2.7604188821">
            <text:p>2.7604188821</text:p>
          </table:table-cell>
          <table:table-cell office:value-type="float" office:value="2.6508769592">
            <text:p>2.6508769592</text:p>
          </table:table-cell>
          <table:table-cell office:value-type="float" office:value="2.0987787779">
            <text:p>2.0987787779</text:p>
          </table:table-cell>
          <table:table-cell office:value-type="float" office:value="1.7871418462">
            <text:p>1.7871418462</text:p>
          </table:table-cell>
          <table:table-cell office:value-type="float" office:value="2.1464972782">
            <text:p>2.1464972782</text:p>
          </table:table-cell>
          <table:table-cell office:value-type="float" office:value="2.9500118496">
            <text:p>2.9500118496</text:p>
          </table:table-cell>
          <table:table-cell office:value-type="float" office:value="3.0497187429">
            <text:p>3.0497187429</text:p>
          </table:table-cell>
          <table:table-cell office:value-type="float" office:value="13.8830152877">
            <text:p>13.8830152877</text:p>
          </table:table-cell>
          <table:table-cell office:value-type="float" office:value="3.3677266913">
            <text:p>3.3677266913</text:p>
          </table:table-cell>
          <table:table-cell office:value-type="float" office:value="2.5539928672">
            <text:p>2.5539928672</text:p>
          </table:table-cell>
          <table:table-cell office:value-type="float" office:value="3.0741720203">
            <text:p>3.0741720203</text:p>
          </table:table-cell>
          <table:table-cell office:value-type="float" office:value="2.0673534264">
            <text:p>2.0673534264</text:p>
          </table:table-cell>
          <table:table-cell office:value-type="float" office:value="2.5931115024">
            <text:p>2.59311150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eb <text:s/>2016</text:p>
          </table:table-cell>
          <table:table-cell office:value-type="float" office:value="2.8748411395">
            <text:p>2.8748411395</text:p>
          </table:table-cell>
          <table:table-cell office:value-type="float" office:value="3.3577938464">
            <text:p>3.3577938464</text:p>
          </table:table-cell>
          <table:table-cell office:value-type="float" office:value="2.8049958682">
            <text:p>2.8049958682</text:p>
          </table:table-cell>
          <table:table-cell office:value-type="float" office:value="3.3089922351">
            <text:p>3.3089922351</text:p>
          </table:table-cell>
          <table:table-cell office:value-type="float" office:value="2.9388220923">
            <text:p>2.9388220923</text:p>
          </table:table-cell>
          <table:table-cell office:value-type="float" office:value="2.7000279704">
            <text:p>2.7000279704</text:p>
          </table:table-cell>
          <table:table-cell office:value-type="float" office:value="5.76692683">
            <text:p>5.76692683</text:p>
          </table:table-cell>
          <table:table-cell office:value-type="float" office:value="1.7964376165">
            <text:p>1.7964376165</text:p>
          </table:table-cell>
          <table:table-cell office:value-type="float" office:value="1.8460413209">
            <text:p>1.8460413209</text:p>
          </table:table-cell>
          <table:table-cell office:value-type="float" office:value="1.7923101">
            <text:p>1.7923101</text:p>
          </table:table-cell>
          <table:table-cell office:value-type="float" office:value="1.8048695247">
            <text:p>1.8048695247</text:p>
          </table:table-cell>
          <table:table-cell office:value-type="float" office:value="3.1475233239">
            <text:p>3.1475233239</text:p>
          </table:table-cell>
          <table:table-cell office:value-type="float" office:value="1.930067105">
            <text:p>1.930067105</text:p>
          </table:table-cell>
          <table:table-cell office:value-type="float" office:value="2.0088465856">
            <text:p>2.0088465856</text:p>
          </table:table-cell>
          <table:table-cell office:value-type="float" office:value="4.8868513481">
            <text:p>4.8868513481</text:p>
          </table:table-cell>
          <table:table-cell office:value-type="float" office:value="4.3438155479">
            <text:p>4.3438155479</text:p>
          </table:table-cell>
          <table:table-cell office:value-type="float" office:value="4.3871933592">
            <text:p>4.3871933592</text:p>
          </table:table-cell>
          <table:table-cell office:value-type="float" office:value="4.3493547045">
            <text:p>4.3493547045</text:p>
          </table:table-cell>
          <table:table-cell office:value-type="float" office:value="4.4602784018">
            <text:p>4.4602784018</text:p>
          </table:table-cell>
          <table:table-cell office:value-type="float" office:value="2.8446735489">
            <text:p>2.8446735489</text:p>
          </table:table-cell>
          <table:table-cell office:value-type="float" office:value="4.0732233258">
            <text:p>4.0732233258</text:p>
          </table:table-cell>
          <table:table-cell office:value-type="float" office:value="2.9488379195">
            <text:p>2.9488379195</text:p>
          </table:table-cell>
          <table:table-cell office:value-type="float" office:value="3.8122142285">
            <text:p>3.8122142285</text:p>
          </table:table-cell>
          <table:table-cell office:value-type="float" office:value="1.8809095158">
            <text:p>1.8809095158</text:p>
          </table:table-cell>
          <table:table-cell office:value-type="float" office:value="2.8395029781">
            <text:p>2.8395029781</text:p>
          </table:table-cell>
          <table:table-cell office:value-type="float" office:value="2.7055713971">
            <text:p>2.7055713971</text:p>
          </table:table-cell>
          <table:table-cell office:value-type="float" office:value="2.2912159051">
            <text:p>2.2912159051</text:p>
          </table:table-cell>
          <table:table-cell office:value-type="float" office:value="2.70530506">
            <text:p>2.70530506</text:p>
          </table:table-cell>
          <table:table-cell office:value-type="float" office:value="2.6795536454">
            <text:p>2.6795536454</text:p>
          </table:table-cell>
          <table:table-cell office:value-type="float" office:value="2.1697989901">
            <text:p>2.1697989901</text:p>
          </table:table-cell>
          <table:table-cell office:value-type="float" office:value="2.0809166824">
            <text:p>2.0809166824</text:p>
          </table:table-cell>
          <table:table-cell office:value-type="float" office:value="2.2672334163">
            <text:p>2.2672334163</text:p>
          </table:table-cell>
          <table:table-cell office:value-type="float" office:value="3.4332661187">
            <text:p>3.4332661187</text:p>
          </table:table-cell>
          <table:table-cell office:value-type="float" office:value="3.5659760851">
            <text:p>3.5659760851</text:p>
          </table:table-cell>
          <table:table-cell office:value-type="float" office:value="3.5260614865">
            <text:p>3.5260614865</text:p>
          </table:table-cell>
          <table:table-cell office:value-type="float" office:value="2.1357519462">
            <text:p>2.1357519462</text:p>
          </table:table-cell>
          <table:table-cell office:value-type="float" office:value="2.9826872869">
            <text:p>2.9826872869</text:p>
          </table:table-cell>
          <table:table-cell office:value-type="float" office:value="2.7488967205">
            <text:p>2.7488967205</text:p>
          </table:table-cell>
          <table:table-cell office:value-type="float" office:value="1.8228362205">
            <text:p>1.8228362205</text:p>
          </table:table-cell>
          <table:table-cell office:value-type="float" office:value="2.4356443689">
            <text:p>2.435644368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ar <text:s/>2016</text:p>
          </table:table-cell>
          <table:table-cell office:value-type="float" office:value="2.6199507703">
            <text:p>2.6199507703</text:p>
          </table:table-cell>
          <table:table-cell office:value-type="float" office:value="2.9224083627">
            <text:p>2.9224083627</text:p>
          </table:table-cell>
          <table:table-cell office:value-type="float" office:value="3.3652422258">
            <text:p>3.3652422258</text:p>
          </table:table-cell>
          <table:table-cell office:value-type="float" office:value="3.2894845198">
            <text:p>3.2894845198</text:p>
          </table:table-cell>
          <table:table-cell office:value-type="float" office:value="3.0289204655">
            <text:p>3.0289204655</text:p>
          </table:table-cell>
          <table:table-cell office:value-type="float" office:value="2.7106877205">
            <text:p>2.7106877205</text:p>
          </table:table-cell>
          <table:table-cell office:value-type="float" office:value="1.2759879338">
            <text:p>1.2759879338</text:p>
          </table:table-cell>
          <table:table-cell office:value-type="float" office:value="1.841743308">
            <text:p>1.841743308</text:p>
          </table:table-cell>
          <table:table-cell office:value-type="float" office:value="1.8133884334">
            <text:p>1.8133884334</text:p>
          </table:table-cell>
          <table:table-cell office:value-type="float" office:value="1.7744340302">
            <text:p>1.7744340302</text:p>
          </table:table-cell>
          <table:table-cell office:value-type="float" office:value="1.8165368437">
            <text:p>1.8165368437</text:p>
          </table:table-cell>
          <table:table-cell office:value-type="float" office:value="2.8752794182">
            <text:p>2.8752794182</text:p>
          </table:table-cell>
          <table:table-cell office:value-type="float" office:value="3.5046522799">
            <text:p>3.5046522799</text:p>
          </table:table-cell>
          <table:table-cell office:value-type="float" office:value="2.0477484401">
            <text:p>2.0477484401</text:p>
          </table:table-cell>
          <table:table-cell office:value-type="float" office:value="3.1996033959">
            <text:p>3.1996033959</text:p>
          </table:table-cell>
          <table:table-cell office:value-type="float" office:value="4.1434162004">
            <text:p>4.1434162004</text:p>
          </table:table-cell>
          <table:table-cell office:value-type="float" office:value="4.3621244492">
            <text:p>4.3621244492</text:p>
          </table:table-cell>
          <table:table-cell office:value-type="float" office:value="4.2731086851">
            <text:p>4.2731086851</text:p>
          </table:table-cell>
          <table:table-cell office:value-type="float" office:value="4.2258436311">
            <text:p>4.2258436311</text:p>
          </table:table-cell>
          <table:table-cell office:value-type="float" office:value="1.8378213464">
            <text:p>1.8378213464</text:p>
          </table:table-cell>
          <table:table-cell office:value-type="float" office:value="3.4875591895">
            <text:p>3.4875591895</text:p>
          </table:table-cell>
          <table:table-cell office:value-type="float" office:value="3.7561666941">
            <text:p>3.7561666941</text:p>
          </table:table-cell>
          <table:table-cell office:value-type="float" office:value="3.8233723241">
            <text:p>3.8233723241</text:p>
          </table:table-cell>
          <table:table-cell office:value-type="float" office:value="1.7654966911">
            <text:p>1.7654966911</text:p>
          </table:table-cell>
          <table:table-cell office:value-type="float" office:value="2.8098471308">
            <text:p>2.8098471308</text:p>
          </table:table-cell>
          <table:table-cell office:value-type="float" office:value="2.4567689127">
            <text:p>2.4567689127</text:p>
          </table:table-cell>
          <table:table-cell office:value-type="float" office:value="2.7444265886">
            <text:p>2.7444265886</text:p>
          </table:table-cell>
          <table:table-cell office:value-type="float" office:value="2.6706813966">
            <text:p>2.6706813966</text:p>
          </table:table-cell>
          <table:table-cell office:value-type="float" office:value="2.760052771">
            <text:p>2.760052771</text:p>
          </table:table-cell>
          <table:table-cell office:value-type="float" office:value="3.0980443764">
            <text:p>3.0980443764</text:p>
          </table:table-cell>
          <table:table-cell office:value-type="float" office:value="1.6384651497">
            <text:p>1.6384651497</text:p>
          </table:table-cell>
          <table:table-cell office:value-type="float" office:value="2.2838618039">
            <text:p>2.2838618039</text:p>
          </table:table-cell>
          <table:table-cell office:value-type="float" office:value="3.5033387452">
            <text:p>3.5033387452</text:p>
          </table:table-cell>
          <table:table-cell office:value-type="float" office:value="4.2841460272">
            <text:p>4.2841460272</text:p>
          </table:table-cell>
          <table:table-cell office:value-type="float" office:value="3.4612715334">
            <text:p>3.4612715334</text:p>
          </table:table-cell>
          <table:table-cell office:value-type="float" office:value="2.3051815214">
            <text:p>2.3051815214</text:p>
          </table:table-cell>
          <table:table-cell office:value-type="float" office:value="2.3435520439">
            <text:p>2.3435520439</text:p>
          </table:table-cell>
          <table:table-cell office:value-type="float" office:value="2.363256769">
            <text:p>2.363256769</text:p>
          </table:table-cell>
          <table:table-cell office:value-type="float" office:value="1.8071317233">
            <text:p>1.8071317233</text:p>
          </table:table-cell>
          <table:table-cell office:value-type="float" office:value="2.342163974">
            <text:p>2.34216397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pr <text:s/>2016</text:p>
          </table:table-cell>
          <table:table-cell office:value-type="float" office:value="3.2639346596">
            <text:p>3.2639346596</text:p>
          </table:table-cell>
          <table:table-cell office:value-type="float" office:value="2.8149515199">
            <text:p>2.8149515199</text:p>
          </table:table-cell>
          <table:table-cell office:value-type="float" office:value="2.9359382556">
            <text:p>2.9359382556</text:p>
          </table:table-cell>
          <table:table-cell office:value-type="float" office:value="2.9099707854">
            <text:p>2.9099707854</text:p>
          </table:table-cell>
          <table:table-cell office:value-type="float" office:value="2.9188002316">
            <text:p>2.9188002316</text:p>
          </table:table-cell>
          <table:table-cell office:value-type="float" office:value="2.8545943466">
            <text:p>2.8545943466</text:p>
          </table:table-cell>
          <table:table-cell office:value-type="float" office:value="2.477293412">
            <text:p>2.477293412</text:p>
          </table:table-cell>
          <table:table-cell office:value-type="float" office:value="2.0456189198">
            <text:p>2.0456189198</text:p>
          </table:table-cell>
          <table:table-cell office:value-type="float" office:value="1.8480202838">
            <text:p>1.8480202838</text:p>
          </table:table-cell>
          <table:table-cell office:value-type="float" office:value="2.0256398539">
            <text:p>2.0256398539</text:p>
          </table:table-cell>
          <table:table-cell office:value-type="float" office:value="1.9077540647">
            <text:p>1.9077540647</text:p>
          </table:table-cell>
          <table:table-cell office:value-type="float" office:value="2.719711472">
            <text:p>2.719711472</text:p>
          </table:table-cell>
          <table:table-cell office:value-type="float" office:value="5.2101526219">
            <text:p>5.2101526219</text:p>
          </table:table-cell>
          <table:table-cell office:value-type="float" office:value="2.0782282437">
            <text:p>2.0782282437</text:p>
          </table:table-cell>
          <table:table-cell office:value-type="float" office:value="3.1504602516">
            <text:p>3.1504602516</text:p>
          </table:table-cell>
          <table:table-cell office:value-type="float" office:value="4.087722089">
            <text:p>4.087722089</text:p>
          </table:table-cell>
          <table:table-cell office:value-type="float" office:value="4.1490387139">
            <text:p>4.1490387139</text:p>
          </table:table-cell>
          <table:table-cell office:value-type="float" office:value="4.0812638622">
            <text:p>4.0812638622</text:p>
          </table:table-cell>
          <table:table-cell office:value-type="float" office:value="4.0525657572">
            <text:p>4.0525657572</text:p>
          </table:table-cell>
          <table:table-cell office:value-type="float" office:value="2.5787794813">
            <text:p>2.5787794813</text:p>
          </table:table-cell>
          <table:table-cell office:value-type="float" office:value="4.6263767418">
            <text:p>4.6263767418</text:p>
          </table:table-cell>
          <table:table-cell office:value-type="float" office:value="3.6352691746">
            <text:p>3.6352691746</text:p>
          </table:table-cell>
          <table:table-cell office:value-type="float" office:value="3.8345304197">
            <text:p>3.8345304197</text:p>
          </table:table-cell>
          <table:table-cell office:value-type="float" office:value="1.8231708712">
            <text:p>1.8231708712</text:p>
          </table:table-cell>
          <table:table-cell office:value-type="float" office:value="3.3163545274">
            <text:p>3.3163545274</text:p>
          </table:table-cell>
          <table:table-cell office:value-type="float" office:value="2.7961074566">
            <text:p>2.7961074566</text:p>
          </table:table-cell>
          <table:table-cell office:value-type="float" office:value="3.6762913626">
            <text:p>3.6762913626</text:p>
          </table:table-cell>
          <table:table-cell office:value-type="float" office:value="3.0854588947">
            <text:p>3.0854588947</text:p>
          </table:table-cell>
          <table:table-cell office:value-type="float" office:value="2.6485323245">
            <text:p>2.6485323245</text:p>
          </table:table-cell>
          <table:table-cell office:value-type="float" office:value="2.6910244923">
            <text:p>2.6910244923</text:p>
          </table:table-cell>
          <table:table-cell office:value-type="float" office:value="2.6167438788">
            <text:p>2.6167438788</text:p>
          </table:table-cell>
          <table:table-cell office:value-type="float" office:value="2.3373726335">
            <text:p>2.3373726335</text:p>
          </table:table-cell>
          <table:table-cell office:value-type="float" office:value="3.2437679208">
            <text:p>3.2437679208</text:p>
          </table:table-cell>
          <table:table-cell office:value-type="float" office:value="4.4053973561">
            <text:p>4.4053973561</text:p>
          </table:table-cell>
          <table:table-cell office:value-type="float" office:value="3.1938876161">
            <text:p>3.1938876161</text:p>
          </table:table-cell>
          <table:table-cell office:value-type="float" office:value="2.0783958519">
            <text:p>2.0783958519</text:p>
          </table:table-cell>
          <table:table-cell office:value-type="float" office:value="2.4134469601">
            <text:p>2.4134469601</text:p>
          </table:table-cell>
          <table:table-cell office:value-type="float" office:value="3.1530130642">
            <text:p>3.1530130642</text:p>
          </table:table-cell>
          <table:table-cell office:value-type="float" office:value="2.0736437129">
            <text:p>2.0736437129</text:p>
          </table:table-cell>
          <table:table-cell office:value-type="float" office:value="2.347814213">
            <text:p>2.3478142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ay <text:s/>2016</text:p>
          </table:table-cell>
          <table:table-cell office:value-type="float" office:value="2.7258678511">
            <text:p>2.7258678511</text:p>
          </table:table-cell>
          <table:table-cell office:value-type="float" office:value="2.7565913381">
            <text:p>2.7565913381</text:p>
          </table:table-cell>
          <table:table-cell office:value-type="float" office:value="2.8414726761">
            <text:p>2.8414726761</text:p>
          </table:table-cell>
          <table:table-cell office:value-type="float" office:value="2.8186392091">
            <text:p>2.8186392091</text:p>
          </table:table-cell>
          <table:table-cell office:value-type="float" office:value="2.7285925549">
            <text:p>2.7285925549</text:p>
          </table:table-cell>
          <table:table-cell office:value-type="float" office:value="2.8599242216">
            <text:p>2.8599242216</text:p>
          </table:table-cell>
          <table:table-cell office:value-type="float" office:value="2.693362986">
            <text:p>2.693362986</text:p>
          </table:table-cell>
          <table:table-cell office:value-type="float" office:value="2.201234121">
            <text:p>2.201234121</text:p>
          </table:table-cell>
          <table:table-cell office:value-type="float" office:value="2.0389902016">
            <text:p>2.0389902016</text:p>
          </table:table-cell>
          <table:table-cell office:value-type="float" office:value="2.2232174681">
            <text:p>2.2232174681</text:p>
          </table:table-cell>
          <table:table-cell office:value-type="float" office:value="2.1018558257">
            <text:p>2.1018558257</text:p>
          </table:table-cell>
          <table:table-cell office:value-type="float" office:value="2.6974874797">
            <text:p>2.6974874797</text:p>
          </table:table-cell>
          <table:table-cell office:value-type="float" office:value="4.4210584496">
            <text:p>4.4210584496</text:p>
          </table:table-cell>
          <table:table-cell office:value-type="float" office:value="1.9398659776">
            <text:p>1.9398659776</text:p>
          </table:table-cell>
          <table:table-cell office:value-type="float" office:value="2.2413120832">
            <text:p>2.2413120832</text:p>
          </table:table-cell>
          <table:table-cell office:value-type="float" office:value="4.0504269251">
            <text:p>4.0504269251</text:p>
          </table:table-cell>
          <table:table-cell office:value-type="float" office:value="4.0713250928">
            <text:p>4.0713250928</text:p>
          </table:table-cell>
          <table:table-cell office:value-type="float" office:value="3.9902605487">
            <text:p>3.9902605487</text:p>
          </table:table-cell>
          <table:table-cell office:value-type="float" office:value="4.1188190619">
            <text:p>4.1188190619</text:p>
          </table:table-cell>
          <table:table-cell office:value-type="float" office:value="2.6745013456">
            <text:p>2.6745013456</text:p>
          </table:table-cell>
          <table:table-cell office:value-type="float" office:value="5.3008563967">
            <text:p>5.3008563967</text:p>
          </table:table-cell>
          <table:table-cell office:value-type="float" office:value="3.1871901643">
            <text:p>3.1871901643</text:p>
          </table:table-cell>
          <table:table-cell office:value-type="float" office:value="3.8456885153">
            <text:p>3.8456885153</text:p>
          </table:table-cell>
          <table:table-cell office:value-type="float" office:value="1.8067324406">
            <text:p>1.8067324406</text:p>
          </table:table-cell>
          <table:table-cell office:value-type="float" office:value="3.188687543">
            <text:p>3.188687543</text:p>
          </table:table-cell>
          <table:table-cell office:value-type="float" office:value="3.3301361874">
            <text:p>3.3301361874</text:p>
          </table:table-cell>
          <table:table-cell office:value-type="float" office:value="2.6537844519">
            <text:p>2.6537844519</text:p>
          </table:table-cell>
          <table:table-cell office:value-type="float" office:value="2.814135228">
            <text:p>2.814135228</text:p>
          </table:table-cell>
          <table:table-cell office:value-type="float" office:value="2.6668685704">
            <text:p>2.6668685704</text:p>
          </table:table-cell>
          <table:table-cell office:value-type="float" office:value="2.9686934651">
            <text:p>2.9686934651</text:p>
          </table:table-cell>
          <table:table-cell office:value-type="float" office:value="1.7596471074">
            <text:p>1.7596471074</text:p>
          </table:table-cell>
          <table:table-cell office:value-type="float" office:value="2.397981936">
            <text:p>2.397981936</text:p>
          </table:table-cell>
          <table:table-cell office:value-type="float" office:value="3.3610457746">
            <text:p>3.3610457746</text:p>
          </table:table-cell>
          <table:table-cell office:value-type="float" office:value="4.4400919444">
            <text:p>4.4400919444</text:p>
          </table:table-cell>
          <table:table-cell office:value-type="float" office:value="3.4899703671">
            <text:p>3.4899703671</text:p>
          </table:table-cell>
          <table:table-cell office:value-type="float" office:value="2.0565651488">
            <text:p>2.0565651488</text:p>
          </table:table-cell>
          <table:table-cell office:value-type="float" office:value="3.4093655071">
            <text:p>3.4093655071</text:p>
          </table:table-cell>
          <table:table-cell office:value-type="float" office:value="2.9531373886">
            <text:p>2.9531373886</text:p>
          </table:table-cell>
          <table:table-cell office:value-type="float" office:value="2.2578161349">
            <text:p>2.2578161349</text:p>
          </table:table-cell>
          <table:table-cell office:value-type="float" office:value="2.4287516689">
            <text:p>2.428751668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Jun <text:s/>2016</text:p>
          </table:table-cell>
          <table:table-cell office:value-type="float" office:value="3.524201551">
            <text:p>3.524201551</text:p>
          </table:table-cell>
          <table:table-cell office:value-type="float" office:value="2.5796580883">
            <text:p>2.5796580883</text:p>
          </table:table-cell>
          <table:table-cell office:value-type="float" office:value="2.7713249685">
            <text:p>2.7713249685</text:p>
          </table:table-cell>
          <table:table-cell office:value-type="float" office:value="2.7592293488">
            <text:p>2.7592293488</text:p>
          </table:table-cell>
          <table:table-cell office:value-type="float" office:value="2.6485051121">
            <text:p>2.6485051121</text:p>
          </table:table-cell>
          <table:table-cell office:value-type="float" office:value="2.7160175956">
            <text:p>2.7160175956</text:p>
          </table:table-cell>
          <table:table-cell office:value-type="float" office:value="2.0834058155">
            <text:p>2.0834058155</text:p>
          </table:table-cell>
          <table:table-cell office:value-type="float" office:value="1.9796301952">
            <text:p>1.9796301952</text:p>
          </table:table-cell>
          <table:table-cell office:value-type="float" office:value="2.1963177505">
            <text:p>2.1963177505</text:p>
          </table:table-cell>
          <table:table-cell office:value-type="float" office:value="2.1263103526">
            <text:p>2.1263103526</text:p>
          </table:table-cell>
          <table:table-cell office:value-type="float" office:value="2.008517274">
            <text:p>2.008517274</text:p>
          </table:table-cell>
          <table:table-cell office:value-type="float" office:value="2.7252674701">
            <text:p>2.7252674701</text:p>
          </table:table-cell>
          <table:table-cell office:value-type="float" office:value="1.1709993472">
            <text:p>1.1709993472</text:p>
          </table:table-cell>
          <table:table-cell office:value-type="float" office:value="1.9903982835">
            <text:p>1.9903982835</text:p>
          </table:table-cell>
          <table:table-cell office:value-type="float" office:value="3.2744881871">
            <text:p>3.2744881871</text:p>
          </table:table-cell>
          <table:table-cell office:value-type="float" office:value="4.2866296299">
            <text:p>4.2866296299</text:p>
          </table:table-cell>
          <table:table-cell office:value-type="float" office:value="4.0713250928">
            <text:p>4.0713250928</text:p>
          </table:table-cell>
          <table:table-cell office:value-type="float" office:value="4.2091604108">
            <text:p>4.2091604108</text:p>
          </table:table-cell>
          <table:table-cell office:value-type="float" office:value="4.1443011022">
            <text:p>4.1443011022</text:p>
          </table:table-cell>
          <table:table-cell office:value-type="float" office:value="4.1528723612">
            <text:p>4.1528723612</text:p>
          </table:table-cell>
          <table:table-cell office:value-type="float" office:value="4.8216766488">
            <text:p>4.8216766488</text:p>
          </table:table-cell>
          <table:table-cell office:value-type="float" office:value="3.4013912728">
            <text:p>3.4013912728</text:p>
          </table:table-cell>
          <table:table-cell office:value-type="float" office:value="3.8568466109">
            <text:p>3.8568466109</text:p>
          </table:table-cell>
          <table:table-cell office:value-type="float" office:value="1.8539848706">
            <text:p>1.8539848706</text:p>
          </table:table-cell>
          <table:table-cell office:value-type="float" office:value="3.3077124065">
            <text:p>3.3077124065</text:p>
          </table:table-cell>
          <table:table-cell office:value-type="float" office:value="4.03468705">
            <text:p>4.03468705</text:p>
          </table:table-cell>
          <table:table-cell office:value-type="float" office:value="2.270543137">
            <text:p>2.270543137</text:p>
          </table:table-cell>
          <table:table-cell office:value-type="float" office:value="2.4354767202">
            <text:p>2.4354767202</text:p>
          </table:table-cell>
          <table:table-cell office:value-type="float" office:value="2.6634417965">
            <text:p>2.6634417965</text:p>
          </table:table-cell>
          <table:table-cell office:value-type="float" office:value="2.2621789614">
            <text:p>2.2621789614</text:p>
          </table:table-cell>
          <table:table-cell office:value-type="float" office:value="1.7009838758">
            <text:p>1.7009838758</text:p>
          </table:table-cell>
          <table:table-cell office:value-type="float" office:value="2.5058682141">
            <text:p>2.5058682141</text:p>
          </table:table-cell>
          <table:table-cell office:value-type="float" office:value="3.0182664911">
            <text:p>3.0182664911</text:p>
          </table:table-cell>
          <table:table-cell office:value-type="float" office:value="4.0536192536">
            <text:p>4.0536192536</text:p>
          </table:table-cell>
          <table:table-cell office:value-type="float" office:value="3.4970461766">
            <text:p>3.4970461766</text:p>
          </table:table-cell>
          <table:table-cell office:value-type="float" office:value="2.2538187708">
            <text:p>2.2538187708</text:p>
          </table:table-cell>
          <table:table-cell office:value-type="float" office:value="2.3174254586">
            <text:p>2.3174254586</text:p>
          </table:table-cell>
          <table:table-cell office:value-type="float" office:value="3.6830954969">
            <text:p>3.6830954969</text:p>
          </table:table-cell>
          <table:table-cell office:value-type="float" office:value="2.0217559222">
            <text:p>2.0217559222</text:p>
          </table:table-cell>
          <table:table-cell office:value-type="float" office:value="2.3527840568">
            <text:p>2.3527840568</text:p>
          </table:table-cell>
          <table:table-cell office:value-type="float" office:value="6.018508918">
            <text:p>6.018508918</text:p>
          </table:table-cell>
        </table:table-row>
        <table:table-row table:style-name="ro1">
          <table:table-cell office:value-type="string">
            <text:p>Jul <text:s/>2016</text:p>
          </table:table-cell>
          <table:table-cell office:value-type="float" office:value="2.0874876888">
            <text:p>2.0874876888</text:p>
          </table:table-cell>
          <table:table-cell office:value-type="float" office:value="2.3656707548">
            <text:p>2.3656707548</text:p>
          </table:table-cell>
          <table:table-cell office:value-type="float" office:value="2.512246102">
            <text:p>2.512246102</text:p>
          </table:table-cell>
          <table:table-cell office:value-type="float" office:value="2.4488793324">
            <text:p>2.4488793324</text:p>
          </table:table-cell>
          <table:table-cell office:value-type="float" office:value="2.3381662712">
            <text:p>2.3381662712</text:p>
          </table:table-cell>
          <table:table-cell office:value-type="float" office:value="2.6893682204">
            <text:p>2.6893682204</text:p>
          </table:table-cell>
          <table:table-cell office:value-type="float" office:value="1.7929007902">
            <text:p>1.7929007902</text:p>
          </table:table-cell>
          <table:table-cell office:value-type="float" office:value="2.0771359226">
            <text:p>2.0771359226</text:p>
          </table:table-cell>
          <table:table-cell office:value-type="float" office:value="1.9667580566">
            <text:p>1.9667580566</text:p>
          </table:table-cell>
          <table:table-cell office:value-type="float" office:value="1.999296172">
            <text:p>1.999296172</text:p>
          </table:table-cell>
          <table:table-cell office:value-type="float" office:value="1.9979106204">
            <text:p>1.9979106204</text:p>
          </table:table-cell>
          <table:table-cell office:value-type="float" office:value="2.5238625398">
            <text:p>2.5238625398</text:p>
          </table:table-cell>
          <table:table-cell office:value-type="float" office:value="3.9346305351">
            <text:p>3.9346305351</text:p>
          </table:table-cell>
          <table:table-cell office:value-type="float" office:value="1.8993599229">
            <text:p>1.8993599229</text:p>
          </table:table-cell>
          <table:table-cell office:value-type="float" office:value="2.4753270558">
            <text:p>2.4753270558</text:p>
          </table:table-cell>
          <table:table-cell office:value-type="float" office:value="4.0641018185">
            <text:p>4.0641018185</text:p>
          </table:table-cell>
          <table:table-cell office:value-type="float" office:value="4.3107331836">
            <text:p>4.3107331836</text:p>
          </table:table-cell>
          <table:table-cell office:value-type="float" office:value="4.2118659147">
            <text:p>4.2118659147</text:p>
          </table:table-cell>
          <table:table-cell office:value-type="float" office:value="4.1430270002">
            <text:p>4.1430270002</text:p>
          </table:table-cell>
          <table:table-cell office:value-type="float" office:value="1.7137374482">
            <text:p>1.7137374482</text:p>
          </table:table-cell>
          <table:table-cell office:value-type="float" office:value="3.5318491564">
            <text:p>3.5318491564</text:p>
          </table:table-cell>
          <table:table-cell office:value-type="float" office:value="2.5841209467">
            <text:p>2.5841209467</text:p>
          </table:table-cell>
          <table:table-cell office:value-type="float" office:value="3.8680047065">
            <text:p>3.8680047065</text:p>
          </table:table-cell>
          <table:table-cell office:value-type="float" office:value="1.9317289778">
            <text:p>1.9317289778</text:p>
          </table:table-cell>
          <table:table-cell office:value-type="float" office:value="2.9315101733">
            <text:p>2.9315101733</text:p>
          </table:table-cell>
          <table:table-cell office:value-type="float" office:value="2.9577742447">
            <text:p>2.9577742447</text:p>
          </table:table-cell>
          <table:table-cell office:value-type="float" office:value="3.0205511609">
            <text:p>3.0205511609</text:p>
          </table:table-cell>
          <table:table-cell office:value-type="float" office:value="2.6801086812">
            <text:p>2.6801086812</text:p>
          </table:table-cell>
          <table:table-cell office:value-type="float" office:value="2.6510573157">
            <text:p>2.6510573157</text:p>
          </table:table-cell>
          <table:table-cell office:value-type="float" office:value="1.585457571">
            <text:p>1.585457571</text:p>
          </table:table-cell>
          <table:table-cell office:value-type="float" office:value="2.1382038789">
            <text:p>2.1382038789</text:p>
          </table:table-cell>
          <table:table-cell office:value-type="float" office:value="2.5326284058">
            <text:p>2.5326284058</text:p>
          </table:table-cell>
          <table:table-cell office:value-type="float" office:value="3.5867254381">
            <text:p>3.5867254381</text:p>
          </table:table-cell>
          <table:table-cell office:value-type="float" office:value="4.5721068059">
            <text:p>4.5721068059</text:p>
          </table:table-cell>
          <table:table-cell office:value-type="float" office:value="3.4352734394">
            <text:p>3.4352734394</text:p>
          </table:table-cell>
          <table:table-cell office:value-type="float" office:value="2.416968631">
            <text:p>2.416968631</text:p>
          </table:table-cell>
          <table:table-cell office:value-type="float" office:value="2.0776657342">
            <text:p>2.0776657342</text:p>
          </table:table-cell>
          <table:table-cell office:value-type="float" office:value="3.7534134561">
            <text:p>3.7534134561</text:p>
          </table:table-cell>
          <table:table-cell office:value-type="float" office:value="2.0919675911">
            <text:p>2.0919675911</text:p>
          </table:table-cell>
          <table:table-cell office:value-type="float" office:value="2.5179426153">
            <text:p>2.5179426153</text:p>
          </table:table-cell>
          <table:table-cell office:value-type="float" office:value="3.706459534">
            <text:p>3.706459534</text:p>
          </table:table-cell>
        </table:table-row>
        <table:table-row table:style-name="ro1">
          <table:table-cell office:value-type="string">
            <text:p>Aug <text:s/>2016</text:p>
          </table:table-cell>
          <table:table-cell office:value-type="float" office:value="3.6739635769">
            <text:p>3.6739635769</text:p>
          </table:table-cell>
          <table:table-cell office:value-type="float" office:value="2.3378801921">
            <text:p>2.3378801921</text:p>
          </table:table-cell>
          <table:table-cell office:value-type="float" office:value="2.3457622094">
            <text:p>2.3457622094</text:p>
          </table:table-cell>
          <table:table-cell office:value-type="float" office:value="2.3602078991">
            <text:p>2.3602078991</text:p>
          </table:table-cell>
          <table:table-cell office:value-type="float" office:value="2.3381662712">
            <text:p>2.3381662712</text:p>
          </table:table-cell>
          <table:table-cell office:value-type="float" office:value="2.6200798449">
            <text:p>2.6200798449</text:p>
          </table:table-cell>
          <table:table-cell office:value-type="float" office:value="2.8060499887">
            <text:p>2.8060499887</text:p>
          </table:table-cell>
          <table:table-cell office:value-type="float" office:value="2.017056636">
            <text:p>2.017056636</text:p>
          </table:table-cell>
          <table:table-cell office:value-type="float" office:value="2.1033064952">
            <text:p>2.1033064952</text:p>
          </table:table-cell>
          <table:table-cell office:value-type="float" office:value="2.0275215455">
            <text:p>2.0275215455</text:p>
          </table:table-cell>
          <table:table-cell office:value-type="float" office:value="2.0297305812">
            <text:p>2.0297305812</text:p>
          </table:table-cell>
          <table:table-cell office:value-type="float" office:value="2.9280613999">
            <text:p>2.9280613999</text:p>
          </table:table-cell>
          <table:table-cell office:value-type="float" office:value="2.4513256602">
            <text:p>2.4513256602</text:p>
          </table:table-cell>
          <table:table-cell office:value-type="float" office:value="1.7501693055">
            <text:p>1.7501693055</text:p>
          </table:table-cell>
          <table:table-cell office:value-type="float" office:value="2.1114337734">
            <text:p>2.1114337734</text:p>
          </table:table-cell>
          <table:table-cell office:value-type="float" office:value="4.0074131693">
            <text:p>4.0074131693</text:p>
          </table:table-cell>
          <table:table-cell office:value-type="float" office:value="4.0620495961">
            <text:p>4.0620495961</text:p>
          </table:table-cell>
          <table:table-cell office:value-type="float" office:value="3.9565647273">
            <text:p>3.9565647273</text:p>
          </table:table-cell>
          <table:table-cell office:value-type="float" office:value="4.106842503">
            <text:p>4.106842503</text:p>
          </table:table-cell>
          <table:table-cell office:value-type="float" office:value="2.5716889729">
            <text:p>2.5716889729</text:p>
          </table:table-cell>
          <table:table-cell office:value-type="float" office:value="2.5002227473">
            <text:p>2.5002227473</text:p>
          </table:table-cell>
          <table:table-cell office:value-type="float" office:value="2.6022117338">
            <text:p>2.6022117338</text:p>
          </table:table-cell>
          <table:table-cell office:value-type="float" office:value="3.8791628021">
            <text:p>3.8791628021</text:p>
          </table:table-cell>
          <table:table-cell office:value-type="float" office:value="1.8887741767">
            <text:p>1.8887741767</text:p>
          </table:table-cell>
          <table:table-cell office:value-type="float" office:value="2.6283439971">
            <text:p>2.6283439971</text:p>
          </table:table-cell>
          <table:table-cell office:value-type="float" office:value="2.6056760311">
            <text:p>2.6056760311</text:p>
          </table:table-cell>
          <table:table-cell office:value-type="float" office:value="3.0983443772">
            <text:p>3.0983443772</text:p>
          </table:table-cell>
          <table:table-cell office:value-type="float" office:value="2.5505532707">
            <text:p>2.5505532707</text:p>
          </table:table-cell>
          <table:table-cell office:value-type="float" office:value="2.6552656344">
            <text:p>2.6552656344</text:p>
          </table:table-cell>
          <table:table-cell office:value-type="float" office:value="1.4480918148">
            <text:p>1.4480918148</text:p>
          </table:table-cell>
          <table:table-cell office:value-type="float" office:value="1.3869882473">
            <text:p>1.3869882473</text:p>
          </table:table-cell>
          <table:table-cell office:value-type="float" office:value="2.2748430174">
            <text:p>2.2748430174</text:p>
          </table:table-cell>
          <table:table-cell office:value-type="float" office:value="1.7847726016">
            <text:p>1.7847726016</text:p>
          </table:table-cell>
          <table:table-cell office:value-type="float" office:value="2.33573599">
            <text:p>2.33573599</text:p>
          </table:table-cell>
          <table:table-cell office:value-type="float" office:value="2.8835078379">
            <text:p>2.8835078379</text:p>
          </table:table-cell>
          <table:table-cell office:value-type="float" office:value="1.2254591832">
            <text:p>1.2254591832</text:p>
          </table:table-cell>
          <table:table-cell office:value-type="float" office:value="2.1150494333">
            <text:p>2.1150494333</text:p>
          </table:table-cell>
          <table:table-cell office:value-type="float" office:value="1.7859548806">
            <text:p>1.7859548806</text:p>
          </table:table-cell>
          <table:table-cell office:value-type="float" office:value="1.4331779619">
            <text:p>1.4331779619</text:p>
          </table:table-cell>
          <table:table-cell office:value-type="float" office:value="2.3240891255">
            <text:p>2.32408912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ep <text:s/>2016</text:p>
          </table:table-cell>
          <table:table-cell office:value-type="float" office:value="3.7981688387">
            <text:p>3.7981688387</text:p>
          </table:table-cell>
          <table:table-cell office:value-type="float" office:value="2.4314417534">
            <text:p>2.4314417534</text:p>
          </table:table-cell>
          <table:table-cell office:value-type="float" office:value="2.3364091817">
            <text:p>2.3364091817</text:p>
          </table:table-cell>
          <table:table-cell office:value-type="float" office:value="2.3690750424">
            <text:p>2.3690750424</text:p>
          </table:table-cell>
          <table:table-cell office:value-type="float" office:value="2.4082427836">
            <text:p>2.4082427836</text:p>
          </table:table-cell>
          <table:table-cell office:value-type="float" office:value="2.6387344075">
            <text:p>2.6387344075</text:p>
          </table:table-cell>
          <table:table-cell office:value-type="float" office:value="3.5772839704">
            <text:p>3.5772839704</text:p>
          </table:table-cell>
          <table:table-cell office:value-type="float" office:value="1.9904641649">
            <text:p>1.9904641649</text:p>
          </table:table-cell>
          <table:table-cell office:value-type="float" office:value="1.9984214626">
            <text:p>1.9984214626</text:p>
          </table:table-cell>
          <table:table-cell office:value-type="float" office:value="1.9880060227">
            <text:p>1.9880060227</text:p>
          </table:table-cell>
          <table:table-cell office:value-type="float" office:value="2.035033908">
            <text:p>2.035033908</text:p>
          </table:table-cell>
          <table:table-cell office:value-type="float" office:value="3.155857321">
            <text:p>3.155857321</text:p>
          </table:table-cell>
          <table:table-cell office:value-type="float" office:value="2.7407802957">
            <text:p>2.7407802957</text:p>
          </table:table-cell>
          <table:table-cell office:value-type="float" office:value="1.8099257624">
            <text:p>1.8099257624</text:p>
          </table:table-cell>
          <table:table-cell office:value-type="float" office:value="3.3622438018">
            <text:p>3.3622438018</text:p>
          </table:table-cell>
          <table:table-cell office:value-type="float" office:value="4.0914516054">
            <text:p>4.0914516054</text:p>
          </table:table-cell>
          <table:table-cell office:value-type="float" office:value="4.0249476093">
            <text:p>4.0249476093</text:p>
          </table:table-cell>
          <table:table-cell office:value-type="float" office:value="4.0190372722">
            <text:p>4.0190372722</text:p>
          </table:table-cell>
          <table:table-cell office:value-type="float" office:value="4.1073521438">
            <text:p>4.1073521438</text:p>
          </table:table-cell>
          <table:table-cell office:value-type="float" office:value="3.3339186332">
            <text:p>3.3339186332</text:p>
          </table:table-cell>
          <table:table-cell office:value-type="float" office:value="3.2338342198">
            <text:p>3.2338342198</text:p>
          </table:table-cell>
          <table:table-cell office:value-type="float" office:value="2.0766891972">
            <text:p>2.0766891972</text:p>
          </table:table-cell>
          <table:table-cell office:value-type="float" office:value="3.8903208977">
            <text:p>3.8903208977</text:p>
          </table:table-cell>
          <table:table-cell office:value-type="float" office:value="1.9863518414">
            <text:p>1.9863518414</text:p>
          </table:table-cell>
          <table:table-cell office:value-type="float" office:value="3.2581755537">
            <text:p>3.2581755537</text:p>
          </table:table-cell>
          <table:table-cell office:value-type="float" office:value="3.0918393861">
            <text:p>3.0918393861</text:p>
          </table:table-cell>
          <table:table-cell office:value-type="float" office:value="3.2320176757">
            <text:p>3.2320176757</text:p>
          </table:table-cell>
          <table:table-cell office:value-type="float" office:value="2.2831611988">
            <text:p>2.2831611988</text:p>
          </table:table-cell>
          <table:table-cell office:value-type="float" office:value="2.683822083">
            <text:p>2.683822083</text:p>
          </table:table-cell>
          <table:table-cell office:value-type="float" office:value="2.1302301349">
            <text:p>2.1302301349</text:p>
          </table:table-cell>
          <table:table-cell office:value-type="float" office:value="2.1651014703">
            <text:p>2.1651014703</text:p>
          </table:table-cell>
          <table:table-cell office:value-type="float" office:value="3.4236587165">
            <text:p>3.4236587165</text:p>
          </table:table-cell>
          <table:table-cell office:value-type="float" office:value="3.6986919241">
            <text:p>3.6986919241</text:p>
          </table:table-cell>
          <table:table-cell office:value-type="float" office:value="4.6113386421">
            <text:p>4.6113386421</text:p>
          </table:table-cell>
          <table:table-cell office:value-type="float" office:value="2.8870425352">
            <text:p>2.8870425352</text:p>
          </table:table-cell>
          <table:table-cell office:value-type="float" office:value="2.054090082">
            <text:p>2.054090082</text:p>
          </table:table-cell>
          <table:table-cell office:value-type="float" office:value="4.4801354607">
            <text:p>4.4801354607</text:p>
          </table:table-cell>
          <table:table-cell office:value-type="float" office:value="2.9691872227">
            <text:p>2.9691872227</text:p>
          </table:table-cell>
          <table:table-cell office:value-type="float" office:value="2.3494826792">
            <text:p>2.3494826792</text:p>
          </table:table-cell>
          <table:table-cell office:value-type="float" office:value="2.3472521474">
            <text:p>2.347252147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Oct <text:s/>2016</text:p>
          </table:table-cell>
          <table:table-cell office:value-type="float" office:value="3.8079560766">
            <text:p>3.8079560766</text:p>
          </table:table-cell>
          <table:table-cell office:value-type="float" office:value="2.2971207">
            <text:p>2.2971207</text:p>
          </table:table-cell>
          <table:table-cell office:value-type="float" office:value="2.472028083">
            <text:p>2.472028083</text:p>
          </table:table-cell>
          <table:table-cell office:value-type="float" office:value="2.4949884777">
            <text:p>2.4949884777</text:p>
          </table:table-cell>
          <table:table-cell office:value-type="float" office:value="2.3281553408">
            <text:p>2.3281553408</text:p>
          </table:table-cell>
          <table:table-cell office:value-type="float" office:value="2.6733785953">
            <text:p>2.6733785953</text:p>
          </table:table-cell>
          <table:table-cell office:value-type="float" office:value="2.1702471753">
            <text:p>2.1702471753</text:p>
          </table:table-cell>
          <table:table-cell office:value-type="float" office:value="2.1086529253">
            <text:p>2.1086529253</text:p>
          </table:table-cell>
          <table:table-cell office:value-type="float" office:value="1.9895161297">
            <text:p>1.9895161297</text:p>
          </table:table-cell>
          <table:table-cell office:value-type="float" office:value="2.0830314466">
            <text:p>2.0830314466</text:p>
          </table:table-cell>
          <table:table-cell office:value-type="float" office:value="2.0657932035">
            <text:p>2.0657932035</text:p>
          </table:table-cell>
          <table:table-cell office:value-type="float" office:value="3.3433722561">
            <text:p>3.3433722561</text:p>
          </table:table-cell>
          <table:table-cell office:value-type="float" office:value="4.1243974746">
            <text:p>4.1243974746</text:p>
          </table:table-cell>
          <table:table-cell office:value-type="float" office:value="1.9013651731">
            <text:p>1.9013651731</text:p>
          </table:table-cell>
          <table:table-cell office:value-type="float" office:value="3.5436054055">
            <text:p>3.5436054055</text:p>
          </table:table-cell>
          <table:table-cell office:value-type="float" office:value="3.9837928988">
            <text:p>3.9837928988</text:p>
          </table:table-cell>
          <table:table-cell office:value-type="float" office:value="4.1159477527">
            <text:p>4.1159477527</text:p>
          </table:table-cell>
          <table:table-cell office:value-type="float" office:value="4.0060016624">
            <text:p>4.0060016624</text:p>
          </table:table-cell>
          <table:table-cell office:value-type="float" office:value="4.0342186882">
            <text:p>4.0342186882</text:p>
          </table:table-cell>
          <table:table-cell office:value-type="float" office:value="2.2987043968">
            <text:p>2.2987043968</text:p>
          </table:table-cell>
          <table:table-cell office:value-type="float" office:value="3.2990912454">
            <text:p>3.2990912454</text:p>
          </table:table-cell>
          <table:table-cell office:value-type="float" office:value="3.0660089689">
            <text:p>3.0660089689</text:p>
          </table:table-cell>
          <table:table-cell office:value-type="float" office:value="3.9014789933">
            <text:p>3.9014789933</text:p>
          </table:table-cell>
          <table:table-cell office:value-type="float" office:value="2.0418342307">
            <text:p>2.0418342307</text:p>
          </table:table-cell>
          <table:table-cell office:value-type="float" office:value="3.359901666">
            <text:p>3.359901666</text:p>
          </table:table-cell>
          <table:table-cell office:value-type="float" office:value="2.4684486625">
            <text:p>2.4684486625</text:p>
          </table:table-cell>
          <table:table-cell office:value-type="float" office:value="4.583603249">
            <text:p>4.583603249</text:p>
          </table:table-cell>
          <table:table-cell office:value-type="float" office:value="2.654227954">
            <text:p>2.654227954</text:p>
          </table:table-cell>
          <table:table-cell office:value-type="float" office:value="2.6542436142">
            <text:p>2.6542436142</text:p>
          </table:table-cell>
          <table:table-cell office:value-type="float" office:value="2.0680775787">
            <text:p>2.0680775787</text:p>
          </table:table-cell>
          <table:table-cell office:value-type="float" office:value="2.0367364364">
            <text:p>2.0367364364</text:p>
          </table:table-cell>
          <table:table-cell office:value-type="float" office:value="8.0158213049">
            <text:p>8.0158213049</text:p>
          </table:table-cell>
          <table:table-cell office:value-type="float" office:value="3.2074438682">
            <text:p>3.2074438682</text:p>
          </table:table-cell>
          <table:table-cell office:value-type="float" office:value="4.6295034987">
            <text:p>4.6295034987</text:p>
          </table:table-cell>
          <table:table-cell office:value-type="float" office:value="2.7984035328">
            <text:p>2.7984035328</text:p>
          </table:table-cell>
          <table:table-cell office:value-type="float" office:value="2.2412388857">
            <text:p>2.2412388857</text:p>
          </table:table-cell>
          <table:table-cell office:value-type="float" office:value="2.7323425151">
            <text:p>2.7323425151</text:p>
          </table:table-cell>
          <table:table-cell office:value-type="float" office:value="4.0009987202">
            <text:p>4.0009987202</text:p>
          </table:table-cell>
          <table:table-cell office:value-type="float" office:value="2.9975637321">
            <text:p>2.9975637321</text:p>
          </table:table-cell>
          <table:table-cell office:value-type="float" office:value="2.3902057972">
            <text:p>2.39020579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Nov <text:s/>2016</text:p>
          </table:table-cell>
          <table:table-cell office:value-type="float" office:value="3.1018329215">
            <text:p>3.1018329215</text:p>
          </table:table-cell>
          <table:table-cell office:value-type="float" office:value="2.097955">
            <text:p>2.097955</text:p>
          </table:table-cell>
          <table:table-cell office:value-type="float" office:value="2.2943205571">
            <text:p>2.2943205571</text:p>
          </table:table-cell>
          <table:table-cell office:value-type="float" office:value="2.2360678925">
            <text:p>2.2360678925</text:p>
          </table:table-cell>
          <table:table-cell office:value-type="float" office:value="2.1379476641">
            <text:p>2.1379476641</text:p>
          </table:table-cell>
          <table:table-cell office:value-type="float" office:value="2.6680487202">
            <text:p>2.6680487202</text:p>
          </table:table-cell>
          <table:table-cell office:value-type="float" office:value="1.6771123103">
            <text:p>1.6771123103</text:p>
          </table:table-cell>
          <table:table-cell office:value-type="float" office:value="2.2091133717">
            <text:p>2.2091133717</text:p>
          </table:table-cell>
          <table:table-cell office:value-type="float" office:value="2.0647167191">
            <text:p>2.0647167191</text:p>
          </table:table-cell>
          <table:table-cell office:value-type="float" office:value="2.1705301044">
            <text:p>2.1705301044</text:p>
          </table:table-cell>
          <table:table-cell office:value-type="float" office:value="2.1453431055">
            <text:p>2.1453431055</text:p>
          </table:table-cell>
          <table:table-cell office:value-type="float" office:value="3.8281330883">
            <text:p>3.8281330883</text:p>
          </table:table-cell>
          <table:table-cell office:value-type="float" office:value="3.8709745364">
            <text:p>3.8709745364</text:p>
          </table:table-cell>
          <table:table-cell office:value-type="float" office:value="2.0220812371">
            <text:p>2.0220812371</text:p>
          </table:table-cell>
          <table:table-cell office:value-type="float" office:value="3.6898647634">
            <text:p>3.6898647634</text:p>
          </table:table-cell>
          <table:table-cell office:value-type="float" office:value="3.9823010923">
            <text:p>3.9823010923</text:p>
          </table:table-cell>
          <table:table-cell office:value-type="float" office:value="3.99411285">
            <text:p>3.99411285</text:p>
          </table:table-cell>
          <table:table-cell office:value-type="float" office:value="3.9046682431">
            <text:p>3.9046682431</text:p>
          </table:table-cell>
          <table:table-cell office:value-type="float" office:value="4.0505271939">
            <text:p>4.0505271939</text:p>
          </table:table-cell>
          <table:table-cell office:value-type="float" office:value="2.8694903285">
            <text:p>2.8694903285</text:p>
          </table:table-cell>
          <table:table-cell office:value-type="float" office:value="3.5749611986">
            <text:p>3.5749611986</text:p>
          </table:table-cell>
          <table:table-cell office:value-type="float" office:value="3.2744978759">
            <text:p>3.2744978759</text:p>
          </table:table-cell>
          <table:table-cell office:value-type="float" office:value="3.9126370889">
            <text:p>3.9126370889</text:p>
          </table:table-cell>
          <table:table-cell office:value-type="float" office:value="2.1797881191">
            <text:p>2.1797881191</text:p>
          </table:table-cell>
          <table:table-cell office:value-type="float" office:value="3.805312991">
            <text:p>3.805312991</text:p>
          </table:table-cell>
          <table:table-cell office:value-type="float" office:value="3.0655225672">
            <text:p>3.0655225672</text:p>
          </table:table-cell>
          <table:table-cell office:value-type="float" office:value="4.7286942763">
            <text:p>4.7286942763</text:p>
          </table:table-cell>
          <table:table-cell office:value-type="float" office:value="2.6007491155">
            <text:p>2.6007491155</text:p>
          </table:table-cell>
          <table:table-cell office:value-type="float" office:value="2.809710932">
            <text:p>2.809710932</text:p>
          </table:table-cell>
          <table:table-cell office:value-type="float" office:value="2.2625895742">
            <text:p>2.2625895742</text:p>
          </table:table-cell>
          <table:table-cell office:value-type="float" office:value="2.0471648784">
            <text:p>2.0471648784</text:p>
          </table:table-cell>
          <table:table-cell office:value-type="float" office:value="2.791278413">
            <text:p>2.791278413</text:p>
          </table:table-cell>
          <table:table-cell office:value-type="float" office:value="2.6751396517">
            <text:p>2.6751396517</text:p>
          </table:table-cell>
          <table:table-cell office:value-type="float" office:value="3.6954404982">
            <text:p>3.6954404982</text:p>
          </table:table-cell>
          <table:table-cell office:value-type="float" office:value="3.1279493675">
            <text:p>3.1279493675</text:p>
          </table:table-cell>
          <table:table-cell office:value-type="float" office:value="2.6552347242">
            <text:p>2.6552347242</text:p>
          </table:table-cell>
          <table:table-cell office:value-type="float" office:value="3.7793381162">
            <text:p>3.7793381162</text:p>
          </table:table-cell>
          <table:table-cell office:value-type="float" office:value="3.0960532272">
            <text:p>3.0960532272</text:p>
          </table:table-cell>
          <table:table-cell office:value-type="float" office:value="1.9386383206">
            <text:p>1.9386383206</text:p>
          </table:table-cell>
          <table:table-cell office:value-type="float" office:value="3.0807182584">
            <text:p>3.080718258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Dec <text:s/>2016</text:p>
          </table:table-cell>
          <table:table-cell office:value-type="float" office:value="3.9859659433">
            <text:p>3.9859659433</text:p>
          </table:table-cell>
          <table:table-cell office:value-type="float" office:value="2.1720631674">
            <text:p>2.1720631674</text:p>
          </table:table-cell>
          <table:table-cell office:value-type="float" office:value="2.1362543894">
            <text:p>2.1362543894</text:p>
          </table:table-cell>
          <table:table-cell office:value-type="float" office:value="2.1252286009">
            <text:p>2.1252286009</text:p>
          </table:table-cell>
          <table:table-cell office:value-type="float" office:value="2.1429531293">
            <text:p>2.1429531293</text:p>
          </table:table-cell>
          <table:table-cell office:value-type="float" office:value="2.7240124081">
            <text:p>2.7240124081</text:p>
          </table:table-cell>
          <table:table-cell office:value-type="float" office:value="3.5359309419">
            <text:p>3.5359309419</text:p>
          </table:table-cell>
          <table:table-cell office:value-type="float" office:value="2.3932908568">
            <text:p>2.3932908568</text:p>
          </table:table-cell>
          <table:table-cell office:value-type="float" office:value="2.1923598248">
            <text:p>2.1923598248</text:p>
          </table:table-cell>
          <table:table-cell office:value-type="float" office:value="2.4226767739">
            <text:p>2.4226767739</text:p>
          </table:table-cell>
          <table:table-cell office:value-type="float" office:value="2.252470307">
            <text:p>2.252470307</text:p>
          </table:table-cell>
          <table:table-cell office:value-type="float" office:value="3.2350302936">
            <text:p>3.2350302936</text:p>
          </table:table-cell>
          <table:table-cell office:value-type="float" office:value="4.4955239574">
            <text:p>4.4955239574</text:p>
          </table:table-cell>
          <table:table-cell office:value-type="float" office:value="2.1010880963">
            <text:p>2.1010880963</text:p>
          </table:table-cell>
          <table:table-cell office:value-type="float" office:value="3.4195774701">
            <text:p>3.4195774701</text:p>
          </table:table-cell>
          <table:table-cell office:value-type="float" office:value="4.2331732283">
            <text:p>4.2331732283</text:p>
          </table:table-cell>
          <table:table-cell office:value-type="float" office:value="3.9973718083">
            <text:p>3.9973718083</text:p>
          </table:table-cell>
          <table:table-cell office:value-type="float" office:value="4.151361009">
            <text:p>4.151361009</text:p>
          </table:table-cell>
          <table:table-cell office:value-type="float" office:value="4.0895147156">
            <text:p>4.0895147156</text:p>
          </table:table-cell>
          <table:table-cell office:value-type="float" office:value="4.2485942255">
            <text:p>4.2485942255</text:p>
          </table:table-cell>
          <table:table-cell office:value-type="float" office:value="3.3356069096">
            <text:p>3.3356069096</text:p>
          </table:table-cell>
          <table:table-cell office:value-type="float" office:value="3.780124415">
            <text:p>3.780124415</text:p>
          </table:table-cell>
          <table:table-cell office:value-type="float" office:value="3.9237951845">
            <text:p>3.9237951845</text:p>
          </table:table-cell>
          <table:table-cell office:value-type="float" office:value="2.9237291737">
            <text:p>2.9237291737</text:p>
          </table:table-cell>
          <table:table-cell office:value-type="float" office:value="3.5429915386">
            <text:p>3.5429915386</text:p>
          </table:table-cell>
          <table:table-cell office:value-type="float" office:value="3.0277641347">
            <text:p>3.0277641347</text:p>
          </table:table-cell>
          <table:table-cell office:value-type="float" office:value="6.9839978548">
            <text:p>6.9839978548</text:p>
          </table:table-cell>
          <table:table-cell office:value-type="float" office:value="2.3411872124">
            <text:p>2.3411872124</text:p>
          </table:table-cell>
          <table:table-cell office:value-type="float" office:value="2.6529209997">
            <text:p>2.6529209997</text:p>
          </table:table-cell>
          <table:table-cell office:value-type="float" office:value="1.6586887749">
            <text:p>1.6586887749</text:p>
          </table:table-cell>
          <table:table-cell office:value-type="float" office:value="2.098428676">
            <text:p>2.098428676</text:p>
          </table:table-cell>
          <table:table-cell office:value-type="float" office:value="2.2409986835">
            <text:p>2.2409986835</text:p>
          </table:table-cell>
          <table:table-cell office:value-type="float" office:value="3.2407646809">
            <text:p>3.2407646809</text:p>
          </table:table-cell>
          <table:table-cell office:value-type="float" office:value="4.2632165445">
            <text:p>4.2632165445</text:p>
          </table:table-cell>
          <table:table-cell office:value-type="float" office:value="3.1035571766">
            <text:p>3.1035571766</text:p>
          </table:table-cell>
          <table:table-cell office:value-type="float" office:value="2.5850379422">
            <text:p>2.5850379422</text:p>
          </table:table-cell>
          <table:table-cell office:value-type="float" office:value="2.7694741893">
            <text:p>2.7694741893</text:p>
          </table:table-cell>
          <table:table-cell office:value-type="float" office:value="3.285714459">
            <text:p>3.285714459</text:p>
          </table:table-cell>
          <table:table-cell office:value-type="float" office:value="2.156068157">
            <text:p>2.156068157</text:p>
          </table:table-cell>
          <table:table-cell office:value-type="float" office:value="2.5281781269">
            <text:p>2.52817812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Jan <text:s/>2017</text:p>
          </table:table-cell>
          <table:table-cell office:value-type="float" office:value="4.1663843223">
            <text:p>4.1663843223</text:p>
          </table:table-cell>
          <table:table-cell office:value-type="float" office:value="2.2054118428">
            <text:p>2.2054118428</text:p>
          </table:table-cell>
          <table:table-cell office:value-type="float" office:value="2.1736665001">
            <text:p>2.1736665001</text:p>
          </table:table-cell>
          <table:table-cell office:value-type="float" office:value="2.1952790332">
            <text:p>2.1952790332</text:p>
          </table:table-cell>
          <table:table-cell office:value-type="float" office:value="2.248067898">
            <text:p>2.248067898</text:p>
          </table:table-cell>
          <table:table-cell office:value-type="float" office:value="2.8146202838">
            <text:p>2.8146202838</text:p>
          </table:table-cell>
          <table:table-cell office:value-type="float" office:value="3.2175126224">
            <text:p>3.2175126224</text:p>
          </table:table-cell>
          <table:table-cell office:value-type="float" office:value="2.6444419727">
            <text:p>2.6444419727</text:p>
          </table:table-cell>
          <table:table-cell office:value-type="float" office:value="2.5089938855">
            <text:p>2.5089938855</text:p>
          </table:table-cell>
          <table:table-cell office:value-type="float" office:value="2.7971333951">
            <text:p>2.7971333951</text:p>
          </table:table-cell>
          <table:table-cell office:value-type="float" office:value="2.4868773517">
            <text:p>2.4868773517</text:p>
          </table:table-cell>
          <table:table-cell office:value-type="float" office:value="3.3239262629">
            <text:p>3.3239262629</text:p>
          </table:table-cell>
          <table:table-cell office:value-type="float" office:value="4.8138039508">
            <text:p>4.8138039508</text:p>
          </table:table-cell>
          <table:table-cell office:value-type="float" office:value="2.3020141697">
            <text:p>2.3020141697</text:p>
          </table:table-cell>
          <table:table-cell office:value-type="float" office:value="4.051417896">
            <text:p>4.051417896</text:p>
          </table:table-cell>
          <table:table-cell office:value-type="float" office:value="4.1933917201">
            <text:p>4.1933917201</text:p>
          </table:table-cell>
          <table:table-cell office:value-type="float" office:value="4.2706229276">
            <text:p>4.2706229276</text:p>
          </table:table-cell>
          <table:table-cell office:value-type="float" office:value="4.156280107">
            <text:p>4.156280107</text:p>
          </table:table-cell>
          <table:table-cell office:value-type="float" office:value="4.214376713">
            <text:p>4.214376713</text:p>
          </table:table-cell>
          <table:table-cell office:value-type="float" office:value="2.6674108372">
            <text:p>2.6674108372</text:p>
          </table:table-cell>
          <table:table-cell office:value-type="float" office:value="3.563417537">
            <text:p>3.563417537</text:p>
          </table:table-cell>
          <table:table-cell office:value-type="float" office:value="3.8162802005">
            <text:p>3.8162802005</text:p>
          </table:table-cell>
          <table:table-cell office:value-type="float" office:value="3.9349594042">
            <text:p>3.9349594042</text:p>
          </table:table-cell>
          <table:table-cell office:value-type="float" office:value="2.8694716086">
            <text:p>2.8694716086</text:p>
          </table:table-cell>
          <table:table-cell office:value-type="float" office:value="3.7564683643">
            <text:p>3.7564683643</text:p>
          </table:table-cell>
          <table:table-cell office:value-type="float" office:value="2.7321485043">
            <text:p>2.7321485043</text:p>
          </table:table-cell>
          <table:table-cell office:value-type="float" office:value="6.1560693976">
            <text:p>6.1560693976</text:p>
          </table:table-cell>
          <table:table-cell office:value-type="float" office:value="2.4784800911">
            <text:p>2.4784800911</text:p>
          </table:table-cell>
          <table:table-cell office:value-type="float" office:value="2.8294299113">
            <text:p>2.8294299113</text:p>
          </table:table-cell>
          <table:table-cell office:value-type="float" office:value="2.1256581199">
            <text:p>2.1256581199</text:p>
          </table:table-cell>
          <table:table-cell office:value-type="float" office:value="1.9788044939">
            <text:p>1.9788044939</text:p>
          </table:table-cell>
          <table:table-cell office:value-type="float" office:value="3.1837675941">
            <text:p>3.1837675941</text:p>
          </table:table-cell>
          <table:table-cell office:value-type="float" office:value="2.9230005141">
            <text:p>2.9230005141</text:p>
          </table:table-cell>
          <table:table-cell office:value-type="float" office:value="4.4076788337">
            <text:p>4.4076788337</text:p>
          </table:table-cell>
          <table:table-cell office:value-type="float" office:value="2.9085479498">
            <text:p>2.9085479498</text:p>
          </table:table-cell>
          <table:table-cell office:value-type="float" office:value="1.9210194431">
            <text:p>1.9210194431</text:p>
          </table:table-cell>
          <table:table-cell office:value-type="float" office:value="1.7733876256">
            <text:p>1.7733876256</text:p>
          </table:table-cell>
          <table:table-cell office:value-type="float" office:value="4.1707453016">
            <text:p>4.1707453016</text:p>
          </table:table-cell>
          <table:table-cell office:value-type="float" office:value="2.0049126662">
            <text:p>2.0049126662</text:p>
          </table:table-cell>
          <table:table-cell office:value-type="float" office:value="4.335189659">
            <text:p>4.33518965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eb <text:s/>2017</text:p>
          </table:table-cell>
          <table:table-cell office:value-type="float" office:value="3.8641666158">
            <text:p>3.8641666158</text:p>
          </table:table-cell>
          <table:table-cell office:value-type="float" office:value="2.2961943479">
            <text:p>2.2961943479</text:p>
          </table:table-cell>
          <table:table-cell office:value-type="float" office:value="2.2475554188">
            <text:p>2.2475554188</text:p>
          </table:table-cell>
          <table:table-cell office:value-type="float" office:value="2.2449350358">
            <text:p>2.2449350358</text:p>
          </table:table-cell>
          <table:table-cell office:value-type="float" office:value="2.3281553408">
            <text:p>2.3281553408</text:p>
          </table:table-cell>
          <table:table-cell office:value-type="float" office:value="2.8519294091">
            <text:p>2.8519294091</text:p>
          </table:table-cell>
          <table:table-cell office:value-type="float" office:value="3.6114002189">
            <text:p>3.6114002189</text:p>
          </table:table-cell>
          <table:table-cell office:value-type="float" office:value="2.9793101273">
            <text:p>2.9793101273</text:p>
          </table:table-cell>
          <table:table-cell office:value-type="float" office:value="2.7494378753">
            <text:p>2.7494378753</text:p>
          </table:table-cell>
          <table:table-cell office:value-type="float" office:value="2.8705193661">
            <text:p>2.8705193661</text:p>
          </table:table-cell>
          <table:table-cell office:value-type="float" office:value="2.7456796997">
            <text:p>2.7456796997</text:p>
          </table:table-cell>
          <table:table-cell office:value-type="float" office:value="2.8697234201">
            <text:p>2.8697234201</text:p>
          </table:table-cell>
          <table:table-cell office:value-type="float" office:value="5.1008564732">
            <text:p>5.1008564732</text:p>
          </table:table-cell>
          <table:table-cell office:value-type="float" office:value="2.3525464756">
            <text:p>2.3525464756</text:p>
          </table:table-cell>
          <table:table-cell office:value-type="float" office:value="3.2300253423">
            <text:p>3.2300253423</text:p>
          </table:table-cell>
          <table:table-cell office:value-type="float" office:value="4.1334708234">
            <text:p>4.1334708234</text:p>
          </table:table-cell>
          <table:table-cell office:value-type="float" office:value="4.216724771">
            <text:p>4.216724771</text:p>
          </table:table-cell>
          <table:table-cell office:value-type="float" office:value="4.1083189013">
            <text:p>4.1083189013</text:p>
          </table:table-cell>
          <table:table-cell office:value-type="float" office:value="4.210554407">
            <text:p>4.210554407</text:p>
          </table:table-cell>
          <table:table-cell office:value-type="float" office:value="2.5610532102">
            <text:p>2.5610532102</text:p>
          </table:table-cell>
          <table:table-cell office:value-type="float" office:value="4.1779674256">
            <text:p>4.1779674256</text:p>
          </table:table-cell>
          <table:table-cell office:value-type="float" office:value="2.1970838366">
            <text:p>2.1970838366</text:p>
          </table:table-cell>
          <table:table-cell office:value-type="float" office:value="3.9200936813">
            <text:p>3.9200936813</text:p>
          </table:table-cell>
          <table:table-cell office:value-type="float" office:value="2.8451470289">
            <text:p>2.8451470289</text:p>
          </table:table-cell>
          <table:table-cell office:value-type="float" office:value="4.030628377">
            <text:p>4.030628377</text:p>
          </table:table-cell>
          <table:table-cell office:value-type="float" office:value="2.4024793977">
            <text:p>2.4024793977</text:p>
          </table:table-cell>
          <table:table-cell office:value-type="float" office:value="4.4864730435">
            <text:p>4.4864730435</text:p>
          </table:table-cell>
          <table:table-cell office:value-type="float" office:value="2.3475438663">
            <text:p>2.3475438663</text:p>
          </table:table-cell>
          <table:table-cell office:value-type="float" office:value="2.666267382">
            <text:p>2.666267382</text:p>
          </table:table-cell>
          <table:table-cell office:value-type="float" office:value="2.4225469278">
            <text:p>2.4225469278</text:p>
          </table:table-cell>
          <table:table-cell office:value-type="float" office:value="1.9248665149">
            <text:p>1.9248665149</text:p>
          </table:table-cell>
          <table:table-cell office:value-type="float" office:value="2.2851611206">
            <text:p>2.2851611206</text:p>
          </table:table-cell>
          <table:table-cell office:value-type="float" office:value="2.5727621452">
            <text:p>2.5727621452</text:p>
          </table:table-cell>
          <table:table-cell office:value-type="float" office:value="4.6392500543">
            <text:p>4.6392500543</text:p>
          </table:table-cell>
          <table:table-cell office:value-type="float" office:value="2.925220687">
            <text:p>2.925220687</text:p>
          </table:table-cell>
          <table:table-cell office:value-type="float" office:value="3.4662231011">
            <text:p>3.4662231011</text:p>
          </table:table-cell>
          <table:table-cell office:value-type="float" office:value="2.2429940936">
            <text:p>2.2429940936</text:p>
          </table:table-cell>
          <table:table-cell office:value-type="float" office:value="2.9089993402">
            <text:p>2.9089993402</text:p>
          </table:table-cell>
          <table:table-cell office:value-type="float" office:value="2.0114858742">
            <text:p>2.0114858742</text:p>
          </table:table-cell>
          <table:table-cell office:value-type="float" office:value="5.8077129554">
            <text:p>5.80771295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ar <text:s/>2017</text:p>
          </table:table-cell>
          <table:table-cell office:value-type="float" office:value="5.4081296474">
            <text:p>5.4081296474</text:p>
          </table:table-cell>
          <table:table-cell office:value-type="float" office:value="2.4777593581">
            <text:p>2.4777593581</text:p>
          </table:table-cell>
          <table:table-cell office:value-type="float" office:value="2.2802910156">
            <text:p>2.2802910156</text:p>
          </table:table-cell>
          <table:table-cell office:value-type="float" office:value="2.3779421858">
            <text:p>2.3779421858</text:p>
          </table:table-cell>
          <table:table-cell office:value-type="float" office:value="2.3381662712">
            <text:p>2.3381662712</text:p>
          </table:table-cell>
          <table:table-cell office:value-type="float" office:value="2.8865735968">
            <text:p>2.8865735968</text:p>
          </table:table-cell>
          <table:table-cell office:value-type="float" office:value="4.1696661038">
            <text:p>4.1696661038</text:p>
          </table:table-cell>
          <table:table-cell office:value-type="float" office:value="2.7852835789">
            <text:p>2.7852835789</text:p>
          </table:table-cell>
          <table:table-cell office:value-type="float" office:value="3.0076925311">
            <text:p>3.0076925311</text:p>
          </table:table-cell>
          <table:table-cell office:value-type="float" office:value="2.987184243">
            <text:p>2.987184243</text:p>
          </table:table-cell>
          <table:table-cell office:value-type="float" office:value="2.8655348855">
            <text:p>2.8655348855</text:p>
          </table:table-cell>
          <table:table-cell office:value-type="float" office:value="3.3294822609">
            <text:p>3.3294822609</text:p>
          </table:table-cell>
          <table:table-cell office:value-type="float" office:value="1.9504850668">
            <text:p>1.9504850668</text:p>
          </table:table-cell>
          <table:table-cell office:value-type="float" office:value="2.5546756992">
            <text:p>2.5546756992</text:p>
          </table:table-cell>
          <table:table-cell office:value-type="float" office:value="3.9484513081">
            <text:p>3.9484513081</text:p>
          </table:table-cell>
          <table:table-cell office:value-type="float" office:value="4.1255145218">
            <text:p>4.1255145218</text:p>
          </table:table-cell>
          <table:table-cell office:value-type="float" office:value="4.1565593869">
            <text:p>4.1565593869</text:p>
          </table:table-cell>
          <table:table-cell office:value-type="float" office:value="4.0591279211">
            <text:p>4.0591279211</text:p>
          </table:table-cell>
          <table:table-cell office:value-type="float" office:value="4.2207472231">
            <text:p>4.2207472231</text:p>
          </table:table-cell>
          <table:table-cell office:value-type="float" office:value="2.8340377862">
            <text:p>2.8340377862</text:p>
          </table:table-cell>
          <table:table-cell office:value-type="float" office:value="2.4729622054">
            <text:p>2.4729622054</text:p>
          </table:table-cell>
          <table:table-cell office:value-type="float" office:value="1.2918997639">
            <text:p>1.2918997639</text:p>
          </table:table-cell>
          <table:table-cell office:value-type="float" office:value="3.9052279583">
            <text:p>3.9052279583</text:p>
          </table:table-cell>
          <table:table-cell office:value-type="float" office:value="3.1013072008">
            <text:p>3.1013072008</text:p>
          </table:table-cell>
          <table:table-cell office:value-type="float" office:value="4.8321711803">
            <text:p>4.8321711803</text:p>
          </table:table-cell>
          <table:table-cell office:value-type="float" office:value="4.1794074017">
            <text:p>4.1794074017</text:p>
          </table:table-cell>
          <table:table-cell office:value-type="float" office:value="3.7223439289">
            <text:p>3.7223439289</text:p>
          </table:table-cell>
          <table:table-cell office:value-type="float" office:value="2.3220297002">
            <text:p>2.3220297002</text:p>
          </table:table-cell>
          <table:table-cell office:value-type="float" office:value="2.6606763299">
            <text:p>2.6606763299</text:p>
          </table:table-cell>
          <table:table-cell office:value-type="float" office:value="1.9456360165">
            <text:p>1.9456360165</text:p>
          </table:table-cell>
          <table:table-cell office:value-type="float" office:value="1.846484441">
            <text:p>1.846484441</text:p>
          </table:table-cell>
          <table:table-cell office:value-type="float" office:value="2.4164589838">
            <text:p>2.4164589838</text:p>
          </table:table-cell>
          <table:table-cell office:value-type="float" office:value="2.8959089734">
            <text:p>2.8959089734</text:p>
          </table:table-cell>
          <table:table-cell office:value-type="float" office:value="4.0673142887">
            <text:p>4.0673142887</text:p>
          </table:table-cell>
          <table:table-cell office:value-type="float" office:value="3.400170239">
            <text:p>3.400170239</text:p>
          </table:table-cell>
          <table:table-cell office:value-type="float" office:value="2.1857544328">
            <text:p>2.1857544328</text:p>
          </table:table-cell>
          <table:table-cell office:value-type="float" office:value="1.8163158734">
            <text:p>1.8163158734</text:p>
          </table:table-cell>
          <table:table-cell office:value-type="float" office:value="3.1599452266">
            <text:p>3.1599452266</text:p>
          </table:table-cell>
          <table:table-cell office:value-type="float" office:value="1.7327469633">
            <text:p>1.7327469633</text:p>
          </table:table-cell>
          <table:table-cell office:value-type="float" office:value="3.7983577837">
            <text:p>3.798357783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pr <text:s/>2017</text:p>
          </table:table-cell>
          <table:table-cell office:value-type="float" office:value="4.6204547586">
            <text:p>4.6204547586</text:p>
          </table:table-cell>
          <table:table-cell office:value-type="float" office:value="2.2739618976">
            <text:p>2.2739618976</text:p>
          </table:table-cell>
          <table:table-cell office:value-type="float" office:value="2.3541799343">
            <text:p>2.3541799343</text:p>
          </table:table-cell>
          <table:table-cell office:value-type="float" office:value="2.2626693225">
            <text:p>2.2626693225</text:p>
          </table:table-cell>
          <table:table-cell office:value-type="float" office:value="2.3081334801">
            <text:p>2.3081334801</text:p>
          </table:table-cell>
          <table:table-cell office:value-type="float" office:value="2.8679190342">
            <text:p>2.8679190342</text:p>
          </table:table-cell>
          <table:table-cell office:value-type="float" office:value="1.7835963588">
            <text:p>1.7835963588</text:p>
          </table:table-cell>
          <table:table-cell office:value-type="float" office:value="2.627698565">
            <text:p>2.627698565</text:p>
          </table:table-cell>
          <table:table-cell office:value-type="float" office:value="2.7791223185">
            <text:p>2.7791223185</text:p>
          </table:table-cell>
          <table:table-cell office:value-type="float" office:value="2.7519727976">
            <text:p>2.7519727976</text:p>
          </table:table-cell>
          <table:table-cell office:value-type="float" office:value="2.5547599348">
            <text:p>2.5547599348</text:p>
          </table:table-cell>
          <table:table-cell office:value-type="float" office:value="3.1336333287">
            <text:p>3.1336333287</text:p>
          </table:table-cell>
          <table:table-cell office:value-type="float" office:value="2.0657864984">
            <text:p>2.0657864984</text:p>
          </table:table-cell>
          <table:table-cell office:value-type="float" office:value="2.4435848362">
            <text:p>2.4435848362</text:p>
          </table:table-cell>
          <table:table-cell office:value-type="float" office:value="2.4952183284">
            <text:p>2.4952183284</text:p>
          </table:table-cell>
          <table:table-cell office:value-type="float" office:value="4.1202931988">
            <text:p>4.1202931988</text:p>
          </table:table-cell>
          <table:table-cell office:value-type="float" office:value="4.1628266145">
            <text:p>4.1628266145</text:p>
          </table:table-cell>
          <table:table-cell office:value-type="float" office:value="4.0628172446">
            <text:p>4.0628172446</text:p>
          </table:table-cell>
          <table:table-cell office:value-type="float" office:value="4.2271177332">
            <text:p>4.2271177332</text:p>
          </table:table-cell>
          <table:table-cell office:value-type="float" office:value="2.8482188031">
            <text:p>2.8482188031</text:p>
          </table:table-cell>
          <table:table-cell office:value-type="float" office:value="3.5700063155">
            <text:p>3.5700063155</text:p>
          </table:table-cell>
          <table:table-cell office:value-type="float" office:value="3.5123085576">
            <text:p>3.5123085576</text:p>
          </table:table-cell>
          <table:table-cell office:value-type="float" office:value="3.8903622353">
            <text:p>3.8903622353</text:p>
          </table:table-cell>
          <table:table-cell office:value-type="float" office:value="3.8335157284">
            <text:p>3.8335157284</text:p>
          </table:table-cell>
          <table:table-cell office:value-type="float" office:value="5.5026255932">
            <text:p>5.5026255932</text:p>
          </table:table-cell>
          <table:table-cell office:value-type="float" office:value="3.7647347485">
            <text:p>3.7647347485</text:p>
          </table:table-cell>
          <table:table-cell office:value-type="float" office:value="3.6056223002">
            <text:p>3.6056223002</text:p>
          </table:table-cell>
          <table:table-cell office:value-type="float" office:value="2.5134672862">
            <text:p>2.5134672862</text:p>
          </table:table-cell>
          <table:table-cell office:value-type="float" office:value="2.6497347012">
            <text:p>2.6497347012</text:p>
          </table:table-cell>
          <table:table-cell office:value-type="float" office:value="1.4756028687">
            <text:p>1.4756028687</text:p>
          </table:table-cell>
          <table:table-cell office:value-type="float" office:value="2.1814278237">
            <text:p>2.1814278237</text:p>
          </table:table-cell>
          <table:table-cell office:value-type="float" office:value="4.3380385125">
            <text:p>4.3380385125</text:p>
          </table:table-cell>
          <table:table-cell office:value-type="float" office:value="3.395819193">
            <text:p>3.395819193</text:p>
          </table:table-cell>
          <table:table-cell office:value-type="float" office:value="4.8203471646">
            <text:p>4.8203471646</text:p>
          </table:table-cell>
          <table:table-cell office:value-type="float" office:value="3.7667053014">
            <text:p>3.7667053014</text:p>
          </table:table-cell>
          <table:table-cell office:value-type="float" office:value="2.1026760531">
            <text:p>2.1026760531</text:p>
          </table:table-cell>
          <table:table-cell office:value-type="float" office:value="2.7703982807">
            <text:p>2.7703982807</text:p>
          </table:table-cell>
          <table:table-cell office:value-type="float" office:value="4.5549309251">
            <text:p>4.5549309251</text:p>
          </table:table-cell>
          <table:table-cell office:value-type="float" office:value="1.8091192464">
            <text:p>1.8091192464</text:p>
          </table:table-cell>
          <table:table-cell office:value-type="float" office:value="3.2004382452">
            <text:p>3.20043824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ay <text:s/>2017</text:p>
          </table:table-cell>
          <table:table-cell office:value-type="float" office:value="4.9039474798">
            <text:p>4.9039474798</text:p>
          </table:table-cell>
          <table:table-cell office:value-type="float" office:value="2.2869308269">
            <text:p>2.2869308269</text:p>
          </table:table-cell>
          <table:table-cell office:value-type="float" office:value="2.327056154">
            <text:p>2.327056154</text:p>
          </table:table-cell>
          <table:table-cell office:value-type="float" office:value="2.2529154648">
            <text:p>2.2529154648</text:p>
          </table:table-cell>
          <table:table-cell office:value-type="float" office:value="2.3081334801">
            <text:p>2.3081334801</text:p>
          </table:table-cell>
          <table:table-cell office:value-type="float" office:value="2.8839086593">
            <text:p>2.8839086593</text:p>
          </table:table-cell>
          <table:table-cell office:value-type="float" office:value="3.0665740683">
            <text:p>3.0665740683</text:p>
          </table:table-cell>
          <table:table-cell office:value-type="float" office:value="2.3341964765">
            <text:p>2.3341964765</text:p>
          </table:table-cell>
          <table:table-cell office:value-type="float" office:value="2.5564889946">
            <text:p>2.5564889946</text:p>
          </table:table-cell>
          <table:table-cell office:value-type="float" office:value="2.4687782172">
            <text:p>2.4687782172</text:p>
          </table:table-cell>
          <table:table-cell office:value-type="float" office:value="2.2768656103">
            <text:p>2.2768656103</text:p>
          </table:table-cell>
          <table:table-cell office:value-type="float" office:value="2.4488565658">
            <text:p>2.4488565658</text:p>
          </table:table-cell>
          <table:table-cell office:value-type="float" office:value="1.1241581406">
            <text:p>1.1241581406</text:p>
          </table:table-cell>
          <table:table-cell office:value-type="float" office:value="2.4720593896">
            <text:p>2.4720593896</text:p>
          </table:table-cell>
          <table:table-cell office:value-type="float" office:value="3.1153580057">
            <text:p>3.1153580057</text:p>
          </table:table-cell>
          <table:table-cell office:value-type="float" office:value="4.1220336398">
            <text:p>4.1220336398</text:p>
          </table:table-cell>
          <table:table-cell office:value-type="float" office:value="4.1425207973">
            <text:p>4.1425207973</text:p>
          </table:table-cell>
          <table:table-cell office:value-type="float" office:value="4.0379757996">
            <text:p>4.0379757996</text:p>
          </table:table-cell>
          <table:table-cell office:value-type="float" office:value="4.2013808725">
            <text:p>4.2013808725</text:p>
          </table:table-cell>
          <table:table-cell office:value-type="float" office:value="2.8872165997">
            <text:p>2.8872165997</text:p>
          </table:table-cell>
          <table:table-cell office:value-type="float" office:value="4.2050723584">
            <text:p>4.2050723584</text:p>
          </table:table-cell>
          <table:table-cell office:value-type="float" office:value="6.4651169998">
            <text:p>6.4651169998</text:p>
          </table:table-cell>
          <table:table-cell office:value-type="float" office:value="3.8754965124">
            <text:p>3.8754965124</text:p>
          </table:table-cell>
          <table:table-cell office:value-type="float" office:value="3.5537185974">
            <text:p>3.5537185974</text:p>
          </table:table-cell>
          <table:table-cell office:value-type="float" office:value="5.0338698781">
            <text:p>5.0338698781</text:p>
          </table:table-cell>
          <table:table-cell office:value-type="float" office:value="2.4560101997">
            <text:p>2.4560101997</text:p>
          </table:table-cell>
          <table:table-cell office:value-type="float" office:value="2.740292035">
            <text:p>2.740292035</text:p>
          </table:table-cell>
          <table:table-cell office:value-type="float" office:value="2.5426461544">
            <text:p>2.5426461544</text:p>
          </table:table-cell>
          <table:table-cell office:value-type="float" office:value="2.6713774833">
            <text:p>2.6713774833</text:p>
          </table:table-cell>
          <table:table-cell office:value-type="float" office:value="1.2579544243">
            <text:p>1.2579544243</text:p>
          </table:table-cell>
          <table:table-cell office:value-type="float" office:value="2.4858820769">
            <text:p>2.4858820769</text:p>
          </table:table-cell>
          <table:table-cell office:value-type="float" office:value="2.9813082571">
            <text:p>2.9813082571</text:p>
          </table:table-cell>
          <table:table-cell office:value-type="float" office:value="3.5657116707">
            <text:p>3.5657116707</text:p>
          </table:table-cell>
          <table:table-cell office:value-type="float" office:value="4.6448270484">
            <text:p>4.6448270484</text:p>
          </table:table-cell>
          <table:table-cell office:value-type="float" office:value="3.86533255">
            <text:p>3.86533255</text:p>
          </table:table-cell>
          <table:table-cell office:value-type="float" office:value="2.4991111901">
            <text:p>2.4991111901</text:p>
          </table:table-cell>
          <table:table-cell office:value-type="float" office:value="6.4131667359">
            <text:p>6.4131667359</text:p>
          </table:table-cell>
          <table:table-cell office:value-type="float" office:value="2.4626070504">
            <text:p>2.4626070504</text:p>
          </table:table-cell>
          <table:table-cell office:value-type="float" office:value="1.7563685452">
            <text:p>1.7563685452</text:p>
          </table:table-cell>
          <table:table-cell office:value-type="float" office:value="2.320095501">
            <text:p>2.320095501</text:p>
          </table:table-cell>
          <table:table-cell office:value-type="float" office:value="2.935776406">
            <text:p>2.935776406</text:p>
          </table:table-cell>
        </table:table-row>
        <table:table-row table:style-name="ro1">
          <table:table-cell office:value-type="string">
            <text:p>Jun <text:s/>2017</text:p>
          </table:table-cell>
          <table:table-cell office:value-type="float" office:value="2.7060908992">
            <text:p>2.7060908992</text:p>
          </table:table-cell>
          <table:table-cell office:value-type="float" office:value="2.2267179409">
            <text:p>2.2267179409</text:p>
          </table:table-cell>
          <table:table-cell office:value-type="float" office:value="2.3177031263">
            <text:p>2.3177031263</text:p>
          </table:table-cell>
          <table:table-cell office:value-type="float" office:value="2.2360678925">
            <text:p>2.2360678925</text:p>
          </table:table-cell>
          <table:table-cell office:value-type="float" office:value="2.3091345731">
            <text:p>2.3091345731</text:p>
          </table:table-cell>
          <table:table-cell office:value-type="float" office:value="3.0677893482">
            <text:p>3.0677893482</text:p>
          </table:table-cell>
          <table:table-cell office:value-type="float" office:value="2.5837774604">
            <text:p>2.5837774604</text:p>
          </table:table-cell>
          <table:table-cell office:value-type="float" office:value="2.2396454682">
            <text:p>2.2396454682</text:p>
          </table:table-cell>
          <table:table-cell office:value-type="float" office:value="2.3091186347">
            <text:p>2.3091186347</text:p>
          </table:table-cell>
          <table:table-cell office:value-type="float" office:value="2.2373301549">
            <text:p>2.2373301549</text:p>
          </table:table-cell>
          <table:table-cell office:value-type="float" office:value="2.252470307">
            <text:p>2.252470307</text:p>
          </table:table-cell>
          <table:table-cell office:value-type="float" office:value="2.7711044542">
            <text:p>2.7711044542</text:p>
          </table:table-cell>
          <table:table-cell office:value-type="float" office:value="2.2783735129">
            <text:p>2.2783735129</text:p>
          </table:table-cell>
          <table:table-cell office:value-type="float" office:value="2.6573445111">
            <text:p>2.6573445111</text:p>
          </table:table-cell>
          <table:table-cell office:value-type="float" office:value="3.8267635223">
            <text:p>3.8267635223</text:p>
          </table:table-cell>
          <table:table-cell office:value-type="float" office:value="4.1188013922">
            <text:p>4.1188013922</text:p>
          </table:table-cell>
          <table:table-cell office:value-type="float" office:value="4.1472838902">
            <text:p>4.1472838902</text:p>
          </table:table-cell>
          <table:table-cell office:value-type="float" office:value="4.0721635308">
            <text:p>4.0721635308</text:p>
          </table:table-cell>
          <table:table-cell office:value-type="float" office:value="4.2189634803">
            <text:p>4.2189634803</text:p>
          </table:table-cell>
          <table:table-cell office:value-type="float" office:value="2.8588545658">
            <text:p>2.8588545658</text:p>
          </table:table-cell>
          <table:table-cell office:value-type="float" office:value="5.1203071461">
            <text:p>5.1203071461</text:p>
          </table:table-cell>
          <table:table-cell office:value-type="float" office:value="3.9494273619">
            <text:p>3.9494273619</text:p>
          </table:table-cell>
          <table:table-cell office:value-type="float" office:value="3.8606307894">
            <text:p>3.8606307894</text:p>
          </table:table-cell>
          <table:table-cell office:value-type="float" office:value="3.1717883151">
            <text:p>3.1717883151</text:p>
          </table:table-cell>
          <table:table-cell office:value-type="float" office:value="5.5801064634">
            <text:p>5.5801064634</text:p>
          </table:table-cell>
          <table:table-cell office:value-type="float" office:value="8.248490457">
            <text:p>8.248490457</text:p>
          </table:table-cell>
          <table:table-cell office:value-type="float" office:value="2.7937231893">
            <text:p>2.7937231893</text:p>
          </table:table-cell>
          <table:table-cell office:value-type="float" office:value="2.3971571516">
            <text:p>2.3971571516</text:p>
          </table:table-cell>
          <table:table-cell office:value-type="float" office:value="2.6561072982">
            <text:p>2.6561072982</text:p>
          </table:table-cell>
          <table:table-cell office:value-type="float" office:value="1.9229101803">
            <text:p>1.9229101803</text:p>
          </table:table-cell>
          <table:table-cell office:value-type="float" office:value="2.4579026968">
            <text:p>2.4579026968</text:p>
          </table:table-cell>
          <table:table-cell office:value-type="float" office:value="2.4262420742">
            <text:p>2.4262420742</text:p>
          </table:table-cell>
          <table:table-cell office:value-type="float" office:value="4.1074979264">
            <text:p>4.1074979264</text:p>
          </table:table-cell>
          <table:table-cell office:value-type="float" office:value="4.7627113213">
            <text:p>4.7627113213</text:p>
          </table:table-cell>
          <table:table-cell office:value-type="float" office:value="3.5519997066">
            <text:p>3.5519997066</text:p>
          </table:table-cell>
          <table:table-cell office:value-type="float" office:value="2.0709246275">
            <text:p>2.0709246275</text:p>
          </table:table-cell>
          <table:table-cell office:value-type="float" office:value="4.6124485532">
            <text:p>4.6124485532</text:p>
          </table:table-cell>
          <table:table-cell office:value-type="float" office:value="3.0394469285">
            <text:p>3.0394469285</text:p>
          </table:table-cell>
          <table:table-cell office:value-type="float" office:value="1.9760593954">
            <text:p>1.9760593954</text:p>
          </table:table-cell>
          <table:table-cell office:value-type="float" office:value="3.7036053454">
            <text:p>3.7036053454</text:p>
          </table:table-cell>
          <table:table-cell office:value-type="float" office:value="6.7891920461">
            <text:p>6.7891920461</text:p>
          </table:table-cell>
        </table:table-row>
        <table:table-row table:style-name="ro1">
          <table:table-cell office:value-type="string">
            <text:p>Jul <text:s/>2017</text:p>
          </table:table-cell>
          <table:table-cell office:value-type="float" office:value="4.7642501678">
            <text:p>4.7642501678</text:p>
          </table:table-cell>
          <table:table-cell office:value-type="float" office:value="2.088691479">
            <text:p>2.088691479</text:p>
          </table:table-cell>
          <table:table-cell office:value-type="float" office:value="2.2251081524">
            <text:p>2.2251081524</text:p>
          </table:table-cell>
          <table:table-cell office:value-type="float" office:value="2.1553768882">
            <text:p>2.1553768882</text:p>
          </table:table-cell>
          <table:table-cell office:value-type="float" office:value="2.132942199">
            <text:p>2.132942199</text:p>
          </table:table-cell>
          <table:table-cell office:value-type="float" office:value="3.2276855993">
            <text:p>3.2276855993</text:p>
          </table:table-cell>
          <table:table-cell office:value-type="float" office:value="2.034816007">
            <text:p>2.034816007</text:p>
          </table:table-cell>
          <table:table-cell office:value-type="float" office:value="2.2179775288">
            <text:p>2.2179775288</text:p>
          </table:table-cell>
          <table:table-cell office:value-type="float" office:value="2.1705912331">
            <text:p>2.1705912331</text:p>
          </table:table-cell>
          <table:table-cell office:value-type="float" office:value="2.1479498056">
            <text:p>2.1479498056</text:p>
          </table:table-cell>
          <table:table-cell office:value-type="float" office:value="2.1294331251">
            <text:p>2.1294331251</text:p>
          </table:table-cell>
          <table:table-cell office:value-type="float" office:value="2.6516504956">
            <text:p>2.6516504956</text:p>
          </table:table-cell>
          <table:table-cell office:value-type="float" office:value="2.8176479168">
            <text:p>2.8176479168</text:p>
          </table:table-cell>
          <table:table-cell office:value-type="float" office:value="2.8434317328">
            <text:p>2.8434317328</text:p>
          </table:table-cell>
          <table:table-cell office:value-type="float" office:value="3.7741101535">
            <text:p>3.7741101535</text:p>
          </table:table-cell>
          <table:table-cell office:value-type="float" office:value="4.1212877365">
            <text:p>4.1212877365</text:p>
          </table:table-cell>
          <table:table-cell office:value-type="float" office:value="4.1352508134">
            <text:p>4.1352508134</text:p>
          </table:table-cell>
          <table:table-cell office:value-type="float" office:value="4.0283835584">
            <text:p>4.0283835584</text:p>
          </table:table-cell>
          <table:table-cell office:value-type="float" office:value="4.214376713">
            <text:p>4.214376713</text:p>
          </table:table-cell>
          <table:table-cell office:value-type="float" office:value="2.8907618539">
            <text:p>2.8907618539</text:p>
          </table:table-cell>
          <table:table-cell office:value-type="float" office:value="4.8254460077">
            <text:p>4.8254460077</text:p>
          </table:table-cell>
          <table:table-cell office:value-type="float" office:value="2.7915138331">
            <text:p>2.7915138331</text:p>
          </table:table-cell>
          <table:table-cell office:value-type="float" office:value="3.8457650664">
            <text:p>3.8457650664</text:p>
          </table:table-cell>
          <table:table-cell office:value-type="float" office:value="2.8587705126">
            <text:p>2.8587705126</text:p>
          </table:table-cell>
          <table:table-cell office:value-type="float" office:value="4.7690885858">
            <text:p>4.7690885858</text:p>
          </table:table-cell>
          <table:table-cell office:value-type="float" office:value="2.1406015747">
            <text:p>2.1406015747</text:p>
          </table:table-cell>
          <table:table-cell office:value-type="float" office:value="2.3362062091">
            <text:p>2.3362062091</text:p>
          </table:table-cell>
          <table:table-cell office:value-type="float" office:value="2.4593686263">
            <text:p>2.4593686263</text:p>
          </table:table-cell>
          <table:table-cell office:value-type="float" office:value="2.711837462">
            <text:p>2.711837462</text:p>
          </table:table-cell>
          <table:table-cell office:value-type="float" office:value="2.4682433886">
            <text:p>2.4682433886</text:p>
          </table:table-cell>
          <table:table-cell office:value-type="float" office:value="1.7562113468">
            <text:p>1.7562113468</text:p>
          </table:table-cell>
          <table:table-cell office:value-type="float" office:value="3.3457618142">
            <text:p>3.3457618142</text:p>
          </table:table-cell>
          <table:table-cell office:value-type="float" office:value="1.3571272845">
            <text:p>1.3571272845</text:p>
          </table:table-cell>
          <table:table-cell office:value-type="float" office:value="2.093318827">
            <text:p>2.093318827</text:p>
          </table:table-cell>
          <table:table-cell office:value-type="float" office:value="3.5024348258">
            <text:p>3.5024348258</text:p>
          </table:table-cell>
          <table:table-cell office:value-type="float" office:value="1.2524087745">
            <text:p>1.2524087745</text:p>
          </table:table-cell>
          <table:table-cell office:value-type="float" office:value="4.4469521772">
            <text:p>4.4469521772</text:p>
          </table:table-cell>
          <table:table-cell office:value-type="float" office:value="2.2922116458">
            <text:p>2.2922116458</text:p>
          </table:table-cell>
          <table:table-cell office:value-type="float" office:value="1.6315035286">
            <text:p>1.6315035286</text:p>
          </table:table-cell>
          <table:table-cell office:value-type="float" office:value="2.3155989757">
            <text:p>2.315598975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ug <text:s/>2017</text:p>
          </table:table-cell>
          <table:table-cell office:value-type="float" office:value="5.1783565582">
            <text:p>5.1783565582</text:p>
          </table:table-cell>
          <table:table-cell office:value-type="float" office:value="2.0812806623">
            <text:p>2.0812806623</text:p>
          </table:table-cell>
          <table:table-cell office:value-type="float" office:value="2.0838774345">
            <text:p>2.0838774345</text:p>
          </table:table-cell>
          <table:table-cell office:value-type="float" office:value="2.0090690233">
            <text:p>2.0090690233</text:p>
          </table:table-cell>
          <table:table-cell office:value-type="float" office:value="2.1089159661">
            <text:p>2.1089159661</text:p>
          </table:table-cell>
          <table:table-cell office:value-type="float" office:value="2.7053578455">
            <text:p>2.7053578455</text:p>
          </table:table-cell>
          <table:table-cell office:value-type="float" office:value="2.9249399456">
            <text:p>2.9249399456</text:p>
          </table:table-cell>
          <table:table-cell office:value-type="float" office:value="2.1411548345">
            <text:p>2.1411548345</text:p>
          </table:table-cell>
          <table:table-cell office:value-type="float" office:value="2.2517287112">
            <text:p>2.2517287112</text:p>
          </table:table-cell>
          <table:table-cell office:value-type="float" office:value="2.2439160753">
            <text:p>2.2439160753</text:p>
          </table:table-cell>
          <table:table-cell office:value-type="float" office:value="2.1994370389">
            <text:p>2.1994370389</text:p>
          </table:table-cell>
          <table:table-cell office:value-type="float" office:value="2.9975113759">
            <text:p>2.9975113759</text:p>
          </table:table-cell>
          <table:table-cell office:value-type="float" office:value="2.3672516997">
            <text:p>2.3672516997</text:p>
          </table:table-cell>
          <table:table-cell office:value-type="float" office:value="2.785279476">
            <text:p>2.785279476</text:p>
          </table:table-cell>
          <table:table-cell office:value-type="float" office:value="2.7538048731">
            <text:p>2.7538048731</text:p>
          </table:table-cell>
          <table:table-cell office:value-type="float" office:value="4.1200445644">
            <text:p>4.1200445644</text:p>
          </table:table-cell>
          <table:table-cell office:value-type="float" office:value="4.1344987461">
            <text:p>4.1344987461</text:p>
          </table:table-cell>
          <table:table-cell office:value-type="float" office:value="4.0694580269">
            <text:p>4.0694580269</text:p>
          </table:table-cell>
          <table:table-cell office:value-type="float" office:value="4.2263532719">
            <text:p>4.2263532719</text:p>
          </table:table-cell>
          <table:table-cell office:value-type="float" office:value="2.8694903285">
            <text:p>2.8694903285</text:p>
          </table:table-cell>
          <table:table-cell office:value-type="float" office:value="4.4971470083">
            <text:p>4.4971470083</text:p>
          </table:table-cell>
          <table:table-cell office:value-type="float" office:value="1.6593890242">
            <text:p>1.6593890242</text:p>
          </table:table-cell>
          <table:table-cell office:value-type="float" office:value="3.8308993435">
            <text:p>3.8308993435</text:p>
          </table:table-cell>
          <table:table-cell office:value-type="float" office:value="2.300272146">
            <text:p>2.300272146</text:p>
          </table:table-cell>
          <table:table-cell office:value-type="float" office:value="5.5551877307">
            <text:p>5.5551877307</text:p>
          </table:table-cell>
          <table:table-cell office:value-type="float" office:value="2.3891437706">
            <text:p>2.3891437706</text:p>
          </table:table-cell>
          <table:table-cell office:value-type="float" office:value="2.7800473582">
            <text:p>2.7800473582</text:p>
          </table:table-cell>
          <table:table-cell office:value-type="float" office:value="2.5549735127">
            <text:p>2.5549735127</text:p>
          </table:table-cell>
          <table:table-cell office:value-type="float" office:value="2.6692733239">
            <text:p>2.6692733239</text:p>
          </table:table-cell>
          <table:table-cell office:value-type="float" office:value="2.122057362">
            <text:p>2.122057362</text:p>
          </table:table-cell>
          <table:table-cell office:value-type="float" office:value="2.360602304">
            <text:p>2.360602304</text:p>
          </table:table-cell>
          <table:table-cell office:value-type="float" office:value="2.5191002261">
            <text:p>2.5191002261</text:p>
          </table:table-cell>
          <table:table-cell office:value-type="float" office:value="3.7676327659">
            <text:p>3.7676327659</text:p>
          </table:table-cell>
          <table:table-cell office:value-type="float" office:value="4.2765485939">
            <text:p>4.2765485939</text:p>
          </table:table-cell>
          <table:table-cell office:value-type="float" office:value="3.2614274909">
            <text:p>3.2614274909</text:p>
          </table:table-cell>
          <table:table-cell office:value-type="float" office:value="2.141673697">
            <text:p>2.141673697</text:p>
          </table:table-cell>
          <table:table-cell office:value-type="float" office:value="3.8076489176">
            <text:p>3.8076489176</text:p>
          </table:table-cell>
          <table:table-cell office:value-type="float" office:value="4.3262920986">
            <text:p>4.3262920986</text:p>
          </table:table-cell>
          <table:table-cell office:value-type="float" office:value="1.6176168016">
            <text:p>1.6176168016</text:p>
          </table:table-cell>
          <table:table-cell office:value-type="float" office:value="4.0835321529">
            <text:p>4.08353215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ep <text:s/>2017</text:p>
          </table:table-cell>
          <table:table-cell office:value-type="float" office:value="4.5569676648">
            <text:p>4.5569676648</text:p>
          </table:table-cell>
          <table:table-cell office:value-type="float" office:value="2.0794279581">
            <text:p>2.0794279581</text:p>
          </table:table-cell>
          <table:table-cell office:value-type="float" office:value="2.0511418376">
            <text:p>2.0511418376</text:p>
          </table:table-cell>
          <table:table-cell office:value-type="float" office:value="2.0232564526">
            <text:p>2.0232564526</text:p>
          </table:table-cell>
          <table:table-cell office:value-type="float" office:value="2.1279367338">
            <text:p>2.1279367338</text:p>
          </table:table-cell>
          <table:table-cell office:value-type="float" office:value="2.6120850323">
            <text:p>2.6120850323</text:p>
          </table:table-cell>
          <table:table-cell office:value-type="float" office:value="2.9662929742">
            <text:p>2.9662929742</text:p>
          </table:table-cell>
          <table:table-cell office:value-type="float" office:value="2.2701775646">
            <text:p>2.2701775646</text:p>
          </table:table-cell>
          <table:table-cell office:value-type="float" office:value="2.1933493062">
            <text:p>2.1933493062</text:p>
          </table:table-cell>
          <table:table-cell office:value-type="float" office:value="2.2062822441">
            <text:p>2.2062822441</text:p>
          </table:table-cell>
          <table:table-cell office:value-type="float" office:value="2.2471669802">
            <text:p>2.2471669802</text:p>
          </table:table-cell>
          <table:table-cell office:value-type="float" office:value="3.5989481676">
            <text:p>3.5989481676</text:p>
          </table:table-cell>
          <table:table-cell office:value-type="float" office:value="4.0955721167">
            <text:p>4.0955721167</text:p>
          </table:table-cell>
          <table:table-cell office:value-type="float" office:value="2.8129519293">
            <text:p>2.8129519293</text:p>
          </table:table-cell>
          <table:table-cell office:value-type="float" office:value="3.0966368079">
            <text:p>3.0966368079</text:p>
          </table:table-cell>
          <table:table-cell office:value-type="float" office:value="4.1289954037">
            <text:p>4.1289954037</text:p>
          </table:table-cell>
          <table:table-cell office:value-type="float" office:value="4.1420194191">
            <text:p>4.1420194191</text:p>
          </table:table-cell>
          <table:table-cell office:value-type="float" office:value="4.0547007329">
            <text:p>4.0547007329</text:p>
          </table:table-cell>
          <table:table-cell office:value-type="float" office:value="4.228901476">
            <text:p>4.228901476</text:p>
          </table:table-cell>
          <table:table-cell office:value-type="float" office:value="2.9262143963">
            <text:p>2.9262143963</text:p>
          </table:table-cell>
          <table:table-cell office:value-type="float" office:value="4.4895474944">
            <text:p>4.4895474944</text:p>
          </table:table-cell>
          <table:table-cell office:value-type="float" office:value="1.7032298482">
            <text:p>1.7032298482</text:p>
          </table:table-cell>
          <table:table-cell office:value-type="float" office:value="3.8160336205">
            <text:p>3.8160336205</text:p>
          </table:table-cell>
          <table:table-cell office:value-type="float" office:value="2.4182205717">
            <text:p>2.4182205717</text:p>
          </table:table-cell>
          <table:table-cell office:value-type="float" office:value="5.8256847486">
            <text:p>5.8256847486</text:p>
          </table:table-cell>
          <table:table-cell office:value-type="float" office:value="3.791112486">
            <text:p>3.791112486</text:p>
          </table:table-cell>
          <table:table-cell office:value-type="float" office:value="3.3750414261">
            <text:p>3.3750414261</text:p>
          </table:table-cell>
          <table:table-cell office:value-type="float" office:value="2.744447119">
            <text:p>2.744447119</text:p>
          </table:table-cell>
          <table:table-cell office:value-type="float" office:value="2.6727602166">
            <text:p>2.6727602166</text:p>
          </table:table-cell>
          <table:table-cell office:value-type="float" office:value="1.8945068333">
            <text:p>1.8945068333</text:p>
          </table:table-cell>
          <table:table-cell office:value-type="float" office:value="2.0408472331">
            <text:p>2.0408472331</text:p>
          </table:table-cell>
          <table:table-cell office:value-type="float" office:value="3.789521459">
            <text:p>3.789521459</text:p>
          </table:table-cell>
          <table:table-cell office:value-type="float" office:value="4.5360433243">
            <text:p>4.5360433243</text:p>
          </table:table-cell>
          <table:table-cell office:value-type="float" office:value="4.1865359237">
            <text:p>4.1865359237</text:p>
          </table:table-cell>
          <table:table-cell office:value-type="float" office:value="3.1514284819">
            <text:p>3.1514284819</text:p>
          </table:table-cell>
          <table:table-cell office:value-type="float" office:value="2.0042972601">
            <text:p>2.0042972601</text:p>
          </table:table-cell>
          <table:table-cell office:value-type="float" office:value="5.7153936906">
            <text:p>5.7153936906</text:p>
          </table:table-cell>
          <table:table-cell office:value-type="float" office:value="4.4629647728">
            <text:p>4.4629647728</text:p>
          </table:table-cell>
          <table:table-cell office:value-type="float" office:value="2.3381021645">
            <text:p>2.3381021645</text:p>
          </table:table-cell>
          <table:table-cell office:value-type="float" office:value="2.4150845985">
            <text:p>2.415084598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Oct <text:s/>2017</text:p>
          </table:table-cell>
          <table:table-cell office:value-type="float" office:value="4.2655312592">
            <text:p>4.2655312592</text:p>
          </table:table-cell>
          <table:table-cell office:value-type="float" office:value="2.0247731846">
            <text:p>2.0247731846</text:p>
          </table:table-cell>
          <table:table-cell office:value-type="float" office:value="2.0558183515">
            <text:p>2.0558183515</text:p>
          </table:table-cell>
          <table:table-cell office:value-type="float" office:value="1.9877878793">
            <text:p>1.9877878793</text:p>
          </table:table-cell>
          <table:table-cell office:value-type="float" office:value="2.077882082">
            <text:p>2.077882082</text:p>
          </table:table-cell>
          <table:table-cell office:value-type="float" office:value="2.6147499698">
            <text:p>2.6147499698</text:p>
          </table:table-cell>
          <table:table-cell office:value-type="float" office:value="2.5662024233">
            <text:p>2.5662024233</text:p>
          </table:table-cell>
          <table:table-cell office:value-type="float" office:value="2.1785812753">
            <text:p>2.1785812753</text:p>
          </table:table-cell>
          <table:table-cell office:value-type="float" office:value="2.3308872263">
            <text:p>2.3308872263</text:p>
          </table:table-cell>
          <table:table-cell office:value-type="float" office:value="2.3417640367">
            <text:p>2.3417640367</text:p>
          </table:table-cell>
          <table:table-cell office:value-type="float" office:value="2.1707990742">
            <text:p>2.1707990742</text:p>
          </table:table-cell>
          <table:table-cell office:value-type="float" office:value="3.6767321407">
            <text:p>3.6767321407</text:p>
          </table:table-cell>
          <table:table-cell office:value-type="float" office:value="2.27236823">
            <text:p>2.27236823</text:p>
          </table:table-cell>
          <table:table-cell office:value-type="float" office:value="2.7491849718">
            <text:p>2.7491849718</text:p>
          </table:table-cell>
          <table:table-cell office:value-type="float" office:value="2.7280632262">
            <text:p>2.7280632262</text:p>
          </table:table-cell>
          <table:table-cell office:value-type="float" office:value="4.1928944512">
            <text:p>4.1928944512</text:p>
          </table:table-cell>
          <table:table-cell office:value-type="float" office:value="4.1548045632">
            <text:p>4.1548045632</text:p>
          </table:table-cell>
          <table:table-cell office:value-type="float" office:value="4.1385713542">
            <text:p>4.1385713542</text:p>
          </table:table-cell>
          <table:table-cell office:value-type="float" office:value="4.1450655634">
            <text:p>4.1450655634</text:p>
          </table:table-cell>
          <table:table-cell office:value-type="float" office:value="3.2169252434">
            <text:p>3.2169252434</text:p>
          </table:table-cell>
          <table:table-cell office:value-type="float" office:value="4.3935403025">
            <text:p>4.3935403025</text:p>
          </table:table-cell>
          <table:table-cell office:value-type="float" office:value="1.7161242082">
            <text:p>1.7161242082</text:p>
          </table:table-cell>
          <table:table-cell office:value-type="float" office:value="3.8011678975">
            <text:p>3.8011678975</text:p>
          </table:table-cell>
          <table:table-cell office:value-type="float" office:value="2.2824154978">
            <text:p>2.2824154978</text:p>
          </table:table-cell>
          <table:table-cell office:value-type="float" office:value="6.7949365933">
            <text:p>6.7949365933</text:p>
          </table:table-cell>
          <table:table-cell office:value-type="float" office:value="4.7283777944">
            <text:p>4.7283777944</text:p>
          </table:table-cell>
          <table:table-cell office:value-type="float" office:value="2.7603287179">
            <text:p>2.7603287179</text:p>
          </table:table-cell>
          <table:table-cell office:value-type="float" office:value="2.5477177239">
            <text:p>2.5477177239</text:p>
          </table:table-cell>
          <table:table-cell office:value-type="float" office:value="2.6796137643">
            <text:p>2.6796137643</text:p>
          </table:table-cell>
          <table:table-cell office:value-type="float" office:value="2.2720178745">
            <text:p>2.2720178745</text:p>
          </table:table-cell>
          <table:table-cell office:value-type="float" office:value="1.5057772886">
            <text:p>1.5057772886</text:p>
          </table:table-cell>
          <table:table-cell office:value-type="float" office:value="2.4446379147">
            <text:p>2.4446379147</text:p>
          </table:table-cell>
          <table:table-cell office:value-type="float" office:value="2.8152938164">
            <text:p>2.8152938164</text:p>
          </table:table-cell>
          <table:table-cell office:value-type="float" office:value="4.332289449">
            <text:p>4.332289449</text:p>
          </table:table-cell>
          <table:table-cell office:value-type="float" office:value="2.7852697696">
            <text:p>2.7852697696</text:p>
          </table:table-cell>
          <table:table-cell office:value-type="float" office:value="1.0401820209">
            <text:p>1.0401820209</text:p>
          </table:table-cell>
          <table:table-cell office:value-type="float" office:value="2.6985711733">
            <text:p>2.6985711733</text:p>
          </table:table-cell>
          <table:table-cell office:value-type="float" office:value="3.6677105557">
            <text:p>3.6677105557</text:p>
          </table:table-cell>
          <table:table-cell office:value-type="float" office:value="2.0862124976">
            <text:p>2.0862124976</text:p>
          </table:table-cell>
          <table:table-cell office:value-type="float" office:value="2.3819523066">
            <text:p>2.38195230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Nov <text:s/>2017</text:p>
          </table:table-cell>
          <table:table-cell office:value-type="float" office:value="3.8051600476">
            <text:p>3.8051600476</text:p>
          </table:table-cell>
          <table:table-cell office:value-type="float" office:value="2.0053197907">
            <text:p>2.0053197907</text:p>
          </table:table-cell>
          <table:table-cell office:value-type="float" office:value="2.0511418376">
            <text:p>2.0511418376</text:p>
          </table:table-cell>
          <table:table-cell office:value-type="float" office:value="1.9744871643">
            <text:p>1.9744871643</text:p>
          </table:table-cell>
          <table:table-cell office:value-type="float" office:value="2.0678711517">
            <text:p>2.0678711517</text:p>
          </table:table-cell>
          <table:table-cell office:value-type="float" office:value="2.6600539077">
            <text:p>2.6600539077</text:p>
          </table:table-cell>
          <table:table-cell office:value-type="float" office:value="2.8267265029">
            <text:p>2.8267265029</text:p>
          </table:table-cell>
          <table:table-cell office:value-type="float" office:value="2.0623623275">
            <text:p>2.0623623275</text:p>
          </table:table-cell>
          <table:table-cell office:value-type="float" office:value="2.1735596774">
            <text:p>2.1735596774</text:p>
          </table:table-cell>
          <table:table-cell office:value-type="float" office:value="2.137600502">
            <text:p>2.137600502</text:p>
          </table:table-cell>
          <table:table-cell office:value-type="float" office:value="2.1198871369">
            <text:p>2.1198871369</text:p>
          </table:table-cell>
          <table:table-cell office:value-type="float" office:value="3.3905982398">
            <text:p>3.3905982398</text:p>
          </table:table-cell>
          <table:table-cell office:value-type="float" office:value="2.021347405">
            <text:p>2.021347405</text:p>
          </table:table-cell>
          <table:table-cell office:value-type="float" office:value="2.9208343918">
            <text:p>2.9208343918</text:p>
          </table:table-cell>
          <table:table-cell office:value-type="float" office:value="3.6886946885">
            <text:p>3.6886946885</text:p>
          </table:table-cell>
          <table:table-cell office:value-type="float" office:value="4.2381459168">
            <text:p>4.2381459168</text:p>
          </table:table-cell>
          <table:table-cell office:value-type="float" office:value="4.2229919985">
            <text:p>4.2229919985</text:p>
          </table:table-cell>
          <table:table-cell office:value-type="float" office:value="4.1833351462">
            <text:p>4.1833351462</text:p>
          </table:table-cell>
          <table:table-cell office:value-type="float" office:value="4.3086602621">
            <text:p>4.3086602621</text:p>
          </table:table-cell>
          <table:table-cell office:value-type="float" office:value="3.1176581249">
            <text:p>3.1176581249</text:p>
          </table:table-cell>
          <table:table-cell office:value-type="float" office:value="4.7023338829">
            <text:p>4.7023338829</text:p>
          </table:table-cell>
          <table:table-cell office:value-type="float" office:value="3.0339278012">
            <text:p>3.0339278012</text:p>
          </table:table-cell>
          <table:table-cell office:value-type="float" office:value="3.7863021746">
            <text:p>3.7863021746</text:p>
          </table:table-cell>
          <table:table-cell office:value-type="float" office:value="2.5345358985">
            <text:p>2.5345358985</text:p>
          </table:table-cell>
          <table:table-cell office:value-type="float" office:value="8.2479881686">
            <text:p>8.2479881686</text:p>
          </table:table-cell>
          <table:table-cell office:value-type="float" office:value="3.5582374367">
            <text:p>3.5582374367</text:p>
          </table:table-cell>
          <table:table-cell office:value-type="float" office:value="3.0025435897">
            <text:p>3.0025435897</text:p>
          </table:table-cell>
          <table:table-cell office:value-type="float" office:value="2.6058985413">
            <text:p>2.6058985413</text:p>
          </table:table-cell>
          <table:table-cell office:value-type="float" office:value="4.3205574771">
            <text:p>4.3205574771</text:p>
          </table:table-cell>
          <table:table-cell office:value-type="float" office:value="2.6405033318">
            <text:p>2.6405033318</text:p>
          </table:table-cell>
          <table:table-cell office:value-type="float" office:value="1.408593729">
            <text:p>1.408593729</text:p>
          </table:table-cell>
          <table:table-cell office:value-type="float" office:value="2.6459221343">
            <text:p>2.6459221343</text:p>
          </table:table-cell>
          <table:table-cell office:value-type="float" office:value="3.8081364016">
            <text:p>3.8081364016</text:p>
          </table:table-cell>
          <table:table-cell office:value-type="float" office:value="3.8584542804">
            <text:p>3.8584542804</text:p>
          </table:table-cell>
          <table:table-cell office:value-type="float" office:value="2.9359402499">
            <text:p>2.9359402499</text:p>
          </table:table-cell>
          <table:table-cell office:value-type="float" office:value="1.4466861798">
            <text:p>1.4466861798</text:p>
          </table:table-cell>
          <table:table-cell office:value-type="float" office:value="5.1733720571">
            <text:p>5.1733720571</text:p>
          </table:table-cell>
          <table:table-cell office:value-type="float" office:value="4.1135082585">
            <text:p>4.1135082585</text:p>
          </table:table-cell>
          <table:table-cell office:value-type="float" office:value="1.8944648542">
            <text:p>1.8944648542</text:p>
          </table:table-cell>
          <table:table-cell office:value-type="float" office:value="2.3414835787">
            <text:p>2.341483578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Dec <text:s/>2017</text:p>
          </table:table-cell>
          <table:table-cell office:value-type="float" office:value="3.4297237082">
            <text:p>3.4297237082</text:p>
          </table:table-cell>
          <table:table-cell office:value-type="float" office:value="1.9432542004">
            <text:p>1.9432542004</text:p>
          </table:table-cell>
          <table:table-cell office:value-type="float" office:value="2.0043766992">
            <text:p>2.0043766992</text:p>
          </table:table-cell>
          <table:table-cell office:value-type="float" office:value="1.9345850194">
            <text:p>1.9345850194</text:p>
          </table:table-cell>
          <table:table-cell office:value-type="float" office:value="1.9727673133">
            <text:p>1.9727673133</text:p>
          </table:table-cell>
          <table:table-cell office:value-type="float" office:value="2.7639864709">
            <text:p>2.7639864709</text:p>
          </table:table-cell>
          <table:table-cell office:value-type="float" office:value="2.4824625406">
            <text:p>2.4824625406</text:p>
          </table:table-cell>
          <table:table-cell office:value-type="float" office:value="2.1697171182">
            <text:p>2.1697171182</text:p>
          </table:table-cell>
          <table:table-cell office:value-type="float" office:value="2.1260645683">
            <text:p>2.1260645683</text:p>
          </table:table-cell>
          <table:table-cell office:value-type="float" office:value="2.1093751285">
            <text:p>2.1093751285</text:p>
          </table:table-cell>
          <table:table-cell office:value-type="float" office:value="2.1570104245">
            <text:p>2.1570104245</text:p>
          </table:table-cell>
          <table:table-cell office:value-type="float" office:value="4.097598995">
            <text:p>4.097598995</text:p>
          </table:table-cell>
          <table:table-cell office:value-type="float" office:value="3.9646569496">
            <text:p>3.9646569496</text:p>
          </table:table-cell>
          <table:table-cell office:value-type="float" office:value="2.9757782482">
            <text:p>2.9757782482</text:p>
          </table:table-cell>
          <table:table-cell office:value-type="float" office:value="3.1972632461">
            <text:p>3.1972632461</text:p>
          </table:table-cell>
          <table:table-cell office:value-type="float" office:value="4.2199956037">
            <text:p>4.2199956037</text:p>
          </table:table-cell>
          <table:table-cell office:value-type="float" office:value="4.2753860205">
            <text:p>4.2753860205</text:p>
          </table:table-cell>
          <table:table-cell office:value-type="float" office:value="4.1609532502">
            <text:p>4.1609532502</text:p>
          </table:table-cell>
          <table:table-cell office:value-type="float" office:value="4.3135018497">
            <text:p>4.3135018497</text:p>
          </table:table-cell>
          <table:table-cell office:value-type="float" office:value="2.7808589727">
            <text:p>2.7808589727</text:p>
          </table:table-cell>
          <table:table-cell office:value-type="float" office:value="4.5348912606">
            <text:p>4.5348912606</text:p>
          </table:table-cell>
          <table:table-cell office:value-type="float" office:value="4.3220743662">
            <text:p>4.3220743662</text:p>
          </table:table-cell>
          <table:table-cell office:value-type="float" office:value="3.7714364516">
            <text:p>3.7714364516</text:p>
          </table:table-cell>
          <table:table-cell office:value-type="float" office:value="2.8025360381">
            <text:p>2.8025360381</text:p>
          </table:table-cell>
          <table:table-cell office:value-type="float" office:value="7.274924854">
            <text:p>7.274924854</text:p>
          </table:table-cell>
          <table:table-cell office:value-type="float" office:value="3.0377880072">
            <text:p>3.0377880072</text:p>
          </table:table-cell>
          <table:table-cell office:value-type="float" office:value="3.232431131">
            <text:p>3.232431131</text:p>
          </table:table-cell>
          <table:table-cell office:value-type="float" office:value="2.6249433587">
            <text:p>2.6249433587</text:p>
          </table:table-cell>
          <table:table-cell office:value-type="float" office:value="4.1305819456">
            <text:p>4.1305819456</text:p>
          </table:table-cell>
          <table:table-cell office:value-type="float" office:value="2.1437408735">
            <text:p>2.1437408735</text:p>
          </table:table-cell>
          <table:table-cell office:value-type="float" office:value="2.000756148">
            <text:p>2.000756148</text:p>
          </table:table-cell>
          <table:table-cell office:value-type="float" office:value="2.9449417203">
            <text:p>2.9449417203</text:p>
          </table:table-cell>
          <table:table-cell office:value-type="float" office:value="3.5053171406">
            <text:p>3.5053171406</text:p>
          </table:table-cell>
          <table:table-cell office:value-type="float" office:value="4.0088819628">
            <text:p>4.0088819628</text:p>
          </table:table-cell>
          <table:table-cell office:value-type="float" office:value="2.8613651942">
            <text:p>2.8613651942</text:p>
          </table:table-cell>
          <table:table-cell office:value-type="float" office:value="1.824323082">
            <text:p>1.824323082</text:p>
          </table:table-cell>
          <table:table-cell office:value-type="float" office:value="3.5266411116">
            <text:p>3.5266411116</text:p>
          </table:table-cell>
          <table:table-cell office:value-type="float" office:value="4.4983386876">
            <text:p>4.4983386876</text:p>
          </table:table-cell>
          <table:table-cell office:value-type="float" office:value="2.3335636332">
            <text:p>2.3335636332</text:p>
          </table:table-cell>
          <table:table-cell office:value-type="float" office:value="2.3087358581">
            <text:p>2.308735858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Jan <text:s/>2018</text:p>
          </table:table-cell>
          <table:table-cell office:value-type="float" office:value="3.6336594703">
            <text:p>3.6336594703</text:p>
          </table:table-cell>
          <table:table-cell office:value-type="float" office:value="2.0933232395">
            <text:p>2.0933232395</text:p>
          </table:table-cell>
          <table:table-cell office:value-type="float" office:value="1.9763176162">
            <text:p>1.9763176162</text:p>
          </table:table-cell>
          <table:table-cell office:value-type="float" office:value="2.0143893093">
            <text:p>2.0143893093</text:p>
          </table:table-cell>
          <table:table-cell office:value-type="float" office:value="2.0428438258">
            <text:p>2.0428438258</text:p>
          </table:table-cell>
          <table:table-cell office:value-type="float" office:value="2.63606947">
            <text:p>2.63606947</text:p>
          </table:table-cell>
          <table:table-cell office:value-type="float" office:value="4.2461692066">
            <text:p>4.2461692066</text:p>
          </table:table-cell>
          <table:table-cell office:value-type="float" office:value="2.1854756196">
            <text:p>2.1854756196</text:p>
          </table:table-cell>
          <table:table-cell office:value-type="float" office:value="2.1359593827">
            <text:p>2.1359593827</text:p>
          </table:table-cell>
          <table:table-cell office:value-type="float" office:value="2.1328962731">
            <text:p>2.1328962731</text:p>
          </table:table-cell>
          <table:table-cell office:value-type="float" office:value="2.2015583696">
            <text:p>2.2015583696</text:p>
          </table:table-cell>
          <table:table-cell office:value-type="float" office:value="3.5781131749">
            <text:p>3.5781131749</text:p>
          </table:table-cell>
          <table:table-cell office:value-type="float" office:value="3.1227162878">
            <text:p>3.1227162878</text:p>
          </table:table-cell>
          <table:table-cell office:value-type="float" office:value="2.3978651309">
            <text:p>2.3978651309</text:p>
          </table:table-cell>
          <table:table-cell office:value-type="float" office:value="0.7869090287">
            <text:p>0.7869090287</text:p>
          </table:table-cell>
          <table:table-cell office:value-type="float" office:value="4.2406322611">
            <text:p>4.2406322611</text:p>
          </table:table-cell>
          <table:table-cell office:value-type="float" office:value="4.2505677996">
            <text:p>4.2505677996</text:p>
          </table:table-cell>
          <table:table-cell office:value-type="float" office:value="4.1592315659">
            <text:p>4.1592315659</text:p>
          </table:table-cell>
          <table:table-cell office:value-type="float" office:value="4.3366905064">
            <text:p>4.3366905064</text:p>
          </table:table-cell>
          <table:table-cell office:value-type="float" office:value="2.9864837182">
            <text:p>2.9864837182</text:p>
          </table:table-cell>
          <table:table-cell office:value-type="float" office:value="3.9119844399">
            <text:p>3.9119844399</text:p>
          </table:table-cell>
          <table:table-cell office:value-type="float" office:value="3.0029813372">
            <text:p>3.0029813372</text:p>
          </table:table-cell>
          <table:table-cell office:value-type="float" office:value="3.7565707286">
            <text:p>3.7565707286</text:p>
          </table:table-cell>
          <table:table-cell office:value-type="float" office:value="2.3598802591">
            <text:p>2.3598802591</text:p>
          </table:table-cell>
          <table:table-cell office:value-type="float" office:value="4.9243948898">
            <text:p>4.9243948898</text:p>
          </table:table-cell>
          <table:table-cell office:value-type="float" office:value="4.0906933609">
            <text:p>4.0906933609</text:p>
          </table:table-cell>
          <table:table-cell office:value-type="float" office:value="2.86004779">
            <text:p>2.86004779</text:p>
          </table:table-cell>
          <table:table-cell office:value-type="float" office:value="2.6532661098">
            <text:p>2.6532661098</text:p>
          </table:table-cell>
          <table:table-cell office:value-type="float" office:value="2.6557465851">
            <text:p>2.6557465851</text:p>
          </table:table-cell>
          <table:table-cell office:value-type="float" office:value="2.1467178159">
            <text:p>2.1467178159</text:p>
          </table:table-cell>
          <table:table-cell office:value-type="float" office:value="2.0070954291">
            <text:p>2.0070954291</text:p>
          </table:table-cell>
          <table:table-cell office:value-type="float" office:value="3.1374459984">
            <text:p>3.1374459984</text:p>
          </table:table-cell>
          <table:table-cell office:value-type="float" office:value="2.7145471494">
            <text:p>2.7145471494</text:p>
          </table:table-cell>
          <table:table-cell office:value-type="float" office:value="3.2665124348">
            <text:p>3.2665124348</text:p>
          </table:table-cell>
          <table:table-cell office:value-type="float" office:value="2.9954057043">
            <text:p>2.9954057043</text:p>
          </table:table-cell>
          <table:table-cell office:value-type="float" office:value="1.0140966574">
            <text:p>1.0140966574</text:p>
          </table:table-cell>
          <table:table-cell office:value-type="float" office:value="2.2108189098">
            <text:p>2.2108189098</text:p>
          </table:table-cell>
          <table:table-cell office:value-type="float" office:value="3.2121564018">
            <text:p>3.2121564018</text:p>
          </table:table-cell>
          <table:table-cell office:value-type="float" office:value="1.8971243157">
            <text:p>1.8971243157</text:p>
          </table:table-cell>
          <table:table-cell office:value-type="float" office:value="2.4026008242">
            <text:p>2.40260082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eb <text:s/>2018</text:p>
          </table:table-cell>
          <table:table-cell office:value-type="float" office:value="3.6143988341">
            <text:p>3.6143988341</text:p>
          </table:table-cell>
          <table:table-cell office:value-type="float" office:value="2.1887375051">
            <text:p>2.1887375051</text:p>
          </table:table-cell>
          <table:table-cell office:value-type="float" office:value="2.097906976">
            <text:p>2.097906976</text:p>
          </table:table-cell>
          <table:table-cell office:value-type="float" office:value="2.1695643176">
            <text:p>2.1695643176</text:p>
          </table:table-cell>
          <table:table-cell office:value-type="float" office:value="2.1829968507">
            <text:p>2.1829968507</text:p>
          </table:table-cell>
          <table:table-cell office:value-type="float" office:value="2.6200798449">
            <text:p>2.6200798449</text:p>
          </table:table-cell>
          <table:table-cell office:value-type="float" office:value="3.6982415788">
            <text:p>3.6982415788</text:p>
          </table:table-cell>
          <table:table-cell office:value-type="float" office:value="2.186460526">
            <text:p>2.186460526</text:p>
          </table:table-cell>
          <table:table-cell office:value-type="float" office:value="2.1418962714">
            <text:p>2.1418962714</text:p>
          </table:table-cell>
          <table:table-cell office:value-type="float" office:value="2.1724117959">
            <text:p>2.1724117959</text:p>
          </table:table-cell>
          <table:table-cell office:value-type="float" office:value="2.2301963344">
            <text:p>2.2301963344</text:p>
          </table:table-cell>
          <table:table-cell office:value-type="float" office:value="3.5878361715">
            <text:p>3.5878361715</text:p>
          </table:table-cell>
          <table:table-cell office:value-type="float" office:value="2.9990074602">
            <text:p>2.9990074602</text:p>
          </table:table-cell>
          <table:table-cell office:value-type="float" office:value="2.0625872919">
            <text:p>2.0625872919</text:p>
          </table:table-cell>
          <table:table-cell office:value-type="float" office:value="1.4152392301">
            <text:p>1.4152392301</text:p>
          </table:table-cell>
          <table:table-cell office:value-type="float" office:value="4.1516211365">
            <text:p>4.1516211365</text:p>
          </table:table-cell>
          <table:table-cell office:value-type="float" office:value="4.2525733124">
            <text:p>4.2525733124</text:p>
          </table:table-cell>
          <table:table-cell office:value-type="float" office:value="4.1400470836">
            <text:p>4.1400470836</text:p>
          </table:table-cell>
          <table:table-cell office:value-type="float" office:value="4.2113188682">
            <text:p>4.2113188682</text:p>
          </table:table-cell>
          <table:table-cell office:value-type="float" office:value="2.4086072781">
            <text:p>2.4086072781</text:p>
          </table:table-cell>
          <table:table-cell office:value-type="float" office:value="3.5092102045">
            <text:p>3.5092102045</text:p>
          </table:table-cell>
          <table:table-cell office:value-type="float" office:value="2.0500881325">
            <text:p>2.0500881325</text:p>
          </table:table-cell>
          <table:table-cell office:value-type="float" office:value="3.7121710617">
            <text:p>3.7121710617</text:p>
          </table:table-cell>
          <table:table-cell office:value-type="float" office:value="2.4018251174">
            <text:p>2.4018251174</text:p>
          </table:table-cell>
          <table:table-cell office:value-type="float" office:value="4.0623392091">
            <text:p>4.0623392091</text:p>
          </table:table-cell>
          <table:table-cell office:value-type="float" office:value="3.0352792701">
            <text:p>3.0352792701</text:p>
          </table:table-cell>
          <table:table-cell office:value-type="float" office:value="3.095736428">
            <text:p>3.095736428</text:p>
          </table:table-cell>
          <table:table-cell office:value-type="float" office:value="2.5328747265">
            <text:p>2.5328747265</text:p>
          </table:table-cell>
          <table:table-cell office:value-type="float" office:value="2.7117773432">
            <text:p>2.7117773432</text:p>
          </table:table-cell>
          <table:table-cell office:value-type="float" office:value="2.0804196503">
            <text:p>2.0804196503</text:p>
          </table:table-cell>
          <table:table-cell office:value-type="float" office:value="2.2553529287">
            <text:p>2.2553529287</text:p>
          </table:table-cell>
          <table:table-cell office:value-type="float" office:value="2.3606647961">
            <text:p>2.3606647961</text:p>
          </table:table-cell>
          <table:table-cell office:value-type="float" office:value="3.8759632819">
            <text:p>3.8759632819</text:p>
          </table:table-cell>
          <table:table-cell office:value-type="float" office:value="3.9451536593">
            <text:p>3.9451536593</text:p>
          </table:table-cell>
          <table:table-cell office:value-type="float" office:value="2.6955188237">
            <text:p>2.6955188237</text:p>
          </table:table-cell>
          <table:table-cell office:value-type="float" office:value="1.2639454497">
            <text:p>1.2639454497</text:p>
          </table:table-cell>
          <table:table-cell office:value-type="float" office:value="1.2716059739">
            <text:p>1.2716059739</text:p>
          </table:table-cell>
          <table:table-cell office:value-type="float" office:value="4.0620021511">
            <text:p>4.0620021511</text:p>
          </table:table-cell>
          <table:table-cell office:value-type="float" office:value="2.1704193467">
            <text:p>2.1704193467</text:p>
          </table:table-cell>
          <table:table-cell office:value-type="float" office:value="2.4239889019">
            <text:p>2.42398890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ar <text:s/>2018</text:p>
          </table:table-cell>
          <table:table-cell office:value-type="float" office:value="4.048956701">
            <text:p>4.048956701</text:p>
          </table:table-cell>
          <table:table-cell office:value-type="float" office:value="2.3202795023">
            <text:p>2.3202795023</text:p>
          </table:table-cell>
          <table:table-cell office:value-type="float" office:value="2.1680546835">
            <text:p>2.1680546835</text:p>
          </table:table-cell>
          <table:table-cell office:value-type="float" office:value="2.2272007492">
            <text:p>2.2272007492</text:p>
          </table:table-cell>
          <table:table-cell office:value-type="float" office:value="2.2380569676">
            <text:p>2.2380569676</text:p>
          </table:table-cell>
          <table:table-cell office:value-type="float" office:value="2.7933007836">
            <text:p>2.7933007836</text:p>
          </table:table-cell>
          <table:table-cell office:value-type="float" office:value="3.9050067213">
            <text:p>3.9050067213</text:p>
          </table:table-cell>
          <table:table-cell office:value-type="float" office:value="2.2229020604">
            <text:p>2.2229020604</text:p>
          </table:table-cell>
          <table:table-cell office:value-type="float" office:value="2.2091810093">
            <text:p>2.2091810093</text:p>
          </table:table-cell>
          <table:table-cell office:value-type="float" office:value="2.1498314972">
            <text:p>2.1498314972</text:p>
          </table:table-cell>
          <table:table-cell office:value-type="float" office:value="2.2100436925">
            <text:p>2.2100436925</text:p>
          </table:table-cell>
          <table:table-cell office:value-type="float" office:value="3.4961622032">
            <text:p>3.4961622032</text:p>
          </table:table-cell>
          <table:table-cell office:value-type="float" office:value="3.293266322">
            <text:p>3.293266322</text:p>
          </table:table-cell>
          <table:table-cell office:value-type="float" office:value="2.1676624041">
            <text:p>2.1676624041</text:p>
          </table:table-cell>
          <table:table-cell office:value-type="float" office:value="3.5529660044">
            <text:p>3.5529660044</text:p>
          </table:table-cell>
          <table:table-cell office:value-type="float" office:value="4.3288974823">
            <text:p>4.3288974823</text:p>
          </table:table-cell>
          <table:table-cell office:value-type="float" office:value="4.179121406">
            <text:p>4.179121406</text:p>
          </table:table-cell>
          <table:table-cell office:value-type="float" office:value="4.2386749989">
            <text:p>4.2386749989</text:p>
          </table:table-cell>
          <table:table-cell office:value-type="float" office:value="4.2742595077">
            <text:p>4.2742595077</text:p>
          </table:table-cell>
          <table:table-cell office:value-type="float" office:value="3.8196184632">
            <text:p>3.8196184632</text:p>
          </table:table-cell>
          <table:table-cell office:value-type="float" office:value="2.615995913">
            <text:p>2.615995913</text:p>
          </table:table-cell>
          <table:table-cell office:value-type="float" office:value="2.0694296725">
            <text:p>2.0694296725</text:p>
          </table:table-cell>
          <table:table-cell office:value-type="float" office:value="3.6677713947">
            <text:p>3.6677713947</text:p>
          </table:table-cell>
          <table:table-cell office:value-type="float" office:value="1.8675224017">
            <text:p>1.8675224017</text:p>
          </table:table-cell>
          <table:table-cell office:value-type="float" office:value="4.0926003669">
            <text:p>4.0926003669</text:p>
          </table:table-cell>
          <table:table-cell office:value-type="float" office:value="3.1581907765">
            <text:p>3.1581907765</text:p>
          </table:table-cell>
          <table:table-cell office:value-type="float" office:value="3.2950219117">
            <text:p>3.2950219117</text:p>
          </table:table-cell>
          <table:table-cell office:value-type="float" office:value="2.5638721617">
            <text:p>2.5638721617</text:p>
          </table:table-cell>
          <table:table-cell office:value-type="float" office:value="2.8240793346">
            <text:p>2.8240793346</text:p>
          </table:table-cell>
          <table:table-cell office:value-type="float" office:value="2.8788798234">
            <text:p>2.8788798234</text:p>
          </table:table-cell>
          <table:table-cell office:value-type="float" office:value="2.0051135924">
            <text:p>2.0051135924</text:p>
          </table:table-cell>
          <table:table-cell office:value-type="float" office:value="5.3131852487">
            <text:p>5.3131852487</text:p>
          </table:table-cell>
          <table:table-cell office:value-type="float" office:value="2.9531398531">
            <text:p>2.9531398531</text:p>
          </table:table-cell>
          <table:table-cell office:value-type="float" office:value="3.8283423316">
            <text:p>3.8283423316</text:p>
          </table:table-cell>
          <table:table-cell office:value-type="float" office:value="2.7406466222">
            <text:p>2.7406466222</text:p>
          </table:table-cell>
          <table:table-cell office:value-type="float" office:value="0.7894894558">
            <text:p>0.7894894558</text:p>
          </table:table-cell>
          <table:table-cell office:value-type="float" office:value="3.8489810074">
            <text:p>3.8489810074</text:p>
          </table:table-cell>
          <table:table-cell office:value-type="float" office:value="3.0057462943">
            <text:p>3.0057462943</text:p>
          </table:table-cell>
          <table:table-cell office:value-type="float" office:value="1.8855622598">
            <text:p>1.8855622598</text:p>
          </table:table-cell>
          <table:table-cell office:value-type="float" office:value="2.307700474">
            <text:p>2.30770047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pr <text:s/>2018</text:p>
          </table:table-cell>
          <table:table-cell office:value-type="float" office:value="4.9530431671">
            <text:p>4.9530431671</text:p>
          </table:table-cell>
          <table:table-cell office:value-type="float" office:value="2.2609929683">
            <text:p>2.2609929683</text:p>
          </table:table-cell>
          <table:table-cell office:value-type="float" office:value="2.3317326678">
            <text:p>2.3317326678</text:p>
          </table:table-cell>
          <table:table-cell office:value-type="float" office:value="2.2538021792">
            <text:p>2.2538021792</text:p>
          </table:table-cell>
          <table:table-cell office:value-type="float" office:value="2.3231498756">
            <text:p>2.3231498756</text:p>
          </table:table-cell>
          <table:table-cell office:value-type="float" office:value="2.7479968458">
            <text:p>2.7479968458</text:p>
          </table:table-cell>
          <table:table-cell office:value-type="float" office:value="2.5982510204">
            <text:p>2.5982510204</text:p>
          </table:table-cell>
          <table:table-cell office:value-type="float" office:value="2.0554679831">
            <text:p>2.0554679831</text:p>
          </table:table-cell>
          <table:table-cell office:value-type="float" office:value="2.197307232">
            <text:p>2.197307232</text:p>
          </table:table-cell>
          <table:table-cell office:value-type="float" office:value="2.137600502">
            <text:p>2.137600502</text:p>
          </table:table-cell>
          <table:table-cell office:value-type="float" office:value="2.0191239276">
            <text:p>2.0191239276</text:p>
          </table:table-cell>
          <table:table-cell office:value-type="float" office:value="4.0309270181">
            <text:p>4.0309270181</text:p>
          </table:table-cell>
          <table:table-cell office:value-type="float" office:value="1.6358082432">
            <text:p>1.6358082432</text:p>
          </table:table-cell>
          <table:table-cell office:value-type="float" office:value="2.3501401754">
            <text:p>2.3501401754</text:p>
          </table:table-cell>
          <table:table-cell office:value-type="float" office:value="3.9250498108">
            <text:p>3.9250498108</text:p>
          </table:table-cell>
          <table:table-cell office:value-type="float" office:value="4.3388428594">
            <text:p>4.3388428594</text:p>
          </table:table-cell>
          <table:table-cell office:value-type="float" office:value="4.3771657952">
            <text:p>4.3771657952</text:p>
          </table:table-cell>
          <table:table-cell office:value-type="float" office:value="4.2632704891">
            <text:p>4.2632704891</text:p>
          </table:table-cell>
          <table:table-cell office:value-type="float" office:value="4.4322481575">
            <text:p>4.4322481575</text:p>
          </table:table-cell>
          <table:table-cell office:value-type="float" office:value="2.9297596505">
            <text:p>2.9297596505</text:p>
          </table:table-cell>
          <table:table-cell office:value-type="float" office:value="3.174831594">
            <text:p>3.174831594</text:p>
          </table:table-cell>
          <table:table-cell office:value-type="float" office:value="5.4709618431">
            <text:p>5.4709618431</text:p>
          </table:table-cell>
          <table:table-cell office:value-type="float" office:value="3.6233717278">
            <text:p>3.6233717278</text:p>
          </table:table-cell>
          <table:table-cell office:value-type="float" office:value="2.0551783686">
            <text:p>2.0551783686</text:p>
          </table:table-cell>
          <table:table-cell office:value-type="float" office:value="4.0302646554">
            <text:p>4.0302646554</text:p>
          </table:table-cell>
          <table:table-cell office:value-type="float" office:value="2.9597734812">
            <text:p>2.9597734812</text:p>
          </table:table-cell>
          <table:table-cell office:value-type="float" office:value="3.5395330511">
            <text:p>3.5395330511</text:p>
          </table:table-cell>
          <table:table-cell office:value-type="float" office:value="2.6472448139">
            <text:p>2.6472448139</text:p>
          </table:table-cell>
          <table:table-cell office:value-type="float" office:value="3.1297235125">
            <text:p>3.1297235125</text:p>
          </table:table-cell>
          <table:table-cell office:value-type="float" office:value="2.6846047199">
            <text:p>2.6846047199</text:p>
          </table:table-cell>
          <table:table-cell office:value-type="float" office:value="2.4028266762">
            <text:p>2.4028266762</text:p>
          </table:table-cell>
          <table:table-cell office:value-type="float" office:value="2.828452246">
            <text:p>2.828452246</text:p>
          </table:table-cell>
          <table:table-cell office:value-type="float" office:value="2.4561794032">
            <text:p>2.4561794032</text:p>
          </table:table-cell>
          <table:table-cell office:value-type="float" office:value="4.8525217124">
            <text:p>4.8525217124</text:p>
          </table:table-cell>
          <table:table-cell office:value-type="float" office:value="3.091002907">
            <text:p>3.091002907</text:p>
          </table:table-cell>
          <table:table-cell office:value-type="float" office:value="1.1743725764">
            <text:p>1.1743725764</text:p>
          </table:table-cell>
          <table:table-cell office:value-type="float" office:value="3.335186167">
            <text:p>3.335186167</text:p>
          </table:table-cell>
          <table:table-cell office:value-type="float" office:value="5.0957119081">
            <text:p>5.0957119081</text:p>
          </table:table-cell>
          <table:table-cell office:value-type="float" office:value="2.4459188072">
            <text:p>2.4459188072</text:p>
          </table:table-cell>
          <table:table-cell office:value-type="float" office:value="2.4600794341">
            <text:p>2.46007943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ay <text:s/>2018</text:p>
          </table:table-cell>
          <table:table-cell office:value-type="float" office:value="4.5180788555">
            <text:p>4.5180788555</text:p>
          </table:table-cell>
          <table:table-cell office:value-type="float" office:value="2.3388065441">
            <text:p>2.3388065441</text:p>
          </table:table-cell>
          <table:table-cell office:value-type="float" office:value="2.2475554188">
            <text:p>2.2475554188</text:p>
          </table:table-cell>
          <table:table-cell office:value-type="float" office:value="2.2449350358">
            <text:p>2.2449350358</text:p>
          </table:table-cell>
          <table:table-cell office:value-type="float" office:value="2.333160806">
            <text:p>2.333160806</text:p>
          </table:table-cell>
          <table:table-cell office:value-type="float" office:value="2.8705839717">
            <text:p>2.8705839717</text:p>
          </table:table-cell>
          <table:table-cell office:value-type="float" office:value="3.5018146934">
            <text:p>3.5018146934</text:p>
          </table:table-cell>
          <table:table-cell office:value-type="float" office:value="2.1322906774">
            <text:p>2.1322906774</text:p>
          </table:table-cell>
          <table:table-cell office:value-type="float" office:value="2.082527385">
            <text:p>2.082527385</text:p>
          </table:table-cell>
          <table:table-cell office:value-type="float" office:value="2.107493437">
            <text:p>2.107493437</text:p>
          </table:table-cell>
          <table:table-cell office:value-type="float" office:value="2.126251129">
            <text:p>2.126251129</text:p>
          </table:table-cell>
          <table:table-cell office:value-type="float" office:value="4.0545400099">
            <text:p>4.0545400099</text:p>
          </table:table-cell>
          <table:table-cell office:value-type="float" office:value="3.6908160496">
            <text:p>3.6908160496</text:p>
          </table:table-cell>
          <table:table-cell office:value-type="float" office:value="2.4568194878">
            <text:p>2.4568194878</text:p>
          </table:table-cell>
          <table:table-cell office:value-type="float" office:value="3.4932921864">
            <text:p>3.4932921864</text:p>
          </table:table-cell>
          <table:table-cell office:value-type="float" office:value="4.4121900151">
            <text:p>4.4121900151</text:p>
          </table:table-cell>
          <table:table-cell office:value-type="float" office:value="4.3558572217">
            <text:p>4.3558572217</text:p>
          </table:table-cell>
          <table:table-cell office:value-type="float" office:value="4.3259889889">
            <text:p>4.3259889889</text:p>
          </table:table-cell>
          <table:table-cell office:value-type="float" office:value="4.4513596877">
            <text:p>4.4513596877</text:p>
          </table:table-cell>
          <table:table-cell office:value-type="float" office:value="3.25592304">
            <text:p>3.25592304</text:p>
          </table:table-cell>
          <table:table-cell office:value-type="float" office:value="4.3856874715">
            <text:p>4.3856874715</text:p>
          </table:table-cell>
          <table:table-cell office:value-type="float" office:value="4.2124723061">
            <text:p>4.2124723061</text:p>
          </table:table-cell>
          <table:table-cell office:value-type="float" office:value="3.5789720609">
            <text:p>3.5789720609</text:p>
          </table:table-cell>
          <table:table-cell office:value-type="float" office:value="2.1326431299">
            <text:p>2.1326431299</text:p>
          </table:table-cell>
          <table:table-cell office:value-type="float" office:value="4.558267125">
            <text:p>4.558267125</text:p>
          </table:table-cell>
          <table:table-cell office:value-type="float" office:value="2.6172505579">
            <text:p>2.6172505579</text:p>
          </table:table-cell>
          <table:table-cell office:value-type="float" office:value="3.50741075">
            <text:p>3.50741075</text:p>
          </table:table-cell>
          <table:table-cell office:value-type="float" office:value="2.6205000931">
            <text:p>2.6205000931</text:p>
          </table:table-cell>
          <table:table-cell office:value-type="float" office:value="3.4081338563">
            <text:p>3.4081338563</text:p>
          </table:table-cell>
          <table:table-cell office:value-type="float" office:value="2.2046221094">
            <text:p>2.2046221094</text:p>
          </table:table-cell>
          <table:table-cell office:value-type="float" office:value="2.4169375265">
            <text:p>2.4169375265</text:p>
          </table:table-cell>
          <table:table-cell office:value-type="float" office:value="3.8620347953">
            <text:p>3.8620347953</text:p>
          </table:table-cell>
          <table:table-cell office:value-type="float" office:value="3.1556491199">
            <text:p>3.1556491199</text:p>
          </table:table-cell>
          <table:table-cell office:value-type="float" office:value="4.3021910149">
            <text:p>4.3021910149</text:p>
          </table:table-cell>
          <table:table-cell office:value-type="float" office:value="3.1108703433">
            <text:p>3.1108703433</text:p>
          </table:table-cell>
          <table:table-cell office:value-type="float" office:value="1.0224781338">
            <text:p>1.0224781338</text:p>
          </table:table-cell>
          <table:table-cell office:value-type="float" office:value="4.2286145725">
            <text:p>4.2286145725</text:p>
          </table:table-cell>
          <table:table-cell office:value-type="float" office:value="3.8166927898">
            <text:p>3.8166927898</text:p>
          </table:table-cell>
          <table:table-cell office:value-type="float" office:value="2.345698605">
            <text:p>2.345698605</text:p>
          </table:table-cell>
          <table:table-cell office:value-type="float" office:value="2.4065352839">
            <text:p>2.4065352839</text:p>
          </table:table-cell>
          <table:table-cell office:value-type="float" office:value="4.6312792876">
            <text:p>4.6312792876</text:p>
          </table:table-cell>
        </table:table-row>
        <table:table-row table:style-name="ro1">
          <table:table-cell office:value-type="string">
            <text:p>Jun <text:s/>2018</text:p>
          </table:table-cell>
          <table:table-cell office:value-type="float" office:value="2.2596851787">
            <text:p>2.2596851787</text:p>
          </table:table-cell>
          <table:table-cell office:value-type="float" office:value="2.4823911186">
            <text:p>2.4823911186</text:p>
          </table:table-cell>
          <table:table-cell office:value-type="float" office:value="2.3569858426">
            <text:p>2.3569858426</text:p>
          </table:table-cell>
          <table:table-cell office:value-type="float" office:value="2.3868093291">
            <text:p>2.3868093291</text:p>
          </table:table-cell>
          <table:table-cell office:value-type="float" office:value="2.3982318533">
            <text:p>2.3982318533</text:p>
          </table:table-cell>
          <table:table-cell office:value-type="float" office:value="2.9185528471">
            <text:p>2.9185528471</text:p>
          </table:table-cell>
          <table:table-cell office:value-type="float" office:value="3.8967361156">
            <text:p>3.8967361156</text:p>
          </table:table-cell>
          <table:table-cell office:value-type="float" office:value="2.1450944598">
            <text:p>2.1450944598</text:p>
          </table:table-cell>
          <table:table-cell office:value-type="float" office:value="2.1033064952">
            <text:p>2.1033064952</text:p>
          </table:table-cell>
          <table:table-cell office:value-type="float" office:value="2.1112568201">
            <text:p>2.1112568201</text:p>
          </table:table-cell>
          <table:table-cell office:value-type="float" office:value="2.1835270585">
            <text:p>2.1835270585</text:p>
          </table:table-cell>
          <table:table-cell office:value-type="float" office:value="4.1031549931">
            <text:p>4.1031549931</text:p>
          </table:table-cell>
          <table:table-cell office:value-type="float" office:value="3.1010972694">
            <text:p>3.1010972694</text:p>
          </table:table-cell>
          <table:table-cell office:value-type="float" office:value="2.6489224602">
            <text:p>2.6489224602</text:p>
          </table:table-cell>
          <table:table-cell office:value-type="float" office:value="3.8630358431">
            <text:p>3.8630358431</text:p>
          </table:table-cell>
          <table:table-cell office:value-type="float" office:value="4.4034878102">
            <text:p>4.4034878102</text:p>
          </table:table-cell>
          <table:table-cell office:value-type="float" office:value="4.4448518523">
            <text:p>4.4448518523</text:p>
          </table:table-cell>
          <table:table-cell office:value-type="float" office:value="4.464953508">
            <text:p>4.464953508</text:p>
          </table:table-cell>
          <table:table-cell office:value-type="float" office:value="4.5214352985">
            <text:p>4.5214352985</text:p>
          </table:table-cell>
          <table:table-cell office:value-type="float" office:value="2.8304925319">
            <text:p>2.8304925319</text:p>
          </table:table-cell>
          <table:table-cell office:value-type="float" office:value="4.5579431193">
            <text:p>4.5579431193</text:p>
          </table:table-cell>
          <table:table-cell office:value-type="float" office:value="4.3143377502">
            <text:p>4.3143377502</text:p>
          </table:table-cell>
          <table:table-cell office:value-type="float" office:value="3.5345723939">
            <text:p>3.5345723939</text:p>
          </table:table-cell>
          <table:table-cell office:value-type="float" office:value="2.1560007431">
            <text:p>2.1560007431</text:p>
          </table:table-cell>
          <table:table-cell office:value-type="float" office:value="4.6607580106">
            <text:p>4.6607580106</text:p>
          </table:table-cell>
          <table:table-cell office:value-type="float" office:value="3.815490987">
            <text:p>3.815490987</text:p>
          </table:table-cell>
          <table:table-cell office:value-type="float" office:value="3.3486438916">
            <text:p>3.3486438916</text:p>
          </table:table-cell>
          <table:table-cell office:value-type="float" office:value="2.7706313951">
            <text:p>2.7706313951</text:p>
          </table:table-cell>
          <table:table-cell office:value-type="float" office:value="3.4125225316">
            <text:p>3.4125225316</text:p>
          </table:table-cell>
          <table:table-cell office:value-type="float" office:value="2.8093046522">
            <text:p>2.8093046522</text:p>
          </table:table-cell>
          <table:table-cell office:value-type="float" office:value="2.7153597265">
            <text:p>2.7153597265</text:p>
          </table:table-cell>
          <table:table-cell office:value-type="float" office:value="2.9442825081">
            <text:p>2.9442825081</text:p>
          </table:table-cell>
          <table:table-cell office:value-type="float" office:value="4.7330540778">
            <text:p>4.7330540778</text:p>
          </table:table-cell>
          <table:table-cell office:value-type="float" office:value="4.3113060546">
            <text:p>4.3113060546</text:p>
          </table:table-cell>
          <table:table-cell office:value-type="float" office:value="3.2662430615">
            <text:p>3.2662430615</text:p>
          </table:table-cell>
          <table:table-cell office:value-type="float" office:value="1.4676219725">
            <text:p>1.4676219725</text:p>
          </table:table-cell>
          <table:table-cell office:value-type="float" office:value="4.2326469715">
            <text:p>4.2326469715</text:p>
          </table:table-cell>
          <table:table-cell office:value-type="float" office:value="5.299976681">
            <text:p>5.299976681</text:p>
          </table:table-cell>
          <table:table-cell office:value-type="float" office:value="2.6999162388">
            <text:p>2.6999162388</text:p>
          </table:table-cell>
          <table:table-cell office:value-type="float" office:value="2.5507199183">
            <text:p>2.5507199183</text:p>
          </table:table-cell>
          <table:table-cell office:value-type="float" office:value="5.0936891644">
            <text:p>5.0936891644</text:p>
          </table:table-cell>
        </table:table-row>
        <table:table-row table:style-name="ro1">
          <table:table-cell office:value-type="string">
            <text:p>Jul <text:s/>2018</text:p>
          </table:table-cell>
          <table:table-cell office:value-type="float" office:value="5.314350074">
            <text:p>5.314350074</text:p>
          </table:table-cell>
          <table:table-cell office:value-type="float" office:value="2.596332426">
            <text:p>2.596332426</text:p>
          </table:table-cell>
          <table:table-cell office:value-type="float" office:value="2.4374218806">
            <text:p>2.4374218806</text:p>
          </table:table-cell>
          <table:table-cell office:value-type="float" office:value="2.5552850523">
            <text:p>2.5552850523</text:p>
          </table:table-cell>
          <table:table-cell office:value-type="float" office:value="2.5383848782">
            <text:p>2.5383848782</text:p>
          </table:table-cell>
          <table:table-cell office:value-type="float" office:value="2.6920331579">
            <text:p>2.6920331579</text:p>
          </table:table-cell>
          <table:table-cell office:value-type="float" office:value="3.6486179446">
            <text:p>3.6486179446</text:p>
          </table:table-cell>
          <table:table-cell office:value-type="float" office:value="2.0889547986">
            <text:p>2.0889547986</text:p>
          </table:table-cell>
          <table:table-cell office:value-type="float" office:value="2.1221066426">
            <text:p>2.1221066426</text:p>
          </table:table-cell>
          <table:table-cell office:value-type="float" office:value="2.0745638346">
            <text:p>2.0745638346</text:p>
          </table:table-cell>
          <table:table-cell office:value-type="float" office:value="2.1103411486">
            <text:p>2.1103411486</text:p>
          </table:table-cell>
          <table:table-cell office:value-type="float" office:value="4.6656997984">
            <text:p>4.6656997984</text:p>
          </table:table-cell>
          <table:table-cell office:value-type="float" office:value="2.5113784892">
            <text:p>2.5113784892</text:p>
          </table:table-cell>
          <table:table-cell office:value-type="float" office:value="2.578738702">
            <text:p>2.578738702</text:p>
          </table:table-cell>
          <table:table-cell office:value-type="float" office:value="2.6859405311">
            <text:p>2.6859405311</text:p>
          </table:table-cell>
          <table:table-cell office:value-type="float" office:value="4.619799761">
            <text:p>4.619799761</text:p>
          </table:table-cell>
          <table:table-cell office:value-type="float" office:value="4.4122622693">
            <text:p>4.4122622693</text:p>
          </table:table-cell>
          <table:table-cell office:value-type="float" office:value="4.5633354685">
            <text:p>4.5633354685</text:p>
          </table:table-cell>
          <table:table-cell office:value-type="float" office:value="4.5010496663">
            <text:p>4.5010496663</text:p>
          </table:table-cell>
          <table:table-cell office:value-type="float" office:value="3.9862454122">
            <text:p>3.9862454122</text:p>
          </table:table-cell>
          <table:table-cell office:value-type="float" office:value="5.1317064169">
            <text:p>5.1317064169</text:p>
          </table:table-cell>
          <table:table-cell office:value-type="float" office:value="0.9708301997">
            <text:p>0.9708301997</text:p>
          </table:table-cell>
          <table:table-cell office:value-type="float" office:value="3.490172727">
            <text:p>3.490172727</text:p>
          </table:table-cell>
          <table:table-cell office:value-type="float" office:value="2.2397185545">
            <text:p>2.2397185545</text:p>
          </table:table-cell>
          <table:table-cell office:value-type="float" office:value="3.5909647548">
            <text:p>3.5909647548</text:p>
          </table:table-cell>
          <table:table-cell office:value-type="float" office:value="2.7931667515">
            <text:p>2.7931667515</text:p>
          </table:table-cell>
          <table:table-cell office:value-type="float" office:value="2.2276073881">
            <text:p>2.2276073881</text:p>
          </table:table-cell>
          <table:table-cell office:value-type="float" office:value="2.3703472981">
            <text:p>2.3703472981</text:p>
          </table:table-cell>
          <table:table-cell office:value-type="float" office:value="2.6583918141">
            <text:p>2.6583918141</text:p>
          </table:table-cell>
          <table:table-cell office:value-type="float" office:value="1.6669720974">
            <text:p>1.6669720974</text:p>
          </table:table-cell>
          <table:table-cell office:value-type="float" office:value="1.3458586452">
            <text:p>1.3458586452</text:p>
          </table:table-cell>
          <table:table-cell office:value-type="float" office:value="2.0270365723">
            <text:p>2.0270365723</text:p>
          </table:table-cell>
          <table:table-cell office:value-type="float" office:value="0.6618549742">
            <text:p>0.6618549742</text:p>
          </table:table-cell>
          <table:table-cell office:value-type="float" office:value="1.5090532991">
            <text:p>1.5090532991</text:p>
          </table:table-cell>
          <table:table-cell office:value-type="float" office:value="2.6518322749">
            <text:p>2.6518322749</text:p>
          </table:table-cell>
          <table:table-cell office:value-type="float" office:value="0.9527364778">
            <text:p>0.9527364778</text:p>
          </table:table-cell>
          <table:table-cell office:value-type="float" office:value="2.2192197411">
            <text:p>2.2192197411</text:p>
          </table:table-cell>
          <table:table-cell office:value-type="float" office:value="2.2933686802">
            <text:p>2.2933686802</text:p>
          </table:table-cell>
          <table:table-cell office:value-type="float" office:value="1.1466539962">
            <text:p>1.1466539962</text:p>
          </table:table-cell>
          <table:table-cell office:value-type="float" office:value="2.9681572133">
            <text:p>2.96815721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ug <text:s/>2018</text:p>
          </table:table-cell>
          <table:table-cell office:value-type="float" office:value="4.5673215236">
            <text:p>4.5673215236</text:p>
          </table:table-cell>
          <table:table-cell office:value-type="float" office:value="2.1998537302">
            <text:p>2.1998537302</text:p>
          </table:table-cell>
          <table:table-cell office:value-type="float" office:value="2.5141167075">
            <text:p>2.5141167075</text:p>
          </table:table-cell>
          <table:table-cell office:value-type="float" office:value="2.4364653317">
            <text:p>2.4364653317</text:p>
          </table:table-cell>
          <table:table-cell office:value-type="float" office:value="2.2881116194">
            <text:p>2.2881116194</text:p>
          </table:table-cell>
          <table:table-cell office:value-type="float" office:value="2.6200798449">
            <text:p>2.6200798449</text:p>
          </table:table-cell>
          <table:table-cell office:value-type="float" office:value="0.7993942802">
            <text:p>0.7993942802</text:p>
          </table:table-cell>
          <table:table-cell office:value-type="float" office:value="2.020011355">
            <text:p>2.020011355</text:p>
          </table:table-cell>
          <table:table-cell office:value-type="float" office:value="2.0637272376">
            <text:p>2.0637272376</text:p>
          </table:table-cell>
          <table:table-cell office:value-type="float" office:value="1.9898877142">
            <text:p>1.9898877142</text:p>
          </table:table-cell>
          <table:table-cell office:value-type="float" office:value="2.0721571956">
            <text:p>2.0721571956</text:p>
          </table:table-cell>
          <table:table-cell office:value-type="float" office:value="4.6865347911">
            <text:p>4.6865347911</text:p>
          </table:table-cell>
          <table:table-cell office:value-type="float" office:value="2.3768601523">
            <text:p>2.3768601523</text:p>
          </table:table-cell>
          <table:table-cell office:value-type="float" office:value="2.295196319">
            <text:p>2.295196319</text:p>
          </table:table-cell>
          <table:table-cell office:value-type="float" office:value="1.7463704162">
            <text:p>1.7463704162</text:p>
          </table:table-cell>
          <table:table-cell office:value-type="float" office:value="4.6645539577">
            <text:p>4.6645539577</text:p>
          </table:table-cell>
          <table:table-cell office:value-type="float" office:value="4.6128135495">
            <text:p>4.6128135495</text:p>
          </table:table-cell>
          <table:table-cell office:value-type="float" office:value="4.6371219389">
            <text:p>4.6371219389</text:p>
          </table:table-cell>
          <table:table-cell office:value-type="float" office:value="4.7150988047">
            <text:p>4.7150988047</text:p>
          </table:table-cell>
          <table:table-cell office:value-type="float" office:value="3.0999318537">
            <text:p>3.0999318537</text:p>
          </table:table-cell>
          <table:table-cell office:value-type="float" office:value="5.2798969375">
            <text:p>5.2798969375</text:p>
          </table:table-cell>
          <table:table-cell office:value-type="float" office:value="0.1791164951">
            <text:p>0.1791164951</text:p>
          </table:table-cell>
          <table:table-cell office:value-type="float" office:value="3.4457730601">
            <text:p>3.4457730601</text:p>
          </table:table-cell>
          <table:table-cell office:value-type="float" office:value="2.0426937565">
            <text:p>2.0426937565</text:p>
          </table:table-cell>
          <table:table-cell office:value-type="float" office:value="4.1875397329">
            <text:p>4.1875397329</text:p>
          </table:table-cell>
          <table:table-cell office:value-type="float" office:value="4.3705366217">
            <text:p>4.3705366217</text:p>
          </table:table-cell>
          <table:table-cell office:value-type="float" office:value="4.1085748441">
            <text:p>4.1085748441</text:p>
          </table:table-cell>
          <table:table-cell office:value-type="float" office:value="2.7825734099">
            <text:p>2.7825734099</text:p>
          </table:table-cell>
          <table:table-cell office:value-type="float" office:value="3.4142058591">
            <text:p>3.4142058591</text:p>
          </table:table-cell>
          <table:table-cell office:value-type="float" office:value="2.463205486">
            <text:p>2.463205486</text:p>
          </table:table-cell>
          <table:table-cell office:value-type="float" office:value="1.8027628734">
            <text:p>1.8027628734</text:p>
          </table:table-cell>
          <table:table-cell office:value-type="float" office:value="2.7116427194">
            <text:p>2.7116427194</text:p>
          </table:table-cell>
          <table:table-cell office:value-type="float" office:value="3.8101771788">
            <text:p>3.8101771788</text:p>
          </table:table-cell>
          <table:table-cell office:value-type="float" office:value="4.3196422396">
            <text:p>4.3196422396</text:p>
          </table:table-cell>
          <table:table-cell office:value-type="float" office:value="2.6044442373">
            <text:p>2.6044442373</text:p>
          </table:table-cell>
          <table:table-cell office:value-type="float" office:value="1.3587497143">
            <text:p>1.3587497143</text:p>
          </table:table-cell>
          <table:table-cell office:value-type="float" office:value="3.9226562977">
            <text:p>3.9226562977</text:p>
          </table:table-cell>
          <table:table-cell office:value-type="float" office:value="4.1443424205">
            <text:p>4.1443424205</text:p>
          </table:table-cell>
          <table:table-cell office:value-type="float" office:value="2.2698850917">
            <text:p>2.2698850917</text:p>
          </table:table-cell>
          <table:table-cell office:value-type="float" office:value="2.4315324148">
            <text:p>2.43153241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ep <text:s/>2018</text:p>
          </table:table-cell>
          <table:table-cell office:value-type="float" office:value="4.1010861037">
            <text:p>4.1010861037</text:p>
          </table:table-cell>
          <table:table-cell office:value-type="float" office:value="2.097955">
            <text:p>2.097955</text:p>
          </table:table-cell>
          <table:table-cell office:value-type="float" office:value="2.1774077112">
            <text:p>2.1774077112</text:p>
          </table:table-cell>
          <table:table-cell office:value-type="float" office:value="2.0941935993">
            <text:p>2.0941935993</text:p>
          </table:table-cell>
          <table:table-cell office:value-type="float" office:value="2.1379476641">
            <text:p>2.1379476641</text:p>
          </table:table-cell>
          <table:table-cell office:value-type="float" office:value="2.6440642825">
            <text:p>2.6440642825</text:p>
          </table:table-cell>
          <table:table-cell office:value-type="float" office:value="2.2694944438">
            <text:p>2.2694944438</text:p>
          </table:table-cell>
          <table:table-cell office:value-type="float" office:value="2.0387245754">
            <text:p>2.0387245754</text:p>
          </table:table-cell>
          <table:table-cell office:value-type="float" office:value="2.0231584986">
            <text:p>2.0231584986</text:p>
          </table:table-cell>
          <table:table-cell office:value-type="float" office:value="2.042575078">
            <text:p>2.042575078</text:p>
          </table:table-cell>
          <table:table-cell office:value-type="float" office:value="2.0403372348">
            <text:p>2.0403372348</text:p>
          </table:table-cell>
          <table:table-cell office:value-type="float" office:value="4.9935036849">
            <text:p>4.9935036849</text:p>
          </table:table-cell>
          <table:table-cell office:value-type="float" office:value="3.1659543247">
            <text:p>3.1659543247</text:p>
          </table:table-cell>
          <table:table-cell office:value-type="float" office:value="2.364176927">
            <text:p>2.364176927</text:p>
          </table:table-cell>
          <table:table-cell office:value-type="float" office:value="3.3212911816">
            <text:p>3.3212911816</text:p>
          </table:table-cell>
          <table:table-cell office:value-type="float" office:value="4.8187073019">
            <text:p>4.8187073019</text:p>
          </table:table-cell>
          <table:table-cell office:value-type="float" office:value="4.7005547346">
            <text:p>4.7005547346</text:p>
          </table:table-cell>
          <table:table-cell office:value-type="float" office:value="4.7207466053">
            <text:p>4.7207466053</text:p>
          </table:table-cell>
          <table:table-cell office:value-type="float" office:value="4.7864485175">
            <text:p>4.7864485175</text:p>
          </table:table-cell>
          <table:table-cell office:value-type="float" office:value="3.6388104973">
            <text:p>3.6388104973</text:p>
          </table:table-cell>
          <table:table-cell office:value-type="float" office:value="5.4014891595">
            <text:p>5.4014891595</text:p>
          </table:table-cell>
          <table:table-cell office:value-type="float" office:value="0.7812831075">
            <text:p>0.7812831075</text:p>
          </table:table-cell>
          <table:table-cell office:value-type="float" office:value="3.4013733931">
            <text:p>3.4013733931</text:p>
          </table:table-cell>
          <table:table-cell office:value-type="float" office:value="2.3427971842">
            <text:p>2.3427971842</text:p>
          </table:table-cell>
          <table:table-cell office:value-type="float" office:value="3.6662065256">
            <text:p>3.6662065256</text:p>
          </table:table-cell>
          <table:table-cell office:value-type="float" office:value="3.8893575127">
            <text:p>3.8893575127</text:p>
          </table:table-cell>
          <table:table-cell office:value-type="float" office:value="3.5771256846">
            <text:p>3.5771256846</text:p>
          </table:table-cell>
          <table:table-cell office:value-type="float" office:value="2.6773482642">
            <text:p>2.6773482642</text:p>
          </table:table-cell>
          <table:table-cell office:value-type="float" office:value="2.6652453617">
            <text:p>2.6652453617</text:p>
          </table:table-cell>
          <table:table-cell office:value-type="float" office:value="2.3824648067">
            <text:p>2.3824648067</text:p>
          </table:table-cell>
          <table:table-cell office:value-type="float" office:value="2.0901465026">
            <text:p>2.0901465026</text:p>
          </table:table-cell>
          <table:table-cell office:value-type="float" office:value="4.7039394702">
            <text:p>4.7039394702</text:p>
          </table:table-cell>
          <table:table-cell office:value-type="float" office:value="4.0224893057">
            <text:p>4.0224893057</text:p>
          </table:table-cell>
          <table:table-cell office:value-type="float" office:value="4.3878130416">
            <text:p>4.3878130416</text:p>
          </table:table-cell>
          <table:table-cell office:value-type="float" office:value="3.1421095401">
            <text:p>3.1421095401</text:p>
          </table:table-cell>
          <table:table-cell office:value-type="float" office:value="1.6976139785">
            <text:p>1.6976139785</text:p>
          </table:table-cell>
          <table:table-cell office:value-type="float" office:value="3.5698213843">
            <text:p>3.5698213843</text:p>
          </table:table-cell>
          <table:table-cell office:value-type="float" office:value="4.1283046388">
            <text:p>4.1283046388</text:p>
          </table:table-cell>
          <table:table-cell office:value-type="float" office:value="2.8252504335">
            <text:p>2.8252504335</text:p>
          </table:table-cell>
          <table:table-cell office:value-type="float" office:value="2.4058548886">
            <text:p>2.40585488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Oct <text:s/>2018</text:p>
          </table:table-cell>
          <table:table-cell office:value-type="float" office:value="3.1766268925">
            <text:p>3.1766268925</text:p>
          </table:table-cell>
          <table:table-cell office:value-type="float" office:value="2.0905441832">
            <text:p>2.0905441832</text:p>
          </table:table-cell>
          <table:table-cell office:value-type="float" office:value="2.0932304621">
            <text:p>2.0932304621</text:p>
          </table:table-cell>
          <table:table-cell office:value-type="float" office:value="2.0808928843">
            <text:p>2.0808928843</text:p>
          </table:table-cell>
          <table:table-cell office:value-type="float" office:value="2.1459564084">
            <text:p>2.1459564084</text:p>
          </table:table-cell>
          <table:table-cell office:value-type="float" office:value="2.63606947">
            <text:p>2.63606947</text:p>
          </table:table-cell>
          <table:table-cell office:value-type="float" office:value="2.9249399456">
            <text:p>2.9249399456</text:p>
          </table:table-cell>
          <table:table-cell office:value-type="float" office:value="2.0603925148">
            <text:p>2.0603925148</text:p>
          </table:table-cell>
          <table:table-cell office:value-type="float" office:value="2.0409691645">
            <text:p>2.0409691645</text:p>
          </table:table-cell>
          <table:table-cell office:value-type="float" office:value="1.9927102516">
            <text:p>1.9927102516</text:p>
          </table:table-cell>
          <table:table-cell office:value-type="float" office:value="2.0965524989">
            <text:p>2.0965524989</text:p>
          </table:table-cell>
          <table:table-cell office:value-type="float" office:value="4.7462617705">
            <text:p>4.7462617705</text:p>
          </table:table-cell>
          <table:table-cell office:value-type="float" office:value="3.1911765128">
            <text:p>3.1911765128</text:p>
          </table:table-cell>
          <table:table-cell office:value-type="float" office:value="2.2113768592">
            <text:p>2.2113768592</text:p>
          </table:table-cell>
          <table:table-cell office:value-type="float" office:value="2.2588632062">
            <text:p>2.2588632062</text:p>
          </table:table-cell>
          <table:table-cell office:value-type="float" office:value="4.9039889101">
            <text:p>4.9039889101</text:p>
          </table:table-cell>
          <table:table-cell office:value-type="float" office:value="4.8542271531">
            <text:p>4.8542271531</text:p>
          </table:table-cell>
          <table:table-cell office:value-type="float" office:value="4.8223259795">
            <text:p>4.8223259795</text:p>
          </table:table-cell>
          <table:table-cell office:value-type="float" office:value="4.9604908527">
            <text:p>4.9604908527</text:p>
          </table:table-cell>
          <table:table-cell office:value-type="float" office:value="3.2878303281">
            <text:p>3.2878303281</text:p>
          </table:table-cell>
          <table:table-cell office:value-type="float" office:value="3.59255154">
            <text:p>3.59255154</text:p>
          </table:table-cell>
          <table:table-cell office:value-type="float" office:value="1.8837508884">
            <text:p>1.8837508884</text:p>
          </table:table-cell>
          <table:table-cell office:value-type="float" office:value="3.3569737262">
            <text:p>3.3569737262</text:p>
          </table:table-cell>
          <table:table-cell office:value-type="float" office:value="2.0806633081">
            <text:p>2.0806633081</text:p>
          </table:table-cell>
          <table:table-cell office:value-type="float" office:value="3.8672531446">
            <text:p>3.8672531446</text:p>
          </table:table-cell>
          <table:table-cell office:value-type="float" office:value="4.1390183949">
            <text:p>4.1390183949</text:p>
          </table:table-cell>
          <table:table-cell office:value-type="float" office:value="3.3004286357">
            <text:p>3.3004286357</text:p>
          </table:table-cell>
          <table:table-cell office:value-type="float" office:value="2.3918580719">
            <text:p>2.3918580719</text:p>
          </table:table-cell>
          <table:table-cell office:value-type="float" office:value="2.668131066">
            <text:p>2.668131066</text:p>
          </table:table-cell>
          <table:table-cell office:value-type="float" office:value="1.8815409462">
            <text:p>1.8815409462</text:p>
          </table:table-cell>
          <table:table-cell office:value-type="float" office:value="2.42737895">
            <text:p>2.42737895</text:p>
          </table:table-cell>
          <table:table-cell office:value-type="float" office:value="2.853244355">
            <text:p>2.853244355</text:p>
          </table:table-cell>
          <table:table-cell office:value-type="float" office:value="4.1841830277">
            <text:p>4.1841830277</text:p>
          </table:table-cell>
          <table:table-cell office:value-type="float" office:value="4.4726669371">
            <text:p>4.4726669371</text:p>
          </table:table-cell>
          <table:table-cell office:value-type="float" office:value="2.9082827941">
            <text:p>2.9082827941</text:p>
          </table:table-cell>
          <table:table-cell office:value-type="float" office:value="1.344768655">
            <text:p>1.344768655</text:p>
          </table:table-cell>
          <table:table-cell office:value-type="float" office:value="4.2224819657">
            <text:p>4.2224819657</text:p>
          </table:table-cell>
          <table:table-cell office:value-type="float" office:value="4.0903314141">
            <text:p>4.0903314141</text:p>
          </table:table-cell>
          <table:table-cell office:value-type="float" office:value="2.2414562031">
            <text:p>2.2414562031</text:p>
          </table:table-cell>
          <table:table-cell office:value-type="float" office:value="3.1447641619">
            <text:p>3.14476416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Nov <text:s/>2018</text:p>
          </table:table-cell>
          <table:table-cell office:value-type="float" office:value="2.8610860622">
            <text:p>2.8610860622</text:p>
          </table:table-cell>
          <table:table-cell office:value-type="float" office:value="2.1146293376">
            <text:p>2.1146293376</text:p>
          </table:table-cell>
          <table:table-cell office:value-type="float" office:value="2.0324357823">
            <text:p>2.0324357823</text:p>
          </table:table-cell>
          <table:table-cell office:value-type="float" office:value="2.032123596">
            <text:p>2.032123596</text:p>
          </table:table-cell>
          <table:table-cell office:value-type="float" office:value="2.0578602213">
            <text:p>2.0578602213</text:p>
          </table:table-cell>
          <table:table-cell office:value-type="float" office:value="2.6227447824">
            <text:p>2.6227447824</text:p>
          </table:table-cell>
          <table:table-cell office:value-type="float" office:value="3.1616860339">
            <text:p>3.1616860339</text:p>
          </table:table-cell>
          <table:table-cell office:value-type="float" office:value="1.9648566001">
            <text:p>1.9648566001</text:p>
          </table:table-cell>
          <table:table-cell office:value-type="float" office:value="2.0597693119">
            <text:p>2.0597693119</text:p>
          </table:table-cell>
          <table:table-cell office:value-type="float" office:value="1.9945919431">
            <text:p>1.9945919431</text:p>
          </table:table-cell>
          <table:table-cell office:value-type="float" office:value="1.9979106204">
            <text:p>1.9979106204</text:p>
          </table:table-cell>
          <table:table-cell office:value-type="float" office:value="4.9032187161">
            <text:p>4.9032187161</text:p>
          </table:table-cell>
          <table:table-cell office:value-type="float" office:value="2.1222361576">
            <text:p>2.1222361576</text:p>
          </table:table-cell>
          <table:table-cell office:value-type="float" office:value="2.3064257203">
            <text:p>2.3064257203</text:p>
          </table:table-cell>
          <table:table-cell office:value-type="float" office:value="3.4652103897">
            <text:p>3.4652103897</text:p>
          </table:table-cell>
          <table:table-cell office:value-type="float" office:value="5.0536668346">
            <text:p>5.0536668346</text:p>
          </table:table-cell>
          <table:table-cell office:value-type="float" office:value="4.9274283704">
            <text:p>4.9274283704</text:p>
          </table:table-cell>
          <table:table-cell office:value-type="float" office:value="4.9826885751">
            <text:p>4.9826885751</text:p>
          </table:table-cell>
          <table:table-cell office:value-type="float" office:value="5.0348984104">
            <text:p>5.0348984104</text:p>
          </table:table-cell>
          <table:table-cell office:value-type="float" office:value="3.5927221922">
            <text:p>3.5927221922</text:p>
          </table:table-cell>
          <table:table-cell office:value-type="float" office:value="3.8967854122">
            <text:p>3.8967854122</text:p>
          </table:table-cell>
          <table:table-cell office:value-type="float" office:value="1.2570849919">
            <text:p>1.2570849919</text:p>
          </table:table-cell>
          <table:table-cell office:value-type="float" office:value="3.3125740593">
            <text:p>3.3125740593</text:p>
          </table:table-cell>
          <table:table-cell office:value-type="float" office:value="2.0256966341">
            <text:p>2.0256966341</text:p>
          </table:table-cell>
          <table:table-cell office:value-type="float" office:value="3.7688185578">
            <text:p>3.7688185578</text:p>
          </table:table-cell>
          <table:table-cell office:value-type="float" office:value="3.4148905217">
            <text:p>3.4148905217</text:p>
          </table:table-cell>
          <table:table-cell office:value-type="float" office:value="2.800084041">
            <text:p>2.800084041</text:p>
          </table:table-cell>
          <table:table-cell office:value-type="float" office:value="2.4704190797">
            <text:p>2.4704190797</text:p>
          </table:table-cell>
          <table:table-cell office:value-type="float" office:value="3.246835011">
            <text:p>3.246835011</text:p>
          </table:table-cell>
          <table:table-cell office:value-type="float" office:value="2.1956123182">
            <text:p>2.1956123182</text:p>
          </table:table-cell>
          <table:table-cell office:value-type="float" office:value="2.0016215788">
            <text:p>2.0016215788</text:p>
          </table:table-cell>
          <table:table-cell office:value-type="float" office:value="2.6624788684">
            <text:p>2.6624788684</text:p>
          </table:table-cell>
          <table:table-cell office:value-type="float" office:value="3.5148348266">
            <text:p>3.5148348266</text:p>
          </table:table-cell>
          <table:table-cell office:value-type="float" office:value="4.7362334896">
            <text:p>4.7362334896</text:p>
          </table:table-cell>
          <table:table-cell office:value-type="float" office:value="3.268736381">
            <text:p>3.268736381</text:p>
          </table:table-cell>
          <table:table-cell office:value-type="float" office:value="1.3609588649">
            <text:p>1.3609588649</text:p>
          </table:table-cell>
          <table:table-cell office:value-type="float" office:value="3.5023627092">
            <text:p>3.5023627092</text:p>
          </table:table-cell>
          <table:table-cell office:value-type="float" office:value="4.9477440878">
            <text:p>4.9477440878</text:p>
          </table:table-cell>
          <table:table-cell office:value-type="float" office:value="2.6082001833">
            <text:p>2.6082001833</text:p>
          </table:table-cell>
          <table:table-cell office:value-type="float" office:value="3.1856174611">
            <text:p>3.18561746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Dec <text:s/>2018</text:p>
          </table:table-cell>
          <table:table-cell office:value-type="float" office:value="2.4764324301">
            <text:p>2.4764324301</text:p>
          </table:table-cell>
          <table:table-cell office:value-type="float" office:value="2.2044854907">
            <text:p>2.2044854907</text:p>
          </table:table-cell>
          <table:table-cell office:value-type="float" office:value="2.0651713791">
            <text:p>2.0651713791</text:p>
          </table:table-cell>
          <table:table-cell office:value-type="float" office:value="2.1376426016">
            <text:p>2.1376426016</text:p>
          </table:table-cell>
          <table:table-cell office:value-type="float" office:value="2.1399498502">
            <text:p>2.1399498502</text:p>
          </table:table-cell>
          <table:table-cell office:value-type="float" office:value="2.6707136577">
            <text:p>2.6707136577</text:p>
          </table:table-cell>
          <table:table-cell office:value-type="float" office:value="3.6455164674">
            <text:p>3.6455164674</text:p>
          </table:table-cell>
          <table:table-cell office:value-type="float" office:value="1.9441735671">
            <text:p>1.9441735671</text:p>
          </table:table-cell>
          <table:table-cell office:value-type="float" office:value="1.9756633895">
            <text:p>1.9756633895</text:p>
          </table:table-cell>
          <table:table-cell office:value-type="float" office:value="1.908974977">
            <text:p>1.908974977</text:p>
          </table:table-cell>
          <table:table-cell office:value-type="float" office:value="1.9788186439">
            <text:p>1.9788186439</text:p>
          </table:table-cell>
          <table:table-cell office:value-type="float" office:value="5.0351736704">
            <text:p>5.0351736704</text:p>
          </table:table-cell>
          <table:table-cell office:value-type="float" office:value="2.7876215023">
            <text:p>2.7876215023</text:p>
          </table:table-cell>
          <table:table-cell office:value-type="float" office:value="2.1953348573">
            <text:p>2.1953348573</text:p>
          </table:table-cell>
          <table:table-cell office:value-type="float" office:value="2.4449051093">
            <text:p>2.4449051093</text:p>
          </table:table-cell>
          <table:table-cell office:value-type="float" office:value="4.6061248675">
            <text:p>4.6061248675</text:p>
          </table:table-cell>
          <table:table-cell office:value-type="float" office:value="5.0778418306">
            <text:p>5.0778418306</text:p>
          </table:table-cell>
          <table:table-cell office:value-type="float" office:value="4.9497306183">
            <text:p>4.9497306183</text:p>
          </table:table-cell>
          <table:table-cell office:value-type="float" office:value="4.7138247027">
            <text:p>4.7138247027</text:p>
          </table:table-cell>
          <table:table-cell office:value-type="float" office:value="0.7777903304">
            <text:p>0.7777903304</text:p>
          </table:table-cell>
          <table:table-cell office:value-type="float" office:value="4.3385704855">
            <text:p>4.3385704855</text:p>
          </table:table-cell>
          <table:table-cell office:value-type="float" office:value="4.5967242344">
            <text:p>4.5967242344</text:p>
          </table:table-cell>
          <table:table-cell office:value-type="float" office:value="3.2681743923">
            <text:p>3.2681743923</text:p>
          </table:table-cell>
          <table:table-cell office:value-type="float" office:value="1.9888874424">
            <text:p>1.9888874424</text:p>
          </table:table-cell>
          <table:table-cell office:value-type="float" office:value="4.1468548945">
            <text:p>4.1468548945</text:p>
          </table:table-cell>
          <table:table-cell office:value-type="float" office:value="3.9523196158">
            <text:p>3.9523196158</text:p>
          </table:table-cell>
          <table:table-cell office:value-type="float" office:value="2.9453658938">
            <text:p>2.9453658938</text:p>
          </table:table-cell>
          <table:table-cell office:value-type="float" office:value="2.571737169">
            <text:p>2.571737169</text:p>
          </table:table-cell>
          <table:table-cell office:value-type="float" office:value="2.6582715764">
            <text:p>2.6582715764</text:p>
          </table:table-cell>
          <table:table-cell office:value-type="float" office:value="1.9688514294">
            <text:p>1.9688514294</text:p>
          </table:table-cell>
          <table:table-cell office:value-type="float" office:value="2.2687108542">
            <text:p>2.2687108542</text:p>
          </table:table-cell>
          <table:table-cell office:value-type="float" office:value="3.4827346342">
            <text:p>3.4827346342</text:p>
          </table:table-cell>
          <table:table-cell office:value-type="float" office:value="3.5184173264">
            <text:p>3.5184173264</text:p>
          </table:table-cell>
          <table:table-cell office:value-type="float" office:value="4.2753907414">
            <text:p>4.2753907414</text:p>
          </table:table-cell>
          <table:table-cell office:value-type="float" office:value="2.9955211754">
            <text:p>2.9955211754</text:p>
          </table:table-cell>
          <table:table-cell office:value-type="float" office:value="1.0315397421">
            <text:p>1.0315397421</text:p>
          </table:table-cell>
          <table:table-cell office:value-type="float" office:value="3.009569947">
            <text:p>3.009569947</text:p>
          </table:table-cell>
          <table:table-cell office:value-type="float" office:value="4.3312476607">
            <text:p>4.3312476607</text:p>
          </table:table-cell>
          <table:table-cell office:value-type="float" office:value="2.0100311865">
            <text:p>2.0100311865</text:p>
          </table:table-cell>
          <table:table-cell office:value-type="float" office:value="2.988007006">
            <text:p>2.988007006</text:p>
          </table:table-cell>
          <table:table-cell office:value-type="float" office:value="0">
            <text:p>0</text:p>
          </table:table-cell>
        </table:table-row>
      </table:table>
      <table:table table:name="2015-2018" table:style-name="ta1" table:print="false">
        <table:table-column table:style-name="co1" table:default-cell-style-name="ce1"/>
        <table:table-column table:style-name="co1" table:number-columns-repeated="3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 table:style-name="Default" office:value-type="string">
            <text:p>MONTH</text:p>
          </table:table-cell>
          <table:table-cell office:value-type="string">
            <text:p>NATURAL_RUBBER_EXPORT</text:p>
          </table:table-cell>
          <table:table-cell office:value-type="string">
            <text:p>RSS3_PRICE_PREV</text:p>
          </table:table-cell>
          <table:table-cell office:value-type="string">
            <text:p>RSS3_OPEN_PREV</text:p>
          </table:table-cell>
          <table:table-cell office:value-type="string">
            <text:p>RSS3_HIGH_PREV</text:p>
          </table:table-cell>
          <table:table-cell office:value-type="string">
            <text:p>RSS3_LOW_PREV</text:p>
          </table:table-cell>
          <table:table-cell office:value-type="string">
            <text:p>RSS3_VOLUME_PREV</text:p>
          </table:table-cell>
          <table:table-cell office:value-type="string">
            <text:p>RSS3_CHANGE_PREV</text:p>
          </table:table-cell>
          <table:table-cell office:value-type="string">
            <text:p>TSR20_PRICE_PREV</text:p>
          </table:table-cell>
          <table:table-cell office:value-type="string">
            <text:p>TSR20_OPEN_PREV</text:p>
          </table:table-cell>
          <table:table-cell office:value-type="string">
            <text:p>TSR20_HIGH_PREV</text:p>
          </table:table-cell>
          <table:table-cell office:value-type="string">
            <text:p>TSR20_LOW_PREV</text:p>
          </table:table-cell>
          <table:table-cell office:value-type="string">
            <text:p>TSR20_VOLUME_PREV</text:p>
          </table:table-cell>
          <table:table-cell office:value-type="string">
            <text:p>TSR20_CHANGE_PREV</text:p>
          </table:table-cell>
          <table:table-cell office:value-type="string">
            <text:p>CRUDE_OIL_PRICE_BARREL_PREV</text:p>
          </table:table-cell>
          <table:table-cell office:value-type="string">
            <text:p>CRUDE_OIL_PRICE_CHANGE_PREV</text:p>
          </table:table-cell>
          <table:table-cell office:value-type="string">
            <text:p>USD_ISD_EXCHANGE_RATE_PRICE_PREV</text:p>
          </table:table-cell>
          <table:table-cell office:value-type="string">
            <text:p>USD_ISD_EXCHANGE_RATE_OPEN_PREV</text:p>
          </table:table-cell>
          <table:table-cell office:value-type="string">
            <text:p>USD_ISD_EXCHANGE_RATE_HIGH_PREV</text:p>
          </table:table-cell>
          <table:table-cell office:value-type="string">
            <text:p>USD_ISD_EXCHANGE_RATE_LOW_PREV</text:p>
          </table:table-cell>
          <table:table-cell office:value-type="string">
            <text:p>USD_ISD_EXCHANGE_RATE_CHANGE_PREV</text:p>
          </table:table-cell>
          <table:table-cell office:value-type="string">
            <text:p>Temperature – (Celsius)_PREV</text:p>
          </table:table-cell>
          <table:table-cell office:value-type="string">
            <text:p>Rainfall – (MM)_PREV</text:p>
          </table:table-cell>
          <table:table-cell office:value-type="string">
            <text:p>4002_PREV</text:p>
          </table:table-cell>
          <table:table-cell office:value-type="string">
            <text:p>4011_PREV</text:p>
          </table:table-cell>
          <table:table-cell office:value-type="string">
            <text:p>PLANTED_AREA</text:p>
          </table:table-cell>
          <table:table-cell office:value-type="string">
            <text:p>CHINESE_IMPORTED_DOLLARS_PREV</text:p>
          </table:table-cell>
          <table:table-cell office:value-type="string">
            <text:p>EXPORT_4002</text:p>
          </table:table-cell>
          <table:table-cell office:value-type="string">
            <text:p>EXPORT_4003</text:p>
          </table:table-cell>
          <table:table-cell office:value-type="string">
            <text:p>EXPORT_4004</text:p>
          </table:table-cell>
          <table:table-cell office:value-type="string">
            <text:p>EXPORT_4005</text:p>
          </table:table-cell>
          <table:table-cell office:value-type="string">
            <text:p>EXPORT_4006</text:p>
          </table:table-cell>
          <table:table-cell office:value-type="string">
            <text:p>EXPORT_4007</text:p>
          </table:table-cell>
          <table:table-cell office:value-type="string">
            <text:p>EXPORT_4008</text:p>
          </table:table-cell>
          <table:table-cell office:value-type="string">
            <text:p>EXPORT_4009</text:p>
          </table:table-cell>
          <table:table-cell office:value-type="string">
            <text:p>EXPORT_4010</text:p>
          </table:table-cell>
          <table:table-cell office:value-type="string">
            <text:p>EXPORT_4011</text:p>
          </table:table-cell>
          <table:table-cell office:value-type="string">
            <text:p>EXPORT_4012</text:p>
          </table:table-cell>
          <table:table-cell office:value-type="string">
            <text:p>EXPORT_4013</text:p>
          </table:table-cell>
          <table:table-cell office:value-type="string">
            <text:p>EXPORT_4014</text:p>
          </table:table-cell>
          <table:table-cell office:value-type="string">
            <text:p>EXPORT_4015</text:p>
          </table:table-cell>
          <table:table-cell office:value-type="string">
            <text:p>EXPORT_4016</text:p>
          </table:table-cell>
          <table:table-cell office:value-type="string">
            <text:p>EXPORT_4017</text:p>
          </table:table-cell>
          <table:table-cell office:value-type="string">
            <text:p>RAMADAN_HOLIDAYS</text:p>
          </table:table-cell>
        </table:table-row>
        <table:table-row table:style-name="ro2">
          <table:table-cell office:value-type="date" office:date-value="2015-01-01">
            <text:p>Jan <text:s/>2015</text:p>
          </table:table-cell>
          <table:table-cell office:value-type="float" office:value="2.26139311497637">
            <text:p>2.261393115</text:p>
          </table:table-cell>
          <table:table-cell office:value-type="float" office:value="1.80615409068881">
            <text:p>1.8061540907</text:p>
          </table:table-cell>
          <table:table-cell office:value-type="float" office:value="1.8687577979689">
            <text:p>1.868757798</text:p>
          </table:table-cell>
          <table:table-cell office:value-type="float" office:value="1.84591358609854">
            <text:p>1.8459135861</text:p>
          </table:table-cell>
          <table:table-cell office:value-type="float" office:value="1.85764161426906">
            <text:p>1.8576416143</text:p>
          </table:table-cell>
          <table:table-cell office:value-type="float" office:value="2.84126965898801">
            <text:p>2.841269659</text:p>
          </table:table-cell>
          <table:table-cell office:value-type="float" office:value="2.62409666323257">
            <text:p>2.6240966632</text:p>
          </table:table-cell>
          <table:table-cell office:value-type="float" office:value="2.23767565549723">
            <text:p>2.2376756555</text:p>
          </table:table-cell>
          <table:table-cell office:value-type="float" office:value="2.2032441206272">
            <text:p>2.2032441206</text:p>
          </table:table-cell>
          <table:table-cell office:value-type="float" office:value="2.18276109951751">
            <text:p>2.1827610995</text:p>
          </table:table-cell>
          <table:table-cell office:value-type="float" office:value="2.17822373170676">
            <text:p>2.1782237317</text:p>
          </table:table-cell>
          <table:table-cell office:value-type="float" office:value="2.67387448790156">
            <text:p>2.6738744879</text:p>
          </table:table-cell>
          <table:table-cell office:value-type="float" office:value="3.03023493123869">
            <text:p>3.0302349312</text:p>
          </table:table-cell>
          <table:table-cell office:value-type="float" office:value="1.62744799118309">
            <text:p>1.6274479912</text:p>
          </table:table-cell>
          <table:table-cell office:value-type="float" office:value="2.02484823359273">
            <text:p>2.0248482336</text:p>
          </table:table-cell>
          <table:table-cell office:value-type="float" office:value="3.65261184319792">
            <text:p>3.6526118432</text:p>
          </table:table-cell>
          <table:table-cell office:value-type="float" office:value="3.59501580226519">
            <text:p>3.5950158023</text:p>
          </table:table-cell>
          <table:table-cell office:value-type="float" office:value="3.83530896099147">
            <text:p>3.835308961</text:p>
          </table:table-cell>
          <table:table-cell office:value-type="float" office:value="3.6805279689222">
            <text:p>3.6805279689</text:p>
          </table:table-cell>
          <table:table-cell office:value-type="float" office:value="3.40127846361212">
            <text:p>3.4012784636</text:p>
          </table:table-cell>
          <table:table-cell office:value-type="float" office:value="3.1179264341407">
            <text:p>3.1179264341</text:p>
          </table:table-cell>
          <table:table-cell office:value-type="float" office:value="4.3634007900347">
            <text:p>4.36340079</text:p>
          </table:table-cell>
          <table:table-cell office:value-type="float" office:value="2.61238842384784">
            <text:p>2.6123884238</text:p>
          </table:table-cell>
          <table:table-cell office:value-type="float" office:value="3.08966582691245">
            <text:p>3.0896658269</text:p>
          </table:table-cell>
          <table:table-cell office:value-type="float" office:value="3.70207855808189">
            <text:p>3.7020785581</text:p>
          </table:table-cell>
          <table:table-cell office:value-type="float" office:value="2.23804247918767">
            <text:p>2.2380424792</text:p>
          </table:table-cell>
          <table:table-cell office:value-type="float" office:value="2.61238842384784">
            <text:p>2.6123884238</text:p>
          </table:table-cell>
          <table:table-cell office:value-type="float" office:value="2.94804942698454">
            <text:p>2.948049427</text:p>
          </table:table-cell>
          <table:table-cell office:value-type="float" office:value="2.58090181315057">
            <text:p>2.5809018132</text:p>
          </table:table-cell>
          <table:table-cell office:value-type="float" office:value="2.73518160597254">
            <text:p>2.735181606</text:p>
          </table:table-cell>
          <table:table-cell office:value-type="float" office:value="2.94431701275623">
            <text:p>2.9443170128</text:p>
          </table:table-cell>
          <table:table-cell office:value-type="float" office:value="2.76226580363506">
            <text:p>2.7622658036</text:p>
          </table:table-cell>
          <table:table-cell office:value-type="float" office:value="2.94751155759276">
            <text:p>2.9475115576</text:p>
          </table:table-cell>
          <table:table-cell office:value-type="float" office:value="2.91263554809131">
            <text:p>2.9126355481</text:p>
          </table:table-cell>
          <table:table-cell office:value-type="float" office:value="3.14324404603302">
            <text:p>3.143244046</text:p>
          </table:table-cell>
          <table:table-cell office:value-type="float" office:value="3.08966582691245">
            <text:p>3.0896658269</text:p>
          </table:table-cell>
          <table:table-cell office:value-type="float" office:value="3.34313395339917">
            <text:p>3.3431339534</text:p>
          </table:table-cell>
          <table:table-cell office:value-type="float" office:value="3.03498872891472">
            <text:p>3.0349887289</text:p>
          </table:table-cell>
          <table:table-cell office:value-type="float" office:value="1.12820378408934">
            <text:p>1.1282037841</text:p>
          </table:table-cell>
          <table:table-cell office:value-type="float" office:value="3.95576992591484">
            <text:p>3.9557699259</text:p>
          </table:table-cell>
          <table:table-cell office:value-type="float" office:value="2.18733097533795">
            <text:p>2.1873309753</text:p>
          </table:table-cell>
          <table:table-cell office:value-type="float" office:value="2.37136180618609">
            <text:p>2.3713618062</text:p>
          </table:table-cell>
          <table:table-cell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15-02-01">
            <text:p>Feb <text:s/>2015</text:p>
          </table:table-cell>
          <table:table-cell office:value-type="float" office:value="2.49901758870515">
            <text:p>2.4990175887</text:p>
          </table:table-cell>
          <table:table-cell office:value-type="float" office:value="1.85247169533712">
            <text:p>1.8524716953</text:p>
          </table:table-cell>
          <table:table-cell office:value-type="float" office:value="1.78458054890149">
            <text:p>1.7845805489</text:p>
          </table:table-cell>
          <table:table-cell office:value-type="float" office:value="1.89024930273621">
            <text:p>1.8902493027</text:p>
          </table:table-cell>
          <table:table-cell office:value-type="float" office:value="1.78756510180455">
            <text:p>1.7875651018</text:p>
          </table:table-cell>
          <table:table-cell office:value-type="float" office:value="2.86791903418415">
            <text:p>2.8679190342</text:p>
          </table:table-cell>
          <table:table-cell office:value-type="float" office:value="3.42117628777214">
            <text:p>3.4211762878</text:p>
          </table:table-cell>
          <table:table-cell office:value-type="float" office:value="2.1047132999957">
            <text:p>2.1047133</text:p>
          </table:table-cell>
          <table:table-cell office:value-type="float" office:value="2.2467813039713">
            <text:p>2.246781304</text:p>
          </table:table-cell>
          <table:table-cell office:value-type="float" office:value="2.16676672122511">
            <text:p>2.1667667212</text:p>
          </table:table-cell>
          <table:table-cell office:value-type="float" office:value="2.14640377088459">
            <text:p>2.1464037709</text:p>
          </table:table-cell>
          <table:table-cell office:value-type="float" office:value="2.82527543548798">
            <text:p>2.8252754355</text:p>
          </table:table-cell>
          <table:table-cell office:value-type="float" office:value="1.92526287868644">
            <text:p>1.9252628787</text:p>
          </table:table-cell>
          <table:table-cell office:value-type="float" office:value="1.36516126063505">
            <text:p>1.3651612606</text:p>
          </table:table-cell>
          <table:table-cell office:value-type="float" office:value="1.2093060542028">
            <text:p>1.2093060542</text:p>
          </table:table-cell>
          <table:table-cell office:value-type="float" office:value="3.79309029397717">
            <text:p>3.793090294</text:p>
          </table:table-cell>
          <table:table-cell office:value-type="float" office:value="3.68401043287372">
            <text:p>3.6840104329</text:p>
          </table:table-cell>
          <table:table-cell office:value-type="float" office:value="3.74553542205645">
            <text:p>3.7455354221</text:p>
          </table:table-cell>
          <table:table-cell office:value-type="float" office:value="3.77098921195349">
            <text:p>3.770989212</text:p>
          </table:table-cell>
          <table:table-cell office:value-type="float" office:value="3.68489880233301">
            <text:p>3.6848988023</text:p>
          </table:table-cell>
          <table:table-cell office:value-type="float" office:value="1.67543990695571">
            <text:p>1.675439907</text:p>
          </table:table-cell>
          <table:table-cell office:value-type="float" office:value="3.64831826697805">
            <text:p>3.648318267</text:p>
          </table:table-cell>
          <table:table-cell office:value-type="float" office:value="2.5642563083231">
            <text:p>2.5642563083</text:p>
          </table:table-cell>
          <table:table-cell office:value-type="float" office:value="3.23299979024472">
            <text:p>3.2329997902</text:p>
          </table:table-cell>
          <table:table-cell office:value-type="float" office:value="3.71032158590212">
            <text:p>3.7103215859</text:p>
          </table:table-cell>
          <table:table-cell office:value-type="float" office:value="1.92719497925">
            <text:p>1.9271949793</text:p>
          </table:table-cell>
          <table:table-cell office:value-type="float" office:value="2.5642563083231">
            <text:p>2.5642563083</text:p>
          </table:table-cell>
          <table:table-cell office:value-type="float" office:value="1.42751103729326">
            <text:p>1.4275110373</text:p>
          </table:table-cell>
          <table:table-cell office:value-type="float" office:value="2.88118490017382">
            <text:p>2.8811849002</text:p>
          </table:table-cell>
          <table:table-cell office:value-type="float" office:value="2.50229292912316">
            <text:p>2.5022929291</text:p>
          </table:table-cell>
          <table:table-cell office:value-type="float" office:value="2.66783047179947">
            <text:p>2.6678304718</text:p>
          </table:table-cell>
          <table:table-cell office:value-type="float" office:value="2.80782802560462">
            <text:p>2.8078280256</text:p>
          </table:table-cell>
          <table:table-cell office:value-type="float" office:value="2.16755063968422">
            <text:p>2.1675506397</text:p>
          </table:table-cell>
          <table:table-cell office:value-type="float" office:value="2.14997963802216">
            <text:p>2.149979638</text:p>
          </table:table-cell>
          <table:table-cell office:value-type="float" office:value="3.76991415876619">
            <text:p>3.7699141588</text:p>
          </table:table-cell>
          <table:table-cell office:value-type="float" office:value="3.23299979024472">
            <text:p>3.2329997902</text:p>
          </table:table-cell>
          <table:table-cell office:value-type="float" office:value="3.21704811582549">
            <text:p>3.2170481158</text:p>
          </table:table-cell>
          <table:table-cell office:value-type="float" office:value="1.28188968427512">
            <text:p>1.2818896843</text:p>
          </table:table-cell>
          <table:table-cell office:value-type="float" office:value="1.9188900232003">
            <text:p>1.9188900232</text:p>
          </table:table-cell>
          <table:table-cell office:value-type="float" office:value="3.47486145324915">
            <text:p>3.4748614532</text:p>
          </table:table-cell>
          <table:table-cell office:value-type="float" office:value="2.49681873061589">
            <text:p>2.4968187306</text:p>
          </table:table-cell>
          <table:table-cell office:value-type="float" office:value="2.90417047466753">
            <text:p>2.9041704747</text:p>
          </table:table-cell>
          <table:table-cell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15-03-01">
            <text:p>Mar <text:s/>2015</text:p>
          </table:table-cell>
          <table:table-cell office:value-type="float" office:value="3.18988478569516">
            <text:p>3.1898847857</text:p>
          </table:table-cell>
          <table:table-cell office:value-type="float" office:value="1.88396766649797">
            <text:p>1.8839676665</text:p>
          </table:table-cell>
          <table:table-cell office:value-type="float" office:value="1.86034007306216">
            <text:p>1.8603400731</text:p>
          </table:table-cell>
          <table:table-cell office:value-type="float" office:value="1.837046442771">
            <text:p>1.8370464428</text:p>
          </table:table-cell>
          <table:table-cell office:value-type="float" office:value="1.89768533567735">
            <text:p>1.8976853357</text:p>
          </table:table-cell>
          <table:table-cell office:value-type="float" office:value="2.93987234721372">
            <text:p>2.9398723472</text:p>
          </table:table-cell>
          <table:table-cell office:value-type="float" office:value="3.26817008228335">
            <text:p>3.2681700823</text:p>
          </table:table-cell>
          <table:table-cell office:value-type="float" office:value="2.17464164992613">
            <text:p>2.1746416499</text:p>
          </table:table-cell>
          <table:table-cell office:value-type="float" office:value="2.09539064370661">
            <text:p>2.0953906437</text:p>
          </table:table-cell>
          <table:table-cell office:value-type="float" office:value="2.09338075023644">
            <text:p>2.0933807502</text:p>
          </table:table-cell>
          <table:table-cell office:value-type="float" office:value="2.14640377088459">
            <text:p>2.1464037709</text:p>
          </table:table-cell>
          <table:table-cell office:value-type="float" office:value="2.80444044270086">
            <text:p>2.8044404427</text:p>
          </table:table-cell>
          <table:table-cell office:value-type="float" office:value="3.60554103251318">
            <text:p>3.6055410325</text:p>
          </table:table-cell>
          <table:table-cell office:value-type="float" office:value="1.09284827891926">
            <text:p>1.0928482789</text:p>
          </table:table-cell>
          <table:table-cell office:value-type="float" office:value="0.811480600841855">
            <text:p>0.8114806008</text:p>
          </table:table-cell>
          <table:table-cell office:value-type="float" office:value="3.92113702344853">
            <text:p>3.9211370234</text:p>
          </table:table-cell>
          <table:table-cell office:value-type="float" office:value="3.82564977454644">
            <text:p>3.8256497745</text:p>
          </table:table-cell>
          <table:table-cell office:value-type="float" office:value="3.84022805901531">
            <text:p>3.840228059</text:p>
          </table:table-cell>
          <table:table-cell office:value-type="float" office:value="3.86399865901384">
            <text:p>3.863998659</text:p>
          </table:table-cell>
          <table:table-cell office:value-type="float" office:value="3.59626744648273">
            <text:p>3.5962674465</text:p>
          </table:table-cell>
          <table:table-cell office:value-type="float" office:value="2.16310071232447">
            <text:p>2.1631007123</text:p>
          </table:table-cell>
          <table:table-cell office:value-type="float" office:value="3.24564029823585">
            <text:p>3.2456402982</text:p>
          </table:table-cell>
          <table:table-cell office:value-type="float" office:value="2.54029364779207">
            <text:p>2.5402936478</text:p>
          </table:table-cell>
          <table:table-cell office:value-type="float" office:value="2.85164356733962">
            <text:p>2.8516435673</text:p>
          </table:table-cell>
          <table:table-cell office:value-type="float" office:value="3.71856461372236">
            <text:p>3.7185646137</text:p>
          </table:table-cell>
          <table:table-cell office:value-type="float" office:value="1.86730752022012">
            <text:p>1.8673075202</text:p>
          </table:table-cell>
          <table:table-cell office:value-type="float" office:value="2.54029364779207">
            <text:p>2.5402936478</text:p>
          </table:table-cell>
          <table:table-cell office:value-type="float" office:value="2.56626172130449">
            <text:p>2.5662617213</text:p>
          </table:table-cell>
          <table:table-cell office:value-type="float" office:value="2.07494694728029">
            <text:p>2.0749469473</text:p>
          </table:table-cell>
          <table:table-cell office:value-type="float" office:value="2.77707923484422">
            <text:p>2.7770792348</text:p>
          </table:table-cell>
          <table:table-cell office:value-type="float" office:value="2.64949422587822">
            <text:p>2.6494942259</text:p>
          </table:table-cell>
          <table:table-cell office:value-type="float" office:value="2.1170510450333">
            <text:p>2.117051045</text:p>
          </table:table-cell>
          <table:table-cell office:value-type="float" office:value="2.56138659316745">
            <text:p>2.5613865932</text:p>
          </table:table-cell>
          <table:table-cell office:value-type="float" office:value="2.85312970942837">
            <text:p>2.8531297094</text:p>
          </table:table-cell>
          <table:table-cell office:value-type="float" office:value="3.00125407296451">
            <text:p>3.001254073</text:p>
          </table:table-cell>
          <table:table-cell office:value-type="float" office:value="2.85164356733962">
            <text:p>2.8516435673</text:p>
          </table:table-cell>
          <table:table-cell office:value-type="float" office:value="2.99026296573875">
            <text:p>2.9902629657</text:p>
          </table:table-cell>
          <table:table-cell office:value-type="float" office:value="2.63550066854687">
            <text:p>2.6355006685</text:p>
          </table:table-cell>
          <table:table-cell office:value-type="float" office:value="2.19687352991706">
            <text:p>2.1968735299</text:p>
          </table:table-cell>
          <table:table-cell office:value-type="float" office:value="3.1358905627802">
            <text:p>3.1358905628</text:p>
          </table:table-cell>
          <table:table-cell office:value-type="float" office:value="2.2871810219889">
            <text:p>2.287181022</text:p>
          </table:table-cell>
          <table:table-cell office:value-type="float" office:value="2.60269620114056">
            <text:p>2.6026962011</text:p>
          </table:table-cell>
          <table:table-cell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15-04-01">
            <text:p>Apr <text:s/>2015</text:p>
          </table:table-cell>
          <table:table-cell office:value-type="float" office:value="4.41250743247216">
            <text:p>4.4125074325</text:p>
          </table:table-cell>
          <table:table-cell office:value-type="float" office:value="2.11185028136766">
            <text:p>2.1118502814</text:p>
          </table:table-cell>
          <table:table-cell office:value-type="float" office:value="1.92019945017676">
            <text:p>1.9201994502</text:p>
          </table:table-cell>
          <table:table-cell office:value-type="float" office:value="2.04985788263182">
            <text:p>2.0498578826</text:p>
          </table:table-cell>
          <table:table-cell office:value-type="float" office:value="1.98978589491642">
            <text:p>1.9897858949</text:p>
          </table:table-cell>
          <table:table-cell office:value-type="float" office:value="3.12108809854745">
            <text:p>3.1210880985</text:p>
          </table:table-cell>
          <table:table-cell office:value-type="float" office:value="5.00086197687262">
            <text:p>5.0008619769</text:p>
          </table:table-cell>
          <table:table-cell office:value-type="float" office:value="2.16676239922974">
            <text:p>2.1667623992</text:p>
          </table:table-cell>
          <table:table-cell office:value-type="float" office:value="2.15772797440383">
            <text:p>2.1577279744</text:p>
          </table:table-cell>
          <table:table-cell office:value-type="float" office:value="2.08397229241738">
            <text:p>2.0839722924</text:p>
          </table:table-cell>
          <table:table-cell office:value-type="float" office:value="2.18883038531414">
            <text:p>2.1888303853</text:p>
          </table:table-cell>
          <table:table-cell office:value-type="float" office:value="2.80444044270086">
            <text:p>2.8044404427</text:p>
          </table:table-cell>
          <table:table-cell office:value-type="float" office:value="2.92454195229891">
            <text:p>2.9245419523</text:p>
          </table:table-cell>
          <table:table-cell office:value-type="float" office:value="1.14297953475796">
            <text:p>1.1429795348</text:p>
          </table:table-cell>
          <table:table-cell office:value-type="float" office:value="3.47574106349734">
            <text:p>3.4757410635</text:p>
          </table:table-cell>
          <table:table-cell office:value-type="float" office:value="3.99572735129592">
            <text:p>3.9957273513</text:p>
          </table:table-cell>
          <table:table-cell office:value-type="float" office:value="3.96102188871153">
            <text:p>3.9610218887</text:p>
          </table:table-cell>
          <table:table-cell office:value-type="float" office:value="3.99026054874233">
            <text:p>3.9902605487</text:p>
          </table:table-cell>
          <table:table-cell office:value-type="float" office:value="4.02453551284403">
            <text:p>4.0245355128</text:p>
          </table:table-cell>
          <table:table-cell office:value-type="float" office:value="3.28783032812377">
            <text:p>3.2878303281</text:p>
          </table:table-cell>
          <table:table-cell office:value-type="float" office:value="2.87456720131657">
            <text:p>2.8745672013</text:p>
          </table:table-cell>
          <table:table-cell office:value-type="float" office:value="2.95937261166101">
            <text:p>2.9593726117</text:p>
          </table:table-cell>
          <table:table-cell office:value-type="float" office:value="2.41494028203916">
            <text:p>2.414940282</text:p>
          </table:table-cell>
          <table:table-cell office:value-type="float" office:value="3.53404259732348">
            <text:p>3.5340425973</text:p>
          </table:table-cell>
          <table:table-cell office:value-type="float" office:value="3.72680764154259">
            <text:p>3.7268076415</text:p>
          </table:table-cell>
          <table:table-cell office:value-type="float" office:value="2.00640028028486">
            <text:p>2.0064002803</text:p>
          </table:table-cell>
          <table:table-cell office:value-type="float" office:value="2.41494028203916">
            <text:p>2.414940282</text:p>
          </table:table-cell>
          <table:table-cell office:value-type="float" office:value="3.07583441836622">
            <text:p>3.0758344184</text:p>
          </table:table-cell>
          <table:table-cell office:value-type="float" office:value="3.18650578174297">
            <text:p>3.1865057817</text:p>
          </table:table-cell>
          <table:table-cell office:value-type="float" office:value="2.80855289651481">
            <text:p>2.8085528965</text:p>
          </table:table-cell>
          <table:table-cell office:value-type="float" office:value="2.66662809501774">
            <text:p>2.666628095</text:p>
          </table:table-cell>
          <table:table-cell office:value-type="float" office:value="2.968353919958">
            <text:p>2.96835392</text:p>
          </table:table-cell>
          <table:table-cell office:value-type="float" office:value="2.10747242864032">
            <text:p>2.1074724286</text:p>
          </table:table-cell>
          <table:table-cell office:value-type="float" office:value="2.49538769630583">
            <text:p>2.4953876963</text:p>
          </table:table-cell>
          <table:table-cell office:value-type="float" office:value="3.9703291781811">
            <text:p>3.9703291782</text:p>
          </table:table-cell>
          <table:table-cell office:value-type="float" office:value="3.53404259732348">
            <text:p>3.5340425973</text:p>
          </table:table-cell>
          <table:table-cell office:value-type="float" office:value="3.01253391069381">
            <text:p>3.0125339107</text:p>
          </table:table-cell>
          <table:table-cell office:value-type="float" office:value="3.51532044963018">
            <text:p>3.5153204496</text:p>
          </table:table-cell>
          <table:table-cell office:value-type="float" office:value="1.88301847367837">
            <text:p>1.8830184737</text:p>
          </table:table-cell>
          <table:table-cell office:value-type="float" office:value="3.97606021062712">
            <text:p>3.9760602106</text:p>
          </table:table-cell>
          <table:table-cell office:value-type="float" office:value="2.3588520939386">
            <text:p>2.3588520939</text:p>
          </table:table-cell>
          <table:table-cell office:value-type="float" office:value="2.31832055680587">
            <text:p>2.3183205568</text:p>
          </table:table-cell>
          <table:table-cell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15-05-01">
            <text:p>May <text:s/>2015</text:p>
          </table:table-cell>
          <table:table-cell office:value-type="float" office:value="2.96767902438777">
            <text:p>2.9676790244</text:p>
          </table:table-cell>
          <table:table-cell office:value-type="float" office:value="2.41291471158168">
            <text:p>2.4129147116</text:p>
          </table:table-cell>
          <table:table-cell office:value-type="float" office:value="2.13999560051943">
            <text:p>2.1399956005</text:p>
          </table:table-cell>
          <table:table-cell office:value-type="float" office:value="2.33360646911291">
            <text:p>2.3336064691</text:p>
          </table:table-cell>
          <table:table-cell office:value-type="float" office:value="2.22304057211971">
            <text:p>2.2230405721</text:p>
          </table:table-cell>
          <table:table-cell office:value-type="float" office:value="3.0331451604002">
            <text:p>3.0331451604</text:p>
          </table:table-cell>
          <table:table-cell office:value-type="float" office:value="5.21279624798885">
            <text:p>5.212796248</text:p>
          </table:table-cell>
          <table:table-cell office:value-type="float" office:value="2.1943397766671">
            <text:p>2.1943397767</text:p>
          </table:table-cell>
          <table:table-cell office:value-type="float" office:value="2.09341168082733">
            <text:p>2.0934116808</text:p>
          </table:table-cell>
          <table:table-cell office:value-type="float" office:value="2.13101458151268">
            <text:p>2.1310145815</text:p>
          </table:table-cell>
          <table:table-cell office:value-type="float" office:value="2.14640377088459">
            <text:p>2.1464037709</text:p>
          </table:table-cell>
          <table:table-cell office:value-type="float" office:value="3.01695736912952">
            <text:p>3.0169573691</text:p>
          </table:table-cell>
          <table:table-cell office:value-type="float" office:value="3.22240398385647">
            <text:p>3.2224039839</text:p>
          </table:table-cell>
          <table:table-cell office:value-type="float" office:value="1.39604211423168">
            <text:p>1.3960421142</text:p>
          </table:table-cell>
          <table:table-cell office:value-type="float" office:value="5.36424189209899">
            <text:p>5.3642418921</text:p>
          </table:table-cell>
          <table:table-cell office:value-type="float" office:value="3.93978460541037">
            <text:p>3.9397846054</text:p>
          </table:table-cell>
          <table:table-cell office:value-type="float" office:value="4.0124131542742">
            <text:p>4.0124131543</text:p>
          </table:table-cell>
          <table:table-cell office:value-type="float" office:value="3.89802746079539">
            <text:p>3.8980274608</text:p>
          </table:table-cell>
          <table:table-cell office:value-type="float" office:value="3.97484553427754">
            <text:p>3.9748455343</text:p>
          </table:table-cell>
          <table:table-cell office:value-type="float" office:value="2.57168897285354">
            <text:p>2.5716889729</text:p>
          </table:table-cell>
          <table:table-cell office:value-type="float" office:value="3.93022327322837">
            <text:p>3.9302232732</text:p>
          </table:table-cell>
          <table:table-cell office:value-type="float" office:value="3.37782038269505">
            <text:p>3.3778203827</text:p>
          </table:table-cell>
          <table:table-cell office:value-type="float" office:value="2.38719686089278">
            <text:p>2.3871968609</text:p>
          </table:table-cell>
          <table:table-cell office:value-type="float" office:value="3.65034374720185">
            <text:p>3.6503437472</text:p>
          </table:table-cell>
          <table:table-cell office:value-type="float" office:value="3.73505066936283">
            <text:p>3.7350506694</text:p>
          </table:table-cell>
          <table:table-cell office:value-type="float" office:value="2.06534226095187">
            <text:p>2.065342261</text:p>
          </table:table-cell>
          <table:table-cell office:value-type="float" office:value="2.38719686089278">
            <text:p>2.3871968609</text:p>
          </table:table-cell>
          <table:table-cell office:value-type="float" office:value="3.23214037297992">
            <text:p>3.232140373</text:p>
          </table:table-cell>
          <table:table-cell office:value-type="float" office:value="3.63023879629014">
            <text:p>3.6302387963</text:p>
          </table:table-cell>
          <table:table-cell office:value-type="float" office:value="4.18041623295873">
            <text:p>4.180416233</text:p>
          </table:table-cell>
          <table:table-cell office:value-type="float" office:value="2.66043585459188">
            <text:p>2.6604358546</text:p>
          </table:table-cell>
          <table:table-cell office:value-type="float" office:value="3.26724051679848">
            <text:p>3.2672405168</text:p>
          </table:table-cell>
          <table:table-cell office:value-type="float" office:value="2.23389457023199">
            <text:p>2.2338945702</text:p>
          </table:table-cell>
          <table:table-cell office:value-type="float" office:value="2.6358428760607">
            <text:p>2.6358428761</text:p>
          </table:table-cell>
          <table:table-cell office:value-type="float" office:value="3.19051165521869">
            <text:p>3.1905116552</text:p>
          </table:table-cell>
          <table:table-cell office:value-type="float" office:value="3.65034374720185">
            <text:p>3.6503437472</text:p>
          </table:table-cell>
          <table:table-cell office:value-type="float" office:value="3.2670321137443">
            <text:p>3.2670321137</text:p>
          </table:table-cell>
          <table:table-cell office:value-type="float" office:value="2.6454725287327">
            <text:p>2.6454725287</text:p>
          </table:table-cell>
          <table:table-cell office:value-type="float" office:value="1.48280287198642">
            <text:p>1.482802872</text:p>
          </table:table-cell>
          <table:table-cell office:value-type="float" office:value="3.45793781710413">
            <text:p>3.4579378171</text:p>
          </table:table-cell>
          <table:table-cell office:value-type="float" office:value="2.63697800839694">
            <text:p>2.6369780084</text:p>
          </table:table-cell>
          <table:table-cell office:value-type="float" office:value="2.31500732761982">
            <text:p>2.3150073276</text:p>
          </table:table-cell>
          <table:table-cell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15-06-01">
            <text:p>Jun <text:s/>2015</text:p>
          </table:table-cell>
          <table:table-cell office:value-type="float" office:value="4.26412315307958">
            <text:p>4.2641231531</text:p>
          </table:table-cell>
          <table:table-cell office:value-type="float" office:value="2.12389285857622">
            <text:p>2.1238928586</text:p>
          </table:table-cell>
          <table:table-cell office:value-type="float" office:value="2.38691553111716">
            <text:p>2.3869155311</text:p>
          </table:table-cell>
          <table:table-cell office:value-type="float" office:value="2.31587218245785">
            <text:p>2.3158721825</text:p>
          </table:table-cell>
          <table:table-cell office:value-type="float" office:value="2.16497717607768">
            <text:p>2.1649771761</text:p>
          </table:table-cell>
          <table:table-cell office:value-type="float" office:value="2.77464622099767">
            <text:p>2.774646221</text:p>
          </table:table-cell>
          <table:table-cell office:value-type="float" office:value="1.21809369387612">
            <text:p>1.2180936939</text:p>
          </table:table-cell>
          <table:table-cell office:value-type="float" office:value="2.36965310466171">
            <text:p>2.3696531047</text:p>
          </table:table-cell>
          <table:table-cell office:value-type="float" office:value="2.18642293615335">
            <text:p>2.1864229362</text:p>
          </table:table-cell>
          <table:table-cell office:value-type="float" office:value="2.28154990661764">
            <text:p>2.2815499066</text:p>
          </table:table-cell>
          <table:table-cell office:value-type="float" office:value="2.2779262756162">
            <text:p>2.2779262756</text:p>
          </table:table-cell>
          <table:table-cell office:value-type="float" office:value="3.35865125083834">
            <text:p>3.3586512508</text:p>
          </table:table-cell>
          <table:table-cell office:value-type="float" office:value="4.43667218508509">
            <text:p>4.4366721851</text:p>
          </table:table-cell>
          <table:table-cell office:value-type="float" office:value="1.53280018015964">
            <text:p>1.5328001802</text:p>
          </table:table-cell>
          <table:table-cell office:value-type="float" office:value="4.05258797087071">
            <text:p>4.0525879709</text:p>
          </table:table-cell>
          <table:table-cell office:value-type="float" office:value="4.06982041029099">
            <text:p>4.0698204103</text:p>
          </table:table-cell>
          <table:table-cell office:value-type="float" office:value="3.96904393992131">
            <text:p>3.9690439399</text:p>
          </table:table-cell>
          <table:table-cell office:value-type="float" office:value="3.98386572131134">
            <text:p>3.9838657213</text:p>
          </table:table-cell>
          <table:table-cell office:value-type="float" office:value="4.06021036925074">
            <text:p>4.0602103693</text:p>
          </table:table-cell>
          <table:table-cell office:value-type="float" office:value="3.59272219224872">
            <text:p>3.5927221922</text:p>
          </table:table-cell>
          <table:table-cell office:value-type="float" office:value="3.86025454897981">
            <text:p>3.860254549</text:p>
          </table:table-cell>
          <table:table-cell office:value-type="float" office:value="2.38410363418928">
            <text:p>2.3841036342</text:p>
          </table:table-cell>
          <table:table-cell office:value-type="float" office:value="2.58546668669376">
            <text:p>2.5854666867</text:p>
          </table:table-cell>
          <table:table-cell office:value-type="float" office:value="3.89159600667808">
            <text:p>3.8915960067</text:p>
          </table:table-cell>
          <table:table-cell office:value-type="float" office:value="3.74329369718306">
            <text:p>3.7432936972</text:p>
          </table:table-cell>
          <table:table-cell office:value-type="float" office:value="1.96993489888058">
            <text:p>1.9699348989</text:p>
          </table:table-cell>
          <table:table-cell office:value-type="float" office:value="2.58546668669376">
            <text:p>2.5854666867</text:p>
          </table:table-cell>
          <table:table-cell office:value-type="float" office:value="3.80804230822222">
            <text:p>3.8080423082</text:p>
          </table:table-cell>
          <table:table-cell office:value-type="float" office:value="3.12728625242196">
            <text:p>3.1272862524</text:p>
          </table:table-cell>
          <table:table-cell office:value-type="float" office:value="5.11103878460986">
            <text:p>5.1110387846</text:p>
          </table:table-cell>
          <table:table-cell office:value-type="float" office:value="2.64985493891273">
            <text:p>2.6498549389</text:p>
          </table:table-cell>
          <table:table-cell office:value-type="float" office:value="3.2170115230466">
            <text:p>3.217011523</text:p>
          </table:table-cell>
          <table:table-cell office:value-type="float" office:value="1.98027139926502">
            <text:p>1.9802713993</text:p>
          </table:table-cell>
          <table:table-cell office:value-type="float" office:value="3.33035153604031">
            <text:p>3.330351536</text:p>
          </table:table-cell>
          <table:table-cell office:value-type="float" office:value="3.55172031576052">
            <text:p>3.5517203158</text:p>
          </table:table-cell>
          <table:table-cell office:value-type="float" office:value="3.89159600667808">
            <text:p>3.8915960067</text:p>
          </table:table-cell>
          <table:table-cell office:value-type="float" office:value="3.1871603580111">
            <text:p>3.187160358</text:p>
          </table:table-cell>
          <table:table-cell office:value-type="float" office:value="2.79349584408611">
            <text:p>2.7934958441</text:p>
          </table:table-cell>
          <table:table-cell office:value-type="float" office:value="2.03465347809776">
            <text:p>2.0346534781</text:p>
          </table:table-cell>
          <table:table-cell office:value-type="float" office:value="3.08005963779328">
            <text:p>3.0800596378</text:p>
          </table:table-cell>
          <table:table-cell office:value-type="float" office:value="1.95935760019058">
            <text:p>1.9593576002</text:p>
          </table:table-cell>
          <table:table-cell office:value-type="float" office:value="2.55024659982927">
            <text:p>2.5502465998</text:p>
          </table:table-cell>
          <table:table-cell office:value-type="float" office:value="4.32300603641942">
            <text:p>4.3230060364</text:p>
          </table:table-cell>
        </table:table-row>
        <table:table-row table:style-name="ro2">
          <table:table-cell office:value-type="date" office:date-value="2015-07-01">
            <text:p>Jul <text:s/>2015</text:p>
          </table:table-cell>
          <table:table-cell office:value-type="float" office:value="3.14312478179911">
            <text:p>3.1431247818</text:p>
          </table:table-cell>
          <table:table-cell office:value-type="float" office:value="2.37586062786304">
            <text:p>2.3758606279</text:p>
          </table:table-cell>
          <table:table-cell office:value-type="float" office:value="2.11193651749696">
            <text:p>2.1119365175</text:p>
          </table:table-cell>
          <table:table-cell office:value-type="float" office:value="2.30700503913031">
            <text:p>2.3070050391</text:p>
          </table:table-cell>
          <table:table-cell office:value-type="float" office:value="2.11792580342294">
            <text:p>2.1179258034</text:p>
          </table:table-cell>
          <table:table-cell office:value-type="float" office:value="2.78530597107612">
            <text:p>2.7853059711</text:p>
          </table:table-cell>
          <table:table-cell office:value-type="float" office:value="4.83338221140516">
            <text:p>4.8333822114</text:p>
          </table:table-cell>
          <table:table-cell office:value-type="float" office:value="2.2229020604415">
            <text:p>2.2229020604</text:p>
          </table:table-cell>
          <table:table-cell office:value-type="float" office:value="2.36452959528828">
            <text:p>2.3645295953</text:p>
          </table:table-cell>
          <table:table-cell office:value-type="float" office:value="2.27590483192621">
            <text:p>2.2759048319</text:p>
          </table:table-cell>
          <table:table-cell office:value-type="float" office:value="2.25247030695847">
            <text:p>2.252470307</text:p>
          </table:table-cell>
          <table:table-cell office:value-type="float" office:value="2.68637548357383">
            <text:p>2.6863754836</text:p>
          </table:table-cell>
          <table:table-cell office:value-type="float" office:value="1.90964914316125">
            <text:p>1.9096491432</text:p>
          </table:table-cell>
          <table:table-cell office:value-type="float" office:value="1.7409451544019">
            <text:p>1.7409451544</text:p>
          </table:table-cell>
          <table:table-cell office:value-type="float" office:value="4.474984996351">
            <text:p>4.4749849964</text:p>
          </table:table-cell>
          <table:table-cell office:value-type="float" office:value="4.12377408076727">
            <text:p>4.1237740808</text:p>
          </table:table-cell>
          <table:table-cell office:value-type="float" office:value="4.08511299336285">
            <text:p>4.0851129934</text:p>
          </table:table-cell>
          <table:table-cell office:value-type="float" office:value="4.0574062367677">
            <text:p>4.0574062368</text:p>
          </table:table-cell>
          <table:table-cell office:value-type="float" office:value="4.17309580773768">
            <text:p>4.1730958077</text:p>
          </table:table-cell>
          <table:table-cell office:value-type="float" office:value="3.1672916841674">
            <text:p>3.1672916842</text:p>
          </table:table-cell>
          <table:table-cell office:value-type="float" office:value="3.45481288422636">
            <text:p>3.4548128842</text:p>
          </table:table-cell>
          <table:table-cell office:value-type="float" office:value="2.43268958270575">
            <text:p>2.4326895827</text:p>
          </table:table-cell>
          <table:table-cell office:value-type="float" office:value="2.641687874718">
            <text:p>2.6416878747</text:p>
          </table:table-cell>
          <table:table-cell office:value-type="float" office:value="4.21389602660122">
            <text:p>4.2138960266</text:p>
          </table:table-cell>
          <table:table-cell office:value-type="float" office:value="3.7515367250033">
            <text:p>3.751536725</text:p>
          </table:table-cell>
          <table:table-cell office:value-type="float" office:value="1.99322804763853">
            <text:p>1.9932280476</text:p>
          </table:table-cell>
          <table:table-cell office:value-type="float" office:value="2.641687874718">
            <text:p>2.6416878747</text:p>
          </table:table-cell>
          <table:table-cell office:value-type="float" office:value="2.81156415730432">
            <text:p>2.8115641573</text:p>
          </table:table-cell>
          <table:table-cell office:value-type="float" office:value="2.11152184455159">
            <text:p>2.1115218446</text:p>
          </table:table-cell>
          <table:table-cell office:value-type="float" office:value="2.89992809216218">
            <text:p>2.8999280922</text:p>
          </table:table-cell>
          <table:table-cell office:value-type="float" office:value="2.66434357913247">
            <text:p>2.6643435791</text:p>
          </table:table-cell>
          <table:table-cell office:value-type="float" office:value="4.24945778999583">
            <text:p>4.24945779</text:p>
          </table:table-cell>
          <table:table-cell office:value-type="float" office:value="1.62444084246852">
            <text:p>1.6244408425</text:p>
          </table:table-cell>
          <table:table-cell office:value-type="float" office:value="3.50619398823758">
            <text:p>3.5061939882</text:p>
          </table:table-cell>
          <table:table-cell office:value-type="float" office:value="3.59148428110488">
            <text:p>3.5914842811</text:p>
          </table:table-cell>
          <table:table-cell office:value-type="float" office:value="4.21389602660122">
            <text:p>4.2138960266</text:p>
          </table:table-cell>
          <table:table-cell office:value-type="float" office:value="3.71438622217659">
            <text:p>3.7143862222</text:p>
          </table:table-cell>
          <table:table-cell office:value-type="float" office:value="3.13026857454674">
            <text:p>3.1302685745</text:p>
          </table:table-cell>
          <table:table-cell office:value-type="float" office:value="2.94782383712199">
            <text:p>2.9478238371</text:p>
          </table:table-cell>
          <table:table-cell office:value-type="float" office:value="3.34088249970601">
            <text:p>3.3408824997</text:p>
          </table:table-cell>
          <table:table-cell office:value-type="float" office:value="2.93351739276966">
            <text:p>2.9335173928</text:p>
          </table:table-cell>
          <table:table-cell office:value-type="float" office:value="2.33068600144666">
            <text:p>2.3306860014</text:p>
          </table:table-cell>
          <table:table-cell office:value-type="float" office:value="5.40196241563525">
            <text:p>5.4019624156</text:p>
          </table:table-cell>
        </table:table-row>
        <table:table-row table:style-name="ro2">
          <table:table-cell office:value-type="date" office:date-value="2015-08-01">
            <text:p>Aug <text:s/>2015</text:p>
          </table:table-cell>
          <table:table-cell office:value-type="float" office:value="4.43515110528476">
            <text:p>4.4351511053</text:p>
          </table:table-cell>
          <table:table-cell office:value-type="float" office:value="2.45923231623">
            <text:p>2.4592323162</text:p>
          </table:table-cell>
          <table:table-cell office:value-type="float" office:value="2.20546679423852">
            <text:p>2.2054667942</text:p>
          </table:table-cell>
          <table:table-cell office:value-type="float" office:value="2.45774647569839">
            <text:p>2.4577464757</text:p>
          </table:table-cell>
          <table:table-cell office:value-type="float" office:value="2.16798045518331">
            <text:p>2.1679804552</text:p>
          </table:table-cell>
          <table:table-cell office:value-type="float" office:value="2.81728522131149">
            <text:p>2.8172852213</text:p>
          </table:table-cell>
          <table:table-cell office:value-type="float" office:value="3.50078086765482">
            <text:p>3.5007808677</text:p>
          </table:table-cell>
          <table:table-cell office:value-type="float" office:value="2.11751708237733">
            <text:p>2.1175170824</text:p>
          </table:table-cell>
          <table:table-cell office:value-type="float" office:value="2.21709686078214">
            <text:p>2.2170968608</text:p>
          </table:table-cell>
          <table:table-cell office:value-type="float" office:value="2.15453572606033">
            <text:p>2.1545357261</text:p>
          </table:table-cell>
          <table:table-cell office:value-type="float" office:value="2.17292040490306">
            <text:p>2.1729204049</text:p>
          </table:table-cell>
          <table:table-cell office:value-type="float" office:value="2.77388245327975">
            <text:p>2.7738824533</text:p>
          </table:table-cell>
          <table:table-cell office:value-type="float" office:value="2.13784989314486">
            <text:p>2.1378498931</text:p>
          </table:table-cell>
          <table:table-cell office:value-type="float" office:value="1.81112891257607">
            <text:p>1.8111289126</text:p>
          </table:table-cell>
          <table:table-cell office:value-type="float" office:value="3.43010814384711">
            <text:p>3.4301081438</text:p>
          </table:table-cell>
          <table:table-cell office:value-type="float" office:value="4.22074150696888">
            <text:p>4.220741507</text:p>
          </table:table-cell>
          <table:table-cell office:value-type="float" office:value="4.15530594144845">
            <text:p>4.1553059414</text:p>
          </table:table-cell>
          <table:table-cell office:value-type="float" office:value="4.1267655189038">
            <text:p>4.1267655189</text:p>
          </table:table-cell>
          <table:table-cell office:value-type="float" office:value="4.21692491703735">
            <text:p>4.216924917</text:p>
          </table:table-cell>
          <table:table-cell office:value-type="float" office:value="3.3941879551441">
            <text:p>3.3941879551</text:p>
          </table:table-cell>
          <table:table-cell office:value-type="float" office:value="2.62414042058856">
            <text:p>2.6241404206</text:p>
          </table:table-cell>
          <table:table-cell office:value-type="float" office:value="1.22860135064211">
            <text:p>1.2286013506</text:p>
          </table:table-cell>
          <table:table-cell office:value-type="float" office:value="2.65323934578543">
            <text:p>2.6532393458</text:p>
          </table:table-cell>
          <table:table-cell office:value-type="float" office:value="2.81885924459801">
            <text:p>2.8188592446</text:p>
          </table:table-cell>
          <table:table-cell office:value-type="float" office:value="3.75977975282353">
            <text:p>3.7597797528</text:p>
          </table:table-cell>
          <table:table-cell office:value-type="float" office:value="2.45002302577174">
            <text:p>2.4500230258</text:p>
          </table:table-cell>
          <table:table-cell office:value-type="float" office:value="2.65323934578543">
            <text:p>2.6532393458</text:p>
          </table:table-cell>
          <table:table-cell office:value-type="float" office:value="3.89524446104774">
            <text:p>3.895244461</text:p>
          </table:table-cell>
          <table:table-cell office:value-type="float" office:value="1.79634164284844">
            <text:p>1.7963416428</text:p>
          </table:table-cell>
          <table:table-cell office:value-type="float" office:value="2.24462957013522">
            <text:p>2.2446295701</text:p>
          </table:table-cell>
          <table:table-cell office:value-type="float" office:value="2.6530412373843">
            <text:p>2.6530412374</text:p>
          </table:table-cell>
          <table:table-cell office:value-type="float" office:value="2.57252323314869">
            <text:p>2.5725232331</text:p>
          </table:table-cell>
          <table:table-cell office:value-type="float" office:value="1.92784359711809">
            <text:p>1.9278435971</text:p>
          </table:table-cell>
          <table:table-cell office:value-type="float" office:value="2.50755923655735">
            <text:p>2.5075592366</text:p>
          </table:table-cell>
          <table:table-cell office:value-type="float" office:value="3.22133719446704">
            <text:p>3.2213371945</text:p>
          </table:table-cell>
          <table:table-cell office:value-type="float" office:value="2.81885924459801">
            <text:p>2.8188592446</text:p>
          </table:table-cell>
          <table:table-cell office:value-type="float" office:value="3.15019251390328">
            <text:p>3.1501925139</text:p>
          </table:table-cell>
          <table:table-cell office:value-type="float" office:value="2.06778988373124">
            <text:p>2.0677898837</text:p>
          </table:table-cell>
          <table:table-cell office:value-type="float" office:value="2.06884486136573">
            <text:p>2.0688448614</text:p>
          </table:table-cell>
          <table:table-cell office:value-type="float" office:value="3.4040955449105">
            <text:p>3.4040955449</text:p>
          </table:table-cell>
          <table:table-cell office:value-type="float" office:value="1.78764550962283">
            <text:p>1.7876455096</text:p>
          </table:table-cell>
          <table:table-cell office:value-type="float" office:value="2.53072221355434">
            <text:p>2.5307222136</text:p>
          </table:table-cell>
          <table:table-cell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15-09-01">
            <text:p>Sep <text:s/>2015</text:p>
          </table:table-cell>
          <table:table-cell office:value-type="float" office:value="3.57641304315655">
            <text:p>3.5764130432</text:p>
          </table:table-cell>
          <table:table-cell office:value-type="float" office:value="2.17206316741047">
            <text:p>2.1720631674</text:p>
          </table:table-cell>
          <table:table-cell office:value-type="float" office:value="2.30835009865425">
            <text:p>2.3083500987</text:p>
          </table:table-cell>
          <table:table-cell office:value-type="float" office:value="2.25380217916511">
            <text:p>2.2538021792</text:p>
          </table:table-cell>
          <table:table-cell office:value-type="float" office:value="2.24806789799989">
            <text:p>2.248067898</text:p>
          </table:table-cell>
          <table:table-cell office:value-type="float" office:value="3.09976859839054">
            <text:p>3.0997685984</text:p>
          </table:table-cell>
          <table:table-cell office:value-type="float" office:value="1.27598793379079">
            <text:p>1.2759879338</text:p>
          </table:table-cell>
          <table:table-cell office:value-type="float" office:value="1.98750944588694">
            <text:p>1.9875094459</text:p>
          </table:table-cell>
          <table:table-cell office:value-type="float" office:value="2.09835908802552">
            <text:p>2.098359088</text:p>
          </table:table-cell>
          <table:table-cell office:value-type="float" office:value="2.02752154550302">
            <text:p>2.0275215455</text:p>
          </table:table-cell>
          <table:table-cell office:value-type="float" office:value="2.02442725439963">
            <text:p>2.0244272544</text:p>
          </table:table-cell>
          <table:table-cell office:value-type="float" office:value="2.8224974364497">
            <text:p>2.8224974364</text:p>
          </table:table-cell>
          <table:table-cell office:value-type="float" office:value="1.85800371027022">
            <text:p>1.8580037103</text:p>
          </table:table-cell>
          <table:table-cell office:value-type="float" office:value="1.66835509594747">
            <text:p>1.6683550959</text:p>
          </table:table-cell>
          <table:table-cell office:value-type="float" office:value="2.11143377344187">
            <text:p>2.1114337734</text:p>
          </table:table-cell>
          <table:table-cell office:value-type="float" office:value="4.48056448230395">
            <text:p>4.4805644823</text:p>
          </table:table-cell>
          <table:table-cell office:value-type="float" office:value="4.23176611704169">
            <text:p>4.231766117</text:p>
          </table:table-cell>
          <table:table-cell office:value-type="float" office:value="4.42806027286381">
            <text:p>4.4280602729</text:p>
          </table:table-cell>
          <table:table-cell office:value-type="float" office:value="4.31706933537904">
            <text:p>4.3170693354</text:p>
          </table:table-cell>
          <table:table-cell office:value-type="float" office:value="4.24504897130675">
            <text:p>4.2450489713</text:p>
          </table:table-cell>
          <table:table-cell office:value-type="float" office:value="2.16734124106681">
            <text:p>2.1673412411</text:p>
          </table:table-cell>
          <table:table-cell office:value-type="float" office:value="1.27808990435925">
            <text:p>1.2780899044</text:p>
          </table:table-cell>
          <table:table-cell office:value-type="float" office:value="2.93136113475066">
            <text:p>2.9313611348</text:p>
          </table:table-cell>
          <table:table-cell office:value-type="float" office:value="4.2452977425077">
            <text:p>4.2452977425</text:p>
          </table:table-cell>
          <table:table-cell office:value-type="float" office:value="3.76802278064377">
            <text:p>3.7680227806</text:p>
          </table:table-cell>
          <table:table-cell office:value-type="float" office:value="2.21859570831503">
            <text:p>2.2185957083</text:p>
          </table:table-cell>
          <table:table-cell office:value-type="float" office:value="2.93136113475066">
            <text:p>2.9313611348</text:p>
          </table:table-cell>
          <table:table-cell office:value-type="float" office:value="3.53318329343224">
            <text:p>3.5331832934</text:p>
          </table:table-cell>
          <table:table-cell office:value-type="float" office:value="3.28827940893269">
            <text:p>3.2882794089</text:p>
          </table:table-cell>
          <table:table-cell office:value-type="float" office:value="2.4983580019246">
            <text:p>2.4983580019</text:p>
          </table:table-cell>
          <table:table-cell office:value-type="float" office:value="2.65057636498177">
            <text:p>2.650576365</text:p>
          </table:table-cell>
          <table:table-cell office:value-type="float" office:value="2.59188520338601">
            <text:p>2.5918852034</text:p>
          </table:table-cell>
          <table:table-cell office:value-type="float" office:value="1.98511348498658">
            <text:p>1.985113485</text:p>
          </table:table-cell>
          <table:table-cell office:value-type="float" office:value="2.60141098354384">
            <text:p>2.6014109835</text:p>
          </table:table-cell>
          <table:table-cell office:value-type="float" office:value="2.66533679154579">
            <text:p>2.6653367915</text:p>
          </table:table-cell>
          <table:table-cell office:value-type="float" office:value="4.2452977425077">
            <text:p>4.2452977425</text:p>
          </table:table-cell>
          <table:table-cell office:value-type="float" office:value="3.4316275478322">
            <text:p>3.4316275478</text:p>
          </table:table-cell>
          <table:table-cell office:value-type="float" office:value="2.32879693187736">
            <text:p>2.3287969319</text:p>
          </table:table-cell>
          <table:table-cell office:value-type="float" office:value="3.29629031819214">
            <text:p>3.2962903182</text:p>
          </table:table-cell>
          <table:table-cell office:value-type="float" office:value="2.9930892222995">
            <text:p>2.9930892223</text:p>
          </table:table-cell>
          <table:table-cell office:value-type="float" office:value="2.09341049038159">
            <text:p>2.0934104904</text:p>
          </table:table-cell>
          <table:table-cell office:value-type="float" office:value="2.32157462118502">
            <text:p>2.3215746212</text:p>
          </table:table-cell>
          <table:table-cell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15-10-01">
            <text:p>Oct <text:s/>2015</text:p>
          </table:table-cell>
          <table:table-cell office:value-type="float" office:value="3.17527329787576">
            <text:p>3.1752732979</text:p>
          </table:table-cell>
          <table:table-cell office:value-type="float" office:value="2.19985373019945">
            <text:p>2.1998537302</text:p>
          </table:table-cell>
          <table:table-cell office:value-type="float" office:value="2.13999560051943">
            <text:p>2.1399956005</text:p>
          </table:table-cell>
          <table:table-cell office:value-type="float" office:value="2.17222446055179">
            <text:p>2.1722244606</text:p>
          </table:table-cell>
          <table:table-cell office:value-type="float" office:value="2.22804603729574">
            <text:p>2.2280460373</text:p>
          </table:table-cell>
          <table:table-cell office:value-type="float" office:value="2.83593978394878">
            <text:p>2.8359397839</text:p>
          </table:table-cell>
          <table:table-cell office:value-type="float" office:value="3.17822724527305">
            <text:p>3.1782272453</text:p>
          </table:table-cell>
          <table:table-cell office:value-type="float" office:value="1.95993206844959">
            <text:p>1.9599320684</text:p>
          </table:table-cell>
          <table:table-cell office:value-type="float" office:value="1.9717054637518">
            <text:p>1.9717054638</text:p>
          </table:table-cell>
          <table:table-cell office:value-type="float" office:value="1.92402850949335">
            <text:p>1.9240285095</text:p>
          </table:table-cell>
          <table:table-cell office:value-type="float" office:value="1.98730396677377">
            <text:p>1.9873039668</text:p>
          </table:table-cell>
          <table:table-cell office:value-type="float" office:value="2.56969952396594">
            <text:p>2.569699524</text:p>
          </table:table-cell>
          <table:table-cell office:value-type="float" office:value="2.72516656020796">
            <text:p>2.7251665602</text:p>
          </table:table-cell>
          <table:table-cell office:value-type="float" office:value="1.69843384945069">
            <text:p>1.6984338495</text:p>
          </table:table-cell>
          <table:table-cell office:value-type="float" office:value="3.18322234779077">
            <text:p>3.1832223478</text:p>
          </table:table-cell>
          <table:table-cell office:value-type="float" office:value="4.77892579369351">
            <text:p>4.7789257937</text:p>
          </table:table-cell>
          <table:table-cell office:value-type="float" office:value="4.51003101838103">
            <text:p>4.5100310184</text:p>
          </table:table-cell>
          <table:table-cell office:value-type="float" office:value="4.7207466052821">
            <text:p>4.7207466053</text:p>
          </table:table-cell>
          <table:table-cell office:value-type="float" office:value="4.60807423549662">
            <text:p>4.6080742355</text:p>
          </table:table-cell>
          <table:table-cell office:value-type="float" office:value="4.3904043949012">
            <text:p>4.3904043949</text:p>
          </table:table-cell>
          <table:table-cell office:value-type="float" office:value="2.91131845041683">
            <text:p>2.9113184504</text:p>
          </table:table-cell>
          <table:table-cell office:value-type="float" office:value="0.80643226730928">
            <text:p>0.8064322673</text:p>
          </table:table-cell>
          <table:table-cell office:value-type="float" office:value="3.14707607380484">
            <text:p>3.1470760738</text:p>
          </table:table-cell>
          <table:table-cell office:value-type="float" office:value="4.12923207061028">
            <text:p>4.1292320706</text:p>
          </table:table-cell>
          <table:table-cell office:value-type="float" office:value="3.776265808464">
            <text:p>3.7762658085</text:p>
          </table:table-cell>
          <table:table-cell office:value-type="float" office:value="2.44209390041041">
            <text:p>2.4420939004</text:p>
          </table:table-cell>
          <table:table-cell office:value-type="float" office:value="3.14707607380484">
            <text:p>3.1470760738</text:p>
          </table:table-cell>
          <table:table-cell office:value-type="float" office:value="2.15210410686887">
            <text:p>2.1521041069</text:p>
          </table:table-cell>
          <table:table-cell office:value-type="float" office:value="2.39616995809783">
            <text:p>2.3961699581</text:p>
          </table:table-cell>
          <table:table-cell office:value-type="float" office:value="2.28783954827353">
            <text:p>2.2878395483</text:p>
          </table:table-cell>
          <table:table-cell office:value-type="float" office:value="2.64817161141833">
            <text:p>2.6481716114</text:p>
          </table:table-cell>
          <table:table-cell office:value-type="float" office:value="2.86519536401169">
            <text:p>2.865195364</text:p>
          </table:table-cell>
          <table:table-cell office:value-type="float" office:value="1.71492596715443">
            <text:p>1.7149259672</text:p>
          </table:table-cell>
          <table:table-cell office:value-type="float" office:value="2.12664448334058">
            <text:p>2.1266444833</text:p>
          </table:table-cell>
          <table:table-cell office:value-type="float" office:value="3.79880586106256">
            <text:p>3.7988058611</text:p>
          </table:table-cell>
          <table:table-cell office:value-type="float" office:value="4.12923207061028">
            <text:p>4.1292320706</text:p>
          </table:table-cell>
          <table:table-cell office:value-type="float" office:value="3.4301307008357">
            <text:p>3.4301307008</text:p>
          </table:table-cell>
          <table:table-cell office:value-type="float" office:value="2.45491795124311">
            <text:p>2.4549179512</text:p>
          </table:table-cell>
          <table:table-cell office:value-type="float" office:value="5.19958265067172">
            <text:p>5.1995826507</text:p>
          </table:table-cell>
          <table:table-cell office:value-type="float" office:value="2.98383294747977">
            <text:p>2.9838329475</text:p>
          </table:table-cell>
          <table:table-cell office:value-type="float" office:value="3.03878774253624">
            <text:p>3.0387877425</text:p>
          </table:table-cell>
          <table:table-cell office:value-type="float" office:value="2.33465004350854">
            <text:p>2.3346500435</text:p>
          </table:table-cell>
          <table:table-cell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15-11-01">
            <text:p>Nov <text:s/>2015</text:p>
          </table:table-cell>
          <table:table-cell office:value-type="float" office:value="2.22454368672511">
            <text:p>2.2245436867</text:p>
          </table:table-cell>
          <table:table-cell office:value-type="float" office:value="2.32491126274989">
            <text:p>2.3249112627</text:p>
          </table:table-cell>
          <table:table-cell office:value-type="float" office:value="2.19611376656437">
            <text:p>2.1961137666</text:p>
          </table:table-cell>
          <table:table-cell office:value-type="float" office:value="2.24050146417381">
            <text:p>2.2405014642</text:p>
          </table:table-cell>
          <table:table-cell office:value-type="float" office:value="2.28811161940818">
            <text:p>2.2881116194</text:p>
          </table:table-cell>
          <table:table-cell office:value-type="float" office:value="2.68670328285041">
            <text:p>2.6867032829</text:p>
          </table:table-cell>
          <table:table-cell office:value-type="float" office:value="3.8533154357067">
            <text:p>3.8533154357</text:p>
          </table:table-cell>
          <table:table-cell office:value-type="float" office:value="1.92743015932699">
            <text:p>1.9274301593</text:p>
          </table:table-cell>
          <table:table-cell office:value-type="float" office:value="1.93014724328698">
            <text:p>1.9301472433</text:p>
          </table:table-cell>
          <table:table-cell office:value-type="float" office:value="1.92873273840288">
            <text:p>1.9287327384</text:p>
          </table:table-cell>
          <table:table-cell office:value-type="float" office:value="1.96609065955899">
            <text:p>1.9660906596</text:p>
          </table:table-cell>
          <table:table-cell office:value-type="float" office:value="3.07668434845261">
            <text:p>3.0766843485</text:p>
          </table:table-cell>
          <table:table-cell office:value-type="float" office:value="2.67111901415921">
            <text:p>2.6711190142</text:p>
          </table:table-cell>
          <table:table-cell office:value-type="float" office:value="1.70485065019804">
            <text:p>1.7048506502</text:p>
          </table:table-cell>
          <table:table-cell office:value-type="float" office:value="3.02643231617204">
            <text:p>3.0264323162</text:p>
          </table:table-cell>
          <table:table-cell office:value-type="float" office:value="4.30030452333943">
            <text:p>4.3003045233</text:p>
          </table:table-cell>
          <table:table-cell office:value-type="float" office:value="4.80208382023718">
            <text:p>4.8020838202</text:p>
          </table:table-cell>
          <table:table-cell office:value-type="float" office:value="4.71213818374039">
            <text:p>4.7121381837</text:p>
          </table:table-cell>
          <table:table-cell office:value-type="float" office:value="4.18379826465969">
            <text:p>4.1837982647</text:p>
          </table:table-cell>
          <table:table-cell office:value-type="float" office:value="0.547348805233243">
            <text:p>0.5473488052</text:p>
          </table:table-cell>
          <table:table-cell office:value-type="float" office:value="4.02869777402264">
            <text:p>4.028697774</text:p>
          </table:table-cell>
          <table:table-cell office:value-type="float" office:value="1.36599075654522">
            <text:p>1.3659907565</text:p>
          </table:table-cell>
          <table:table-cell office:value-type="float" office:value="3.44933717197698">
            <text:p>3.449337172</text:p>
          </table:table-cell>
          <table:table-cell office:value-type="float" office:value="3.66098476653071">
            <text:p>3.6609847665</text:p>
          </table:table-cell>
          <table:table-cell office:value-type="float" office:value="3.78450883628424">
            <text:p>3.7845088363</text:p>
          </table:table-cell>
          <table:table-cell office:value-type="float" office:value="2.08964535250652">
            <text:p>2.0896453525</text:p>
          </table:table-cell>
          <table:table-cell office:value-type="float" office:value="3.44933717197698">
            <text:p>3.449337172</text:p>
          </table:table-cell>
          <table:table-cell office:value-type="float" office:value="3.04684825884071">
            <text:p>3.0468482588</text:p>
          </table:table-cell>
          <table:table-cell office:value-type="float" office:value="3.90687223669518">
            <text:p>3.9068722367</text:p>
          </table:table-cell>
          <table:table-cell office:value-type="float" office:value="3.10319620994113">
            <text:p>3.1031962099</text:p>
          </table:table-cell>
          <table:table-cell office:value-type="float" office:value="2.64937398820005">
            <text:p>2.6493739882</text:p>
          </table:table-cell>
          <table:table-cell office:value-type="float" office:value="3.03086181408469">
            <text:p>3.0308618141</text:p>
          </table:table-cell>
          <table:table-cell office:value-type="float" office:value="2.16269989965396">
            <text:p>2.1626998997</text:p>
          </table:table-cell>
          <table:table-cell office:value-type="float" office:value="2.38645050029489">
            <text:p>2.3864505003</text:p>
          </table:table-cell>
          <table:table-cell office:value-type="float" office:value="3.08235937296429">
            <text:p>3.082359373</text:p>
          </table:table-cell>
          <table:table-cell office:value-type="float" office:value="3.66098476653071">
            <text:p>3.6609847665</text:p>
          </table:table-cell>
          <table:table-cell office:value-type="float" office:value="3.53884669819143">
            <text:p>3.5388466982</text:p>
          </table:table-cell>
          <table:table-cell office:value-type="float" office:value="2.37346063796099">
            <text:p>2.373460638</text:p>
          </table:table-cell>
          <table:table-cell office:value-type="float" office:value="3.62241058808469">
            <text:p>3.6224105881</text:p>
          </table:table-cell>
          <table:table-cell office:value-type="float" office:value="3.84340702561285">
            <text:p>3.8434070256</text:p>
          </table:table-cell>
          <table:table-cell office:value-type="float" office:value="2.49401780843173">
            <text:p>2.4940178084</text:p>
          </table:table-cell>
          <table:table-cell office:value-type="float" office:value="2.37840241820645">
            <text:p>2.3784024182</text:p>
          </table:table-cell>
          <table:table-cell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15-12-01">
            <text:p>Dec <text:s/>2015</text:p>
          </table:table-cell>
          <table:table-cell office:value-type="float" office:value="3.17456230793341">
            <text:p>3.1745623079</text:p>
          </table:table-cell>
          <table:table-cell office:value-type="float" office:value="2.57039456738594">
            <text:p>2.5703945674</text:p>
          </table:table-cell>
          <table:table-cell office:value-type="float" office:value="2.32705615400256">
            <text:p>2.327056154</text:p>
          </table:table-cell>
          <table:table-cell office:value-type="float" office:value="2.51981647899113">
            <text:p>2.519816479</text:p>
          </table:table-cell>
          <table:table-cell office:value-type="float" office:value="2.37320452740079">
            <text:p>2.3732045274</text:p>
          </table:table-cell>
          <table:table-cell office:value-type="float" office:value="2.8785787842626">
            <text:p>2.8785787843</text:p>
          </table:table-cell>
          <table:table-cell office:value-type="float" office:value="4.55941839752321">
            <text:p>4.5594183975</text:p>
          </table:table-cell>
          <table:table-cell office:value-type="float" office:value="1.87719993613753">
            <text:p>1.8771999361</text:p>
          </table:table-cell>
          <table:table-cell office:value-type="float" office:value="1.89749435577891">
            <text:p>1.8974943558</text:p>
          </table:table-cell>
          <table:table-cell office:value-type="float" office:value="1.88169044930758">
            <text:p>1.8816904493</text:p>
          </table:table-cell>
          <table:table-cell office:value-type="float" office:value="1.90775406471836">
            <text:p>1.9077540647</text:p>
          </table:table-cell>
          <table:table-cell office:value-type="float" office:value="2.88500241481107">
            <text:p>2.8850024148</text:p>
          </table:table-cell>
          <table:table-cell office:value-type="float" office:value="2.48255313127801">
            <text:p>2.4825531313</text:p>
          </table:table-cell>
          <table:table-cell office:value-type="float" office:value="1.8752969200496">
            <text:p>1.87529692</text:p>
          </table:table-cell>
          <table:table-cell office:value-type="float" office:value="4.08886029161832">
            <text:p>4.0888602916</text:p>
          </table:table-cell>
          <table:table-cell office:value-type="float" office:value="4.37365167905603">
            <text:p>4.3736516791</text:p>
          </table:table-cell>
          <table:table-cell office:value-type="float" office:value="4.31198662913952">
            <text:p>4.3119866291</text:p>
          </table:table-cell>
          <table:table-cell office:value-type="float" office:value="4.28540643017254">
            <text:p>4.2854064302</text:p>
          </table:table-cell>
          <table:table-cell office:value-type="float" office:value="4.29209693589435">
            <text:p>4.2920969359</text:p>
          </table:table-cell>
          <table:table-cell office:value-type="float" office:value="3.25946829425168">
            <text:p>3.2594682943</text:p>
          </table:table-cell>
          <table:table-cell office:value-type="float" office:value="3.94223810466499">
            <text:p>3.9422381047</text:p>
          </table:table-cell>
          <table:table-cell office:value-type="float" office:value="2.91821381451012">
            <text:p>2.9182138145</text:p>
          </table:table-cell>
          <table:table-cell office:value-type="float" office:value="3.23012179995098">
            <text:p>3.2301218</text:p>
          </table:table-cell>
          <table:table-cell office:value-type="float" office:value="3.42777181052518">
            <text:p>3.4277718105</text:p>
          </table:table-cell>
          <table:table-cell office:value-type="float" office:value="3.79275186410447">
            <text:p>3.7927518641</text:p>
          </table:table-cell>
          <table:table-cell office:value-type="float" office:value="2.41869331092941">
            <text:p>2.4186933109</text:p>
          </table:table-cell>
          <table:table-cell office:value-type="float" office:value="3.23012179995098">
            <text:p>3.2301218</text:p>
          </table:table-cell>
          <table:table-cell office:value-type="float" office:value="3.54558298987428">
            <text:p>3.5455829899</text:p>
          </table:table-cell>
          <table:table-cell office:value-type="float" office:value="1.90320395139764">
            <text:p>1.9032039514</text:p>
          </table:table-cell>
          <table:table-cell office:value-type="float" office:value="3.80865876768148">
            <text:p>3.8086587677</text:p>
          </table:table-cell>
          <table:table-cell office:value-type="float" office:value="3.90838271634021">
            <text:p>3.9083827163</text:p>
          </table:table-cell>
          <table:table-cell office:value-type="float" office:value="2.66243163164875">
            <text:p>2.6624316316</text:p>
          </table:table-cell>
          <table:table-cell office:value-type="float" office:value="1.69620669742122">
            <text:p>1.6962066974</text:p>
          </table:table-cell>
          <table:table-cell office:value-type="float" office:value="2.53453916565491">
            <text:p>2.5345391657</text:p>
          </table:table-cell>
          <table:table-cell office:value-type="float" office:value="2.52978997108686">
            <text:p>2.5297899711</text:p>
          </table:table-cell>
          <table:table-cell office:value-type="float" office:value="3.42777181052518">
            <text:p>3.4277718105</text:p>
          </table:table-cell>
          <table:table-cell office:value-type="float" office:value="3.60318545880667">
            <text:p>3.6031854588</text:p>
          </table:table-cell>
          <table:table-cell office:value-type="float" office:value="1.89340506106606">
            <text:p>1.8934050611</text:p>
          </table:table-cell>
          <table:table-cell office:value-type="float" office:value="3.43221576813705">
            <text:p>3.4322157681</text:p>
          </table:table-cell>
          <table:table-cell office:value-type="float" office:value="1.84327629083437">
            <text:p>1.8432762908</text:p>
          </table:table-cell>
          <table:table-cell office:value-type="float" office:value="2.14332254647473">
            <text:p>2.1433225465</text:p>
          </table:table-cell>
          <table:table-cell office:value-type="float" office:value="2.44871979119964">
            <text:p>2.4487197912</text:p>
          </table:table-cell>
          <table:table-cell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16-01-01">
            <text:p>Jan <text:s/>2016</text:p>
          </table:table-cell>
          <table:table-cell office:value-type="float" office:value="2.09521105447888">
            <text:p>2.0952110545</text:p>
          </table:table-cell>
          <table:table-cell office:value-type="float" office:value="2.79735083016267">
            <text:p>2.7973508302</text:p>
          </table:table-cell>
          <table:table-cell office:value-type="float" office:value="2.57023487353062">
            <text:p>2.5702348735</text:p>
          </table:table-cell>
          <table:table-cell office:value-type="float" office:value="2.83460006711859">
            <text:p>2.8346000671</text:p>
          </table:table-cell>
          <table:table-cell office:value-type="float" office:value="2.678537903139">
            <text:p>2.6785379031</text:p>
          </table:table-cell>
          <table:table-cell office:value-type="float" office:value="2.75066178332114">
            <text:p>2.7506617833</text:p>
          </table:table-cell>
          <table:table-cell office:value-type="float" office:value="4.24720303226906">
            <text:p>4.2472030323</text:p>
          </table:table-cell>
          <table:table-cell office:value-type="float" office:value="1.89886787555259">
            <text:p>1.8988678756</text:p>
          </table:table-cell>
          <table:table-cell office:value-type="float" office:value="1.86187302395192">
            <text:p>1.861873024</text:p>
          </table:table-cell>
          <table:table-cell office:value-type="float" office:value="1.84876084694087">
            <text:p>1.8487608469</text:p>
          </table:table-cell>
          <table:table-cell office:value-type="float" office:value="1.91517872224353">
            <text:p>1.9151787222</text:p>
          </table:table-cell>
          <table:table-cell office:value-type="float" office:value="2.8224974364497">
            <text:p>2.8224974364</text:p>
          </table:table-cell>
          <table:table-cell office:value-type="float" office:value="3.21880081411989">
            <text:p>3.2188008141</text:p>
          </table:table-cell>
          <table:table-cell office:value-type="float" office:value="1.71367375122565">
            <text:p>1.7136737512</text:p>
          </table:table-cell>
          <table:table-cell office:value-type="float" office:value="2.02718838331838">
            <text:p>2.0271883833</text:p>
          </table:table-cell>
          <table:table-cell office:value-type="float" office:value="4.35003140857102">
            <text:p>4.3500314086</text:p>
          </table:table-cell>
          <table:table-cell office:value-type="float" office:value="4.39847436874499">
            <text:p>4.3984743687</text:p>
          </table:table-cell>
          <table:table-cell office:value-type="float" office:value="4.40469455725058">
            <text:p>4.4046945573</text:p>
          </table:table-cell>
          <table:table-cell office:value-type="float" office:value="4.34688332251893">
            <text:p>4.3468833225</text:p>
          </table:table-cell>
          <table:table-cell office:value-type="float" office:value="2.75604219302212">
            <text:p>2.756042193</text:p>
          </table:table-cell>
          <table:table-cell office:value-type="float" office:value="3.77214578511125">
            <text:p>3.7721457851</text:p>
          </table:table-cell>
          <table:table-cell office:value-type="float" office:value="3.66789190547274">
            <text:p>3.6678919055</text:p>
          </table:table-cell>
          <table:table-cell office:value-type="float" office:value="2.63945934038608">
            <text:p>2.6394593404</text:p>
          </table:table-cell>
          <table:table-cell office:value-type="float" office:value="3.04971874287877">
            <text:p>3.0497187429</text:p>
          </table:table-cell>
          <table:table-cell office:value-type="float" office:value="3.80105613284462">
            <text:p>3.8010561328</text:p>
          </table:table-cell>
          <table:table-cell office:value-type="float" office:value="2.08122199981914">
            <text:p>2.0812219998</text:p>
          </table:table-cell>
          <table:table-cell office:value-type="float" office:value="2.63945934038608">
            <text:p>2.6394593404</text:p>
          </table:table-cell>
          <table:table-cell office:value-type="float" office:value="2.16168493529438">
            <text:p>2.1616849353</text:p>
          </table:table-cell>
          <table:table-cell office:value-type="float" office:value="2.73011467231409">
            <text:p>2.7301146723</text:p>
          </table:table-cell>
          <table:table-cell office:value-type="float" office:value="2.76041888213928">
            <text:p>2.7604188821</text:p>
          </table:table-cell>
          <table:table-cell office:value-type="float" office:value="2.6508769591772">
            <text:p>2.6508769592</text:p>
          </table:table-cell>
          <table:table-cell office:value-type="float" office:value="2.09877877785175">
            <text:p>2.0987787779</text:p>
          </table:table-cell>
          <table:table-cell office:value-type="float" office:value="1.78714184615989">
            <text:p>1.7871418462</text:p>
          </table:table-cell>
          <table:table-cell office:value-type="float" office:value="2.14649727819352">
            <text:p>2.1464972782</text:p>
          </table:table-cell>
          <table:table-cell office:value-type="float" office:value="2.9500118495826">
            <text:p>2.9500118496</text:p>
          </table:table-cell>
          <table:table-cell office:value-type="float" office:value="3.04971874287877">
            <text:p>3.0497187429</text:p>
          </table:table-cell>
          <table:table-cell office:value-type="float" office:value="13.8830152877254">
            <text:p>13.8830152877</text:p>
          </table:table-cell>
          <table:table-cell office:value-type="float" office:value="3.36772669133094">
            <text:p>3.3677266913</text:p>
          </table:table-cell>
          <table:table-cell office:value-type="float" office:value="2.55399286719507">
            <text:p>2.5539928672</text:p>
          </table:table-cell>
          <table:table-cell office:value-type="float" office:value="3.07417202028098">
            <text:p>3.0741720203</text:p>
          </table:table-cell>
          <table:table-cell office:value-type="float" office:value="2.06735342642593">
            <text:p>2.0673534264</text:p>
          </table:table-cell>
          <table:table-cell office:value-type="float" office:value="2.59311150242377">
            <text:p>2.5931115024</text:p>
          </table:table-cell>
          <table:table-cell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16-02-01">
            <text:p>Feb <text:s/>2016</text:p>
          </table:table-cell>
          <table:table-cell office:value-type="float" office:value="2.87484113953225">
            <text:p>2.8748411395</text:p>
          </table:table-cell>
          <table:table-cell office:value-type="float" office:value="3.35779384640724">
            <text:p>3.3577938464</text:p>
          </table:table-cell>
          <table:table-cell office:value-type="float" office:value="2.80499586815195">
            <text:p>2.8049958682</text:p>
          </table:table-cell>
          <table:table-cell office:value-type="float" office:value="3.30899223514166">
            <text:p>3.3089922351</text:p>
          </table:table-cell>
          <table:table-cell office:value-type="float" office:value="2.93882209229289">
            <text:p>2.9388220923</text:p>
          </table:table-cell>
          <table:table-cell office:value-type="float" office:value="2.70002797044848">
            <text:p>2.7000279704</text:p>
          </table:table-cell>
          <table:table-cell office:value-type="float" office:value="5.76692683002934">
            <text:p>5.76692683</text:p>
          </table:table-cell>
          <table:table-cell office:value-type="float" office:value="1.79643761649956">
            <text:p>1.7964376165</text:p>
          </table:table-cell>
          <table:table-cell office:value-type="float" office:value="1.84604132091771">
            <text:p>1.8460413209</text:p>
          </table:table-cell>
          <table:table-cell office:value-type="float" office:value="1.79231010002651">
            <text:p>1.7923101</text:p>
          </table:table-cell>
          <table:table-cell office:value-type="float" office:value="1.8048695247267">
            <text:p>1.8048695247</text:p>
          </table:table-cell>
          <table:table-cell office:value-type="float" office:value="3.14752332392883">
            <text:p>3.1475233239</text:p>
          </table:table-cell>
          <table:table-cell office:value-type="float" office:value="1.93006710500189">
            <text:p>1.930067105</text:p>
          </table:table-cell>
          <table:table-cell office:value-type="float" office:value="2.00884658560388">
            <text:p>2.0088465856</text:p>
          </table:table-cell>
          <table:table-cell office:value-type="float" office:value="4.88685134806586">
            <text:p>4.8868513481</text:p>
          </table:table-cell>
          <table:table-cell office:value-type="float" office:value="4.34381554791707">
            <text:p>4.3438155479</text:p>
          </table:table-cell>
          <table:table-cell office:value-type="float" office:value="4.38719335923123">
            <text:p>4.3871933592</text:p>
          </table:table-cell>
          <table:table-cell office:value-type="float" office:value="4.34935470448242">
            <text:p>4.3493547045</text:p>
          </table:table-cell>
          <table:table-cell office:value-type="float" office:value="4.46027840181169">
            <text:p>4.4602784018</text:p>
          </table:table-cell>
          <table:table-cell office:value-type="float" office:value="2.84467354887239">
            <text:p>2.8446735489</text:p>
          </table:table-cell>
          <table:table-cell office:value-type="float" office:value="4.07322332581718">
            <text:p>4.0732233258</text:p>
          </table:table-cell>
          <table:table-cell office:value-type="float" office:value="2.9488379195331">
            <text:p>2.9488379195</text:p>
          </table:table-cell>
          <table:table-cell office:value-type="float" office:value="2.83950297809019">
            <text:p>2.8395029781</text:p>
          </table:table-cell>
          <table:table-cell office:value-type="float" office:value="3.56597608508963">
            <text:p>3.5659760851</text:p>
          </table:table-cell>
          <table:table-cell office:value-type="float" office:value="3.81221422845269">
            <text:p>3.8122142285</text:p>
          </table:table-cell>
          <table:table-cell office:value-type="float" office:value="1.88090951575866">
            <text:p>1.8809095158</text:p>
          </table:table-cell>
          <table:table-cell office:value-type="float" office:value="2.83950297809019">
            <text:p>2.8395029781</text:p>
          </table:table-cell>
          <table:table-cell office:value-type="float" office:value="2.70557139705235">
            <text:p>2.7055713971</text:p>
          </table:table-cell>
          <table:table-cell office:value-type="float" office:value="2.29121590505844">
            <text:p>2.2912159051</text:p>
          </table:table-cell>
          <table:table-cell office:value-type="float" office:value="2.70530506002993">
            <text:p>2.70530506</text:p>
          </table:table-cell>
          <table:table-cell office:value-type="float" office:value="2.67955364542125">
            <text:p>2.6795536454</text:p>
          </table:table-cell>
          <table:table-cell office:value-type="float" office:value="2.16979899005178">
            <text:p>2.1697989901</text:p>
          </table:table-cell>
          <table:table-cell office:value-type="float" office:value="2.08091668237293">
            <text:p>2.0809166824</text:p>
          </table:table-cell>
          <table:table-cell office:value-type="float" office:value="2.26723341628502">
            <text:p>2.2672334163</text:p>
          </table:table-cell>
          <table:table-cell office:value-type="float" office:value="3.43326611868359">
            <text:p>3.4332661187</text:p>
          </table:table-cell>
          <table:table-cell office:value-type="float" office:value="3.56597608508963">
            <text:p>3.5659760851</text:p>
          </table:table-cell>
          <table:table-cell office:value-type="float" office:value="3.52606148648848">
            <text:p>3.5260614865</text:p>
          </table:table-cell>
          <table:table-cell office:value-type="float" office:value="2.13575194622854">
            <text:p>2.1357519462</text:p>
          </table:table-cell>
          <table:table-cell office:value-type="float" office:value="2.98268728689154">
            <text:p>2.9826872869</text:p>
          </table:table-cell>
          <table:table-cell office:value-type="float" office:value="2.74889672046329">
            <text:p>2.7488967205</text:p>
          </table:table-cell>
          <table:table-cell office:value-type="float" office:value="1.82283622049889">
            <text:p>1.8228362205</text:p>
          </table:table-cell>
          <table:table-cell office:value-type="float" office:value="2.43564436887612">
            <text:p>2.4356443689</text:p>
          </table:table-cell>
          <table:table-cell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16-03-01">
            <text:p>Mar <text:s/>2016</text:p>
          </table:table-cell>
          <table:table-cell office:value-type="float" office:value="2.61995077030428">
            <text:p>2.6199507703</text:p>
          </table:table-cell>
          <table:table-cell office:value-type="float" office:value="2.92240836271311">
            <text:p>2.9224083627</text:p>
          </table:table-cell>
          <table:table-cell office:value-type="float" office:value="3.36524222583391">
            <text:p>3.3652422258</text:p>
          </table:table-cell>
          <table:table-cell office:value-type="float" office:value="3.28948451982109">
            <text:p>3.2894845198</text:p>
          </table:table-cell>
          <table:table-cell office:value-type="float" office:value="3.02892046546154">
            <text:p>3.0289204655</text:p>
          </table:table-cell>
          <table:table-cell office:value-type="float" office:value="2.71068772052694">
            <text:p>2.7106877205</text:p>
          </table:table-cell>
          <table:table-cell office:value-type="float" office:value="1.27598793379079">
            <text:p>1.2759879338</text:p>
          </table:table-cell>
          <table:table-cell office:value-type="float" office:value="1.84174330800378">
            <text:p>1.841743308</text:p>
          </table:table-cell>
          <table:table-cell office:value-type="float" office:value="1.81338843340964">
            <text:p>1.8133884334</text:p>
          </table:table-cell>
          <table:table-cell office:value-type="float" office:value="1.7744340301703">
            <text:p>1.7744340302</text:p>
          </table:table-cell>
          <table:table-cell office:value-type="float" office:value="1.81653684369482">
            <text:p>1.8165368437</text:p>
          </table:table-cell>
          <table:table-cell office:value-type="float" office:value="2.87527941817708">
            <text:p>2.8752794182</text:p>
          </table:table-cell>
          <table:table-cell office:value-type="float" office:value="3.50465227988884">
            <text:p>3.5046522799</text:p>
          </table:table-cell>
          <table:table-cell office:value-type="float" office:value="2.0477484401347">
            <text:p>2.0477484401</text:p>
          </table:table-cell>
          <table:table-cell office:value-type="float" office:value="3.19960339587033">
            <text:p>3.1996033959</text:p>
          </table:table-cell>
          <table:table-cell office:value-type="float" office:value="4.14341620043375">
            <text:p>4.1434162004</text:p>
          </table:table-cell>
          <table:table-cell office:value-type="float" office:value="4.36212444920066">
            <text:p>4.3621244492</text:p>
          </table:table-cell>
          <table:table-cell office:value-type="float" office:value="4.27310868511295">
            <text:p>4.2731086851</text:p>
          </table:table-cell>
          <table:table-cell office:value-type="float" office:value="4.22584363113903">
            <text:p>4.2258436311</text:p>
          </table:table-cell>
          <table:table-cell office:value-type="float" office:value="1.83782134641326">
            <text:p>1.8378213464</text:p>
          </table:table-cell>
          <table:table-cell office:value-type="float" office:value="3.48755918951441">
            <text:p>3.4875591895</text:p>
          </table:table-cell>
          <table:table-cell office:value-type="float" office:value="3.75616669409898">
            <text:p>3.7561666941</text:p>
          </table:table-cell>
          <table:table-cell office:value-type="float" office:value="2.80984713076871">
            <text:p>2.8098471308</text:p>
          </table:table-cell>
          <table:table-cell office:value-type="float" office:value="4.28414602722915">
            <text:p>4.2841460272</text:p>
          </table:table-cell>
          <table:table-cell office:value-type="float" office:value="3.82337232406077">
            <text:p>3.8233723241</text:p>
          </table:table-cell>
          <table:table-cell office:value-type="float" office:value="1.76549669105485">
            <text:p>1.7654966911</text:p>
          </table:table-cell>
          <table:table-cell office:value-type="float" office:value="2.80984713076871">
            <text:p>2.8098471308</text:p>
          </table:table-cell>
          <table:table-cell office:value-type="float" office:value="2.45676891274909">
            <text:p>2.4567689127</text:p>
          </table:table-cell>
          <table:table-cell office:value-type="float" office:value="2.74442658863764">
            <text:p>2.7444265886</text:p>
          </table:table-cell>
          <table:table-cell office:value-type="float" office:value="2.6706813965878">
            <text:p>2.6706813966</text:p>
          </table:table-cell>
          <table:table-cell office:value-type="float" office:value="2.76005277095747">
            <text:p>2.760052771</text:p>
          </table:table-cell>
          <table:table-cell office:value-type="float" office:value="3.09804437639265">
            <text:p>3.0980443764</text:p>
          </table:table-cell>
          <table:table-cell office:value-type="float" office:value="1.6384651497282">
            <text:p>1.6384651497</text:p>
          </table:table-cell>
          <table:table-cell office:value-type="float" office:value="2.28386180388923">
            <text:p>2.2838618039</text:p>
          </table:table-cell>
          <table:table-cell office:value-type="float" office:value="3.50333874519697">
            <text:p>3.5033387452</text:p>
          </table:table-cell>
          <table:table-cell office:value-type="float" office:value="4.28414602722915">
            <text:p>4.2841460272</text:p>
          </table:table-cell>
          <table:table-cell office:value-type="float" office:value="3.46127153342144">
            <text:p>3.4612715334</text:p>
          </table:table-cell>
          <table:table-cell office:value-type="float" office:value="2.30518152144753">
            <text:p>2.3051815214</text:p>
          </table:table-cell>
          <table:table-cell office:value-type="float" office:value="2.34355204388728">
            <text:p>2.3435520439</text:p>
          </table:table-cell>
          <table:table-cell office:value-type="float" office:value="2.36325676903797">
            <text:p>2.363256769</text:p>
          </table:table-cell>
          <table:table-cell office:value-type="float" office:value="1.80713172330303">
            <text:p>1.8071317233</text:p>
          </table:table-cell>
          <table:table-cell office:value-type="float" office:value="2.34216397398404">
            <text:p>2.342163974</text:p>
          </table:table-cell>
          <table:table-cell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16-04-01">
            <text:p>Apr <text:s/>2016</text:p>
          </table:table-cell>
          <table:table-cell office:value-type="float" office:value="3.26393465956043">
            <text:p>3.2639346596</text:p>
          </table:table-cell>
          <table:table-cell office:value-type="float" office:value="2.81495151992903">
            <text:p>2.8149515199</text:p>
          </table:table-cell>
          <table:table-cell office:value-type="float" office:value="2.93593825559014">
            <text:p>2.9359382556</text:p>
          </table:table-cell>
          <table:table-cell office:value-type="float" office:value="2.90997078540263">
            <text:p>2.9099707854</text:p>
          </table:table-cell>
          <table:table-cell office:value-type="float" office:value="2.91880023158875">
            <text:p>2.9188002316</text:p>
          </table:table-cell>
          <table:table-cell office:value-type="float" office:value="2.85459434658608">
            <text:p>2.8545943466</text:p>
          </table:table-cell>
          <table:table-cell office:value-type="float" office:value="2.47729341202035">
            <text:p>2.477293412</text:p>
          </table:table-cell>
          <table:table-cell office:value-type="float" office:value="2.0456189197728">
            <text:p>2.0456189198</text:p>
          </table:table-cell>
          <table:table-cell office:value-type="float" office:value="1.84802028379699">
            <text:p>1.8480202838</text:p>
          </table:table-cell>
          <table:table-cell office:value-type="float" office:value="2.0256398539392">
            <text:p>2.0256398539</text:p>
          </table:table-cell>
          <table:table-cell office:value-type="float" office:value="1.90775406471836">
            <text:p>1.9077540647</text:p>
          </table:table-cell>
          <table:table-cell office:value-type="float" office:value="2.71971147203323">
            <text:p>2.719711472</text:p>
          </table:table-cell>
          <table:table-cell office:value-type="float" office:value="5.21015262187166">
            <text:p>5.2101526219</text:p>
          </table:table-cell>
          <table:table-cell office:value-type="float" office:value="2.07822824368463">
            <text:p>2.0782282437</text:p>
          </table:table-cell>
          <table:table-cell office:value-type="float" office:value="3.15046025163163">
            <text:p>3.1504602516</text:p>
          </table:table-cell>
          <table:table-cell office:value-type="float" office:value="4.08772208897436">
            <text:p>4.087722089</text:p>
          </table:table-cell>
          <table:table-cell office:value-type="float" office:value="4.14903871394081">
            <text:p>4.1490387139</text:p>
          </table:table-cell>
          <table:table-cell office:value-type="float" office:value="4.08126386218331">
            <text:p>4.0812638622</text:p>
          </table:table-cell>
          <table:table-cell office:value-type="float" office:value="4.05256575716359">
            <text:p>4.0525657572</text:p>
          </table:table-cell>
          <table:table-cell office:value-type="float" office:value="2.57877948132156">
            <text:p>2.5787794813</text:p>
          </table:table-cell>
          <table:table-cell office:value-type="float" office:value="4.62637674176203">
            <text:p>4.6263767418</text:p>
          </table:table-cell>
          <table:table-cell office:value-type="float" office:value="3.63526917464825">
            <text:p>3.6352691746</text:p>
          </table:table-cell>
          <table:table-cell office:value-type="float" office:value="3.3163545274072">
            <text:p>3.3163545274</text:p>
          </table:table-cell>
          <table:table-cell office:value-type="float" office:value="4.40539735614813">
            <text:p>4.4053973561</text:p>
          </table:table-cell>
          <table:table-cell office:value-type="float" office:value="3.83453041966884">
            <text:p>3.8345304197</text:p>
          </table:table-cell>
          <table:table-cell office:value-type="float" office:value="1.82317087118984">
            <text:p>1.8231708712</text:p>
          </table:table-cell>
          <table:table-cell office:value-type="float" office:value="3.3163545274072">
            <text:p>3.3163545274</text:p>
          </table:table-cell>
          <table:table-cell office:value-type="float" office:value="2.7961074566479">
            <text:p>2.7961074566</text:p>
          </table:table-cell>
          <table:table-cell office:value-type="float" office:value="3.67629136259348">
            <text:p>3.6762913626</text:p>
          </table:table-cell>
          <table:table-cell office:value-type="float" office:value="3.08545889471476">
            <text:p>3.0854588947</text:p>
          </table:table-cell>
          <table:table-cell office:value-type="float" office:value="2.64853232445284">
            <text:p>2.6485323245</text:p>
          </table:table-cell>
          <table:table-cell office:value-type="float" office:value="2.6910244922643">
            <text:p>2.6910244923</text:p>
          </table:table-cell>
          <table:table-cell office:value-type="float" office:value="2.6167438788117">
            <text:p>2.6167438788</text:p>
          </table:table-cell>
          <table:table-cell office:value-type="float" office:value="2.33737263351934">
            <text:p>2.3373726335</text:p>
          </table:table-cell>
          <table:table-cell office:value-type="float" office:value="3.24376792077179">
            <text:p>3.2437679208</text:p>
          </table:table-cell>
          <table:table-cell office:value-type="float" office:value="4.40539735614813">
            <text:p>4.4053973561</text:p>
          </table:table-cell>
          <table:table-cell office:value-type="float" office:value="3.19388761608394">
            <text:p>3.1938876161</text:p>
          </table:table-cell>
          <table:table-cell office:value-type="float" office:value="2.0783958519494">
            <text:p>2.0783958519</text:p>
          </table:table-cell>
          <table:table-cell office:value-type="float" office:value="2.41344696005178">
            <text:p>2.4134469601</text:p>
          </table:table-cell>
          <table:table-cell office:value-type="float" office:value="3.15301306420456">
            <text:p>3.1530130642</text:p>
          </table:table-cell>
          <table:table-cell office:value-type="float" office:value="2.07364371294726">
            <text:p>2.0736437129</text:p>
          </table:table-cell>
          <table:table-cell office:value-type="float" office:value="2.34781421304239">
            <text:p>2.347814213</text:p>
          </table:table-cell>
          <table:table-cell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16-05-01">
            <text:p>May <text:s/>2016</text:p>
          </table:table-cell>
          <table:table-cell office:value-type="float" office:value="2.72586785110537">
            <text:p>2.7258678511</text:p>
          </table:table-cell>
          <table:table-cell office:value-type="float" office:value="2.75659133807215">
            <text:p>2.7565913381</text:p>
          </table:table-cell>
          <table:table-cell office:value-type="float" office:value="2.84147267608116">
            <text:p>2.8414726761</text:p>
          </table:table-cell>
          <table:table-cell office:value-type="float" office:value="2.81863920912903">
            <text:p>2.8186392091</text:p>
          </table:table-cell>
          <table:table-cell office:value-type="float" office:value="2.72859255489937">
            <text:p>2.7285925549</text:p>
          </table:table-cell>
          <table:table-cell office:value-type="float" office:value="2.8599242216253">
            <text:p>2.8599242216</text:p>
          </table:table-cell>
          <table:table-cell office:value-type="float" office:value="2.69336298598763">
            <text:p>2.693362986</text:p>
          </table:table-cell>
          <table:table-cell office:value-type="float" office:value="2.20123412102644">
            <text:p>2.201234121</text:p>
          </table:table-cell>
          <table:table-cell office:value-type="float" office:value="2.03899020164722">
            <text:p>2.0389902016</text:p>
          </table:table-cell>
          <table:table-cell office:value-type="float" office:value="2.22321746813947">
            <text:p>2.2232174681</text:p>
          </table:table-cell>
          <table:table-cell office:value-type="float" office:value="2.10185582573356">
            <text:p>2.1018558257</text:p>
          </table:table-cell>
          <table:table-cell office:value-type="float" office:value="2.69748747972696">
            <text:p>2.6974874797</text:p>
          </table:table-cell>
          <table:table-cell office:value-type="float" office:value="4.42105844955989">
            <text:p>4.4210584496</text:p>
          </table:table-cell>
          <table:table-cell office:value-type="float" office:value="1.93986597756983">
            <text:p>1.9398659776</text:p>
          </table:table-cell>
          <table:table-cell office:value-type="float" office:value="2.24131208321559">
            <text:p>2.2413120832</text:p>
          </table:table-cell>
          <table:table-cell office:value-type="float" office:value="4.05042692505067">
            <text:p>4.0504269251</text:p>
          </table:table-cell>
          <table:table-cell office:value-type="float" office:value="4.07132509284604">
            <text:p>4.0713250928</text:p>
          </table:table-cell>
          <table:table-cell office:value-type="float" office:value="3.99026054874233">
            <text:p>3.9902605487</text:p>
          </table:table-cell>
          <table:table-cell office:value-type="float" office:value="4.1188190619189">
            <text:p>4.1188190619</text:p>
          </table:table-cell>
          <table:table-cell office:value-type="float" office:value="2.67450134563986">
            <text:p>2.6745013456</text:p>
          </table:table-cell>
          <table:table-cell office:value-type="float" office:value="5.30085639672375">
            <text:p>5.3008563967</text:p>
          </table:table-cell>
          <table:table-cell office:value-type="float" office:value="3.18719016431198">
            <text:p>3.1871901643</text:p>
          </table:table-cell>
          <table:table-cell office:value-type="float" office:value="3.18868754295217">
            <text:p>3.188687543</text:p>
          </table:table-cell>
          <table:table-cell office:value-type="float" office:value="4.44009194443203">
            <text:p>4.4400919444</text:p>
          </table:table-cell>
          <table:table-cell office:value-type="float" office:value="3.84568851527692">
            <text:p>3.8456885153</text:p>
          </table:table-cell>
          <table:table-cell office:value-type="float" office:value="1.80673244056269">
            <text:p>1.8067324406</text:p>
          </table:table-cell>
          <table:table-cell office:value-type="float" office:value="3.18868754295217">
            <text:p>3.188687543</text:p>
          </table:table-cell>
          <table:table-cell office:value-type="float" office:value="3.3301361874247">
            <text:p>3.3301361874</text:p>
          </table:table-cell>
          <table:table-cell office:value-type="float" office:value="2.6537844519218">
            <text:p>2.6537844519</text:p>
          </table:table-cell>
          <table:table-cell office:value-type="float" office:value="2.81413522798665">
            <text:p>2.814135228</text:p>
          </table:table-cell>
          <table:table-cell office:value-type="float" office:value="2.66686857037409">
            <text:p>2.6668685704</text:p>
          </table:table-cell>
          <table:table-cell office:value-type="float" office:value="2.96869346511306">
            <text:p>2.9686934651</text:p>
          </table:table-cell>
          <table:table-cell office:value-type="float" office:value="1.75964710739779">
            <text:p>1.7596471074</text:p>
          </table:table-cell>
          <table:table-cell office:value-type="float" office:value="2.39798193599629">
            <text:p>2.397981936</text:p>
          </table:table-cell>
          <table:table-cell office:value-type="float" office:value="3.36104577463368">
            <text:p>3.3610457746</text:p>
          </table:table-cell>
          <table:table-cell office:value-type="float" office:value="4.44009194443203">
            <text:p>4.4400919444</text:p>
          </table:table-cell>
          <table:table-cell office:value-type="float" office:value="3.48997036705003">
            <text:p>3.4899703671</text:p>
          </table:table-cell>
          <table:table-cell office:value-type="float" office:value="2.05656514880411">
            <text:p>2.0565651488</text:p>
          </table:table-cell>
          <table:table-cell office:value-type="float" office:value="3.40936550708327">
            <text:p>3.4093655071</text:p>
          </table:table-cell>
          <table:table-cell office:value-type="float" office:value="2.95313738855607">
            <text:p>2.9531373886</text:p>
          </table:table-cell>
          <table:table-cell office:value-type="float" office:value="2.25781613494874">
            <text:p>2.2578161349</text:p>
          </table:table-cell>
          <table:table-cell office:value-type="float" office:value="2.42875166887301">
            <text:p>2.4287516689</text:p>
          </table:table-cell>
          <table:table-cell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16-06-01">
            <text:p>Jun <text:s/>2016</text:p>
          </table:table-cell>
          <table:table-cell office:value-type="float" office:value="3.52420155101461">
            <text:p>3.524201551</text:p>
          </table:table-cell>
          <table:table-cell office:value-type="float" office:value="2.57965808831561">
            <text:p>2.5796580883</text:p>
          </table:table-cell>
          <table:table-cell office:value-type="float" office:value="2.77132496852498">
            <text:p>2.7713249685</text:p>
          </table:table-cell>
          <table:table-cell office:value-type="float" office:value="2.75922934883455">
            <text:p>2.7592293488</text:p>
          </table:table-cell>
          <table:table-cell office:value-type="float" office:value="2.64850511208279">
            <text:p>2.6485051121</text:p>
          </table:table-cell>
          <table:table-cell office:value-type="float" office:value="2.71601759556616">
            <text:p>2.7160175956</text:p>
          </table:table-cell>
          <table:table-cell office:value-type="float" office:value="2.08340581545799">
            <text:p>2.0834058155</text:p>
          </table:table-cell>
          <table:table-cell office:value-type="float" office:value="1.97963019519056">
            <text:p>1.9796301952</text:p>
          </table:table-cell>
          <table:table-cell office:value-type="float" office:value="2.19631775054974">
            <text:p>2.1963177505</text:p>
          </table:table-cell>
          <table:table-cell office:value-type="float" office:value="2.12631035260315">
            <text:p>2.1263103526</text:p>
          </table:table-cell>
          <table:table-cell office:value-type="float" office:value="2.00851727398855">
            <text:p>2.008517274</text:p>
          </table:table-cell>
          <table:table-cell office:value-type="float" office:value="2.72526747010979">
            <text:p>2.7252674701</text:p>
          </table:table-cell>
          <table:table-cell office:value-type="float" office:value="1.17099934716165">
            <text:p>1.1709993472</text:p>
          </table:table-cell>
          <table:table-cell office:value-type="float" office:value="1.99039828345524">
            <text:p>1.9903982835</text:p>
          </table:table-cell>
          <table:table-cell office:value-type="float" office:value="3.27448818709122">
            <text:p>3.2744881871</text:p>
          </table:table-cell>
          <table:table-cell office:value-type="float" office:value="4.28662962990074">
            <text:p>4.2866296299</text:p>
          </table:table-cell>
          <table:table-cell office:value-type="float" office:value="4.07132509284604">
            <text:p>4.0713250928</text:p>
          </table:table-cell>
          <table:table-cell office:value-type="float" office:value="4.20916041080307">
            <text:p>4.2091604108</text:p>
          </table:table-cell>
          <table:table-cell office:value-type="float" office:value="4.14430110220941">
            <text:p>4.1443011022</text:p>
          </table:table-cell>
          <table:table-cell office:value-type="float" office:value="4.15287236122246">
            <text:p>4.1528723612</text:p>
          </table:table-cell>
          <table:table-cell office:value-type="float" office:value="4.82167664883966">
            <text:p>4.8216766488</text:p>
          </table:table-cell>
          <table:table-cell office:value-type="float" office:value="3.40139127279273">
            <text:p>3.4013912728</text:p>
          </table:table-cell>
          <table:table-cell office:value-type="float" office:value="3.30771240650143">
            <text:p>3.3077124065</text:p>
          </table:table-cell>
          <table:table-cell office:value-type="float" office:value="4.05361925360644">
            <text:p>4.0536192536</text:p>
          </table:table-cell>
          <table:table-cell office:value-type="float" office:value="3.85684661088499">
            <text:p>3.8568466109</text:p>
          </table:table-cell>
          <table:table-cell office:value-type="float" office:value="1.85398487056151">
            <text:p>1.8539848706</text:p>
          </table:table-cell>
          <table:table-cell office:value-type="float" office:value="3.30771240650143">
            <text:p>3.3077124065</text:p>
          </table:table-cell>
          <table:table-cell office:value-type="float" office:value="4.03468705002231">
            <text:p>4.03468705</text:p>
          </table:table-cell>
          <table:table-cell office:value-type="float" office:value="2.27054313703553">
            <text:p>2.270543137</text:p>
          </table:table-cell>
          <table:table-cell office:value-type="float" office:value="2.43547672016702">
            <text:p>2.4354767202</text:p>
          </table:table-cell>
          <table:table-cell office:value-type="float" office:value="2.66344179654618">
            <text:p>2.6634417965</text:p>
          </table:table-cell>
          <table:table-cell office:value-type="float" office:value="2.26217896142471">
            <text:p>2.2621789614</text:p>
          </table:table-cell>
          <table:table-cell office:value-type="float" office:value="1.70098387582747">
            <text:p>1.7009838758</text:p>
          </table:table-cell>
          <table:table-cell office:value-type="float" office:value="2.50586821408913">
            <text:p>2.5058682141</text:p>
          </table:table-cell>
          <table:table-cell office:value-type="float" office:value="3.0182664911273">
            <text:p>3.0182664911</text:p>
          </table:table-cell>
          <table:table-cell office:value-type="float" office:value="4.05361925360644">
            <text:p>4.0536192536</text:p>
          </table:table-cell>
          <table:table-cell office:value-type="float" office:value="3.49704617663777">
            <text:p>3.4970461766</text:p>
          </table:table-cell>
          <table:table-cell office:value-type="float" office:value="2.2538187708288">
            <text:p>2.2538187708</text:p>
          </table:table-cell>
          <table:table-cell office:value-type="float" office:value="2.31742545863829">
            <text:p>2.3174254586</text:p>
          </table:table-cell>
          <table:table-cell office:value-type="float" office:value="3.6830954968501">
            <text:p>3.6830954969</text:p>
          </table:table-cell>
          <table:table-cell office:value-type="float" office:value="2.02175592218213">
            <text:p>2.0217559222</text:p>
          </table:table-cell>
          <table:table-cell office:value-type="float" office:value="2.35278405682146">
            <text:p>2.3527840568</text:p>
          </table:table-cell>
          <table:table-cell office:value-type="float" office:value="6.0185089180443">
            <text:p>6.018508918</text:p>
          </table:table-cell>
        </table:table-row>
        <table:table-row table:style-name="ro2">
          <table:table-cell office:value-type="date" office:date-value="2016-07-01">
            <text:p>Jul <text:s/>2016</text:p>
          </table:table-cell>
          <table:table-cell office:value-type="float" office:value="2.08748768878125">
            <text:p>2.0874876888</text:p>
          </table:table-cell>
          <table:table-cell office:value-type="float" office:value="2.36567075484041">
            <text:p>2.3656707548</text:p>
          </table:table-cell>
          <table:table-cell office:value-type="float" office:value="2.51224610195085">
            <text:p>2.512246102</text:p>
          </table:table-cell>
          <table:table-cell office:value-type="float" office:value="2.44887933237086">
            <text:p>2.4488793324</text:p>
          </table:table-cell>
          <table:table-cell office:value-type="float" office:value="2.33816627116854">
            <text:p>2.3381662712</text:p>
          </table:table-cell>
          <table:table-cell office:value-type="float" office:value="2.68936822037003">
            <text:p>2.6893682204</text:p>
          </table:table-cell>
          <table:table-cell office:value-type="float" office:value="1.79290079017184">
            <text:p>1.7929007902</text:p>
          </table:table-cell>
          <table:table-cell office:value-type="float" office:value="2.07713592255834">
            <text:p>2.0771359226</text:p>
          </table:table-cell>
          <table:table-cell office:value-type="float" office:value="1.96675805655361">
            <text:p>1.9667580566</text:p>
          </table:table-cell>
          <table:table-cell office:value-type="float" office:value="1.99929617204584">
            <text:p>1.999296172</text:p>
          </table:table-cell>
          <table:table-cell office:value-type="float" office:value="1.99791062038116">
            <text:p>1.9979106204</text:p>
          </table:table-cell>
          <table:table-cell office:value-type="float" office:value="2.52386253983427">
            <text:p>2.5238625398</text:p>
          </table:table-cell>
          <table:table-cell office:value-type="float" office:value="3.93463053512113">
            <text:p>3.9346305351</text:p>
          </table:table-cell>
          <table:table-cell office:value-type="float" office:value="1.89935992285217">
            <text:p>1.8993599229</text:p>
          </table:table-cell>
          <table:table-cell office:value-type="float" office:value="2.47532705578085">
            <text:p>2.4753270558</text:p>
          </table:table-cell>
          <table:table-cell office:value-type="float" office:value="4.06410181848936">
            <text:p>4.0641018185</text:p>
          </table:table-cell>
          <table:table-cell office:value-type="float" office:value="4.31073318363799">
            <text:p>4.3107331836</text:p>
          </table:table-cell>
          <table:table-cell office:value-type="float" office:value="4.21186591471618">
            <text:p>4.2118659147</text:p>
          </table:table-cell>
          <table:table-cell office:value-type="float" office:value="4.14302700019489">
            <text:p>4.1430270002</text:p>
          </table:table-cell>
          <table:table-cell office:value-type="float" office:value="1.71373744822287">
            <text:p>1.7137374482</text:p>
          </table:table-cell>
          <table:table-cell office:value-type="float" office:value="3.53184915637881">
            <text:p>3.5318491564</text:p>
          </table:table-cell>
          <table:table-cell office:value-type="float" office:value="2.58412094665939">
            <text:p>2.5841209467</text:p>
          </table:table-cell>
          <table:table-cell office:value-type="float" office:value="2.93151017326666">
            <text:p>2.9315101733</text:p>
          </table:table-cell>
          <table:table-cell office:value-type="float" office:value="4.57210680586522">
            <text:p>4.5721068059</text:p>
          </table:table-cell>
          <table:table-cell office:value-type="float" office:value="3.86800470649306">
            <text:p>3.8680047065</text:p>
          </table:table-cell>
          <table:table-cell office:value-type="float" office:value="1.93172897776285">
            <text:p>1.9317289778</text:p>
          </table:table-cell>
          <table:table-cell office:value-type="float" office:value="2.93151017326666">
            <text:p>2.9315101733</text:p>
          </table:table-cell>
          <table:table-cell office:value-type="float" office:value="2.957774244739">
            <text:p>2.9577742447</text:p>
          </table:table-cell>
          <table:table-cell office:value-type="float" office:value="3.02055116090674">
            <text:p>3.0205511609</text:p>
          </table:table-cell>
          <table:table-cell office:value-type="float" office:value="2.68010868117412">
            <text:p>2.6801086812</text:p>
          </table:table-cell>
          <table:table-cell office:value-type="float" office:value="2.65105731569446">
            <text:p>2.6510573157</text:p>
          </table:table-cell>
          <table:table-cell office:value-type="float" office:value="1.58545757099305">
            <text:p>1.585457571</text:p>
          </table:table-cell>
          <table:table-cell office:value-type="float" office:value="2.13820387885883">
            <text:p>2.1382038789</text:p>
          </table:table-cell>
          <table:table-cell office:value-type="float" office:value="2.53262840580381">
            <text:p>2.5326284058</text:p>
          </table:table-cell>
          <table:table-cell office:value-type="float" office:value="3.58672543809863">
            <text:p>3.5867254381</text:p>
          </table:table-cell>
          <table:table-cell office:value-type="float" office:value="4.57210680586522">
            <text:p>4.5721068059</text:p>
          </table:table-cell>
          <table:table-cell office:value-type="float" office:value="3.4352734394451">
            <text:p>3.4352734394</text:p>
          </table:table-cell>
          <table:table-cell office:value-type="float" office:value="2.41696863101795">
            <text:p>2.416968631</text:p>
          </table:table-cell>
          <table:table-cell office:value-type="float" office:value="2.07766573419899">
            <text:p>2.0776657342</text:p>
          </table:table-cell>
          <table:table-cell office:value-type="float" office:value="3.75341345612521">
            <text:p>3.7534134561</text:p>
          </table:table-cell>
          <table:table-cell office:value-type="float" office:value="2.0919675910746">
            <text:p>2.0919675911</text:p>
          </table:table-cell>
          <table:table-cell office:value-type="float" office:value="2.5179426152653">
            <text:p>2.5179426153</text:p>
          </table:table-cell>
          <table:table-cell office:value-type="float" office:value="3.70645953401037">
            <text:p>3.706459534</text:p>
          </table:table-cell>
        </table:table-row>
        <table:table-row table:style-name="ro2">
          <table:table-cell office:value-type="date" office:date-value="2016-08-01">
            <text:p>Aug <text:s/>2016</text:p>
          </table:table-cell>
          <table:table-cell office:value-type="float" office:value="3.67396357694814">
            <text:p>3.6739635769</text:p>
          </table:table-cell>
          <table:table-cell office:value-type="float" office:value="2.33788019205142">
            <text:p>2.3378801921</text:p>
          </table:table-cell>
          <table:table-cell office:value-type="float" office:value="2.34576220935087">
            <text:p>2.3457622094</text:p>
          </table:table-cell>
          <table:table-cell office:value-type="float" office:value="2.36020789909552">
            <text:p>2.3602078991</text:p>
          </table:table-cell>
          <table:table-cell office:value-type="float" office:value="2.33816627116854">
            <text:p>2.3381662712</text:p>
          </table:table-cell>
          <table:table-cell office:value-type="float" office:value="2.62007984486007">
            <text:p>2.6200798449</text:p>
          </table:table-cell>
          <table:table-cell office:value-type="float" office:value="2.80604998867869">
            <text:p>2.8060499887</text:p>
          </table:table-cell>
          <table:table-cell office:value-type="float" office:value="2.01705663599839">
            <text:p>2.017056636</text:p>
          </table:table-cell>
          <table:table-cell office:value-type="float" office:value="2.10330649522372">
            <text:p>2.1033064952</text:p>
          </table:table-cell>
          <table:table-cell office:value-type="float" office:value="2.02752154550302">
            <text:p>2.0275215455</text:p>
          </table:table-cell>
          <table:table-cell office:value-type="float" office:value="2.02973058120332">
            <text:p>2.0297305812</text:p>
          </table:table-cell>
          <table:table-cell office:value-type="float" office:value="2.92806139990446">
            <text:p>2.9280613999</text:p>
          </table:table-cell>
          <table:table-cell office:value-type="float" office:value="2.45132566022762">
            <text:p>2.4513256602</text:p>
          </table:table-cell>
          <table:table-cell office:value-type="float" office:value="1.75016930547622">
            <text:p>1.7501693055</text:p>
          </table:table-cell>
          <table:table-cell office:value-type="float" office:value="2.11143377344187">
            <text:p>2.1114337734</text:p>
          </table:table-cell>
          <table:table-cell office:value-type="float" office:value="4.00741316932534">
            <text:p>4.0074131693</text:p>
          </table:table-cell>
          <table:table-cell office:value-type="float" office:value="4.06204959613473">
            <text:p>4.0620495961</text:p>
          </table:table-cell>
          <table:table-cell office:value-type="float" office:value="3.95656472727905">
            <text:p>3.9565647273</text:p>
          </table:table-cell>
          <table:table-cell office:value-type="float" office:value="4.10684250298237">
            <text:p>4.106842503</text:p>
          </table:table-cell>
          <table:table-cell office:value-type="float" office:value="2.57168897285354">
            <text:p>2.5716889729</text:p>
          </table:table-cell>
          <table:table-cell office:value-type="float" office:value="2.50022274734027">
            <text:p>2.5002227473</text:p>
          </table:table-cell>
          <table:table-cell office:value-type="float" office:value="2.60221173375297">
            <text:p>2.6022117338</text:p>
          </table:table-cell>
          <table:table-cell office:value-type="float" office:value="2.62834399714998">
            <text:p>2.6283439971</text:p>
          </table:table-cell>
          <table:table-cell office:value-type="float" office:value="2.33573598999005">
            <text:p>2.33573599</text:p>
          </table:table-cell>
          <table:table-cell office:value-type="float" office:value="3.87916280210114">
            <text:p>3.8791628021</text:p>
          </table:table-cell>
          <table:table-cell office:value-type="float" office:value="1.88877417668616">
            <text:p>1.8887741767</text:p>
          </table:table-cell>
          <table:table-cell office:value-type="float" office:value="2.62834399714998">
            <text:p>2.6283439971</text:p>
          </table:table-cell>
          <table:table-cell office:value-type="float" office:value="2.60567603107581">
            <text:p>2.6056760311</text:p>
          </table:table-cell>
          <table:table-cell office:value-type="float" office:value="3.09834437718988">
            <text:p>3.0983443772</text:p>
          </table:table-cell>
          <table:table-cell office:value-type="float" office:value="2.55055327074803">
            <text:p>2.5505532707</text:p>
          </table:table-cell>
          <table:table-cell office:value-type="float" office:value="2.65526563443048">
            <text:p>2.6552656344</text:p>
          </table:table-cell>
          <table:table-cell office:value-type="float" office:value="1.44809181477428">
            <text:p>1.4480918148</text:p>
          </table:table-cell>
          <table:table-cell office:value-type="float" office:value="1.38698824732056">
            <text:p>1.3869882473</text:p>
          </table:table-cell>
          <table:table-cell office:value-type="float" office:value="2.27484301739203">
            <text:p>2.2748430174</text:p>
          </table:table-cell>
          <table:table-cell office:value-type="float" office:value="1.78477260156904">
            <text:p>1.7847726016</text:p>
          </table:table-cell>
          <table:table-cell office:value-type="float" office:value="2.33573598999005">
            <text:p>2.33573599</text:p>
          </table:table-cell>
          <table:table-cell office:value-type="float" office:value="2.88350783794844">
            <text:p>2.8835078379</text:p>
          </table:table-cell>
          <table:table-cell office:value-type="float" office:value="1.22545918317221">
            <text:p>1.2254591832</text:p>
          </table:table-cell>
          <table:table-cell office:value-type="float" office:value="2.11504943334948">
            <text:p>2.1150494333</text:p>
          </table:table-cell>
          <table:table-cell office:value-type="float" office:value="1.78595488062256">
            <text:p>1.7859548806</text:p>
          </table:table-cell>
          <table:table-cell office:value-type="float" office:value="1.43317796189592">
            <text:p>1.4331779619</text:p>
          </table:table-cell>
          <table:table-cell office:value-type="float" office:value="2.32408912547801">
            <text:p>2.3240891255</text:p>
          </table:table-cell>
          <table:table-cell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16-09-01">
            <text:p>Sep <text:s/>2016</text:p>
          </table:table-cell>
          <table:table-cell office:value-type="float" office:value="3.79816883873946">
            <text:p>3.7981688387</text:p>
          </table:table-cell>
          <table:table-cell office:value-type="float" office:value="2.43144175344101">
            <text:p>2.4314417534</text:p>
          </table:table-cell>
          <table:table-cell office:value-type="float" office:value="2.33640918167671">
            <text:p>2.3364091817</text:p>
          </table:table-cell>
          <table:table-cell office:value-type="float" office:value="2.36907504242305">
            <text:p>2.3690750424</text:p>
          </table:table-cell>
          <table:table-cell office:value-type="float" office:value="2.40824278363305">
            <text:p>2.4082427836</text:p>
          </table:table-cell>
          <table:table-cell office:value-type="float" office:value="2.63873440749737">
            <text:p>2.6387344075</text:p>
          </table:table-cell>
          <table:table-cell office:value-type="float" office:value="3.57728397039922">
            <text:p>3.5772839704</text:p>
          </table:table-cell>
          <table:table-cell office:value-type="float" office:value="1.99046416489809">
            <text:p>1.9904641649</text:p>
          </table:table-cell>
          <table:table-cell office:value-type="float" office:value="1.99842146262204">
            <text:p>1.9984214626</text:p>
          </table:table-cell>
          <table:table-cell office:value-type="float" office:value="1.98800602266296">
            <text:p>1.9880060227</text:p>
          </table:table-cell>
          <table:table-cell office:value-type="float" office:value="2.03503390800702">
            <text:p>2.035033908</text:p>
          </table:table-cell>
          <table:table-cell office:value-type="float" office:value="3.15585732104367">
            <text:p>3.155857321</text:p>
          </table:table-cell>
          <table:table-cell office:value-type="float" office:value="2.74078029573316">
            <text:p>2.7407802957</text:p>
          </table:table-cell>
          <table:table-cell office:value-type="float" office:value="1.80992576243594">
            <text:p>1.8099257624</text:p>
          </table:table-cell>
          <table:table-cell office:value-type="float" office:value="3.36224380180319">
            <text:p>3.3622438018</text:p>
          </table:table-cell>
          <table:table-cell office:value-type="float" office:value="4.09145160536673">
            <text:p>4.0914516054</text:p>
          </table:table-cell>
          <table:table-cell office:value-type="float" office:value="4.02494760928948">
            <text:p>4.0249476093</text:p>
          </table:table-cell>
          <table:table-cell office:value-type="float" office:value="4.01903727218178">
            <text:p>4.0190372722</text:p>
          </table:table-cell>
          <table:table-cell office:value-type="float" office:value="4.10735214378818">
            <text:p>4.1073521438</text:p>
          </table:table-cell>
          <table:table-cell office:value-type="float" office:value="3.33391863316591">
            <text:p>3.3339186332</text:p>
          </table:table-cell>
          <table:table-cell office:value-type="float" office:value="3.23383421976457">
            <text:p>3.2338342198</text:p>
          </table:table-cell>
          <table:table-cell office:value-type="float" office:value="2.07668919719858">
            <text:p>2.0766891972</text:p>
          </table:table-cell>
          <table:table-cell office:value-type="float" office:value="3.2581755536595">
            <text:p>3.2581755537</text:p>
          </table:table-cell>
          <table:table-cell office:value-type="float" office:value="4.61133864205782">
            <text:p>4.6113386421</text:p>
          </table:table-cell>
          <table:table-cell office:value-type="float" office:value="3.89032089770921">
            <text:p>3.8903208977</text:p>
          </table:table-cell>
          <table:table-cell office:value-type="float" office:value="1.98635184136312">
            <text:p>1.9863518414</text:p>
          </table:table-cell>
          <table:table-cell office:value-type="float" office:value="3.2581755536595">
            <text:p>3.2581755537</text:p>
          </table:table-cell>
          <table:table-cell office:value-type="float" office:value="3.09183938608283">
            <text:p>3.0918393861</text:p>
          </table:table-cell>
          <table:table-cell office:value-type="float" office:value="3.23201767565187">
            <text:p>3.2320176757</text:p>
          </table:table-cell>
          <table:table-cell office:value-type="float" office:value="2.28316119884499">
            <text:p>2.2831611988</text:p>
          </table:table-cell>
          <table:table-cell office:value-type="float" office:value="2.68382208299636">
            <text:p>2.683822083</text:p>
          </table:table-cell>
          <table:table-cell office:value-type="float" office:value="2.13023013488897">
            <text:p>2.1302301349</text:p>
          </table:table-cell>
          <table:table-cell office:value-type="float" office:value="2.16510147032015">
            <text:p>2.1651014703</text:p>
          </table:table-cell>
          <table:table-cell office:value-type="float" office:value="3.42365871646924">
            <text:p>3.4236587165</text:p>
          </table:table-cell>
          <table:table-cell office:value-type="float" office:value="3.69869192411085">
            <text:p>3.6986919241</text:p>
          </table:table-cell>
          <table:table-cell office:value-type="float" office:value="4.61133864205782">
            <text:p>4.6113386421</text:p>
          </table:table-cell>
          <table:table-cell office:value-type="float" office:value="2.88704253521303">
            <text:p>2.8870425352</text:p>
          </table:table-cell>
          <table:table-cell office:value-type="float" office:value="2.05409008196824">
            <text:p>2.054090082</text:p>
          </table:table-cell>
          <table:table-cell office:value-type="float" office:value="4.48013546072843">
            <text:p>4.4801354607</text:p>
          </table:table-cell>
          <table:table-cell office:value-type="float" office:value="2.96918722271616">
            <text:p>2.9691872227</text:p>
          </table:table-cell>
          <table:table-cell office:value-type="float" office:value="2.34948267915759">
            <text:p>2.3494826792</text:p>
          </table:table-cell>
          <table:table-cell office:value-type="float" office:value="2.3472521473769">
            <text:p>2.3472521474</text:p>
          </table:table-cell>
          <table:table-cell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16-10-01">
            <text:p>Oct <text:s/>2016</text:p>
          </table:table-cell>
          <table:table-cell office:value-type="float" office:value="3.80795607662516">
            <text:p>3.8079560766</text:p>
          </table:table-cell>
          <table:table-cell office:value-type="float" office:value="2.29712069996091">
            <text:p>2.2971207</text:p>
          </table:table-cell>
          <table:table-cell office:value-type="float" office:value="2.47202808295198">
            <text:p>2.472028083</text:p>
          </table:table-cell>
          <table:table-cell office:value-type="float" office:value="2.49498847767403">
            <text:p>2.4949884777</text:p>
          </table:table-cell>
          <table:table-cell office:value-type="float" office:value="2.32815534081647">
            <text:p>2.3281553408</text:p>
          </table:table-cell>
          <table:table-cell office:value-type="float" office:value="2.67337859525235">
            <text:p>2.6733785953</text:p>
          </table:table-cell>
          <table:table-cell office:value-type="float" office:value="2.17024717533001">
            <text:p>2.1702471753</text:p>
          </table:table-cell>
          <table:table-cell office:value-type="float" office:value="2.10865292534389">
            <text:p>2.1086529253</text:p>
          </table:table-cell>
          <table:table-cell office:value-type="float" office:value="1.98951612966529">
            <text:p>1.9895161297</text:p>
          </table:table-cell>
          <table:table-cell office:value-type="float" office:value="2.08303144663547">
            <text:p>2.0830314466</text:p>
          </table:table-cell>
          <table:table-cell office:value-type="float" office:value="2.06579320346844">
            <text:p>2.0657932035</text:p>
          </table:table-cell>
          <table:table-cell office:value-type="float" office:value="3.34337225612778">
            <text:p>3.3433722561</text:p>
          </table:table-cell>
          <table:table-cell office:value-type="float" office:value="4.12439747458119">
            <text:p>4.1243974746</text:p>
          </table:table-cell>
          <table:table-cell office:value-type="float" office:value="1.90136517308572">
            <text:p>1.9013651731</text:p>
          </table:table-cell>
          <table:table-cell office:value-type="float" office:value="3.54360540554127">
            <text:p>3.5436054055</text:p>
          </table:table-cell>
          <table:table-cell office:value-type="float" office:value="3.98379289884033">
            <text:p>3.9837928988</text:p>
          </table:table-cell>
          <table:table-cell office:value-type="float" office:value="4.11594775270046">
            <text:p>4.1159477527</text:p>
          </table:table-cell>
          <table:table-cell office:value-type="float" office:value="4.00600166241861">
            <text:p>4.0060016624</text:p>
          </table:table-cell>
          <table:table-cell office:value-type="float" office:value="4.03421868815442">
            <text:p>4.0342186882</text:p>
          </table:table-cell>
          <table:table-cell office:value-type="float" office:value="2.29870439683469">
            <text:p>2.2987043968</text:p>
          </table:table-cell>
          <table:table-cell office:value-type="float" office:value="3.29909124541054">
            <text:p>3.2990912454</text:p>
          </table:table-cell>
          <table:table-cell office:value-type="float" office:value="3.06600896894104">
            <text:p>3.0660089689</text:p>
          </table:table-cell>
          <table:table-cell office:value-type="float" office:value="3.35990166597647">
            <text:p>3.359901666</text:p>
          </table:table-cell>
          <table:table-cell office:value-type="float" office:value="4.62950349870943">
            <text:p>4.6295034987</text:p>
          </table:table-cell>
          <table:table-cell office:value-type="float" office:value="3.90147899331729">
            <text:p>3.9014789933</text:p>
          </table:table-cell>
          <table:table-cell office:value-type="float" office:value="2.04183423074782">
            <text:p>2.0418342307</text:p>
          </table:table-cell>
          <table:table-cell office:value-type="float" office:value="3.35990166597647">
            <text:p>3.359901666</text:p>
          </table:table-cell>
          <table:table-cell office:value-type="float" office:value="2.46844866254644">
            <text:p>2.4684486625</text:p>
          </table:table-cell>
          <table:table-cell office:value-type="float" office:value="4.58360324898981">
            <text:p>4.583603249</text:p>
          </table:table-cell>
          <table:table-cell office:value-type="float" office:value="2.65422795398191">
            <text:p>2.654227954</text:p>
          </table:table-cell>
          <table:table-cell office:value-type="float" office:value="2.65424361416602">
            <text:p>2.6542436142</text:p>
          </table:table-cell>
          <table:table-cell office:value-type="float" office:value="2.06807757871525">
            <text:p>2.0680775787</text:p>
          </table:table-cell>
          <table:table-cell office:value-type="float" office:value="2.03673643642376">
            <text:p>2.0367364364</text:p>
          </table:table-cell>
          <table:table-cell office:value-type="float" office:value="8.01582130491964">
            <text:p>8.0158213049</text:p>
          </table:table-cell>
          <table:table-cell office:value-type="float" office:value="3.20744386816228">
            <text:p>3.2074438682</text:p>
          </table:table-cell>
          <table:table-cell office:value-type="float" office:value="4.62950349870943">
            <text:p>4.6295034987</text:p>
          </table:table-cell>
          <table:table-cell office:value-type="float" office:value="2.79840353278605">
            <text:p>2.7984035328</text:p>
          </table:table-cell>
          <table:table-cell office:value-type="float" office:value="2.24123888567129">
            <text:p>2.2412388857</text:p>
          </table:table-cell>
          <table:table-cell office:value-type="float" office:value="2.73234251505233">
            <text:p>2.7323425151</text:p>
          </table:table-cell>
          <table:table-cell office:value-type="float" office:value="4.00099872015121">
            <text:p>4.0009987202</text:p>
          </table:table-cell>
          <table:table-cell office:value-type="float" office:value="2.99756373210693">
            <text:p>2.9975637321</text:p>
          </table:table-cell>
          <table:table-cell office:value-type="float" office:value="2.39020579718174">
            <text:p>2.3902057972</text:p>
          </table:table-cell>
          <table:table-cell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16-11-01">
            <text:p>Nov <text:s/>2016</text:p>
          </table:table-cell>
          <table:table-cell office:value-type="float" office:value="3.10183292149541">
            <text:p>3.1018329215</text:p>
          </table:table-cell>
          <table:table-cell office:value-type="float" office:value="2.09795499997317">
            <text:p>2.097955</text:p>
          </table:table-cell>
          <table:table-cell office:value-type="float" office:value="2.29432055714301">
            <text:p>2.2943205571</text:p>
          </table:table-cell>
          <table:table-cell office:value-type="float" office:value="2.23606789251004">
            <text:p>2.2360678925</text:p>
          </table:table-cell>
          <table:table-cell office:value-type="float" office:value="2.13794766412709">
            <text:p>2.1379476641</text:p>
          </table:table-cell>
          <table:table-cell office:value-type="float" office:value="2.66804872021312">
            <text:p>2.6680487202</text:p>
          </table:table-cell>
          <table:table-cell office:value-type="float" office:value="1.67711231034249">
            <text:p>1.6771123103</text:p>
          </table:table-cell>
          <table:table-cell office:value-type="float" office:value="2.20911337172282">
            <text:p>2.2091133717</text:p>
          </table:table-cell>
          <table:table-cell office:value-type="float" office:value="2.06471671907782">
            <text:p>2.0647167191</text:p>
          </table:table-cell>
          <table:table-cell office:value-type="float" office:value="2.17053010435273">
            <text:p>2.1705301044</text:p>
          </table:table-cell>
          <table:table-cell office:value-type="float" office:value="2.14534310552385">
            <text:p>2.1453431055</text:p>
          </table:table-cell>
          <table:table-cell office:value-type="float" office:value="3.82813308830819">
            <text:p>3.8281330883</text:p>
          </table:table-cell>
          <table:table-cell office:value-type="float" office:value="3.87097453644149">
            <text:p>3.8709745364</text:p>
          </table:table-cell>
          <table:table-cell office:value-type="float" office:value="2.02208123714529">
            <text:p>2.0220812371</text:p>
          </table:table-cell>
          <table:table-cell office:value-type="float" office:value="3.68986476339455">
            <text:p>3.6898647634</text:p>
          </table:table-cell>
          <table:table-cell office:value-type="float" office:value="3.98230109228339">
            <text:p>3.9823010923</text:p>
          </table:table-cell>
          <table:table-cell office:value-type="float" office:value="3.99411284995188">
            <text:p>3.99411285</text:p>
          </table:table-cell>
          <table:table-cell office:value-type="float" office:value="3.90466824312757">
            <text:p>3.9046682431</text:p>
          </table:table-cell>
          <table:table-cell office:value-type="float" office:value="4.05052719394035">
            <text:p>4.0505271939</text:p>
          </table:table-cell>
          <table:table-cell office:value-type="float" office:value="2.86949032851047">
            <text:p>2.8694903285</text:p>
          </table:table-cell>
          <table:table-cell office:value-type="float" office:value="3.57496119859258">
            <text:p>3.5749611986</text:p>
          </table:table-cell>
          <table:table-cell office:value-type="float" office:value="3.2744978759375">
            <text:p>3.2744978759</text:p>
          </table:table-cell>
          <table:table-cell office:value-type="float" office:value="3.80531299095667">
            <text:p>3.805312991</text:p>
          </table:table-cell>
          <table:table-cell office:value-type="float" office:value="3.69544049817267">
            <text:p>3.6954404982</text:p>
          </table:table-cell>
          <table:table-cell office:value-type="float" office:value="3.91263708892536">
            <text:p>3.9126370889</text:p>
          </table:table-cell>
          <table:table-cell office:value-type="float" office:value="2.1797881191482">
            <text:p>2.1797881191</text:p>
          </table:table-cell>
          <table:table-cell office:value-type="float" office:value="3.80531299095667">
            <text:p>3.805312991</text:p>
          </table:table-cell>
          <table:table-cell office:value-type="float" office:value="3.06552256719379">
            <text:p>3.0655225672</text:p>
          </table:table-cell>
          <table:table-cell office:value-type="float" office:value="4.72869427625214">
            <text:p>4.7286942763</text:p>
          </table:table-cell>
          <table:table-cell office:value-type="float" office:value="2.60074911548104">
            <text:p>2.6007491155</text:p>
          </table:table-cell>
          <table:table-cell office:value-type="float" office:value="2.80971093204255">
            <text:p>2.809710932</text:p>
          </table:table-cell>
          <table:table-cell office:value-type="float" office:value="2.26258957417036">
            <text:p>2.2625895742</text:p>
          </table:table-cell>
          <table:table-cell office:value-type="float" office:value="2.04716487841567">
            <text:p>2.0471648784</text:p>
          </table:table-cell>
          <table:table-cell office:value-type="float" office:value="2.79127841304821">
            <text:p>2.791278413</text:p>
          </table:table-cell>
          <table:table-cell office:value-type="float" office:value="2.67513965167102">
            <text:p>2.6751396517</text:p>
          </table:table-cell>
          <table:table-cell office:value-type="float" office:value="3.69544049817267">
            <text:p>3.6954404982</text:p>
          </table:table-cell>
          <table:table-cell office:value-type="float" office:value="3.1279493675353">
            <text:p>3.1279493675</text:p>
          </table:table-cell>
          <table:table-cell office:value-type="float" office:value="2.65523472416591">
            <text:p>2.6552347242</text:p>
          </table:table-cell>
          <table:table-cell office:value-type="float" office:value="3.77933811620404">
            <text:p>3.7793381162</text:p>
          </table:table-cell>
          <table:table-cell office:value-type="float" office:value="3.0960532272279">
            <text:p>3.0960532272</text:p>
          </table:table-cell>
          <table:table-cell office:value-type="float" office:value="1.93863832059935">
            <text:p>1.9386383206</text:p>
          </table:table-cell>
          <table:table-cell office:value-type="float" office:value="3.08071825843841">
            <text:p>3.0807182584</text:p>
          </table:table-cell>
          <table:table-cell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16-12-01">
            <text:p>Dec <text:s/>2016</text:p>
          </table:table-cell>
          <table:table-cell office:value-type="float" office:value="3.98596594327991">
            <text:p>3.9859659433</text:p>
          </table:table-cell>
          <table:table-cell office:value-type="float" office:value="2.17206316741047">
            <text:p>2.1720631674</text:p>
          </table:table-cell>
          <table:table-cell office:value-type="float" office:value="2.13625438944977">
            <text:p>2.1362543894</text:p>
          </table:table-cell>
          <table:table-cell office:value-type="float" office:value="2.12522860091586">
            <text:p>2.1252286009</text:p>
          </table:table-cell>
          <table:table-cell office:value-type="float" office:value="2.14295312930313">
            <text:p>2.1429531293</text:p>
          </table:table-cell>
          <table:table-cell office:value-type="float" office:value="2.72401240812501">
            <text:p>2.7240124081</text:p>
          </table:table-cell>
          <table:table-cell office:value-type="float" office:value="3.53593094188873">
            <text:p>3.5359309419</text:p>
          </table:table-cell>
          <table:table-cell office:value-type="float" office:value="2.39329085675087">
            <text:p>2.3932908568</text:p>
          </table:table-cell>
          <table:table-cell office:value-type="float" office:value="2.19235982479118">
            <text:p>2.1923598248</text:p>
          </table:table-cell>
          <table:table-cell office:value-type="float" office:value="2.42267677390355">
            <text:p>2.4226767739</text:p>
          </table:table-cell>
          <table:table-cell office:value-type="float" office:value="2.25247030695847">
            <text:p>2.252470307</text:p>
          </table:table-cell>
          <table:table-cell office:value-type="float" office:value="3.23503029363474">
            <text:p>3.2350302936</text:p>
          </table:table-cell>
          <table:table-cell office:value-type="float" office:value="4.49552395744928">
            <text:p>4.4955239574</text:p>
          </table:table-cell>
          <table:table-cell office:value-type="float" office:value="2.10108809634707">
            <text:p>2.1010880963</text:p>
          </table:table-cell>
          <table:table-cell office:value-type="float" office:value="3.41957747008168">
            <text:p>3.4195774701</text:p>
          </table:table-cell>
          <table:table-cell office:value-type="float" office:value="4.23317322827678">
            <text:p>4.2331732283</text:p>
          </table:table-cell>
          <table:table-cell office:value-type="float" office:value="3.99737180825585">
            <text:p>3.9973718083</text:p>
          </table:table-cell>
          <table:table-cell office:value-type="float" office:value="4.15136100902299">
            <text:p>4.151361009</text:p>
          </table:table-cell>
          <table:table-cell office:value-type="float" office:value="4.08951471558482">
            <text:p>4.0895147156</text:p>
          </table:table-cell>
          <table:table-cell office:value-type="float" office:value="4.24859422554076">
            <text:p>4.2485942255</text:p>
          </table:table-cell>
          <table:table-cell office:value-type="float" office:value="3.33560690958066">
            <text:p>3.3356069096</text:p>
          </table:table-cell>
          <table:table-cell office:value-type="float" office:value="3.78012441499696">
            <text:p>3.780124415</text:p>
          </table:table-cell>
          <table:table-cell office:value-type="float" office:value="3.54299153857843">
            <text:p>3.5429915386</text:p>
          </table:table-cell>
          <table:table-cell office:value-type="float" office:value="4.26321654450049">
            <text:p>4.2632165445</text:p>
          </table:table-cell>
          <table:table-cell office:value-type="float" office:value="3.92379518453344">
            <text:p>3.9237951845</text:p>
          </table:table-cell>
          <table:table-cell office:value-type="float" office:value="2.92372917371353">
            <text:p>2.9237291737</text:p>
          </table:table-cell>
          <table:table-cell office:value-type="float" office:value="3.54299153857843">
            <text:p>3.5429915386</text:p>
          </table:table-cell>
          <table:table-cell office:value-type="float" office:value="3.02776413470526">
            <text:p>3.0277641347</text:p>
          </table:table-cell>
          <table:table-cell office:value-type="float" office:value="6.98399785477626">
            <text:p>6.9839978548</text:p>
          </table:table-cell>
          <table:table-cell office:value-type="float" office:value="2.34118721243634">
            <text:p>2.3411872124</text:p>
          </table:table-cell>
          <table:table-cell office:value-type="float" office:value="2.65292099970612">
            <text:p>2.6529209997</text:p>
          </table:table-cell>
          <table:table-cell office:value-type="float" office:value="1.65868877490044">
            <text:p>1.6586887749</text:p>
          </table:table-cell>
          <table:table-cell office:value-type="float" office:value="2.09842867604151">
            <text:p>2.098428676</text:p>
          </table:table-cell>
          <table:table-cell office:value-type="float" office:value="2.24099868352939">
            <text:p>2.2409986835</text:p>
          </table:table-cell>
          <table:table-cell office:value-type="float" office:value="3.24076468089705">
            <text:p>3.2407646809</text:p>
          </table:table-cell>
          <table:table-cell office:value-type="float" office:value="4.26321654450049">
            <text:p>4.2632165445</text:p>
          </table:table-cell>
          <table:table-cell office:value-type="float" office:value="3.10355717655092">
            <text:p>3.1035571766</text:p>
          </table:table-cell>
          <table:table-cell office:value-type="float" office:value="2.5850379422321">
            <text:p>2.5850379422</text:p>
          </table:table-cell>
          <table:table-cell office:value-type="float" office:value="2.76947418926473">
            <text:p>2.7694741893</text:p>
          </table:table-cell>
          <table:table-cell office:value-type="float" office:value="3.28571445898352">
            <text:p>3.285714459</text:p>
          </table:table-cell>
          <table:table-cell office:value-type="float" office:value="2.15606815701982">
            <text:p>2.156068157</text:p>
          </table:table-cell>
          <table:table-cell office:value-type="float" office:value="2.52817812685791">
            <text:p>2.5281781269</text:p>
          </table:table-cell>
          <table:table-cell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17-01-01">
            <text:p>Jan <text:s/>2017</text:p>
          </table:table-cell>
          <table:table-cell office:value-type="float" office:value="4.16638432228561">
            <text:p>4.1663843223</text:p>
          </table:table-cell>
          <table:table-cell office:value-type="float" office:value="2.20541184275725">
            <text:p>2.2054118428</text:p>
          </table:table-cell>
          <table:table-cell office:value-type="float" office:value="2.17366650014639">
            <text:p>2.1736665001</text:p>
          </table:table-cell>
          <table:table-cell office:value-type="float" office:value="2.19527903320338">
            <text:p>2.1952790332</text:p>
          </table:table-cell>
          <table:table-cell office:value-type="float" office:value="2.24806789799989">
            <text:p>2.248067898</text:p>
          </table:table-cell>
          <table:table-cell office:value-type="float" office:value="2.81462028379187">
            <text:p>2.8146202838</text:p>
          </table:table-cell>
          <table:table-cell office:value-type="float" office:value="3.21751262235801">
            <text:p>3.2175126224</text:p>
          </table:table-cell>
          <table:table-cell office:value-type="float" office:value="2.6444419726982">
            <text:p>2.6444419727</text:p>
          </table:table-cell>
          <table:table-cell office:value-type="float" office:value="2.5089938854755">
            <text:p>2.5089938855</text:p>
          </table:table-cell>
          <table:table-cell office:value-type="float" office:value="2.79713339510214">
            <text:p>2.7971333951</text:p>
          </table:table-cell>
          <table:table-cell office:value-type="float" office:value="2.48687735168175">
            <text:p>2.4868773517</text:p>
          </table:table-cell>
          <table:table-cell office:value-type="float" office:value="3.3239262628598">
            <text:p>3.3239262629</text:p>
          </table:table-cell>
          <table:table-cell office:value-type="float" office:value="4.81380395084749">
            <text:p>4.8138039508</text:p>
          </table:table-cell>
          <table:table-cell office:value-type="float" office:value="2.30201416974856">
            <text:p>2.3020141697</text:p>
          </table:table-cell>
          <table:table-cell office:value-type="float" office:value="4.05141789600788">
            <text:p>4.051417896</text:p>
          </table:table-cell>
          <table:table-cell office:value-type="float" office:value="4.1933917200915">
            <text:p>4.1933917201</text:p>
          </table:table-cell>
          <table:table-cell office:value-type="float" office:value="4.27062292758908">
            <text:p>4.2706229276</text:p>
          </table:table-cell>
          <table:table-cell office:value-type="float" office:value="4.15628010704682">
            <text:p>4.156280107</text:p>
          </table:table-cell>
          <table:table-cell office:value-type="float" office:value="4.2143767130083">
            <text:p>4.214376713</text:p>
          </table:table-cell>
          <table:table-cell office:value-type="float" office:value="2.66741083717184">
            <text:p>2.6674108372</text:p>
          </table:table-cell>
          <table:table-cell office:value-type="float" office:value="3.56341753701621">
            <text:p>3.563417537</text:p>
          </table:table-cell>
          <table:table-cell office:value-type="float" office:value="3.8162802004641">
            <text:p>3.8162802005</text:p>
          </table:table-cell>
          <table:table-cell office:value-type="float" office:value="3.75646836426564">
            <text:p>3.7564683643</text:p>
          </table:table-cell>
          <table:table-cell office:value-type="float" office:value="4.40767883370406">
            <text:p>4.4076788337</text:p>
          </table:table-cell>
          <table:table-cell office:value-type="float" office:value="3.9349594042335">
            <text:p>3.9349594042</text:p>
          </table:table-cell>
          <table:table-cell office:value-type="float" office:value="2.86947160857164">
            <text:p>2.8694716086</text:p>
          </table:table-cell>
          <table:table-cell office:value-type="float" office:value="3.75646836426564">
            <text:p>3.7564683643</text:p>
          </table:table-cell>
          <table:table-cell office:value-type="float" office:value="2.7321485043437">
            <text:p>2.7321485043</text:p>
          </table:table-cell>
          <table:table-cell office:value-type="float" office:value="6.15606939758792">
            <text:p>6.1560693976</text:p>
          </table:table-cell>
          <table:table-cell office:value-type="float" office:value="2.47848009114931">
            <text:p>2.4784800911</text:p>
          </table:table-cell>
          <table:table-cell office:value-type="float" office:value="2.82942991126278">
            <text:p>2.8294299113</text:p>
          </table:table-cell>
          <table:table-cell office:value-type="float" office:value="2.1256581198941">
            <text:p>2.1256581199</text:p>
          </table:table-cell>
          <table:table-cell office:value-type="float" office:value="1.97880449393918">
            <text:p>1.9788044939</text:p>
          </table:table-cell>
          <table:table-cell office:value-type="float" office:value="3.18376759406303">
            <text:p>3.1837675941</text:p>
          </table:table-cell>
          <table:table-cell office:value-type="float" office:value="2.92300051409207">
            <text:p>2.9230005141</text:p>
          </table:table-cell>
          <table:table-cell office:value-type="float" office:value="4.40767883370406">
            <text:p>4.4076788337</text:p>
          </table:table-cell>
          <table:table-cell office:value-type="float" office:value="2.90854794984701">
            <text:p>2.9085479498</text:p>
          </table:table-cell>
          <table:table-cell office:value-type="float" office:value="1.92101944311914">
            <text:p>1.9210194431</text:p>
          </table:table-cell>
          <table:table-cell office:value-type="float" office:value="1.77338762560784">
            <text:p>1.7733876256</text:p>
          </table:table-cell>
          <table:table-cell office:value-type="float" office:value="4.17074530161107">
            <text:p>4.1707453016</text:p>
          </table:table-cell>
          <table:table-cell office:value-type="float" office:value="2.00491266621947">
            <text:p>2.0049126662</text:p>
          </table:table-cell>
          <table:table-cell office:value-type="float" office:value="4.33518965900606">
            <text:p>4.335189659</text:p>
          </table:table-cell>
          <table:table-cell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17-02-01">
            <text:p>Feb <text:s/>2017</text:p>
          </table:table-cell>
          <table:table-cell office:value-type="float" office:value="3.86416661582258">
            <text:p>3.8641666158</text:p>
          </table:table-cell>
          <table:table-cell office:value-type="float" office:value="2.29619434786794">
            <text:p>2.2961943479</text:p>
          </table:table-cell>
          <table:table-cell office:value-type="float" office:value="2.24755541877223">
            <text:p>2.2475554188</text:p>
          </table:table-cell>
          <table:table-cell office:value-type="float" office:value="2.24493503583757">
            <text:p>2.2449350358</text:p>
          </table:table-cell>
          <table:table-cell office:value-type="float" office:value="2.32815534081647">
            <text:p>2.3281553408</text:p>
          </table:table-cell>
          <table:table-cell office:value-type="float" office:value="2.85192940906646">
            <text:p>2.8519294091</text:p>
          </table:table-cell>
          <table:table-cell office:value-type="float" office:value="3.61140021892037">
            <text:p>3.6114002189</text:p>
          </table:table-cell>
          <table:table-cell office:value-type="float" office:value="2.97931012729464">
            <text:p>2.9793101273</text:p>
          </table:table-cell>
          <table:table-cell office:value-type="float" office:value="2.74943787530765">
            <text:p>2.7494378753</text:p>
          </table:table-cell>
          <table:table-cell office:value-type="float" office:value="2.87051936609081">
            <text:p>2.8705193661</text:p>
          </table:table-cell>
          <table:table-cell office:value-type="float" office:value="2.74567969970202">
            <text:p>2.7456796997</text:p>
          </table:table-cell>
          <table:table-cell office:value-type="float" office:value="2.86972342010051">
            <text:p>2.8697234201</text:p>
          </table:table-cell>
          <table:table-cell office:value-type="float" office:value="5.1008564731953">
            <text:p>5.1008564732</text:p>
          </table:table-cell>
          <table:table-cell office:value-type="float" office:value="2.35254647563396">
            <text:p>2.3525464756</text:p>
          </table:table-cell>
          <table:table-cell office:value-type="float" office:value="3.23002534230382">
            <text:p>3.2300253423</text:p>
          </table:table-cell>
          <table:table-cell office:value-type="float" office:value="4.13347082338743">
            <text:p>4.1334708234</text:p>
          </table:table-cell>
          <table:table-cell office:value-type="float" office:value="4.21672477102335">
            <text:p>4.216724771</text:p>
          </table:table-cell>
          <table:table-cell office:value-type="float" office:value="4.10831890131441">
            <text:p>4.1083189013</text:p>
          </table:table-cell>
          <table:table-cell office:value-type="float" office:value="4.21055440696473">
            <text:p>4.210554407</text:p>
          </table:table-cell>
          <table:table-cell office:value-type="float" office:value="2.56105321015151">
            <text:p>2.5610532102</text:p>
          </table:table-cell>
          <table:table-cell office:value-type="float" office:value="4.1779674255585">
            <text:p>4.1779674256</text:p>
          </table:table-cell>
          <table:table-cell office:value-type="float" office:value="2.19708383660893">
            <text:p>2.1970838366</text:p>
          </table:table-cell>
          <table:table-cell office:value-type="float" office:value="4.03062837702663">
            <text:p>4.030628377</text:p>
          </table:table-cell>
          <table:table-cell office:value-type="float" office:value="4.6392500542666">
            <text:p>4.6392500543</text:p>
          </table:table-cell>
          <table:table-cell office:value-type="float" office:value="3.92009368126572">
            <text:p>3.9200936813</text:p>
          </table:table-cell>
          <table:table-cell office:value-type="float" office:value="2.84514702887238">
            <text:p>2.8451470289</text:p>
          </table:table-cell>
          <table:table-cell office:value-type="float" office:value="4.03062837702663">
            <text:p>4.030628377</text:p>
          </table:table-cell>
          <table:table-cell office:value-type="float" office:value="2.40247939768822">
            <text:p>2.4024793977</text:p>
          </table:table-cell>
          <table:table-cell office:value-type="float" office:value="4.48647304354062">
            <text:p>4.4864730435</text:p>
          </table:table-cell>
          <table:table-cell office:value-type="float" office:value="2.34754386632865">
            <text:p>2.3475438663</text:p>
          </table:table-cell>
          <table:table-cell office:value-type="float" office:value="2.66626738198323">
            <text:p>2.666267382</text:p>
          </table:table-cell>
          <table:table-cell office:value-type="float" office:value="2.422546927799">
            <text:p>2.4225469278</text:p>
          </table:table-cell>
          <table:table-cell office:value-type="float" office:value="1.92486651492288">
            <text:p>1.9248665149</text:p>
          </table:table-cell>
          <table:table-cell office:value-type="float" office:value="2.28516112058798">
            <text:p>2.2851611206</text:p>
          </table:table-cell>
          <table:table-cell office:value-type="float" office:value="2.57276214519948">
            <text:p>2.5727621452</text:p>
          </table:table-cell>
          <table:table-cell office:value-type="float" office:value="4.6392500542666">
            <text:p>4.6392500543</text:p>
          </table:table-cell>
          <table:table-cell office:value-type="float" office:value="2.92522068703516">
            <text:p>2.925220687</text:p>
          </table:table-cell>
          <table:table-cell office:value-type="float" office:value="3.4662231010947">
            <text:p>3.4662231011</text:p>
          </table:table-cell>
          <table:table-cell office:value-type="float" office:value="2.24299409358811">
            <text:p>2.2429940936</text:p>
          </table:table-cell>
          <table:table-cell office:value-type="float" office:value="2.90899934024572">
            <text:p>2.9089993402</text:p>
          </table:table-cell>
          <table:table-cell office:value-type="float" office:value="2.01148587417354">
            <text:p>2.0114858742</text:p>
          </table:table-cell>
          <table:table-cell office:value-type="float" office:value="5.80771295538054">
            <text:p>5.8077129554</text:p>
          </table:table-cell>
          <table:table-cell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17-03-01">
            <text:p>Mar <text:s/>2017</text:p>
          </table:table-cell>
          <table:table-cell office:value-type="float" office:value="5.40812964736065">
            <text:p>5.4081296474</text:p>
          </table:table-cell>
          <table:table-cell office:value-type="float" office:value="2.47775935808932">
            <text:p>2.4777593581</text:p>
          </table:table-cell>
          <table:table-cell office:value-type="float" office:value="2.28029101563178">
            <text:p>2.2802910156</text:p>
          </table:table-cell>
          <table:table-cell office:value-type="float" office:value="2.37794218575058">
            <text:p>2.3779421858</text:p>
          </table:table-cell>
          <table:table-cell office:value-type="float" office:value="2.33816627116854">
            <text:p>2.3381662712</text:p>
          </table:table-cell>
          <table:table-cell office:value-type="float" office:value="2.88657359682144">
            <text:p>2.8865735968</text:p>
          </table:table-cell>
          <table:table-cell office:value-type="float" office:value="4.1696661038119">
            <text:p>4.1696661038</text:p>
          </table:table-cell>
          <table:table-cell office:value-type="float" office:value="2.78528357889612">
            <text:p>2.7852835789</text:p>
          </table:table-cell>
          <table:table-cell office:value-type="float" office:value="3.0076925310533">
            <text:p>3.0076925311</text:p>
          </table:table-cell>
          <table:table-cell office:value-type="float" office:value="2.98718424304716">
            <text:p>2.987184243</text:p>
          </table:table-cell>
          <table:table-cell office:value-type="float" office:value="2.8655348854655">
            <text:p>2.8655348855</text:p>
          </table:table-cell>
          <table:table-cell office:value-type="float" office:value="3.32948226093637">
            <text:p>3.3294822609</text:p>
          </table:table-cell>
          <table:table-cell office:value-type="float" office:value="1.95048506684253">
            <text:p>1.9504850668</text:p>
          </table:table-cell>
          <table:table-cell office:value-type="float" office:value="2.55467569917558">
            <text:p>2.5546756992</text:p>
          </table:table-cell>
          <table:table-cell office:value-type="float" office:value="3.94845130807917">
            <text:p>3.9484513081</text:p>
          </table:table-cell>
          <table:table-cell office:value-type="float" office:value="4.12551452175038">
            <text:p>4.1255145218</text:p>
          </table:table-cell>
          <table:table-cell office:value-type="float" office:value="4.15655938694998">
            <text:p>4.1565593869</text:p>
          </table:table-cell>
          <table:table-cell office:value-type="float" office:value="4.05912792107605">
            <text:p>4.0591279211</text:p>
          </table:table-cell>
          <table:table-cell office:value-type="float" office:value="4.22074722308093">
            <text:p>4.2207472231</text:p>
          </table:table-cell>
          <table:table-cell office:value-type="float" office:value="2.83403778617036">
            <text:p>2.8340377862</text:p>
          </table:table-cell>
          <table:table-cell office:value-type="float" office:value="2.47296220542531">
            <text:p>2.4729622054</text:p>
          </table:table-cell>
          <table:table-cell office:value-type="float" office:value="1.29189976392961">
            <text:p>1.2918997639</text:p>
          </table:table-cell>
          <table:table-cell office:value-type="float" office:value="4.83217118030617">
            <text:p>4.8321711803</text:p>
          </table:table-cell>
          <table:table-cell office:value-type="float" office:value="4.06731428867079">
            <text:p>4.0673142887</text:p>
          </table:table-cell>
          <table:table-cell office:value-type="float" office:value="3.90522795829794">
            <text:p>3.9052279583</text:p>
          </table:table-cell>
          <table:table-cell office:value-type="float" office:value="3.10130720077595">
            <text:p>3.1013072008</text:p>
          </table:table-cell>
          <table:table-cell office:value-type="float" office:value="4.83217118030617">
            <text:p>4.8321711803</text:p>
          </table:table-cell>
          <table:table-cell office:value-type="float" office:value="4.17940740170759">
            <text:p>4.1794074017</text:p>
          </table:table-cell>
          <table:table-cell office:value-type="float" office:value="3.72234392889683">
            <text:p>3.7223439289</text:p>
          </table:table-cell>
          <table:table-cell office:value-type="float" office:value="2.32202970021969">
            <text:p>2.3220297002</text:p>
          </table:table-cell>
          <table:table-cell office:value-type="float" office:value="2.66067632994822">
            <text:p>2.6606763299</text:p>
          </table:table-cell>
          <table:table-cell office:value-type="float" office:value="1.94563601652116">
            <text:p>1.9456360165</text:p>
          </table:table-cell>
          <table:table-cell office:value-type="float" office:value="1.8464844409637">
            <text:p>1.846484441</text:p>
          </table:table-cell>
          <table:table-cell office:value-type="float" office:value="2.41645898375644">
            <text:p>2.4164589838</text:p>
          </table:table-cell>
          <table:table-cell office:value-type="float" office:value="2.89590897338233">
            <text:p>2.8959089734</text:p>
          </table:table-cell>
          <table:table-cell office:value-type="float" office:value="4.06731428867079">
            <text:p>4.0673142887</text:p>
          </table:table-cell>
          <table:table-cell office:value-type="float" office:value="3.40017023902434">
            <text:p>3.400170239</text:p>
          </table:table-cell>
          <table:table-cell office:value-type="float" office:value="2.18575443284242">
            <text:p>2.1857544328</text:p>
          </table:table-cell>
          <table:table-cell office:value-type="float" office:value="1.81631587339638">
            <text:p>1.8163158734</text:p>
          </table:table-cell>
          <table:table-cell office:value-type="float" office:value="3.15994522661839">
            <text:p>3.1599452266</text:p>
          </table:table-cell>
          <table:table-cell office:value-type="float" office:value="1.7327469632776">
            <text:p>1.7327469633</text:p>
          </table:table-cell>
          <table:table-cell office:value-type="float" office:value="3.79835778365585">
            <text:p>3.7983577837</text:p>
          </table:table-cell>
          <table:table-cell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17-04-01">
            <text:p>Apr <text:s/>2017</text:p>
          </table:table-cell>
          <table:table-cell office:value-type="float" office:value="4.62045475859946">
            <text:p>4.6204547586</text:p>
          </table:table-cell>
          <table:table-cell office:value-type="float" office:value="2.27396189763675">
            <text:p>2.2739618976</text:p>
          </table:table-cell>
          <table:table-cell office:value-type="float" office:value="2.35417993425761">
            <text:p>2.3541799343</text:p>
          </table:table-cell>
          <table:table-cell office:value-type="float" office:value="2.26266932249264">
            <text:p>2.2626693225</text:p>
          </table:table-cell>
          <table:table-cell office:value-type="float" office:value="2.30813348011232">
            <text:p>2.3081334801</text:p>
          </table:table-cell>
          <table:table-cell office:value-type="float" office:value="2.86791903418415">
            <text:p>2.8679190342</text:p>
          </table:table-cell>
          <table:table-cell office:value-type="float" office:value="1.78359635875698">
            <text:p>1.7835963588</text:p>
          </table:table-cell>
          <table:table-cell office:value-type="float" office:value="2.62769856496838">
            <text:p>2.627698565</text:p>
          </table:table-cell>
          <table:table-cell office:value-type="float" office:value="2.77912231849681">
            <text:p>2.7791223185</text:p>
          </table:table-cell>
          <table:table-cell office:value-type="float" office:value="2.75197279757066">
            <text:p>2.7519727976</text:p>
          </table:table-cell>
          <table:table-cell office:value-type="float" office:value="2.55475993476903">
            <text:p>2.5547599348</text:p>
          </table:table-cell>
          <table:table-cell office:value-type="float" office:value="3.13363332873741">
            <text:p>3.1336333287</text:p>
          </table:table-cell>
          <table:table-cell office:value-type="float" office:value="2.0657864984132">
            <text:p>2.0657864984</text:p>
          </table:table-cell>
          <table:table-cell office:value-type="float" office:value="2.44358483623703">
            <text:p>2.4435848362</text:p>
          </table:table-cell>
          <table:table-cell office:value-type="float" office:value="2.4952183284489">
            <text:p>2.4952183284</text:p>
          </table:table-cell>
          <table:table-cell office:value-type="float" office:value="4.12029319880106">
            <text:p>4.1202931988</text:p>
          </table:table-cell>
          <table:table-cell office:value-type="float" office:value="4.16282661445762">
            <text:p>4.1628266145</text:p>
          </table:table-cell>
          <table:table-cell office:value-type="float" office:value="4.06281724459392">
            <text:p>4.0628172446</text:p>
          </table:table-cell>
          <table:table-cell office:value-type="float" office:value="4.22711773315356">
            <text:p>4.2271177332</text:p>
          </table:table-cell>
          <table:table-cell office:value-type="float" office:value="2.8482188031064">
            <text:p>2.8482188031</text:p>
          </table:table-cell>
          <table:table-cell office:value-type="float" office:value="3.57000631554586">
            <text:p>3.5700063155</text:p>
          </table:table-cell>
          <table:table-cell office:value-type="float" office:value="3.51230855759598">
            <text:p>3.5123085576</text:p>
          </table:table-cell>
          <table:table-cell office:value-type="float" office:value="5.50262559319807">
            <text:p>5.5026255932</text:p>
          </table:table-cell>
          <table:table-cell office:value-type="float" office:value="4.82034716455033">
            <text:p>4.8203471646</text:p>
          </table:table-cell>
          <table:table-cell office:value-type="float" office:value="3.89036223533016">
            <text:p>3.8903622353</text:p>
          </table:table-cell>
          <table:table-cell office:value-type="float" office:value="3.83351572838387">
            <text:p>3.8335157284</text:p>
          </table:table-cell>
          <table:table-cell office:value-type="float" office:value="5.50262559319807">
            <text:p>5.5026255932</text:p>
          </table:table-cell>
          <table:table-cell office:value-type="float" office:value="3.76473474851846">
            <text:p>3.7647347485</text:p>
          </table:table-cell>
          <table:table-cell office:value-type="float" office:value="3.60562230021362">
            <text:p>3.6056223002</text:p>
          </table:table-cell>
          <table:table-cell office:value-type="float" office:value="2.51346728624425">
            <text:p>2.5134672862</text:p>
          </table:table-cell>
          <table:table-cell office:value-type="float" office:value="2.64973470123456">
            <text:p>2.6497347012</text:p>
          </table:table-cell>
          <table:table-cell office:value-type="float" office:value="1.47560286873301">
            <text:p>1.4756028687</text:p>
          </table:table-cell>
          <table:table-cell office:value-type="float" office:value="2.18142782369588">
            <text:p>2.1814278237</text:p>
          </table:table-cell>
          <table:table-cell office:value-type="float" office:value="4.33803851251513">
            <text:p>4.3380385125</text:p>
          </table:table-cell>
          <table:table-cell office:value-type="float" office:value="3.3958191930052">
            <text:p>3.395819193</text:p>
          </table:table-cell>
          <table:table-cell office:value-type="float" office:value="4.82034716455033">
            <text:p>4.8203471646</text:p>
          </table:table-cell>
          <table:table-cell office:value-type="float" office:value="3.76670530140994">
            <text:p>3.7667053014</text:p>
          </table:table-cell>
          <table:table-cell office:value-type="float" office:value="2.10267605305829">
            <text:p>2.1026760531</text:p>
          </table:table-cell>
          <table:table-cell office:value-type="float" office:value="2.7703982807044">
            <text:p>2.7703982807</text:p>
          </table:table-cell>
          <table:table-cell office:value-type="float" office:value="4.55493092513502">
            <text:p>4.5549309251</text:p>
          </table:table-cell>
          <table:table-cell office:value-type="float" office:value="1.80911924636805">
            <text:p>1.8091192464</text:p>
          </table:table-cell>
          <table:table-cell office:value-type="float" office:value="3.20043824518786">
            <text:p>3.2004382452</text:p>
          </table:table-cell>
          <table:table-cell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17-05-01">
            <text:p>May <text:s/>2017</text:p>
          </table:table-cell>
          <table:table-cell office:value-type="float" office:value="4.90394747980281">
            <text:p>4.9039474798</text:p>
          </table:table-cell>
          <table:table-cell office:value-type="float" office:value="2.28693082693828">
            <text:p>2.2869308269</text:p>
          </table:table-cell>
          <table:table-cell office:value-type="float" office:value="2.32705615400256">
            <text:p>2.327056154</text:p>
          </table:table-cell>
          <table:table-cell office:value-type="float" office:value="2.25291546483235">
            <text:p>2.2529154648</text:p>
          </table:table-cell>
          <table:table-cell office:value-type="float" office:value="2.30813348011232">
            <text:p>2.3081334801</text:p>
          </table:table-cell>
          <table:table-cell office:value-type="float" office:value="2.88390865930183">
            <text:p>2.8839086593</text:p>
          </table:table-cell>
          <table:table-cell office:value-type="float" office:value="3.06657406829474">
            <text:p>3.0665740683</text:p>
          </table:table-cell>
          <table:table-cell office:value-type="float" office:value="2.33419647652797">
            <text:p>2.3341964765</text:p>
          </table:table-cell>
          <table:table-cell office:value-type="float" office:value="2.55648899457815">
            <text:p>2.5564889946</text:p>
          </table:table-cell>
          <table:table-cell office:value-type="float" office:value="2.46877821721694">
            <text:p>2.4687782172</text:p>
          </table:table-cell>
          <table:table-cell office:value-type="float" office:value="2.27686561025547">
            <text:p>2.2768656103</text:p>
          </table:table-cell>
          <table:table-cell office:value-type="float" office:value="2.44885656580062">
            <text:p>2.4488565658</text:p>
          </table:table-cell>
          <table:table-cell office:value-type="float" office:value="1.12415814058606">
            <text:p>1.1241581406</text:p>
          </table:table-cell>
          <table:table-cell office:value-type="float" office:value="2.47205938955341">
            <text:p>2.4720593896</text:p>
          </table:table-cell>
          <table:table-cell office:value-type="float" office:value="3.11535800574684">
            <text:p>3.1153580057</text:p>
          </table:table-cell>
          <table:table-cell office:value-type="float" office:value="4.12203363978416">
            <text:p>4.1220336398</text:p>
          </table:table-cell>
          <table:table-cell office:value-type="float" office:value="4.14252079733286">
            <text:p>4.1425207973</text:p>
          </table:table-cell>
          <table:table-cell office:value-type="float" office:value="4.03797579957355">
            <text:p>4.0379757996</text:p>
          </table:table-cell>
          <table:table-cell office:value-type="float" office:value="4.20138087246014">
            <text:p>4.2013808725</text:p>
          </table:table-cell>
          <table:table-cell office:value-type="float" office:value="2.88721659968052">
            <text:p>2.8872165997</text:p>
          </table:table-cell>
          <table:table-cell office:value-type="float" office:value="4.20507235837992">
            <text:p>4.2050723584</text:p>
          </table:table-cell>
          <table:table-cell office:value-type="float" office:value="6.46511699981199">
            <text:p>6.4651169998</text:p>
          </table:table-cell>
          <table:table-cell office:value-type="float" office:value="5.03386987805237">
            <text:p>5.0338698781</text:p>
          </table:table-cell>
          <table:table-cell office:value-type="float" office:value="4.64482704836942">
            <text:p>4.6448270484</text:p>
          </table:table-cell>
          <table:table-cell office:value-type="float" office:value="3.87549651236238">
            <text:p>3.8754965124</text:p>
          </table:table-cell>
          <table:table-cell office:value-type="float" office:value="3.55371859740859">
            <text:p>3.5537185974</text:p>
          </table:table-cell>
          <table:table-cell office:value-type="float" office:value="5.03386987805237">
            <text:p>5.0338698781</text:p>
          </table:table-cell>
          <table:table-cell office:value-type="float" office:value="2.45601019974661">
            <text:p>2.4560101997</text:p>
          </table:table-cell>
          <table:table-cell office:value-type="float" office:value="2.74029203503306">
            <text:p>2.740292035</text:p>
          </table:table-cell>
          <table:table-cell office:value-type="float" office:value="2.54264615435651">
            <text:p>2.5426461544</text:p>
          </table:table-cell>
          <table:table-cell office:value-type="float" office:value="2.67137748330554">
            <text:p>2.6713774833</text:p>
          </table:table-cell>
          <table:table-cell office:value-type="float" office:value="1.25795442434016">
            <text:p>1.2579544243</text:p>
          </table:table-cell>
          <table:table-cell office:value-type="float" office:value="2.48588207685334">
            <text:p>2.4858820769</text:p>
          </table:table-cell>
          <table:table-cell office:value-type="float" office:value="2.98130825713991">
            <text:p>2.9813082571</text:p>
          </table:table-cell>
          <table:table-cell office:value-type="float" office:value="3.56571167066653">
            <text:p>3.5657116707</text:p>
          </table:table-cell>
          <table:table-cell office:value-type="float" office:value="4.64482704836942">
            <text:p>4.6448270484</text:p>
          </table:table-cell>
          <table:table-cell office:value-type="float" office:value="3.86533255000927">
            <text:p>3.86533255</text:p>
          </table:table-cell>
          <table:table-cell office:value-type="float" office:value="2.49911119007694">
            <text:p>2.4991111901</text:p>
          </table:table-cell>
          <table:table-cell office:value-type="float" office:value="6.41316673590301">
            <text:p>6.4131667359</text:p>
          </table:table-cell>
          <table:table-cell office:value-type="float" office:value="2.4626070503551">
            <text:p>2.4626070504</text:p>
          </table:table-cell>
          <table:table-cell office:value-type="float" office:value="1.75636854523306">
            <text:p>1.7563685452</text:p>
          </table:table-cell>
          <table:table-cell office:value-type="float" office:value="2.32009550101268">
            <text:p>2.320095501</text:p>
          </table:table-cell>
          <table:table-cell office:value-type="float" office:value="2.93577640599906">
            <text:p>2.935776406</text:p>
          </table:table-cell>
        </table:table-row>
        <table:table-row table:style-name="ro2">
          <table:table-cell office:value-type="date" office:date-value="2017-06-01">
            <text:p>Jun <text:s/>2017</text:p>
          </table:table-cell>
          <table:table-cell office:value-type="float" office:value="2.70609089923825">
            <text:p>2.7060908992</text:p>
          </table:table-cell>
          <table:table-cell office:value-type="float" office:value="2.22671794089547">
            <text:p>2.2267179409</text:p>
          </table:table-cell>
          <table:table-cell office:value-type="float" office:value="2.3177031263284">
            <text:p>2.3177031263</text:p>
          </table:table-cell>
          <table:table-cell office:value-type="float" office:value="2.23606789251004">
            <text:p>2.2360678925</text:p>
          </table:table-cell>
          <table:table-cell office:value-type="float" office:value="2.30913457314753">
            <text:p>2.3091345731</text:p>
          </table:table-cell>
          <table:table-cell office:value-type="float" office:value="3.06778934815517">
            <text:p>3.0677893482</text:p>
          </table:table-cell>
          <table:table-cell office:value-type="float" office:value="2.58377746043484">
            <text:p>2.5837774604</text:p>
          </table:table-cell>
          <table:table-cell office:value-type="float" office:value="2.23964546817132">
            <text:p>2.2396454682</text:p>
          </table:table-cell>
          <table:table-cell office:value-type="float" office:value="2.30911863466852">
            <text:p>2.3091186347</text:p>
          </table:table-cell>
          <table:table-cell office:value-type="float" office:value="2.23733015486806">
            <text:p>2.2373301549</text:p>
          </table:table-cell>
          <table:table-cell office:value-type="float" office:value="2.25247030695847">
            <text:p>2.252470307</text:p>
          </table:table-cell>
          <table:table-cell office:value-type="float" office:value="2.77110445424146">
            <text:p>2.7711044542</text:p>
          </table:table-cell>
          <table:table-cell office:value-type="float" office:value="2.27837351287162">
            <text:p>2.2783735129</text:p>
          </table:table-cell>
          <table:table-cell office:value-type="float" office:value="2.65734451113322">
            <text:p>2.6573445111</text:p>
          </table:table-cell>
          <table:table-cell office:value-type="float" office:value="3.82676352234523">
            <text:p>3.8267635223</text:p>
          </table:table-cell>
          <table:table-cell office:value-type="float" office:value="4.11880139224411">
            <text:p>4.1188013922</text:p>
          </table:table-cell>
          <table:table-cell office:value-type="float" office:value="4.14728389023867">
            <text:p>4.1472838902</text:p>
          </table:table-cell>
          <table:table-cell office:value-type="float" office:value="4.07216353083921">
            <text:p>4.0721635308</text:p>
          </table:table-cell>
          <table:table-cell office:value-type="float" office:value="4.21896348026059">
            <text:p>4.2189634803</text:p>
          </table:table-cell>
          <table:table-cell office:value-type="float" office:value="2.85885456580844">
            <text:p>2.8588545658</text:p>
          </table:table-cell>
          <table:table-cell office:value-type="float" office:value="5.12030714607784">
            <text:p>5.1203071461</text:p>
          </table:table-cell>
          <table:table-cell office:value-type="float" office:value="3.94942736192402">
            <text:p>3.9494273619</text:p>
          </table:table-cell>
          <table:table-cell office:value-type="float" office:value="5.58010646344987">
            <text:p>5.5801064634</text:p>
          </table:table-cell>
          <table:table-cell office:value-type="float" office:value="4.76271132126758">
            <text:p>4.7627113213</text:p>
          </table:table-cell>
          <table:table-cell office:value-type="float" office:value="3.86063078939459">
            <text:p>3.8606307894</text:p>
          </table:table-cell>
          <table:table-cell office:value-type="float" office:value="3.17178831509888">
            <text:p>3.1717883151</text:p>
          </table:table-cell>
          <table:table-cell office:value-type="float" office:value="5.58010646344987">
            <text:p>5.5801064634</text:p>
          </table:table-cell>
          <table:table-cell office:value-type="float" office:value="8.24849045699444">
            <text:p>8.248490457</text:p>
          </table:table-cell>
          <table:table-cell office:value-type="float" office:value="2.79372318930766">
            <text:p>2.7937231893</text:p>
          </table:table-cell>
          <table:table-cell office:value-type="float" office:value="2.39715715158805">
            <text:p>2.3971571516</text:p>
          </table:table-cell>
          <table:table-cell office:value-type="float" office:value="2.65610729817768">
            <text:p>2.6561072982</text:p>
          </table:table-cell>
          <table:table-cell office:value-type="float" office:value="1.92291018032907">
            <text:p>1.9229101803</text:p>
          </table:table-cell>
          <table:table-cell office:value-type="float" office:value="2.45790269680365">
            <text:p>2.4579026968</text:p>
          </table:table-cell>
          <table:table-cell office:value-type="float" office:value="2.42624207419409">
            <text:p>2.4262420742</text:p>
          </table:table-cell>
          <table:table-cell office:value-type="float" office:value="4.1074979264062">
            <text:p>4.1074979264</text:p>
          </table:table-cell>
          <table:table-cell office:value-type="float" office:value="4.76271132126758">
            <text:p>4.7627113213</text:p>
          </table:table-cell>
          <table:table-cell office:value-type="float" office:value="3.55199970658495">
            <text:p>3.5519997066</text:p>
          </table:table-cell>
          <table:table-cell office:value-type="float" office:value="2.07092462747171">
            <text:p>2.0709246275</text:p>
          </table:table-cell>
          <table:table-cell office:value-type="float" office:value="4.61244855322734">
            <text:p>4.6124485532</text:p>
          </table:table-cell>
          <table:table-cell office:value-type="float" office:value="3.0394469285256">
            <text:p>3.0394469285</text:p>
          </table:table-cell>
          <table:table-cell office:value-type="float" office:value="1.97605939543687">
            <text:p>1.9760593954</text:p>
          </table:table-cell>
          <table:table-cell office:value-type="float" office:value="3.70360534541555">
            <text:p>3.7036053454</text:p>
          </table:table-cell>
          <table:table-cell office:value-type="float" office:value="6.78919204605561">
            <text:p>6.7891920461</text:p>
          </table:table-cell>
        </table:table-row>
        <table:table-row table:style-name="ro2">
          <table:table-cell office:value-type="date" office:date-value="2017-07-01">
            <text:p>Jul <text:s/>2017</text:p>
          </table:table-cell>
          <table:table-cell office:value-type="float" office:value="4.76425016779165">
            <text:p>4.7642501678</text:p>
          </table:table-cell>
          <table:table-cell office:value-type="float" office:value="2.0886914790435">
            <text:p>2.088691479</text:p>
          </table:table-cell>
          <table:table-cell office:value-type="float" office:value="2.22510815235425">
            <text:p>2.2251081524</text:p>
          </table:table-cell>
          <table:table-cell office:value-type="float" office:value="2.15537688822948">
            <text:p>2.1553768882</text:p>
          </table:table-cell>
          <table:table-cell office:value-type="float" office:value="2.13294219895105">
            <text:p>2.132942199</text:p>
          </table:table-cell>
          <table:table-cell office:value-type="float" office:value="3.227685599332">
            <text:p>3.2276855993</text:p>
          </table:table-cell>
          <table:table-cell office:value-type="float" office:value="2.03481600695817">
            <text:p>2.034816007</text:p>
          </table:table-cell>
          <table:table-cell office:value-type="float" office:value="2.21797752875626">
            <text:p>2.2179775288</text:p>
          </table:table-cell>
          <table:table-cell office:value-type="float" office:value="2.17059123311913">
            <text:p>2.1705912331</text:p>
          </table:table-cell>
          <table:table-cell office:value-type="float" office:value="2.14794980558699">
            <text:p>2.1479498056</text:p>
          </table:table-cell>
          <table:table-cell office:value-type="float" office:value="2.12943312511277">
            <text:p>2.1294331251</text:p>
          </table:table-cell>
          <table:table-cell office:value-type="float" office:value="2.65165049559529">
            <text:p>2.6516504956</text:p>
          </table:table-cell>
          <table:table-cell office:value-type="float" office:value="2.81764791678027">
            <text:p>2.8176479168</text:p>
          </table:table-cell>
          <table:table-cell office:value-type="float" office:value="2.84343173280645">
            <text:p>2.8434317328</text:p>
          </table:table-cell>
          <table:table-cell office:value-type="float" office:value="3.77411015351805">
            <text:p>3.7741101535</text:p>
          </table:table-cell>
          <table:table-cell office:value-type="float" office:value="4.12128773650569">
            <text:p>4.1212877365</text:p>
          </table:table-cell>
          <table:table-cell office:value-type="float" office:value="4.135250813424">
            <text:p>4.1352508134</text:p>
          </table:table-cell>
          <table:table-cell office:value-type="float" office:value="4.02838355842706">
            <text:p>4.0283835584</text:p>
          </table:table-cell>
          <table:table-cell office:value-type="float" office:value="4.2143767130083">
            <text:p>4.214376713</text:p>
          </table:table-cell>
          <table:table-cell office:value-type="float" office:value="2.89076185391453">
            <text:p>2.8907618539</text:p>
          </table:table-cell>
          <table:table-cell office:value-type="float" office:value="4.82544600772174">
            <text:p>4.8254460077</text:p>
          </table:table-cell>
          <table:table-cell office:value-type="float" office:value="2.79151383305504">
            <text:p>2.7915138331</text:p>
          </table:table-cell>
          <table:table-cell office:value-type="float" office:value="4.76908858581925">
            <text:p>4.7690885858</text:p>
          </table:table-cell>
          <table:table-cell office:value-type="float" office:value="2.09331882696488">
            <text:p>2.093318827</text:p>
          </table:table-cell>
          <table:table-cell office:value-type="float" office:value="3.84576506642681">
            <text:p>3.8457650664</text:p>
          </table:table-cell>
          <table:table-cell office:value-type="float" office:value="2.85877051255554">
            <text:p>2.8587705126</text:p>
          </table:table-cell>
          <table:table-cell office:value-type="float" office:value="4.76908858581925">
            <text:p>4.7690885858</text:p>
          </table:table-cell>
          <table:table-cell office:value-type="float" office:value="2.14060157470714">
            <text:p>2.1406015747</text:p>
          </table:table-cell>
          <table:table-cell office:value-type="float" office:value="2.33620620912799">
            <text:p>2.3362062091</text:p>
          </table:table-cell>
          <table:table-cell office:value-type="float" office:value="2.45936862627535">
            <text:p>2.4593686263</text:p>
          </table:table-cell>
          <table:table-cell office:value-type="float" office:value="2.71183746201046">
            <text:p>2.711837462</text:p>
          </table:table-cell>
          <table:table-cell office:value-type="float" office:value="2.46824338855078">
            <text:p>2.4682433886</text:p>
          </table:table-cell>
          <table:table-cell office:value-type="float" office:value="1.75621134684111">
            <text:p>1.7562113468</text:p>
          </table:table-cell>
          <table:table-cell office:value-type="float" office:value="3.34576181423944">
            <text:p>3.3457618142</text:p>
          </table:table-cell>
          <table:table-cell office:value-type="float" office:value="1.35712728445119">
            <text:p>1.3571272845</text:p>
          </table:table-cell>
          <table:table-cell office:value-type="float" office:value="2.09331882696488">
            <text:p>2.093318827</text:p>
          </table:table-cell>
          <table:table-cell office:value-type="float" office:value="3.50243482582516">
            <text:p>3.5024348258</text:p>
          </table:table-cell>
          <table:table-cell office:value-type="float" office:value="1.25240877454623">
            <text:p>1.2524087745</text:p>
          </table:table-cell>
          <table:table-cell office:value-type="float" office:value="4.44695217721283">
            <text:p>4.4469521772</text:p>
          </table:table-cell>
          <table:table-cell office:value-type="float" office:value="2.29221164581218">
            <text:p>2.2922116458</text:p>
          </table:table-cell>
          <table:table-cell office:value-type="float" office:value="1.63150352857039">
            <text:p>1.6315035286</text:p>
          </table:table-cell>
          <table:table-cell office:value-type="float" office:value="2.31559897568876">
            <text:p>2.3155989757</text:p>
          </table:table-cell>
          <table:table-cell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17-08-01">
            <text:p>Aug <text:s/>2017</text:p>
          </table:table-cell>
          <table:table-cell office:value-type="float" office:value="5.17835655822465">
            <text:p>5.1783565582</text:p>
          </table:table-cell>
          <table:table-cell office:value-type="float" office:value="2.08128066229977">
            <text:p>2.0812806623</text:p>
          </table:table-cell>
          <table:table-cell office:value-type="float" office:value="2.08387743447449">
            <text:p>2.0838774345</text:p>
          </table:table-cell>
          <table:table-cell office:value-type="float" office:value="2.00906902332517">
            <text:p>2.0090690233</text:p>
          </table:table-cell>
          <table:table-cell office:value-type="float" office:value="2.10891596610608">
            <text:p>2.1089159661</text:p>
          </table:table-cell>
          <table:table-cell office:value-type="float" office:value="2.70535784548771">
            <text:p>2.7053578455</text:p>
          </table:table-cell>
          <table:table-cell office:value-type="float" office:value="2.92493994564634">
            <text:p>2.9249399456</text:p>
          </table:table-cell>
          <table:table-cell office:value-type="float" office:value="2.14115483446649">
            <text:p>2.1411548345</text:p>
          </table:table-cell>
          <table:table-cell office:value-type="float" office:value="2.25172871116949">
            <text:p>2.2517287112</text:p>
          </table:table-cell>
          <table:table-cell office:value-type="float" office:value="2.2439160753414">
            <text:p>2.2439160753</text:p>
          </table:table-cell>
          <table:table-cell office:value-type="float" office:value="2.19943703892153">
            <text:p>2.1994370389</text:p>
          </table:table-cell>
          <table:table-cell office:value-type="float" office:value="2.99751137586154">
            <text:p>2.9975113759</text:p>
          </table:table-cell>
          <table:table-cell office:value-type="float" office:value="2.36725169970734">
            <text:p>2.3672516997</text:p>
          </table:table-cell>
          <table:table-cell office:value-type="float" office:value="2.78527947603357">
            <text:p>2.785279476</text:p>
          </table:table-cell>
          <table:table-cell office:value-type="float" office:value="2.75380487313351">
            <text:p>2.7538048731</text:p>
          </table:table-cell>
          <table:table-cell office:value-type="float" office:value="4.1200445643749">
            <text:p>4.1200445644</text:p>
          </table:table-cell>
          <table:table-cell office:value-type="float" office:value="4.13449874612308">
            <text:p>4.1344987461</text:p>
          </table:table-cell>
          <table:table-cell office:value-type="float" office:value="4.0694580269261">
            <text:p>4.0694580269</text:p>
          </table:table-cell>
          <table:table-cell office:value-type="float" office:value="4.22635327194484">
            <text:p>4.2263532719</text:p>
          </table:table-cell>
          <table:table-cell office:value-type="float" office:value="2.86949032851047">
            <text:p>2.8694903285</text:p>
          </table:table-cell>
          <table:table-cell office:value-type="float" office:value="4.49714700831495">
            <text:p>4.4971470083</text:p>
          </table:table-cell>
          <table:table-cell office:value-type="float" office:value="1.6593890242054">
            <text:p>1.6593890242</text:p>
          </table:table-cell>
          <table:table-cell office:value-type="float" office:value="5.55518773069944">
            <text:p>5.5551877307</text:p>
          </table:table-cell>
          <table:table-cell office:value-type="float" office:value="4.2765485938562">
            <text:p>4.2765485939</text:p>
          </table:table-cell>
          <table:table-cell office:value-type="float" office:value="3.83089934345903">
            <text:p>3.8308993435</text:p>
          </table:table-cell>
          <table:table-cell office:value-type="float" office:value="2.30027214598012">
            <text:p>2.300272146</text:p>
          </table:table-cell>
          <table:table-cell office:value-type="float" office:value="5.55518773069944">
            <text:p>5.5551877307</text:p>
          </table:table-cell>
          <table:table-cell office:value-type="float" office:value="2.38914377060808">
            <text:p>2.3891437706</text:p>
          </table:table-cell>
          <table:table-cell office:value-type="float" office:value="2.78004735815404">
            <text:p>2.7800473582</text:p>
          </table:table-cell>
          <table:table-cell office:value-type="float" office:value="2.55497351270308">
            <text:p>2.5549735127</text:p>
          </table:table-cell>
          <table:table-cell office:value-type="float" office:value="2.66927332393753">
            <text:p>2.6692733239</text:p>
          </table:table-cell>
          <table:table-cell office:value-type="float" office:value="2.12205736197069">
            <text:p>2.122057362</text:p>
          </table:table-cell>
          <table:table-cell office:value-type="float" office:value="2.36060230401099">
            <text:p>2.360602304</text:p>
          </table:table-cell>
          <table:table-cell office:value-type="float" office:value="2.51910022605801">
            <text:p>2.5191002261</text:p>
          </table:table-cell>
          <table:table-cell office:value-type="float" office:value="3.76763276586432">
            <text:p>3.7676327659</text:p>
          </table:table-cell>
          <table:table-cell office:value-type="float" office:value="4.2765485938562">
            <text:p>4.2765485939</text:p>
          </table:table-cell>
          <table:table-cell office:value-type="float" office:value="3.26142749091884">
            <text:p>3.2614274909</text:p>
          </table:table-cell>
          <table:table-cell office:value-type="float" office:value="2.14167369704658">
            <text:p>2.141673697</text:p>
          </table:table-cell>
          <table:table-cell office:value-type="float" office:value="3.80764891758317">
            <text:p>3.8076489176</text:p>
          </table:table-cell>
          <table:table-cell office:value-type="float" office:value="4.32629209863067">
            <text:p>4.3262920986</text:p>
          </table:table-cell>
          <table:table-cell office:value-type="float" office:value="1.61761680157991">
            <text:p>1.6176168016</text:p>
          </table:table-cell>
          <table:table-cell office:value-type="float" office:value="4.0835321528836">
            <text:p>4.0835321529</text:p>
          </table:table-cell>
          <table:table-cell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17-09-01">
            <text:p>Sep <text:s/>2017</text:p>
          </table:table-cell>
          <table:table-cell office:value-type="float" office:value="4.55696766475023">
            <text:p>4.5569676648</text:p>
          </table:table-cell>
          <table:table-cell office:value-type="float" office:value="2.07942795811384">
            <text:p>2.0794279581</text:p>
          </table:table-cell>
          <table:table-cell office:value-type="float" office:value="2.05114183761495">
            <text:p>2.0511418376</text:p>
          </table:table-cell>
          <table:table-cell office:value-type="float" office:value="2.02325645264922">
            <text:p>2.0232564526</text:p>
          </table:table-cell>
          <table:table-cell office:value-type="float" office:value="2.12793673377502">
            <text:p>2.1279367338</text:p>
          </table:table-cell>
          <table:table-cell office:value-type="float" office:value="2.61208503230123">
            <text:p>2.6120850323</text:p>
          </table:table-cell>
          <table:table-cell office:value-type="float" office:value="2.96629297415682">
            <text:p>2.9662929742</text:p>
          </table:table-cell>
          <table:table-cell office:value-type="float" office:value="2.27017756461982">
            <text:p>2.2701775646</text:p>
          </table:table-cell>
          <table:table-cell office:value-type="float" office:value="2.19334930623082">
            <text:p>2.1933493062</text:p>
          </table:table-cell>
          <table:table-cell office:value-type="float" office:value="2.20628224406516">
            <text:p>2.2062822441</text:p>
          </table:table-cell>
          <table:table-cell office:value-type="float" office:value="2.24716698015478">
            <text:p>2.2471669802</text:p>
          </table:table-cell>
          <table:table-cell office:value-type="float" office:value="3.59894816764983">
            <text:p>3.5989481676</text:p>
          </table:table-cell>
          <table:table-cell office:value-type="float" office:value="4.09557211668852">
            <text:p>4.0955721167</text:p>
          </table:table-cell>
          <table:table-cell office:value-type="float" office:value="2.81295192925653">
            <text:p>2.8129519293</text:p>
          </table:table-cell>
          <table:table-cell office:value-type="float" office:value="3.09663680794162">
            <text:p>3.0966368079</text:p>
          </table:table-cell>
          <table:table-cell office:value-type="float" office:value="4.12899540371659">
            <text:p>4.1289954037</text:p>
          </table:table-cell>
          <table:table-cell office:value-type="float" office:value="4.14201941913225">
            <text:p>4.1420194191</text:p>
          </table:table-cell>
          <table:table-cell office:value-type="float" office:value="4.05470073285459">
            <text:p>4.0547007329</text:p>
          </table:table-cell>
          <table:table-cell office:value-type="float" office:value="4.22890147597389">
            <text:p>4.228901476</text:p>
          </table:table-cell>
          <table:table-cell office:value-type="float" office:value="2.92621439625465">
            <text:p>2.9262143963</text:p>
          </table:table-cell>
          <table:table-cell office:value-type="float" office:value="4.48954749443982">
            <text:p>4.4895474944</text:p>
          </table:table-cell>
          <table:table-cell office:value-type="float" office:value="1.7032298482383">
            <text:p>1.7032298482</text:p>
          </table:table-cell>
          <table:table-cell office:value-type="float" office:value="5.82568474862901">
            <text:p>5.8256847486</text:p>
          </table:table-cell>
          <table:table-cell office:value-type="float" office:value="4.18653592372651">
            <text:p>4.1865359237</text:p>
          </table:table-cell>
          <table:table-cell office:value-type="float" office:value="3.81603362049125">
            <text:p>3.8160336205</text:p>
          </table:table-cell>
          <table:table-cell office:value-type="float" office:value="2.41822057174798">
            <text:p>2.4182205717</text:p>
          </table:table-cell>
          <table:table-cell office:value-type="float" office:value="5.82568474862901">
            <text:p>5.8256847486</text:p>
          </table:table-cell>
          <table:table-cell office:value-type="float" office:value="3.79111248596974">
            <text:p>3.791112486</text:p>
          </table:table-cell>
          <table:table-cell office:value-type="float" office:value="3.37504142611192">
            <text:p>3.3750414261</text:p>
          </table:table-cell>
          <table:table-cell office:value-type="float" office:value="2.74444711897336">
            <text:p>2.744447119</text:p>
          </table:table-cell>
          <table:table-cell office:value-type="float" office:value="2.67276021660452">
            <text:p>2.6727602166</text:p>
          </table:table-cell>
          <table:table-cell office:value-type="float" office:value="1.89450683328843">
            <text:p>1.8945068333</text:p>
          </table:table-cell>
          <table:table-cell office:value-type="float" office:value="2.04084723305957">
            <text:p>2.0408472331</text:p>
          </table:table-cell>
          <table:table-cell office:value-type="float" office:value="3.78952145895896">
            <text:p>3.789521459</text:p>
          </table:table-cell>
          <table:table-cell office:value-type="float" office:value="4.53604332431736">
            <text:p>4.5360433243</text:p>
          </table:table-cell>
          <table:table-cell office:value-type="float" office:value="4.18653592372651">
            <text:p>4.1865359237</text:p>
          </table:table-cell>
          <table:table-cell office:value-type="float" office:value="3.15142848185182">
            <text:p>3.1514284819</text:p>
          </table:table-cell>
          <table:table-cell office:value-type="float" office:value="2.00429726010698">
            <text:p>2.0042972601</text:p>
          </table:table-cell>
          <table:table-cell office:value-type="float" office:value="5.71539369063573">
            <text:p>5.7153936906</text:p>
          </table:table-cell>
          <table:table-cell office:value-type="float" office:value="4.46296477277565">
            <text:p>4.4629647728</text:p>
          </table:table-cell>
          <table:table-cell office:value-type="float" office:value="2.33810216452549">
            <text:p>2.3381021645</text:p>
          </table:table-cell>
          <table:table-cell office:value-type="float" office:value="2.41508459848056">
            <text:p>2.4150845985</text:p>
          </table:table-cell>
          <table:table-cell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17-10-01">
            <text:p>Oct <text:s/>2017</text:p>
          </table:table-cell>
          <table:table-cell office:value-type="float" office:value="4.26553125916243">
            <text:p>4.2655312592</text:p>
          </table:table-cell>
          <table:table-cell office:value-type="float" office:value="2.02477318462883">
            <text:p>2.0247731846</text:p>
          </table:table-cell>
          <table:table-cell office:value-type="float" office:value="2.05581835145202">
            <text:p>2.0558183515</text:p>
          </table:table-cell>
          <table:table-cell office:value-type="float" office:value="1.98778787933908">
            <text:p>1.9877878793</text:p>
          </table:table-cell>
          <table:table-cell office:value-type="float" office:value="2.07788208201465">
            <text:p>2.077882082</text:p>
          </table:table-cell>
          <table:table-cell office:value-type="float" office:value="2.61474996982084">
            <text:p>2.6147499698</text:p>
          </table:table-cell>
          <table:table-cell office:value-type="float" office:value="2.56620242331789">
            <text:p>2.5662024233</text:p>
          </table:table-cell>
          <table:table-cell office:value-type="float" office:value="2.17858127527432">
            <text:p>2.1785812753</text:p>
          </table:table-cell>
          <table:table-cell office:value-type="float" office:value="2.33088722634057">
            <text:p>2.3308872263</text:p>
          </table:table-cell>
          <table:table-cell office:value-type="float" office:value="2.34176403665963">
            <text:p>2.3417640367</text:p>
          </table:table-cell>
          <table:table-cell office:value-type="float" office:value="2.17079907418158">
            <text:p>2.1707990742</text:p>
          </table:table-cell>
          <table:table-cell office:value-type="float" office:value="3.67673214072176">
            <text:p>3.6767321407</text:p>
          </table:table-cell>
          <table:table-cell office:value-type="float" office:value="2.27236822997731">
            <text:p>2.27236823</text:p>
          </table:table-cell>
          <table:table-cell office:value-type="float" office:value="2.74918497182971">
            <text:p>2.7491849718</text:p>
          </table:table-cell>
          <table:table-cell office:value-type="float" office:value="2.72806322615133">
            <text:p>2.7280632262</text:p>
          </table:table-cell>
          <table:table-cell office:value-type="float" office:value="4.19289445123918">
            <text:p>4.1928944512</text:p>
          </table:table-cell>
          <table:table-cell office:value-type="float" office:value="4.15480456324784">
            <text:p>4.1548045632</text:p>
          </table:table-cell>
          <table:table-cell office:value-type="float" office:value="4.13857135416101">
            <text:p>4.1385713542</text:p>
          </table:table-cell>
          <table:table-cell office:value-type="float" office:value="4.14506556341813">
            <text:p>4.1450655634</text:p>
          </table:table-cell>
          <table:table-cell office:value-type="float" office:value="3.21692524344355">
            <text:p>3.2169252434</text:p>
          </table:table-cell>
          <table:table-cell office:value-type="float" office:value="4.39354030248379">
            <text:p>4.3935403025</text:p>
          </table:table-cell>
          <table:table-cell office:value-type="float" office:value="1.71612420824798">
            <text:p>1.7161242082</text:p>
          </table:table-cell>
          <table:table-cell office:value-type="float" office:value="6.79493659331167">
            <text:p>6.7949365933</text:p>
          </table:table-cell>
          <table:table-cell office:value-type="float" office:value="4.33228944902026">
            <text:p>4.332289449</text:p>
          </table:table-cell>
          <table:table-cell office:value-type="float" office:value="3.80116789752347">
            <text:p>3.8011678975</text:p>
          </table:table-cell>
          <table:table-cell office:value-type="float" office:value="2.28241549780867">
            <text:p>2.2824154978</text:p>
          </table:table-cell>
          <table:table-cell office:value-type="float" office:value="6.79493659331167">
            <text:p>6.7949365933</text:p>
          </table:table-cell>
          <table:table-cell office:value-type="float" office:value="4.7283777943873">
            <text:p>4.7283777944</text:p>
          </table:table-cell>
          <table:table-cell office:value-type="float" office:value="2.76032871788604">
            <text:p>2.7603287179</text:p>
          </table:table-cell>
          <table:table-cell office:value-type="float" office:value="2.54771772385617">
            <text:p>2.5477177239</text:p>
          </table:table-cell>
          <table:table-cell office:value-type="float" office:value="2.67961376426033">
            <text:p>2.6796137643</text:p>
          </table:table-cell>
          <table:table-cell office:value-type="float" office:value="2.27201787452247">
            <text:p>2.2720178745</text:p>
          </table:table-cell>
          <table:table-cell office:value-type="float" office:value="1.50577728863266">
            <text:p>1.5057772886</text:p>
          </table:table-cell>
          <table:table-cell office:value-type="float" office:value="2.44463791466057">
            <text:p>2.4446379147</text:p>
          </table:table-cell>
          <table:table-cell office:value-type="float" office:value="2.81529381638881">
            <text:p>2.8152938164</text:p>
          </table:table-cell>
          <table:table-cell office:value-type="float" office:value="4.33228944902026">
            <text:p>4.332289449</text:p>
          </table:table-cell>
          <table:table-cell office:value-type="float" office:value="2.7852697695682">
            <text:p>2.7852697696</text:p>
          </table:table-cell>
          <table:table-cell office:value-type="float" office:value="1.04018202091943">
            <text:p>1.0401820209</text:p>
          </table:table-cell>
          <table:table-cell office:value-type="float" office:value="2.69857117334785">
            <text:p>2.6985711733</text:p>
          </table:table-cell>
          <table:table-cell office:value-type="float" office:value="3.66771055569464">
            <text:p>3.6677105557</text:p>
          </table:table-cell>
          <table:table-cell office:value-type="float" office:value="2.08621249759688">
            <text:p>2.0862124976</text:p>
          </table:table-cell>
          <table:table-cell office:value-type="float" office:value="2.38195230662007">
            <text:p>2.3819523066</text:p>
          </table:table-cell>
          <table:table-cell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17-11-01">
            <text:p>Nov <text:s/>2017</text:p>
          </table:table-cell>
          <table:table-cell office:value-type="float" office:value="3.8051600476186">
            <text:p>3.8051600476</text:p>
          </table:table-cell>
          <table:table-cell office:value-type="float" office:value="2.00531979067654">
            <text:p>2.0053197907</text:p>
          </table:table-cell>
          <table:table-cell office:value-type="float" office:value="2.05114183761495">
            <text:p>2.0511418376</text:p>
          </table:table-cell>
          <table:table-cell office:value-type="float" office:value="1.97448716434778">
            <text:p>1.9744871643</text:p>
          </table:table-cell>
          <table:table-cell office:value-type="float" office:value="2.06787115166258">
            <text:p>2.0678711517</text:p>
          </table:table-cell>
          <table:table-cell office:value-type="float" office:value="2.66005390765428">
            <text:p>2.6600539077</text:p>
          </table:table-cell>
          <table:table-cell office:value-type="float" office:value="2.82672650293394">
            <text:p>2.8267265029</text:p>
          </table:table-cell>
          <table:table-cell office:value-type="float" office:value="2.06236232750262">
            <text:p>2.0623623275</text:p>
          </table:table-cell>
          <table:table-cell office:value-type="float" office:value="2.17355967743805">
            <text:p>2.1735596774</text:p>
          </table:table-cell>
          <table:table-cell office:value-type="float" office:value="2.13760050198602">
            <text:p>2.137600502</text:p>
          </table:table-cell>
          <table:table-cell office:value-type="float" office:value="2.11988713686612">
            <text:p>2.1198871369</text:p>
          </table:table-cell>
          <table:table-cell office:value-type="float" office:value="3.3905982397786">
            <text:p>3.3905982398</text:p>
          </table:table-cell>
          <table:table-cell office:value-type="float" office:value="2.02134740499533">
            <text:p>2.021347405</text:p>
          </table:table-cell>
          <table:table-cell office:value-type="float" office:value="2.92083439182139">
            <text:p>2.9208343918</text:p>
          </table:table-cell>
          <table:table-cell office:value-type="float" office:value="3.68869468853173">
            <text:p>3.6886946885</text:p>
          </table:table-cell>
          <table:table-cell office:value-type="float" office:value="4.23814591679993">
            <text:p>4.2381459168</text:p>
          </table:table-cell>
          <table:table-cell office:value-type="float" office:value="4.22299199853099">
            <text:p>4.2229919985</text:p>
          </table:table-cell>
          <table:table-cell office:value-type="float" office:value="4.18333514617793">
            <text:p>4.1833351462</text:p>
          </table:table-cell>
          <table:table-cell office:value-type="float" office:value="4.30866026208317">
            <text:p>4.3086602621</text:p>
          </table:table-cell>
          <table:table-cell office:value-type="float" office:value="3.11765812489124">
            <text:p>3.1176581249</text:p>
          </table:table-cell>
          <table:table-cell office:value-type="float" office:value="4.70233388294428">
            <text:p>4.7023338829</text:p>
          </table:table-cell>
          <table:table-cell office:value-type="float" office:value="3.03392780123696">
            <text:p>3.0339278012</text:p>
          </table:table-cell>
          <table:table-cell office:value-type="float" office:value="8.24798816856216">
            <text:p>8.2479881686</text:p>
          </table:table-cell>
          <table:table-cell office:value-type="float" office:value="3.85845428036339">
            <text:p>3.8584542804</text:p>
          </table:table-cell>
          <table:table-cell office:value-type="float" office:value="3.78630217455569">
            <text:p>3.7863021746</text:p>
          </table:table-cell>
          <table:table-cell office:value-type="float" office:value="2.53453589852543">
            <text:p>2.5345358985</text:p>
          </table:table-cell>
          <table:table-cell office:value-type="float" office:value="8.24798816856216">
            <text:p>8.2479881686</text:p>
          </table:table-cell>
          <table:table-cell office:value-type="float" office:value="3.55823743666751">
            <text:p>3.5582374367</text:p>
          </table:table-cell>
          <table:table-cell office:value-type="float" office:value="3.00254358974586">
            <text:p>3.0025435897</text:p>
          </table:table-cell>
          <table:table-cell office:value-type="float" office:value="2.605898541343">
            <text:p>2.6058985413</text:p>
          </table:table-cell>
          <table:table-cell office:value-type="float" office:value="4.3205574771142">
            <text:p>4.3205574771</text:p>
          </table:table-cell>
          <table:table-cell office:value-type="float" office:value="2.64050333175109">
            <text:p>2.6405033318</text:p>
          </table:table-cell>
          <table:table-cell office:value-type="float" office:value="1.40859372900755">
            <text:p>1.408593729</text:p>
          </table:table-cell>
          <table:table-cell office:value-type="float" office:value="2.64592213427526">
            <text:p>2.6459221343</text:p>
          </table:table-cell>
          <table:table-cell office:value-type="float" office:value="3.80813640156358">
            <text:p>3.8081364016</text:p>
          </table:table-cell>
          <table:table-cell office:value-type="float" office:value="3.85845428036339">
            <text:p>3.8584542804</text:p>
          </table:table-cell>
          <table:table-cell office:value-type="float" office:value="2.93594024988295">
            <text:p>2.9359402499</text:p>
          </table:table-cell>
          <table:table-cell office:value-type="float" office:value="1.44668617983854">
            <text:p>1.4466861798</text:p>
          </table:table-cell>
          <table:table-cell office:value-type="float" office:value="5.17337205711003">
            <text:p>5.1733720571</text:p>
          </table:table-cell>
          <table:table-cell office:value-type="float" office:value="4.11350825848747">
            <text:p>4.1135082585</text:p>
          </table:table-cell>
          <table:table-cell office:value-type="float" office:value="1.89446485423369">
            <text:p>1.8944648542</text:p>
          </table:table-cell>
          <table:table-cell office:value-type="float" office:value="2.34148357870476">
            <text:p>2.3414835787</text:p>
          </table:table-cell>
          <table:table-cell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17-12-01">
            <text:p>Dec <text:s/>2017</text:p>
          </table:table-cell>
          <table:table-cell office:value-type="float" office:value="3.42972370815562">
            <text:p>3.4297237082</text:p>
          </table:table-cell>
          <table:table-cell office:value-type="float" office:value="1.94325420044781">
            <text:p>1.9432542004</text:p>
          </table:table-cell>
          <table:table-cell office:value-type="float" office:value="2.00437669924416">
            <text:p>2.0043766992</text:p>
          </table:table-cell>
          <table:table-cell office:value-type="float" office:value="1.93458501937388">
            <text:p>1.9345850194</text:p>
          </table:table-cell>
          <table:table-cell office:value-type="float" office:value="1.97276731331789">
            <text:p>1.9727673133</text:p>
          </table:table-cell>
          <table:table-cell office:value-type="float" office:value="2.76398647091921">
            <text:p>2.7639864709</text:p>
          </table:table-cell>
          <table:table-cell office:value-type="float" office:value="2.48246254058416">
            <text:p>2.4824625406</text:p>
          </table:table-cell>
          <table:table-cell office:value-type="float" office:value="2.16971711824089">
            <text:p>2.1697171182</text:p>
          </table:table-cell>
          <table:table-cell office:value-type="float" office:value="2.1260645683354">
            <text:p>2.1260645683</text:p>
          </table:table-cell>
          <table:table-cell office:value-type="float" office:value="2.10937512852884">
            <text:p>2.1093751285</text:p>
          </table:table-cell>
          <table:table-cell office:value-type="float" office:value="2.15701042449198">
            <text:p>2.1570104245</text:p>
          </table:table-cell>
          <table:table-cell office:value-type="float" office:value="4.09759899502165">
            <text:p>4.097598995</text:p>
          </table:table-cell>
          <table:table-cell office:value-type="float" office:value="3.96465694959266">
            <text:p>3.9646569496</text:p>
          </table:table-cell>
          <table:table-cell office:value-type="float" office:value="2.9757782482206">
            <text:p>2.9757782482</text:p>
          </table:table-cell>
          <table:table-cell office:value-type="float" office:value="3.19726324614468">
            <text:p>3.1972632461</text:p>
          </table:table-cell>
          <table:table-cell office:value-type="float" office:value="4.2199956036904">
            <text:p>4.2199956037</text:p>
          </table:table-cell>
          <table:table-cell office:value-type="float" office:value="4.27538602049489">
            <text:p>4.2753860205</text:p>
          </table:table-cell>
          <table:table-cell office:value-type="float" office:value="4.16095325016947">
            <text:p>4.1609532502</text:p>
          </table:table-cell>
          <table:table-cell office:value-type="float" office:value="4.31350184973837">
            <text:p>4.3135018497</text:p>
          </table:table-cell>
          <table:table-cell office:value-type="float" office:value="2.78085897266019">
            <text:p>2.7808589727</text:p>
          </table:table-cell>
          <table:table-cell office:value-type="float" office:value="4.53489126056169">
            <text:p>4.5348912606</text:p>
          </table:table-cell>
          <table:table-cell office:value-type="float" office:value="4.32207436620369">
            <text:p>4.3220743662</text:p>
          </table:table-cell>
          <table:table-cell office:value-type="float" office:value="7.27492485400472">
            <text:p>7.274924854</text:p>
          </table:table-cell>
          <table:table-cell office:value-type="float" office:value="4.00888196278496">
            <text:p>4.0088819628</text:p>
          </table:table-cell>
          <table:table-cell office:value-type="float" office:value="3.77143645158791">
            <text:p>3.7714364516</text:p>
          </table:table-cell>
          <table:table-cell office:value-type="float" office:value="2.80253603810946">
            <text:p>2.8025360381</text:p>
          </table:table-cell>
          <table:table-cell office:value-type="float" office:value="7.27492485400472">
            <text:p>7.274924854</text:p>
          </table:table-cell>
          <table:table-cell office:value-type="float" office:value="3.03778800721982">
            <text:p>3.0377880072</text:p>
          </table:table-cell>
          <table:table-cell office:value-type="float" office:value="3.23243113101233">
            <text:p>3.232431131</text:p>
          </table:table-cell>
          <table:table-cell office:value-type="float" office:value="2.62494335874729">
            <text:p>2.6249433587</text:p>
          </table:table-cell>
          <table:table-cell office:value-type="float" office:value="4.13058194560227">
            <text:p>4.1305819456</text:p>
          </table:table-cell>
          <table:table-cell office:value-type="float" office:value="2.14374087350074">
            <text:p>2.1437408735</text:p>
          </table:table-cell>
          <table:table-cell office:value-type="float" office:value="2.00075614797445">
            <text:p>2.000756148</text:p>
          </table:table-cell>
          <table:table-cell office:value-type="float" office:value="2.94494172027381">
            <text:p>2.9449417203</text:p>
          </table:table-cell>
          <table:table-cell office:value-type="float" office:value="3.50531714060407">
            <text:p>3.5053171406</text:p>
          </table:table-cell>
          <table:table-cell office:value-type="float" office:value="4.00888196278496">
            <text:p>4.0088819628</text:p>
          </table:table-cell>
          <table:table-cell office:value-type="float" office:value="2.86136519416451">
            <text:p>2.8613651942</text:p>
          </table:table-cell>
          <table:table-cell office:value-type="float" office:value="1.82432308196328">
            <text:p>1.824323082</text:p>
          </table:table-cell>
          <table:table-cell office:value-type="float" office:value="3.52664111160929">
            <text:p>3.5266411116</text:p>
          </table:table-cell>
          <table:table-cell office:value-type="float" office:value="4.49833868761409">
            <text:p>4.4983386876</text:p>
          </table:table-cell>
          <table:table-cell office:value-type="float" office:value="2.33356363320856">
            <text:p>2.3335636332</text:p>
          </table:table-cell>
          <table:table-cell office:value-type="float" office:value="2.30873585808908">
            <text:p>2.3087358581</text:p>
          </table:table-cell>
          <table:table-cell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18-01-01">
            <text:p>Jan <text:s/>2018</text:p>
          </table:table-cell>
          <table:table-cell office:value-type="float" office:value="3.63365947027665">
            <text:p>3.6336594703</text:p>
          </table:table-cell>
          <table:table-cell office:value-type="float" office:value="2.09332323950834">
            <text:p>2.0933232395</text:p>
          </table:table-cell>
          <table:table-cell office:value-type="float" office:value="1.97631761622169">
            <text:p>1.9763176162</text:p>
          </table:table-cell>
          <table:table-cell office:value-type="float" office:value="2.01438930932169">
            <text:p>2.0143893093</text:p>
          </table:table-cell>
          <table:table-cell office:value-type="float" office:value="2.0428438257824">
            <text:p>2.0428438258</text:p>
          </table:table-cell>
          <table:table-cell office:value-type="float" office:value="2.63606946997775">
            <text:p>2.63606947</text:p>
          </table:table-cell>
          <table:table-cell office:value-type="float" office:value="4.24616920655629">
            <text:p>4.2461692066</text:p>
          </table:table-cell>
          <table:table-cell office:value-type="float" office:value="2.18547561963366">
            <text:p>2.1854756196</text:p>
          </table:table-cell>
          <table:table-cell office:value-type="float" office:value="2.13595938273179">
            <text:p>2.1359593827</text:p>
          </table:table-cell>
          <table:table-cell office:value-type="float" office:value="2.13289627307649">
            <text:p>2.1328962731</text:p>
          </table:table-cell>
          <table:table-cell office:value-type="float" office:value="2.20155836964301">
            <text:p>2.2015583696</text:p>
          </table:table-cell>
          <table:table-cell office:value-type="float" office:value="3.57811317486271">
            <text:p>3.5781131749</text:p>
          </table:table-cell>
          <table:table-cell office:value-type="float" office:value="3.122716287811">
            <text:p>3.1227162878</text:p>
          </table:table-cell>
          <table:table-cell office:value-type="float" office:value="2.39786513091214">
            <text:p>2.3978651309</text:p>
          </table:table-cell>
          <table:table-cell office:value-type="float" office:value="0.786909028722503">
            <text:p>0.7869090287</text:p>
          </table:table-cell>
          <table:table-cell office:value-type="float" office:value="4.24063226106151">
            <text:p>4.2406322611</text:p>
          </table:table-cell>
          <table:table-cell office:value-type="float" office:value="4.25056779956462">
            <text:p>4.2505677996</text:p>
          </table:table-cell>
          <table:table-cell office:value-type="float" office:value="4.15923156586112">
            <text:p>4.1592315659</text:p>
          </table:table-cell>
          <table:table-cell office:value-type="float" office:value="4.33669050640273">
            <text:p>4.3366905064</text:p>
          </table:table-cell>
          <table:table-cell office:value-type="float" office:value="2.98648371823283">
            <text:p>2.9864837182</text:p>
          </table:table-cell>
          <table:table-cell office:value-type="float" office:value="3.91198443992793">
            <text:p>3.9119844399</text:p>
          </table:table-cell>
          <table:table-cell office:value-type="float" office:value="3.00298133721374">
            <text:p>3.0029813372</text:p>
          </table:table-cell>
          <table:table-cell office:value-type="float" office:value="4.92439488984851">
            <text:p>4.9243948898</text:p>
          </table:table-cell>
          <table:table-cell office:value-type="float" office:value="3.26651243477645">
            <text:p>3.2665124348</text:p>
          </table:table-cell>
          <table:table-cell office:value-type="float" office:value="3.75657072862011">
            <text:p>3.7565707286</text:p>
          </table:table-cell>
          <table:table-cell office:value-type="float" office:value="2.35988025913006">
            <text:p>2.3598802591</text:p>
          </table:table-cell>
          <table:table-cell office:value-type="float" office:value="4.92439488984851">
            <text:p>4.9243948898</text:p>
          </table:table-cell>
          <table:table-cell office:value-type="float" office:value="4.09069336092822">
            <text:p>4.0906933609</text:p>
          </table:table-cell>
          <table:table-cell office:value-type="float" office:value="2.86004778997686">
            <text:p>2.86004779</text:p>
          </table:table-cell>
          <table:table-cell office:value-type="float" office:value="2.6532661098172">
            <text:p>2.6532661098</text:p>
          </table:table-cell>
          <table:table-cell office:value-type="float" office:value="2.65574658514317">
            <text:p>2.6557465851</text:p>
          </table:table-cell>
          <table:table-cell office:value-type="float" office:value="2.14671781590672">
            <text:p>2.1467178159</text:p>
          </table:table-cell>
          <table:table-cell office:value-type="float" office:value="2.00709542910232">
            <text:p>2.0070954291</text:p>
          </table:table-cell>
          <table:table-cell office:value-type="float" office:value="3.13744599837269">
            <text:p>3.1374459984</text:p>
          </table:table-cell>
          <table:table-cell office:value-type="float" office:value="2.71454714937447">
            <text:p>2.7145471494</text:p>
          </table:table-cell>
          <table:table-cell office:value-type="float" office:value="3.26651243477645">
            <text:p>3.2665124348</text:p>
          </table:table-cell>
          <table:table-cell office:value-type="float" office:value="2.99540570434816">
            <text:p>2.9954057043</text:p>
          </table:table-cell>
          <table:table-cell office:value-type="float" office:value="1.01409665742818">
            <text:p>1.0140966574</text:p>
          </table:table-cell>
          <table:table-cell office:value-type="float" office:value="2.21081890982488">
            <text:p>2.2108189098</text:p>
          </table:table-cell>
          <table:table-cell office:value-type="float" office:value="3.21215640177346">
            <text:p>3.2121564018</text:p>
          </table:table-cell>
          <table:table-cell office:value-type="float" office:value="1.89712431570147">
            <text:p>1.8971243157</text:p>
          </table:table-cell>
          <table:table-cell office:value-type="float" office:value="2.40260082422598">
            <text:p>2.4026008242</text:p>
          </table:table-cell>
          <table:table-cell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18-02-01">
            <text:p>Feb <text:s/>2018</text:p>
          </table:table-cell>
          <table:table-cell office:value-type="float" office:value="3.61439883414963">
            <text:p>3.6143988341</text:p>
          </table:table-cell>
          <table:table-cell office:value-type="float" office:value="2.18873750508386">
            <text:p>2.1887375051</text:p>
          </table:table-cell>
          <table:table-cell office:value-type="float" office:value="2.09790697598573">
            <text:p>2.097906976</text:p>
          </table:table-cell>
          <table:table-cell office:value-type="float" office:value="2.16956431755353">
            <text:p>2.1695643176</text:p>
          </table:table-cell>
          <table:table-cell office:value-type="float" office:value="2.18299685071142">
            <text:p>2.1829968507</text:p>
          </table:table-cell>
          <table:table-cell office:value-type="float" office:value="2.62007984486007">
            <text:p>2.6200798449</text:p>
          </table:table-cell>
          <table:table-cell office:value-type="float" office:value="3.69824157879238">
            <text:p>3.6982415788</text:p>
          </table:table-cell>
          <table:table-cell office:value-type="float" office:value="2.18646052597071">
            <text:p>2.186460526</text:p>
          </table:table-cell>
          <table:table-cell office:value-type="float" office:value="2.14189627136962">
            <text:p>2.1418962714</text:p>
          </table:table-cell>
          <table:table-cell office:value-type="float" office:value="2.17241179591654">
            <text:p>2.1724117959</text:p>
          </table:table-cell>
          <table:table-cell office:value-type="float" office:value="2.23019633438296">
            <text:p>2.2301963344</text:p>
          </table:table-cell>
          <table:table-cell office:value-type="float" office:value="3.5878361714967">
            <text:p>3.5878361715</text:p>
          </table:table-cell>
          <table:table-cell office:value-type="float" office:value="2.9990074601883">
            <text:p>2.9990074602</text:p>
          </table:table-cell>
          <table:table-cell office:value-type="float" office:value="2.06258729186296">
            <text:p>2.0625872919</text:p>
          </table:table-cell>
          <table:table-cell office:value-type="float" office:value="1.41523923006023">
            <text:p>1.4152392301</text:p>
          </table:table-cell>
          <table:table-cell office:value-type="float" office:value="4.15162113649696">
            <text:p>4.1516211365</text:p>
          </table:table-cell>
          <table:table-cell office:value-type="float" office:value="4.25257331236707">
            <text:p>4.2525733124</text:p>
          </table:table-cell>
          <table:table-cell office:value-type="float" office:value="4.14004708356816">
            <text:p>4.1400470836</text:p>
          </table:table-cell>
          <table:table-cell office:value-type="float" office:value="4.21131886817344">
            <text:p>4.2113188682</text:p>
          </table:table-cell>
          <table:table-cell office:value-type="float" office:value="2.40860727808903">
            <text:p>2.4086072781</text:p>
          </table:table-cell>
          <table:table-cell office:value-type="float" office:value="3.50921020454462">
            <text:p>3.5092102045</text:p>
          </table:table-cell>
          <table:table-cell office:value-type="float" office:value="2.05008813249861">
            <text:p>2.0500881325</text:p>
          </table:table-cell>
          <table:table-cell office:value-type="float" office:value="4.06233920910374">
            <text:p>4.0623392091</text:p>
          </table:table-cell>
          <table:table-cell office:value-type="float" office:value="3.94515365925144">
            <text:p>3.9451536593</text:p>
          </table:table-cell>
          <table:table-cell office:value-type="float" office:value="3.71217106168348">
            <text:p>3.7121710617</text:p>
          </table:table-cell>
          <table:table-cell office:value-type="float" office:value="2.40182511741005">
            <text:p>2.4018251174</text:p>
          </table:table-cell>
          <table:table-cell office:value-type="float" office:value="4.06233920910374">
            <text:p>4.0623392091</text:p>
          </table:table-cell>
          <table:table-cell office:value-type="float" office:value="3.03527927006562">
            <text:p>3.0352792701</text:p>
          </table:table-cell>
          <table:table-cell office:value-type="float" office:value="3.09573642799314">
            <text:p>3.095736428</text:p>
          </table:table-cell>
          <table:table-cell office:value-type="float" office:value="2.5328747264722">
            <text:p>2.5328747265</text:p>
          </table:table-cell>
          <table:table-cell office:value-type="float" office:value="2.71177734317137">
            <text:p>2.7117773432</text:p>
          </table:table-cell>
          <table:table-cell office:value-type="float" office:value="2.0804196502817">
            <text:p>2.0804196503</text:p>
          </table:table-cell>
          <table:table-cell office:value-type="float" office:value="2.25535292867096">
            <text:p>2.2553529287</text:p>
          </table:table-cell>
          <table:table-cell office:value-type="float" office:value="2.36066479610427">
            <text:p>2.3606647961</text:p>
          </table:table-cell>
          <table:table-cell office:value-type="float" office:value="3.87596328193918">
            <text:p>3.8759632819</text:p>
          </table:table-cell>
          <table:table-cell office:value-type="float" office:value="3.94515365925144">
            <text:p>3.9451536593</text:p>
          </table:table-cell>
          <table:table-cell office:value-type="float" office:value="2.69551882365811">
            <text:p>2.6955188237</text:p>
          </table:table-cell>
          <table:table-cell office:value-type="float" office:value="1.26394544971508">
            <text:p>1.2639454497</text:p>
          </table:table-cell>
          <table:table-cell office:value-type="float" office:value="1.27160597386435">
            <text:p>1.2716059739</text:p>
          </table:table-cell>
          <table:table-cell office:value-type="float" office:value="4.06200215114092">
            <text:p>4.0620021511</text:p>
          </table:table-cell>
          <table:table-cell office:value-type="float" office:value="2.17041934669572">
            <text:p>2.1704193467</text:p>
          </table:table-cell>
          <table:table-cell office:value-type="float" office:value="2.42398890191806">
            <text:p>2.4239889019</text:p>
          </table:table-cell>
          <table:table-cell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18-03-01">
            <text:p>Mar <text:s/>2018</text:p>
          </table:table-cell>
          <table:table-cell office:value-type="float" office:value="4.04895670102053">
            <text:p>4.048956701</text:p>
          </table:table-cell>
          <table:table-cell office:value-type="float" office:value="2.32027950228506">
            <text:p>2.3202795023</text:p>
          </table:table-cell>
          <table:table-cell office:value-type="float" office:value="2.1680546835419">
            <text:p>2.1680546835</text:p>
          </table:table-cell>
          <table:table-cell office:value-type="float" office:value="2.2272007491825">
            <text:p>2.2272007492</text:p>
          </table:table-cell>
          <table:table-cell office:value-type="float" office:value="2.23805696764781">
            <text:p>2.2380569676</text:p>
          </table:table-cell>
          <table:table-cell office:value-type="float" office:value="2.79330078363496">
            <text:p>2.7933007836</text:p>
          </table:table-cell>
          <table:table-cell office:value-type="float" office:value="3.9050067213448">
            <text:p>3.9050067213</text:p>
          </table:table-cell>
          <table:table-cell office:value-type="float" office:value="2.2229020604415">
            <text:p>2.2229020604</text:p>
          </table:table-cell>
          <table:table-cell office:value-type="float" office:value="2.20918100926504">
            <text:p>2.2091810093</text:p>
          </table:table-cell>
          <table:table-cell office:value-type="float" office:value="2.1498314971508">
            <text:p>2.1498314972</text:p>
          </table:table-cell>
          <table:table-cell office:value-type="float" office:value="2.21004369252892">
            <text:p>2.2100436925</text:p>
          </table:table-cell>
          <table:table-cell office:value-type="float" office:value="3.49616220323336">
            <text:p>3.4961622032</text:p>
          </table:table-cell>
          <table:table-cell office:value-type="float" office:value="3.29326632200928">
            <text:p>3.293266322</text:p>
          </table:table-cell>
          <table:table-cell office:value-type="float" office:value="2.16766240410086">
            <text:p>2.1676624041</text:p>
          </table:table-cell>
          <table:table-cell office:value-type="float" office:value="3.55296600444388">
            <text:p>3.5529660044</text:p>
          </table:table-cell>
          <table:table-cell office:value-type="float" office:value="4.32889748234759">
            <text:p>4.3288974823</text:p>
          </table:table-cell>
          <table:table-cell office:value-type="float" office:value="4.17912140597749">
            <text:p>4.179121406</text:p>
          </table:table-cell>
          <table:table-cell office:value-type="float" office:value="4.23867499894609">
            <text:p>4.2386749989</text:p>
          </table:table-cell>
          <table:table-cell office:value-type="float" office:value="4.27425950769099">
            <text:p>4.2742595077</text:p>
          </table:table-cell>
          <table:table-cell office:value-type="float" office:value="3.81961846322543">
            <text:p>3.8196184632</text:p>
          </table:table-cell>
          <table:table-cell office:value-type="float" office:value="2.61599591300418">
            <text:p>2.615995913</text:p>
          </table:table-cell>
          <table:table-cell office:value-type="float" office:value="2.06942967251313">
            <text:p>2.0694296725</text:p>
          </table:table-cell>
          <table:table-cell office:value-type="float" office:value="4.0926003669198">
            <text:p>4.0926003669</text:p>
          </table:table-cell>
          <table:table-cell office:value-type="float" office:value="3.82834233156406">
            <text:p>3.8283423316</text:p>
          </table:table-cell>
          <table:table-cell office:value-type="float" office:value="3.66777139474686">
            <text:p>3.6677713947</text:p>
          </table:table-cell>
          <table:table-cell office:value-type="float" office:value="1.86752240166622">
            <text:p>1.8675224017</text:p>
          </table:table-cell>
          <table:table-cell office:value-type="float" office:value="4.0926003669198">
            <text:p>4.0926003669</text:p>
          </table:table-cell>
          <table:table-cell office:value-type="float" office:value="3.15819077646785">
            <text:p>3.1581907765</text:p>
          </table:table-cell>
          <table:table-cell office:value-type="float" office:value="3.29502191173401">
            <text:p>3.2950219117</text:p>
          </table:table-cell>
          <table:table-cell office:value-type="float" office:value="2.56387216167762">
            <text:p>2.5638721617</text:p>
          </table:table-cell>
          <table:table-cell office:value-type="float" office:value="2.82407933458412">
            <text:p>2.8240793346</text:p>
          </table:table-cell>
          <table:table-cell office:value-type="float" office:value="2.87887982340046">
            <text:p>2.8788798234</text:p>
          </table:table-cell>
          <table:table-cell office:value-type="float" office:value="2.00511359240842">
            <text:p>2.0051135924</text:p>
          </table:table-cell>
          <table:table-cell office:value-type="float" office:value="5.31318524872569">
            <text:p>5.3131852487</text:p>
          </table:table-cell>
          <table:table-cell office:value-type="float" office:value="2.95313985313165">
            <text:p>2.9531398531</text:p>
          </table:table-cell>
          <table:table-cell office:value-type="float" office:value="3.82834233156406">
            <text:p>3.8283423316</text:p>
          </table:table-cell>
          <table:table-cell office:value-type="float" office:value="2.74064662224971">
            <text:p>2.7406466222</text:p>
          </table:table-cell>
          <table:table-cell office:value-type="float" office:value="0.789489455847577">
            <text:p>0.7894894558</text:p>
          </table:table-cell>
          <table:table-cell office:value-type="float" office:value="3.84898100743045">
            <text:p>3.8489810074</text:p>
          </table:table-cell>
          <table:table-cell office:value-type="float" office:value="3.00574629426981">
            <text:p>3.0057462943</text:p>
          </table:table-cell>
          <table:table-cell office:value-type="float" office:value="1.8855622598167">
            <text:p>1.8855622598</text:p>
          </table:table-cell>
          <table:table-cell office:value-type="float" office:value="2.30770047396844">
            <text:p>2.307700474</text:p>
          </table:table-cell>
          <table:table-cell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18-04-01">
            <text:p>Apr <text:s/>2018</text:p>
          </table:table-cell>
          <table:table-cell office:value-type="float" office:value="4.95304316707052">
            <text:p>4.9530431671</text:p>
          </table:table-cell>
          <table:table-cell office:value-type="float" office:value="2.26099296833522">
            <text:p>2.2609929683</text:p>
          </table:table-cell>
          <table:table-cell office:value-type="float" office:value="2.33173266783964">
            <text:p>2.3317326678</text:p>
          </table:table-cell>
          <table:table-cell office:value-type="float" office:value="2.25380217916511">
            <text:p>2.2538021792</text:p>
          </table:table-cell>
          <table:table-cell office:value-type="float" office:value="2.32314987564043">
            <text:p>2.3231498756</text:p>
          </table:table-cell>
          <table:table-cell office:value-type="float" office:value="2.74799684580153">
            <text:p>2.7479968458</text:p>
          </table:table-cell>
          <table:table-cell office:value-type="float" office:value="2.59825102041351">
            <text:p>2.5982510204</text:p>
          </table:table-cell>
          <table:table-cell office:value-type="float" office:value="2.05546798314328">
            <text:p>2.0554679831</text:p>
          </table:table-cell>
          <table:table-cell office:value-type="float" office:value="2.19730723198937">
            <text:p>2.197307232</text:p>
          </table:table-cell>
          <table:table-cell office:value-type="float" office:value="2.13760050198602">
            <text:p>2.137600502</text:p>
          </table:table-cell>
          <table:table-cell office:value-type="float" office:value="2.01912392759594">
            <text:p>2.0191239276</text:p>
          </table:table-cell>
          <table:table-cell office:value-type="float" office:value="4.03092701810285">
            <text:p>4.0309270181</text:p>
          </table:table-cell>
          <table:table-cell office:value-type="float" office:value="1.63580824318091">
            <text:p>1.6358082432</text:p>
          </table:table-cell>
          <table:table-cell office:value-type="float" office:value="2.3501401753537">
            <text:p>2.3501401754</text:p>
          </table:table-cell>
          <table:table-cell office:value-type="float" office:value="3.92504981082264">
            <text:p>3.9250498108</text:p>
          </table:table-cell>
          <table:table-cell office:value-type="float" office:value="4.33884285939391">
            <text:p>4.3388428594</text:p>
          </table:table-cell>
          <table:table-cell office:value-type="float" office:value="4.377165795219">
            <text:p>4.3771657952</text:p>
          </table:table-cell>
          <table:table-cell office:value-type="float" office:value="4.26327048906527">
            <text:p>4.2632704891</text:p>
          </table:table-cell>
          <table:table-cell office:value-type="float" office:value="4.43224815749213">
            <text:p>4.4322481575</text:p>
          </table:table-cell>
          <table:table-cell office:value-type="float" office:value="2.92975965048866">
            <text:p>2.9297596505</text:p>
          </table:table-cell>
          <table:table-cell office:value-type="float" office:value="3.17483159403791">
            <text:p>3.174831594</text:p>
          </table:table-cell>
          <table:table-cell office:value-type="float" office:value="5.4709618430659">
            <text:p>5.4709618431</text:p>
          </table:table-cell>
          <table:table-cell office:value-type="float" office:value="4.03026465543086">
            <text:p>4.0302646554</text:p>
          </table:table-cell>
          <table:table-cell office:value-type="float" office:value="4.85252171243297">
            <text:p>4.8525217124</text:p>
          </table:table-cell>
          <table:table-cell office:value-type="float" office:value="3.62337172781023">
            <text:p>3.6233717278</text:p>
          </table:table-cell>
          <table:table-cell office:value-type="float" office:value="2.05517836855103">
            <text:p>2.0551783686</text:p>
          </table:table-cell>
          <table:table-cell office:value-type="float" office:value="4.03026465543086">
            <text:p>4.0302646554</text:p>
          </table:table-cell>
          <table:table-cell office:value-type="float" office:value="2.95977348119079">
            <text:p>2.9597734812</text:p>
          </table:table-cell>
          <table:table-cell office:value-type="float" office:value="3.5395330510573">
            <text:p>3.5395330511</text:p>
          </table:table-cell>
          <table:table-cell office:value-type="float" office:value="2.6472448138746">
            <text:p>2.6472448139</text:p>
          </table:table-cell>
          <table:table-cell office:value-type="float" office:value="3.12972351249763">
            <text:p>3.1297235125</text:p>
          </table:table-cell>
          <table:table-cell office:value-type="float" office:value="2.684604719914">
            <text:p>2.6846047199</text:p>
          </table:table-cell>
          <table:table-cell office:value-type="float" office:value="2.40282667619238">
            <text:p>2.4028266762</text:p>
          </table:table-cell>
          <table:table-cell office:value-type="float" office:value="2.82845224595139">
            <text:p>2.828452246</text:p>
          </table:table-cell>
          <table:table-cell office:value-type="float" office:value="2.45617940323737">
            <text:p>2.4561794032</text:p>
          </table:table-cell>
          <table:table-cell office:value-type="float" office:value="4.85252171243297">
            <text:p>4.8525217124</text:p>
          </table:table-cell>
          <table:table-cell office:value-type="float" office:value="3.091002906956">
            <text:p>3.091002907</text:p>
          </table:table-cell>
          <table:table-cell office:value-type="float" office:value="1.17437257637402">
            <text:p>1.1743725764</text:p>
          </table:table-cell>
          <table:table-cell office:value-type="float" office:value="3.33518616697118">
            <text:p>3.335186167</text:p>
          </table:table-cell>
          <table:table-cell office:value-type="float" office:value="5.09571190806049">
            <text:p>5.0957119081</text:p>
          </table:table-cell>
          <table:table-cell office:value-type="float" office:value="2.44591880718676">
            <text:p>2.4459188072</text:p>
          </table:table-cell>
          <table:table-cell office:value-type="float" office:value="2.46007943412323">
            <text:p>2.4600794341</text:p>
          </table:table-cell>
          <table:table-cell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18-05-01">
            <text:p>May <text:s/>2018</text:p>
          </table:table-cell>
          <table:table-cell office:value-type="float" office:value="4.51807885547208">
            <text:p>4.5180788555</text:p>
          </table:table-cell>
          <table:table-cell office:value-type="float" office:value="2.33880654414439">
            <text:p>2.3388065441</text:p>
          </table:table-cell>
          <table:table-cell office:value-type="float" office:value="2.24755541877223">
            <text:p>2.2475554188</text:p>
          </table:table-cell>
          <table:table-cell office:value-type="float" office:value="2.24493503583757">
            <text:p>2.2449350358</text:p>
          </table:table-cell>
          <table:table-cell office:value-type="float" office:value="2.3331608059925">
            <text:p>2.333160806</text:p>
          </table:table-cell>
          <table:table-cell office:value-type="float" office:value="2.87058397170376">
            <text:p>2.8705839717</text:p>
          </table:table-cell>
          <table:table-cell office:value-type="float" office:value="3.50181469336758">
            <text:p>3.5018146934</text:p>
          </table:table-cell>
          <table:table-cell office:value-type="float" office:value="2.13229067743305">
            <text:p>2.1322906774</text:p>
          </table:table-cell>
          <table:table-cell office:value-type="float" office:value="2.08252738499131">
            <text:p>2.082527385</text:p>
          </table:table-cell>
          <table:table-cell office:value-type="float" office:value="2.10749343696503">
            <text:p>2.107493437</text:p>
          </table:table-cell>
          <table:table-cell office:value-type="float" office:value="2.12625112903055">
            <text:p>2.126251129</text:p>
          </table:table-cell>
          <table:table-cell office:value-type="float" office:value="4.05454000992826">
            <text:p>4.0545400099</text:p>
          </table:table-cell>
          <table:table-cell office:value-type="float" office:value="3.69081604961232">
            <text:p>3.6908160496</text:p>
          </table:table-cell>
          <table:table-cell office:value-type="float" office:value="2.45681948777844">
            <text:p>2.4568194878</text:p>
          </table:table-cell>
          <table:table-cell office:value-type="float" office:value="3.49329218643973">
            <text:p>3.4932921864</text:p>
          </table:table-cell>
          <table:table-cell office:value-type="float" office:value="4.41219001511051">
            <text:p>4.4121900151</text:p>
          </table:table-cell>
          <table:table-cell office:value-type="float" office:value="4.35585722169302">
            <text:p>4.3558572217</text:p>
          </table:table-cell>
          <table:table-cell office:value-type="float" office:value="4.32598898886919">
            <text:p>4.3259889889</text:p>
          </table:table-cell>
          <table:table-cell office:value-type="float" office:value="4.45135968771001">
            <text:p>4.4513596877</text:p>
          </table:table-cell>
          <table:table-cell office:value-type="float" office:value="3.25592304001767">
            <text:p>3.25592304</text:p>
          </table:table-cell>
          <table:table-cell office:value-type="float" office:value="4.3856874714793">
            <text:p>4.3856874715</text:p>
          </table:table-cell>
          <table:table-cell office:value-type="float" office:value="4.21247230612143">
            <text:p>4.2124723061</text:p>
          </table:table-cell>
          <table:table-cell office:value-type="float" office:value="4.55826712499657">
            <text:p>4.558267125</text:p>
          </table:table-cell>
          <table:table-cell office:value-type="float" office:value="4.30219101486488">
            <text:p>4.3021910149</text:p>
          </table:table-cell>
          <table:table-cell office:value-type="float" office:value="3.5789720608736">
            <text:p>3.5789720609</text:p>
          </table:table-cell>
          <table:table-cell office:value-type="float" office:value="2.13264312987243">
            <text:p>2.1326431299</text:p>
          </table:table-cell>
          <table:table-cell office:value-type="float" office:value="4.55826712499657">
            <text:p>4.558267125</text:p>
          </table:table-cell>
          <table:table-cell office:value-type="float" office:value="2.61725055790201">
            <text:p>2.6172505579</text:p>
          </table:table-cell>
          <table:table-cell office:value-type="float" office:value="3.50741074997555">
            <text:p>3.50741075</text:p>
          </table:table-cell>
          <table:table-cell office:value-type="float" office:value="2.6205000931209">
            <text:p>2.6205000931</text:p>
          </table:table-cell>
          <table:table-cell office:value-type="float" office:value="3.40813385630515">
            <text:p>3.4081338563</text:p>
          </table:table-cell>
          <table:table-cell office:value-type="float" office:value="2.20462210944272">
            <text:p>2.2046221094</text:p>
          </table:table-cell>
          <table:table-cell office:value-type="float" office:value="2.41693752653913">
            <text:p>2.4169375265</text:p>
          </table:table-cell>
          <table:table-cell office:value-type="float" office:value="3.86203479530827">
            <text:p>3.8620347953</text:p>
          </table:table-cell>
          <table:table-cell office:value-type="float" office:value="3.15564911993695">
            <text:p>3.1556491199</text:p>
          </table:table-cell>
          <table:table-cell office:value-type="float" office:value="4.30219101486488">
            <text:p>4.3021910149</text:p>
          </table:table-cell>
          <table:table-cell office:value-type="float" office:value="3.11087034330525">
            <text:p>3.1108703433</text:p>
          </table:table-cell>
          <table:table-cell office:value-type="float" office:value="1.02247813375873">
            <text:p>1.0224781338</text:p>
          </table:table-cell>
          <table:table-cell office:value-type="float" office:value="4.22861457251145">
            <text:p>4.2286145725</text:p>
          </table:table-cell>
          <table:table-cell office:value-type="float" office:value="3.81669278975615">
            <text:p>3.8166927898</text:p>
          </table:table-cell>
          <table:table-cell office:value-type="float" office:value="2.34569860499464">
            <text:p>2.345698605</text:p>
          </table:table-cell>
          <table:table-cell office:value-type="float" office:value="2.40653528388441">
            <text:p>2.4065352839</text:p>
          </table:table-cell>
          <table:table-cell office:value-type="float" office:value="4.63127928762394">
            <text:p>4.6312792876</text:p>
          </table:table-cell>
        </table:table-row>
        <table:table-row table:style-name="ro2">
          <table:table-cell office:value-type="date" office:date-value="2018-06-01">
            <text:p>Jun <text:s/>2018</text:p>
          </table:table-cell>
          <table:table-cell office:value-type="float" office:value="2.25968517873606">
            <text:p>2.2596851787</text:p>
          </table:table-cell>
          <table:table-cell office:value-type="float" office:value="2.48239111855415">
            <text:p>2.4823911186</text:p>
          </table:table-cell>
          <table:table-cell office:value-type="float" office:value="2.35698584255986">
            <text:p>2.3569858426</text:p>
          </table:table-cell>
          <table:table-cell office:value-type="float" office:value="2.38680932907812">
            <text:p>2.3868093291</text:p>
          </table:table-cell>
          <table:table-cell office:value-type="float" office:value="2.39823185328097">
            <text:p>2.3982318533</text:p>
          </table:table-cell>
          <table:table-cell office:value-type="float" office:value="2.91855284705681">
            <text:p>2.9185528471</text:p>
          </table:table-cell>
          <table:table-cell office:value-type="float" office:value="3.8967361156427">
            <text:p>3.8967361156</text:p>
          </table:table-cell>
          <table:table-cell office:value-type="float" office:value="2.14509445981468">
            <text:p>2.1450944598</text:p>
          </table:table-cell>
          <table:table-cell office:value-type="float" office:value="2.10330649522372">
            <text:p>2.1033064952</text:p>
          </table:table-cell>
          <table:table-cell office:value-type="float" office:value="2.11125682009265">
            <text:p>2.1112568201</text:p>
          </table:table-cell>
          <table:table-cell office:value-type="float" office:value="2.18352705851045">
            <text:p>2.1835270585</text:p>
          </table:table-cell>
          <table:table-cell office:value-type="float" office:value="4.10315499309822">
            <text:p>4.1031549931</text:p>
          </table:table-cell>
          <table:table-cell office:value-type="float" office:value="3.1010972693915">
            <text:p>3.1010972694</text:p>
          </table:table-cell>
          <table:table-cell office:value-type="float" office:value="2.64892246015232">
            <text:p>2.6489224602</text:p>
          </table:table-cell>
          <table:table-cell office:value-type="float" office:value="3.86303584309285">
            <text:p>3.8630358431</text:p>
          </table:table-cell>
          <table:table-cell office:value-type="float" office:value="4.40348781019498">
            <text:p>4.4034878102</text:p>
          </table:table-cell>
          <table:table-cell office:value-type="float" office:value="4.44485185230155">
            <text:p>4.4448518523</text:p>
          </table:table-cell>
          <table:table-cell office:value-type="float" office:value="4.46495350804258">
            <text:p>4.464953508</text:p>
          </table:table-cell>
          <table:table-cell office:value-type="float" office:value="4.5214352985089">
            <text:p>4.5214352985</text:p>
          </table:table-cell>
          <table:table-cell office:value-type="float" office:value="2.83049253193635">
            <text:p>2.8304925319</text:p>
          </table:table-cell>
          <table:table-cell office:value-type="float" office:value="4.55794311931619">
            <text:p>4.5579431193</text:p>
          </table:table-cell>
          <table:table-cell office:value-type="float" office:value="4.31433775019788">
            <text:p>4.3143377502</text:p>
          </table:table-cell>
          <table:table-cell office:value-type="float" office:value="4.66075801056815">
            <text:p>4.6607580106</text:p>
          </table:table-cell>
          <table:table-cell office:value-type="float" office:value="4.31130605461412">
            <text:p>4.3113060546</text:p>
          </table:table-cell>
          <table:table-cell office:value-type="float" office:value="3.53457239393697">
            <text:p>3.5345723939</text:p>
          </table:table-cell>
          <table:table-cell office:value-type="float" office:value="2.15600074306421">
            <text:p>2.1560007431</text:p>
          </table:table-cell>
          <table:table-cell office:value-type="float" office:value="4.66075801056815">
            <text:p>4.6607580106</text:p>
          </table:table-cell>
          <table:table-cell office:value-type="float" office:value="3.81549098696923">
            <text:p>3.815490987</text:p>
          </table:table-cell>
          <table:table-cell office:value-type="float" office:value="3.34864389155959">
            <text:p>3.3486438916</text:p>
          </table:table-cell>
          <table:table-cell office:value-type="float" office:value="2.77063139509566">
            <text:p>2.7706313951</text:p>
          </table:table-cell>
          <table:table-cell office:value-type="float" office:value="3.41252253155843">
            <text:p>3.4125225316</text:p>
          </table:table-cell>
          <table:table-cell office:value-type="float" office:value="2.80930465220918">
            <text:p>2.8093046522</text:p>
          </table:table-cell>
          <table:table-cell office:value-type="float" office:value="2.71535972652782">
            <text:p>2.7153597265</text:p>
          </table:table-cell>
          <table:table-cell office:value-type="float" office:value="2.94428250812518">
            <text:p>2.9442825081</text:p>
          </table:table-cell>
          <table:table-cell office:value-type="float" office:value="4.73305407776151">
            <text:p>4.7330540778</text:p>
          </table:table-cell>
          <table:table-cell office:value-type="float" office:value="4.31130605461412">
            <text:p>4.3113060546</text:p>
          </table:table-cell>
          <table:table-cell office:value-type="float" office:value="3.26624306154186">
            <text:p>3.2662430615</text:p>
          </table:table-cell>
          <table:table-cell office:value-type="float" office:value="1.46762197245434">
            <text:p>1.4676219725</text:p>
          </table:table-cell>
          <table:table-cell office:value-type="float" office:value="4.23264697152094">
            <text:p>4.2326469715</text:p>
          </table:table-cell>
          <table:table-cell office:value-type="float" office:value="5.29997668103562">
            <text:p>5.299976681</text:p>
          </table:table-cell>
          <table:table-cell office:value-type="float" office:value="2.6999162387893">
            <text:p>2.6999162388</text:p>
          </table:table-cell>
          <table:table-cell office:value-type="float" office:value="2.55071991828442">
            <text:p>2.5507199183</text:p>
          </table:table-cell>
          <table:table-cell office:value-type="float" office:value="5.09368916443073">
            <text:p>5.0936891644</text:p>
          </table:table-cell>
        </table:table-row>
        <table:table-row table:style-name="ro2">
          <table:table-cell office:value-type="date" office:date-value="2018-07-01">
            <text:p>Jul <text:s/>2018</text:p>
          </table:table-cell>
          <table:table-cell office:value-type="float" office:value="5.31435007396556">
            <text:p>5.314350074</text:p>
          </table:table-cell>
          <table:table-cell office:value-type="float" office:value="2.596332425989">
            <text:p>2.596332426</text:p>
          </table:table-cell>
          <table:table-cell office:value-type="float" office:value="2.4374218805576">
            <text:p>2.4374218806</text:p>
          </table:table-cell>
          <table:table-cell office:value-type="float" office:value="2.55528505230127">
            <text:p>2.5552850523</text:p>
          </table:table-cell>
          <table:table-cell office:value-type="float" office:value="2.53838487820999">
            <text:p>2.5383848782</text:p>
          </table:table-cell>
          <table:table-cell office:value-type="float" office:value="2.69203315788964">
            <text:p>2.6920331579</text:p>
          </table:table-cell>
          <table:table-cell office:value-type="float" office:value="3.6486179445798">
            <text:p>3.6486179446</text:p>
          </table:table-cell>
          <table:table-cell office:value-type="float" office:value="2.08895479860292">
            <text:p>2.0889547986</text:p>
          </table:table-cell>
          <table:table-cell office:value-type="float" office:value="2.12210664257685">
            <text:p>2.1221066426</text:p>
          </table:table-cell>
          <table:table-cell office:value-type="float" office:value="2.07456383459832">
            <text:p>2.0745638346</text:p>
          </table:table-cell>
          <table:table-cell office:value-type="float" office:value="2.11034114861947">
            <text:p>2.1103411486</text:p>
          </table:table-cell>
          <table:table-cell office:value-type="float" office:value="4.66569979835055">
            <text:p>4.6656997984</text:p>
          </table:table-cell>
          <table:table-cell office:value-type="float" office:value="2.51137848917068">
            <text:p>2.5113784892</text:p>
          </table:table-cell>
          <table:table-cell office:value-type="float" office:value="2.57873870197815">
            <text:p>2.578738702</text:p>
          </table:table-cell>
          <table:table-cell office:value-type="float" office:value="2.68594053108959">
            <text:p>2.6859405311</text:p>
          </table:table-cell>
          <table:table-cell office:value-type="float" office:value="4.61979976095241">
            <text:p>4.619799761</text:p>
          </table:table-cell>
          <table:table-cell office:value-type="float" office:value="4.4122622692618">
            <text:p>4.4122622693</text:p>
          </table:table-cell>
          <table:table-cell office:value-type="float" office:value="4.56333546851932">
            <text:p>4.5633354685</text:p>
          </table:table-cell>
          <table:table-cell office:value-type="float" office:value="4.5010496662765">
            <text:p>4.5010496663</text:p>
          </table:table-cell>
          <table:table-cell office:value-type="float" office:value="3.98624541222394">
            <text:p>3.9862454122</text:p>
          </table:table-cell>
          <table:table-cell office:value-type="float" office:value="5.13170641689053">
            <text:p>5.1317064169</text:p>
          </table:table-cell>
          <table:table-cell office:value-type="float" office:value="0.970830199688657">
            <text:p>0.9708301997</text:p>
          </table:table-cell>
          <table:table-cell office:value-type="float" office:value="3.59096475481578">
            <text:p>3.5909647548</text:p>
          </table:table-cell>
          <table:table-cell office:value-type="float" office:value="1.50905329914001">
            <text:p>1.5090532991</text:p>
          </table:table-cell>
          <table:table-cell office:value-type="float" office:value="3.49017272700034">
            <text:p>3.490172727</text:p>
          </table:table-cell>
          <table:table-cell office:value-type="float" office:value="2.2397185544673">
            <text:p>2.2397185545</text:p>
          </table:table-cell>
          <table:table-cell office:value-type="float" office:value="3.59096475481578">
            <text:p>3.5909647548</text:p>
          </table:table-cell>
          <table:table-cell office:value-type="float" office:value="2.79316675150689">
            <text:p>2.7931667515</text:p>
          </table:table-cell>
          <table:table-cell office:value-type="float" office:value="2.22760738806486">
            <text:p>2.2276073881</text:p>
          </table:table-cell>
          <table:table-cell office:value-type="float" office:value="2.37034729807988">
            <text:p>2.3703472981</text:p>
          </table:table-cell>
          <table:table-cell office:value-type="float" office:value="2.65839181406295">
            <text:p>2.6583918141</text:p>
          </table:table-cell>
          <table:table-cell office:value-type="float" office:value="1.66697209740409">
            <text:p>1.6669720974</text:p>
          </table:table-cell>
          <table:table-cell office:value-type="float" office:value="1.3458586451906">
            <text:p>1.3458586452</text:p>
          </table:table-cell>
          <table:table-cell office:value-type="float" office:value="2.02703657230264">
            <text:p>2.0270365723</text:p>
          </table:table-cell>
          <table:table-cell office:value-type="float" office:value="0.661854974223424">
            <text:p>0.6618549742</text:p>
          </table:table-cell>
          <table:table-cell office:value-type="float" office:value="1.50905329914001">
            <text:p>1.5090532991</text:p>
          </table:table-cell>
          <table:table-cell office:value-type="float" office:value="2.65183227488886">
            <text:p>2.6518322749</text:p>
          </table:table-cell>
          <table:table-cell office:value-type="float" office:value="0.952736477751351">
            <text:p>0.9527364778</text:p>
          </table:table-cell>
          <table:table-cell office:value-type="float" office:value="2.21921974109465">
            <text:p>2.2192197411</text:p>
          </table:table-cell>
          <table:table-cell office:value-type="float" office:value="2.29336868016465">
            <text:p>2.2933686802</text:p>
          </table:table-cell>
          <table:table-cell office:value-type="float" office:value="1.14665399624231">
            <text:p>1.1466539962</text:p>
          </table:table-cell>
          <table:table-cell office:value-type="float" office:value="2.9681572133231">
            <text:p>2.9681572133</text:p>
          </table:table-cell>
          <table:table-cell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18-08-01">
            <text:p>Aug <text:s/>2018</text:p>
          </table:table-cell>
          <table:table-cell office:value-type="float" office:value="4.56732152362816">
            <text:p>4.5673215236</text:p>
          </table:table-cell>
          <table:table-cell office:value-type="float" office:value="2.19985373019945">
            <text:p>2.1998537302</text:p>
          </table:table-cell>
          <table:table-cell office:value-type="float" office:value="2.51411670748568">
            <text:p>2.5141167075</text:p>
          </table:table-cell>
          <table:table-cell office:value-type="float" office:value="2.43646533171231">
            <text:p>2.4364653317</text:p>
          </table:table-cell>
          <table:table-cell office:value-type="float" office:value="2.28811161940818">
            <text:p>2.2881116194</text:p>
          </table:table-cell>
          <table:table-cell office:value-type="float" office:value="2.62007984486007">
            <text:p>2.6200798449</text:p>
          </table:table-cell>
          <table:table-cell office:value-type="float" office:value="0.799394280207467">
            <text:p>0.7993942802</text:p>
          </table:table-cell>
          <table:table-cell office:value-type="float" office:value="2.02001135500954">
            <text:p>2.020011355</text:p>
          </table:table-cell>
          <table:table-cell office:value-type="float" office:value="2.06372723763818">
            <text:p>2.0637272376</text:p>
          </table:table-cell>
          <table:table-cell office:value-type="float" office:value="1.98988771422678">
            <text:p>1.9898877142</text:p>
          </table:table-cell>
          <table:table-cell office:value-type="float" office:value="2.07215719563288">
            <text:p>2.0721571956</text:p>
          </table:table-cell>
          <table:table-cell office:value-type="float" office:value="4.68653479113767">
            <text:p>4.6865347911</text:p>
          </table:table-cell>
          <table:table-cell office:value-type="float" office:value="2.37686015233823">
            <text:p>2.3768601523</text:p>
          </table:table-cell>
          <table:table-cell office:value-type="float" office:value="2.2951963189545">
            <text:p>2.295196319</text:p>
          </table:table-cell>
          <table:table-cell office:value-type="float" office:value="1.74637041624007">
            <text:p>1.7463704162</text:p>
          </table:table-cell>
          <table:table-cell office:value-type="float" office:value="4.66455395766085">
            <text:p>4.6645539577</text:p>
          </table:table-cell>
          <table:table-cell office:value-type="float" office:value="4.61281354950637">
            <text:p>4.6128135495</text:p>
          </table:table-cell>
          <table:table-cell office:value-type="float" office:value="4.63712193887687">
            <text:p>4.6371219389</text:p>
          </table:table-cell>
          <table:table-cell office:value-type="float" office:value="4.71509880471675">
            <text:p>4.7150988047</text:p>
          </table:table-cell>
          <table:table-cell office:value-type="float" office:value="3.09993185372119">
            <text:p>3.0999318537</text:p>
          </table:table-cell>
          <table:table-cell office:value-type="float" office:value="5.27989693745595">
            <text:p>5.2798969375</text:p>
          </table:table-cell>
          <table:table-cell office:value-type="float" office:value="0.179116495094494">
            <text:p>0.1791164951</text:p>
          </table:table-cell>
          <table:table-cell office:value-type="float" office:value="4.18753973290026">
            <text:p>4.1875397329</text:p>
          </table:table-cell>
          <table:table-cell office:value-type="float" office:value="4.31964223955675">
            <text:p>4.3196422396</text:p>
          </table:table-cell>
          <table:table-cell office:value-type="float" office:value="3.44577306006371">
            <text:p>3.4457730601</text:p>
          </table:table-cell>
          <table:table-cell office:value-type="float" office:value="2.04269375653225">
            <text:p>2.0426937565</text:p>
          </table:table-cell>
          <table:table-cell office:value-type="float" office:value="4.18753973290026">
            <text:p>4.1875397329</text:p>
          </table:table-cell>
          <table:table-cell office:value-type="float" office:value="4.37053662171992">
            <text:p>4.3705366217</text:p>
          </table:table-cell>
          <table:table-cell office:value-type="float" office:value="4.1085748440818">
            <text:p>4.1085748441</text:p>
          </table:table-cell>
          <table:table-cell office:value-type="float" office:value="2.78257340989026">
            <text:p>2.7825734099</text:p>
          </table:table-cell>
          <table:table-cell office:value-type="float" office:value="3.41420585905284">
            <text:p>3.4142058591</text:p>
          </table:table-cell>
          <table:table-cell office:value-type="float" office:value="2.46320548601758">
            <text:p>2.463205486</text:p>
          </table:table-cell>
          <table:table-cell office:value-type="float" office:value="1.802762873376">
            <text:p>1.8027628734</text:p>
          </table:table-cell>
          <table:table-cell office:value-type="float" office:value="2.71164271935391">
            <text:p>2.7116427194</text:p>
          </table:table-cell>
          <table:table-cell office:value-type="float" office:value="3.81017717880784">
            <text:p>3.8101771788</text:p>
          </table:table-cell>
          <table:table-cell office:value-type="float" office:value="4.31964223955675">
            <text:p>4.3196422396</text:p>
          </table:table-cell>
          <table:table-cell office:value-type="float" office:value="2.60444423733255">
            <text:p>2.6044442373</text:p>
          </table:table-cell>
          <table:table-cell office:value-type="float" office:value="1.35874971432285">
            <text:p>1.3587497143</text:p>
          </table:table-cell>
          <table:table-cell office:value-type="float" office:value="3.92265629766635">
            <text:p>3.9226562977</text:p>
          </table:table-cell>
          <table:table-cell office:value-type="float" office:value="4.14434242048463">
            <text:p>4.1443424205</text:p>
          </table:table-cell>
          <table:table-cell office:value-type="float" office:value="2.26988509173385">
            <text:p>2.2698850917</text:p>
          </table:table-cell>
          <table:table-cell office:value-type="float" office:value="2.43153241479701">
            <text:p>2.4315324148</text:p>
          </table:table-cell>
          <table:table-cell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18-09-01">
            <text:p>Sep <text:s/>2018</text:p>
          </table:table-cell>
          <table:table-cell office:value-type="float" office:value="4.10108610367486">
            <text:p>4.1010861037</text:p>
          </table:table-cell>
          <table:table-cell office:value-type="float" office:value="2.09795499997317">
            <text:p>2.097955</text:p>
          </table:table-cell>
          <table:table-cell office:value-type="float" office:value="2.17740771121606">
            <text:p>2.1774077112</text:p>
          </table:table-cell>
          <table:table-cell office:value-type="float" office:value="2.09419359926949">
            <text:p>2.0941935993</text:p>
          </table:table-cell>
          <table:table-cell office:value-type="float" office:value="2.13794766412709">
            <text:p>2.1379476641</text:p>
          </table:table-cell>
          <table:table-cell office:value-type="float" office:value="2.64406428253659">
            <text:p>2.6440642825</text:p>
          </table:table-cell>
          <table:table-cell office:value-type="float" office:value="2.26949444375517">
            <text:p>2.2694944438</text:p>
          </table:table-cell>
          <table:table-cell office:value-type="float" office:value="2.03872457541346">
            <text:p>2.0387245754</text:p>
          </table:table-cell>
          <table:table-cell office:value-type="float" office:value="2.023158498613">
            <text:p>2.0231584986</text:p>
          </table:table-cell>
          <table:table-cell office:value-type="float" office:value="2.04257507801351">
            <text:p>2.042575078</text:p>
          </table:table-cell>
          <table:table-cell office:value-type="float" office:value="2.04033723481071">
            <text:p>2.0403372348</text:p>
          </table:table-cell>
          <table:table-cell office:value-type="float" office:value="4.99350368486795">
            <text:p>4.9935036849</text:p>
          </table:table-cell>
          <table:table-cell office:value-type="float" office:value="3.16595432465">
            <text:p>3.1659543247</text:p>
          </table:table-cell>
          <table:table-cell office:value-type="float" office:value="2.36417692698854">
            <text:p>2.364176927</text:p>
          </table:table-cell>
          <table:table-cell office:value-type="float" office:value="3.32129118160427">
            <text:p>3.3212911816</text:p>
          </table:table-cell>
          <table:table-cell office:value-type="float" office:value="4.81870730187879">
            <text:p>4.8187073019</text:p>
          </table:table-cell>
          <table:table-cell office:value-type="float" office:value="4.70055473461337">
            <text:p>4.7005547346</text:p>
          </table:table-cell>
          <table:table-cell office:value-type="float" office:value="4.7207466052821">
            <text:p>4.7207466053</text:p>
          </table:table-cell>
          <table:table-cell office:value-type="float" office:value="4.78644851753016">
            <text:p>4.7864485175</text:p>
          </table:table-cell>
          <table:table-cell office:value-type="float" office:value="3.63881049729086">
            <text:p>3.6388104973</text:p>
          </table:table-cell>
          <table:table-cell office:value-type="float" office:value="5.40148915945867">
            <text:p>5.4014891595</text:p>
          </table:table-cell>
          <table:table-cell office:value-type="float" office:value="0.781283107546406">
            <text:p>0.7812831075</text:p>
          </table:table-cell>
          <table:table-cell office:value-type="float" office:value="3.66620652562346">
            <text:p>3.6662065256</text:p>
          </table:table-cell>
          <table:table-cell office:value-type="float" office:value="4.38781304159304">
            <text:p>4.3878130416</text:p>
          </table:table-cell>
          <table:table-cell office:value-type="float" office:value="3.40137339312708">
            <text:p>3.4013733931</text:p>
          </table:table-cell>
          <table:table-cell office:value-type="float" office:value="2.34279718416459">
            <text:p>2.3427971842</text:p>
          </table:table-cell>
          <table:table-cell office:value-type="float" office:value="3.66620652562346">
            <text:p>3.6662065256</text:p>
          </table:table-cell>
          <table:table-cell office:value-type="float" office:value="3.8893575127146">
            <text:p>3.8893575127</text:p>
          </table:table-cell>
          <table:table-cell office:value-type="float" office:value="3.5771256846005">
            <text:p>3.5771256846</text:p>
          </table:table-cell>
          <table:table-cell office:value-type="float" office:value="2.67734826415717">
            <text:p>2.6773482642</text:p>
          </table:table-cell>
          <table:table-cell office:value-type="float" office:value="2.66524536171877">
            <text:p>2.6652453617</text:p>
          </table:table-cell>
          <table:table-cell office:value-type="float" office:value="2.38246480670412">
            <text:p>2.3824648067</text:p>
          </table:table-cell>
          <table:table-cell office:value-type="float" office:value="2.09014650260893">
            <text:p>2.0901465026</text:p>
          </table:table-cell>
          <table:table-cell office:value-type="float" office:value="4.70393947020187">
            <text:p>4.7039394702</text:p>
          </table:table-cell>
          <table:table-cell office:value-type="float" office:value="4.02248930573837">
            <text:p>4.0224893057</text:p>
          </table:table-cell>
          <table:table-cell office:value-type="float" office:value="4.38781304159304">
            <text:p>4.3878130416</text:p>
          </table:table-cell>
          <table:table-cell office:value-type="float" office:value="3.14210954012218">
            <text:p>3.1421095401</text:p>
          </table:table-cell>
          <table:table-cell office:value-type="float" office:value="1.69761397853529">
            <text:p>1.6976139785</text:p>
          </table:table-cell>
          <table:table-cell office:value-type="float" office:value="3.56982138433592">
            <text:p>3.5698213843</text:p>
          </table:table-cell>
          <table:table-cell office:value-type="float" office:value="4.12830463876572">
            <text:p>4.1283046388</text:p>
          </table:table-cell>
          <table:table-cell office:value-type="float" office:value="2.8252504334946">
            <text:p>2.8252504335</text:p>
          </table:table-cell>
          <table:table-cell office:value-type="float" office:value="2.40585488860513">
            <text:p>2.4058548886</text:p>
          </table:table-cell>
          <table:table-cell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18-10-01">
            <text:p>Oct <text:s/>2018</text:p>
          </table:table-cell>
          <table:table-cell office:value-type="float" office:value="3.17662689246828">
            <text:p>3.1766268925</text:p>
          </table:table-cell>
          <table:table-cell office:value-type="float" office:value="2.09054418322944">
            <text:p>2.0905441832</text:p>
          </table:table-cell>
          <table:table-cell office:value-type="float" office:value="2.09323046214865">
            <text:p>2.0932304621</text:p>
          </table:table-cell>
          <table:table-cell office:value-type="float" office:value="2.08089288427819">
            <text:p>2.0808928843</text:p>
          </table:table-cell>
          <table:table-cell office:value-type="float" office:value="2.14595640840875">
            <text:p>2.1459564084</text:p>
          </table:table-cell>
          <table:table-cell office:value-type="float" office:value="2.63606946997775">
            <text:p>2.63606947</text:p>
          </table:table-cell>
          <table:table-cell office:value-type="float" office:value="2.92493994564634">
            <text:p>2.9249399456</text:p>
          </table:table-cell>
          <table:table-cell office:value-type="float" office:value="2.06039251482852">
            <text:p>2.0603925148</text:p>
          </table:table-cell>
          <table:table-cell office:value-type="float" office:value="2.04096916452649">
            <text:p>2.0409691645</text:p>
          </table:table-cell>
          <table:table-cell office:value-type="float" office:value="1.99271025157249">
            <text:p>1.9927102516</text:p>
          </table:table-cell>
          <table:table-cell office:value-type="float" office:value="2.09655249892987">
            <text:p>2.0965524989</text:p>
          </table:table-cell>
          <table:table-cell office:value-type="float" office:value="4.74626177046075">
            <text:p>4.7462617705</text:p>
          </table:table-cell>
          <table:table-cell office:value-type="float" office:value="3.19117651280608">
            <text:p>3.1911765128</text:p>
          </table:table-cell>
          <table:table-cell office:value-type="float" office:value="2.2113768591922">
            <text:p>2.2113768592</text:p>
          </table:table-cell>
          <table:table-cell office:value-type="float" office:value="2.25886320615799">
            <text:p>2.2588632062</text:p>
          </table:table-cell>
          <table:table-cell office:value-type="float" office:value="4.90398891005097">
            <text:p>4.9039889101</text:p>
          </table:table-cell>
          <table:table-cell office:value-type="float" office:value="4.85422715310077">
            <text:p>4.8542271531</text:p>
          </table:table-cell>
          <table:table-cell office:value-type="float" office:value="4.82232597947433">
            <text:p>4.8223259795</text:p>
          </table:table-cell>
          <table:table-cell office:value-type="float" office:value="4.96049085271432">
            <text:p>4.9604908527</text:p>
          </table:table-cell>
          <table:table-cell office:value-type="float" office:value="3.28783032812377">
            <text:p>3.2878303281</text:p>
          </table:table-cell>
          <table:table-cell office:value-type="float" office:value="3.59255154004235">
            <text:p>3.59255154</text:p>
          </table:table-cell>
          <table:table-cell office:value-type="float" office:value="1.88375088837378">
            <text:p>1.8837508884</text:p>
          </table:table-cell>
          <table:table-cell office:value-type="float" office:value="3.86725314464511">
            <text:p>3.8672531446</text:p>
          </table:table-cell>
          <table:table-cell office:value-type="float" office:value="4.47266693709076">
            <text:p>4.4726669371</text:p>
          </table:table-cell>
          <table:table-cell office:value-type="float" office:value="3.35697372619045">
            <text:p>3.3569737262</text:p>
          </table:table-cell>
          <table:table-cell office:value-type="float" office:value="2.08066330805927">
            <text:p>2.0806633081</text:p>
          </table:table-cell>
          <table:table-cell office:value-type="float" office:value="3.86725314464511">
            <text:p>3.8672531446</text:p>
          </table:table-cell>
          <table:table-cell office:value-type="float" office:value="4.13901839494038">
            <text:p>4.1390183949</text:p>
          </table:table-cell>
          <table:table-cell office:value-type="float" office:value="3.30042863567846">
            <text:p>3.3004286357</text:p>
          </table:table-cell>
          <table:table-cell office:value-type="float" office:value="2.39185807186235">
            <text:p>2.3918580719</text:p>
          </table:table-cell>
          <table:table-cell office:value-type="float" office:value="2.6681310659949">
            <text:p>2.668131066</text:p>
          </table:table-cell>
          <table:table-cell office:value-type="float" office:value="1.88154094620455">
            <text:p>1.8815409462</text:p>
          </table:table-cell>
          <table:table-cell office:value-type="float" office:value="2.42737894999411">
            <text:p>2.42737895</text:p>
          </table:table-cell>
          <table:table-cell office:value-type="float" office:value="2.85324435501944">
            <text:p>2.853244355</text:p>
          </table:table-cell>
          <table:table-cell office:value-type="float" office:value="4.1841830276586">
            <text:p>4.1841830277</text:p>
          </table:table-cell>
          <table:table-cell office:value-type="float" office:value="4.47266693709076">
            <text:p>4.4726669371</text:p>
          </table:table-cell>
          <table:table-cell office:value-type="float" office:value="2.90828279409335">
            <text:p>2.9082827941</text:p>
          </table:table-cell>
          <table:table-cell office:value-type="float" office:value="1.34476865496487">
            <text:p>1.344768655</text:p>
          </table:table-cell>
          <table:table-cell office:value-type="float" office:value="4.22248196568452">
            <text:p>4.2224819657</text:p>
          </table:table-cell>
          <table:table-cell office:value-type="float" office:value="4.09033141411461">
            <text:p>4.0903314141</text:p>
          </table:table-cell>
          <table:table-cell office:value-type="float" office:value="2.24145620310036">
            <text:p>2.2414562031</text:p>
          </table:table-cell>
          <table:table-cell office:value-type="float" office:value="3.14476416190087">
            <text:p>3.1447641619</text:p>
          </table:table-cell>
          <table:table-cell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18-11-01">
            <text:p>Nov <text:s/>2018</text:p>
          </table:table-cell>
          <table:table-cell office:value-type="float" office:value="2.86108606216487">
            <text:p>2.8610860622</text:p>
          </table:table-cell>
          <table:table-cell office:value-type="float" office:value="2.11462933764656">
            <text:p>2.1146293376</text:p>
          </table:table-cell>
          <table:table-cell office:value-type="float" office:value="2.03243578226663">
            <text:p>2.0324357823</text:p>
          </table:table-cell>
          <table:table-cell office:value-type="float" office:value="2.03212359597675">
            <text:p>2.032123596</text:p>
          </table:table-cell>
          <table:table-cell office:value-type="float" office:value="2.05786022131051">
            <text:p>2.0578602213</text:p>
          </table:table-cell>
          <table:table-cell office:value-type="float" office:value="2.62274478237968">
            <text:p>2.6227447824</text:p>
          </table:table-cell>
          <table:table-cell office:value-type="float" office:value="3.16168603386886">
            <text:p>3.1616860339</text:p>
          </table:table-cell>
          <table:table-cell office:value-type="float" office:value="1.96485660013483">
            <text:p>1.9648566001</text:p>
          </table:table-cell>
          <table:table-cell office:value-type="float" office:value="2.05976931187962">
            <text:p>2.0597693119</text:p>
          </table:table-cell>
          <table:table-cell office:value-type="float" office:value="1.99459194313631">
            <text:p>1.9945919431</text:p>
          </table:table-cell>
          <table:table-cell office:value-type="float" office:value="1.99791062038116">
            <text:p>1.9979106204</text:p>
          </table:table-cell>
          <table:table-cell office:value-type="float" office:value="4.90321871612375">
            <text:p>4.9032187161</text:p>
          </table:table-cell>
          <table:table-cell office:value-type="float" office:value="2.12223615761967">
            <text:p>2.1222361576</text:p>
          </table:table-cell>
          <table:table-cell office:value-type="float" office:value="2.30642572026236">
            <text:p>2.3064257203</text:p>
          </table:table-cell>
          <table:table-cell office:value-type="float" office:value="3.4652103897319">
            <text:p>3.4652103897</text:p>
          </table:table-cell>
          <table:table-cell office:value-type="float" office:value="5.05366683459807">
            <text:p>5.0536668346</text:p>
          </table:table-cell>
          <table:table-cell office:value-type="float" office:value="4.92742837039004">
            <text:p>4.9274283704</text:p>
          </table:table-cell>
          <table:table-cell office:value-type="float" office:value="4.98268857505141">
            <text:p>4.9826885751</text:p>
          </table:table-cell>
          <table:table-cell office:value-type="float" office:value="5.0348984103626">
            <text:p>5.0348984104</text:p>
          </table:table-cell>
          <table:table-cell office:value-type="float" office:value="3.59272219224872">
            <text:p>3.5927221922</text:p>
          </table:table-cell>
          <table:table-cell office:value-type="float" office:value="3.89678541217767">
            <text:p>3.8967854122</text:p>
          </table:table-cell>
          <table:table-cell office:value-type="float" office:value="1.25708499190348">
            <text:p>1.2570849919</text:p>
          </table:table-cell>
          <table:table-cell office:value-type="float" office:value="3.76881855781486">
            <text:p>3.7688185578</text:p>
          </table:table-cell>
          <table:table-cell office:value-type="float" office:value="4.73623348960533">
            <text:p>4.7362334896</text:p>
          </table:table-cell>
          <table:table-cell office:value-type="float" office:value="3.31257405925382">
            <text:p>3.3125740593</text:p>
          </table:table-cell>
          <table:table-cell office:value-type="float" office:value="2.02569663414522">
            <text:p>2.0256966341</text:p>
          </table:table-cell>
          <table:table-cell office:value-type="float" office:value="3.76881855781486">
            <text:p>3.7688185578</text:p>
          </table:table-cell>
          <table:table-cell office:value-type="float" office:value="3.41489052165826">
            <text:p>3.4148905217</text:p>
          </table:table-cell>
          <table:table-cell office:value-type="float" office:value="2.80008404100702">
            <text:p>2.800084041</text:p>
          </table:table-cell>
          <table:table-cell office:value-type="float" office:value="2.47041907969144">
            <text:p>2.4704190797</text:p>
          </table:table-cell>
          <table:table-cell office:value-type="float" office:value="3.24683501103726">
            <text:p>3.246835011</text:p>
          </table:table-cell>
          <table:table-cell office:value-type="float" office:value="2.19561231823522">
            <text:p>2.1956123182</text:p>
          </table:table-cell>
          <table:table-cell office:value-type="float" office:value="2.00162157884515">
            <text:p>2.0016215788</text:p>
          </table:table-cell>
          <table:table-cell office:value-type="float" office:value="2.66247886838506">
            <text:p>2.6624788684</text:p>
          </table:table-cell>
          <table:table-cell office:value-type="float" office:value="3.51483482661657">
            <text:p>3.5148348266</text:p>
          </table:table-cell>
          <table:table-cell office:value-type="float" office:value="4.73623348960533">
            <text:p>4.7362334896</text:p>
          </table:table-cell>
          <table:table-cell office:value-type="float" office:value="3.26873638096746">
            <text:p>3.268736381</text:p>
          </table:table-cell>
          <table:table-cell office:value-type="float" office:value="1.3609588648871">
            <text:p>1.3609588649</text:p>
          </table:table-cell>
          <table:table-cell office:value-type="float" office:value="3.50236270923965">
            <text:p>3.5023627092</text:p>
          </table:table-cell>
          <table:table-cell office:value-type="float" office:value="4.9477440877976">
            <text:p>4.9477440878</text:p>
          </table:table-cell>
          <table:table-cell office:value-type="float" office:value="2.60820018332973">
            <text:p>2.6082001833</text:p>
          </table:table-cell>
          <table:table-cell office:value-type="float" office:value="3.18561746106098">
            <text:p>3.1856174611</text:p>
          </table:table-cell>
          <table:table-cell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18-12-01">
            <text:p>Dec <text:s/>2018</text:p>
          </table:table-cell>
          <table:table-cell office:value-type="float" office:value="2.47643243009344">
            <text:p>2.4764324301</text:p>
          </table:table-cell>
          <table:table-cell office:value-type="float" office:value="2.20448549066428">
            <text:p>2.2044854907</text:p>
          </table:table-cell>
          <table:table-cell office:value-type="float" office:value="2.06517137912618">
            <text:p>2.0651713791</text:p>
          </table:table-cell>
          <table:table-cell office:value-type="float" office:value="2.13764260157441">
            <text:p>2.1376426016</text:p>
          </table:table-cell>
          <table:table-cell office:value-type="float" office:value="2.1399498501975">
            <text:p>2.1399498502</text:p>
          </table:table-cell>
          <table:table-cell office:value-type="float" office:value="2.67071365773273">
            <text:p>2.6707136577</text:p>
          </table:table-cell>
          <table:table-cell office:value-type="float" office:value="3.64551646744152">
            <text:p>3.6455164674</text:p>
            <draw:frame table:end-cell-address="'2015-2018'.P69" table:end-x="0.0094in" table:end-y="0.1291in" draw:z-index="0" draw:style-name="gr1" draw:text-style-name="P1" svg:width="6.2988in" svg:height="3.5429in" svg:x="0.8228in" svg:y="0.1587in">
              <draw:object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office:value-type="float" office:value="1.94417356705681">
            <text:p>1.9441735671</text:p>
          </table:table-cell>
          <table:table-cell office:value-type="float" office:value="1.97566338951035">
            <text:p>1.9756633895</text:p>
          </table:table-cell>
          <table:table-cell office:value-type="float" office:value="1.90897497698286">
            <text:p>1.908974977</text:p>
          </table:table-cell>
          <table:table-cell office:value-type="float" office:value="1.97881864388786">
            <text:p>1.9788186439</text:p>
          </table:table-cell>
          <table:table-cell office:value-type="float" office:value="5.0351736704422">
            <text:p>5.0351736704</text:p>
          </table:table-cell>
          <table:table-cell office:value-type="float" office:value="2.78762150230874">
            <text:p>2.7876215023</text:p>
          </table:table-cell>
          <table:table-cell office:value-type="float" office:value="2.19533485732382">
            <text:p>2.1953348573</text:p>
          </table:table-cell>
          <table:table-cell office:value-type="float" office:value="2.44490510934737">
            <text:p>2.4449051093</text:p>
          </table:table-cell>
          <table:table-cell office:value-type="float" office:value="4.60612486751373">
            <text:p>4.6061248675</text:p>
          </table:table-cell>
          <table:table-cell office:value-type="float" office:value="5.07784183057346">
            <text:p>5.0778418306</text:p>
          </table:table-cell>
          <table:table-cell office:value-type="float" office:value="4.94973061829171">
            <text:p>4.9497306183</text:p>
          </table:table-cell>
          <table:table-cell office:value-type="float" office:value="4.71382470270222">
            <text:p>4.7138247027</text:p>
          </table:table-cell>
          <table:table-cell office:value-type="float" office:value="0.77779033044396">
            <text:p>0.7777903304</text:p>
          </table:table-cell>
          <table:table-cell office:value-type="float" office:value="4.33857048545334">
            <text:p>4.3385704855</text:p>
          </table:table-cell>
          <table:table-cell office:value-type="float" office:value="4.5967242344098">
            <text:p>4.5967242344</text:p>
          </table:table-cell>
          <table:table-cell office:value-type="float" office:value="4.14685489452634">
            <text:p>4.1468548945</text:p>
          </table:table-cell>
          <table:table-cell office:value-type="float" office:value="4.27539074142585">
            <text:p>4.2753907414</text:p>
          </table:table-cell>
          <table:table-cell office:value-type="float" office:value="3.26817439231719">
            <text:p>3.2681743923</text:p>
          </table:table-cell>
          <table:table-cell office:value-type="float" office:value="1.98888744242718">
            <text:p>1.9888874424</text:p>
          </table:table-cell>
          <table:table-cell office:value-type="float" office:value="4.14685489452634">
            <text:p>4.1468548945</text:p>
          </table:table-cell>
          <table:table-cell office:value-type="float" office:value="3.95231961581846">
            <text:p>3.9523196158</text:p>
          </table:table-cell>
          <table:table-cell office:value-type="float" office:value="2.94536589382034">
            <text:p>2.9453658938</text:p>
          </table:table-cell>
          <table:table-cell office:value-type="float" office:value="2.57173716898602">
            <text:p>2.571737169</text:p>
          </table:table-cell>
          <table:table-cell office:value-type="float" office:value="2.65827157638478">
            <text:p>2.6582715764</text:p>
          </table:table-cell>
          <table:table-cell office:value-type="float" office:value="1.96885142944846">
            <text:p>1.9688514294</text:p>
          </table:table-cell>
          <table:table-cell office:value-type="float" office:value="2.2687108541602">
            <text:p>2.2687108542</text:p>
          </table:table-cell>
          <table:table-cell office:value-type="float" office:value="3.48273463416568">
            <text:p>3.4827346342</text:p>
          </table:table-cell>
          <table:table-cell office:value-type="float" office:value="3.51841732640779">
            <text:p>3.5184173264</text:p>
          </table:table-cell>
          <table:table-cell office:value-type="float" office:value="4.27539074142585">
            <text:p>4.2753907414</text:p>
          </table:table-cell>
          <table:table-cell office:value-type="float" office:value="2.99552117540217">
            <text:p>2.9955211754</text:p>
          </table:table-cell>
          <table:table-cell office:value-type="float" office:value="1.03153974209171">
            <text:p>1.0315397421</text:p>
          </table:table-cell>
          <table:table-cell office:value-type="float" office:value="3.00956994695482">
            <text:p>3.009569947</text:p>
          </table:table-cell>
          <table:table-cell office:value-type="float" office:value="4.33124766069236">
            <text:p>4.3312476607</text:p>
          </table:table-cell>
          <table:table-cell office:value-type="float" office:value="2.01003118647352">
            <text:p>2.0100311865</text:p>
          </table:table-cell>
          <table:table-cell office:value-type="float" office:value="2.98800700603594">
            <text:p>2.988007006</text:p>
          </table:table-cell>
          <table:table-cell office:value-type="float" office:value="2.62750315479453">
            <text:p>2.6275031548</text:p>
          </table:table-cell>
        </table:table-row>
        <table:table-row table:style-name="ro2">
          <table:table-cell table:style-name="Default">
            <draw:frame table:end-cell-address="'2015-2018'.N80" table:end-x="0.2921in" table:end-y="0.1386in" draw:z-index="4" draw:style-name="gr1" draw:text-style-name="P1" svg:width="11.4476in" svg:height="5.4457in" svg:x="0.4016in" svg:y="0.0268in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4"/>
          <table:table-cell>
            <draw:frame table:end-cell-address="'2015-2018'.W70" table:end-x="0.3524in" table:end-y="0.048in" draw:z-index="1" draw:style-name="gr1" draw:text-style-name="P1" svg:width="6.2988in" svg:height="3.5429in" svg:x="0.2768in" svg:y="0.061in">
              <draw:object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28"/>
        </table:table-row>
        <table:table-row table:style-name="ro2" table:number-rows-repeated="20">
          <table:table-cell table:style-name="Default"/>
          <table:table-cell table:number-columns-repeated="43"/>
        </table:table-row>
        <table:table-row table:style-name="ro2">
          <table:table-cell table:style-name="Default">
            <draw:frame table:end-cell-address="'2015-2018'.H91" table:end-x="0.4756in" table:end-y="0.0382in" draw:z-index="2" draw:style-name="gr1" draw:text-style-name="P1" svg:width="6.2988in" svg:height="3.5429in" svg:x="0.3996in" svg:y="0.0512in">
              <draw:object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6"/>
          <table:table-cell>
            <draw:frame table:end-cell-address="'2015-2018'.P91" table:end-x="0.2035in" table:end-y="0.0177in" draw:z-index="3" draw:style-name="gr1" draw:text-style-name="P1" svg:width="6.9449in" svg:height="3.4323in" svg:x="0.3709in" svg:y="0.1413in">
              <draw:object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36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month number:textual="true"/>
      <number:text>  </number:text>
      <number:year number:style="long"/>
    </number:date-style>
    <number:number-style style:name="N122">
      <number:number number:decimal-places="4" number:min-integer-digits="1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9">01/29/2020</text:date>, <text:time>09:56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8T20:10:35.01</meta:creation-date>
    <meta:generator>OpenOffice/4.1.7$Win32 OpenOffice.org_project/417m1$Build-9800</meta:generator>
    <dc:date>2020-01-29T09:56:36.92</dc:date>
    <meta:editing-duration>PT2H51M21S</meta:editing-duration>
    <meta:editing-cycles>7</meta:editing-cycles>
    <meta:document-statistic meta:table-count="3" meta:cell-count="8246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078cm" svg:height="13.833cm" xlink:href="." xlink:type="simple" chart:class="chart:bar" chart:style-name="ch1">
        <chart:legend chart:legend-position="end" svg:x="23.613cm" svg:y="6.342cm" style:legend-expansion="high" chart:style-name="ch2"/>
        <chart:plot-area chart:style-name="ch3" chart:data-source-has-labels="both" svg:x="1.031cm" svg:y="1.239cm" svg:width="21.42cm" svg:height="11.898cm">
          <chartooo:coordinate-region svg:x="1.664cm" svg:y="1.451cm" svg:width="20.787cm" svg:height="11.013cm"/>
          <chart:axis chart:dimension="x" chart:name="primary-x" chart:style-name="ch4" chartooo:axis-type="auto">
            <chartooo:date-scale/>
            <chart:categories table:cell-range-address="local-table.$A$2:.$A$4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9" chart:label-cell-address="local-table.$B$1" chart:class="chart:bar">
            <chart:data-point chart:repeated="48"/>
          </chart:series>
          <chart:series chart:style-name="ch8" chart:values-cell-range-address="local-table.$C$2:.$C$49" chart:label-cell-address="local-table.$C$1" chart:class="chart:bar">
            <chart:data-point chart:repeated="4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TURAL_RUBBER_EXPORT</text:p>
              </table:table-cell>
              <table:table-cell office:value-type="string">
                <text:p>RSS3_PRICE_PREV</text:p>
              </table:table-cell>
            </table:table-row>
          </table:table-header-rows>
          <table:table-rows>
            <table:table-row>
              <table:table-cell office:value-type="float" office:value="42005">
                <text:p>42010</text:p>
              </table:table-cell>
              <table:table-cell office:value-type="float" office:value="2.26139311497637">
                <text:p>2.26139311497637</text:p>
              </table:table-cell>
              <table:table-cell office:value-type="float" office:value="1.80615409068881">
                <text:p>1.80615409068881</text:p>
              </table:table-cell>
            </table:table-row>
            <table:table-row>
              <table:table-cell office:value-type="float" office:value="42036">
                <text:p>42040</text:p>
              </table:table-cell>
              <table:table-cell office:value-type="float" office:value="2.49901758870515">
                <text:p>2.49901758870515</text:p>
              </table:table-cell>
              <table:table-cell office:value-type="float" office:value="1.85247169533712">
                <text:p>1.85247169533712</text:p>
              </table:table-cell>
            </table:table-row>
            <table:table-row>
              <table:table-cell office:value-type="float" office:value="42064">
                <text:p>42060</text:p>
              </table:table-cell>
              <table:table-cell office:value-type="float" office:value="3.18988478569516">
                <text:p>3.18988478569516</text:p>
              </table:table-cell>
              <table:table-cell office:value-type="float" office:value="1.88396766649797">
                <text:p>1.88396766649797</text:p>
              </table:table-cell>
            </table:table-row>
            <table:table-row>
              <table:table-cell office:value-type="float" office:value="42095">
                <text:p>42100</text:p>
              </table:table-cell>
              <table:table-cell office:value-type="float" office:value="4.41250743247216">
                <text:p>4.41250743247216</text:p>
              </table:table-cell>
              <table:table-cell office:value-type="float" office:value="2.11185028136766">
                <text:p>2.11185028136766</text:p>
              </table:table-cell>
            </table:table-row>
            <table:table-row>
              <table:table-cell office:value-type="float" office:value="42125">
                <text:p>42130</text:p>
              </table:table-cell>
              <table:table-cell office:value-type="float" office:value="2.96767902438777">
                <text:p>2.96767902438777</text:p>
              </table:table-cell>
              <table:table-cell office:value-type="float" office:value="2.41291471158168">
                <text:p>2.41291471158168</text:p>
              </table:table-cell>
            </table:table-row>
            <table:table-row>
              <table:table-cell office:value-type="float" office:value="42156">
                <text:p>42160</text:p>
              </table:table-cell>
              <table:table-cell office:value-type="float" office:value="4.26412315307958">
                <text:p>4.26412315307958</text:p>
              </table:table-cell>
              <table:table-cell office:value-type="float" office:value="2.12389285857622">
                <text:p>2.12389285857622</text:p>
              </table:table-cell>
            </table:table-row>
            <table:table-row>
              <table:table-cell office:value-type="float" office:value="42186">
                <text:p>42190</text:p>
              </table:table-cell>
              <table:table-cell office:value-type="float" office:value="3.14312478179911">
                <text:p>3.14312478179911</text:p>
              </table:table-cell>
              <table:table-cell office:value-type="float" office:value="2.37586062786304">
                <text:p>2.37586062786304</text:p>
              </table:table-cell>
            </table:table-row>
            <table:table-row>
              <table:table-cell office:value-type="float" office:value="42217">
                <text:p>42220</text:p>
              </table:table-cell>
              <table:table-cell office:value-type="float" office:value="4.43515110528476">
                <text:p>4.43515110528476</text:p>
              </table:table-cell>
              <table:table-cell office:value-type="float" office:value="2.45923231623">
                <text:p>2.45923231623</text:p>
              </table:table-cell>
            </table:table-row>
            <table:table-row>
              <table:table-cell office:value-type="float" office:value="42248">
                <text:p>42250</text:p>
              </table:table-cell>
              <table:table-cell office:value-type="float" office:value="3.57641304315655">
                <text:p>3.57641304315655</text:p>
              </table:table-cell>
              <table:table-cell office:value-type="float" office:value="2.17206316741047">
                <text:p>2.17206316741047</text:p>
              </table:table-cell>
            </table:table-row>
            <table:table-row>
              <table:table-cell office:value-type="float" office:value="42278">
                <text:p>42280</text:p>
              </table:table-cell>
              <table:table-cell office:value-type="float" office:value="3.17527329787576">
                <text:p>3.17527329787576</text:p>
              </table:table-cell>
              <table:table-cell office:value-type="float" office:value="2.19985373019945">
                <text:p>2.19985373019945</text:p>
              </table:table-cell>
            </table:table-row>
            <table:table-row>
              <table:table-cell office:value-type="float" office:value="42309">
                <text:p>42310</text:p>
              </table:table-cell>
              <table:table-cell office:value-type="float" office:value="2.22454368672511">
                <text:p>2.22454368672511</text:p>
              </table:table-cell>
              <table:table-cell office:value-type="float" office:value="2.32491126274989">
                <text:p>2.32491126274989</text:p>
              </table:table-cell>
            </table:table-row>
            <table:table-row>
              <table:table-cell office:value-type="float" office:value="42339">
                <text:p>42340</text:p>
              </table:table-cell>
              <table:table-cell office:value-type="float" office:value="3.17456230793341">
                <text:p>3.17456230793341</text:p>
              </table:table-cell>
              <table:table-cell office:value-type="float" office:value="2.57039456738594">
                <text:p>2.57039456738594</text:p>
              </table:table-cell>
            </table:table-row>
            <table:table-row>
              <table:table-cell office:value-type="float" office:value="42370">
                <text:p>42370</text:p>
              </table:table-cell>
              <table:table-cell office:value-type="float" office:value="2.09521105447888">
                <text:p>2.09521105447888</text:p>
              </table:table-cell>
              <table:table-cell office:value-type="float" office:value="2.79735083016267">
                <text:p>2.79735083016267</text:p>
              </table:table-cell>
            </table:table-row>
            <table:table-row>
              <table:table-cell office:value-type="float" office:value="42401">
                <text:p>42400</text:p>
              </table:table-cell>
              <table:table-cell office:value-type="float" office:value="2.87484113953225">
                <text:p>2.87484113953225</text:p>
              </table:table-cell>
              <table:table-cell office:value-type="float" office:value="3.35779384640724">
                <text:p>3.35779384640724</text:p>
              </table:table-cell>
            </table:table-row>
            <table:table-row>
              <table:table-cell office:value-type="float" office:value="42430">
                <text:p>42430</text:p>
              </table:table-cell>
              <table:table-cell office:value-type="float" office:value="2.61995077030428">
                <text:p>2.61995077030428</text:p>
              </table:table-cell>
              <table:table-cell office:value-type="float" office:value="2.92240836271311">
                <text:p>2.92240836271311</text:p>
              </table:table-cell>
            </table:table-row>
            <table:table-row>
              <table:table-cell office:value-type="float" office:value="42461">
                <text:p>42460</text:p>
              </table:table-cell>
              <table:table-cell office:value-type="float" office:value="3.26393465956043">
                <text:p>3.26393465956043</text:p>
              </table:table-cell>
              <table:table-cell office:value-type="float" office:value="2.81495151992903">
                <text:p>2.81495151992903</text:p>
              </table:table-cell>
            </table:table-row>
            <table:table-row>
              <table:table-cell office:value-type="float" office:value="42491">
                <text:p>42490</text:p>
              </table:table-cell>
              <table:table-cell office:value-type="float" office:value="2.72586785110537">
                <text:p>2.72586785110537</text:p>
              </table:table-cell>
              <table:table-cell office:value-type="float" office:value="2.75659133807215">
                <text:p>2.75659133807215</text:p>
              </table:table-cell>
            </table:table-row>
            <table:table-row>
              <table:table-cell office:value-type="float" office:value="42522">
                <text:p>42520</text:p>
              </table:table-cell>
              <table:table-cell office:value-type="float" office:value="3.52420155101461">
                <text:p>3.52420155101461</text:p>
              </table:table-cell>
              <table:table-cell office:value-type="float" office:value="2.57965808831561">
                <text:p>2.57965808831561</text:p>
              </table:table-cell>
            </table:table-row>
            <table:table-row>
              <table:table-cell office:value-type="float" office:value="42552">
                <text:p>42550</text:p>
              </table:table-cell>
              <table:table-cell office:value-type="float" office:value="2.08748768878125">
                <text:p>2.08748768878125</text:p>
              </table:table-cell>
              <table:table-cell office:value-type="float" office:value="2.36567075484041">
                <text:p>2.36567075484041</text:p>
              </table:table-cell>
            </table:table-row>
            <table:table-row>
              <table:table-cell office:value-type="float" office:value="42583">
                <text:p>42580</text:p>
              </table:table-cell>
              <table:table-cell office:value-type="float" office:value="3.67396357694814">
                <text:p>3.67396357694814</text:p>
              </table:table-cell>
              <table:table-cell office:value-type="float" office:value="2.33788019205142">
                <text:p>2.33788019205142</text:p>
              </table:table-cell>
            </table:table-row>
            <table:table-row>
              <table:table-cell office:value-type="float" office:value="42614">
                <text:p>42610</text:p>
              </table:table-cell>
              <table:table-cell office:value-type="float" office:value="3.79816883873946">
                <text:p>3.79816883873946</text:p>
              </table:table-cell>
              <table:table-cell office:value-type="float" office:value="2.43144175344101">
                <text:p>2.43144175344101</text:p>
              </table:table-cell>
            </table:table-row>
            <table:table-row>
              <table:table-cell office:value-type="float" office:value="42644">
                <text:p>42640</text:p>
              </table:table-cell>
              <table:table-cell office:value-type="float" office:value="3.80795607662516">
                <text:p>3.80795607662516</text:p>
              </table:table-cell>
              <table:table-cell office:value-type="float" office:value="2.29712069996091">
                <text:p>2.29712069996091</text:p>
              </table:table-cell>
            </table:table-row>
            <table:table-row>
              <table:table-cell office:value-type="float" office:value="42675">
                <text:p>42680</text:p>
              </table:table-cell>
              <table:table-cell office:value-type="float" office:value="3.10183292149541">
                <text:p>3.10183292149541</text:p>
              </table:table-cell>
              <table:table-cell office:value-type="float" office:value="2.09795499997317">
                <text:p>2.09795499997317</text:p>
              </table:table-cell>
            </table:table-row>
            <table:table-row>
              <table:table-cell office:value-type="float" office:value="42705">
                <text:p>42710</text:p>
              </table:table-cell>
              <table:table-cell office:value-type="float" office:value="3.98596594327991">
                <text:p>3.98596594327991</text:p>
              </table:table-cell>
              <table:table-cell office:value-type="float" office:value="2.17206316741047">
                <text:p>2.17206316741047</text:p>
              </table:table-cell>
            </table:table-row>
            <table:table-row>
              <table:table-cell office:value-type="float" office:value="42736">
                <text:p>42740</text:p>
              </table:table-cell>
              <table:table-cell office:value-type="float" office:value="4.16638432228561">
                <text:p>4.16638432228561</text:p>
              </table:table-cell>
              <table:table-cell office:value-type="float" office:value="2.20541184275725">
                <text:p>2.20541184275725</text:p>
              </table:table-cell>
            </table:table-row>
            <table:table-row>
              <table:table-cell office:value-type="float" office:value="42767">
                <text:p>42770</text:p>
              </table:table-cell>
              <table:table-cell office:value-type="float" office:value="3.86416661582258">
                <text:p>3.86416661582258</text:p>
              </table:table-cell>
              <table:table-cell office:value-type="float" office:value="2.29619434786794">
                <text:p>2.29619434786794</text:p>
              </table:table-cell>
            </table:table-row>
            <table:table-row>
              <table:table-cell office:value-type="float" office:value="42795">
                <text:p>42800</text:p>
              </table:table-cell>
              <table:table-cell office:value-type="float" office:value="5.40812964736065">
                <text:p>5.40812964736065</text:p>
              </table:table-cell>
              <table:table-cell office:value-type="float" office:value="2.47775935808932">
                <text:p>2.47775935808932</text:p>
              </table:table-cell>
            </table:table-row>
            <table:table-row>
              <table:table-cell office:value-type="float" office:value="42826">
                <text:p>42830</text:p>
              </table:table-cell>
              <table:table-cell office:value-type="float" office:value="4.62045475859946">
                <text:p>4.62045475859946</text:p>
              </table:table-cell>
              <table:table-cell office:value-type="float" office:value="2.27396189763675">
                <text:p>2.27396189763675</text:p>
              </table:table-cell>
            </table:table-row>
            <table:table-row>
              <table:table-cell office:value-type="float" office:value="42856">
                <text:p>42860</text:p>
              </table:table-cell>
              <table:table-cell office:value-type="float" office:value="4.90394747980281">
                <text:p>4.90394747980281</text:p>
              </table:table-cell>
              <table:table-cell office:value-type="float" office:value="2.28693082693828">
                <text:p>2.28693082693828</text:p>
              </table:table-cell>
            </table:table-row>
            <table:table-row>
              <table:table-cell office:value-type="float" office:value="42887">
                <text:p>42890</text:p>
              </table:table-cell>
              <table:table-cell office:value-type="float" office:value="2.70609089923825">
                <text:p>2.70609089923825</text:p>
              </table:table-cell>
              <table:table-cell office:value-type="float" office:value="2.22671794089547">
                <text:p>2.22671794089547</text:p>
              </table:table-cell>
            </table:table-row>
            <table:table-row>
              <table:table-cell office:value-type="float" office:value="42917">
                <text:p>42920</text:p>
              </table:table-cell>
              <table:table-cell office:value-type="float" office:value="4.76425016779165">
                <text:p>4.76425016779165</text:p>
              </table:table-cell>
              <table:table-cell office:value-type="float" office:value="2.0886914790435">
                <text:p>2.0886914790435</text:p>
              </table:table-cell>
            </table:table-row>
            <table:table-row>
              <table:table-cell office:value-type="float" office:value="42948">
                <text:p>42950</text:p>
              </table:table-cell>
              <table:table-cell office:value-type="float" office:value="5.17835655822465">
                <text:p>5.17835655822465</text:p>
              </table:table-cell>
              <table:table-cell office:value-type="float" office:value="2.08128066229977">
                <text:p>2.08128066229977</text:p>
              </table:table-cell>
            </table:table-row>
            <table:table-row>
              <table:table-cell office:value-type="float" office:value="42979">
                <text:p>42980</text:p>
              </table:table-cell>
              <table:table-cell office:value-type="float" office:value="4.55696766475023">
                <text:p>4.55696766475023</text:p>
              </table:table-cell>
              <table:table-cell office:value-type="float" office:value="2.07942795811384">
                <text:p>2.07942795811384</text:p>
              </table:table-cell>
            </table:table-row>
            <table:table-row>
              <table:table-cell office:value-type="float" office:value="43009">
                <text:p>43010</text:p>
              </table:table-cell>
              <table:table-cell office:value-type="float" office:value="4.26553125916243">
                <text:p>4.26553125916243</text:p>
              </table:table-cell>
              <table:table-cell office:value-type="float" office:value="2.02477318462883">
                <text:p>2.02477318462883</text:p>
              </table:table-cell>
            </table:table-row>
            <table:table-row>
              <table:table-cell office:value-type="float" office:value="43040">
                <text:p>43040</text:p>
              </table:table-cell>
              <table:table-cell office:value-type="float" office:value="3.8051600476186">
                <text:p>3.8051600476186</text:p>
              </table:table-cell>
              <table:table-cell office:value-type="float" office:value="2.00531979067654">
                <text:p>2.00531979067654</text:p>
              </table:table-cell>
            </table:table-row>
            <table:table-row>
              <table:table-cell office:value-type="float" office:value="43070">
                <text:p>43070</text:p>
              </table:table-cell>
              <table:table-cell office:value-type="float" office:value="3.42972370815562">
                <text:p>3.42972370815562</text:p>
              </table:table-cell>
              <table:table-cell office:value-type="float" office:value="1.94325420044781">
                <text:p>1.94325420044781</text:p>
              </table:table-cell>
            </table:table-row>
            <table:table-row>
              <table:table-cell office:value-type="float" office:value="43101">
                <text:p>43100</text:p>
              </table:table-cell>
              <table:table-cell office:value-type="float" office:value="3.63365947027665">
                <text:p>3.63365947027665</text:p>
              </table:table-cell>
              <table:table-cell office:value-type="float" office:value="2.09332323950834">
                <text:p>2.09332323950834</text:p>
              </table:table-cell>
            </table:table-row>
            <table:table-row>
              <table:table-cell office:value-type="float" office:value="43132">
                <text:p>43130</text:p>
              </table:table-cell>
              <table:table-cell office:value-type="float" office:value="3.61439883414963">
                <text:p>3.61439883414963</text:p>
              </table:table-cell>
              <table:table-cell office:value-type="float" office:value="2.18873750508386">
                <text:p>2.18873750508386</text:p>
              </table:table-cell>
            </table:table-row>
            <table:table-row>
              <table:table-cell office:value-type="float" office:value="43160">
                <text:p>43160</text:p>
              </table:table-cell>
              <table:table-cell office:value-type="float" office:value="4.04895670102053">
                <text:p>4.04895670102053</text:p>
              </table:table-cell>
              <table:table-cell office:value-type="float" office:value="2.32027950228506">
                <text:p>2.32027950228506</text:p>
              </table:table-cell>
            </table:table-row>
            <table:table-row>
              <table:table-cell office:value-type="float" office:value="43191">
                <text:p>43190</text:p>
              </table:table-cell>
              <table:table-cell office:value-type="float" office:value="4.95304316707052">
                <text:p>4.95304316707052</text:p>
              </table:table-cell>
              <table:table-cell office:value-type="float" office:value="2.26099296833522">
                <text:p>2.26099296833522</text:p>
              </table:table-cell>
            </table:table-row>
            <table:table-row>
              <table:table-cell office:value-type="float" office:value="43221">
                <text:p>43220</text:p>
              </table:table-cell>
              <table:table-cell office:value-type="float" office:value="4.51807885547208">
                <text:p>4.51807885547208</text:p>
              </table:table-cell>
              <table:table-cell office:value-type="float" office:value="2.33880654414439">
                <text:p>2.33880654414439</text:p>
              </table:table-cell>
            </table:table-row>
            <table:table-row>
              <table:table-cell office:value-type="float" office:value="43252">
                <text:p>43250</text:p>
              </table:table-cell>
              <table:table-cell office:value-type="float" office:value="2.25968517873606">
                <text:p>2.25968517873606</text:p>
              </table:table-cell>
              <table:table-cell office:value-type="float" office:value="2.48239111855415">
                <text:p>2.48239111855415</text:p>
              </table:table-cell>
            </table:table-row>
            <table:table-row>
              <table:table-cell office:value-type="float" office:value="43282">
                <text:p>43280</text:p>
              </table:table-cell>
              <table:table-cell office:value-type="float" office:value="5.31435007396556">
                <text:p>5.31435007396556</text:p>
              </table:table-cell>
              <table:table-cell office:value-type="float" office:value="2.596332425989">
                <text:p>2.596332425989</text:p>
              </table:table-cell>
            </table:table-row>
            <table:table-row>
              <table:table-cell office:value-type="float" office:value="43313">
                <text:p>43310</text:p>
              </table:table-cell>
              <table:table-cell office:value-type="float" office:value="4.56732152362816">
                <text:p>4.56732152362816</text:p>
              </table:table-cell>
              <table:table-cell office:value-type="float" office:value="2.19985373019945">
                <text:p>2.19985373019945</text:p>
              </table:table-cell>
            </table:table-row>
            <table:table-row>
              <table:table-cell office:value-type="float" office:value="43344">
                <text:p>43340</text:p>
              </table:table-cell>
              <table:table-cell office:value-type="float" office:value="4.10108610367486">
                <text:p>4.10108610367486</text:p>
              </table:table-cell>
              <table:table-cell office:value-type="float" office:value="2.09795499997317">
                <text:p>2.09795499997317</text:p>
              </table:table-cell>
            </table:table-row>
            <table:table-row>
              <table:table-cell office:value-type="float" office:value="43374">
                <text:p>43370</text:p>
              </table:table-cell>
              <table:table-cell office:value-type="float" office:value="3.17662689246828">
                <text:p>3.17662689246828</text:p>
              </table:table-cell>
              <table:table-cell office:value-type="float" office:value="2.09054418322944">
                <text:p>2.09054418322944</text:p>
              </table:table-cell>
            </table:table-row>
            <table:table-row>
              <table:table-cell office:value-type="float" office:value="43405">
                <text:p>43410</text:p>
              </table:table-cell>
              <table:table-cell office:value-type="float" office:value="2.86108606216487">
                <text:p>2.86108606216487</text:p>
              </table:table-cell>
              <table:table-cell office:value-type="float" office:value="2.11462933764656">
                <text:p>2.11462933764656</text:p>
              </table:table-cell>
            </table:table-row>
            <table:table-row>
              <table:table-cell office:value-type="float" office:value="43435">
                <text:p>43440</text:p>
              </table:table-cell>
              <table:table-cell office:value-type="float" office:value="2.47643243009344">
                <text:p>2.47643243009344</text:p>
              </table:table-cell>
              <table:table-cell office:value-type="float" office:value="2.20448549066428">
                <text:p>2.204485490664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legend chart:legend-position="end" svg:x="10.535cm" svg:y="3.926cm" style:legend-expansion="high" chart:style-name="ch2"/>
        <chart:plot-area chart:style-name="ch3" chart:data-source-has-labels="both" svg:x="0.77cm" svg:y="0.855cm" svg:width="9.125cm" svg:height="7.545cm">
          <chartooo:coordinate-region svg:x="1.536cm" svg:y="1.067cm" svg:width="8.359cm" svg:height="6.66cm"/>
          <chart:axis chart:dimension="x" chart:name="primary-x" chart:style-name="ch4" chartooo:axis-type="auto">
            <chartooo:date-scale/>
            <chart:categories table:cell-range-address="local-table.$A$2:.$A$4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9" chart:label-cell-address="local-table.$B$1" chart:class="chart:bar">
            <chart:data-point chart:repeated="48"/>
          </chart:series>
          <chart:series chart:style-name="ch8" chart:values-cell-range-address="local-table.$C$2:.$C$49" chart:label-cell-address="local-table.$C$1" chart:class="chart:bar">
            <chart:data-point chart:repeated="4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TURAL_RUBBER_EXPORT</text:p>
              </table:table-cell>
              <table:table-cell office:value-type="string">
                <text:p>EXPORT_4009</text:p>
              </table:table-cell>
            </table:table-row>
          </table:table-header-rows>
          <table:table-rows>
            <table:table-row>
              <table:table-cell office:value-type="float" office:value="42005">
                <text:p>42010</text:p>
              </table:table-cell>
              <table:table-cell office:value-type="float" office:value="2.26139311497637">
                <text:p>2.26139311497637</text:p>
              </table:table-cell>
              <table:table-cell office:value-type="float" office:value="2.91263554809131">
                <text:p>2.91263554809131</text:p>
              </table:table-cell>
            </table:table-row>
            <table:table-row>
              <table:table-cell office:value-type="float" office:value="42036">
                <text:p>42040</text:p>
              </table:table-cell>
              <table:table-cell office:value-type="float" office:value="2.49901758870515">
                <text:p>2.49901758870515</text:p>
              </table:table-cell>
              <table:table-cell office:value-type="float" office:value="2.14997963802216">
                <text:p>2.14997963802216</text:p>
              </table:table-cell>
            </table:table-row>
            <table:table-row>
              <table:table-cell office:value-type="float" office:value="42064">
                <text:p>42060</text:p>
              </table:table-cell>
              <table:table-cell office:value-type="float" office:value="3.18988478569516">
                <text:p>3.18988478569516</text:p>
              </table:table-cell>
              <table:table-cell office:value-type="float" office:value="2.85312970942837">
                <text:p>2.85312970942837</text:p>
              </table:table-cell>
            </table:table-row>
            <table:table-row>
              <table:table-cell office:value-type="float" office:value="42095">
                <text:p>42100</text:p>
              </table:table-cell>
              <table:table-cell office:value-type="float" office:value="4.41250743247216">
                <text:p>4.41250743247216</text:p>
              </table:table-cell>
              <table:table-cell office:value-type="float" office:value="2.49538769630583">
                <text:p>2.49538769630583</text:p>
              </table:table-cell>
            </table:table-row>
            <table:table-row>
              <table:table-cell office:value-type="float" office:value="42125">
                <text:p>42130</text:p>
              </table:table-cell>
              <table:table-cell office:value-type="float" office:value="2.96767902438777">
                <text:p>2.96767902438777</text:p>
              </table:table-cell>
              <table:table-cell office:value-type="float" office:value="2.6358428760607">
                <text:p>2.6358428760607</text:p>
              </table:table-cell>
            </table:table-row>
            <table:table-row>
              <table:table-cell office:value-type="float" office:value="42156">
                <text:p>42160</text:p>
              </table:table-cell>
              <table:table-cell office:value-type="float" office:value="4.26412315307958">
                <text:p>4.26412315307958</text:p>
              </table:table-cell>
              <table:table-cell office:value-type="float" office:value="3.33035153604031">
                <text:p>3.33035153604031</text:p>
              </table:table-cell>
            </table:table-row>
            <table:table-row>
              <table:table-cell office:value-type="float" office:value="42186">
                <text:p>42190</text:p>
              </table:table-cell>
              <table:table-cell office:value-type="float" office:value="3.14312478179911">
                <text:p>3.14312478179911</text:p>
              </table:table-cell>
              <table:table-cell office:value-type="float" office:value="3.50619398823758">
                <text:p>3.50619398823758</text:p>
              </table:table-cell>
            </table:table-row>
            <table:table-row>
              <table:table-cell office:value-type="float" office:value="42217">
                <text:p>42220</text:p>
              </table:table-cell>
              <table:table-cell office:value-type="float" office:value="4.43515110528476">
                <text:p>4.43515110528476</text:p>
              </table:table-cell>
              <table:table-cell office:value-type="float" office:value="2.50755923655735">
                <text:p>2.50755923655735</text:p>
              </table:table-cell>
            </table:table-row>
            <table:table-row>
              <table:table-cell office:value-type="float" office:value="42248">
                <text:p>42250</text:p>
              </table:table-cell>
              <table:table-cell office:value-type="float" office:value="3.57641304315655">
                <text:p>3.57641304315655</text:p>
              </table:table-cell>
              <table:table-cell office:value-type="float" office:value="2.60141098354384">
                <text:p>2.60141098354384</text:p>
              </table:table-cell>
            </table:table-row>
            <table:table-row>
              <table:table-cell office:value-type="float" office:value="42278">
                <text:p>42280</text:p>
              </table:table-cell>
              <table:table-cell office:value-type="float" office:value="3.17527329787576">
                <text:p>3.17527329787576</text:p>
              </table:table-cell>
              <table:table-cell office:value-type="float" office:value="2.12664448334058">
                <text:p>2.12664448334058</text:p>
              </table:table-cell>
            </table:table-row>
            <table:table-row>
              <table:table-cell office:value-type="float" office:value="42309">
                <text:p>42310</text:p>
              </table:table-cell>
              <table:table-cell office:value-type="float" office:value="2.22454368672511">
                <text:p>2.22454368672511</text:p>
              </table:table-cell>
              <table:table-cell office:value-type="float" office:value="2.38645050029489">
                <text:p>2.38645050029489</text:p>
              </table:table-cell>
            </table:table-row>
            <table:table-row>
              <table:table-cell office:value-type="float" office:value="42339">
                <text:p>42340</text:p>
              </table:table-cell>
              <table:table-cell office:value-type="float" office:value="3.17456230793341">
                <text:p>3.17456230793341</text:p>
              </table:table-cell>
              <table:table-cell office:value-type="float" office:value="2.53453916565491">
                <text:p>2.53453916565491</text:p>
              </table:table-cell>
            </table:table-row>
            <table:table-row>
              <table:table-cell office:value-type="float" office:value="42370">
                <text:p>42370</text:p>
              </table:table-cell>
              <table:table-cell office:value-type="float" office:value="2.09521105447888">
                <text:p>2.09521105447888</text:p>
              </table:table-cell>
              <table:table-cell office:value-type="float" office:value="2.14649727819352">
                <text:p>2.14649727819352</text:p>
              </table:table-cell>
            </table:table-row>
            <table:table-row>
              <table:table-cell office:value-type="float" office:value="42401">
                <text:p>42400</text:p>
              </table:table-cell>
              <table:table-cell office:value-type="float" office:value="2.87484113953225">
                <text:p>2.87484113953225</text:p>
              </table:table-cell>
              <table:table-cell office:value-type="float" office:value="2.26723341628502">
                <text:p>2.26723341628502</text:p>
              </table:table-cell>
            </table:table-row>
            <table:table-row>
              <table:table-cell office:value-type="float" office:value="42430">
                <text:p>42430</text:p>
              </table:table-cell>
              <table:table-cell office:value-type="float" office:value="2.61995077030428">
                <text:p>2.61995077030428</text:p>
              </table:table-cell>
              <table:table-cell office:value-type="float" office:value="2.28386180388923">
                <text:p>2.28386180388923</text:p>
              </table:table-cell>
            </table:table-row>
            <table:table-row>
              <table:table-cell office:value-type="float" office:value="42461">
                <text:p>42460</text:p>
              </table:table-cell>
              <table:table-cell office:value-type="float" office:value="3.26393465956043">
                <text:p>3.26393465956043</text:p>
              </table:table-cell>
              <table:table-cell office:value-type="float" office:value="2.33737263351934">
                <text:p>2.33737263351934</text:p>
              </table:table-cell>
            </table:table-row>
            <table:table-row>
              <table:table-cell office:value-type="float" office:value="42491">
                <text:p>42490</text:p>
              </table:table-cell>
              <table:table-cell office:value-type="float" office:value="2.72586785110537">
                <text:p>2.72586785110537</text:p>
              </table:table-cell>
              <table:table-cell office:value-type="float" office:value="2.39798193599629">
                <text:p>2.39798193599629</text:p>
              </table:table-cell>
            </table:table-row>
            <table:table-row>
              <table:table-cell office:value-type="float" office:value="42522">
                <text:p>42520</text:p>
              </table:table-cell>
              <table:table-cell office:value-type="float" office:value="3.52420155101461">
                <text:p>3.52420155101461</text:p>
              </table:table-cell>
              <table:table-cell office:value-type="float" office:value="2.50586821408913">
                <text:p>2.50586821408913</text:p>
              </table:table-cell>
            </table:table-row>
            <table:table-row>
              <table:table-cell office:value-type="float" office:value="42552">
                <text:p>42550</text:p>
              </table:table-cell>
              <table:table-cell office:value-type="float" office:value="2.08748768878125">
                <text:p>2.08748768878125</text:p>
              </table:table-cell>
              <table:table-cell office:value-type="float" office:value="2.53262840580381">
                <text:p>2.53262840580381</text:p>
              </table:table-cell>
            </table:table-row>
            <table:table-row>
              <table:table-cell office:value-type="float" office:value="42583">
                <text:p>42580</text:p>
              </table:table-cell>
              <table:table-cell office:value-type="float" office:value="3.67396357694814">
                <text:p>3.67396357694814</text:p>
              </table:table-cell>
              <table:table-cell office:value-type="float" office:value="2.27484301739203">
                <text:p>2.27484301739203</text:p>
              </table:table-cell>
            </table:table-row>
            <table:table-row>
              <table:table-cell office:value-type="float" office:value="42614">
                <text:p>42610</text:p>
              </table:table-cell>
              <table:table-cell office:value-type="float" office:value="3.79816883873946">
                <text:p>3.79816883873946</text:p>
              </table:table-cell>
              <table:table-cell office:value-type="float" office:value="3.42365871646924">
                <text:p>3.42365871646924</text:p>
              </table:table-cell>
            </table:table-row>
            <table:table-row>
              <table:table-cell office:value-type="float" office:value="42644">
                <text:p>42640</text:p>
              </table:table-cell>
              <table:table-cell office:value-type="float" office:value="3.80795607662516">
                <text:p>3.80795607662516</text:p>
              </table:table-cell>
              <table:table-cell office:value-type="float" office:value="8.01582130491964">
                <text:p>8.01582130491964</text:p>
              </table:table-cell>
            </table:table-row>
            <table:table-row>
              <table:table-cell office:value-type="float" office:value="42675">
                <text:p>42680</text:p>
              </table:table-cell>
              <table:table-cell office:value-type="float" office:value="3.10183292149541">
                <text:p>3.10183292149541</text:p>
              </table:table-cell>
              <table:table-cell office:value-type="float" office:value="2.79127841304821">
                <text:p>2.79127841304821</text:p>
              </table:table-cell>
            </table:table-row>
            <table:table-row>
              <table:table-cell office:value-type="float" office:value="42705">
                <text:p>42710</text:p>
              </table:table-cell>
              <table:table-cell office:value-type="float" office:value="3.98596594327991">
                <text:p>3.98596594327991</text:p>
              </table:table-cell>
              <table:table-cell office:value-type="float" office:value="2.24099868352939">
                <text:p>2.24099868352939</text:p>
              </table:table-cell>
            </table:table-row>
            <table:table-row>
              <table:table-cell office:value-type="float" office:value="42736">
                <text:p>42740</text:p>
              </table:table-cell>
              <table:table-cell office:value-type="float" office:value="4.16638432228561">
                <text:p>4.16638432228561</text:p>
              </table:table-cell>
              <table:table-cell office:value-type="float" office:value="3.18376759406303">
                <text:p>3.18376759406303</text:p>
              </table:table-cell>
            </table:table-row>
            <table:table-row>
              <table:table-cell office:value-type="float" office:value="42767">
                <text:p>42770</text:p>
              </table:table-cell>
              <table:table-cell office:value-type="float" office:value="3.86416661582258">
                <text:p>3.86416661582258</text:p>
              </table:table-cell>
              <table:table-cell office:value-type="float" office:value="2.28516112058798">
                <text:p>2.28516112058798</text:p>
              </table:table-cell>
            </table:table-row>
            <table:table-row>
              <table:table-cell office:value-type="float" office:value="42795">
                <text:p>42800</text:p>
              </table:table-cell>
              <table:table-cell office:value-type="float" office:value="5.40812964736065">
                <text:p>5.40812964736065</text:p>
              </table:table-cell>
              <table:table-cell office:value-type="float" office:value="2.41645898375644">
                <text:p>2.41645898375644</text:p>
              </table:table-cell>
            </table:table-row>
            <table:table-row>
              <table:table-cell office:value-type="float" office:value="42826">
                <text:p>42830</text:p>
              </table:table-cell>
              <table:table-cell office:value-type="float" office:value="4.62045475859946">
                <text:p>4.62045475859946</text:p>
              </table:table-cell>
              <table:table-cell office:value-type="float" office:value="4.33803851251513">
                <text:p>4.33803851251513</text:p>
              </table:table-cell>
            </table:table-row>
            <table:table-row>
              <table:table-cell office:value-type="float" office:value="42856">
                <text:p>42860</text:p>
              </table:table-cell>
              <table:table-cell office:value-type="float" office:value="4.90394747980281">
                <text:p>4.90394747980281</text:p>
              </table:table-cell>
              <table:table-cell office:value-type="float" office:value="2.98130825713991">
                <text:p>2.98130825713991</text:p>
              </table:table-cell>
            </table:table-row>
            <table:table-row>
              <table:table-cell office:value-type="float" office:value="42887">
                <text:p>42890</text:p>
              </table:table-cell>
              <table:table-cell office:value-type="float" office:value="2.70609089923825">
                <text:p>2.70609089923825</text:p>
              </table:table-cell>
              <table:table-cell office:value-type="float" office:value="2.42624207419409">
                <text:p>2.42624207419409</text:p>
              </table:table-cell>
            </table:table-row>
            <table:table-row>
              <table:table-cell office:value-type="float" office:value="42917">
                <text:p>42920</text:p>
              </table:table-cell>
              <table:table-cell office:value-type="float" office:value="4.76425016779165">
                <text:p>4.76425016779165</text:p>
              </table:table-cell>
              <table:table-cell office:value-type="float" office:value="3.34576181423944">
                <text:p>3.34576181423944</text:p>
              </table:table-cell>
            </table:table-row>
            <table:table-row>
              <table:table-cell office:value-type="float" office:value="42948">
                <text:p>42950</text:p>
              </table:table-cell>
              <table:table-cell office:value-type="float" office:value="5.17835655822465">
                <text:p>5.17835655822465</text:p>
              </table:table-cell>
              <table:table-cell office:value-type="float" office:value="2.51910022605801">
                <text:p>2.51910022605801</text:p>
              </table:table-cell>
            </table:table-row>
            <table:table-row>
              <table:table-cell office:value-type="float" office:value="42979">
                <text:p>42980</text:p>
              </table:table-cell>
              <table:table-cell office:value-type="float" office:value="4.55696766475023">
                <text:p>4.55696766475023</text:p>
              </table:table-cell>
              <table:table-cell office:value-type="float" office:value="3.78952145895896">
                <text:p>3.78952145895896</text:p>
              </table:table-cell>
            </table:table-row>
            <table:table-row>
              <table:table-cell office:value-type="float" office:value="43009">
                <text:p>43010</text:p>
              </table:table-cell>
              <table:table-cell office:value-type="float" office:value="4.26553125916243">
                <text:p>4.26553125916243</text:p>
              </table:table-cell>
              <table:table-cell office:value-type="float" office:value="2.44463791466057">
                <text:p>2.44463791466057</text:p>
              </table:table-cell>
            </table:table-row>
            <table:table-row>
              <table:table-cell office:value-type="float" office:value="43040">
                <text:p>43040</text:p>
              </table:table-cell>
              <table:table-cell office:value-type="float" office:value="3.8051600476186">
                <text:p>3.8051600476186</text:p>
              </table:table-cell>
              <table:table-cell office:value-type="float" office:value="2.64592213427526">
                <text:p>2.64592213427526</text:p>
              </table:table-cell>
            </table:table-row>
            <table:table-row>
              <table:table-cell office:value-type="float" office:value="43070">
                <text:p>43070</text:p>
              </table:table-cell>
              <table:table-cell office:value-type="float" office:value="3.42972370815562">
                <text:p>3.42972370815562</text:p>
              </table:table-cell>
              <table:table-cell office:value-type="float" office:value="2.94494172027381">
                <text:p>2.94494172027381</text:p>
              </table:table-cell>
            </table:table-row>
            <table:table-row>
              <table:table-cell office:value-type="float" office:value="43101">
                <text:p>43100</text:p>
              </table:table-cell>
              <table:table-cell office:value-type="float" office:value="3.63365947027665">
                <text:p>3.63365947027665</text:p>
              </table:table-cell>
              <table:table-cell office:value-type="float" office:value="3.13744599837269">
                <text:p>3.13744599837269</text:p>
              </table:table-cell>
            </table:table-row>
            <table:table-row>
              <table:table-cell office:value-type="float" office:value="43132">
                <text:p>43130</text:p>
              </table:table-cell>
              <table:table-cell office:value-type="float" office:value="3.61439883414963">
                <text:p>3.61439883414963</text:p>
              </table:table-cell>
              <table:table-cell office:value-type="float" office:value="2.36066479610427">
                <text:p>2.36066479610427</text:p>
              </table:table-cell>
            </table:table-row>
            <table:table-row>
              <table:table-cell office:value-type="float" office:value="43160">
                <text:p>43160</text:p>
              </table:table-cell>
              <table:table-cell office:value-type="float" office:value="4.04895670102053">
                <text:p>4.04895670102053</text:p>
              </table:table-cell>
              <table:table-cell office:value-type="float" office:value="5.31318524872569">
                <text:p>5.31318524872569</text:p>
              </table:table-cell>
            </table:table-row>
            <table:table-row>
              <table:table-cell office:value-type="float" office:value="43191">
                <text:p>43190</text:p>
              </table:table-cell>
              <table:table-cell office:value-type="float" office:value="4.95304316707052">
                <text:p>4.95304316707052</text:p>
              </table:table-cell>
              <table:table-cell office:value-type="float" office:value="2.82845224595139">
                <text:p>2.82845224595139</text:p>
              </table:table-cell>
            </table:table-row>
            <table:table-row>
              <table:table-cell office:value-type="float" office:value="43221">
                <text:p>43220</text:p>
              </table:table-cell>
              <table:table-cell office:value-type="float" office:value="4.51807885547208">
                <text:p>4.51807885547208</text:p>
              </table:table-cell>
              <table:table-cell office:value-type="float" office:value="3.86203479530827">
                <text:p>3.86203479530827</text:p>
              </table:table-cell>
            </table:table-row>
            <table:table-row>
              <table:table-cell office:value-type="float" office:value="43252">
                <text:p>43250</text:p>
              </table:table-cell>
              <table:table-cell office:value-type="float" office:value="2.25968517873606">
                <text:p>2.25968517873606</text:p>
              </table:table-cell>
              <table:table-cell office:value-type="float" office:value="2.94428250812518">
                <text:p>2.94428250812518</text:p>
              </table:table-cell>
            </table:table-row>
            <table:table-row>
              <table:table-cell office:value-type="float" office:value="43282">
                <text:p>43280</text:p>
              </table:table-cell>
              <table:table-cell office:value-type="float" office:value="5.31435007396556">
                <text:p>5.31435007396556</text:p>
              </table:table-cell>
              <table:table-cell office:value-type="float" office:value="2.02703657230264">
                <text:p>2.02703657230264</text:p>
              </table:table-cell>
            </table:table-row>
            <table:table-row>
              <table:table-cell office:value-type="float" office:value="43313">
                <text:p>43310</text:p>
              </table:table-cell>
              <table:table-cell office:value-type="float" office:value="4.56732152362816">
                <text:p>4.56732152362816</text:p>
              </table:table-cell>
              <table:table-cell office:value-type="float" office:value="2.71164271935391">
                <text:p>2.71164271935391</text:p>
              </table:table-cell>
            </table:table-row>
            <table:table-row>
              <table:table-cell office:value-type="float" office:value="43344">
                <text:p>43340</text:p>
              </table:table-cell>
              <table:table-cell office:value-type="float" office:value="4.10108610367486">
                <text:p>4.10108610367486</text:p>
              </table:table-cell>
              <table:table-cell office:value-type="float" office:value="4.70393947020187">
                <text:p>4.70393947020187</text:p>
              </table:table-cell>
            </table:table-row>
            <table:table-row>
              <table:table-cell office:value-type="float" office:value="43374">
                <text:p>43370</text:p>
              </table:table-cell>
              <table:table-cell office:value-type="float" office:value="3.17662689246828">
                <text:p>3.17662689246828</text:p>
              </table:table-cell>
              <table:table-cell office:value-type="float" office:value="2.85324435501944">
                <text:p>2.85324435501944</text:p>
              </table:table-cell>
            </table:table-row>
            <table:table-row>
              <table:table-cell office:value-type="float" office:value="43405">
                <text:p>43410</text:p>
              </table:table-cell>
              <table:table-cell office:value-type="float" office:value="2.86108606216487">
                <text:p>2.86108606216487</text:p>
              </table:table-cell>
              <table:table-cell office:value-type="float" office:value="2.66247886838506">
                <text:p>2.66247886838506</text:p>
              </table:table-cell>
            </table:table-row>
            <table:table-row>
              <table:table-cell office:value-type="float" office:value="43435">
                <text:p>43440</text:p>
              </table:table-cell>
              <table:table-cell office:value-type="float" office:value="2.47643243009344">
                <text:p>2.47643243009344</text:p>
              </table:table-cell>
              <table:table-cell office:value-type="float" office:value="3.48273463416568">
                <text:p>3.482734634165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legend chart:legend-position="end" svg:x="10.482cm" svg:y="3.714cm" style:legend-expansion="high" chart:style-name="ch2"/>
        <chart:plot-area chart:style-name="ch3" chart:data-source-has-labels="both" svg:x="0.77cm" svg:y="0.855cm" svg:width="9.072cm" svg:height="7.545cm">
          <chartooo:coordinate-region svg:x="1.537cm" svg:y="1.068cm" svg:width="8.305cm" svg:height="6.659cm"/>
          <chart:axis chart:dimension="x" chart:name="primary-x" chart:style-name="ch4" chartooo:axis-type="auto">
            <chartooo:date-scale/>
            <chart:categories table:cell-range-address="local-table.$A$2:.$A$4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9" chart:label-cell-address="local-table.$B$1" chart:class="chart:bar">
            <chart:data-point chart:repeated="48"/>
          </chart:series>
          <chart:series chart:style-name="ch8" chart:values-cell-range-address="local-table.$C$2:.$C$49" chart:label-cell-address="local-table.$C$1" chart:class="chart:bar">
            <chart:data-point chart:repeated="4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TURAL_RUBBER_EXPORT</text:p>
              </table:table-cell>
              <table:table-cell office:value-type="string">
                <text:p>CHINESE_IMPORTED_DOLLARS_PREV</text:p>
              </table:table-cell>
            </table:table-row>
          </table:table-header-rows>
          <table:table-rows>
            <table:table-row>
              <table:table-cell office:value-type="float" office:value="42005">
                <text:p>42010</text:p>
              </table:table-cell>
              <table:table-cell office:value-type="float" office:value="2.26139311497637">
                <text:p>2.26139311497637</text:p>
              </table:table-cell>
              <table:table-cell office:value-type="float" office:value="2.23804247918767">
                <text:p>2.23804247918767</text:p>
              </table:table-cell>
            </table:table-row>
            <table:table-row>
              <table:table-cell office:value-type="float" office:value="42036">
                <text:p>42040</text:p>
              </table:table-cell>
              <table:table-cell office:value-type="float" office:value="2.49901758870515">
                <text:p>2.49901758870515</text:p>
              </table:table-cell>
              <table:table-cell office:value-type="float" office:value="1.92719497925">
                <text:p>1.92719497925</text:p>
              </table:table-cell>
            </table:table-row>
            <table:table-row>
              <table:table-cell office:value-type="float" office:value="42064">
                <text:p>42060</text:p>
              </table:table-cell>
              <table:table-cell office:value-type="float" office:value="3.18988478569516">
                <text:p>3.18988478569516</text:p>
              </table:table-cell>
              <table:table-cell office:value-type="float" office:value="1.86730752022012">
                <text:p>1.86730752022012</text:p>
              </table:table-cell>
            </table:table-row>
            <table:table-row>
              <table:table-cell office:value-type="float" office:value="42095">
                <text:p>42100</text:p>
              </table:table-cell>
              <table:table-cell office:value-type="float" office:value="4.41250743247216">
                <text:p>4.41250743247216</text:p>
              </table:table-cell>
              <table:table-cell office:value-type="float" office:value="2.00640028028486">
                <text:p>2.00640028028486</text:p>
              </table:table-cell>
            </table:table-row>
            <table:table-row>
              <table:table-cell office:value-type="float" office:value="42125">
                <text:p>42130</text:p>
              </table:table-cell>
              <table:table-cell office:value-type="float" office:value="2.96767902438777">
                <text:p>2.96767902438777</text:p>
              </table:table-cell>
              <table:table-cell office:value-type="float" office:value="2.06534226095187">
                <text:p>2.06534226095187</text:p>
              </table:table-cell>
            </table:table-row>
            <table:table-row>
              <table:table-cell office:value-type="float" office:value="42156">
                <text:p>42160</text:p>
              </table:table-cell>
              <table:table-cell office:value-type="float" office:value="4.26412315307958">
                <text:p>4.26412315307958</text:p>
              </table:table-cell>
              <table:table-cell office:value-type="float" office:value="1.96993489888058">
                <text:p>1.96993489888058</text:p>
              </table:table-cell>
            </table:table-row>
            <table:table-row>
              <table:table-cell office:value-type="float" office:value="42186">
                <text:p>42190</text:p>
              </table:table-cell>
              <table:table-cell office:value-type="float" office:value="3.14312478179911">
                <text:p>3.14312478179911</text:p>
              </table:table-cell>
              <table:table-cell office:value-type="float" office:value="1.99322804763853">
                <text:p>1.99322804763853</text:p>
              </table:table-cell>
            </table:table-row>
            <table:table-row>
              <table:table-cell office:value-type="float" office:value="42217">
                <text:p>42220</text:p>
              </table:table-cell>
              <table:table-cell office:value-type="float" office:value="4.43515110528476">
                <text:p>4.43515110528476</text:p>
              </table:table-cell>
              <table:table-cell office:value-type="float" office:value="2.45002302577174">
                <text:p>2.45002302577174</text:p>
              </table:table-cell>
            </table:table-row>
            <table:table-row>
              <table:table-cell office:value-type="float" office:value="42248">
                <text:p>42250</text:p>
              </table:table-cell>
              <table:table-cell office:value-type="float" office:value="3.57641304315655">
                <text:p>3.57641304315655</text:p>
              </table:table-cell>
              <table:table-cell office:value-type="float" office:value="2.21859570831503">
                <text:p>2.21859570831503</text:p>
              </table:table-cell>
            </table:table-row>
            <table:table-row>
              <table:table-cell office:value-type="float" office:value="42278">
                <text:p>42280</text:p>
              </table:table-cell>
              <table:table-cell office:value-type="float" office:value="3.17527329787576">
                <text:p>3.17527329787576</text:p>
              </table:table-cell>
              <table:table-cell office:value-type="float" office:value="2.44209390041041">
                <text:p>2.44209390041041</text:p>
              </table:table-cell>
            </table:table-row>
            <table:table-row>
              <table:table-cell office:value-type="float" office:value="42309">
                <text:p>42310</text:p>
              </table:table-cell>
              <table:table-cell office:value-type="float" office:value="2.22454368672511">
                <text:p>2.22454368672511</text:p>
              </table:table-cell>
              <table:table-cell office:value-type="float" office:value="2.08964535250652">
                <text:p>2.08964535250652</text:p>
              </table:table-cell>
            </table:table-row>
            <table:table-row>
              <table:table-cell office:value-type="float" office:value="42339">
                <text:p>42340</text:p>
              </table:table-cell>
              <table:table-cell office:value-type="float" office:value="3.17456230793341">
                <text:p>3.17456230793341</text:p>
              </table:table-cell>
              <table:table-cell office:value-type="float" office:value="2.41869331092941">
                <text:p>2.41869331092941</text:p>
              </table:table-cell>
            </table:table-row>
            <table:table-row>
              <table:table-cell office:value-type="float" office:value="42370">
                <text:p>42370</text:p>
              </table:table-cell>
              <table:table-cell office:value-type="float" office:value="2.09521105447888">
                <text:p>2.09521105447888</text:p>
              </table:table-cell>
              <table:table-cell office:value-type="float" office:value="2.08122199981914">
                <text:p>2.08122199981914</text:p>
              </table:table-cell>
            </table:table-row>
            <table:table-row>
              <table:table-cell office:value-type="float" office:value="42401">
                <text:p>42400</text:p>
              </table:table-cell>
              <table:table-cell office:value-type="float" office:value="2.87484113953225">
                <text:p>2.87484113953225</text:p>
              </table:table-cell>
              <table:table-cell office:value-type="float" office:value="1.88090951575866">
                <text:p>1.88090951575866</text:p>
              </table:table-cell>
            </table:table-row>
            <table:table-row>
              <table:table-cell office:value-type="float" office:value="42430">
                <text:p>42430</text:p>
              </table:table-cell>
              <table:table-cell office:value-type="float" office:value="2.61995077030428">
                <text:p>2.61995077030428</text:p>
              </table:table-cell>
              <table:table-cell office:value-type="float" office:value="1.76549669105485">
                <text:p>1.76549669105485</text:p>
              </table:table-cell>
            </table:table-row>
            <table:table-row>
              <table:table-cell office:value-type="float" office:value="42461">
                <text:p>42460</text:p>
              </table:table-cell>
              <table:table-cell office:value-type="float" office:value="3.26393465956043">
                <text:p>3.26393465956043</text:p>
              </table:table-cell>
              <table:table-cell office:value-type="float" office:value="1.82317087118984">
                <text:p>1.82317087118984</text:p>
              </table:table-cell>
            </table:table-row>
            <table:table-row>
              <table:table-cell office:value-type="float" office:value="42491">
                <text:p>42490</text:p>
              </table:table-cell>
              <table:table-cell office:value-type="float" office:value="2.72586785110537">
                <text:p>2.72586785110537</text:p>
              </table:table-cell>
              <table:table-cell office:value-type="float" office:value="1.80673244056269">
                <text:p>1.80673244056269</text:p>
              </table:table-cell>
            </table:table-row>
            <table:table-row>
              <table:table-cell office:value-type="float" office:value="42522">
                <text:p>42520</text:p>
              </table:table-cell>
              <table:table-cell office:value-type="float" office:value="3.52420155101461">
                <text:p>3.52420155101461</text:p>
              </table:table-cell>
              <table:table-cell office:value-type="float" office:value="1.85398487056151">
                <text:p>1.85398487056151</text:p>
              </table:table-cell>
            </table:table-row>
            <table:table-row>
              <table:table-cell office:value-type="float" office:value="42552">
                <text:p>42550</text:p>
              </table:table-cell>
              <table:table-cell office:value-type="float" office:value="2.08748768878125">
                <text:p>2.08748768878125</text:p>
              </table:table-cell>
              <table:table-cell office:value-type="float" office:value="1.93172897776285">
                <text:p>1.93172897776285</text:p>
              </table:table-cell>
            </table:table-row>
            <table:table-row>
              <table:table-cell office:value-type="float" office:value="42583">
                <text:p>42580</text:p>
              </table:table-cell>
              <table:table-cell office:value-type="float" office:value="3.67396357694814">
                <text:p>3.67396357694814</text:p>
              </table:table-cell>
              <table:table-cell office:value-type="float" office:value="1.88877417668616">
                <text:p>1.88877417668616</text:p>
              </table:table-cell>
            </table:table-row>
            <table:table-row>
              <table:table-cell office:value-type="float" office:value="42614">
                <text:p>42610</text:p>
              </table:table-cell>
              <table:table-cell office:value-type="float" office:value="3.79816883873946">
                <text:p>3.79816883873946</text:p>
              </table:table-cell>
              <table:table-cell office:value-type="float" office:value="1.98635184136312">
                <text:p>1.98635184136312</text:p>
              </table:table-cell>
            </table:table-row>
            <table:table-row>
              <table:table-cell office:value-type="float" office:value="42644">
                <text:p>42640</text:p>
              </table:table-cell>
              <table:table-cell office:value-type="float" office:value="3.80795607662516">
                <text:p>3.80795607662516</text:p>
              </table:table-cell>
              <table:table-cell office:value-type="float" office:value="2.04183423074782">
                <text:p>2.04183423074782</text:p>
              </table:table-cell>
            </table:table-row>
            <table:table-row>
              <table:table-cell office:value-type="float" office:value="42675">
                <text:p>42680</text:p>
              </table:table-cell>
              <table:table-cell office:value-type="float" office:value="3.10183292149541">
                <text:p>3.10183292149541</text:p>
              </table:table-cell>
              <table:table-cell office:value-type="float" office:value="2.1797881191482">
                <text:p>2.1797881191482</text:p>
              </table:table-cell>
            </table:table-row>
            <table:table-row>
              <table:table-cell office:value-type="float" office:value="42705">
                <text:p>42710</text:p>
              </table:table-cell>
              <table:table-cell office:value-type="float" office:value="3.98596594327991">
                <text:p>3.98596594327991</text:p>
              </table:table-cell>
              <table:table-cell office:value-type="float" office:value="2.92372917371353">
                <text:p>2.92372917371353</text:p>
              </table:table-cell>
            </table:table-row>
            <table:table-row>
              <table:table-cell office:value-type="float" office:value="42736">
                <text:p>42740</text:p>
              </table:table-cell>
              <table:table-cell office:value-type="float" office:value="4.16638432228561">
                <text:p>4.16638432228561</text:p>
              </table:table-cell>
              <table:table-cell office:value-type="float" office:value="2.86947160857164">
                <text:p>2.86947160857164</text:p>
              </table:table-cell>
            </table:table-row>
            <table:table-row>
              <table:table-cell office:value-type="float" office:value="42767">
                <text:p>42770</text:p>
              </table:table-cell>
              <table:table-cell office:value-type="float" office:value="3.86416661582258">
                <text:p>3.86416661582258</text:p>
              </table:table-cell>
              <table:table-cell office:value-type="float" office:value="2.84514702887238">
                <text:p>2.84514702887238</text:p>
              </table:table-cell>
            </table:table-row>
            <table:table-row>
              <table:table-cell office:value-type="float" office:value="42795">
                <text:p>42800</text:p>
              </table:table-cell>
              <table:table-cell office:value-type="float" office:value="5.40812964736065">
                <text:p>5.40812964736065</text:p>
              </table:table-cell>
              <table:table-cell office:value-type="float" office:value="3.10130720077595">
                <text:p>3.10130720077595</text:p>
              </table:table-cell>
            </table:table-row>
            <table:table-row>
              <table:table-cell office:value-type="float" office:value="42826">
                <text:p>42830</text:p>
              </table:table-cell>
              <table:table-cell office:value-type="float" office:value="4.62045475859946">
                <text:p>4.62045475859946</text:p>
              </table:table-cell>
              <table:table-cell office:value-type="float" office:value="3.83351572838387">
                <text:p>3.83351572838387</text:p>
              </table:table-cell>
            </table:table-row>
            <table:table-row>
              <table:table-cell office:value-type="float" office:value="42856">
                <text:p>42860</text:p>
              </table:table-cell>
              <table:table-cell office:value-type="float" office:value="4.90394747980281">
                <text:p>4.90394747980281</text:p>
              </table:table-cell>
              <table:table-cell office:value-type="float" office:value="3.55371859740859">
                <text:p>3.55371859740859</text:p>
              </table:table-cell>
            </table:table-row>
            <table:table-row>
              <table:table-cell office:value-type="float" office:value="42887">
                <text:p>42890</text:p>
              </table:table-cell>
              <table:table-cell office:value-type="float" office:value="2.70609089923825">
                <text:p>2.70609089923825</text:p>
              </table:table-cell>
              <table:table-cell office:value-type="float" office:value="3.17178831509888">
                <text:p>3.17178831509888</text:p>
              </table:table-cell>
            </table:table-row>
            <table:table-row>
              <table:table-cell office:value-type="float" office:value="42917">
                <text:p>42920</text:p>
              </table:table-cell>
              <table:table-cell office:value-type="float" office:value="4.76425016779165">
                <text:p>4.76425016779165</text:p>
              </table:table-cell>
              <table:table-cell office:value-type="float" office:value="2.85877051255554">
                <text:p>2.85877051255554</text:p>
              </table:table-cell>
            </table:table-row>
            <table:table-row>
              <table:table-cell office:value-type="float" office:value="42948">
                <text:p>42950</text:p>
              </table:table-cell>
              <table:table-cell office:value-type="float" office:value="5.17835655822465">
                <text:p>5.17835655822465</text:p>
              </table:table-cell>
              <table:table-cell office:value-type="float" office:value="2.30027214598012">
                <text:p>2.30027214598012</text:p>
              </table:table-cell>
            </table:table-row>
            <table:table-row>
              <table:table-cell office:value-type="float" office:value="42979">
                <text:p>42980</text:p>
              </table:table-cell>
              <table:table-cell office:value-type="float" office:value="4.55696766475023">
                <text:p>4.55696766475023</text:p>
              </table:table-cell>
              <table:table-cell office:value-type="float" office:value="2.41822057174798">
                <text:p>2.41822057174798</text:p>
              </table:table-cell>
            </table:table-row>
            <table:table-row>
              <table:table-cell office:value-type="float" office:value="43009">
                <text:p>43010</text:p>
              </table:table-cell>
              <table:table-cell office:value-type="float" office:value="4.26553125916243">
                <text:p>4.26553125916243</text:p>
              </table:table-cell>
              <table:table-cell office:value-type="float" office:value="2.28241549780867">
                <text:p>2.28241549780867</text:p>
              </table:table-cell>
            </table:table-row>
            <table:table-row>
              <table:table-cell office:value-type="float" office:value="43040">
                <text:p>43040</text:p>
              </table:table-cell>
              <table:table-cell office:value-type="float" office:value="3.8051600476186">
                <text:p>3.8051600476186</text:p>
              </table:table-cell>
              <table:table-cell office:value-type="float" office:value="2.53453589852543">
                <text:p>2.53453589852543</text:p>
              </table:table-cell>
            </table:table-row>
            <table:table-row>
              <table:table-cell office:value-type="float" office:value="43070">
                <text:p>43070</text:p>
              </table:table-cell>
              <table:table-cell office:value-type="float" office:value="3.42972370815562">
                <text:p>3.42972370815562</text:p>
              </table:table-cell>
              <table:table-cell office:value-type="float" office:value="2.80253603810946">
                <text:p>2.80253603810946</text:p>
              </table:table-cell>
            </table:table-row>
            <table:table-row>
              <table:table-cell office:value-type="float" office:value="43101">
                <text:p>43100</text:p>
              </table:table-cell>
              <table:table-cell office:value-type="float" office:value="3.63365947027665">
                <text:p>3.63365947027665</text:p>
              </table:table-cell>
              <table:table-cell office:value-type="float" office:value="2.35988025913006">
                <text:p>2.35988025913006</text:p>
              </table:table-cell>
            </table:table-row>
            <table:table-row>
              <table:table-cell office:value-type="float" office:value="43132">
                <text:p>43130</text:p>
              </table:table-cell>
              <table:table-cell office:value-type="float" office:value="3.61439883414963">
                <text:p>3.61439883414963</text:p>
              </table:table-cell>
              <table:table-cell office:value-type="float" office:value="2.40182511741005">
                <text:p>2.40182511741005</text:p>
              </table:table-cell>
            </table:table-row>
            <table:table-row>
              <table:table-cell office:value-type="float" office:value="43160">
                <text:p>43160</text:p>
              </table:table-cell>
              <table:table-cell office:value-type="float" office:value="4.04895670102053">
                <text:p>4.04895670102053</text:p>
              </table:table-cell>
              <table:table-cell office:value-type="float" office:value="1.86752240166622">
                <text:p>1.86752240166622</text:p>
              </table:table-cell>
            </table:table-row>
            <table:table-row>
              <table:table-cell office:value-type="float" office:value="43191">
                <text:p>43190</text:p>
              </table:table-cell>
              <table:table-cell office:value-type="float" office:value="4.95304316707052">
                <text:p>4.95304316707052</text:p>
              </table:table-cell>
              <table:table-cell office:value-type="float" office:value="2.05517836855103">
                <text:p>2.05517836855103</text:p>
              </table:table-cell>
            </table:table-row>
            <table:table-row>
              <table:table-cell office:value-type="float" office:value="43221">
                <text:p>43220</text:p>
              </table:table-cell>
              <table:table-cell office:value-type="float" office:value="4.51807885547208">
                <text:p>4.51807885547208</text:p>
              </table:table-cell>
              <table:table-cell office:value-type="float" office:value="2.13264312987243">
                <text:p>2.13264312987243</text:p>
              </table:table-cell>
            </table:table-row>
            <table:table-row>
              <table:table-cell office:value-type="float" office:value="43252">
                <text:p>43250</text:p>
              </table:table-cell>
              <table:table-cell office:value-type="float" office:value="2.25968517873606">
                <text:p>2.25968517873606</text:p>
              </table:table-cell>
              <table:table-cell office:value-type="float" office:value="2.15600074306421">
                <text:p>2.15600074306421</text:p>
              </table:table-cell>
            </table:table-row>
            <table:table-row>
              <table:table-cell office:value-type="float" office:value="43282">
                <text:p>43280</text:p>
              </table:table-cell>
              <table:table-cell office:value-type="float" office:value="5.31435007396556">
                <text:p>5.31435007396556</text:p>
              </table:table-cell>
              <table:table-cell office:value-type="float" office:value="2.2397185544673">
                <text:p>2.2397185544673</text:p>
              </table:table-cell>
            </table:table-row>
            <table:table-row>
              <table:table-cell office:value-type="float" office:value="43313">
                <text:p>43310</text:p>
              </table:table-cell>
              <table:table-cell office:value-type="float" office:value="4.56732152362816">
                <text:p>4.56732152362816</text:p>
              </table:table-cell>
              <table:table-cell office:value-type="float" office:value="2.04269375653225">
                <text:p>2.04269375653225</text:p>
              </table:table-cell>
            </table:table-row>
            <table:table-row>
              <table:table-cell office:value-type="float" office:value="43344">
                <text:p>43340</text:p>
              </table:table-cell>
              <table:table-cell office:value-type="float" office:value="4.10108610367486">
                <text:p>4.10108610367486</text:p>
              </table:table-cell>
              <table:table-cell office:value-type="float" office:value="2.34279718416459">
                <text:p>2.34279718416459</text:p>
              </table:table-cell>
            </table:table-row>
            <table:table-row>
              <table:table-cell office:value-type="float" office:value="43374">
                <text:p>43370</text:p>
              </table:table-cell>
              <table:table-cell office:value-type="float" office:value="3.17662689246828">
                <text:p>3.17662689246828</text:p>
              </table:table-cell>
              <table:table-cell office:value-type="float" office:value="2.08066330805927">
                <text:p>2.08066330805927</text:p>
              </table:table-cell>
            </table:table-row>
            <table:table-row>
              <table:table-cell office:value-type="float" office:value="43405">
                <text:p>43410</text:p>
              </table:table-cell>
              <table:table-cell office:value-type="float" office:value="2.86108606216487">
                <text:p>2.86108606216487</text:p>
              </table:table-cell>
              <table:table-cell office:value-type="float" office:value="2.02569663414522">
                <text:p>2.02569663414522</text:p>
              </table:table-cell>
            </table:table-row>
            <table:table-row>
              <table:table-cell office:value-type="float" office:value="43435">
                <text:p>43440</text:p>
              </table:table-cell>
              <table:table-cell office:value-type="float" office:value="2.47643243009344">
                <text:p>2.47643243009344</text:p>
              </table:table-cell>
              <table:table-cell office:value-type="float" office:value="1.98888744242718">
                <text:p>1.9888874424271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legend chart:legend-position="end" svg:x="10.535cm" svg:y="3.926cm" style:legend-expansion="high" chart:style-name="ch2"/>
        <chart:plot-area chart:style-name="ch3" chart:data-source-has-labels="both" svg:x="0.77cm" svg:y="0.855cm" svg:width="9.125cm" svg:height="7.545cm">
          <chartooo:coordinate-region svg:x="1.536cm" svg:y="1.068cm" svg:width="8.359cm" svg:height="6.659cm"/>
          <chart:axis chart:dimension="x" chart:name="primary-x" chart:style-name="ch4" chartooo:axis-type="auto">
            <chartooo:date-scale/>
            <chart:categories table:cell-range-address="local-table.$A$2:.$A$4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9" chart:label-cell-address="local-table.$B$1" chart:class="chart:bar">
            <chart:data-point chart:repeated="48"/>
          </chart:series>
          <chart:series chart:style-name="ch8" chart:values-cell-range-address="local-table.$C$2:.$C$49" chart:label-cell-address="local-table.$C$1" chart:class="chart:bar">
            <chart:data-point chart:repeated="4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TURAL_RUBBER_EXPORT</text:p>
              </table:table-cell>
              <table:table-cell office:value-type="string">
                <text:p>EXPORT_4007</text:p>
              </table:table-cell>
            </table:table-row>
          </table:table-header-rows>
          <table:table-rows>
            <table:table-row>
              <table:table-cell office:value-type="float" office:value="42005">
                <text:p>42010</text:p>
              </table:table-cell>
              <table:table-cell office:value-type="float" office:value="2.26139311497637">
                <text:p>2.26139311497637</text:p>
              </table:table-cell>
              <table:table-cell office:value-type="float" office:value="2.76226580363506">
                <text:p>2.76226580363506</text:p>
              </table:table-cell>
            </table:table-row>
            <table:table-row>
              <table:table-cell office:value-type="float" office:value="42036">
                <text:p>42040</text:p>
              </table:table-cell>
              <table:table-cell office:value-type="float" office:value="2.49901758870515">
                <text:p>2.49901758870515</text:p>
              </table:table-cell>
              <table:table-cell office:value-type="float" office:value="2.80782802560462">
                <text:p>2.80782802560462</text:p>
              </table:table-cell>
            </table:table-row>
            <table:table-row>
              <table:table-cell office:value-type="float" office:value="42064">
                <text:p>42060</text:p>
              </table:table-cell>
              <table:table-cell office:value-type="float" office:value="3.18988478569516">
                <text:p>3.18988478569516</text:p>
              </table:table-cell>
              <table:table-cell office:value-type="float" office:value="2.1170510450333">
                <text:p>2.1170510450333</text:p>
              </table:table-cell>
            </table:table-row>
            <table:table-row>
              <table:table-cell office:value-type="float" office:value="42095">
                <text:p>42100</text:p>
              </table:table-cell>
              <table:table-cell office:value-type="float" office:value="4.41250743247216">
                <text:p>4.41250743247216</text:p>
              </table:table-cell>
              <table:table-cell office:value-type="float" office:value="2.968353919958">
                <text:p>2.968353919958</text:p>
              </table:table-cell>
            </table:table-row>
            <table:table-row>
              <table:table-cell office:value-type="float" office:value="42125">
                <text:p>42130</text:p>
              </table:table-cell>
              <table:table-cell office:value-type="float" office:value="2.96767902438777">
                <text:p>2.96767902438777</text:p>
              </table:table-cell>
              <table:table-cell office:value-type="float" office:value="3.26724051679848">
                <text:p>3.26724051679848</text:p>
              </table:table-cell>
            </table:table-row>
            <table:table-row>
              <table:table-cell office:value-type="float" office:value="42156">
                <text:p>42160</text:p>
              </table:table-cell>
              <table:table-cell office:value-type="float" office:value="4.26412315307958">
                <text:p>4.26412315307958</text:p>
              </table:table-cell>
              <table:table-cell office:value-type="float" office:value="3.2170115230466">
                <text:p>3.2170115230466</text:p>
              </table:table-cell>
            </table:table-row>
            <table:table-row>
              <table:table-cell office:value-type="float" office:value="42186">
                <text:p>42190</text:p>
              </table:table-cell>
              <table:table-cell office:value-type="float" office:value="3.14312478179911">
                <text:p>3.14312478179911</text:p>
              </table:table-cell>
              <table:table-cell office:value-type="float" office:value="4.24945778999583">
                <text:p>4.24945778999583</text:p>
              </table:table-cell>
            </table:table-row>
            <table:table-row>
              <table:table-cell office:value-type="float" office:value="42217">
                <text:p>42220</text:p>
              </table:table-cell>
              <table:table-cell office:value-type="float" office:value="4.43515110528476">
                <text:p>4.43515110528476</text:p>
              </table:table-cell>
              <table:table-cell office:value-type="float" office:value="2.57252323314869">
                <text:p>2.57252323314869</text:p>
              </table:table-cell>
            </table:table-row>
            <table:table-row>
              <table:table-cell office:value-type="float" office:value="42248">
                <text:p>42250</text:p>
              </table:table-cell>
              <table:table-cell office:value-type="float" office:value="3.57641304315655">
                <text:p>3.57641304315655</text:p>
              </table:table-cell>
              <table:table-cell office:value-type="float" office:value="2.59188520338601">
                <text:p>2.59188520338601</text:p>
              </table:table-cell>
            </table:table-row>
            <table:table-row>
              <table:table-cell office:value-type="float" office:value="42278">
                <text:p>42280</text:p>
              </table:table-cell>
              <table:table-cell office:value-type="float" office:value="3.17527329787576">
                <text:p>3.17527329787576</text:p>
              </table:table-cell>
              <table:table-cell office:value-type="float" office:value="2.86519536401169">
                <text:p>2.86519536401169</text:p>
              </table:table-cell>
            </table:table-row>
            <table:table-row>
              <table:table-cell office:value-type="float" office:value="42309">
                <text:p>42310</text:p>
              </table:table-cell>
              <table:table-cell office:value-type="float" office:value="2.22454368672511">
                <text:p>2.22454368672511</text:p>
              </table:table-cell>
              <table:table-cell office:value-type="float" office:value="3.03086181408469">
                <text:p>3.03086181408469</text:p>
              </table:table-cell>
            </table:table-row>
            <table:table-row>
              <table:table-cell office:value-type="float" office:value="42339">
                <text:p>42340</text:p>
              </table:table-cell>
              <table:table-cell office:value-type="float" office:value="3.17456230793341">
                <text:p>3.17456230793341</text:p>
              </table:table-cell>
              <table:table-cell office:value-type="float" office:value="2.66243163164875">
                <text:p>2.66243163164875</text:p>
              </table:table-cell>
            </table:table-row>
            <table:table-row>
              <table:table-cell office:value-type="float" office:value="42370">
                <text:p>42370</text:p>
              </table:table-cell>
              <table:table-cell office:value-type="float" office:value="2.09521105447888">
                <text:p>2.09521105447888</text:p>
              </table:table-cell>
              <table:table-cell office:value-type="float" office:value="2.09877877785175">
                <text:p>2.09877877785175</text:p>
              </table:table-cell>
            </table:table-row>
            <table:table-row>
              <table:table-cell office:value-type="float" office:value="42401">
                <text:p>42400</text:p>
              </table:table-cell>
              <table:table-cell office:value-type="float" office:value="2.87484113953225">
                <text:p>2.87484113953225</text:p>
              </table:table-cell>
              <table:table-cell office:value-type="float" office:value="2.16979899005178">
                <text:p>2.16979899005178</text:p>
              </table:table-cell>
            </table:table-row>
            <table:table-row>
              <table:table-cell office:value-type="float" office:value="42430">
                <text:p>42430</text:p>
              </table:table-cell>
              <table:table-cell office:value-type="float" office:value="2.61995077030428">
                <text:p>2.61995077030428</text:p>
              </table:table-cell>
              <table:table-cell office:value-type="float" office:value="3.09804437639265">
                <text:p>3.09804437639265</text:p>
              </table:table-cell>
            </table:table-row>
            <table:table-row>
              <table:table-cell office:value-type="float" office:value="42461">
                <text:p>42460</text:p>
              </table:table-cell>
              <table:table-cell office:value-type="float" office:value="3.26393465956043">
                <text:p>3.26393465956043</text:p>
              </table:table-cell>
              <table:table-cell office:value-type="float" office:value="2.6910244922643">
                <text:p>2.6910244922643</text:p>
              </table:table-cell>
            </table:table-row>
            <table:table-row>
              <table:table-cell office:value-type="float" office:value="42491">
                <text:p>42490</text:p>
              </table:table-cell>
              <table:table-cell office:value-type="float" office:value="2.72586785110537">
                <text:p>2.72586785110537</text:p>
              </table:table-cell>
              <table:table-cell office:value-type="float" office:value="2.96869346511306">
                <text:p>2.96869346511306</text:p>
              </table:table-cell>
            </table:table-row>
            <table:table-row>
              <table:table-cell office:value-type="float" office:value="42522">
                <text:p>42520</text:p>
              </table:table-cell>
              <table:table-cell office:value-type="float" office:value="3.52420155101461">
                <text:p>3.52420155101461</text:p>
              </table:table-cell>
              <table:table-cell office:value-type="float" office:value="2.26217896142471">
                <text:p>2.26217896142471</text:p>
              </table:table-cell>
            </table:table-row>
            <table:table-row>
              <table:table-cell office:value-type="float" office:value="42552">
                <text:p>42550</text:p>
              </table:table-cell>
              <table:table-cell office:value-type="float" office:value="2.08748768878125">
                <text:p>2.08748768878125</text:p>
              </table:table-cell>
              <table:table-cell office:value-type="float" office:value="1.58545757099305">
                <text:p>1.58545757099305</text:p>
              </table:table-cell>
            </table:table-row>
            <table:table-row>
              <table:table-cell office:value-type="float" office:value="42583">
                <text:p>42580</text:p>
              </table:table-cell>
              <table:table-cell office:value-type="float" office:value="3.67396357694814">
                <text:p>3.67396357694814</text:p>
              </table:table-cell>
              <table:table-cell office:value-type="float" office:value="1.44809181477428">
                <text:p>1.44809181477428</text:p>
              </table:table-cell>
            </table:table-row>
            <table:table-row>
              <table:table-cell office:value-type="float" office:value="42614">
                <text:p>42610</text:p>
              </table:table-cell>
              <table:table-cell office:value-type="float" office:value="3.79816883873946">
                <text:p>3.79816883873946</text:p>
              </table:table-cell>
              <table:table-cell office:value-type="float" office:value="2.13023013488897">
                <text:p>2.13023013488897</text:p>
              </table:table-cell>
            </table:table-row>
            <table:table-row>
              <table:table-cell office:value-type="float" office:value="42644">
                <text:p>42640</text:p>
              </table:table-cell>
              <table:table-cell office:value-type="float" office:value="3.80795607662516">
                <text:p>3.80795607662516</text:p>
              </table:table-cell>
              <table:table-cell office:value-type="float" office:value="2.06807757871525">
                <text:p>2.06807757871525</text:p>
              </table:table-cell>
            </table:table-row>
            <table:table-row>
              <table:table-cell office:value-type="float" office:value="42675">
                <text:p>42680</text:p>
              </table:table-cell>
              <table:table-cell office:value-type="float" office:value="3.10183292149541">
                <text:p>3.10183292149541</text:p>
              </table:table-cell>
              <table:table-cell office:value-type="float" office:value="2.26258957417036">
                <text:p>2.26258957417036</text:p>
              </table:table-cell>
            </table:table-row>
            <table:table-row>
              <table:table-cell office:value-type="float" office:value="42705">
                <text:p>42710</text:p>
              </table:table-cell>
              <table:table-cell office:value-type="float" office:value="3.98596594327991">
                <text:p>3.98596594327991</text:p>
              </table:table-cell>
              <table:table-cell office:value-type="float" office:value="1.65868877490044">
                <text:p>1.65868877490044</text:p>
              </table:table-cell>
            </table:table-row>
            <table:table-row>
              <table:table-cell office:value-type="float" office:value="42736">
                <text:p>42740</text:p>
              </table:table-cell>
              <table:table-cell office:value-type="float" office:value="4.16638432228561">
                <text:p>4.16638432228561</text:p>
              </table:table-cell>
              <table:table-cell office:value-type="float" office:value="2.1256581198941">
                <text:p>2.1256581198941</text:p>
              </table:table-cell>
            </table:table-row>
            <table:table-row>
              <table:table-cell office:value-type="float" office:value="42767">
                <text:p>42770</text:p>
              </table:table-cell>
              <table:table-cell office:value-type="float" office:value="3.86416661582258">
                <text:p>3.86416661582258</text:p>
              </table:table-cell>
              <table:table-cell office:value-type="float" office:value="2.422546927799">
                <text:p>2.422546927799</text:p>
              </table:table-cell>
            </table:table-row>
            <table:table-row>
              <table:table-cell office:value-type="float" office:value="42795">
                <text:p>42800</text:p>
              </table:table-cell>
              <table:table-cell office:value-type="float" office:value="5.40812964736065">
                <text:p>5.40812964736065</text:p>
              </table:table-cell>
              <table:table-cell office:value-type="float" office:value="1.94563601652116">
                <text:p>1.94563601652116</text:p>
              </table:table-cell>
            </table:table-row>
            <table:table-row>
              <table:table-cell office:value-type="float" office:value="42826">
                <text:p>42830</text:p>
              </table:table-cell>
              <table:table-cell office:value-type="float" office:value="4.62045475859946">
                <text:p>4.62045475859946</text:p>
              </table:table-cell>
              <table:table-cell office:value-type="float" office:value="1.47560286873301">
                <text:p>1.47560286873301</text:p>
              </table:table-cell>
            </table:table-row>
            <table:table-row>
              <table:table-cell office:value-type="float" office:value="42856">
                <text:p>42860</text:p>
              </table:table-cell>
              <table:table-cell office:value-type="float" office:value="4.90394747980281">
                <text:p>4.90394747980281</text:p>
              </table:table-cell>
              <table:table-cell office:value-type="float" office:value="1.25795442434016">
                <text:p>1.25795442434016</text:p>
              </table:table-cell>
            </table:table-row>
            <table:table-row>
              <table:table-cell office:value-type="float" office:value="42887">
                <text:p>42890</text:p>
              </table:table-cell>
              <table:table-cell office:value-type="float" office:value="2.70609089923825">
                <text:p>2.70609089923825</text:p>
              </table:table-cell>
              <table:table-cell office:value-type="float" office:value="1.92291018032907">
                <text:p>1.92291018032907</text:p>
              </table:table-cell>
            </table:table-row>
            <table:table-row>
              <table:table-cell office:value-type="float" office:value="42917">
                <text:p>42920</text:p>
              </table:table-cell>
              <table:table-cell office:value-type="float" office:value="4.76425016779165">
                <text:p>4.76425016779165</text:p>
              </table:table-cell>
              <table:table-cell office:value-type="float" office:value="2.46824338855078">
                <text:p>2.46824338855078</text:p>
              </table:table-cell>
            </table:table-row>
            <table:table-row>
              <table:table-cell office:value-type="float" office:value="42948">
                <text:p>42950</text:p>
              </table:table-cell>
              <table:table-cell office:value-type="float" office:value="5.17835655822465">
                <text:p>5.17835655822465</text:p>
              </table:table-cell>
              <table:table-cell office:value-type="float" office:value="2.12205736197069">
                <text:p>2.12205736197069</text:p>
              </table:table-cell>
            </table:table-row>
            <table:table-row>
              <table:table-cell office:value-type="float" office:value="42979">
                <text:p>42980</text:p>
              </table:table-cell>
              <table:table-cell office:value-type="float" office:value="4.55696766475023">
                <text:p>4.55696766475023</text:p>
              </table:table-cell>
              <table:table-cell office:value-type="float" office:value="1.89450683328843">
                <text:p>1.89450683328843</text:p>
              </table:table-cell>
            </table:table-row>
            <table:table-row>
              <table:table-cell office:value-type="float" office:value="43009">
                <text:p>43010</text:p>
              </table:table-cell>
              <table:table-cell office:value-type="float" office:value="4.26553125916243">
                <text:p>4.26553125916243</text:p>
              </table:table-cell>
              <table:table-cell office:value-type="float" office:value="2.27201787452247">
                <text:p>2.27201787452247</text:p>
              </table:table-cell>
            </table:table-row>
            <table:table-row>
              <table:table-cell office:value-type="float" office:value="43040">
                <text:p>43040</text:p>
              </table:table-cell>
              <table:table-cell office:value-type="float" office:value="3.8051600476186">
                <text:p>3.8051600476186</text:p>
              </table:table-cell>
              <table:table-cell office:value-type="float" office:value="2.64050333175109">
                <text:p>2.64050333175109</text:p>
              </table:table-cell>
            </table:table-row>
            <table:table-row>
              <table:table-cell office:value-type="float" office:value="43070">
                <text:p>43070</text:p>
              </table:table-cell>
              <table:table-cell office:value-type="float" office:value="3.42972370815562">
                <text:p>3.42972370815562</text:p>
              </table:table-cell>
              <table:table-cell office:value-type="float" office:value="2.14374087350074">
                <text:p>2.14374087350074</text:p>
              </table:table-cell>
            </table:table-row>
            <table:table-row>
              <table:table-cell office:value-type="float" office:value="43101">
                <text:p>43100</text:p>
              </table:table-cell>
              <table:table-cell office:value-type="float" office:value="3.63365947027665">
                <text:p>3.63365947027665</text:p>
              </table:table-cell>
              <table:table-cell office:value-type="float" office:value="2.14671781590672">
                <text:p>2.14671781590672</text:p>
              </table:table-cell>
            </table:table-row>
            <table:table-row>
              <table:table-cell office:value-type="float" office:value="43132">
                <text:p>43130</text:p>
              </table:table-cell>
              <table:table-cell office:value-type="float" office:value="3.61439883414963">
                <text:p>3.61439883414963</text:p>
              </table:table-cell>
              <table:table-cell office:value-type="float" office:value="2.0804196502817">
                <text:p>2.0804196502817</text:p>
              </table:table-cell>
            </table:table-row>
            <table:table-row>
              <table:table-cell office:value-type="float" office:value="43160">
                <text:p>43160</text:p>
              </table:table-cell>
              <table:table-cell office:value-type="float" office:value="4.04895670102053">
                <text:p>4.04895670102053</text:p>
              </table:table-cell>
              <table:table-cell office:value-type="float" office:value="2.87887982340046">
                <text:p>2.87887982340046</text:p>
              </table:table-cell>
            </table:table-row>
            <table:table-row>
              <table:table-cell office:value-type="float" office:value="43191">
                <text:p>43190</text:p>
              </table:table-cell>
              <table:table-cell office:value-type="float" office:value="4.95304316707052">
                <text:p>4.95304316707052</text:p>
              </table:table-cell>
              <table:table-cell office:value-type="float" office:value="2.684604719914">
                <text:p>2.684604719914</text:p>
              </table:table-cell>
            </table:table-row>
            <table:table-row>
              <table:table-cell office:value-type="float" office:value="43221">
                <text:p>43220</text:p>
              </table:table-cell>
              <table:table-cell office:value-type="float" office:value="4.51807885547208">
                <text:p>4.51807885547208</text:p>
              </table:table-cell>
              <table:table-cell office:value-type="float" office:value="2.20462210944272">
                <text:p>2.20462210944272</text:p>
              </table:table-cell>
            </table:table-row>
            <table:table-row>
              <table:table-cell office:value-type="float" office:value="43252">
                <text:p>43250</text:p>
              </table:table-cell>
              <table:table-cell office:value-type="float" office:value="2.25968517873606">
                <text:p>2.25968517873606</text:p>
              </table:table-cell>
              <table:table-cell office:value-type="float" office:value="2.80930465220918">
                <text:p>2.80930465220918</text:p>
              </table:table-cell>
            </table:table-row>
            <table:table-row>
              <table:table-cell office:value-type="float" office:value="43282">
                <text:p>43280</text:p>
              </table:table-cell>
              <table:table-cell office:value-type="float" office:value="5.31435007396556">
                <text:p>5.31435007396556</text:p>
              </table:table-cell>
              <table:table-cell office:value-type="float" office:value="1.66697209740409">
                <text:p>1.66697209740409</text:p>
              </table:table-cell>
            </table:table-row>
            <table:table-row>
              <table:table-cell office:value-type="float" office:value="43313">
                <text:p>43310</text:p>
              </table:table-cell>
              <table:table-cell office:value-type="float" office:value="4.56732152362816">
                <text:p>4.56732152362816</text:p>
              </table:table-cell>
              <table:table-cell office:value-type="float" office:value="2.46320548601758">
                <text:p>2.46320548601758</text:p>
              </table:table-cell>
            </table:table-row>
            <table:table-row>
              <table:table-cell office:value-type="float" office:value="43344">
                <text:p>43340</text:p>
              </table:table-cell>
              <table:table-cell office:value-type="float" office:value="4.10108610367486">
                <text:p>4.10108610367486</text:p>
              </table:table-cell>
              <table:table-cell office:value-type="float" office:value="2.38246480670412">
                <text:p>2.38246480670412</text:p>
              </table:table-cell>
            </table:table-row>
            <table:table-row>
              <table:table-cell office:value-type="float" office:value="43374">
                <text:p>43370</text:p>
              </table:table-cell>
              <table:table-cell office:value-type="float" office:value="3.17662689246828">
                <text:p>3.17662689246828</text:p>
              </table:table-cell>
              <table:table-cell office:value-type="float" office:value="1.88154094620455">
                <text:p>1.88154094620455</text:p>
              </table:table-cell>
            </table:table-row>
            <table:table-row>
              <table:table-cell office:value-type="float" office:value="43405">
                <text:p>43410</text:p>
              </table:table-cell>
              <table:table-cell office:value-type="float" office:value="2.86108606216487">
                <text:p>2.86108606216487</text:p>
              </table:table-cell>
              <table:table-cell office:value-type="float" office:value="2.19561231823522">
                <text:p>2.19561231823522</text:p>
              </table:table-cell>
            </table:table-row>
            <table:table-row>
              <table:table-cell office:value-type="float" office:value="43435">
                <text:p>43440</text:p>
              </table:table-cell>
              <table:table-cell office:value-type="float" office:value="2.47643243009344">
                <text:p>2.47643243009344</text:p>
              </table:table-cell>
              <table:table-cell office:value-type="float" office:value="1.96885142944846">
                <text:p>1.9688514294484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641cm" svg:height="8.719cm" xlink:href="." xlink:type="simple" chart:class="chart:bar" chart:style-name="ch1">
        <chart:legend chart:legend-position="end" svg:x="11.78cm" svg:y="3.573cm" style:legend-expansion="high" chart:style-name="ch2"/>
        <chart:plot-area chart:style-name="ch3" chart:data-source-has-labels="both" svg:x="0.802cm" svg:y="0.831cm" svg:width="10.274cm" svg:height="7.294cm">
          <chartooo:coordinate-region svg:x="1.556cm" svg:y="1.044cm" svg:width="9.52cm" svg:height="6.408cm"/>
          <chart:axis chart:dimension="x" chart:name="primary-x" chart:style-name="ch4" chartooo:axis-type="auto">
            <chartooo:date-scale/>
            <chart:categories table:cell-range-address="local-table.$A$2:.$A$4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9" chart:label-cell-address="local-table.$B$1" chart:class="chart:bar">
            <chart:data-point chart:repeated="48"/>
          </chart:series>
          <chart:series chart:style-name="ch8" chart:values-cell-range-address="local-table.$C$2:.$C$49" chart:label-cell-address="local-table.$C$1" chart:class="chart:bar">
            <chart:data-point chart:repeated="4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TURAL_RUBBER_EXPORT</text:p>
              </table:table-cell>
              <table:table-cell office:value-type="string">
                <text:p>CRUDE_OIL_PRICE_BARREL_PREV</text:p>
              </table:table-cell>
            </table:table-row>
          </table:table-header-rows>
          <table:table-rows>
            <table:table-row>
              <table:table-cell office:value-type="float" office:value="42005">
                <text:p>42010</text:p>
              </table:table-cell>
              <table:table-cell office:value-type="float" office:value="2.26139311497637">
                <text:p>2.26139311497637</text:p>
              </table:table-cell>
              <table:table-cell office:value-type="float" office:value="1.62744799118309">
                <text:p>1.62744799118309</text:p>
              </table:table-cell>
            </table:table-row>
            <table:table-row>
              <table:table-cell office:value-type="float" office:value="42036">
                <text:p>42040</text:p>
              </table:table-cell>
              <table:table-cell office:value-type="float" office:value="2.49901758870515">
                <text:p>2.49901758870515</text:p>
              </table:table-cell>
              <table:table-cell office:value-type="float" office:value="1.36516126063505">
                <text:p>1.36516126063505</text:p>
              </table:table-cell>
            </table:table-row>
            <table:table-row>
              <table:table-cell office:value-type="float" office:value="42064">
                <text:p>42060</text:p>
              </table:table-cell>
              <table:table-cell office:value-type="float" office:value="3.18988478569516">
                <text:p>3.18988478569516</text:p>
              </table:table-cell>
              <table:table-cell office:value-type="float" office:value="1.09284827891926">
                <text:p>1.09284827891926</text:p>
              </table:table-cell>
            </table:table-row>
            <table:table-row>
              <table:table-cell office:value-type="float" office:value="42095">
                <text:p>42100</text:p>
              </table:table-cell>
              <table:table-cell office:value-type="float" office:value="4.41250743247216">
                <text:p>4.41250743247216</text:p>
              </table:table-cell>
              <table:table-cell office:value-type="float" office:value="1.14297953475796">
                <text:p>1.14297953475796</text:p>
              </table:table-cell>
            </table:table-row>
            <table:table-row>
              <table:table-cell office:value-type="float" office:value="42125">
                <text:p>42130</text:p>
              </table:table-cell>
              <table:table-cell office:value-type="float" office:value="2.96767902438777">
                <text:p>2.96767902438777</text:p>
              </table:table-cell>
              <table:table-cell office:value-type="float" office:value="1.39604211423168">
                <text:p>1.39604211423168</text:p>
              </table:table-cell>
            </table:table-row>
            <table:table-row>
              <table:table-cell office:value-type="float" office:value="42156">
                <text:p>42160</text:p>
              </table:table-cell>
              <table:table-cell office:value-type="float" office:value="4.26412315307958">
                <text:p>4.26412315307958</text:p>
              </table:table-cell>
              <table:table-cell office:value-type="float" office:value="1.53280018015964">
                <text:p>1.53280018015964</text:p>
              </table:table-cell>
            </table:table-row>
            <table:table-row>
              <table:table-cell office:value-type="float" office:value="42186">
                <text:p>42190</text:p>
              </table:table-cell>
              <table:table-cell office:value-type="float" office:value="3.14312478179911">
                <text:p>3.14312478179911</text:p>
              </table:table-cell>
              <table:table-cell office:value-type="float" office:value="1.7409451544019">
                <text:p>1.7409451544019</text:p>
              </table:table-cell>
            </table:table-row>
            <table:table-row>
              <table:table-cell office:value-type="float" office:value="42217">
                <text:p>42220</text:p>
              </table:table-cell>
              <table:table-cell office:value-type="float" office:value="4.43515110528476">
                <text:p>4.43515110528476</text:p>
              </table:table-cell>
              <table:table-cell office:value-type="float" office:value="1.81112891257607">
                <text:p>1.81112891257607</text:p>
              </table:table-cell>
            </table:table-row>
            <table:table-row>
              <table:table-cell office:value-type="float" office:value="42248">
                <text:p>42250</text:p>
              </table:table-cell>
              <table:table-cell office:value-type="float" office:value="3.57641304315655">
                <text:p>3.57641304315655</text:p>
              </table:table-cell>
              <table:table-cell office:value-type="float" office:value="1.66835509594747">
                <text:p>1.66835509594747</text:p>
              </table:table-cell>
            </table:table-row>
            <table:table-row>
              <table:table-cell office:value-type="float" office:value="42278">
                <text:p>42280</text:p>
              </table:table-cell>
              <table:table-cell office:value-type="float" office:value="3.17527329787576">
                <text:p>3.17527329787576</text:p>
              </table:table-cell>
              <table:table-cell office:value-type="float" office:value="1.69843384945069">
                <text:p>1.69843384945069</text:p>
              </table:table-cell>
            </table:table-row>
            <table:table-row>
              <table:table-cell office:value-type="float" office:value="42309">
                <text:p>42310</text:p>
              </table:table-cell>
              <table:table-cell office:value-type="float" office:value="2.22454368672511">
                <text:p>2.22454368672511</text:p>
              </table:table-cell>
              <table:table-cell office:value-type="float" office:value="1.70485065019804">
                <text:p>1.70485065019804</text:p>
              </table:table-cell>
            </table:table-row>
            <table:table-row>
              <table:table-cell office:value-type="float" office:value="42339">
                <text:p>42340</text:p>
              </table:table-cell>
              <table:table-cell office:value-type="float" office:value="3.17456230793341">
                <text:p>3.17456230793341</text:p>
              </table:table-cell>
              <table:table-cell office:value-type="float" office:value="1.8752969200496">
                <text:p>1.8752969200496</text:p>
              </table:table-cell>
            </table:table-row>
            <table:table-row>
              <table:table-cell office:value-type="float" office:value="42370">
                <text:p>42370</text:p>
              </table:table-cell>
              <table:table-cell office:value-type="float" office:value="2.09521105447888">
                <text:p>2.09521105447888</text:p>
              </table:table-cell>
              <table:table-cell office:value-type="float" office:value="1.71367375122565">
                <text:p>1.71367375122565</text:p>
              </table:table-cell>
            </table:table-row>
            <table:table-row>
              <table:table-cell office:value-type="float" office:value="42401">
                <text:p>42400</text:p>
              </table:table-cell>
              <table:table-cell office:value-type="float" office:value="2.87484113953225">
                <text:p>2.87484113953225</text:p>
              </table:table-cell>
              <table:table-cell office:value-type="float" office:value="2.00884658560388">
                <text:p>2.00884658560388</text:p>
              </table:table-cell>
            </table:table-row>
            <table:table-row>
              <table:table-cell office:value-type="float" office:value="42430">
                <text:p>42430</text:p>
              </table:table-cell>
              <table:table-cell office:value-type="float" office:value="2.61995077030428">
                <text:p>2.61995077030428</text:p>
              </table:table-cell>
              <table:table-cell office:value-type="float" office:value="2.0477484401347">
                <text:p>2.0477484401347</text:p>
              </table:table-cell>
            </table:table-row>
            <table:table-row>
              <table:table-cell office:value-type="float" office:value="42461">
                <text:p>42460</text:p>
              </table:table-cell>
              <table:table-cell office:value-type="float" office:value="3.26393465956043">
                <text:p>3.26393465956043</text:p>
              </table:table-cell>
              <table:table-cell office:value-type="float" office:value="2.07822824368463">
                <text:p>2.07822824368463</text:p>
              </table:table-cell>
            </table:table-row>
            <table:table-row>
              <table:table-cell office:value-type="float" office:value="42491">
                <text:p>42490</text:p>
              </table:table-cell>
              <table:table-cell office:value-type="float" office:value="2.72586785110537">
                <text:p>2.72586785110537</text:p>
              </table:table-cell>
              <table:table-cell office:value-type="float" office:value="1.93986597756983">
                <text:p>1.93986597756983</text:p>
              </table:table-cell>
            </table:table-row>
            <table:table-row>
              <table:table-cell office:value-type="float" office:value="42522">
                <text:p>42520</text:p>
              </table:table-cell>
              <table:table-cell office:value-type="float" office:value="3.52420155101461">
                <text:p>3.52420155101461</text:p>
              </table:table-cell>
              <table:table-cell office:value-type="float" office:value="1.99039828345524">
                <text:p>1.99039828345524</text:p>
              </table:table-cell>
            </table:table-row>
            <table:table-row>
              <table:table-cell office:value-type="float" office:value="42552">
                <text:p>42550</text:p>
              </table:table-cell>
              <table:table-cell office:value-type="float" office:value="2.08748768878125">
                <text:p>2.08748768878125</text:p>
              </table:table-cell>
              <table:table-cell office:value-type="float" office:value="1.89935992285217">
                <text:p>1.89935992285217</text:p>
              </table:table-cell>
            </table:table-row>
            <table:table-row>
              <table:table-cell office:value-type="float" office:value="42583">
                <text:p>42580</text:p>
              </table:table-cell>
              <table:table-cell office:value-type="float" office:value="3.67396357694814">
                <text:p>3.67396357694814</text:p>
              </table:table-cell>
              <table:table-cell office:value-type="float" office:value="1.75016930547622">
                <text:p>1.75016930547622</text:p>
              </table:table-cell>
            </table:table-row>
            <table:table-row>
              <table:table-cell office:value-type="float" office:value="42614">
                <text:p>42610</text:p>
              </table:table-cell>
              <table:table-cell office:value-type="float" office:value="3.79816883873946">
                <text:p>3.79816883873946</text:p>
              </table:table-cell>
              <table:table-cell office:value-type="float" office:value="1.80992576243594">
                <text:p>1.80992576243594</text:p>
              </table:table-cell>
            </table:table-row>
            <table:table-row>
              <table:table-cell office:value-type="float" office:value="42644">
                <text:p>42640</text:p>
              </table:table-cell>
              <table:table-cell office:value-type="float" office:value="3.80795607662516">
                <text:p>3.80795607662516</text:p>
              </table:table-cell>
              <table:table-cell office:value-type="float" office:value="1.90136517308572">
                <text:p>1.90136517308572</text:p>
              </table:table-cell>
            </table:table-row>
            <table:table-row>
              <table:table-cell office:value-type="float" office:value="42675">
                <text:p>42680</text:p>
              </table:table-cell>
              <table:table-cell office:value-type="float" office:value="3.10183292149541">
                <text:p>3.10183292149541</text:p>
              </table:table-cell>
              <table:table-cell office:value-type="float" office:value="2.02208123714529">
                <text:p>2.02208123714529</text:p>
              </table:table-cell>
            </table:table-row>
            <table:table-row>
              <table:table-cell office:value-type="float" office:value="42705">
                <text:p>42710</text:p>
              </table:table-cell>
              <table:table-cell office:value-type="float" office:value="3.98596594327991">
                <text:p>3.98596594327991</text:p>
              </table:table-cell>
              <table:table-cell office:value-type="float" office:value="2.10108809634707">
                <text:p>2.10108809634707</text:p>
              </table:table-cell>
            </table:table-row>
            <table:table-row>
              <table:table-cell office:value-type="float" office:value="42736">
                <text:p>42740</text:p>
              </table:table-cell>
              <table:table-cell office:value-type="float" office:value="4.16638432228561">
                <text:p>4.16638432228561</text:p>
              </table:table-cell>
              <table:table-cell office:value-type="float" office:value="2.30201416974856">
                <text:p>2.30201416974856</text:p>
              </table:table-cell>
            </table:table-row>
            <table:table-row>
              <table:table-cell office:value-type="float" office:value="42767">
                <text:p>42770</text:p>
              </table:table-cell>
              <table:table-cell office:value-type="float" office:value="3.86416661582258">
                <text:p>3.86416661582258</text:p>
              </table:table-cell>
              <table:table-cell office:value-type="float" office:value="2.35254647563396">
                <text:p>2.35254647563396</text:p>
              </table:table-cell>
            </table:table-row>
            <table:table-row>
              <table:table-cell office:value-type="float" office:value="42795">
                <text:p>42800</text:p>
              </table:table-cell>
              <table:table-cell office:value-type="float" office:value="5.40812964736065">
                <text:p>5.40812964736065</text:p>
              </table:table-cell>
              <table:table-cell office:value-type="float" office:value="2.55467569917558">
                <text:p>2.55467569917558</text:p>
              </table:table-cell>
            </table:table-row>
            <table:table-row>
              <table:table-cell office:value-type="float" office:value="42826">
                <text:p>42830</text:p>
              </table:table-cell>
              <table:table-cell office:value-type="float" office:value="4.62045475859946">
                <text:p>4.62045475859946</text:p>
              </table:table-cell>
              <table:table-cell office:value-type="float" office:value="2.44358483623703">
                <text:p>2.44358483623703</text:p>
              </table:table-cell>
            </table:table-row>
            <table:table-row>
              <table:table-cell office:value-type="float" office:value="42856">
                <text:p>42860</text:p>
              </table:table-cell>
              <table:table-cell office:value-type="float" office:value="4.90394747980281">
                <text:p>4.90394747980281</text:p>
              </table:table-cell>
              <table:table-cell office:value-type="float" office:value="2.47205938955341">
                <text:p>2.47205938955341</text:p>
              </table:table-cell>
            </table:table-row>
            <table:table-row>
              <table:table-cell office:value-type="float" office:value="42887">
                <text:p>42890</text:p>
              </table:table-cell>
              <table:table-cell office:value-type="float" office:value="2.70609089923825">
                <text:p>2.70609089923825</text:p>
              </table:table-cell>
              <table:table-cell office:value-type="float" office:value="2.65734451113322">
                <text:p>2.65734451113322</text:p>
              </table:table-cell>
            </table:table-row>
            <table:table-row>
              <table:table-cell office:value-type="float" office:value="42917">
                <text:p>42920</text:p>
              </table:table-cell>
              <table:table-cell office:value-type="float" office:value="4.76425016779165">
                <text:p>4.76425016779165</text:p>
              </table:table-cell>
              <table:table-cell office:value-type="float" office:value="2.84343173280645">
                <text:p>2.84343173280645</text:p>
              </table:table-cell>
            </table:table-row>
            <table:table-row>
              <table:table-cell office:value-type="float" office:value="42948">
                <text:p>42950</text:p>
              </table:table-cell>
              <table:table-cell office:value-type="float" office:value="5.17835655822465">
                <text:p>5.17835655822465</text:p>
              </table:table-cell>
              <table:table-cell office:value-type="float" office:value="2.78527947603357">
                <text:p>2.78527947603357</text:p>
              </table:table-cell>
            </table:table-row>
            <table:table-row>
              <table:table-cell office:value-type="float" office:value="42979">
                <text:p>42980</text:p>
              </table:table-cell>
              <table:table-cell office:value-type="float" office:value="4.55696766475023">
                <text:p>4.55696766475023</text:p>
              </table:table-cell>
              <table:table-cell office:value-type="float" office:value="2.81295192925653">
                <text:p>2.81295192925653</text:p>
              </table:table-cell>
            </table:table-row>
            <table:table-row>
              <table:table-cell office:value-type="float" office:value="43009">
                <text:p>43010</text:p>
              </table:table-cell>
              <table:table-cell office:value-type="float" office:value="4.26553125916243">
                <text:p>4.26553125916243</text:p>
              </table:table-cell>
              <table:table-cell office:value-type="float" office:value="2.74918497182971">
                <text:p>2.74918497182971</text:p>
              </table:table-cell>
            </table:table-row>
            <table:table-row>
              <table:table-cell office:value-type="float" office:value="43040">
                <text:p>43040</text:p>
              </table:table-cell>
              <table:table-cell office:value-type="float" office:value="3.8051600476186">
                <text:p>3.8051600476186</text:p>
              </table:table-cell>
              <table:table-cell office:value-type="float" office:value="2.92083439182139">
                <text:p>2.92083439182139</text:p>
              </table:table-cell>
            </table:table-row>
            <table:table-row>
              <table:table-cell office:value-type="float" office:value="43070">
                <text:p>43070</text:p>
              </table:table-cell>
              <table:table-cell office:value-type="float" office:value="3.42972370815562">
                <text:p>3.42972370815562</text:p>
              </table:table-cell>
              <table:table-cell office:value-type="float" office:value="2.9757782482206">
                <text:p>2.9757782482206</text:p>
              </table:table-cell>
            </table:table-row>
            <table:table-row>
              <table:table-cell office:value-type="float" office:value="43101">
                <text:p>43100</text:p>
              </table:table-cell>
              <table:table-cell office:value-type="float" office:value="3.63365947027665">
                <text:p>3.63365947027665</text:p>
              </table:table-cell>
              <table:table-cell office:value-type="float" office:value="2.39786513091214">
                <text:p>2.39786513091214</text:p>
              </table:table-cell>
            </table:table-row>
            <table:table-row>
              <table:table-cell office:value-type="float" office:value="43132">
                <text:p>43130</text:p>
              </table:table-cell>
              <table:table-cell office:value-type="float" office:value="3.61439883414963">
                <text:p>3.61439883414963</text:p>
              </table:table-cell>
              <table:table-cell office:value-type="float" office:value="2.06258729186296">
                <text:p>2.06258729186296</text:p>
              </table:table-cell>
            </table:table-row>
            <table:table-row>
              <table:table-cell office:value-type="float" office:value="43160">
                <text:p>43160</text:p>
              </table:table-cell>
              <table:table-cell office:value-type="float" office:value="4.04895670102053">
                <text:p>4.04895670102053</text:p>
              </table:table-cell>
              <table:table-cell office:value-type="float" office:value="2.16766240410086">
                <text:p>2.16766240410086</text:p>
              </table:table-cell>
            </table:table-row>
            <table:table-row>
              <table:table-cell office:value-type="float" office:value="43191">
                <text:p>43190</text:p>
              </table:table-cell>
              <table:table-cell office:value-type="float" office:value="4.95304316707052">
                <text:p>4.95304316707052</text:p>
              </table:table-cell>
              <table:table-cell office:value-type="float" office:value="2.3501401753537">
                <text:p>2.3501401753537</text:p>
              </table:table-cell>
            </table:table-row>
            <table:table-row>
              <table:table-cell office:value-type="float" office:value="43221">
                <text:p>43220</text:p>
              </table:table-cell>
              <table:table-cell office:value-type="float" office:value="4.51807885547208">
                <text:p>4.51807885547208</text:p>
              </table:table-cell>
              <table:table-cell office:value-type="float" office:value="2.45681948777844">
                <text:p>2.45681948777844</text:p>
              </table:table-cell>
            </table:table-row>
            <table:table-row>
              <table:table-cell office:value-type="float" office:value="43252">
                <text:p>43250</text:p>
              </table:table-cell>
              <table:table-cell office:value-type="float" office:value="2.25968517873606">
                <text:p>2.25968517873606</text:p>
              </table:table-cell>
              <table:table-cell office:value-type="float" office:value="2.64892246015232">
                <text:p>2.64892246015232</text:p>
              </table:table-cell>
            </table:table-row>
            <table:table-row>
              <table:table-cell office:value-type="float" office:value="43282">
                <text:p>43280</text:p>
              </table:table-cell>
              <table:table-cell office:value-type="float" office:value="5.31435007396556">
                <text:p>5.31435007396556</text:p>
              </table:table-cell>
              <table:table-cell office:value-type="float" office:value="2.57873870197815">
                <text:p>2.57873870197815</text:p>
              </table:table-cell>
            </table:table-row>
            <table:table-row>
              <table:table-cell office:value-type="float" office:value="43313">
                <text:p>43310</text:p>
              </table:table-cell>
              <table:table-cell office:value-type="float" office:value="4.56732152362816">
                <text:p>4.56732152362816</text:p>
              </table:table-cell>
              <table:table-cell office:value-type="float" office:value="2.2951963189545">
                <text:p>2.2951963189545</text:p>
              </table:table-cell>
            </table:table-row>
            <table:table-row>
              <table:table-cell office:value-type="float" office:value="43344">
                <text:p>43340</text:p>
              </table:table-cell>
              <table:table-cell office:value-type="float" office:value="4.10108610367486">
                <text:p>4.10108610367486</text:p>
              </table:table-cell>
              <table:table-cell office:value-type="float" office:value="2.36417692698854">
                <text:p>2.36417692698854</text:p>
              </table:table-cell>
            </table:table-row>
            <table:table-row>
              <table:table-cell office:value-type="float" office:value="43374">
                <text:p>43370</text:p>
              </table:table-cell>
              <table:table-cell office:value-type="float" office:value="3.17662689246828">
                <text:p>3.17662689246828</text:p>
              </table:table-cell>
              <table:table-cell office:value-type="float" office:value="2.2113768591922">
                <text:p>2.2113768591922</text:p>
              </table:table-cell>
            </table:table-row>
            <table:table-row>
              <table:table-cell office:value-type="float" office:value="43405">
                <text:p>43410</text:p>
              </table:table-cell>
              <table:table-cell office:value-type="float" office:value="2.86108606216487">
                <text:p>2.86108606216487</text:p>
              </table:table-cell>
              <table:table-cell office:value-type="float" office:value="2.30642572026236">
                <text:p>2.30642572026236</text:p>
              </table:table-cell>
            </table:table-row>
            <table:table-row>
              <table:table-cell office:value-type="float" office:value="43435">
                <text:p>43440</text:p>
              </table:table-cell>
              <table:table-cell office:value-type="float" office:value="2.47643243009344">
                <text:p>2.47643243009344</text:p>
              </table:table-cell>
              <table:table-cell office:value-type="float" office:value="2.19533485732382">
                <text:p>2.1953348573238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